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HY견고딕" svg:font-family="HY견고딕" style:font-family-generic="roman" style:font-pitch="variable"/>
    <style:font-face style:name="굴림체" svg:font-family="굴림체" style:font-family-generic="roma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HY견고딕1" svg:font-family="HY견고딕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굴림체1" svg:font-family="굴림체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P1" style:family="paragraph" style:parent-style-name="Standard">
      <style:text-properties style:font-name="굴림체" style:font-name-asian="굴림체1"/>
    </style:style>
    <style:style style:name="P2" style:family="paragraph" style:parent-style-name="Standard">
      <style:paragraph-properties fo:text-align="start" style:justify-single-word="false" fo:orphans="2" fo:widows="2"/>
      <style:text-properties style:font-name="굴림체" style:font-name-asian="굴림체1"/>
    </style:style>
    <style:style style:name="P3" style:family="paragraph" style:parent-style-name="Standard">
      <style:paragraph-properties fo:text-align="start" style:justify-single-word="false" fo:orphans="2" fo:widows="2"/>
      <style:text-properties style:font-name="굴림체" fo:font-size="11pt" style:font-name-asian="굴림체1" style:font-size-asian="11pt"/>
    </style:style>
    <style:style style:name="P4" style:family="paragraph" style:parent-style-name="Standard">
      <style:paragraph-properties fo:text-align="start" style:justify-single-word="false" fo:orphans="2" fo:widows="2"/>
      <style:text-properties style:font-name="굴림체" fo:font-style="normal" style:font-name-asian="굴림체1" style:font-style-asian="normal" style:font-style-complex="normal"/>
    </style:style>
    <style:style style:name="P5" style:family="paragraph" style:parent-style-name="Standard">
      <style:paragraph-properties fo:text-align="start" style:justify-single-word="false" fo:orphans="2" fo:widows="2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break-before="page"/>
      <style:text-properties style:font-name="굴림체" style:font-name-asian="굴림체1"/>
    </style:style>
    <style:style style:name="P8" style:family="paragraph" style:parent-style-name="Standard">
      <style:paragraph-properties fo:text-align="start" style:justify-single-word="false" fo:orphans="2" fo:widows="2" fo:break-before="page"/>
      <style:text-properties style:font-name="굴림체" style:font-name-asian="굴림체1"/>
    </style:style>
    <style:style style:name="P9" style:family="paragraph" style:parent-style-name="Standard">
      <style:paragraph-properties fo:text-align="start" style:justify-single-word="false" fo:orphans="2" fo:widows="2" fo:break-before="page"/>
    </style:style>
    <style:style style:name="P10" style:family="paragraph" style:parent-style-name="List_20_Paragraph">
      <style:paragraph-properties fo:margin-left="2.037cm" fo:margin-right="0cm" fo:text-align="start" style:justify-single-word="false" fo:orphans="2" fo:widows="2" fo:text-indent="0cm" style:auto-text-indent="false"/>
    </style:style>
    <style:style style:name="P11" style:family="paragraph" style:parent-style-name="Standard">
      <style:paragraph-properties fo:margin-left="1.411cm" fo:margin-right="0cm" fo:text-indent="1.411cm" style:auto-text-indent="false"/>
      <style:text-properties style:font-name="굴림체" style:font-name-asian="굴림체1"/>
    </style:style>
    <style:style style:name="P12" style:family="paragraph" style:parent-style-name="Standard">
      <style:paragraph-properties fo:margin-left="1.411cm" fo:margin-right="0cm" fo:text-align="start" style:justify-single-word="false" fo:orphans="2" fo:widows="2" fo:text-indent="1.411cm" style:auto-text-indent="false"/>
      <style:text-properties style:font-name="굴림체" style:font-name-asian="굴림체1"/>
    </style:style>
    <style:style style:name="P13" style:family="paragraph" style:parent-style-name="Standard">
      <style:paragraph-properties fo:margin-left="0cm" fo:margin-right="0cm" fo:text-indent="1.411cm" style:auto-text-indent="false"/>
      <style:text-properties style:font-name="굴림체" style:font-name-asian="굴림체1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1.411cm" style:auto-text-indent="false"/>
      <style:text-properties style:font-name="굴림체" style:font-name-asian="굴림체1"/>
    </style:style>
    <style:style style:name="P15" style:family="paragraph" style:parent-style-name="Standard">
      <style:paragraph-properties fo:margin-left="1.402cm" fo:margin-right="0cm" fo:text-align="start" style:justify-single-word="false" fo:orphans="2" fo:widows="2" fo:text-indent="0cm" style:auto-text-indent="false"/>
      <style:text-properties style:font-name="굴림체" style:font-name-asian="굴림체1"/>
    </style:style>
    <style:style style:name="P16" style:family="paragraph" style:parent-style-name="Standard">
      <style:paragraph-properties fo:margin-left="2.822cm" fo:margin-right="0cm" fo:text-align="start" style:justify-single-word="false" fo:orphans="2" fo:widows="2" fo:text-indent="1.411cm" style:auto-text-indent="false"/>
      <style:text-properties style:font-name="굴림체" style:font-name-asian="굴림체1"/>
    </style:style>
    <style:style style:name="P17" style:family="paragraph" style:parent-style-name="Standard">
      <style:paragraph-properties fo:margin-left="0cm" fo:margin-right="0cm" fo:text-indent="1.764cm" style:auto-text-indent="false"/>
      <style:text-properties style:font-name="굴림체" style:font-name-asian="굴림체1"/>
    </style:style>
    <style:style style:name="P18" style:family="paragraph" style:parent-style-name="Standard">
      <style:paragraph-properties fo:margin-left="1.411cm" fo:margin-right="0cm" fo:text-indent="0cm" style:auto-text-indent="false"/>
      <style:text-properties style:font-name="굴림체" style:font-name-asian="굴림체1"/>
    </style:style>
    <style:style style:name="P19" style:family="paragraph" style:parent-style-name="Standard">
      <style:paragraph-properties fo:margin-left="0cm" fo:margin-right="0cm" fo:text-indent="2.822cm" style:auto-text-indent="false"/>
      <style:text-properties style:font-name="굴림체" style:font-name-asian="굴림체1"/>
    </style:style>
    <style:style style:name="P20" style:family="paragraph" style:parent-style-name="Standard" style:master-page-name="Standard">
      <style:paragraph-properties fo:text-align="center" style:justify-single-word="false" fo:orphans="2" fo:widows="2" style:page-number="auto"/>
      <style:text-properties style:font-name="HY견고딕" fo:font-size="20pt" style:font-name-asian="HY견고딕1" style:font-size-asian="20pt" style:font-size-complex="20pt"/>
    </style:style>
    <style:style style:name="P21" style:family="paragraph" style:parent-style-name="Standard">
      <style:paragraph-properties fo:text-align="start" style:justify-single-word="false" fo:orphans="2" fo:widows="2"/>
    </style:style>
    <style:style style:name="P22" style:family="paragraph" style:parent-style-name="Standard" style:list-style-name="L1">
      <style:paragraph-properties fo:text-align="start" style:justify-single-word="false" fo:orphans="2" fo:widows="2"/>
    </style:style>
    <style:style style:name="P23" style:family="paragraph" style:parent-style-name="Standard" style:list-style-name="L2">
      <style:paragraph-properties fo:text-align="start" style:justify-single-word="false" fo:orphans="2" fo:widows="2"/>
    </style:style>
    <style:style style:name="P24" style:family="paragraph" style:parent-style-name="Standard">
      <style:paragraph-properties fo:text-align="start" style:justify-single-word="false" fo:orphans="2" fo:widows="2"/>
      <style:text-properties style:font-name="굴림체" style:font-name-asian="굴림체1"/>
    </style:style>
    <style:style style:name="P25" style:family="paragraph" style:parent-style-name="Standard" style:list-style-name="L3">
      <style:paragraph-properties fo:text-align="start" style:justify-single-word="false" fo:orphans="2" fo:widows="2"/>
      <style:text-properties style:font-name="굴림체" style:font-name-asian="굴림체1"/>
    </style:style>
    <style:style style:name="P26" style:family="paragraph" style:parent-style-name="Standard">
      <style:paragraph-properties fo:text-align="start" style:justify-single-word="false" fo:orphans="2" fo:widows="2" fo:break-before="page"/>
      <style:text-properties style:font-name="굴림체" style:font-name-asian="굴림체1"/>
    </style:style>
    <style:style style:name="P27" style:family="paragraph" style:parent-style-name="Heading_20_1">
      <style:text-properties style:font-name="굴림체" style:font-name-asian="굴림체1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1">
      <style:paragraph-properties fo:break-before="page"/>
      <style:text-properties style:font-name="굴림체" style:font-name-asian="굴림체1"/>
    </style:style>
    <style:style style:name="P30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31" style:family="paragraph" style:parent-style-name="List_20_Paragraph" style:list-style-name="WWNum1">
      <style:paragraph-properties fo:text-align="start" style:justify-single-word="false" fo:orphans="2" fo:widows="2"/>
      <style:text-properties style:font-name="굴림체" style:font-name-asian="굴림체1"/>
    </style:style>
    <style:style style:name="P32" style:family="paragraph" style:parent-style-name="List_20_Paragraph" style:list-style-name="WWNum1">
      <style:paragraph-properties fo:text-align="start" style:justify-single-word="false" fo:orphans="2" fo:widows="2"/>
    </style:style>
    <style:style style:name="T1" style:family="text">
      <style:text-properties style:font-name="굴림체" style:font-name-asian="굴림체1"/>
    </style:style>
    <style:style style:name="T2" style:family="text">
      <style:text-properties style:font-name="굴림체" fo:font-size="11pt" style:font-name-asian="굴림체1" style:font-size-asian="11pt"/>
    </style:style>
    <style:style style:name="T3" style:family="text">
      <style:text-properties style:language-asian="ko" style:country-asian="K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목차</text:p>
      <text:p text:style-name="P2"/>
      <text:p text:style-name="P5"><text:a xlink:type="simple" xlink:href="#_■파이썬_수업" text:style-name="Internet_20_link" text:visited-style-name="Visited_20_Internet_20_Link"><text:span text:style-name="T2">■파이썬 수업</text:span></text:a></text:p>
      <text:p text:style-name="P3"/>
      <text:p text:style-name="P5"><text:a xlink:type="simple" xlink:href="#_■_1._대화식" text:style-name="Internet_20_link" text:visited-style-name="Visited_20_Internet_20_Link"><text:span text:style-name="T2">■ 1. 대화식 모드로 프로그래밍 하기</text:span></text:a></text:p>
      <text:p text:style-name="P5"><text:a xlink:type="simple" xlink:href="#_■_2._텍스트" text:style-name="Internet_20_link" text:visited-style-name="Visited_20_Internet_20_Link"><text:span text:style-name="T2">■ 2. 텍스트 에디터로 프로그래밍 하기</text:span></text:a></text:p>
      <text:p text:style-name="P5"><text:a xlink:type="simple" xlink:href="#_■_3._변수명" text:style-name="Internet_20_link" text:visited-style-name="Visited_20_Internet_20_Link"><text:span text:style-name="T2">■ 3. 변수명 만들기</text:span></text:a><text:span text:style-name="T2"><text:tab/><text:tab/><text:tab/><text:tab/><text:tab/><text:tab/></text:span><text:a xlink:type="simple" xlink:href="#문제1" text:style-name="Internet_20_link" text:visited-style-name="Visited_20_Internet_20_Link"><text:span text:style-name="T2">문제 1</text:span></text:a></text:p>
      <text:p text:style-name="P5"><text:span text:style-name="T2"><text:tab/>- </text:span><text:a xlink:type="simple" xlink:href="#type" text:style-name="Internet_20_link" text:visited-style-name="Visited_20_Internet_20_Link"><text:span text:style-name="T2">type</text:span></text:a></text:p>
      <text:p text:style-name="P5"><text:a xlink:type="simple" xlink:href="#_■_4._변수에" text:style-name="Internet_20_link" text:visited-style-name="Visited_20_Internet_20_Link"><text:span text:style-name="T2">■ 4. 변수에 값대입하기</text:span></text:a><text:span text:style-name="T2"><text:tab/><text:tab/><text:tab/><text:tab/><text:tab/></text:span><text:a xlink:type="simple" xlink:href="#문제2" text:style-name="Internet_20_link" text:visited-style-name="Visited_20_Internet_20_Link"><text:span text:style-name="T2">문제 2</text:span></text:a></text:p>
      <text:p text:style-name="P5"><text:span text:style-name="T2"><text:tab/>- </text:span><text:a xlink:type="simple" xlink:href="#객체참조변수확인" text:style-name="Internet_20_link" text:visited-style-name="Visited_20_Internet_20_Link"><text:span text:style-name="T2">객체 참조 변수 개수 확인</text:span></text:a></text:p>
      <text:p text:style-name="P5"><text:a xlink:type="simple" xlink:href="#_■_5._주석" text:style-name="Internet_20_link" text:visited-style-name="Visited_20_Internet_20_Link"><text:span text:style-name="T2">■ 5. 주석 처리하기 (#)</text:span></text:a></text:p>
      <text:p text:style-name="P5"><text:span text:style-name="T2"><text:tab/>- </text:span><text:a xlink:type="simple" xlink:href="#주석처리방법" text:style-name="Internet_20_link" text:visited-style-name="Visited_20_Internet_20_Link"><text:span text:style-name="T2">주석처리 방법</text:span></text:a></text:p>
      <text:p text:style-name="P5"><text:span text:style-name="T2"><text:tab/>- </text:span><text:a xlink:type="simple" xlink:href="#라인유지" text:style-name="Internet_20_link" text:visited-style-name="Visited_20_Internet_20_Link"><text:span text:style-name="T2">라인유지하기</text:span></text:a></text:p>
      <text:p text:style-name="P5"><text:span text:style-name="T2"><text:tab/>- </text:span><text:a xlink:type="simple" xlink:href="#여러행주석처리" text:style-name="Internet_20_link" text:visited-style-name="Visited_20_Internet_20_Link"><text:span text:style-name="T2">여러행 주석처리</text:span></text:a><text:span text:style-name="T2"><text:tab/></text:span></text:p>
      <text:p text:style-name="P5"><text:a xlink:type="simple" xlink:href="#_■_6._자료형" text:style-name="Internet_20_link" text:visited-style-name="Visited_20_Internet_20_Link"><text:span text:style-name="T2">■ 6. 자료형 개념 배우기</text:span></text:a><text:span text:style-name="T2"><text:tab/><text:tab/><text:tab/><text:tab/><text:tab/></text:span><text:a xlink:type="simple" xlink:href="#문제5" text:style-name="Internet_20_link" text:visited-style-name="Visited_20_Internet_20_Link"><text:span text:style-name="T2">문제 5 ~ 6</text:span></text:a></text:p>
      <text:p text:style-name="P5"><text:span text:style-name="T2"><text:tab/>- </text:span><text:a xlink:type="simple" xlink:href="#리스트변수" text:style-name="Internet_20_link" text:visited-style-name="Visited_20_Internet_20_Link"><text:span text:style-name="T2">리스트변수</text:span></text:a><text:span text:style-name="T2"><text:tab/><text:tab/><text:tab/><text:tab/><text:tab/><text:tab/></text:span><text:a xlink:type="simple" xlink:href="#문제3" text:style-name="Internet_20_link" text:visited-style-name="Visited_20_Internet_20_Link"><text:span text:style-name="T2">문제 3 ~ 4</text:span></text:a></text:p>
      <text:p text:style-name="P5"><text:span text:style-name="T2"><text:tab/>- </text:span><text:a xlink:type="simple" xlink:href="#csv파일로드" text:style-name="Internet_20_link" text:visited-style-name="Visited_20_Internet_20_Link"><text:span text:style-name="T2">csv파일 로드</text:span></text:a></text:p>
      <text:p text:style-name="P5"><text:a xlink:type="simple" xlink:href="#_■_8._들여쓰기" text:style-name="Internet_20_link" text:visited-style-name="Visited_20_Internet_20_Link"><text:span text:style-name="T2">■ 8. 들여쓰기 개념 배우기</text:span></text:a><text:span text:style-name="T2"><text:tab/><text:tab/><text:tab/><text:tab/><text:tab/></text:span><text:a xlink:type="simple" xlink:href="#문제7" text:style-name="Internet_20_link" text:visited-style-name="Visited_20_Internet_20_Link"><text:span text:style-name="T2">문제 7 ~ 8</text:span></text:a></text:p>
      <text:p text:style-name="P5"><text:a xlink:type="simple" xlink:href="#_■_9._if문" text:style-name="Internet_20_link" text:visited-style-name="Visited_20_Internet_20_Link"><text:span text:style-name="T2">■ 9. if문 개념 배우기 ① (if ~ else)</text:span></text:a><text:span text:style-name="T2"><text:tab/><text:tab/><text:tab/></text:span><text:a xlink:type="simple" xlink:href="#문제9" text:style-name="Internet_20_link" text:visited-style-name="Visited_20_Internet_20_Link"><text:span text:style-name="T2">문제 9 ~ 11</text:span></text:a></text:p>
      <text:p text:style-name="P5"><text:a xlink:type="simple" xlink:href="#_■_10._if문" text:style-name="Internet_20_link" text:visited-style-name="Visited_20_Internet_20_Link"><text:span text:style-name="T2">■ 10. if문 개념 배우기 ② (if ~ elif)</text:span></text:a><text:span text:style-name="T2"><text:tab/><text:tab/><text:tab/></text:span><text:a xlink:type="simple" xlink:href="#문제12" text:style-name="Internet_20_link" text:visited-style-name="Visited_20_Internet_20_Link"><text:span text:style-name="T2">문제 12</text:span></text:a></text:p>
      <text:p text:style-name="P5"><text:a xlink:type="simple" xlink:href="#_■_11._for문" text:style-name="Internet_20_link" text:visited-style-name="Visited_20_Internet_20_Link"><text:span text:style-name="T2">■ 11. for문 개념 배우기 ① (for)</text:span></text:a><text:span text:style-name="T2"><text:tab/><text:tab/><text:tab/><text:tab/></text:span><text:a xlink:type="simple" xlink:href="#문제13" text:style-name="Internet_20_link" text:visited-style-name="Visited_20_Internet_20_Link"><text:span text:style-name="T2">문제 13 ~ 22</text:span></text:a></text:p>
      <text:p text:style-name="P5"><text:span text:style-name="T2"><text:tab/>- </text:span><text:a xlink:type="simple" xlink:href="#range" text:style-name="Internet_20_link" text:visited-style-name="Visited_20_Internet_20_Link"><text:span text:style-name="T2">range(연속숫자)</text:span></text:a></text:p>
      <text:p text:style-name="P5"><text:span text:style-name="T2"><text:tab/>- </text:span><text:a xlink:type="simple" xlink:href="#just" text:style-name="Internet_20_link" text:visited-style-name="Visited_20_Internet_20_Link"><text:span text:style-name="T2">just</text:span></text:a></text:p>
      <text:p text:style-name="P5"><text:span text:style-name="T2"><text:tab/>- </text:span><text:a xlink:type="simple" xlink:href="#누적루프" text:style-name="Internet_20_link" text:visited-style-name="Visited_20_Internet_20_Link"><text:span text:style-name="T2">누적루프</text:span></text:a></text:p>
      <text:p text:style-name="P5"><text:a xlink:type="simple" xlink:href="#_■_12._for문" text:style-name="Internet_20_link" text:visited-style-name="Visited_20_Internet_20_Link"><text:span text:style-name="T2">■ 12. for문 개념 배우기 ② (for~continue~break)</text:span></text:a></text:p>
      <text:p text:style-name="P5"><text:span text:style-name="T2"><text:tab/>- </text:span><text:a xlink:type="simple" xlink:href="#continue" text:style-name="Internet_20_link" text:visited-style-name="Visited_20_Internet_20_Link"><text:span text:style-name="T2">continue</text:span></text:a><text:span text:style-name="T2"><text:tab/><text:tab/><text:tab/><text:tab/><text:tab/><text:tab/></text:span><text:a xlink:type="simple" xlink:href="#문제29" text:style-name="Internet_20_link" text:visited-style-name="Visited_20_Internet_20_Link"><text:span text:style-name="T2">문제 29 ~ 35</text:span></text:a></text:p>
      <text:p text:style-name="P5"><text:span text:style-name="T2"><text:tab/><text:tab/></text:span><text:a xlink:type="simple" xlink:href="#문자열포맷팅" text:style-name="Internet_20_link" text:visited-style-name="Visited_20_Internet_20_Link"><text:span text:style-name="T2">*문자열 포멧팅 이해하기</text:span></text:a></text:p>
      <text:p text:style-name="P5"><text:span text:style-name="T2"><text:tab/>- </text:span><text:a xlink:type="simple" xlink:href="#break" text:style-name="Internet_20_link" text:visited-style-name="Visited_20_Internet_20_Link"><text:span text:style-name="T2">break<text:tab/></text:span></text:a><text:span text:style-name="T2"><text:tab/><text:tab/><text:tab/><text:tab/><text:tab/><text:tab/></text:span><text:a xlink:type="simple" xlink:href="#문제36" text:style-name="Internet_20_link" text:visited-style-name="Visited_20_Internet_20_Link"><text:span text:style-name="T2">문제 36</text:span></text:a></text:p>
      <text:p text:style-name="P5"><text:a xlink:type="simple" xlink:href="#_■_13._for문" text:style-name="Internet_20_link" text:visited-style-name="Visited_20_Internet_20_Link"><text:span text:style-name="T2">■ 13. for문 개념 배우기 ③ (for~else)</text:span></text:a></text:p>
      <text:p text:style-name="P5"><text:a xlink:type="simple" xlink:href="#_■_14._while문" text:style-name="Internet_20_link" text:visited-style-name="Visited_20_Internet_20_Link"><text:span text:style-name="T2">■ 14. while문 개념 배우기(while~continue~break)</text:span></text:a><text:span text:style-name="T2"><text:tab/><text:tab/></text:span><text:a xlink:type="simple" xlink:href="#문제37" text:style-name="Internet_20_link" text:visited-style-name="Visited_20_Internet_20_Link"><text:span text:style-name="T2">문제 37 ~ 42</text:span></text:a><text:a xlink:type="simple" xlink:href="#문제50" text:style-name="Internet_20_link" text:visited-style-name="Visited_20_Internet_20_Link"><text:span text:style-name="T2">, 50</text:span></text:a></text:p>
      <text:p text:style-name="P5"><text:a xlink:type="simple" xlink:href="#_■_15._None" text:style-name="Internet_20_link" text:visited-style-name="Visited_20_Internet_20_Link"><text:span text:style-name="T2">■ 15. None 개념 배우기</text:span></text:a><text:span text:style-name="T2"> <text:tab/><text:tab/><text:tab/><text:tab/><text:tab/></text:span><text:a xlink:type="simple" xlink:href="#문제43" text:style-name="Internet_20_link" text:visited-style-name="Visited_20_Internet_20_Link"><text:span text:style-name="T2">문제 43 ~ 44</text:span></text:a></text:p>
      <text:p text:style-name="P5"><text:span text:style-name="T2"><text:tab/>- </text:span><text:a xlink:type="simple" xlink:href="#파이썬연산자정리" text:style-name="Internet_20_link" text:visited-style-name="Visited_20_Internet_20_Link"><text:span text:style-name="T2">파이썬 연산자 정리</text:span></text:a></text:p>
      <text:p text:style-name="P5"><text:a xlink:type="simple" xlink:href="#_■_16._정수형" text:style-name="Internet_20_link" text:visited-style-name="Visited_20_Internet_20_Link"><text:span text:style-name="T2">■ 16. 정수형 자료 이해하기</text:span></text:a><text:span text:style-name="T2"> <text:tab/><text:tab/><text:tab/><text:tab/><text:tab/></text:span><text:a xlink:type="simple" xlink:href="#문제45" text:style-name="Internet_20_link" text:visited-style-name="Visited_20_Internet_20_Link"><text:span text:style-name="T2">문제 45</text:span></text:a></text:p>
      <text:p text:style-name="P5"><text:a xlink:type="simple" xlink:href="#_■_17._실수형" text:style-name="Internet_20_link" text:visited-style-name="Visited_20_Internet_20_Link"><text:span text:style-name="T2">■ 17. 실수형 자료 이해하기</text:span></text:a><text:span text:style-name="T2"><text:tab/><text:tab/><text:tab/><text:tab/><text:tab/></text:span><text:a xlink:type="simple" xlink:href="#문제46" text:style-name="Internet_20_link" text:visited-style-name="Visited_20_Internet_20_Link"><text:span text:style-name="T2">문제 46</text:span></text:a></text:p>
      <text:p text:style-name="P5"><text:a xlink:type="simple" xlink:href="#_■_19._대입연산자" text:style-name="Internet_20_link" text:visited-style-name="Visited_20_Internet_20_Link"><text:span text:style-name="T2">■ 19. 대입연산자 이해하기 (=)</text:span></text:a><text:span text:style-name="T2"><text:tab/><text:tab/><text:tab/><text:tab/></text:span><text:a xlink:type="simple" xlink:href="#문제47" text:style-name="Internet_20_link" text:visited-style-name="Visited_20_Internet_20_Link"><text:span text:style-name="T2">문제 47 ~ 49</text:span></text:a></text:p>
      <text:p text:style-name="P5"><text:a xlink:type="simple" xlink:href="#_■_20._사칙" text:style-name="Internet_20_link" text:visited-style-name="Visited_20_Internet_20_Link"><text:span text:style-name="T2">■ 20. 사칙 연산자 이해하기 ( +, -, *, /, ** )</text:span></text:a><text:span text:style-name="T2"><text:tab/><text:tab/></text:span><text:a xlink:type="simple" xlink:href="#문제51" text:style-name="Internet_20_link" text:visited-style-name="Visited_20_Internet_20_Link"><text:span text:style-name="T2">문제 51 ~ 57</text:span></text:a></text:p>
      <text:p text:style-name="P5"><text:a xlink:type="simple" xlink:href="#_■_21._연산자" text:style-name="Internet_20_link" text:visited-style-name="Visited_20_Internet_20_Link"><text:span text:style-name="T2">■ 21. 연산자 축약 이해하기 ( +=, -=, *=, /= )</text:span></text:a><text:span text:style-name="T2"><text:tab/><text:tab/></text:span><text:a xlink:type="simple" xlink:href="#문제58" text:style-name="Internet_20_link" text:visited-style-name="Visited_20_Internet_20_Link"><text:span text:style-name="T2">문제 58</text:span></text:a></text:p>
      <text:p text:style-name="P5"><text:a xlink:type="simple" xlink:href="#_■_22._True와" text:style-name="Internet_20_link" text:visited-style-name="Visited_20_Internet_20_Link"><text:span text:style-name="T2">■ 22. True와 False 이해하기</text:span></text:a><text:span text:style-name="T2"><text:tab/><text:tab/><text:tab/><text:tab/><text:tab/></text:span><text:a xlink:type="simple" xlink:href="#문제59" text:style-name="Internet_20_link" text:visited-style-name="Visited_20_Internet_20_Link"><text:span text:style-name="T2">문제 59 ~ 60</text:span></text:a></text:p>
      <text:p text:style-name="P5"><text:a xlink:type="simple" xlink:href="#_■_23._관계" text:style-name="Internet_20_link" text:visited-style-name="Visited_20_Internet_20_Link"><text:span text:style-name="T2">■ 23. 관계 연산자 이해하기 ( ==, !=, &lt;, &lt;=, &gt;, &gt;= )</text:span></text:a><text:span text:style-name="T2"><text:tab/></text:span><text:a xlink:type="simple" xlink:href="#문제61" text:style-name="Internet_20_link" text:visited-style-name="Visited_20_Internet_20_Link"><text:span text:style-name="T2">문제 61 ~ 63</text:span></text:a></text:p>
      <text:p text:style-name="P5"><text:span text:style-name="T2"><text:tab/>- </text:span><text:a xlink:type="simple" xlink:href="#pandas" text:style-name="Internet_20_link" text:visited-style-name="Visited_20_Internet_20_Link"><text:span text:style-name="T2">pandas</text:span></text:a></text:p>
      <text:p text:style-name="P5"><text:a xlink:type="simple" xlink:href="#_■_24._논리" text:style-name="Internet_20_link" text:visited-style-name="Visited_20_Internet_20_Link"><text:span text:style-name="T2">■ 24. 논리 연산자 이해하기 ( and, or, not )</text:span></text:a><text:span text:style-name="T2"><text:tab/><text:tab/></text:span><text:a xlink:type="simple" xlink:href="#문제64" text:style-name="Internet_20_link" text:visited-style-name="Visited_20_Internet_20_Link"><text:span text:style-name="T2">문제 64 ~ 65</text:span></text:a></text:p>
      <text:p text:style-name="P5"><text:span text:style-name="T2"><text:tab/>- </text:span><text:a xlink:type="simple" xlink:href="#기타비교연산자비교" text:style-name="Internet_20_link" text:visited-style-name="Visited_20_Internet_20_Link"><text:span text:style-name="T2">기타 비교 연산자 비교</text:span></text:a></text:p>
      <text:p text:style-name="P5"><text:span text:style-name="T2"><text:tab/>- </text:span><text:a xlink:type="simple" xlink:href="#lambda" text:style-name="Internet_20_link" text:visited-style-name="Visited_20_Internet_20_Link"><text:span text:style-name="T2">lambda</text:span></text:a><text:span text:style-name="T2"><text:tab/><text:tab/><text:tab/><text:tab/><text:tab/><text:tab/></text:span><text:a xlink:type="simple" xlink:href="#문제66" text:style-name="Internet_20_link" text:visited-style-name="Visited_20_Internet_20_Link"><text:span text:style-name="T2">문제 66 ~ 72</text:span></text:a></text:p>
      <text:p text:style-name="P5"><text:a xlink:type="simple" xlink:href="#_■_26._시퀀스" text:style-name="Internet_20_link" text:visited-style-name="Visited_20_Internet_20_Link"><text:span text:style-name="T2">■ 26. 시퀀스 자료형 이해하기</text:span></text:a><text:span text:style-name="T2"><text:tab/><text:tab/><text:tab/><text:tab/><text:tab/></text:span><text:a xlink:type="simple" xlink:href="#문제73" text:style-name="Internet_20_link" text:visited-style-name="Visited_20_Internet_20_Link"><text:span text:style-name="T2">문제 73</text:span></text:a></text:p>
      <text:p text:style-name="P5"><text:a xlink:type="simple" xlink:href="#_■_27._시퀀스" text:style-name="Internet_20_link" text:visited-style-name="Visited_20_Internet_20_Link"><text:span text:style-name="T2">■ 27. 시퀀스 자료 인덱싱 이해하기</text:span></text:a><text:span text:style-name="T2"><text:tab/><text:tab/><text:tab/><text:tab/></text:span><text:a xlink:type="simple" xlink:href="#문제74" text:style-name="Internet_20_link" text:visited-style-name="Visited_20_Internet_20_Link"><text:span text:style-name="T2">문제 74 ~ 76</text:span></text:a></text:p>
      <text:p text:style-name="P5"><text:a xlink:type="simple" xlink:href="#_■_28._시퀀스" text:style-name="Internet_20_link" text:visited-style-name="Visited_20_Internet_20_Link"><text:span text:style-name="T2">■ 28. 시퀀스 자료 슬라이싱 이해하기</text:span></text:a><text:span text:style-name="T2"><text:tab/><text:tab/><text:tab/><text:tab/></text:span><text:a xlink:type="simple" xlink:href="#문제77" text:style-name="Internet_20_link" text:visited-style-name="Visited_20_Internet_20_Link"><text:span text:style-name="T2">문제 77 ~ 80</text:span></text:a></text:p>
      <text:p text:style-name="P5"><text:a xlink:type="simple" xlink:href="#_■_29._시퀀스" text:style-name="Internet_20_link" text:visited-style-name="Visited_20_Internet_20_Link"><text:span text:style-name="T2">■ 29. 시퀀스 자료 연결하기 ( + )</text:span></text:a><text:span text:style-name="T2"><text:tab/><text:tab/><text:tab/><text:tab/></text:span><text:a xlink:type="simple" xlink:href="#문제81" text:style-name="Internet_20_link" text:visited-style-name="Visited_20_Internet_20_Link"><text:span text:style-name="T2">문제 81 ~ 82</text:span></text:a></text:p>
      <text:p text:style-name="P5"><text:a xlink:type="simple" xlink:href="#_■_30._시퀀스" text:style-name="Internet_20_link" text:visited-style-name="Visited_20_Internet_20_Link"><text:span text:style-name="T2">■ 30. 시퀀스 자료 반복 이해하기 (*)</text:span></text:a></text:p>
      <text:p text:style-name="P5"><text:a xlink:type="simple" xlink:href="#_■_31._시퀀스" text:style-name="Internet_20_link" text:visited-style-name="Visited_20_Internet_20_Link"><text:span text:style-name="T2">■ 31. 시퀀스 자료 크기 이해하기 (len)</text:span></text:a><text:span text:style-name="T2"><text:tab/><text:tab/><text:tab/></text:span><text:a xlink:type="simple" xlink:href="#문제83" text:style-name="Internet_20_link" text:visited-style-name="Visited_20_Internet_20_Link"><text:span text:style-name="T2">문제 83</text:span></text:a></text:p>
      <text:p text:style-name="P5"><text:a xlink:type="simple" xlink:href="#_■_32._문자열의" text:style-name="Internet_20_link" text:visited-style-name="Visited_20_Internet_20_Link"><text:span text:style-name="T2">■ 32. 문자열의 멤버체크 이해하기 (in)</text:span></text:a><text:span text:style-name="T2"><text:tab/><text:tab/><text:tab/></text:span><text:a xlink:type="simple" xlink:href="#문제84" text:style-name="Internet_20_link" text:visited-style-name="Visited_20_Internet_20_Link"><text:span text:style-name="T2">문제 84 ~ 89</text:span></text:a></text:p>
      <text:p text:style-name="P5"><text:a xlink:type="simple" xlink:href="#_■_33._문자열" text:style-name="Internet_20_link" text:visited-style-name="Visited_20_Internet_20_Link"><text:span text:style-name="T2">■ 33. 문자열 이해하기</text:span></text:a><text:span text:style-name="T2"><text:tab/><text:tab/><text:tab/><text:tab/><text:tab/></text:span><text:a xlink:type="simple" xlink:href="#문제90" text:style-name="Internet_20_link" text:visited-style-name="Visited_20_Internet_20_Link"><text:span text:style-name="T2">문제 90 ~ 91</text:span></text:a></text:p>
      <text:p text:style-name="P5"><text:a xlink:type="simple" xlink:href="#_■_34._문자열" text:style-name="Internet_20_link" text:visited-style-name="Visited_20_Internet_20_Link">■ 34. 문자열 포멧팅 이해하기</text:a><text:tab/><text:tab/><text:tab/><text:tab/><text:tab/><text:a xlink:type="simple" xlink:href="#문제93" text:style-name="Internet_20_link" text:visited-style-name="Visited_20_Internet_20_Link">문제 93 ~ 98</text:a></text:p>
      <text:p text:style-name="P5"><text:soft-page-break/><text:tab/>-<text:a xlink:type="simple" xlink:href="#sleep" text:style-name="Internet_20_link" text:visited-style-name="Visited_20_Internet_20_Link">sleep</text:a></text:p>
      <text:p text:style-name="P5"><text:a xlink:type="simple" xlink:href="#_■_35._이스케이프" text:style-name="Internet_20_link" text:visited-style-name="Visited_20_Internet_20_Link">■ 35. 이스케이프 문자 이해하기</text:a></text:p>
      <text:p text:style-name="P5"><text:a xlink:type="simple" xlink:href="#_■_36._리스트" text:style-name="Internet_20_link" text:visited-style-name="Visited_20_Internet_20_Link">■ 36. 리스트 이해하기 ( [ ] )</text:a><text:tab/><text:tab/><text:tab/><text:tab/><text:tab/><text:a xlink:type="simple" xlink:href="#문제99" text:style-name="Internet_20_link" text:visited-style-name="Visited_20_Internet_20_Link">문제 99 ~ 107</text:a></text:p>
      <text:p text:style-name="P5"><text:tab/>- <text:a xlink:type="simple" xlink:href="#리스트변수유용함수" text:style-name="Internet_20_link" text:visited-style-name="Visited_20_Internet_20_Link">리스트변수의 유용한 메소드 함수</text:a></text:p>
      <text:p text:style-name="P5"><text:tab/>- <text:a xlink:type="simple" xlink:href="#set" text:style-name="Internet_20_link" text:visited-style-name="Visited_20_Internet_20_Link">set(정렬)</text:a></text:p>
      <text:p text:style-name="P5"><text:a xlink:type="simple" xlink:href="#_■_오라클과_파이썬의" text:style-name="Internet_20_link" text:visited-style-name="Visited_20_Internet_20_Link">■ 오라클과 파이썬의 그룹함수 비교</text:a><text:tab/><text:tab/><text:tab/><text:tab/><text:a xlink:type="simple" xlink:href="#문제108" text:style-name="Internet_20_link" text:visited-style-name="Visited_20_Internet_20_Link">문제 108 ~ 116</text:a></text:p>
      <text:p text:style-name="P5"><text:a xlink:type="simple" xlink:href="#_■_37._튜플" text:style-name="Internet_20_link" text:visited-style-name="Visited_20_Internet_20_Link">■ 37. 튜플 이해하기 ( ( ) )</text:a></text:p>
      <text:p text:style-name="P5"><text:a xlink:type="simple" xlink:href="#_■_38._딕셔너리" text:style-name="Internet_20_link" text:visited-style-name="Visited_20_Internet_20_Link">■ 38. 딕셔너리 자료형 이해하기 ( { } )</text:a><text:tab/><text:tab/><text:tab/><text:tab/><text:a xlink:type="simple" xlink:href="#문제117" text:style-name="Internet_20_link" text:visited-style-name="Visited_20_Internet_20_Link">문제 117 ~ 131</text:a></text:p>
      <text:p text:style-name="P5"><text:a xlink:type="simple" xlink:href="#_■_39._(파이썬)" text:style-name="Internet_20_link" text:visited-style-name="Visited_20_Internet_20_Link">■ 39. (파이썬) 함수 이해하기 (def)</text:a></text:p>
      <text:p text:style-name="P5"><text:tab/>- <text:a xlink:type="simple" xlink:href="#문자함수" text:style-name="Internet_20_link" text:visited-style-name="Visited_20_Internet_20_Link">문자함수</text:a><text:tab/><text:tab/><text:tab/><text:tab/><text:tab/><text:tab/><text:a xlink:type="simple" xlink:href="#문제132" text:style-name="Internet_20_link" text:visited-style-name="Visited_20_Internet_20_Link">문제 132 ~ 137</text:a></text:p>
      <text:p text:style-name="P5"><text:tab/>- <text:a xlink:type="simple" xlink:href="#날짜함수" text:style-name="Internet_20_link" text:visited-style-name="Visited_20_Internet_20_Link">날짜함수</text:a><text:tab/><text:tab/><text:tab/><text:tab/><text:tab/><text:tab/><text:a xlink:type="simple" xlink:href="#문제139" text:style-name="Internet_20_link" text:visited-style-name="Visited_20_Internet_20_Link">문제 139 ~ 152</text:a></text:p>
      <text:p text:style-name="P5"><text:tab/>- <text:a xlink:type="simple" xlink:href="#파이썬모듈" text:style-name="Internet_20_link" text:visited-style-name="Visited_20_Internet_20_Link">파이썬 모듈</text:a><text:tab/><text:tab/><text:tab/><text:tab/><text:tab/><text:tab/><text:a xlink:type="simple" xlink:href="#문제146" text:style-name="Internet_20_link" text:visited-style-name="Visited_20_Internet_20_Link">문제 146</text:a></text:p>
      <text:p text:style-name="P5"><text:tab/>-<text:a xlink:type="simple" xlink:href="#일반함수" text:style-name="Internet_20_link" text:visited-style-name="Visited_20_Internet_20_Link"> 일반함수</text:a><text:tab/><text:tab/><text:tab/><text:tab/><text:tab/><text:tab/><text:a xlink:type="simple" xlink:href="#문제153" text:style-name="Internet_20_link" text:visited-style-name="Visited_20_Internet_20_Link">문제 153 ~ 154</text:a></text:p>
      <text:p text:style-name="P5"><text:tab/>- <text:a xlink:type="simple" xlink:href="#몬테카를로알고리즘" text:style-name="Internet_20_link" text:visited-style-name="Visited_20_Internet_20_Link">몬테카를로 알고리즘</text:a><text:tab/><text:tab/><text:tab/><text:tab/><text:tab/><text:a xlink:type="simple" xlink:href="#문제155" text:style-name="Internet_20_link" text:visited-style-name="Visited_20_Internet_20_Link">문제 155 ~ 159</text:a></text:p>
      <text:p text:style-name="P5"><text:a xlink:type="simple" xlink:href="#_■_40._함수" text:style-name="Internet_20_link" text:visited-style-name="Visited_20_Internet_20_Link">■ 40. 함수 인자(매개변수) 이해하기</text:a><text:tab/><text:tab/><text:tab/><text:tab/><text:a xlink:type="simple" xlink:href="#문제160" text:style-name="Internet_20_link" text:visited-style-name="Visited_20_Internet_20_Link">문제 160 ~ 161</text:a></text:p>
      <text:p text:style-name="P5"><text:a xlink:type="simple" xlink:href="#_■_41._지역변수와" text:style-name="Internet_20_link" text:visited-style-name="Visited_20_Internet_20_Link">■ 41. 지역변수와 전역변수 이해하기 (global)</text:a><text:tab/><text:tab/><text:tab/><text:a xlink:type="simple" xlink:href="#문제162" text:style-name="Internet_20_link" text:visited-style-name="Visited_20_Internet_20_Link">문제 162</text:a></text:p>
      <text:p text:style-name="P5"><text:a xlink:type="simple" xlink:href="#_■_42._함수" text:style-name="Internet_20_link" text:visited-style-name="Visited_20_Internet_20_Link">■ 42. 함수 리턴값 이해하기(return)</text:a><text:tab/><text:tab/><text:tab/><text:tab/><text:tab/><text:a xlink:type="simple" xlink:href="#문제163" text:style-name="Internet_20_link" text:visited-style-name="Visited_20_Internet_20_Link">문제 163</text:a></text:p>
      <text:p text:style-name="P5"><text:a xlink:type="simple" xlink:href="#_■_43._파이썬" text:style-name="Internet_20_link" text:visited-style-name="Visited_20_Internet_20_Link">■ 43. 파이썬 모듈 이해하기</text:a><text:tab/><text:tab/><text:tab/><text:tab/><text:tab/><text:a xlink:type="simple" xlink:href="#문제164" text:style-name="Internet_20_link" text:visited-style-name="Visited_20_Internet_20_Link">문제 164</text:a></text:p>
      <text:p text:style-name="P5"><text:a xlink:type="simple" xlink:href="#_■_44._파이썬" text:style-name="Internet_20_link" text:visited-style-name="Visited_20_Internet_20_Link">■ 44. 파이썬 패키지 이해하기</text:a></text:p>
      <text:p text:style-name="P5"><text:a xlink:type="simple" xlink:href="#_■_45._파이썬" text:style-name="Internet_20_link" text:visited-style-name="Visited_20_Internet_20_Link">■ 45. 파이썬 모듈 임폴트 하기 ① ( import )</text:a></text:p>
      <text:p text:style-name="P5"><text:a xlink:type="simple" xlink:href="#_■_46._파이썬" text:style-name="Internet_20_link" text:visited-style-name="Visited_20_Internet_20_Link">■ 46. 파이썬 모듈 임폴트 이해하기 ② ( from ~ import )</text:a></text:p>
      <text:p text:style-name="P5"><text:a xlink:type="simple" xlink:href="#_■_47._파이썬" text:style-name="Internet_20_link" text:visited-style-name="Visited_20_Internet_20_Link">■ 47. 파이썬 모듈 임폴트 이해하기 ③ ( import ~ as )</text:a></text:p>
      <text:p text:style-name="P5"><text:a xlink:type="simple" xlink:href="#_■_48._파일" text:style-name="Internet_20_link" text:visited-style-name="Visited_20_Internet_20_Link">■ 48. 파일 열고 닫기 ( open, close )</text:a></text:p>
      <text:p text:style-name="P5"><text:tab/><text:a xlink:type="simple" xlink:href="#Image" text:style-name="Internet_20_link" text:visited-style-name="Visited_20_Internet_20_Link">-Image</text:a></text:p>
      <text:p text:style-name="P5"><text:a xlink:type="simple" xlink:href="#_■_49._클래스" text:style-name="Internet_20_link" text:visited-style-name="Visited_20_Internet_20_Link">■ 49. 클래스 이해하기 (class)</text:a><text:tab/><text:tab/><text:tab/><text:tab/><text:tab/><text:a xlink:type="simple" xlink:href="#문제168" text:style-name="Internet_20_link" text:visited-style-name="Visited_20_Internet_20_Link">문제 168 ~ 172</text:a></text:p>
      <text:p text:style-name="P5"><text:a xlink:type="simple" xlink:href="#_■_50._클래스" text:style-name="Internet_20_link" text:visited-style-name="Visited_20_Internet_20_Link">■ 50. 클래스 멤버와 인스턴스 멤버 이해하기</text:a><text:tab/><text:tab/><text:tab/><text:a xlink:type="simple" xlink:href="#문제176" text:style-name="Internet_20_link" text:visited-style-name="Visited_20_Internet_20_Link">문제 176</text:a></text:p>
      <text:p text:style-name="P5"><text:a xlink:type="simple" xlink:href="#_■_51._클래스" text:style-name="Internet_20_link" text:visited-style-name="Visited_20_Internet_20_Link">■ 51. 클래스 메소드 애해하기</text:a></text:p>
      <text:p text:style-name="P5"><text:a xlink:type="simple" xlink:href="#_■_기초_통계에" text:style-name="Internet_20_link" text:visited-style-name="Visited_20_Internet_20_Link">■ 기초 통계에 필요한 함수들 생성</text:a></text:p>
      <text:p text:style-name="P5"><text:tab/>- 평균값, 중앙값, 최빈값, 분산, 표준편차, <text:tab/><text:tab/><text:tab/><text:a xlink:type="simple" xlink:href="#문제177" text:style-name="Internet_20_link" text:visited-style-name="Visited_20_Internet_20_Link">문제 177 ~ 184</text:a></text:p>
      <text:p text:style-name="P5"><text:tab/> <text:s/>범위, 사분위수 범위</text:p>
      <text:p text:style-name="P5"><text:tab/>- 막대 그래프, 원형 그래프, plot 그래프, <text:tab/><text:tab/><text:tab/><text:a xlink:type="simple" xlink:href="#문제185" text:style-name="Internet_20_link" text:visited-style-name="Visited_20_Internet_20_Link">문제 185 ~ 189</text:a></text:p>
      <text:p text:style-name="P5"><text:tab/> <text:s/>라인 그래프, 사분위수 그래프</text:p>
      <text:p text:style-name="P5"><text:a xlink:type="simple" xlink:href="#_■_51._클래스_1" text:style-name="Internet_20_link" text:visited-style-name="Visited_20_Internet_20_Link">■ 51. 클래스 메소드 이해하기 ②<text:tab/></text:a><text:tab/><text:tab/><text:tab/><text:tab/><text:a xlink:type="simple" xlink:href="#문제190" text:style-name="Internet_20_link" text:visited-style-name="Visited_20_Internet_20_Link">문제 190 ~198</text:a></text:p>
      <text:p text:style-name="P5"><text:a xlink:type="simple" xlink:href="#_■_52._클래스" text:style-name="Internet_20_link" text:visited-style-name="Visited_20_Internet_20_Link">■ 52. 클래스 생성자</text:a></text:p>
      <text:p text:style-name="P5"><text:a xlink:type="simple" xlink:href="#_■_53._클래스" text:style-name="Internet_20_link" text:visited-style-name="Visited_20_Internet_20_Link">■ 53. 클래스 소멸자 이해하기</text:a></text:p>
      <text:p text:style-name="P5"><text:a xlink:type="simple" xlink:href="#_■_54._클래스" text:style-name="Internet_20_link" text:visited-style-name="Visited_20_Internet_20_Link">■ 54. 클래스 상속 이해하기</text:a><text:tab/><text:tab/><text:tab/><text:tab/><text:tab/><text:a xlink:type="simple" xlink:href="#문제199" text:style-name="Internet_20_link" text:visited-style-name="Visited_20_Internet_20_Link">문제 199 ~ 202</text:a></text:p>
      <text:p text:style-name="P5"><text:tab/>- <text:a xlink:type="simple" xlink:href="#다중상속" text:style-name="Internet_20_link" text:visited-style-name="Visited_20_Internet_20_Link">다중상속</text:a></text:p>
      <text:p text:style-name="P5"><text:a xlink:type="simple" xlink:href="#_■_55._예외처리" text:style-name="Internet_20_link" text:visited-style-name="Visited_20_Internet_20_Link">■ 55. 예외처리 이해하기 ① (try ~ except)</text:a><text:tab/><text:tab/><text:tab/><text:tab/><text:a xlink:type="simple" xlink:href="#문제203" text:style-name="Internet_20_link" text:visited-style-name="Visited_20_Internet_20_Link">문제 203 ~ 207</text:a></text:p>
      <text:p text:style-name="P5"><text:a xlink:type="simple" xlink:href="#_■_56._예외처리" text:style-name="Internet_20_link" text:visited-style-name="Visited_20_Internet_20_Link">■ 56. 예외처리 이해하기 ② (try ~ except ~ else)</text:a></text:p>
      <text:p text:style-name="P5"><text:a xlink:type="simple" xlink:href="#_■_복수개의_except절" text:style-name="Internet_20_link" text:visited-style-name="Visited_20_Internet_20_Link">■ 복수개의 except절 사용하기</text:a><text:tab/><text:tab/><text:tab/><text:tab/><text:tab/><text:a xlink:type="simple" xlink:href="#문제208" text:style-name="Internet_20_link" text:visited-style-name="Visited_20_Internet_20_Link">문제 208</text:a></text:p>
      <text:p text:style-name="P5"><text:a xlink:type="simple" xlink:href="#_■_57._예외처리" text:style-name="Internet_20_link" text:visited-style-name="Visited_20_Internet_20_Link">■ 57. 예외처리 이해하기 ③ (try ~ except ~ finally)<text:tab/></text:a><text:tab/><text:tab/><text:a xlink:type="simple" xlink:href="#문제209" text:style-name="Internet_20_link" text:visited-style-name="Visited_20_Internet_20_Link">문제 209</text:a></text:p>
      <text:p text:style-name="P5"><text:a xlink:type="simple" xlink:href="#_■_58._예외처리" text:style-name="Internet_20_link" text:visited-style-name="Visited_20_Internet_20_Link">■ 58. 예외처리 이해하기 ④ (try ~ except Exception as e)</text:a><text:tab/><text:tab/><text:a xlink:type="simple" xlink:href="#문제210" text:style-name="Internet_20_link" text:visited-style-name="Visited_20_Internet_20_Link">문제 210</text:a><text:bookmark text:name="_GoBack"/></text:p>
      <text:p text:style-name="P5"><text:a xlink:type="simple" xlink:href="#_■_59._사용자" text:style-name="Internet_20_link" text:visited-style-name="Visited_20_Internet_20_Link">■ 59. 사용자 정의 예외 처리</text:a><text:tab/><text:tab/><text:tab/><text:tab/><text:tab/><text:a xlink:type="simple" xlink:href="#문제211" text:style-name="Internet_20_link" text:visited-style-name="Visited_20_Internet_20_Link">문제 211</text:a></text:p>
      <text:p text:style-name="P5"><text:a xlink:type="simple" xlink:href="#_■_60._사용자" text:style-name="Internet_20_link" text:visited-style-name="Visited_20_Internet_20_Link">■ 60. 사용자 입력받기 (input)</text:a></text:p>
      <text:p text:style-name="P5"><text:soft-page-break/><text:a xlink:type="simple" xlink:href="#_■_61._자료형" text:style-name="Internet_20_link" text:visited-style-name="Visited_20_Internet_20_Link">■ 61. 자료형 확인하기 (type)</text:a></text:p>
      <text:p text:style-name="P5"><text:a xlink:type="simple" xlink:href="#_■_62._나눗셈에서" text:style-name="Internet_20_link" text:visited-style-name="Visited_20_Internet_20_Link">■ 62. 나눗셈에서 나머지만 구하기 (%)</text:a><text:tab/><text:tab/><text:tab/><text:tab/><text:a xlink:type="simple" xlink:href="#문제212" text:style-name="Internet_20_link" text:visited-style-name="Visited_20_Internet_20_Link">문제 212</text:a></text:p>
      <text:p text:style-name="P5"><text:a xlink:type="simple" xlink:href="#_■_63._몫과" text:style-name="Internet_20_link" text:visited-style-name="Visited_20_Internet_20_Link">■ 63. 몫과 나머지 구하기 (divmod)</text:a></text:p>
      <text:p text:style-name="P5"><text:a xlink:type="simple" xlink:href="#_■_68._반올림" text:style-name="Internet_20_link" text:visited-style-name="Visited_20_Internet_20_Link">■ 68. 반올림 수 구하기 (round)</text:a><text:tab/><text:tab/><text:tab/><text:tab/><text:tab/><text:a xlink:type="simple" xlink:href="#문제228" text:style-name="Internet_20_link" text:visited-style-name="Visited_20_Internet_20_Link">문제 228 ~ 230</text:a></text:p>
      <text:p text:style-name="P5"><text:a xlink:type="simple" xlink:href="#_■_69._실수형" text:style-name="Internet_20_link" text:visited-style-name="Visited_20_Internet_20_Link">■ 69. 실수형 자료를 정수형 자료로 변환하기 (int)<text:tab/></text:a><text:tab/><text:tab/><text:a xlink:type="simple" xlink:href="#문제231" text:style-name="Internet_20_link" text:visited-style-name="Visited_20_Internet_20_Link">문제 231</text:a></text:p>
      <text:p text:style-name="P5"><text:a xlink:type="simple" xlink:href="#_■_70._정수형" text:style-name="Internet_20_link" text:visited-style-name="Visited_20_Internet_20_Link">■ 70. 정수형 자료를 실수형으로 변환하기 (float)</text:a></text:p>
      <text:p text:style-name="P5"><text:a xlink:type="simple" xlink:href="#_■_71._정수" text:style-name="Internet_20_link" text:visited-style-name="Visited_20_Internet_20_Link">■ 71. 정수 리스트에서 소수만 걸러내기(filter)</text:a><text:tab/><text:tab/><text:tab/><text:a xlink:type="simple" xlink:href="#문제232" text:style-name="Internet_20_link" text:visited-style-name="Visited_20_Internet_20_Link">문제 232 ~ 235</text:a></text:p>
      <text:p text:style-name="P5"><text:a xlink:type="simple" xlink:href="#_■_75._문자열에서" text:style-name="Internet_20_link" text:visited-style-name="Visited_20_Internet_20_Link">■ 75. 문자열에서 특정 위치의 문자 얻기</text:a></text:p>
      <text:p text:style-name="P5"><text:a xlink:type="simple" xlink:href="#_■_76._문자열에서" text:style-name="Internet_20_link" text:visited-style-name="Visited_20_Internet_20_Link">■ 76. 문자열에서 지정한 구간의 문자열 얻기</text:a></text:p>
      <text:p text:style-name="P5"><text:a xlink:type="simple" xlink:href="#_■_77._문자열에서" text:style-name="Internet_20_link" text:visited-style-name="Visited_20_Internet_20_Link">■ 77. 문자열에서 홀수 번째 문자만 추출하기</text:a></text:p>
      <text:p text:style-name="P5"><text:a xlink:type="simple" xlink:href="#_■_78._문자열을" text:style-name="Internet_20_link" text:visited-style-name="Visited_20_Internet_20_Link">■ 78. 문자열을 거꾸로 출력하기</text:a></text:p>
      <text:p text:style-name="P5"><text:a xlink:type="simple" xlink:href="#_■_파이썬의_리스트가" text:style-name="Internet_20_link" text:visited-style-name="Visited_20_Internet_20_Link">■ 파이썬의 리스트가 스택 구조임을 확인하시오 !<text:tab/></text:a><text:tab/><text:tab/><text:a xlink:type="simple" xlink:href="#문제246" text:style-name="Internet_20_link" text:visited-style-name="Visited_20_Internet_20_Link">문제 246 ~ 247</text:a></text:p>
      <text:p text:style-name="P5"><text:a xlink:type="simple" xlink:href="#_■_데이터_정제를" text:style-name="Internet_20_link" text:visited-style-name="Visited_20_Internet_20_Link">■ 데이터 정제를 파이썬으로 하는 방법 ( 텍스트 마이닝 클래스 )</text:a></text:p>
      <text:p text:style-name="P5"><text:a xlink:type="simple" xlink:href="#_■_79._두" text:style-name="Internet_20_link" text:visited-style-name="Visited_20_Internet_20_Link">■ 79. 두 개의 문자열 합치기(+)</text:a><text:tab/><text:tab/><text:tab/><text:tab/><text:tab/><text:a xlink:type="simple" xlink:href="#문제248" text:style-name="Internet_20_link" text:visited-style-name="Visited_20_Internet_20_Link">문제 248</text:a></text:p>
      <text:p text:style-name="P5"><text:a xlink:type="simple" xlink:href="#_■_80._문자열을" text:style-name="Internet_20_link" text:visited-style-name="Visited_20_Internet_20_Link">■ 80. 문자열을 반복해서 새로운 문자열로 만들기</text:a></text:p>
      <text:p text:style-name="P5"><text:a xlink:type="simple" xlink:href="#_■_81._문자열에서" text:style-name="Internet_20_link" text:visited-style-name="Visited_20_Internet_20_Link">■ 81. 문자열에서 특정 문자가 있는지 확인하기 (in)</text:a><text:tab/><text:tab/><text:tab/><text:a xlink:type="simple" xlink:href="#문제249" text:style-name="Internet_20_link" text:visited-style-name="Visited_20_Internet_20_Link">문제 249 ~ 250</text:a></text:p>
      <text:p text:style-name="P5"><text:a xlink:type="simple" xlink:href="#_■_82._문자열에서" text:style-name="Internet_20_link" text:visited-style-name="Visited_20_Internet_20_Link">■ 82. 문자열에서 특정 문자열이 있는지 확인하기 (in)</text:a><text:tab/><text:tab/><text:a xlink:type="simple" xlink:href="#문제251" text:style-name="Internet_20_link" text:visited-style-name="Visited_20_Internet_20_Link">문제 251 ~ 263</text:a></text:p>
      <text:p text:style-name="P5"><text:a xlink:type="simple" xlink:href="#_■_83._파이썬" text:style-name="Internet_20_link" text:visited-style-name="Visited_20_Internet_20_Link">■ 83. 파이썬 Comprehension</text:a></text:p>
      <text:p text:style-name="P5"><text:tab/>- <text:a xlink:type="simple" xlink:href="#list_comprehension" text:style-name="Internet_20_link" text:visited-style-name="Visited_20_Internet_20_Link">list Comprehension</text:a><text:tab/><text:tab/><text:tab/><text:tab/><text:tab/><text:a xlink:type="simple" xlink:href="#문제264" text:style-name="Internet_20_link" text:visited-style-name="Visited_20_Internet_20_Link">문제 264 ~ 265</text:a></text:p>
      <text:p text:style-name="P5"><text:tab/>- <text:a xlink:type="simple" xlink:href="#set_comprehension" text:style-name="Internet_20_link" text:visited-style-name="Visited_20_Internet_20_Link">set Comprehension</text:a><text:tab/><text:tab/><text:tab/><text:tab/><text:tab/><text:a xlink:type="simple" xlink:href="#문제266" text:style-name="Internet_20_link" text:visited-style-name="Visited_20_Internet_20_Link">문제 266</text:a></text:p>
      <text:list xml:id="list8994741359084318384" text:style-name="L1">
        <text:list-item>
          <text:list>
            <text:list-item>
              <text:p text:style-name="P22"><text:a xlink:type="simple" xlink:href="#dic_comprehension" text:style-name="Internet_20_link" text:visited-style-name="Visited_20_Internet_20_Link">Dictionary Comprehension</text:a><text:tab/><text:tab/><text:tab/><text:tab/><text:a xlink:type="simple" xlink:href="#문제267" text:style-name="Internet_20_link" text:visited-style-name="Visited_20_Internet_20_Link">문제 267</text:a></text:p>
              <text:p text:style-name="P22"/>
            </text:list-item>
          </text:list>
        </text:list-item>
      </text:list>
      <text:p text:style-name="P5"/>
      <text:p text:style-name="P5"/>
      <text:p text:style-name="P5"><text:a xlink:type="simple" xlink:href="#81.■ 84. 문자열이 알파벳인지 검사하기(isalpha)|outline" text:style-name="Internet_20_link" text:visited-style-name="Visited_20_Internet_20_Link">■ 84. 문자열이 알파벳인지 검사하기(isalpha)</text:a><text:tab/><text:tab/><text:tab/><text:a xlink:type="simple" xlink:href="#문제269" text:style-name="Internet_20_link" text:visited-style-name="Visited_20_Internet_20_Link">문제 269 ~ 270</text:a></text:p>
      <text:p text:style-name="P5"><text:a xlink:type="simple" xlink:href="#82.■ 85. 문자열이 숫자인지 검사하기(isdigit)|outline" text:style-name="Internet_20_link" text:visited-style-name="Visited_20_Internet_20_Link">■ 85. 문자열이 숫자인지 검사하기(isdigit)</text:a></text:p>
      <text:p text:style-name="P5"><text:a xlink:type="simple" xlink:href="#83.■ 86. 문자열에 특수문자가 있는지 검사하기|outline" text:style-name="Internet_20_link" text:visited-style-name="Visited_20_Internet_20_Link">■ 86. 문자열에 특수문자가 있는지 검사하기 </text:a><text:tab/><text:tab/><text:tab/><text:a xlink:type="simple" xlink:href="#문제272" text:style-name="Internet_20_link" text:visited-style-name="Visited_20_Internet_20_Link">문제 272 ~ 273</text:a></text:p>
      <text:p text:style-name="P5"><text:a xlink:type="simple" xlink:href="#84.■ 87. 문자열에서 대소문자 변환하기 (upper, lower)|outline" text:style-name="Internet_20_link" text:visited-style-name="Visited_20_Internet_20_Link">■ 87. 문자열에서 대소문자 변환하기 (upper, lower)</text:a></text:p>
      <text:p text:style-name="P5"><text:a xlink:type="simple" xlink:href="#85.■ 88. 문자열에서 좌우 공백 제거하기 (lstrip, rstrip, strip)|outline" text:style-name="Internet_20_link" text:visited-style-name="Visited_20_Internet_20_Link">■ 88. 문자열에서 좌우 공백 제거하기 (lstrip, rstrip, strip)|outline</text:a></text:p>
      <text:p text:style-name="P5"><text:a xlink:type="simple" xlink:href="#86.■ 89. 재귀 알고리즘 기본 ( 구구단, 별)|outline" text:style-name="Internet_20_link" text:visited-style-name="Visited_20_Internet_20_Link">■ 89. 재귀 알고리즘 기본 ( 구구단, 별)</text:a><text:tab/><text:tab/><text:tab/><text:tab/><text:a xlink:type="simple" xlink:href="#문제274" text:style-name="Internet_20_link" text:visited-style-name="Visited_20_Internet_20_Link">문제 274 ~ 280</text:a></text:p>
      <text:p text:style-name="P5"><text:a xlink:type="simple" xlink:href="#87.■ 91. 문자열에 있는 문자 개수 구하기 (count)|outline" text:style-name="Internet_20_link" text:visited-style-name="Visited_20_Internet_20_Link">■ 91. 문자열에 있는 문자 개수 구하기 (count)</text:a><text:tab/><text:tab/><text:tab/><text:a xlink:type="simple" xlink:href="#문제281" text:style-name="Internet_20_link" text:visited-style-name="Visited_20_Internet_20_Link">문제 281</text:a></text:p>
      <text:p text:style-name="P5"><text:a xlink:type="simple" xlink:href="#88.■ 92. 문자열에서 특정 문자(열) 위치 찾기(find)|outline" text:style-name="Internet_20_link" text:visited-style-name="Visited_20_Internet_20_Link">■ 92. 문자열에서 특정 문자(열) 위치 찾기(find)</text:a></text:p>
      <text:p text:style-name="P5"><text:a xlink:type="simple" xlink:href="#89.■ 93. 문자열을 특정 문자(열)로 분리하기 (split)|outline" text:style-name="Internet_20_link" text:visited-style-name="Visited_20_Internet_20_Link">■ 93. 문자열을 특정 문자(열)로 분리하기 (split)</text:a><text:tab/><text:tab/><text:tab/><text:a xlink:type="simple" xlink:href="#문제283" text:style-name="Internet_20_link" text:visited-style-name="Visited_20_Internet_20_Link">문제 283</text:a></text:p>
      <text:p text:style-name="P5"><text:a xlink:type="simple" xlink:href="#90.■ 94. 문자열을 특정 문자(열)로 결합하기(join)|outline" text:style-name="Internet_20_link" text:visited-style-name="Visited_20_Internet_20_Link">■ 94. 문자열을 특정 문자(열)로 결합하기(join)</text:a></text:p>
      <text:p text:style-name="P5"><text:a xlink:type="simple" xlink:href="#91.■ 95. 문자열에서 특정 문자(열)을 다른 문자(열)로 바꾸기 (replace)|outline" text:style-name="Internet_20_link" text:visited-style-name="Visited_20_Internet_20_Link">■ 95. 문자열에서 특정 문자(열)을 다른 문자(열)로 바꾸기 (replace)</text:a><text:tab/><text:a xlink:type="simple" xlink:href="#문제284" text:style-name="Internet_20_link" text:visited-style-name="Visited_20_Internet_20_Link">문제 284</text:a></text:p>
      <text:p text:style-name="P5"><text:a xlink:type="simple" xlink:href="#92.■ 96. 문자열을 바이트 객체로 바꾸기 (encode)|outline" text:style-name="Internet_20_link" text:visited-style-name="Visited_20_Internet_20_Link">■ 96. 문자열을 바이트 객체로 바꾸기 (encode)</text:a></text:p>
      <text:p text:style-name="P5"><text:a xlink:type="simple" xlink:href="#93.■ 97. 바이트 객체를 문자열로 바꾸기 (decode)|outline" text:style-name="Internet_20_link" text:visited-style-name="Visited_20_Internet_20_Link">■ 97. 바이트 객체를 문자열로 바꾸기 (decode)</text:a><text:tab/><text:tab/><text:tab/><text:a xlink:type="simple" xlink:href="#문제285" text:style-name="Internet_20_link" text:visited-style-name="Visited_20_Internet_20_Link">문제 285</text:a></text:p>
      <text:p text:style-name="P5"><text:a xlink:type="simple" xlink:href="#94.■ 98. 버블정렬|outline" text:style-name="Internet_20_link" text:visited-style-name="Visited_20_Internet_20_Link">■ 98. 버블정렬</text:a></text:p>
      <text:p text:style-name="P5"><text:a xlink:type="simple" xlink:href="#95.■ 99. 순차적인 정수 리스트 만들기 (range)|outline" text:style-name="Internet_20_link" text:visited-style-name="Visited_20_Internet_20_Link">■ 99. 순차적인 정수 리스트 만들기 (range) </text:a><text:tab/><text:tab/><text:tab/><text:tab/><text:a xlink:type="simple" xlink:href="#문제288" text:style-name="Internet_20_link" text:visited-style-name="Visited_20_Internet_20_Link">문제 288 ~ 289</text:a></text:p>
      <text:p text:style-name="P5"><text:a xlink:type="simple" xlink:href="#96.■ 100. 리스트 요소를 무작위로 섞기 (shuffle)|outline" text:style-name="Internet_20_link" text:visited-style-name="Visited_20_Internet_20_Link">■ 100. 리스트 요소를 무작위로 섞기 (shuffle)</text:a><text:tab/><text:tab/><text:tab/><text:a xlink:type="simple" xlink:href="#문제290" text:style-name="Internet_20_link" text:visited-style-name="Visited_20_Internet_20_Link">문제 290</text:a></text:p>
      <text:p text:style-name="P5"><text:a xlink:type="simple" xlink:href="#97.■ 100. 리스트에서 특정 위치의 요소 얻기|outline" text:style-name="Internet_20_link" text:visited-style-name="Visited_20_Internet_20_Link">■ 100. 리스트에서 특정 위치의 요소 얻기</text:a></text:p>
      <text:p text:style-name="P5"><text:a xlink:type="simple" xlink:href="#98.■ copy 와 deepcopy 모듈의 차이|outline" text:style-name="Internet_20_link" text:visited-style-name="Visited_20_Internet_20_Link">■ copy 와 deepcopy 모듈의 차이</text:a></text:p>
      <text:p text:style-name="P5"><text:a xlink:type="simple" xlink:href="#99.■ 101. 리스트에서 특정 요소의 위치 구하기(index)|outline" text:style-name="Internet_20_link" text:visited-style-name="Visited_20_Internet_20_Link">■ 101. 리스트에서 특정 요소의 위치 구하기(index)</text:a></text:p>
      <text:p text:style-name="P5"><text:a xlink:type="simple" xlink:href="#100.■ 102. 리스트에서 특정위치의 요소 변경하기|outline" text:style-name="Internet_20_link" text:visited-style-name="Visited_20_Internet_20_Link">■ 102. 리스트에서 특정위치의 요소 변경하기</text:a></text:p>
      <text:p text:style-name="P5"><text:soft-page-break/><text:a xlink:type="simple" xlink:href="#101.■ 103. 리스트에서 특정 구간에 있는 요소 추출하기|outline" text:style-name="Internet_20_link" text:visited-style-name="Visited_20_Internet_20_Link">■ 103. 리스트에서 특정 구간에 있는 요소 추출하기</text:a></text:p>
      <text:p text:style-name="P5"><text:a xlink:type="simple" xlink:href="#102.■ 104. 리스트에서 짝수번째 요소만 추출하기|outline" text:style-name="Internet_20_link" text:visited-style-name="Visited_20_Internet_20_Link">■ 104. 리스트에서 짝수번째 요소만 추출하기</text:a><text:tab/></text:p>
      <text:p text:style-name="P5"><text:a xlink:type="simple" xlink:href="#103.■ 105. 리스트 요소 순서를 역순으로 만들기 ① (reverse)|outline" text:style-name="Internet_20_link" text:visited-style-name="Visited_20_Internet_20_Link">■ 105. 리스트 요소 순서를 역순으로 만들기 ① (reverse)</text:a></text:p>
      <text:p text:style-name="P5"><text:a xlink:type="simple" xlink:href="#104.■ 106. 리스트 요소 순서를 역순으로 만들기 ②|outline" text:style-name="Internet_20_link" text:visited-style-name="Visited_20_Internet_20_Link">■ 106. 리스트 요소 순서를 역순으로 만들기 ②</text:a></text:p>
      <text:p text:style-name="P5"><text:a xlink:type="simple" xlink:href="#105.■ 107. 리스트 합치기 (+)|outline" text:style-name="Internet_20_link" text:visited-style-name="Visited_20_Internet_20_Link">■ 107. 리스트 합치기 (+)</text:a></text:p>
      <text:p text:style-name="P5"><text:a xlink:type="simple" xlink:href="#106.■ 108. 리스트 반복하기 (*)|outline" text:style-name="Internet_20_link" text:visited-style-name="Visited_20_Internet_20_Link">■ 108. 리스트 반복하기 (*)</text:a></text:p>
      <text:p text:style-name="P5"><text:a xlink:type="simple" xlink:href="#107.■ 109. 리스트에 요소 추가하기 (append)|outline" text:style-name="Internet_20_link" text:visited-style-name="Visited_20_Internet_20_Link">■ 109. 리스트에 요소 추가하기 (append)</text:a></text:p>
      <text:p text:style-name="P5"><text:a xlink:type="simple" xlink:href="#108.■ 110. 리스트의 특정 위치에 요소 삽입하기 (insert)|outline" text:style-name="Internet_20_link" text:visited-style-name="Visited_20_Internet_20_Link">■ 110. 리스트의 특정 위치에 요소 삽입하기 (insert)</text:a></text:p>
      <text:p text:style-name="P5"><text:a xlink:type="simple" xlink:href="#109.■ 111. 리스트의 특정위치의 요소 제거하기 (del)|outline" text:style-name="Internet_20_link" text:visited-style-name="Visited_20_Internet_20_Link">■ 111. 리스트의 특정위치의 요소 제거하기 (del)</text:a><text:tab/><text:tab/><text:tab/><text:a xlink:type="simple" xlink:href="#문제302" text:style-name="Internet_20_link" text:visited-style-name="Visited_20_Internet_20_Link">문제 302</text:a></text:p>
      <text:p text:style-name="P5"><text:a xlink:type="simple" xlink:href="#110.■ 112. 리스트에서 특정 요소 제거하기 (remove)|outline" text:style-name="Internet_20_link" text:visited-style-name="Visited_20_Internet_20_Link">■ 112. 리스트에서 특정 요소 제거하기 (remove)</text:a><text:tab/><text:tab/><text:tab/><text:a xlink:type="simple" xlink:href="#문제303" text:style-name="Internet_20_link" text:visited-style-name="Visited_20_Internet_20_Link">문제 303</text:a></text:p>
      <text:p text:style-name="P5"><text:a xlink:type="simple" xlink:href="#111.■ 113. 리스트에서 특정 구간에 있는 모든 요소 제거하기 (remove)|outline" text:style-name="Internet_20_link" text:visited-style-name="Visited_20_Internet_20_Link">■ 113. 리스트에서 특정 구간에 있는 모든 요소 제거하기 (remove)</text:a></text:p>
      <text:p text:style-name="P5"><text:a xlink:type="simple" xlink:href="#112.■ 114. 리스트에 있는 요소 개수 구하기 (len)|outline" text:style-name="Internet_20_link" text:visited-style-name="Visited_20_Internet_20_Link">■ 114. 리스트에 있는 요소 개수 구하기 (len)</text:a></text:p>
      <text:p text:style-name="P5"><text:a xlink:type="simple" xlink:href="#113.■ 115. 리스트에서 특정 요소의 개수 구하기 (count)|outline" text:style-name="Internet_20_link" text:visited-style-name="Visited_20_Internet_20_Link">■ 115. 리스트에서 특정 요소의 개수 구하기 (count)</text:a></text:p>
      <text:p text:style-name="P5"><text:a xlink:type="simple" xlink:href="#114.■ 116. 리스트 제거하기 (del)|outline" text:style-name="Internet_20_link" text:visited-style-name="Visited_20_Internet_20_Link">■ 116. 리스트 제거하기 (del)</text:a></text:p>
      <text:p text:style-name="P5"><text:a xlink:type="simple" xlink:href="#115.■ 117. 리스트 요소 정렬하기 ① (sort)|outline" text:style-name="Internet_20_link" text:visited-style-name="Visited_20_Internet_20_Link">■ 117. 리스트 요소 정렬하기 ① (sort)</text:a><text:tab/><text:tab/><text:tab/><text:tab/><text:a xlink:type="simple" xlink:href="#문제306" text:style-name="Internet_20_link" text:visited-style-name="Visited_20_Internet_20_Link">문제 306 ~ 307</text:a></text:p>
      <text:p text:style-name="P5"><text:a xlink:type="simple" xlink:href="#116.■ 120. 리스트의 모든 요소를 인덱스와 쌍으로 추출하기 (enumerate)|outline" text:style-name="Internet_20_link" text:visited-style-name="Visited_20_Internet_20_Link">■ 120. 리스트의 모든 요소를 인덱스와 쌍으로 추출하기 (enumerate)</text:a><text:tab/><text:a xlink:type="simple" xlink:href="#문제308" text:style-name="Internet_20_link" text:visited-style-name="Visited_20_Internet_20_Link">문제 308</text:a></text:p>
      <text:p text:style-name="P5"><text:a xlink:type="simple" xlink:href="#117.■ 121. 리스트의 모든 요소의 합 구하기 (sum)|outline" text:style-name="Internet_20_link" text:visited-style-name="Visited_20_Internet_20_Link">■ 121. 리스트의 모든 요소의 합 구하기 (sum)</text:a></text:p>
      <text:p text:style-name="P5"><text:a xlink:type="simple" xlink:href="#118.■ 122. 리스트 요소가 모두 참인지 확인하기 (all, any)|outline" text:style-name="Internet_20_link" text:visited-style-name="Visited_20_Internet_20_Link">■ 122. 리스트 요소가 모두 참인지 확인하기 (all, any)</text:a></text:p>
      <text:p text:style-name="P5"><text:a xlink:type="simple" xlink:href="#119.■ 123. 파이썬에서 _(언더바)를 사용하는 경우|outline" text:style-name="Internet_20_link" text:visited-style-name="Visited_20_Internet_20_Link">■ 123. 파이썬에서 _(언더바)를 사용하는 경우</text:a></text:p>
      <text:p text:style-name="P5"><text:a xlink:type="simple" xlink:href="#120.■ 123. 사전에 요소 추가하기|outline" text:style-name="Internet_20_link" text:visited-style-name="Visited_20_Internet_20_Link">■ 123. 사전에 요소 추가하기</text:a><text:tab/><text:tab/><text:tab/><text:tab/><text:tab/><text:a xlink:type="simple" xlink:href="#문제311" text:style-name="Internet_20_link" text:visited-style-name="Visited_20_Internet_20_Link">문제 311 ~ 312</text:a></text:p>
      <text:p text:style-name="P5"><text:a xlink:type="simple" xlink:href="#121.■ Defaultdict이 무엇인지 ?|outline" text:style-name="Internet_20_link" text:visited-style-name="Visited_20_Internet_20_Link">■ Defaultdict이 무엇인지 ?</text:a><text:tab/><text:tab/><text:tab/><text:tab/><text:tab/><text:a xlink:type="simple" xlink:href="#문제313" text:style-name="Internet_20_link" text:visited-style-name="Visited_20_Internet_20_Link">문제 313 ~ 316</text:a></text:p>
      <text:p text:style-name="P5"><text:a xlink:type="simple" xlink:href="#122.■ 124. 사전의 특정 요소 값 변경하기 |outline" text:style-name="Internet_20_link" text:visited-style-name="Visited_20_Internet_20_Link">■ 124. 사전의 특정 요소 값 변경하기 </text:a></text:p>
      <text:p text:style-name="P5"><text:a xlink:type="simple" xlink:href="#123.■ 125. 사전의 특정 요소 제거하기 (del)|outline" text:style-name="Internet_20_link" text:visited-style-name="Visited_20_Internet_20_Link">■ 125. 사전의 특정 요소 제거하기 (del)</text:a></text:p>
      <text:p text:style-name="P5"><text:a xlink:type="simple" xlink:href="#124.■ 126. 사전의 모든 요소 제거하기 (clear)|outline" text:style-name="Internet_20_link" text:visited-style-name="Visited_20_Internet_20_Link">■ 126. 사전의 모든 요소 제거하기 (clear)</text:a></text:p>
      <text:p text:style-name="P5"><text:a xlink:type="simple" xlink:href="#125.■ 127. 사전에서 키만 추출하기 (keys)|outline" text:style-name="Internet_20_link" text:visited-style-name="Visited_20_Internet_20_Link">■ 127. 사전에서 키만 추출하기 (keys)</text:a></text:p>
      <text:p text:style-name="P5"><text:a xlink:type="simple" xlink:href="#126.■ 128. 사전에서 값만 추출하기 (values)|outline" text:style-name="Internet_20_link" text:visited-style-name="Visited_20_Internet_20_Link">■ 128. 사전에서 값만 추출하기 (values)</text:a><text:tab/><text:tab/><text:tab/><text:tab/><text:a xlink:type="simple" xlink:href="#문제321" text:style-name="Internet_20_link" text:visited-style-name="Visited_20_Internet_20_Link">문제 321 ~ 325</text:a></text:p>
      <text:p text:style-name="P5"><text:a xlink:type="simple" xlink:href="#127.■ 129. 사전 요소를 모두 추출하기 (items)|outline" text:style-name="Internet_20_link" text:visited-style-name="Visited_20_Internet_20_Link">■ 129. 사전 요소를 모두 추출하기 (items)</text:a><text:tab/><text:tab/><text:tab/><text:tab/><text:a xlink:type="simple" xlink:href="#문제326" text:style-name="Internet_20_link" text:visited-style-name="Visited_20_Internet_20_Link">문제 326</text:a></text:p>
      <text:p text:style-name="P5"><text:a xlink:type="simple" xlink:href="#128.■ 130. 사전 정렬하기(sorted)|outline" text:style-name="Internet_20_link" text:visited-style-name="Visited_20_Internet_20_Link">■ 130. 사전 정렬하기(sorted)</text:a><text:tab/><text:tab/><text:tab/><text:tab/><text:tab/><text:a xlink:type="simple" xlink:href="#문제327" text:style-name="Internet_20_link" text:visited-style-name="Visited_20_Internet_20_Link">문제 327 ~ 328</text:a></text:p>
      <text:p text:style-name="P5"><text:a xlink:type="simple" xlink:href="#129.■ 131. 문자 코드 값 구하기(ord)|outline" text:style-name="Internet_20_link" text:visited-style-name="Visited_20_Internet_20_Link">■ 131. 문자 코드 값 구하기(ord)</text:a><text:tab/><text:tab/><text:tab/><text:tab/><text:tab/><text:a xlink:type="simple" xlink:href="#문제329" text:style-name="Internet_20_link" text:visited-style-name="Visited_20_Internet_20_Link">문제 329</text:a></text:p>
      <text:p text:style-name="P5"><text:a xlink:type="simple" xlink:href="#130.■ 132. 코드값에 대응하는 문자 얻기(chr)|outline" text:style-name="Internet_20_link" text:visited-style-name="Visited_20_Internet_20_Link">■ 132. 코드값에 대응하는 문자 얻기(chr)</text:a></text:p>
      <text:p text:style-name="P5"><text:a xlink:type="simple" xlink:href="#131.■ 133. 문자열로 된 식을 실행하기 (eval)|outline" text:style-name="Internet_20_link" text:visited-style-name="Visited_20_Internet_20_Link">■ 133. 문자열로 된 식을 실행하기 (eval)</text:a><text:tab/><text:tab/><text:tab/><text:tab/><text:a xlink:type="simple" xlink:href="#문제330" text:style-name="Internet_20_link" text:visited-style-name="Visited_20_Internet_20_Link">문제 330</text:a></text:p>
      <text:p text:style-name="P5"><text:a xlink:type="simple" xlink:href="#132.■ 134. 이름없는 한줄짜리 함수 만들기(lambda)|outline" text:style-name="Internet_20_link" text:visited-style-name="Visited_20_Internet_20_Link">■ 134. 이름없는 한줄짜리 함수 만들기(lambda)</text:a><text:tab/><text:tab/><text:tab/><text:a xlink:type="simple" xlink:href="#문제331" text:style-name="Internet_20_link" text:visited-style-name="Visited_20_Internet_20_Link">문제 331 ~ 332</text:a></text:p>
      <text:p text:style-name="P5"><text:a xlink:type="simple" xlink:href="#133.■135. 인자를 바꾸어 함수를 반복 호출하여 결과값 얻기 (map)|outline" text:style-name="Internet_20_link" text:visited-style-name="Visited_20_Internet_20_Link">■ 135. 인자를 바꾸어 함수를 반복 호출하여 결과값 얻기 (map)</text:a><text:tab/><text:a xlink:type="simple" xlink:href="#문제333" text:style-name="Internet_20_link" text:visited-style-name="Visited_20_Internet_20_Link">문제 333 ~ 334</text:a></text:p>
      <text:p text:style-name="P5"><text:a xlink:type="simple" xlink:href="#134.■ 136. 텍스트 파일을 읽고 출력하기 (read)|outline" text:style-name="Internet_20_link" text:visited-style-name="Visited_20_Internet_20_Link">■ 136. 텍스트 파일을 읽고 출력하기 (read)</text:a></text:p>
      <text:p text:style-name="P5"><text:a xlink:type="simple" xlink:href="#135.■ 137. 텍스트 파일을 한줄 씩 읽고 출력하기 (readlines)|outline" text:style-name="Internet_20_link" text:visited-style-name="Visited_20_Internet_20_Link">■ 137. 텍스트 파일을 한줄 씩 읽고 출력하기 (readlines)</text:a><text:tab/><text:tab/><text:a xlink:type="simple" xlink:href="#문제335" text:style-name="Internet_20_link" text:visited-style-name="Visited_20_Internet_20_Link">문제 335 ~ 336</text:a></text:p>
      <text:p text:style-name="P5"><text:a xlink:type="simple" xlink:href="#136.■ 139. 화면에서 사용자 입력을 받고 파일로 쓰기 (write)|outline" text:style-name="Internet_20_link" text:visited-style-name="Visited_20_Internet_20_Link">■ 139. 화면에서 사용자 입력을 받고 파일로 쓰기 (write)</text:a><text:tab/><text:tab/><text:a xlink:type="simple" xlink:href="#문제 337" text:style-name="Internet_20_link" text:visited-style-name="Visited_20_Internet_20_Link">문제 337</text:a></text:p>
      <text:p text:style-name="P5"><text:a xlink:type="simple" xlink:href="#137.■ 140. 텍스트 파일에 한줄씩 쓰기 (writelines)|outline" text:style-name="Internet_20_link" text:visited-style-name="Visited_20_Internet_20_Link">■ 140. 텍스트 파일에 한줄씩 쓰기 (writelines)</text:a></text:p>
      <text:p text:style-name="P5"><text:a xlink:type="simple" xlink:href="#138.■ 141. 텍스트 파일 복사하기 ( read, write )|outline" text:style-name="Internet_20_link" text:visited-style-name="Visited_20_Internet_20_Link">■ 141. 텍스트 파일 복사하기 ( read, write )</text:a></text:p>
      <text:p text:style-name="P5"><text:a xlink:type="simple" xlink:href="#139.■ 142. 바이너리 파일 복사하기 (read, write)|outline" text:style-name="Internet_20_link" text:visited-style-name="Visited_20_Internet_20_Link">■ 142. 바이너리 파일 복사하기 (read, write) </text:a><text:tab/><text:tab/><text:tab/><text:a xlink:type="simple" xlink:href="#문제338" text:style-name="Internet_20_link" text:visited-style-name="Visited_20_Internet_20_Link">문제 338</text:a></text:p>
      <text:p text:style-name="P5"><text:a xlink:type="simple" xlink:href="#140.■ 143. 파일을 열고 자동으로 닫기 ( with ~ as )|outline" text:style-name="Internet_20_link" text:visited-style-name="Visited_20_Internet_20_Link">■ 143. 파일을 열고 자동으로 닫기 ( with ~ as )</text:a><text:tab/><text:tab/><text:tab/><text:a xlink:type="simple" xlink:href="#문제339" text:style-name="Internet_20_link" text:visited-style-name="Visited_20_Internet_20_Link">문제 339</text:a></text:p>
      <text:p text:style-name="P5"><text:a xlink:type="simple" xlink:href="#141.■ 144. 파일의 특정 부분만 복사하기 (seek, read, write)|outline" text:style-name="Internet_20_link" text:visited-style-name="Visited_20_Internet_20_Link">■ 144. 파일의 특정 부분만 복사하기 (seek, read, write)</text:a></text:p>
      <text:p text:style-name="P5"><text:a xlink:type="simple" xlink:href="#142.■ 145. 파일 크기 구하기 (ospathgetsize)|outline" text:style-name="Internet_20_link" text:visited-style-name="Visited_20_Internet_20_Link">■ 145. 파일 크기 구하기 (ospathgetsize)</text:a></text:p>
      <text:p text:style-name="P5"><text:a xlink:type="simple" xlink:href="#143.■ 146. 파일 삭제하기 (osremove)|outline" text:style-name="Internet_20_link" text:visited-style-name="Visited_20_Internet_20_Link">■ 146. 파일 삭제하기 (osremove)</text:a><text:tab/><text:tab/><text:tab/><text:tab/><text:tab/><text:a xlink:type="simple" xlink:href="#문제340" text:style-name="Internet_20_link" text:visited-style-name="Visited_20_Internet_20_Link">문제 340</text:a></text:p>
      <text:p text:style-name="P5"><text:a xlink:type="simple" xlink:href="#144.■ 147. 파일 이름 바꾸기 ( osrename)|outline" text:style-name="Internet_20_link" text:visited-style-name="Visited_20_Internet_20_Link">■ 147. 파일 이름 바꾸기 (osrename)</text:a></text:p>
      <text:p text:style-name="P5"><text:soft-page-break/><text:a xlink:type="simple" xlink:href="#145.■ 148. 파일 위치 바꾸기|outline" text:style-name="Internet_20_link" text:visited-style-name="Visited_20_Internet_20_Link">■ 148. 파일 위치 바꾸기</text:a></text:p>
      <text:p text:style-name="P5"><text:a xlink:type="simple" xlink:href="#146.■ 149. 디렉토리에 있는 파일목록 얻기 (oslistdir)|outline" text:style-name="Internet_20_link" text:visited-style-name="Visited_20_Internet_20_Link">■ 149. 디렉토리에 있는 파일목록 얻기 (oslistdir)</text:a><text:tab/><text:tab/><text:tab/><text:a xlink:type="simple" xlink:href="#문제341" text:style-name="Internet_20_link" text:visited-style-name="Visited_20_Internet_20_Link">문제 341 ~ 346</text:a></text:p>
      <text:p text:style-name="P5"><text:a xlink:type="simple" xlink:href="#147.■ 150. 워킹 디렉토리 확인하고 바꾸기|outline" text:style-name="Internet_20_link" text:visited-style-name="Visited_20_Internet_20_Link">■ 150. 워킹 디렉토리 확인하고 바꾸기</text:a></text:p>
      <text:p text:style-name="P5"><text:a xlink:type="simple" xlink:href="#148.■ 151. 디렉토리 생성하기 (osmkdir)|outline" text:style-name="Internet_20_link" text:visited-style-name="Visited_20_Internet_20_Link">■ 151. 디렉토리 생성하기 (osmkdir)</text:a><text:tab/><text:tab/><text:tab/><text:tab/></text:p>
      <text:p text:style-name="P5"><text:a xlink:type="simple" xlink:href="#149.■ 152. 디렉토리 제거하기 (osrmdir)|outline" text:style-name="Internet_20_link" text:visited-style-name="Visited_20_Internet_20_Link">■ 152. 디렉토리 제거하기 (osrmdir)</text:a><text:tab/><text:tab/><text:tab/><text:tab/><text:a xlink:type="simple" xlink:href="#문제346" text:style-name="Internet_20_link" text:visited-style-name="Visited_20_Internet_20_Link">문제 346</text:a></text:p>
      <text:p text:style-name="P5"><text:a xlink:type="simple" xlink:href="#150.■ 153. 하위 디렉토리 및 파일 전체 삭제하기 (shutilrmtree)|outline" text:style-name="Internet_20_link" text:visited-style-name="Visited_20_Internet_20_Link">■ 153. 하위 디렉토리 및 파일 전체 삭제하기 (shutilrmtree)</text:a></text:p>
      <text:p text:style-name="P5"><text:a xlink:type="simple" xlink:href="#151.■ 154. 파일이 존재하는지 체크하기 (ospathexists)|outline" text:style-name="Internet_20_link" text:visited-style-name="Visited_20_Internet_20_Link">■ 154. 파일이 존재하는지 체크하기 (ospathexists)</text:a><text:tab/><text:tab/><text:tab/><text:a xlink:type="simple" xlink:href="#문제349" text:style-name="Internet_20_link" text:visited-style-name="Visited_20_Internet_20_Link">문제 349</text:a></text:p>
      <text:p text:style-name="P5"><text:a xlink:type="simple" xlink:href="#152.■ 155. 파일인지 디렉토리인지 확인하기 (ospathisfile, ospathisdir)|outline" text:style-name="Internet_20_link" text:visited-style-name="Visited_20_Internet_20_Link">■ 155. 파일인지 디렉토리인지 확인하기 (ospathisfile, ospathisdir)</text:a><text:tab/><text:a xlink:type="simple" xlink:href="#문제350" text:style-name="Internet_20_link" text:visited-style-name="Visited_20_Internet_20_Link">문제 350</text:a></text:p>
      <text:p text:style-name="P5"><text:a xlink:type="simple" xlink:href="#153.■ 156. 현재 시간을 년-월-일 시:분:초 로 출력하기 (location, strftime)|outline" text:style-name="Internet_20_link" text:visited-style-name="Visited_20_Internet_20_Link">■ 156. 현재 시간을 년-월-일 시:분:초 로 출력하기 (location, strftime)</text:a></text:p>
      <text:p text:style-name="P5"><text:a xlink:type="simple" xlink:href="#154.■ 157. 올해 경과된 날짜수 계산하기 (localtime)|outline" text:style-name="Internet_20_link" text:visited-style-name="Visited_20_Internet_20_Link">■ 157. 올해 경과된 날짜수 계산하기 (localtime)</text:a></text:p>
      <text:p text:style-name="P5"><text:a xlink:type="simple" xlink:href="#155.■ 158. 오늘의 요일 계산하기 (localtime)|outline" text:style-name="Internet_20_link" text:visited-style-name="Visited_20_Internet_20_Link">■ 158. 오늘의 요일 계산하기 (localtime)</text:a></text:p>
      <text:p text:style-name="P5"><text:a xlink:type="simple" xlink:href="#156.■ 159. 프로그램 실행 시간 계산하기 (카카오 4번 문제)|outline" text:style-name="Internet_20_link" text:visited-style-name="Visited_20_Internet_20_Link">■ 159. 프로그램 실행 시간 계산하기 (카카오 4번 문제)</text:a></text:p>
      <text:p text:style-name="P5"><text:a xlink:type="simple" xlink:href="#157.■ 160. 주어진 숫자를 천단위 구분하기|outline" text:style-name="Internet_20_link" text:visited-style-name="Visited_20_Internet_20_Link">■ 160. 주어진 숫자를 천단위 구분하기</text:a></text:p>
      <text:p text:style-name="P5"><text:a xlink:type="simple" xlink:href="#158.■ 161. 문자열의 각 문자를 그 다음 문자로 변경하기|outline" text:style-name="Internet_20_link" text:visited-style-name="Visited_20_Internet_20_Link">■ 161. 문자열의 각 문자를 그 다음 문자로 변경하기</text:a></text:p>
      <text:p text:style-name="P5"><text:a xlink:type="simple" xlink:href="#159.■ 162 ~ 172 예제 : 웹 스크롤링|outline" text:style-name="Internet_20_link" text:visited-style-name="Visited_20_Internet_20_Link">■ 162 ~ 172 예제 : 웹 스크롤링</text:a></text:p>
      <text:p text:style-name="P5"><text:tab/>1. 웹 스크롤링 기본 문법<text:tab/><text:tab/><text:tab/><text:tab/><text:tab/><text:a xlink:type="simple" xlink:href="#answp351" text:style-name="Internet_20_link" text:visited-style-name="Visited_20_Internet_20_Link">문제 351 ~ 368</text:a></text:p>
      <text:p text:style-name="P5"><text:tab/>2. ebs 레이디 버그 게시판 댓글 스크롤링<text:tab/><text:tab/><text:tab/><text:a xlink:type="simple" xlink:href="#문제369" text:style-name="Internet_20_link" text:visited-style-name="Visited_20_Internet_20_Link">문제 369 ~ 382</text:a></text:p>
      <text:p text:style-name="P5"><text:tab/>3. 한겨례 신문사 웹 스크롤링 코드 구현<text:tab/><text:tab/><text:tab/><text:a xlink:type="simple" xlink:href="#answp383" text:style-name="Internet_20_link" text:visited-style-name="Visited_20_Internet_20_Link">문제 383 ~ 387</text:a></text:p>
      <text:p text:style-name="P5"><text:tab/>4. 중앙일보 신문사<text:tab/><text:tab/><text:tab/><text:tab/><text:tab/><text:a xlink:type="simple" xlink:href="#문제388" text:style-name="Internet_20_link" text:visited-style-name="Visited_20_Internet_20_Link">문제 388 ~ 390</text:a></text:p>
      <text:p text:style-name="P5"><text:tab/>5. 동아일보 신문사<text:tab/><text:tab/><text:tab/><text:tab/><text:tab/><text:a xlink:type="simple" xlink:href="#문제391" text:style-name="Internet_20_link" text:visited-style-name="Visited_20_Internet_20_Link">문제 391</text:a></text:p>
      <text:p text:style-name="P5"><text:s/></text:p>
      <text:p text:style-name="P5"><text:tab/>6. 이미지(사진) 데이터 스크롤링</text:p>
      <text:p text:style-name="P5"><text:tab/><text:tab/>- 네이버<text:tab/><text:tab/><text:tab/><text:tab/><text:tab/><text:tab/><text:a xlink:type="simple" xlink:href="#문제393" text:style-name="Internet_20_link" text:visited-style-name="Visited_20_Internet_20_Link">문제 393</text:a></text:p>
      <text:p text:style-name="P5"><text:tab/><text:tab/>- 구글<text:tab/><text:tab/><text:tab/><text:tab/><text:tab/><text:tab/><text:a xlink:type="simple" xlink:href="#문제394" text:style-name="Internet_20_link" text:visited-style-name="Visited_20_Internet_20_Link">문제 394</text:a></text:p>
      <text:p text:style-name="P5"><text:tab/><text:tab/>- 다음<text:tab/><text:tab/><text:tab/><text:tab/><text:tab/><text:tab/><text:a xlink:type="simple" xlink:href="#문제395" text:style-name="Internet_20_link" text:visited-style-name="Visited_20_Internet_20_Link">문제 395</text:a></text:p>
      <text:p text:style-name="P5"><text:tab/><text:tab/>- 빙<text:tab/><text:tab/><text:tab/><text:tab/><text:tab/><text:tab/><text:a xlink:type="simple" xlink:href="#문제396" text:style-name="Internet_20_link" text:visited-style-name="Visited_20_Internet_20_Link">문제 396</text:a></text:p>
      <text:list xml:id="list6105267958882888681" text:style-name="L2">
        <text:list-item>
          <text:list>
            <text:list-item>
              <text:list>
                <text:list-item>
                  <text:p text:style-name="P23">instagram<text:tab/><text:tab/><text:tab/><text:tab/><text:tab/><text:tab/><text:a xlink:type="simple" xlink:href="#문제397" text:style-name="Internet_20_link" text:visited-style-name="Visited_20_Internet_20_Link">문제 397</text:a></text:p>
                </text:list-item>
              </text:list>
            </text:list-item>
          </text:list>
        </text:list-item>
      </text:list>
      <text:p text:style-name="P2"><text:tab/>- 서울시 응답소 게시판(Javascript 포함)<text:tab/><text:tab/><text:tab/><text:a xlink:type="simple" xlink:href="#문제398" text:style-name="Internet_20_link" text:visited-style-name="Visited_20_Internet_20_Link"><text:span text:style-name="T3">문제 398 ~ 412</text:span></text:a></text:p>
      <text:p text:style-name="P2"><text:a xlink:type="simple" xlink:href="#160.■ 173. ~ 177 파이썬으로 게임 프로그램 개발|outline" text:style-name="Internet_20_link" text:visited-style-name="Visited_20_Internet_20_Link">■ 173. ~ 177 파이썬으로 게임 프로그램 개발</text:a><text:tab/><text:tab/><text:tab/><text:a xlink:type="simple" xlink:href="#문제407" text:style-name="Internet_20_link" text:visited-style-name="Visited_20_Internet_20_Link">문제 407 ~ 412</text:a></text:p>
      <text:p text:style-name="P5"><text:a xlink:type="simple" xlink:href="#_■_문제_모음" text:style-name="Internet_20_link" text:visited-style-name="Visited_20_Internet_20_Link"><text:span text:style-name="T2">■ 문제 모음</text:span></text:a></text:p>
      <text:p text:style-name="P5"><text:tab/>※ 알고리즘</text:p>
      <text:p text:style-name="P5"><text:tab/><text:tab/>- <text:a xlink:type="simple" xlink:href="#이진탐색알고리즘" text:style-name="Internet_20_link" text:visited-style-name="Visited_20_Internet_20_Link">이진탐색 알고리즘</text:a></text:p>
      <text:p text:style-name="P5"><text:tab/><text:tab/>- <text:a xlink:type="simple" xlink:href="#버블정렬" text:style-name="Internet_20_link" text:visited-style-name="Visited_20_Internet_20_Link">버블정렬</text:a></text:p>
      <text:p text:style-name="P5"><text:tab/><text:tab/>- <text:a xlink:type="simple" xlink:href="#삽입정렬" text:style-name="Internet_20_link" text:visited-style-name="Visited_20_Internet_20_Link">삽입정렬</text:a></text:p>
      <text:p text:style-name="P5"><text:tab/><text:tab/>- <text:a xlink:type="simple" xlink:href="#문제 414" text:style-name="Internet_20_link" text:visited-style-name="Visited_20_Internet_20_Link">탐욕 알고리즘</text:a></text:p>
      <text:p text:style-name="P5"><text:tab/>※ pandas</text:p>
      <text:p text:style-name="P5"><text:tab/><text:tab/>- <text:a xlink:type="simple" xlink:href="#pandas조전절검색" text:style-name="Internet_20_link" text:visited-style-name="Visited_20_Internet_20_Link">65. Pandas를 이용해서 조건절 사용 데이터 검색 방법</text:a></text:p>
      <text:p text:style-name="P5"><text:tab/><text:tab/>- <text:a xlink:type="simple" xlink:href="#pandas조인" text:style-name="Internet_20_link" text:visited-style-name="Visited_20_Internet_20_Link">66. Pandas를 이용한 조인</text:a></text:p>
      <text:p text:style-name="P5"><text:tab/><text:tab/>- <text:a xlink:type="simple" xlink:href="#pandas서브쿼리" text:style-name="Internet_20_link" text:visited-style-name="Visited_20_Internet_20_Link">67. Pandas를 이용한 서브쿼리</text:a></text:p>
      <text:p text:style-name="P5"><text:tab/><text:tab/>- <text:a xlink:type="simple" xlink:href="#pandas오라클그룹함수비교" text:style-name="Internet_20_link" text:visited-style-name="Visited_20_Internet_20_Link">73. 판다스와 오라클 그룹함수 비교</text:a></text:p>
      <text:p text:style-name="P5"><text:tab/><text:tab/>- <text:a xlink:type="simple" xlink:href="#pandas오라클분석함수비교" text:style-name="Internet_20_link" text:visited-style-name="Visited_20_Internet_20_Link">74. pandas와 오라클 분석함수 비교</text:a></text:p>
      <text:p text:style-name="P2"/>
      <text:p text:style-name="P7">파이썬 설치방법 </text:p>
      <text:p text:style-name="P1"><text:tab/>1. https://www.anaconda.com/download/#windows 접속 !</text:p>
      <text:p text:style-name="P1"/>
      <text:p text:style-name="P1"><text:tab/>2. Python 3.7 version 다운로드</text:p>
      <text:p text:style-name="P1"/>
      <text:p text:style-name="P1"/>
      <text:p text:style-name="P1"/>
      <text:p text:style-name="P1"/>
      <text:list xml:id="list4729601912415376253" text:style-name="Outline">
        <text:list-item>
          <text:h text:style-name="P27" text:outline-level="1"><text:bookmark-start text:name="_Toc530065797"/><text:bookmark text:name="_■파이썬_수업"/>■파이썬 수업<text:bookmark-end text:name="_Toc530065797"/></text:h>
        </text:list-item>
      </text:list>
      <text:p text:style-name="P1"/>
      <text:p text:style-name="P1"><text:tab/>파이썬을 통해서 구현해야 하는 목표 </text:p>
      <text:p text:style-name="P1"/>
      <text:p text:style-name="P1"><text:tab/><text:tab/>1. 데이터 분석을 잘하기 위해서 -----&gt; R 과 파이썬</text:p>
      <text:p text:style-name="P1"/>
      <text:p text:style-name="P1"><text:tab/><text:tab/><text:tab/> <text:s text:c="2"/>SQL, R, 파이썬을 다 잘할줄 아는 인재</text:p>
      <text:p text:style-name="P1"><text:tab/><text:tab/><text:tab/><text:tab/>↓</text:p>
      <text:p text:style-name="P1"><text:tab/> <text:s/><text:tab/><text:tab/> <text:s/>분석 패키지 상당수 있어서 분석하기 편하다.</text:p>
      <text:p text:style-name="P1"><text:tab/><text:tab/><text:tab/><text:tab/>↓</text:p>
      <text:p text:style-name="P1"><text:tab/><text:tab/><text:tab/> <text:s/>잘 분석한 결과 파워포인트를 넘어서 분석 솔루션을 만들기를 원한다.</text:p>
      <text:p text:style-name="P1"/>
      <text:p text:style-name="P1"/>
      <text:p text:style-name="P1"><text:tab/><text:tab/>2. 딥러닝 기술을 이용해서 이미지 분류 코드 완성</text:p>
      <text:p text:style-name="P1"/>
      <text:p text:style-name="P1"><text:tab/><text:tab/><text:tab/>건강 폐사진 vs 질병 폐사진을 컴퓨터가 구분할 수 있도록 파이썬으로 신경망 구현</text:p>
      <text:p text:style-name="P2"/>
      <text:list xml:id="list38332587" text:continue-numbering="true" text:style-name="Outline">
        <text:list-item>
          <text:h text:style-name="P29" text:outline-level="1"><text:bookmark-start text:name="_Toc530065798"/><text:bookmark text:name="_■_1._대화식"/>■ 1. 대화식 모드로 프로그래밍 하기<text:bookmark-end text:name="_Toc530065798"/></text:h>
        </text:list-item>
      </text:list>
      <text:p text:style-name="P1"><text:tab/>1. 대화식 모드</text:p>
      <text:p text:style-name="P1"><text:tab/><text:tab/>* 파이썬을 실행하는 방법</text:p>
      <text:p text:style-name="P1"><text:tab/><text:tab/><text:tab/>시작 --- 모든프로그램 --- Anaconda3 ----- Anaconda Prompt실행</text:p>
      <text:p text:style-name="P1"><text:tab/></text:p>
      <text:p text:style-name="P1"><text:tab/><text:tab/>(base) C:\Users\Administrator&gt;python</text:p>
      <text:p text:style-name="P1"><text:tab/><text:tab/>&gt;&gt;&gt; a=1</text:p>
      <text:p text:style-name="P1"><text:tab/><text:tab/>&gt;&gt;&gt; b=1</text:p>
      <text:p text:style-name="P1"><text:tab/><text:tab/>&gt;&gt;&gt; a+b</text:p>
      <text:p text:style-name="P1"><text:tab/><text:tab/>2</text:p>
      <text:p text:style-name="P1"><text:tab/><text:tab/>&gt;&gt;&gt; exit()</text:p>
      <text:p text:style-name="P1"><text:tab/><text:tab/>(base) C:\Users\Administrator&gt;</text:p>
      <text:p text:style-name="P1"/>
      <text:p text:style-name="P1"><text:tab/>2. 배치모드</text:p>
      <text:p text:style-name="P1"><text:tab/><text:tab/>(base) C:\Users\Administrator&gt;notepad a.py</text:p>
      <text:p text:style-name="P1"/>
      <text:p text:style-name="P1"><text:tab/><text:tab/>메모장에서</text:p>
      <text:p text:style-name="P1"><text:tab/><text:tab/>a=1</text:p>
      <text:p text:style-name="P1"><text:tab/><text:tab/>b=1</text:p>
      <text:p text:style-name="P1"><text:tab/><text:tab/>print(a+b)</text:p>
      <text:p text:style-name="P1"><text:tab/><text:tab/>입력하고 저장</text:p>
      <text:p text:style-name="P1"><text:tab/><text:tab/>(base) C:\Users\Administrator&gt;python a.py</text:p>
      <text:p text:style-name="P1"><text:tab/><text:tab/>2</text:p>
      <text:p text:style-name="P1"/>
      <text:p text:style-name="P1"/>
      <text:list xml:id="list38333348" text:continue-numbering="true" text:style-name="Outline">
        <text:list-item>
          <text:h text:style-name="P27" text:outline-level="1"><text:bookmark-start text:name="_Toc530065799"/><text:bookmark text:name="_■_2._텍스트"/>■ 2. 텍스트 에디터로 프로그래밍 하기<text:bookmark-end text:name="_Toc530065799"/></text:h>
        </text:list-item>
      </text:list>
      <text:p text:style-name="P1"><text:tab/>1. spyder 프로그램</text:p>
      <text:p text:style-name="P1"><text:tab/><text:tab/>- 한라인씩 드래그 해서 ctrl + enter</text:p>
      <text:p text:style-name="P1"><text:tab/><text:tab/>- F9번을 누른다</text:p>
      <text:p text:style-name="P1"><text:tab/>a=1</text:p>
      <text:p text:style-name="P1"><text:tab/>b=1</text:p>
      <text:p text:style-name="P1"><text:tab/>a+b</text:p>
      <text:p text:style-name="P1"/>
      <text:p text:style-name="P1"><text:tab/>2. 파이참(pycham) 프로그램</text:p>
      <text:p text:style-name="P1"/>
      <text:p text:style-name="P1"><text:tab/><text:tab/>시작 --- 모든프로그램 --- Jetbrains ----- 파이참 실행</text:p>
      <text:p text:style-name="P1"><text:tab/><text:tab/>파이썬 디렉토리에 new file만들어서 실행</text:p>
      <text:p text:style-name="P1"/>
      <text:p text:style-name="P1"><text:tab/><text:tab/>a=1</text:p>
      <text:p text:style-name="P1"><text:tab/><text:tab/>b=1</text:p>
      <text:p text:style-name="P1"><text:tab/><text:tab/>a+b</text:p>
      <text:p text:style-name="P1"><text:tab/><text:tab/>ctrl + shift + F10 (출력)</text:p>
      <text:p text:style-name="P2"/>
      <text:list xml:id="list38335101" text:continue-numbering="true" text:style-name="Outline">
        <text:list-item>
          <text:h text:style-name="P28" text:outline-level="1"><text:bookmark-start text:name="_Toc530065800"/><text:bookmark text:name="_■_3._변수명"/>■ 3. 변수명 만들<text:bookmark-end text:name="_Toc530065800"/>기</text:h>
        </text:list-item>
      </text:list>
      <text:p text:style-name="Standard"><text:a xlink:type="simple" xlink:href="#문제1" text:style-name="Internet_20_link" text:visited-style-name="Visited_20_Internet_20_Link"><text:span text:style-name="T2">문제 1</text:span></text:a></text:p>
      <text:p text:style-name="Standard"/>
      <text:p text:style-name="P1"><text:tab/>* 변수 이름 규칙</text:p>
      <text:p text:style-name="P1"/>
      <text:p text:style-name="P1"><text:tab/>1. 변수 이름에는 다음 문자만 사용할 수 있다.</text:p>
      <text:p text:style-name="P1"><text:tab/><text:tab/>- 소문자(a~z)</text:p>
      <text:p text:style-name="P1"><text:tab/><text:tab/>- 대문자(A~Z)</text:p>
      <text:p text:style-name="P1"><text:tab/><text:tab/>- 숫자(0~9)</text:p>
      <text:p text:style-name="P1"><text:tab/><text:tab/>- 언더 스코어(_)</text:p>
      <text:p text:style-name="P1"/>
      <text:p text:style-name="P1"><text:tab/>2. 변수 이름은 숫자로 시작할 수 없다.</text:p>
      <text:p text:style-name="P1"/>
      <text:p text:style-name="P1"><text:tab/>3. 예약어를 사용할 수 없다</text:p>
      <text:p text:style-name="P1"><text:tab/><text:tab/>예 : False, Class, Is, Return</text:p>
      <text:p text:style-name="P1"/>
      <text:p text:style-name="P1"><text:tab/>* 일반 변수 사용 예 :</text:p>
      <text:p text:style-name="P1"><text:tab/><text:tab/>'변수 안에는 데이터가 한개'</text:p>
      <text:p text:style-name="P1"/>
      <text:p text:style-name="P1"><text:tab/><text:tab/>a = 100</text:p>
      <text:p text:style-name="P1"/>
      <text:p text:style-name="P1"><text:tab/><text:tab/>print(a)<text:tab/></text:p>
      <text:p text:style-name="P1"/>
      <text:p text:style-name="Standard"><text:span text:style-name="T1"><text:tab/><text:tab/>print(ty</text:span><text:bookmark text:name="type"/><text:span text:style-name="T1">pe(a)) <text:tab/><text:tab/># a 변수의 데이터 유형을 확인하겠다.</text:span></text:p>
      <text:p text:style-name="P1"><text:tab/><text:tab/>&lt;class 'int'&gt;</text:p>
      <text:p text:style-name="P1"/>
      <text:p text:style-name="P2"/>
      <text:list xml:id="list38357161" text:continue-numbering="true" text:style-name="Outline">
        <text:list-item>
          <text:h text:style-name="P28" text:outline-level="1"><text:bookmark text:name="_■_4._변수에"/>■ 4. 변수에 값대입하기</text:h>
        </text:list-item>
      </text:list>
      <text:p text:style-name="P5"><text:a xlink:type="simple" xlink:href="#문제2" text:style-name="Internet_20_link" text:visited-style-name="Visited_20_Internet_20_Link"><text:span text:style-name="T2">문제 2</text:span></text:a></text:p>
      <text:p text:style-name="P2"/>
      <text:p text:style-name="P2"><text:tab/>설명 : 파이썬 에서는 변수에 값을 대입할 때 = (assignment) 기호를 사용한다.</text:p>
      <text:p text:style-name="P2"/>
      <text:p text:style-name="P2"><text:tab/>예제 : a = 7788</text:p>
      <text:p text:style-name="P2"/>
      <text:p text:style-name="P2"><text:tab/><text:tab/>v_empno number(10) = 7788 ; <text:s text:c="2"/>&lt;----PL/SQL 코드</text:p>
      <text:p text:style-name="P2"/>
      <text:p text:style-name="P2"><text:tab/>파이썬의 코드는 심플함을 철학으로 한다. </text:p>
      <text:p text:style-name="P2"/>
      <text:p text:style-name="P2"><text:tab/>import this</text:p>
      <text:p text:style-name="P2"/>
      <text:p text:style-name="P2"><text:tab/>The Zen of Python, by Tim Peters</text:p>
      <text:p text:style-name="P2"><text:tab/></text:p>
      <text:p text:style-name="P2"><text:tab/>Beautiful is better than ugly.</text:p>
      <text:p text:style-name="P2"><text:tab/>Explicit is better than implicit.</text:p>
      <text:p text:style-name="P2"><text:tab/>Simple is better than complex.</text:p>
      <text:p text:style-name="P2"><text:tab/>Complex is better than complicated.</text:p>
      <text:p text:style-name="P2"><text:tab/>Flat is better than nested.</text:p>
      <text:p text:style-name="P2"><text:tab/>Sparse is better than dense.</text:p>
      <text:p text:style-name="P2"><text:tab/>Readability counts.</text:p>
      <text:p text:style-name="P2"><text:tab/>Special cases aren't special enough to break the rules.</text:p>
      <text:p text:style-name="P2"><text:tab/>Although practicality beats purity.</text:p>
      <text:p text:style-name="P2"><text:tab/>Errors should never pass silently.</text:p>
      <text:p text:style-name="P2"><text:tab/>Unless explicitly silenced.</text:p>
      <text:p text:style-name="P2"><text:tab/>In the face of ambiguity, refuse the temptation to guess.</text:p>
      <text:p text:style-name="P2"><text:tab/>There should be one-- and preferably only one --obvious way to do it.</text:p>
      <text:p text:style-name="P2"><text:tab/>Although that way may not be obvious at first unless you're Dutch.</text:p>
      <text:p text:style-name="P2"><text:tab/>Now is better than never.</text:p>
      <text:p text:style-name="P2"><text:tab/>Although never is often better than *right* now.</text:p>
      <text:p text:style-name="P2"><text:tab/>If the implementation is hard to explain, it's a bad idea.</text:p>
      <text:p text:style-name="P2"><text:tab/>If the implementation is easy to explain, it may be a good idea.</text:p>
      <text:p text:style-name="P2"><text:tab/>Namespaces are one honking great idea -- let's do more of those!</text:p>
      <text:p text:style-name="P2"/>
      <text:p text:style-name="P2"/>
      <text:p text:style-name="P2"><text:tab/>파이썬에서 사용하는 변수는 객체를 가리키는 것 !</text:p>
      <text:p text:style-name="P2"/>
      <text:p text:style-name="P2"><text:tab/>a = 3<text:tab/># 3이라는 값을 가지는 정수형 자료형이 자동으로 메모리에 생성이 되고 a는 변수 이름</text:p>
      <text:p text:style-name="P2"><text:tab/><text:tab/> <text:s/>이고 3이라는 객체가 저장된 메모리의 위치를 가리키는 것이다.</text:p>
      <text:p text:style-name="P2"/>
      <text:p text:style-name="P2"><text:tab/>a -----------&gt; 3 </text:p>
      <text:p text:style-name="P2"><text:tab/><text:tab/> <text:s text:c="6"/>↑</text:p>
      <text:p text:style-name="P2"><text:tab/><text:tab/><text:tab/>정수형 객체</text:p>
      <text:p text:style-name="P2"/>
      <text:p text:style-name="P2"><text:tab/>변수 a 는 객체가 저장된 메모리의 위치를 가리키는 레퍼런스라고 할 수 있다.</text:p>
      <text:p text:style-name="P2"/>
      <text:p text:style-name="P2"><text:tab/>a = 3</text:p>
      <text:p text:style-name="P2"><text:tab/>b = 3</text:p>
      <text:p text:style-name="P2"><text:tab/>a is b</text:p>
      <text:p text:style-name="P2"/>
      <text:p text:style-name="P2"><text:tab/>True</text:p>
      <text:p text:style-name="P2"/>
      <text:p text:style-name="P2"><text:tab/><text:tab/>a 가 3을 가리키고 있고 b 도 3을 가리키고 있다.</text:p>
      <text:p text:style-name="P2"><text:tab/><text:tab/>즉, 3을 가리키는 변수는 2개가 있는 것이</text:p>
      <text:p text:style-name="P2"/>
      <text:p text:style-name="P2"/>
      <text:p text:style-name="P2"/>
      <text:list xml:id="list38336560" text:continue-numbering="true" text:style-name="Outline">
        <text:list-item>
          <text:h text:style-name="P28" text:outline-level="1"><text:bookmark text:name="_■_5._주석"/>■ 5. 주석 처리하기 (#)</text:h>
        </text:list-item>
      </text:list>
      <text:p text:style-name="P2"/>
      <text:p text:style-name="P2"><text:tab/>프로그램에서 코멘트는 인터프리터에 의해 무시되는 텍스트의 한 부분이다.</text:p>
      <text:p text:style-name="P2"><text:tab/>코드를 설명하거나 나중에 어떤 문제를 고치기 위해 표시하는 등 다양한 목적으로 코멘트를 사용할 </text:p>
      <text:p text:style-name="P2"><text:tab/>수 있다.</text:p>
      <text:p text:style-name="P2"/>
      <text:p text:style-name="P2"/>
      <text:p text:style-name="P5"><text:span text:style-name="T1"><text:tab/>1. 주석 처</text:span><text:bookmark text:name="주석처리방법"/><text:span text:style-name="T1">리하는 방법 ( # ) </text:span></text:p>
      <text:p text:style-name="P2"><text:tab/><text:tab/># 더하기 하는 프로그램입니다.</text:p>
      <text:p text:style-name="P2"><text:tab/><text:tab/>a=1</text:p>
      <text:p text:style-name="P2"><text:tab/><text:tab/>b=1</text:p>
      <text:p text:style-name="P2"><text:tab/><text:tab/>print(a+b)</text:p>
      <text:p text:style-name="P2"/>
      <text:p text:style-name="P2"/>
      <text:p text:style-name="P5"><text:span text:style-name="T1"><text:tab/>2. 라인을 유</text:span><text:bookmark text:name="라인유지"/><text:span text:style-name="T1">지하기 ( \ )</text:span></text:p>
      <text:p text:style-name="P2"/>
      <text:p text:style-name="P2"><text:tab/><text:tab/>1 + 2 \</text:p>
      <text:p text:style-name="P2"><text:tab/><text:tab/> +3</text:p>
      <text:p text:style-name="P2"/>
      <text:p text:style-name="P2"/>
      <text:p text:style-name="P5"><text:span text:style-name="T1"><text:tab/>3. 여러행 </text:span><text:bookmark text:name="여러행주석처리"/><text:span text:style-name="T1">주석처리하는 방법 (""")</text:span></text:p>
      <text:p text:style-name="P2"/>
      <text:p text:style-name="P2"><text:tab/><text:tab/>""" This program was made \</text:p>
      <text:p text:style-name="P2"><text:tab/><text:tab/> <text:s text:c="3"/>by Mr song """</text:p>
      <text:p text:style-name="P2"/>
      <text:list xml:id="list38354155" text:continue-numbering="true" text:style-name="Outline">
        <text:list-item>
          <text:h text:style-name="P28" text:outline-level="1"><text:bookmark text:name="_■_6._자료형"/>■ 6. 자료형 개념 배우기</text:h>
        </text:list-item>
      </text:list>
      <text:p text:style-name="P5"><text:a xlink:type="simple" xlink:href="#문제5" text:style-name="Internet_20_link" text:visited-style-name="Visited_20_Internet_20_Link"><text:span text:style-name="T2">문제 5 ~ 6</text:span></text:a></text:p>
      <text:p text:style-name="P2"/>
      <text:p text:style-name="P2"><text:tab/>* 자료형이란 ?</text:p>
      <text:p text:style-name="P2"><text:tab/><text:tab/>"프로그래밍을 할 때 쓰이는 숫자, 문자열 등 자료 형태로 사용되는 모든 것을 뜻한다"</text:p>
      <text:p text:style-name="P2"/>
      <text:p text:style-name="P2"><text:tab/>* 파이썬의 자료형 </text:p>
      <text:p text:style-name="P2"><text:tab/><text:tab/>1. 숫자</text:p>
      <text:p text:style-name="P2"><text:tab/><text:tab/>2. 문자</text:p>
      <text:p text:style-name="P2"><text:tab/><text:tab/>3. 리스트 : 데이터의 목록을 다루는 자료형</text:p>
      <text:p text:style-name="P2"><text:tab/><text:tab/><text:tab/> <text:s text:c="3"/>예 : d = [1, 2, 3]</text:p>
      <text:p text:style-name="P2"><text:tab/><text:tab/><text:tab/><text:tab/> d[0] = 5<text:tab/><text:tab/># 리스트 변수는 변경이 가능하다.</text:p>
      <text:p text:style-name="P2"><text:tab/><text:tab/><text:tab/><text:tab/> print(d)</text:p>
      <text:p text:style-name="P2"/>
      <text:p text:style-name="P2"><text:tab/><text:tab/>4. 튜플 : 데이터의 목록을 다루는 자료형인데 리스트와는 다르게 변경이 불가능한 자료형</text:p>
      <text:p text:style-name="P2"><text:tab/><text:tab/><text:tab/> <text:s text:c="3"/>예 : f = (1, 2, 3)</text:p>
      <text:p text:style-name="P2"><text:tab/><text:tab/><text:tab/><text:tab/> print( type( f ) )</text:p>
      <text:p text:style-name="P2"/>
      <text:p text:style-name="P2"><text:tab/><text:tab/><text:tab/><text:tab/> &lt;class 'tuple'&gt;</text:p>
      <text:p text:style-name="P2"/>
      <text:p text:style-name="P2"><text:tab/><text:tab/><text:tab/><text:tab/> f[0] = 5</text:p>
      <text:p text:style-name="P2"><text:tab/><text:tab/><text:tab/><text:tab/> TypeError: 'tuple' object does not support item assignment</text:p>
      <text:p text:style-name="P2"/>
      <text:p text:style-name="P2"><text:tab/><text:tab/><text:tab/>데이터가 변경이 안되기 때문에 믿을 수 있는 데이터가 된다</text:p>
      <text:p text:style-name="P2"/>
      <text:p text:style-name="P2"/>
      <text:p text:style-name="P2"><text:tab/><text:tab/>5. 딕셔너리 : key와 value를 조합해서 사용하는 자료형</text:p>
      <text:p text:style-name="P2"><text:tab/><text:tab/><text:tab/><text:tab/>예 : m={}</text:p>
      <text:p text:style-name="P2"><text:tab/><text:tab/><text:tab/><text:tab/> <text:s text:c="4"/>m['python'] = 'www.python.org'</text:p>
      <text:p text:style-name="P2"><text:tab/><text:tab/><text:tab/><text:tab/><text:tab/> ↑<text:tab/><text:tab/> <text:s/>↑</text:p>
      <text:p text:style-name="P2"><text:tab/><text:tab/><text:tab/><text:tab/> <text:s text:c="4"/>인덱스, key <text:s text:c="7"/>값, value</text:p>
      <text:p text:style-name="P2"/>
      <text:p text:style-name="P2"><text:tab/><text:tab/><text:tab/><text:tab/> <text:s text:c="4"/>print(m)</text:p>
      <text:p text:style-name="P2"><text:tab/><text:tab/><text:tab/><text:tab/> <text:s text:c="4"/>{'python': 'www.python.org'}</text:p>
      <text:p text:style-name="P2"/>
      <text:p text:style-name="P2"><text:tab/><text:tab/><text:tab/><text:tab/> <text:s text:c="4"/>print(m.keys())</text:p>
      <text:p text:style-name="P2"><text:tab/><text:tab/><text:tab/><text:tab/> <text:s text:c="4"/>dict_keys(['python'])</text:p>
      <text:p text:style-name="P2"><text:tab/><text:tab/><text:tab/><text:tab/></text:p>
      <text:p text:style-name="P2"><text:tab/><text:tab/><text:tab/><text:tab/> <text:s text:c="4"/>print (m.values())</text:p>
      <text:p text:style-name="P2"><text:tab/><text:tab/><text:tab/><text:tab/> <text:s text:c="4"/>dict_values(['www.python.org'])</text:p>
      <text:p text:style-name="P2"/>
      <text:p text:style-name="P2"/>
      <text:p text:style-name="P2"><text:tab/><text:tab/>6. 집합 자료형 : 리스트 데이터 집합의 교집합, 합집합, 차집합을 출력할 때 유용하게 사용되</text:p>
      <text:p text:style-name="P2"><text:tab/><text:tab/><text:tab/><text:tab/> 는 자료형</text:p>
      <text:p text:style-name="P2"><text:tab/><text:tab/><text:tab/><text:tab/>예 : s1 = set( [1, 2, 3, 4, 5, 6])</text:p>
      <text:p text:style-name="P2"><text:tab/><text:tab/><text:tab/><text:tab/> <text:s text:c="4"/>s2 = set( [4, 5, 6, 7, 8, 9])</text:p>
      <text:p text:style-name="P2"/>
      <text:p text:style-name="P2"><text:tab/><text:tab/><text:tab/><text:tab/> <text:s text:c="4"/>print ( s1 &amp; s2 )<text:tab/><text:tab/><text:tab/>#교집합</text:p>
      <text:p text:style-name="P2"><text:tab/><text:tab/><text:tab/><text:tab/> <text:s text:c="4"/>{4, 5, 6}</text:p>
      <text:p text:style-name="P2"/>
      <text:p text:style-name="P2"><text:tab/><text:tab/><text:tab/><text:tab/> <text:s text:c="4"/>print ( s1 | s2 )<text:tab/><text:tab/><text:tab/>#합집합</text:p>
      <text:p text:style-name="P2"><text:tab/><text:tab/><text:tab/><text:tab/> <text:s text:c="4"/>{1, 2, 3, 4, 5, 6, 7, 8, 9}</text:p>
      <text:p text:style-name="P2"/>
      <text:p text:style-name="P2"><text:tab/><text:tab/><text:tab/><text:tab/> <text:s text:c="4"/>print ( s1 - s2 )<text:tab/><text:tab/><text:tab/>#차집합</text:p>
      <text:p text:style-name="P2"><text:tab/><text:tab/><text:tab/><text:tab/> <text:s text:c="4"/>{1, 2, 3}</text:p>
      <text:p text:style-name="P2"/>
      <text:p text:style-name="P2"/>
      <text:p text:style-name="P2"/>
      <text:p text:style-name="P2"><text:soft-page-break/></text:p>
      <text:p text:style-name="P5"><text:span text:style-name="T1">★ 리스트</text:span><text:bookmark text:name="리스트변수"/><text:span text:style-name="T1"> 변수</text:span></text:p>
      <text:p text:style-name="P5"><text:a xlink:type="simple" xlink:href="#문제3" text:style-name="Internet_20_link" text:visited-style-name="Visited_20_Internet_20_Link"><text:span text:style-name="T2">문제 3 ~ 4</text:span></text:a></text:p>
      <text:p text:style-name="P2"/>
      <text:p text:style-name="P2"><text:tab/>"변수 안에 여러개의 데이터(요소)가 들어있는 변수"</text:p>
      <text:p text:style-name="P2"/>
      <text:p text:style-name="P2"><text:tab/>d = [1000, 2000, 3000, 4000]</text:p>
      <text:p text:style-name="P2"><text:tab/>print(d)</text:p>
      <text:p text:style-name="P2"><text:tab/>print(typed(d))</text:p>
      <text:p text:style-name="P2"><text:tab/></text:p>
      <text:p text:style-name="P2"><text:tab/>[1000, 2000, 3000, 4000]</text:p>
      <text:p text:style-name="P2"><text:tab/>&lt;class 'list'&gt;</text:p>
      <text:p text:style-name="P2"/>
      <text:list xml:id="list38336646" text:continue-numbering="true" text:style-name="Outline">
        <text:list-item>
          <text:h text:style-name="P28" text:outline-level="1"><text:bookmark text:name="_■_8._들여쓰기"/>■ 8. 들여쓰기 개념 배우기</text:h>
        </text:list-item>
      </text:list>
      <text:p text:style-name="P5"><text:a xlink:type="simple" xlink:href="#문제7" text:style-name="Internet_20_link" text:visited-style-name="Visited_20_Internet_20_Link"><text:span text:style-name="T2">문제 7 ~ 8</text:span></text:a></text:p>
      <text:p text:style-name="P2"/>
      <text:p text:style-name="P2"><text:tab/>파이썬이 다른 언어보다 보기 쉽고 코드가 간결한 이유는 바로 콜론(:)을 사용해서 들여쓰기를 하도록</text:p>
      <text:p text:style-name="P2"><text:tab/>만들었기 때문이다.</text:p>
      <text:p text:style-name="P2"><text:tab/>파이썬은 블럭 구분을 들여쓰기를 통해서 한다.</text:p>
      <text:p text:style-name="P2"><text:tab/>콜론(:) 뒤에 나오는 명령어를 다음줄에 작성하려면 ★4칸★ 들여쓰기를 해야한다. </text:p>
      <text:p text:style-name="P2"/>
      <text:p text:style-name="P2"><text:tab/>예제 : 월급이 3000인 사원들의 이름과 월급을 출력하시오 !</text:p>
      <text:p text:style-name="P2"/>
      <text:p text:style-name="P2"><text:tab/><text:tab/>import csv</text:p>
      <text:p text:style-name="P2"/>
      <text:p text:style-name="P2"><text:tab/><text:tab/>file = open("c:\\emp2.csv",'r')</text:p>
      <text:p text:style-name="P2"><text:tab/><text:tab/>emp_csv = csv.reader(file)</text:p>
      <text:p text:style-name="P2"><text:tab/><text:tab/></text:p>
      <text:p text:style-name="P2"><text:tab/><text:tab/>for emp_list in emp_csv:</text:p>
      <text:p text:style-name="P2"><text:tab/><text:tab/> <text:s text:c="3"/>if int( emp_list[5] ) ==3000:<text:tab/><text:tab/># 오라클로치면 int --&gt; to_number</text:p>
      <text:p text:style-name="P2"><text:tab/><text:tab/> <text:s text:c="7"/>print( emp_list[1], emp_list[5] )</text:p>
      <text:p text:style-name="P2"/>
      <text:list xml:id="list38362449" text:continue-numbering="true" text:style-name="Outline">
        <text:list-item>
          <text:h text:style-name="P28" text:outline-level="1"><text:bookmark text:name="_■_9._if문"/>■ 9. if문 개념 배우기 ① (if ~ else)</text:h>
        </text:list-item>
      </text:list>
      <text:p text:style-name="P5"><text:a xlink:type="simple" xlink:href="#문제9" text:style-name="Internet_20_link" text:visited-style-name="Visited_20_Internet_20_Link"><text:span text:style-name="T2">문제 9 ~ 11</text:span></text:a></text:p>
      <text:p text:style-name="P2"/>
      <text:p text:style-name="P2"><text:tab/>if문 예제 1 :</text:p>
      <text:p text:style-name="P2"><text:tab/><text:tab/>x = 1</text:p>
      <text:p text:style-name="P2"><text:tab/><text:tab/>y = 2</text:p>
      <text:p text:style-name="P2"><text:tab/><text:tab/>if x &gt;= y:</text:p>
      <text:p text:style-name="P2"><text:tab/><text:tab/> <text:s text:c="3"/>print( 'x가 y보다 크거나 같습니다.' )</text:p>
      <text:p text:style-name="P2"><text:tab/><text:tab/>else:</text:p>
      <text:p text:style-name="P2"><text:tab/><text:tab/> <text:s text:c="3"/>print ( 'x가 y보다 작습니다.' )</text:p>
      <text:p text:style-name="P2"/>
      <text:p text:style-name="P2"><text:tab/><text:tab/>x가 y보다 작습니다.<text:tab/></text:p>
      <text:p text:style-name="P2"/>
      <text:p text:style-name="P2"/>
      <text:p text:style-name="P2"><text:tab/>※ 파이썬에서 콜론(:)을 쓰는 경우 4가지</text:p>
      <text:p text:style-name="P2"><text:tab/><text:tab/>1. if문</text:p>
      <text:p text:style-name="P2"><text:tab/><text:tab/>2. for loop문</text:p>
      <text:p text:style-name="P2"><text:tab/><text:tab/>3. while loop문</text:p>
      <text:p text:style-name="P2"><text:tab/><text:tab/>4. def 함수문</text:p>
      <text:p text:style-name="P2"/>
      <text:p text:style-name="P2"/>
      <text:p text:style-name="P2"><text:tab/>if문 예제 2 :</text:p>
      <text:p text:style-name="P2"><text:tab/><text:tab/>a = int( input( '숫자를 입력하세요 ~ ' ) )<text:tab/># input 입력하게 유도하는 명령어</text:p>
      <text:p text:style-name="P2"><text:tab/><text:tab/></text:p>
      <text:p text:style-name="P2"><text:tab/><text:tab/>if a%2 == 0:</text:p>
      <text:p text:style-name="P2"><text:tab/><text:tab/> <text:s text:c="3"/>print( '짝수입니다.' )</text:p>
      <text:p text:style-name="P2"><text:tab/><text:tab/>else:</text:p>
      <text:p text:style-name="P2"><text:tab/><text:tab/> <text:s text:c="3"/>print( '홀수입니다.' )</text:p>
      <text:p text:style-name="P2"/>
      <text:p text:style-name="P2"><text:tab/><text:tab/>숫자를 입력하세요 ~ 8</text:p>
      <text:p text:style-name="P2"><text:tab/><text:tab/>짝수입니다.</text:p>
      <text:p text:style-name="P2"/>
      <text:list xml:id="list38340955" text:continue-numbering="true" text:style-name="Outline">
        <text:list-item>
          <text:h text:style-name="P28" text:outline-level="1"><text:bookmark text:name="_■_10._if문"/>■ 10. if문 개념 배우기 ② (if ~ elif)</text:h>
        </text:list-item>
      </text:list>
      <text:p text:style-name="P5"><text:a xlink:type="simple" xlink:href="#문제12" text:style-name="Internet_20_link" text:visited-style-name="Visited_20_Internet_20_Link"><text:span text:style-name="T2">문제 12</text:span></text:a></text:p>
      <text:p text:style-name="P2"/>
      <text:p text:style-name="P2"><text:tab/>예 : </text:p>
      <text:p text:style-name="P2"><text:tab/><text:tab/>a = int( input( '첫번째 숫자를 입력하세요 ~ '))</text:p>
      <text:p text:style-name="P2"><text:tab/><text:tab/>b = int( input( '두번째 숫자를 입력하세요 ~ '))</text:p>
      <text:p text:style-name="P2"><text:tab/><text:tab/></text:p>
      <text:p text:style-name="P2"><text:tab/><text:tab/>if a &lt; b:</text:p>
      <text:p text:style-name="P2"><text:tab/><text:tab/> <text:s text:c="3"/>print( a, '는 ', b, '보다 작습니다.')</text:p>
      <text:p text:style-name="P2"><text:tab/><text:tab/>elif a == b:</text:p>
      <text:p text:style-name="P2"><text:tab/><text:tab/> <text:s text:c="3"/>print( a, '는 ', b, '랑 같습니다.')</text:p>
      <text:p text:style-name="P2"><text:tab/><text:tab/>else:</text:p>
      <text:p text:style-name="P2"><text:tab/><text:tab/> <text:s text:c="3"/>print( a, '는 ', b, '보다 큽니다.')</text:p>
      <text:p text:style-name="P2"/>
      <text:list xml:id="list38359657" text:continue-numbering="true" text:style-name="Outline">
        <text:list-item>
          <text:h text:style-name="P28" text:outline-level="1"><text:bookmark text:name="_■_11._for문"/>■ 11. for문 개념 배우기 ① (for)</text:h>
        </text:list-item>
      </text:list>
      <text:p text:style-name="P5"><text:a xlink:type="simple" xlink:href="#문제13" text:style-name="Internet_20_link" text:visited-style-name="Visited_20_Internet_20_Link"><text:span text:style-name="T2">문제 13 ~ 22</text:span></text:a></text:p>
      <text:p text:style-name="P2"/>
      <text:p text:style-name="P2"><text:tab/>파이썬의 for문의 기본적인 구조는 다음과 같다.</text:p>
      <text:p text:style-name="P2"/>
      <text:p text:style-name="P2"><text:tab/>for 변수 in 리스트(또는 튜플, 문자열):</text:p>
      <text:p text:style-name="P2"><text:tab/> <text:s text:c="3"/>수행할 문장1</text:p>
      <text:p text:style-name="P2"><text:tab/> <text:s text:c="3"/>수행할 문장2</text:p>
      <text:p text:style-name="P2"/>
      <text:p text:style-name="P2"><text:tab/>리스트나 튜플, 문자열의 첫번째 요소부터 마지막 요소까지 차례로 변수에 대입되어 "수행할 문장 1"</text:p>
      <text:p text:style-name="P2"><text:tab/>, "수행할 문장 2" 등이 수행된다.</text:p>
      <text:p text:style-name="P2"/>
      <text:p text:style-name="P2"/>
      <text:p text:style-name="P2"><text:tab/>문법 : for 반복변수 in 순서열:</text:p>
      <text:p text:style-name="P2"><text:tab/><text:tab/><text:tab/><text:tab/>↑</text:p>
      <text:p text:style-name="P2"><text:tab/><text:tab/><text:tab/> <text:s text:c="5"/>리스트 , 튜플, 딕셔너리</text:p>
      <text:p text:style-name="P2"><text:tab/><text:tab/><text:tab/><text:tab/>[]<text:tab/>()<text:tab/>{}</text:p>
      <text:p text:style-name="P2"><text:tab/><text:tab/> <text:s text:c="2"/>실행문</text:p>
      <text:p text:style-name="P2"/>
      <text:p text:style-name="P2"><text:tab/>예제 : for i in (1, 2, 3):</text:p>
      <text:p text:style-name="P2"><text:tab/><text:tab/> <text:s text:c="2"/>print(i)</text:p>
      <text:p text:style-name="P2"/>
      <text:p text:style-name="P2"><text:tab/>예제 : for i in 'I am a boy':</text:p>
      <text:p text:style-name="P2"><text:tab/><text:tab/> <text:s text:c="2"/>print(i)</text:p>
      <text:p text:style-name="P2"/>
      <text:list xml:id="list38353520" text:continue-numbering="true" text:style-name="Outline">
        <text:list-item>
          <text:h text:style-name="P28" text:outline-level="1"><text:bookmark text:name="_■_12._for문"/>■ 12. for문 개념 배우기 ② (for~continue~break)</text:h>
        </text:list-item>
      </text:list>
      <text:p text:style-name="P2"/>
      <text:list xml:id="list4969910931962010822" text:style-name="WWNum1">
        <text:list-item>
          <text:p text:style-name="P31">continue문<text:bookmark text:name="continue"/></text:p>
        </text:list-item>
      </text:list>
      <text:p text:style-name="P10"><text:a xlink:type="simple" xlink:href="#문제29" text:style-name="Internet_20_link" text:visited-style-name="Visited_20_Internet_20_Link"><text:span text:style-name="T2">문제 29 ~ 35</text:span></text:a></text:p>
      <text:p text:style-name="P2"><text:tab/><text:tab/>"반복문이 실행되는 동안 특정 코드 블럭을 실행하지 않고 다른 코드 블럭만 실행되게 할 때</text:p>
      <text:p text:style-name="P2"><text:tab/><text:tab/> 사용하는 문법</text:p>
      <text:p text:style-name="P2"/>
      <text:p text:style-name="P2"><text:tab/>예 : "0부터 9까지 츨력을 하는데 홀수는 출력하지 마라 !"</text:p>
      <text:p text:style-name="P2"/>
      <text:p text:style-name="P2"><text:tab/>for i in range(10):</text:p>
      <text:p text:style-name="P2"><text:tab/> <text:s text:c="3"/>if i%2 == 1:<text:tab/><text:tab/># 2로 나눈 나머지 값이 1이 된다면</text:p>
      <text:p text:style-name="P2"><text:tab/> <text:s text:c="7"/>continue<text:tab/><text:tab/># i가 홀수 이므로 실행하지 말고</text:p>
      <text:p text:style-name="P2"><text:tab/> <text:s text:c="3"/>print(i)<text:tab/><text:tab/><text:tab/># 다른 코드블럭만 실행되게 해라!</text:p>
      <text:p text:style-name="P2"/>
      <text:p text:style-name="P2"><text:tab/>0</text:p>
      <text:p text:style-name="P2"><text:tab/>2</text:p>
      <text:p text:style-name="P2"><text:tab/>4<text:tab/></text:p>
      <text:p text:style-name="P2"><text:tab/>6</text:p>
      <text:p text:style-name="P2"><text:tab/>8</text:p>
      <text:p text:style-name="P2"/>
      <text:p text:style-name="P2"/>
      <text:p text:style-name="P5"><text:span text:style-name="T1"><text:tab/>※ 문자열 포멧팅 이해하</text:span><text:bookmark text:name="문자열포맷팅"/><text:span text:style-name="T1">기 (34번)</text:span></text:p>
      <text:p text:style-name="P2"><text:tab/><text:tab/>"변하는 값을 포함하는 문자열을 표현하기 위해 하나의 양식으로 문자열을 만드는것"</text:p>
      <text:p text:style-name="P2"/>
      <text:p text:style-name="P2"><text:tab/><text:tab/>예 : %s - 문자열</text:p>
      <text:p text:style-name="P2"><text:tab/><text:tab/> <text:s text:c="4"/>%d - 정수</text:p>
      <text:p text:style-name="P2"><text:tab/><text:tab/> <text:s text:c="4"/>%f - 실수</text:p>
      <text:p text:style-name="P2"><text:tab/><text:tab/> <text:s text:c="4"/>%% - %기호</text:p>
      <text:p text:style-name="P2"/>
      <text:p text:style-name="P2"/>
      <text:p text:style-name="P2"/>
      <text:list xml:id="list38336708" text:continue-numbering="true" text:style-name="WWNum1">
        <text:list-item>
          <text:p text:style-name="P32"><text:span text:style-name="T1">for 문</text:span><text:bookmark text:name="break"/><text:span text:style-name="T1">에서 사용하는 break문</text:span></text:p>
        </text:list-item>
      </text:list>
      <text:p text:style-name="P10"><text:a xlink:type="simple" xlink:href="#문제36" text:style-name="Internet_20_link" text:visited-style-name="Visited_20_Internet_20_Link"><text:span text:style-name="T2">문제 36</text:span></text:a></text:p>
      <text:p text:style-name="P2"><text:tab/><text:tab/>"루프를 중단시키는 역활을 하는 문법"</text:p>
      <text:p text:style-name="P2"/>
      <text:p text:style-name="P2"><text:tab/>예제 : </text:p>
      <text:p text:style-name="P2"><text:tab/><text:tab/></text:p>
      <text:p text:style-name="P2"><text:tab/><text:tab/>scope = [1, 2, 3]</text:p>
      <text:p text:style-name="P2"><text:tab/><text:tab/></text:p>
      <text:p text:style-name="P2"><text:tab/><text:tab/>for i in scope:</text:p>
      <text:p text:style-name="P2"><text:tab/><text:tab/> <text:s text:c="3"/>print(i)</text:p>
      <text:p text:style-name="P2"><text:tab/><text:tab/> <text:s text:c="3"/>break</text:p>
      <text:p text:style-name="P2"><text:tab/><text:tab/>else:</text:p>
      <text:p text:style-name="P2"><text:tab/><text:tab/> <text:s text:c="3"/>print('perfect')</text:p>
      <text:p text:style-name="P2"><text:tab/><text:tab/></text:p>
      <text:p text:style-name="P2"><text:tab/><text:tab/>1</text:p>
      <text:p text:style-name="P2"/>
      <text:p text:style-name="P2"/>
      <text:list xml:id="list38361809" text:continue-list="list38353520" text:style-name="Outline">
        <text:list-item>
          <text:h text:style-name="P28" text:outline-level="1"><text:bookmark text:name="_■_13._for문"/>■ 13. for문 개념 배우기 ③ (for~else) </text:h>
        </text:list-item>
      </text:list>
      <text:p text:style-name="P2"/>
      <text:p text:style-name="P2"/>
      <text:p text:style-name="P2"><text:tab/>a = int( input( '숫자 불러') )</text:p>
      <text:p text:style-name="P2"><text:tab/>for i in range(1, 101):</text:p>
      <text:p text:style-name="P2"><text:tab/> <text:s text:c="3"/>if i &lt;= a:</text:p>
      <text:p text:style-name="P2"><text:tab/> <text:s text:c="7"/>print(i)</text:p>
      <text:p text:style-name="P2"><text:tab/>else:</text:p>
      <text:p text:style-name="P2"><text:tab/> <text:s text:c="3"/>print('perfect')</text:p>
      <text:p text:style-name="P2"/>
      <text:p text:style-name="P2"><text:tab/>설명 : for ~ else 문에서 else뒤의 실행 코드는 for 반복문을 모두 성공적으로 수행해야만 실행합니다</text:p>
      <text:p text:style-name="P2"/>
      <text:list xml:id="list38345983" text:continue-numbering="true" text:style-name="Outline">
        <text:list-item>
          <text:h text:style-name="P28" text:outline-level="1"><text:bookmark text:name="_■_14._while문"/>■ 14. while문 개념 배우기(while~continue~break) </text:h>
        </text:list-item>
      </text:list>
      <text:p text:style-name="P5"><text:a xlink:type="simple" xlink:href="#문제37" text:style-name="Internet_20_link" text:visited-style-name="Visited_20_Internet_20_Link"><text:span text:style-name="T2">문제 37 ~ 42</text:span></text:a><text:a xlink:type="simple" xlink:href="#문제50" text:style-name="Internet_20_link" text:visited-style-name="Visited_20_Internet_20_Link"><text:span text:style-name="T2">, 50</text:span></text:a></text:p>
      <text:p text:style-name="P2"/>
      <text:p text:style-name="P2"><text:tab/>문법 : </text:p>
      <text:p text:style-name="P2"><text:tab/><text:tab/>while 조건문:</text:p>
      <text:p text:style-name="P2"><text:tab/><text:tab/> <text:s text:c="3"/>수행할 문장1</text:p>
      <text:p text:style-name="P2"><text:tab/><text:tab/> <text:s text:c="3"/>수행할 문장2</text:p>
      <text:p text:style-name="P2"/>
      <text:p text:style-name="P2"><text:tab/>설명 : 위의 조건문에 만족할 동안에 계속해서 수행할 문장을 반복하겠다.</text:p>
      <text:p text:style-name="P2"/>
      <text:p text:style-name="P2"><text:tab/>예제 : </text:p>
      <text:p text:style-name="P2"><text:tab/><text:tab/>x=0</text:p>
      <text:p text:style-name="P2"><text:tab/><text:tab/>while x &lt; 10:</text:p>
      <text:p text:style-name="P2"><text:tab/><text:tab/> <text:s text:c="3"/>x = x + 1<text:tab/><text:tab/># 1 2 3 4 5 6 7 8 9 10</text:p>
      <text:p text:style-name="P2"><text:tab/><text:tab/> <text:s text:c="3"/>if x &lt; 3:</text:p>
      <text:p text:style-name="P2"><text:tab/><text:tab/> <text:s text:c="7"/>continue</text:p>
      <text:p text:style-name="P2"><text:tab/><text:tab/> <text:s text:c="3"/>print(x)</text:p>
      <text:p text:style-name="P2"><text:tab/><text:tab/> <text:s text:c="3"/>if x &gt; 7:</text:p>
      <text:p text:style-name="P2"><text:tab/><text:tab/> <text:s text:c="7"/>break</text:p>
      <text:p text:style-name="P2"/>
      <text:p text:style-name="P2"/>
      <text:p text:style-name="P2"><text:tab/>※ for loop문으로 할 수 있는 것은 다 while loop문으로 할 수 있다. </text:p>
      <text:p text:style-name="P2"/>
      <text:p text:style-name="P2"><text:tab/>※ loop문이 필요한 이유?</text:p>
      <text:p text:style-name="P2"><text:tab/><text:tab/>실행문을 반복해서 실행하고자 할 때 필요하다.</text:p>
      <text:p text:style-name="P2"><text:tab/><text:tab/>단순작업을 자동화 시킬 수 있다.</text:p>
      <text:p text:style-name="P2"/>
      <text:p text:style-name="P2"/>
      <text:list xml:id="list38346535" text:continue-numbering="true" text:style-name="Outline">
        <text:list-item>
          <text:h text:style-name="P28" text:outline-level="1"><text:bookmark text:name="_■_15._None"/>■ 15. None 개념 배우기 </text:h>
        </text:list-item>
      </text:list>
      <text:p text:style-name="P5"><text:a xlink:type="simple" xlink:href="#문제43" text:style-name="Internet_20_link" text:visited-style-name="Visited_20_Internet_20_Link"><text:span text:style-name="T2">문제 43 ~ 44</text:span></text:a></text:p>
      <text:p text:style-name="P2"/>
      <text:p text:style-name="P2"><text:tab/>"None은 Types.NonTypes의 유일한 값으로, 값이 존재하지 않는 변수에 대입하여 이 변수에 아무런 </text:p>
      <text:p text:style-name="P2"><text:tab/> 값이 없다는 것을 나타내기 위해 주로 활용된다. "</text:p>
      <text:p text:style-name="P2"><text:tab/> N은 항상 대문자</text:p>
      <text:p text:style-name="P2"/>
      <text:p text:style-name="P2"><text:tab/>예 : val = None</text:p>
      <text:p text:style-name="P2"/>
      <text:p text:style-name="P2"><text:tab/>None이 대입된 변수 val은 아무런 값도 없는 빈 깡통변수라고 생각하면 된다.</text:p>
      <text:p text:style-name="P2"/>
      <text:p text:style-name="P2"><text:tab/>예제 : </text:p>
      <text:p text:style-name="P2"><text:tab/><text:tab/>val = None</text:p>
      <text:p text:style-name="P2"><text:tab/><text:tab/>condition = 1</text:p>
      <text:p text:style-name="P2"/>
      <text:p text:style-name="P2"><text:tab/><text:tab/>if condition == 1:</text:p>
      <text:p text:style-name="P2"><text:tab/><text:tab/> <text:s text:c="3"/>val = [1, 2, 3]</text:p>
      <text:p text:style-name="P2"><text:tab/><text:tab/>else:</text:p>
      <text:p text:style-name="P2"><text:tab/><text:tab/> <text:s text:c="3"/>val = 'I love Python'</text:p>
      <text:p text:style-name="P2"><text:tab/><text:tab/>print(val)</text:p>
      <text:p text:style-name="P2"/>
      <text:p text:style-name="P2"><text:tab/><text:tab/>[1, 2, 3]</text:p>
      <text:p text:style-name="P2"/>
      <text:p text:style-name="P2"/>
      <text:p text:style-name="P2"><text:tab/><text:tab/>설명 : 위의 예제를 보면 val에 리스트가 할당되기도 하고 문자열이 할당되가도 하기 때문에</text:p>
      <text:p text:style-name="P2"><text:tab/><text:tab/> <text:s text:c="6"/>처음 만들 때 None을 할당해서 빈 깡통 변수를 만드는 것이다.</text:p>
      <text:p text:style-name="P2"/>
      <text:p text:style-name="P2"/>
      <text:p text:style-name="P2"/>
      <text:p text:style-name="P5"><text:span text:style-name="T1">* 파이썬</text:span><text:bookmark text:name="파이썬연산자정리"/><text:span text:style-name="T1"> 연산자 정리</text:span></text:p>
      <text:p text:style-name="P2"/>
      <text:p text:style-name="P2"><text:tab/><text:tab/><text:tab/><text:tab/>오라클<text:tab/><text:tab/>vs<text:tab/>파이썬</text:p>
      <text:p text:style-name="P2"><text:tab/><text:tab/></text:p>
      <text:p text:style-name="P2"><text:tab/>1. 산술연산자<text:tab/><text:tab/> <text:s text:c="2"/>+<text:tab/><text:tab/><text:tab/> <text:s/>+</text:p>
      <text:p text:style-name="P2"><text:tab/><text:tab/><text:tab/><text:tab/> <text:s text:c="2"/>-<text:tab/><text:tab/><text:tab/> <text:s/>-</text:p>
      <text:p text:style-name="P2"><text:tab/><text:tab/><text:tab/><text:tab/> <text:s text:c="2"/>*<text:tab/><text:tab/><text:tab/> <text:s/>*</text:p>
      <text:p text:style-name="P2"><text:tab/><text:tab/><text:tab/><text:tab/> <text:s text:c="2"/>/<text:tab/><text:tab/><text:tab/> <text:s/>/</text:p>
      <text:p text:style-name="P2"><text:tab/><text:tab/><text:tab/> <text:s text:c="9"/>mod<text:tab/><text:tab/><text:tab/> <text:s/>%</text:p>
      <text:p text:style-name="P2"><text:tab/><text:tab/><text:tab/> <text:s text:c="8"/>power<text:tab/><text:tab/><text:tab/> <text:s/>**<text:tab/><text:tab/>2**3=8</text:p>
      <text:p text:style-name="P2"><text:tab/></text:p>
      <text:p text:style-name="P2"><text:tab/>2. 비교연산자<text:tab/><text:tab/> <text:s text:c="2"/>&gt;<text:tab/><text:tab/><text:tab/> <text:s/>&gt;</text:p>
      <text:p text:style-name="P2"><text:tab/><text:tab/><text:tab/><text:tab/> <text:s text:c="2"/>&gt;=<text:tab/><text:tab/><text:tab/> <text:s/>&gt;=</text:p>
      <text:p text:style-name="P2"><text:tab/><text:tab/><text:tab/><text:tab/> <text:s text:c="2"/>&lt;<text:tab/><text:tab/><text:tab/> <text:s/>&lt;</text:p>
      <text:p text:style-name="P2"><text:tab/><text:tab/><text:tab/><text:tab/> <text:s text:c="2"/>&lt;=<text:tab/><text:tab/><text:tab/> <text:s/>&lt;=</text:p>
      <text:p text:style-name="P2"><text:tab/><text:tab/><text:tab/><text:tab/> <text:s text:c="2"/>=<text:tab/><text:tab/><text:tab/> <text:s/>==</text:p>
      <text:p text:style-name="P2"><text:tab/><text:tab/><text:tab/><text:tab/> <text:s text:c="2"/>!=<text:tab/><text:tab/><text:tab/> <text:s/>!=</text:p>
      <text:p text:style-name="P2"><text:tab/></text:p>
      <text:p text:style-name="P2"><text:tab/>3. 논리연산자<text:tab/><text:tab/> <text:s text:c="2"/>and<text:tab/><text:tab/><text:tab/> <text:s/>&amp;</text:p>
      <text:p text:style-name="P2"><text:tab/><text:tab/><text:tab/><text:tab/> <text:s text:c="2"/>or<text:tab/><text:tab/><text:tab/> <text:s/>|</text:p>
      <text:p text:style-name="P2"><text:tab/><text:tab/><text:tab/><text:tab/> <text:s text:c="2"/>not<text:tab/><text:tab/><text:tab/> <text:s/>!</text:p>
      <text:p text:style-name="P2"><text:tab/></text:p>
      <text:p text:style-name="P2"><text:tab/>4. 기타 비교연산자<text:tab/>between .. and<text:tab/><text:tab/>&lt;= &amp; &gt;=</text:p>
      <text:p text:style-name="P2"><text:tab/><text:tab/><text:tab/><text:tab/>in<text:tab/><text:tab/><text:tab/>in</text:p>
      <text:p text:style-name="P2"><text:tab/><text:tab/><text:tab/><text:tab/>is null<text:tab/><text:tab/><text:tab/>== ''</text:p>
      <text:p text:style-name="P2"><text:tab/><text:tab/><text:tab/><text:tab/>like<text:tab/><text:tab/><text:tab/>^, $, 정규식 함수</text:p>
      <text:p text:style-name="P2"/>
      <text:list xml:id="list38336907" text:continue-numbering="true" text:style-name="Outline">
        <text:list-item>
          <text:h text:style-name="P28" text:outline-level="1"><text:bookmark text:name="_■_16._정수형"/>■ 16. 정수형 자료 이해하기 </text:h>
        </text:list-item>
      </text:list>
      <text:p text:style-name="P5"><text:a xlink:type="simple" xlink:href="#문제45" text:style-name="Internet_20_link" text:visited-style-name="Visited_20_Internet_20_Link"><text:span text:style-name="T2">문제 45</text:span></text:a></text:p>
      <text:p text:style-name="P2"/>
      <text:p text:style-name="P2"><text:tab/>"자연수 (1, 2, 3, ...... )와 음수 (-1, -2, -3, ..... )와 0으로 이루어진 수 체계를 정수라 한다. </text:p>
      <text:p text:style-name="P2"/>
      <text:p text:style-name="P2"><text:tab/>예제 :</text:p>
      <text:p text:style-name="P2"><text:tab/><text:tab/>a = 123</text:p>
      <text:p text:style-name="P2"><text:tab/><text:tab/>b = -178</text:p>
      <text:p text:style-name="P2"><text:tab/><text:tab/>c = 0</text:p>
      <text:p text:style-name="P2"/>
      <text:p text:style-name="P2"><text:tab/>일반 프로그래밍에서 지원하는 정수형 상수의 범위는 </text:p>
      <text:p text:style-name="P2"/>
      <text:p text:style-name="P2"><text:tab/><text:tab/>-2,147,473,647 ~ 2,147,473,647 인데</text:p>
      <text:p text:style-name="P2"/>
      <text:p text:style-name="P2"><text:tab/>파이썬에서는 메모리가 허용하는 범위에서 지원 가능한 수를 사용할 수 있다.</text:p>
      <text:p text:style-name="P2"/>
      <text:list xml:id="list38360834" text:continue-numbering="true" text:style-name="Outline">
        <text:list-item>
          <text:h text:style-name="P28" text:outline-level="1"><text:bookmark text:name="_■_17._실수형"/>■ 17. 실수형 자료 이해하기</text:h>
        </text:list-item>
      </text:list>
      <text:p text:style-name="P5"><text:a xlink:type="simple" xlink:href="#문제46" text:style-name="Internet_20_link" text:visited-style-name="Visited_20_Internet_20_Link"><text:span text:style-name="T2">문제 46</text:span></text:a></text:p>
      <text:p text:style-name="P2"/>
      <text:p text:style-name="P2"><text:tab/>"실수는 소수로 나타낼 수 있는 유리수와 소수로 나타낼 수 없는 무리수로 구성된 집합니다."</text:p>
      <text:p text:style-name="P2"/>
      <text:p text:style-name="P2"><text:tab/>파이썬은 실수를 지원하기 위해서 부동 소수형을 제공한다.</text:p>
      <text:p text:style-name="P2"/>
      <text:p text:style-name="P2"><text:tab/>* 부동 소수형의 특징</text:p>
      <text:p text:style-name="P2"/>
      <text:p text:style-name="P2"><text:tab/>1. 8바이트만 이용해서 수를 표현한다.</text:p>
      <text:p text:style-name="P2"><text:tab/> <text:s text:c="2"/>즉, 한정된 범위의 수만 표현할 수 있다.</text:p>
      <text:p text:style-name="P2"/>
      <text:p text:style-name="P2"><text:tab/>2. 디지털 방식으로 소수를 표현해야 하므로 정밀도의 한계가 있다.</text:p>
      <text:p text:style-name="P2"/>
      <text:p text:style-name="P2"><text:tab/>예제 : a = 3.14</text:p>
      <text:p text:style-name="P2"><text:tab/> <text:s text:c="6"/>type(a)</text:p>
      <text:p text:style-name="P2"/>
      <text:p text:style-name="P2"><text:tab/><text:tab/>Out[1]: float</text:p>
      <text:p text:style-name="P2"/>
      <text:list xml:id="list38341418" text:continue-numbering="true" text:style-name="Outline">
        <text:list-item>
          <text:h text:style-name="P28" text:outline-level="1"><text:bookmark text:name="_■_19._대입연산자"/>■ 19. 대입연산자 이해하기 (=)</text:h>
        </text:list-item>
      </text:list>
      <text:p text:style-name="P5"><text:a xlink:type="simple" xlink:href="#문제47" text:style-name="Internet_20_link" text:visited-style-name="Visited_20_Internet_20_Link"><text:span text:style-name="T2">문제 47 ~ 49</text:span></text:a></text:p>
      <text:p text:style-name="P2"/>
      <text:p text:style-name="P2"><text:tab/>a = 1</text:p>
      <text:p text:style-name="P2"><text:tab/>왼쪽의 변수에 오른쪽의 값을 대입해라 ~</text:p>
      <text:p text:style-name="P2"/>
      <text:p text:style-name="P2"><text:tab/>▷ 대입 연산자와 일반 연산자 비교</text:p>
      <text:p text:style-name="P2"><text:tab/><text:tab/>1. = <text:s/>: 대입 연산자</text:p>
      <text:p text:style-name="P2"><text:tab/><text:tab/>2. == : 같다</text:p>
      <text:p text:style-name="P2"><text:tab/><text:tab/>3. in : 여러개의 값 비교</text:p>
      <text:p text:style-name="P2"/>
      <text:list xml:id="list38343113" text:continue-numbering="true" text:style-name="Outline">
        <text:list-item>
          <text:h text:style-name="P28" text:outline-level="1"><text:bookmark text:name="_■_20._사칙"/>■ 20. 사칙 연산자 이해하기 ( +, -, *, /, ** )</text:h>
        </text:list-item>
      </text:list>
      <text:p text:style-name="P5"><text:a xlink:type="simple" xlink:href="#문제51" text:style-name="Internet_20_link" text:visited-style-name="Visited_20_Internet_20_Link"><text:span text:style-name="T2">문제 51 ~ 57</text:span></text:a></text:p>
      <text:p text:style-name="P2"/>
      <text:p text:style-name="P2"><text:tab/>* 오라클의 기타 비교 연산자와 파이썬 연산자 비교</text:p>
      <text:p text:style-name="P2"/>
      <text:p text:style-name="P2"><text:tab/><text:tab/>오라클<text:tab/><text:tab/><text:tab/>vs<text:tab/><text:tab/>파이썬</text:p>
      <text:p text:style-name="P2"/>
      <text:p text:style-name="P2"><text:tab/><text:tab/>between .. and<text:tab/><text:tab/><text:tab/><text:tab/>&lt;= &amp; &gt;=</text:p>
      <text:p text:style-name="P2"><text:tab/><text:tab/>in<text:tab/><text:tab/><text:tab/><text:tab/><text:tab/>in</text:p>
      <text:p text:style-name="P2"><text:tab/><text:tab/>is null<text:tab/><text:tab/><text:tab/><text:tab/><text:tab/>== ''</text:p>
      <text:p text:style-name="P2"><text:tab/><text:tab/>like<text:tab/><text:tab/><text:tab/><text:tab/><text:tab/>^, $, 정규식 함수</text:p>
      <text:p text:style-name="P2"/>
      <text:list xml:id="list38353576" text:continue-numbering="true" text:style-name="Outline">
        <text:list-item>
          <text:h text:style-name="P28" text:outline-level="1"><text:bookmark text:name="_■_21._연산자"/>■ 21. 연산자 축약 이해하기 ( +=, -=, *=, /= )</text:h>
        </text:list-item>
      </text:list>
      <text:p text:style-name="P5"><text:a xlink:type="simple" xlink:href="#문제58" text:style-name="Internet_20_link" text:visited-style-name="Visited_20_Internet_20_Link"><text:span text:style-name="T2">문제 58</text:span></text:a></text:p>
      <text:p text:style-name="P2"/>
      <text:p text:style-name="P2"><text:tab/>예제 : </text:p>
      <text:p text:style-name="P2"><text:tab/><text:tab/>a = 0</text:p>
      <text:p text:style-name="P2"/>
      <text:p text:style-name="P2"><text:tab/><text:tab/>a += 1<text:tab/><text:tab/># a의 값은 ? a = a + 1, a = 1</text:p>
      <text:p text:style-name="P2"><text:tab/><text:tab/>a -= 5<text:tab/><text:tab/># a의 값은 ? a = a - 5, a = -4</text:p>
      <text:p text:style-name="P2"><text:tab/><text:tab/>a *= 2<text:tab/><text:tab/># a의 값은 ? a = a * 2, a = -8</text:p>
      <text:p text:style-name="P2"><text:tab/><text:tab/>a /= 4<text:tab/><text:tab/># a의 값은 ? a = a / 2, a = -2</text:p>
      <text:p text:style-name="P2"/>
      <text:p text:style-name="P8"/>
      <text:list xml:id="list38361090" text:continue-numbering="true" text:style-name="Outline">
        <text:list-item>
          <text:h text:style-name="Heading_20_1" text:outline-level="1"><text:bookmark text:name="_■_22._True와"/>■ 22. True와 False 이해하기</text:h>
        </text:list-item>
      </text:list>
      <text:p text:style-name="P5"><text:a xlink:type="simple" xlink:href="#문제59" text:style-name="Internet_20_link" text:visited-style-name="Visited_20_Internet_20_Link"><text:span text:style-name="T2">문제 59 ~ 60</text:span></text:a></text:p>
      <text:p text:style-name="P2"/>
      <text:p text:style-name="P2"><text:tab/>예제 : </text:p>
      <text:p text:style-name="P12">a = True</text:p>
      <text:p text:style-name="P12">b = False</text:p>
      <text:p text:style-name="P12">print(a==1) # True가 출력됨</text:p>
      <text:p text:style-name="P12">print(b!=0) # False가 출력됨</text:p>
      <text:p text:style-name="P2"/>
      <text:list xml:id="list38342017" text:continue-numbering="true" text:style-name="Outline">
        <text:list-item>
          <text:h text:style-name="P28" text:outline-level="1"><text:bookmark text:name="_■_23._관계"/>■ 23. 관계 연산자 이해하기 ( ==, !=, &lt;, &lt;=, &gt;, &gt;= )</text:h>
        </text:list-item>
      </text:list>
      <text:p text:style-name="Standard"><text:a xlink:type="simple" xlink:href="#문제61" text:style-name="Internet_20_link" text:visited-style-name="Visited_20_Internet_20_Link"><text:span text:style-name="T2">문제 61 ~ 63</text:span></text:a></text:p>
      <text:p text:style-name="P1"/>
      <text:p text:style-name="Standard"><text:span text:style-name="T1">▷ panda</text:span><text:bookmark text:name="pandas"/><text:span text:style-name="T1">s 모듈 설치</text:span></text:p>
      <text:p text:style-name="P1"><text:tab/>아나콘다 프롬프트 들어가서</text:p>
      <text:p text:style-name="P1"/>
      <text:p text:style-name="P1"><text:tab/>pip install pandas</text:p>
      <text:p text:style-name="P1"><text:tab/>python -m pip install --upgrade pip</text:p>
      <text:p text:style-name="P2"/>
      <text:p text:style-name="P2"/>
      <text:p text:style-name="P2">※ 판다스 기본 문법</text:p>
      <text:p text:style-name="P2"><text:tab/>emp [ 열 선택 ] [ 행 선택 ]</text:p>
      <text:p text:style-name="P2"/>
      <text:p text:style-name="P2"><text:tab/>※대용량 환경에서 검색속도가 빠르다 !</text:p>
      <text:p text:style-name="P2"/>
      <text:list xml:id="list38339600" text:continue-numbering="true" text:style-name="Outline">
        <text:list-item>
          <text:h text:style-name="P28" text:outline-level="1"><text:bookmark text:name="_■_24._논리"/>■ 24. 논리 연산자 이해하기 ( and, or, not )</text:h>
        </text:list-item>
      </text:list>
      <text:p text:style-name="P5"><text:a xlink:type="simple" xlink:href="#문제64" text:style-name="Internet_20_link" text:visited-style-name="Visited_20_Internet_20_Link"><text:span text:style-name="T2">문제 64 ~ 65</text:span></text:a></text:p>
      <text:p text:style-name="P2"/>
      <text:p text:style-name="P5"><text:span text:style-name="T1">★ 기타 비교 </text:span><text:bookmark text:name="기타비교연산자비교"/><text:span text:style-name="T1">연산자를 오라클과 파이썬 그리고 판다스와 비교</text:span></text:p>
      <text:p text:style-name="P2"/>
      <text:p text:style-name="P2"><text:tab/>오라클<text:tab/><text:tab/>vs<text:tab/><text:tab/>파이썬<text:tab/><text:tab/>vs<text:tab/><text:tab/>판다스</text:p>
      <text:p text:style-name="P2"/>
      <text:p text:style-name="P2"><text:tab/>between .. and<text:tab/><text:tab/><text:tab/>&lt;= and &gt;=<text:tab/><text:tab/><text:tab/>&lt;= &amp; &gt;=</text:p>
      <text:p text:style-name="P2"><text:tab/>in<text:tab/><text:tab/><text:tab/><text:tab/>in<text:tab/><text:tab/><text:tab/><text:tab/>isin</text:p>
      <text:p text:style-name="P2"><text:tab/>is null<text:tab/><text:tab/><text:tab/><text:tab/>== ''<text:tab/><text:tab/><text:tab/><text:tab/>apply함수</text:p>
      <text:p text:style-name="P2"><text:tab/>like<text:tab/><text:tab/><text:tab/><text:tab/>emp_list[1][0]<text:tab/><text:tab/><text:tab/>isnull()</text:p>
      <text:p text:style-name="P2"/>
      <text:p text:style-name="P2"/>
      <text:p text:style-name="P2"/>
      <text:p text:style-name="P5"><text:span text:style-name="T1">※ lambda 표</text:span><text:bookmark text:name="lambda"/><text:span text:style-name="T1">현식 ?<text:tab/><text:tab/><text:tab/><text:tab/><text:tab/># 한번 쓰고 말 함수를 람다로 만들면 편하다!</text:span></text:p>
      <text:p text:style-name="P5"><text:a xlink:type="simple" xlink:href="#문제66" text:style-name="Internet_20_link" text:visited-style-name="Visited_20_Internet_20_Link"><text:span text:style-name="T2">문제 66 ~ 72</text:span></text:a></text:p>
      <text:p text:style-name="P2"/>
      <text:p text:style-name="P2"><text:tab/>여러줄의 코드를 딱 한줄로 만들어 주는 문법</text:p>
      <text:p text:style-name="P2"><text:tab/>오라클로 설명하면 "이름 없는 함수"</text:p>
      <text:p text:style-name="P2"/>
      <text:p text:style-name="P2"><text:tab/>예 : 파이썬에서 함수를 생성하는 방법</text:p>
      <text:p text:style-name="P2"><text:tab/>def hap(x,y):</text:p>
      <text:p text:style-name="P2"><text:tab/> <text:s text:c="3"/>return x + y</text:p>
      <text:p text:style-name="P2"><text:tab/>print ( hap(10, 20))</text:p>
      <text:p text:style-name="P2"/>
      <text:p text:style-name="P2"><text:tab/>30</text:p>
      <text:p text:style-name="P2"/>
      <text:list xml:id="list38362162" text:continue-numbering="true" text:style-name="Outline">
        <text:list-item>
          <text:h text:style-name="P28" text:outline-level="1"><text:bookmark text:name="_■_26._시퀀스"/>■ 26. 시퀀스 자료형 이해하기</text:h>
        </text:list-item>
      </text:list>
      <text:p text:style-name="P5"><text:a xlink:type="simple" xlink:href="#문제73" text:style-name="Internet_20_link" text:visited-style-name="Visited_20_Internet_20_Link"><text:span text:style-name="T2">문제 73</text:span></text:a></text:p>
      <text:p text:style-name="P2"/>
      <text:p text:style-name="P2"><text:tab/>문자열 'abcde'는 a, b, c, d, e 가 순서대로 나열되어 있는 시퀀스 자료형이다.</text:p>
      <text:p text:style-name="P2"/>
      <text:p text:style-name="P2"><text:tab/>예제 : <text:s/>strdata = 'abcde'<text:tab/># a b c d e</text:p>
      <text:p text:style-name="P2"><text:tab/><text:tab/>print (strdata[0])<text:tab/> <text:s/>0 1 2 3 4</text:p>
      <text:p text:style-name="P2"><text:tab/><text:tab/><text:tab/><text:tab/><text:tab/> <text:s text:c="6"/>-2-1 </text:p>
      <text:p text:style-name="P2"><text:tab/><text:tab/>a</text:p>
      <text:p text:style-name="P2"/>
      <text:p text:style-name="P2"><text:tab/><text:tab/><text:tab/>listdata = [ 'a', 'b', 'c', 'd', 'e' ]</text:p>
      <text:p text:style-name="P2"><text:tab/><text:tab/><text:tab/><text:tab/> <text:s text:c="5"/>0 <text:s text:c="3"/>1 <text:s text:c="3"/>2 <text:s text:c="3"/>3 <text:s text:c="3"/>4</text:p>
      <text:p text:style-name="P2"><text:tab/><text:tab/><text:tab/><text:tab/> <text:s text:c="4"/>-5 <text:s text:c="2"/>-4 <text:s text:c="2"/>-3 <text:s text:c="2"/>-2 <text:s text:c="2"/>-1</text:p>
      <text:p text:style-name="P2"/>
      <text:list xml:id="list38362517" text:continue-numbering="true" text:style-name="Outline">
        <text:list-item>
          <text:h text:style-name="P28" text:outline-level="1"><text:bookmark text:name="_■_27._시퀀스"/>■ 27. 시퀀스 자료 인덱싱 이해하기</text:h>
        </text:list-item>
      </text:list>
      <text:p text:style-name="P5"><text:a xlink:type="simple" xlink:href="#문제74" text:style-name="Internet_20_link" text:visited-style-name="Visited_20_Internet_20_Link"><text:span text:style-name="T2">문제 74 ~ 76</text:span></text:a></text:p>
      <text:p text:style-name="P2"/>
      <text:p text:style-name="P2"><text:tab/>예제 :</text:p>
      <text:p text:style-name="P2"><text:tab/><text:tab/>strdata = 'Time is money!!' <text:s/><text:tab/># 문자열 변수</text:p>
      <text:p text:style-name="P2"><text:tab/><text:tab/>listdata = [1, 2, [4, 5, 6] ] <text:tab/># 리스트변수</text:p>
      <text:p text:style-name="P2"><text:tab/><text:tab/><text:tab/><text:tab/><text:tab/><text:tab/># 리스트 안에 리스트가 있는 경우</text:p>
      <text:p text:style-name="P2"/>
      <text:list xml:id="list38356104" text:continue-numbering="true" text:style-name="Outline">
        <text:list-item>
          <text:h text:style-name="P28" text:outline-level="1"><text:bookmark text:name="_■_28._시퀀스"/>■ 28. 시퀀스 자료 슬라이싱 이해하기</text:h>
        </text:list-item>
      </text:list>
      <text:p text:style-name="P5"><text:a xlink:type="simple" xlink:href="#문제77" text:style-name="Internet_20_link" text:visited-style-name="Visited_20_Internet_20_Link"><text:span text:style-name="T2">문제 77 ~ 80</text:span></text:a></text:p>
      <text:p text:style-name="P2"/>
      <text:p text:style-name="P2"><text:tab/>예제 :</text:p>
      <text:p text:style-name="P2"><text:tab/><text:tab/>strdata = 'Time is money'</text:p>
      <text:p text:style-name="P2"/>
      <text:p text:style-name="P2"><text:tab/><text:tab/>print ( strdata[1:5])<text:tab/><text:tab/># 형식식 [시작문자열번호 : 끝 문자열 번호 : 배수의숫자만]</text:p>
      <text:p text:style-name="P2"/>
      <text:p text:style-name="P2"><text:tab/><text:tab/>ime</text:p>
      <text:p text:style-name="P2"/>
      <text:list xml:id="list38335761" text:continue-numbering="true" text:style-name="Outline">
        <text:list-item>
          <text:h text:style-name="P28" text:outline-level="1"><text:bookmark text:name="_■_29._시퀀스"/>■ 29. 시퀀스 자료 연결하기 ( + )</text:h>
        </text:list-item>
      </text:list>
      <text:p text:style-name="P5"><text:a xlink:type="simple" xlink:href="#문제81" text:style-name="Internet_20_link" text:visited-style-name="Visited_20_Internet_20_Link"><text:span text:style-name="T2">문제 81 ~ 82</text:span></text:a></text:p>
      <text:p text:style-name="P2"/>
      <text:p text:style-name="P2"><text:tab/>예제 : </text:p>
      <text:p text:style-name="P2"><text:tab/><text:tab/>strdata1 = 'i love '</text:p>
      <text:p text:style-name="P2"><text:tab/>strdata2 = 'Python'</text:p>
      <text:p text:style-name="P2"/>
      <text:p text:style-name="P2"><text:tab/>print( strdata1 + strdata2)</text:p>
      <text:p text:style-name="P2"/>
      <text:p text:style-name="P2"><text:tab/>i love Python</text:p>
      <text:p text:style-name="P2"/>
      <text:list xml:id="list38338367" text:continue-numbering="true" text:style-name="Outline">
        <text:list-item>
          <text:h text:style-name="P28" text:outline-level="1"><text:bookmark text:name="_■_30._시퀀스"/>■ 30. 시퀀스 자료 반복 이해하기 (*)</text:h>
        </text:list-item>
      </text:list>
      <text:p text:style-name="P2"/>
      <text:p text:style-name="P2"><text:tab/>예제 :</text:p>
      <text:p text:style-name="P2"><text:tab/><text:tab/>a = int ( input( '숫자를 입력하세요 !' ) )</text:p>
      <text:p text:style-name="P2"><text:tab/><text:tab/>for i in range( 1, a + 1 ):</text:p>
      <text:p text:style-name="P2"><text:tab/><text:tab/> <text:s text:c="3"/>print( '★' * i )</text:p>
      <text:p text:style-name="P2"><text:tab/><text:tab/></text:p>
      <text:p text:style-name="P2"><text:tab/><text:tab/>숫자를 입력하세요 !5</text:p>
      <text:p text:style-name="P2"><text:tab/><text:tab/>★</text:p>
      <text:p text:style-name="P2"><text:tab/><text:tab/>★★</text:p>
      <text:p text:style-name="P2"><text:tab/><text:tab/>★★★</text:p>
      <text:p text:style-name="P2"><text:tab/><text:tab/>★★★★</text:p>
      <text:p text:style-name="P2"><text:tab/><text:tab/>★★★★★</text:p>
      <text:p text:style-name="P2"/>
      <text:list xml:id="list38332808" text:continue-numbering="true" text:style-name="Outline">
        <text:list-item>
          <text:h text:style-name="P28" text:outline-level="1"><text:bookmark text:name="_■_31._시퀀스"/>■ 31. 시퀀스 자료 크기 이해하기 (len)</text:h>
        </text:list-item>
      </text:list>
      <text:p text:style-name="P5"><text:a xlink:type="simple" xlink:href="#문제83" text:style-name="Internet_20_link" text:visited-style-name="Visited_20_Internet_20_Link"><text:span text:style-name="T2">문제 83</text:span></text:a></text:p>
      <text:p text:style-name="P2"/>
      <text:p text:style-name="P2">strdata1 = 'I love Python'</text:p>
      <text:p text:style-name="P2">print( len(strdata1) )</text:p>
      <text:p text:style-name="P2">13</text:p>
      <text:p text:style-name="P2"/>
      <text:list xml:id="list38353826" text:continue-numbering="true" text:style-name="Outline">
        <text:list-item>
          <text:h text:style-name="P28" text:outline-level="1"><text:bookmark text:name="_■_32._문자열의"/>■ 32. 문자열의 멤버체크 이해하기 (in)</text:h>
        </text:list-item>
      </text:list>
      <text:p text:style-name="P5"><text:a xlink:type="simple" xlink:href="#문제84" text:style-name="Internet_20_link" text:visited-style-name="Visited_20_Internet_20_Link"><text:span text:style-name="T2">문제 84 ~ 89</text:span></text:a></text:p>
      <text:p text:style-name="P2"/>
      <text:p text:style-name="P2"><text:tab/>"자료에 어떤 값이 있는지 없는지 확인하는 방법"</text:p>
      <text:p text:style-name="P2"/>
      <text:p text:style-name="P2"><text:tab/>예제 : </text:p>
      <text:p text:style-name="P2"><text:tab/><text:tab/>listdata = [1, 2, 3, 4]</text:p>
      <text:p text:style-name="P2"><text:tab/><text:tab/>result1 = 5 in listdata</text:p>
      <text:p text:style-name="P2"><text:tab/><text:tab/>result2 = 4 in listdata</text:p>
      <text:p text:style-name="P2"><text:tab/><text:tab/></text:p>
      <text:p text:style-name="P2"><text:tab/><text:tab/>print( result1 )</text:p>
      <text:p text:style-name="P2"><text:tab/><text:tab/>print( result2 )</text:p>
      <text:p text:style-name="P2"><text:tab/><text:tab/>False</text:p>
      <text:p text:style-name="P2"><text:tab/><text:tab/>True</text:p>
      <text:p text:style-name="P2"/>
      <text:list xml:id="list38359082" text:continue-numbering="true" text:style-name="Outline">
        <text:list-item>
          <text:h text:style-name="P28" text:outline-level="1"><text:bookmark text:name="_■_33._문자열"/>■ 33. 문자열 이해하기</text:h>
        </text:list-item>
      </text:list>
      <text:p text:style-name="P5"><text:a xlink:type="simple" xlink:href="#문제90" text:style-name="Internet_20_link" text:visited-style-name="Visited_20_Internet_20_Link"><text:span text:style-name="T2">문제 90 ~ 91</text:span></text:a></text:p>
      <text:p text:style-name="P2"/>
      <text:p text:style-name="P2"><text:tab/>▷ 문자열을 나타내는 방법 3가지</text:p>
      <text:p text:style-name="P2"/>
      <text:p text:style-name="P2"><text:tab/>1. ' 문자열 ' <text:tab/><text:tab/>----&gt; 싱글</text:p>
      <text:p text:style-name="P2"><text:tab/>2. " 문자열 " <text:tab/><text:tab/>----&gt; 더블</text:p>
      <text:p text:style-name="P2"><text:tab/>3. """ 문자열 """ <text:tab/>----&gt; 더블 3개</text:p>
      <text:p text:style-name="P2"/>
      <text:p text:style-name="P2">예제 :</text:p>
      <text:p text:style-name="P2"><text:tab/>data1 = 'i am python programer'</text:p>
      <text:p text:style-name="P2"><text:tab/>data2 = 'you are a programer'</text:p>
      <text:p text:style-name="P2"><text:tab/>data3 = """ i love</text:p>
      <text:p text:style-name="P2"><text:tab/> <text:s text:c="11"/>i love</text:p>
      <text:p text:style-name="P2"><text:tab/> <text:s text:c="11"/>i love """</text:p>
      <text:p text:style-name="P2"><text:tab/> <text:s text:c="11"/></text:p>
      <text:p text:style-name="P2"><text:tab/>data4 = "my son's names is john"<text:tab/># 문자열에 싱글을 나타내고 싶으면</text:p>
      <text:p text:style-name="P2"><text:tab/>data5 = 'name of my son is "john"'<text:tab/># 문자열에 더블을 나타내고 싶으면</text:p>
      <text:p text:style-name="P2"/>
      <text:list xml:id="list38336777" text:continue-numbering="true" text:style-name="Outline">
        <text:list-item>
          <text:h text:style-name="P28" text:outline-level="1"><text:bookmark text:name="_■_34._문자열"/>■ 34. 문자열 포멧팅 이해하기</text:h>
        </text:list-item>
      </text:list>
      <text:p text:style-name="P5"><text:a xlink:type="simple" xlink:href="#문제93" text:style-name="Internet_20_link" text:visited-style-name="Visited_20_Internet_20_Link">문제 93 ~ 98</text:a></text:p>
      <text:p text:style-name="P2"/>
      <text:p text:style-name="P2"><text:tab/>"변하는 값을 포함하는 문자열을 표현하기 위해 하나의 양식으로 문자열을 만드는 것"</text:p>
      <text:p text:style-name="P2"/>
      <text:p text:style-name="P2"><text:tab/>예 : </text:p>
      <text:p text:style-name="P2"><text:tab/><text:tab/>%s : 문자열</text:p>
      <text:p text:style-name="P2"><text:tab/><text:tab/>%d : 정수</text:p>
      <text:p text:style-name="P2"><text:tab/><text:tab/>%f : 실수</text:p>
      <text:p text:style-name="P2"><text:tab/><text:tab/>%% : % 기호</text:p>
      <text:p text:style-name="P2"/>
      <text:p text:style-name="P2"/>
      <text:p text:style-name="P14">예제 : </text:p>
      <text:p text:style-name="P2"><text:tab/><text:tab/>txt1 = '자바'; txt2 = '파이썬'</text:p>
      <text:p text:style-name="P2"><text:tab/><text:tab/>print ('나는 %s 보다 %s 에 더 익숙합니다.' %(txt1, txt2) )</text:p>
      <text:p text:style-name="P2"><text:tab/></text:p>
      <text:p text:style-name="P2"><text:tab/><text:tab/>나는 자바 보다 파이썬 에 더 익숙합니다.</text:p>
      <text:p text:style-name="P2"/>
      <text:list xml:id="list38336072" text:continue-numbering="true" text:style-name="Outline">
        <text:list-item>
          <text:h text:style-name="P28" text:outline-level="1"><text:bookmark text:name="_■_35._이스케이프"/>■ 35. 이스케이프 문자 이해하기</text:h>
        </text:list-item>
      </text:list>
      <text:p text:style-name="P2"/>
      <text:p text:style-name="P2"><text:tab/>* 이스케이프 문자</text:p>
      <text:p text:style-name="P2"/>
      <text:p text:style-name="P2"><text:tab/>1. \n <text:s text:c="4"/>: 줄바꾸기</text:p>
      <text:p text:style-name="P2"><text:tab/>2. \t <text:s text:c="4"/>: 탭</text:p>
      <text:p text:style-name="P2"><text:tab/>3. \enter : 줄계속</text:p>
      <text:p text:style-name="P2"><text:tab/>4. \\ <text:s text:c="4"/>: \ 기호 자체 </text:p>
      <text:p text:style-name="P2"/>
      <text:p text:style-name="P2"><text:tab/>예제 : print( '나는 파이썬을 사랑합니다. \n 파이썬은 자바보다 \</text:p>
      <text:p text:style-name="P2"><text:tab/><text:tab/> <text:s text:c="6"/>훨씬 쉽습니다.')</text:p>
      <text:p text:style-name="P2"/>
      <text:list xml:id="list38360420" text:continue-numbering="true" text:style-name="Outline">
        <text:list-item>
          <text:h text:style-name="P28" text:outline-level="1"><text:bookmark text:name="_■_36._리스트"/>■ 36. 리스트 이해하기 ( [ ] )</text:h>
        </text:list-item>
      </text:list>
      <text:p text:style-name="P5"><text:a xlink:type="simple" xlink:href="#문제99" text:style-name="Internet_20_link" text:visited-style-name="Visited_20_Internet_20_Link">문제 99 ~ 107</text:a></text:p>
      <text:p text:style-name="P2"/>
      <text:p text:style-name="P2"><text:tab/>▷ 리스트 변수란 ?</text:p>
      <text:p text:style-name="P2"/>
      <text:p text:style-name="P2"><text:tab/><text:tab/>"데이터의 목록을 다루는 자료형"</text:p>
      <text:p text:style-name="P2"/>
      <text:p text:style-name="P2"><text:tab/><text:tab/>대괄호 [ ] 안에 데이터를 입력해서 관리하는 변수</text:p>
      <text:p text:style-name="P2"/>
      <text:p text:style-name="P2"/>
      <text:p text:style-name="P5"><text:span text:style-name="T1">★★★★ 리스트 변수의</text:span><text:bookmark text:name="리스트변수유용함수"/><text:span text:style-name="T1"> 유용한 메소드 함수 ★★★★</text:span></text:p>
      <text:p text:style-name="P2"/>
      <text:p text:style-name="P2"><text:tab/>1. append() <text:s/>: 리스트의 끝에 새로운 요소를 추가</text:p>
      <text:p text:style-name="P2"/>
      <text:p text:style-name="P2"><text:tab/>2. extend() <text:s/>: 기존 리스트에 다른 리스트를 이어 붙임</text:p>
      <text:p text:style-name="P2"/>
      <text:p text:style-name="P2"><text:tab/>3. insert() <text:s/>: 리스트에 특정위치에 새로운 요소를 입력</text:p>
      <text:p text:style-name="P2"/>
      <text:p text:style-name="P2"><text:tab/>4. remove() <text:s/>: 리스트에 요소를 삭제</text:p>
      <text:p text:style-name="P2"/>
      <text:p text:style-name="P2"><text:tab/>5. pop() <text:s text:c="4"/>: 리스트에 마지막 요소를 제거</text:p>
      <text:p text:style-name="P2"/>
      <text:p text:style-name="P2"><text:tab/>6. index() <text:s text:c="2"/>: 리스트에 특정위치의 요소를 출력할 때 사용</text:p>
      <text:p text:style-name="P2"/>
      <text:p text:style-name="P2"><text:tab/>7. count() <text:s text:c="2"/>: 리스트에 요소의 건수를 출력</text:p>
      <text:p text:style-name="P2"/>
      <text:p text:style-name="P2"><text:tab/>8. sort() <text:s text:c="3"/>: 리스트의 요소를 정렬</text:p>
      <text:p text:style-name="P2"/>
      <text:p text:style-name="P2"><text:tab/>9. reverse() : 리스트에 요소의 순서를 반대로 뒤집을 때 사용</text:p>
      <text:p text:style-name="P2"/>
      <text:p text:style-name="P2"/>
      <text:p text:style-name="P2"/>
      <text:p text:style-name="P2"><text:tab/>예제 : </text:p>
      <text:p text:style-name="P2"><text:tab/><text:tab/>emp_list = []</text:p>
      <text:p text:style-name="P2"><text:tab/><text:tab/>emp_list.append('a')</text:p>
      <text:p text:style-name="P2"><text:tab/><text:tab/>print(emp_list)</text:p>
      <text:p text:style-name="P2"><text:tab/><text:tab/></text:p>
      <text:p text:style-name="P2"><text:tab/><text:tab/>emp_list.append('b')</text:p>
      <text:p text:style-name="P2"><text:tab/><text:tab/>print(emp_list)</text:p>
      <text:p text:style-name="P2"/>
      <text:list xml:id="list38352949" text:continue-numbering="true" text:style-name="Outline">
        <text:list-item>
          <text:h text:style-name="P28" text:outline-level="1"><text:bookmark text:name="_■_오라클과_파이썬의"/>■ 오라클과 파이썬의 그룹함수 비교</text:h>
        </text:list-item>
      </text:list>
      <text:p text:style-name="P5"><text:a xlink:type="simple" xlink:href="#문제108" text:style-name="Internet_20_link" text:visited-style-name="Visited_20_Internet_20_Link">문제 108 ~ 116</text:a></text:p>
      <text:p text:style-name="P2"/>
      <text:p text:style-name="P2"><text:tab/>오라클<text:tab/><text:tab/>vs<text:tab/><text:tab/>파이썬</text:p>
      <text:p text:style-name="P2"/>
      <text:p text:style-name="P2"><text:tab/>max<text:tab/><text:tab/><text:tab/><text:tab/>max</text:p>
      <text:p text:style-name="P2"><text:tab/>min<text:tab/><text:tab/><text:tab/><text:tab/>min</text:p>
      <text:p text:style-name="P2"><text:tab/>count<text:tab/><text:tab/><text:tab/><text:tab/>len</text:p>
      <text:p text:style-name="P2"><text:tab/>sum<text:tab/><text:tab/><text:tab/><text:tab/>sum</text:p>
      <text:p text:style-name="P2"><text:tab/>avg<text:tab/><text:tab/><text:tab/> <text:s/>사용자 정의 함수</text:p>
      <text:p text:style-name="P2"/>
      <text:p text:style-name="P2"/>
      <text:p text:style-name="P2"><text:tab/>예 : </text:p>
      <text:p text:style-name="P2"><text:tab/><text:tab/>sal_list = [800, 1250, 2000, 3000, 5000]</text:p>
      <text:p text:style-name="P2"><text:tab/><text:tab/>print(max(sal_list))</text:p>
      <text:p text:style-name="P2"/>
      <text:p text:style-name="P2"><text:tab/><text:tab/>5000</text:p>
      <text:p text:style-name="P2"/>
      <text:list xml:id="list38355274" text:continue-numbering="true" text:style-name="Outline">
        <text:list-item>
          <text:h text:style-name="P28" text:outline-level="1"><text:bookmark text:name="_■_37._튜플"/>■ 37. 튜플 이해하기 ( ( ) )</text:h>
        </text:list-item>
      </text:list>
      <text:p text:style-name="P2"/>
      <text:p text:style-name="P2"><text:tab/>* 튜플(tupple)변수란 ?</text:p>
      <text:p text:style-name="P2"/>
      <text:p text:style-name="P2"><text:tab/><text:tab/>리스트변수와는 다르게 요소 데이터의 변경이 불가능한 자료형</text:p>
      <text:p text:style-name="P2"/>
      <text:p text:style-name="P2"><text:tab/><text:tab/>리스트는 대괄호 [ ] 로 요소들을 둘렀는데</text:p>
      <text:p text:style-name="P2"/>
      <text:p text:style-name="P2"><text:tab/><text:tab/>튜플은 소괄호 ( ) 로 요소를 감싼다.</text:p>
      <text:p text:style-name="P2"/>
      <text:p text:style-name="P2"><text:tab/><text:tab/>"변경이 안되므로 튜플로 만든 데이터에 대한 신뢰도가 높아진다."</text:p>
      <text:p text:style-name="P2"/>
      <text:p text:style-name="P2"><text:tab/>예제 :</text:p>
      <text:p text:style-name="P2"><text:tab/><text:tab/>tupple1 = (1, 2, 3, 4, 5)</text:p>
      <text:p text:style-name="P2"><text:tab/><text:tab/>tupple2 = ('a', 'b', 'c', 'd')</text:p>
      <text:p text:style-name="P2"><text:tab/><text:tab/>tupple3 = (1, 'a', 'abc', [1, 2, 3])</text:p>
      <text:p text:style-name="P2"><text:tab/><text:tab/></text:p>
      <text:p text:style-name="P2"><text:tab/><text:tab/>tupple1[3][1] = 6</text:p>
      <text:p text:style-name="P2"><text:tab/><text:tab/>TypeError: 'int' object does not support item assignment</text:p>
      <text:p text:style-name="P2"/>
      <text:list xml:id="list38353838" text:continue-numbering="true" text:style-name="Outline">
        <text:list-item>
          <text:h text:style-name="P28" text:outline-level="1"><text:bookmark text:name="_■_38._딕셔너리"/>■ 38. 딕셔너리 자료형 이해하기 ( { } )</text:h>
        </text:list-item>
      </text:list>
      <text:p text:style-name="P5"><text:a xlink:type="simple" xlink:href="#문제117" text:style-name="Internet_20_link" text:visited-style-name="Visited_20_Internet_20_Link">문제 117 ~ 131</text:a></text:p>
      <text:p text:style-name="P2"/>
      <text:p text:style-name="P2"><text:tab/>* 딕셔너리 자료형이란?</text:p>
      <text:p text:style-name="P2"/>
      <text:p text:style-name="P2"><text:tab/><text:tab/>딕셔너리 자료형은 key와 values를 조합해서 사용하는 자료형 </text:p>
      <text:p text:style-name="P2"/>
      <text:p text:style-name="P2"><text:tab/>예 : </text:p>
      <text:p text:style-name="P2"><text:tab/><text:tab/>dic = {}</text:p>
      <text:p text:style-name="P2"/>
      <text:p text:style-name="P2"><text:tab/><text:tab/>dic['파이썬'] = 'www.python.org'</text:p>
      <text:p text:style-name="P2"><text:tab/><text:tab/> <text:s text:c="6"/>↑ <text:s text:c="13"/>↑</text:p>
      <text:p text:style-name="P2"><text:tab/><text:tab/> <text:s text:c="5"/>key <text:s text:c="12"/>values</text:p>
      <text:p text:style-name="P2"/>
      <text:p text:style-name="P2"><text:tab/><text:tab/>print(dic)</text:p>
      <text:p text:style-name="P2"><text:tab/><text:tab/>{'파이썬': 'www.python.org'}</text:p>
      <text:p text:style-name="P2"><text:tab/><text:tab/></text:p>
      <text:p text:style-name="P2"><text:tab/><text:tab/>print(dic.keys())</text:p>
      <text:p text:style-name="P2"><text:tab/><text:tab/>dict_keys(['파이썬'])</text:p>
      <text:p text:style-name="P2"><text:tab/><text:tab/></text:p>
      <text:p text:style-name="P2"><text:tab/><text:tab/>print(dic.values())</text:p>
      <text:p text:style-name="P2"><text:tab/><text:tab/>dict_values(['www.python.org'])</text:p>
      <text:p text:style-name="P2"/>
      <text:p text:style-name="P2"><text:tab/>네이버 번역기 (파파고), 구글 번역기는 신경망을 통해서 수많은 영문과 번역된 한글을 입력시켜서</text:p>
      <text:p text:style-name="P2"><text:tab/>학습을 시킨다.</text:p>
      <text:p text:style-name="P2"/>
      <text:p text:style-name="P2"><text:tab/>부산대 대학원에서 만든 번역기는 규칙기반으로 만들었다.</text:p>
      <text:p text:style-name="P2"/>
      <text:list xml:id="list38358284" text:continue-numbering="true" text:style-name="Outline">
        <text:list-item>
          <text:h text:style-name="P28" text:outline-level="1"><text:bookmark text:name="_■_39._(파이썬)"/>■ 39. (파이썬) 함수 이해하기 (def)</text:h>
        </text:list-item>
      </text:list>
      <text:p text:style-name="P2"/>
      <text:p text:style-name="P2"><text:tab/>▷ 파이썬 함수를 생성해야 하는 이유?</text:p>
      <text:p text:style-name="P2"/>
      <text:p text:style-name="P2"><text:tab/>내가 만든 스크립트를 다른사람도 유용하게 사용하게끔 하고 싶다면 코드를 함수로 만들면 된다.</text:p>
      <text:p text:style-name="P2"/>
      <text:p text:style-name="P2"/>
      <text:p text:style-name="P2"><text:tab/>* 오라클의 내장 함수와 파이썬의 내장함수 비교</text:p>
      <text:p text:style-name="P2"/>
      <text:p text:style-name="P2"><text:tab/><text:tab/><text:tab/>오라클<text:tab/><text:tab/><text:tab/>vs<text:tab/><text:tab/>파이썬</text:p>
      <text:p text:style-name="P2"/>
      <text:p text:style-name="P5"><text:span text:style-name="T1"><text:tab/>1. 문자함</text:span><text:bookmark text:name="문자함수"/><text:span text:style-name="T1">수 <text:tab/>upper <text:tab/><text:tab/><text:tab/><text:tab/><text:tab/>upper()</text:span></text:p>
      <text:p text:style-name="P5"><text:a xlink:type="simple" xlink:href="#문제132" text:style-name="Internet_20_link" text:visited-style-name="Visited_20_Internet_20_Link">문제 132 ~ 137</text:a><text:tab/><text:tab/><text:span text:style-name="T1">lower<text:tab/><text:tab/><text:tab/><text:tab/><text:tab/>lower()</text:span></text:p>
      <text:p text:style-name="P2"><text:tab/><text:tab/><text:tab/>initcap<text:tab/><text:tab/><text:tab/><text:tab/> <text:s text:c="2"/>사용자 정의 함수</text:p>
      <text:p text:style-name="P2"><text:tab/><text:tab/><text:tab/>substr<text:tab/><text:tab/><text:tab/><text:tab/> <text:s text:c="2"/>사용자 정의 함수</text:p>
      <text:p text:style-name="P2"><text:tab/><text:tab/><text:tab/>replace<text:tab/><text:tab/><text:tab/><text:tab/><text:tab/>replace()</text:p>
      <text:p text:style-name="P2"><text:tab/><text:tab/><text:tab/>length<text:tab/><text:tab/><text:tab/><text:tab/><text:tab/>len()</text:p>
      <text:p text:style-name="P2"><text:tab/><text:tab/><text:tab/>rtrim<text:tab/><text:tab/><text:tab/><text:tab/><text:tab/>rstrip()</text:p>
      <text:p text:style-name="P2"><text:tab/><text:tab/><text:tab/>ltrim<text:tab/><text:tab/><text:tab/><text:tab/><text:tab/>lstrip()</text:p>
      <text:p text:style-name="P2"><text:tab/><text:tab/><text:tab/>rpad<text:tab/><text:tab/><text:tab/><text:tab/> <text:s text:c="2"/>사용자 정의 함수</text:p>
      <text:p text:style-name="P2"><text:tab/><text:tab/><text:tab/>lpad<text:tab/><text:tab/><text:tab/><text:tab/> <text:s text:c="2"/>사용자 정의 함수</text:p>
      <text:p text:style-name="P2"><text:tab/><text:tab/><text:tab/>instr<text:tab/><text:tab/><text:tab/><text:tab/> <text:s text:c="2"/>사용자 정의 함수</text:p>
      <text:p text:style-name="P2"/>
      <text:p text:style-name="P2"><text:tab/>2. 숫자 함수 <text:tab/>round<text:tab/><text:tab/><text:tab/><text:tab/><text:tab/>round()</text:p>
      <text:p text:style-name="P2"><text:tab/><text:tab/><text:tab/>trunc<text:tab/><text:tab/><text:tab/><text:tab/><text:tab/>trunc()</text:p>
      <text:p text:style-name="P2"><text:tab/><text:tab/><text:tab/>mod<text:tab/><text:tab/><text:tab/><text:tab/><text:tab/>%</text:p>
      <text:p text:style-name="P2"><text:tab/><text:tab/><text:tab/>power<text:tab/><text:tab/><text:tab/><text:tab/><text:tab/>pow(), **</text:p>
      <text:p text:style-name="P2"><text:tab/>3. 날짜함수<text:bookmark text:name="날짜함수"/></text:p>
      <text:p text:style-name="P5"><text:a xlink:type="simple" xlink:href="#문제139" text:style-name="Internet_20_link" text:visited-style-name="Visited_20_Internet_20_Link">문제 139 ~ 152</text:a><text:tab/><text:tab/><text:span text:style-name="T1">month_between<text:tab/><text:tab/><text:tab/> <text:s text:c="2"/>사용자 정의 함수</text:span></text:p>
      <text:p text:style-name="P2"><text:tab/><text:tab/><text:tab/>add_month<text:tab/><text:tab/><text:tab/><text:tab/>relativedelta</text:p>
      <text:p text:style-name="P2"><text:tab/><text:tab/><text:tab/>next_day<text:tab/><text:tab/><text:tab/> <text:s text:c="2"/>사용자 정의 함수</text:p>
      <text:p text:style-name="P2"><text:tab/><text:tab/><text:tab/>last_day<text:tab/><text:tab/><text:tab/><text:tab/>monthrange</text:p>
      <text:p text:style-name="P2"/>
      <text:p text:style-name="P2"><text:tab/>4. 변환함수 <text:tab/>to_char<text:tab/><text:tab/><text:tab/><text:tab/><text:tab/>str()</text:p>
      <text:p text:style-name="P2"><text:tab/><text:tab/><text:tab/>to_number<text:tab/><text:tab/><text:tab/><text:tab/>int(), float()</text:p>
      <text:p text:style-name="P2"><text:tab/><text:tab/><text:tab/>to_date<text:tab/><text:tab/><text:tab/><text:tab/><text:tab/>datetime.strptime()</text:p>
      <text:p text:style-name="P2"/>
      <text:p text:style-name="P5"><text:span text:style-name="T1"><text:tab/>5. </text:span><text:bookmark text:name="일반함수"/><text:span text:style-name="T1">일반 함수 <text:tab/>nvl<text:tab/><text:tab/><text:tab/><text:tab/> <text:s text:c="2"/>사용자 정의 함수</text:span></text:p>
      <text:p text:style-name="P5"><text:a xlink:type="simple" xlink:href="#문제153" text:style-name="Internet_20_link" text:visited-style-name="Visited_20_Internet_20_Link">문제 153 ~ 154</text:a><text:span text:style-name="T1"><text:tab/><text:tab/>decode<text:tab/><text:tab/><text:tab/><text:tab/> <text:s text:c="2"/>사용자 정의 함수</text:span></text:p>
      <text:p text:style-name="P2"><text:tab/><text:tab/><text:tab/>case<text:tab/><text:tab/><text:tab/><text:tab/><text:tab/>if 문</text:p>
      <text:p text:style-name="P2"/>
      <text:p text:style-name="P2"/>
      <text:p text:style-name="P2"/>
      <text:p text:style-name="P2"><text:tab/>▷ 함수 생성 예제 :</text:p>
      <text:p text:style-name="P2"/>
      <text:p text:style-name="P2"><text:tab/><text:tab/>def add_number(n1, n2):</text:p>
      <text:p text:style-name="P2"><text:tab/><text:tab/> <text:s text:c="3"/>ret = n1 + n2</text:p>
      <text:p text:style-name="P2"><text:tab/><text:tab/> <text:s text:c="3"/>return ret</text:p>
      <text:p text:style-name="P2"/>
      <text:p text:style-name="P2"><text:tab/><text:tab/>print ( add_number(10, 25))</text:p>
      <text:p text:style-name="P2"/>
      <text:p text:style-name="P2"><text:tab/><text:tab/>35</text:p>
      <text:p text:style-name="P2"/>
      <text:p text:style-name="P2"/>
      <text:p text:style-name="P2">★ import에 대한 설명 (파이썬 200제 45 번)</text:p>
      <text:p text:style-name="P2"/>
      <text:p text:style-name="P2"><text:tab/><text:tab/><text:tab/>functions.py를 가져오겠다</text:p>
      <text:p text:style-name="P2"><text:soft-page-break/><text:tab/><text:tab/><text:tab/> ↑</text:p>
      <text:p text:style-name="P2"><text:tab/>import common.functions</text:p>
      <text:p text:style-name="P2"><text:tab/><text:tab/> ↑</text:p>
      <text:p text:style-name="P2"><text:tab/><text:tab/>common이라는 패키지(폴더)</text:p>
      <text:p text:style-name="P2"/>
      <text:p text:style-name="P2"><text:tab/>실습 : common.zip을 압축을 해제하는데 압축을 해제해서 common이라는 폴더가 생성되었는지 </text:p>
      <text:p text:style-name="P2"><text:tab/> <text:s text:c="6"/>확인을하고 common폴더안에 여러개의 .py 파일중에 functions.py가 있는지 확인하시오 !</text:p>
      <text:p text:style-name="P2"/>
      <text:p text:style-name="P2"><text:tab/><text:tab/>C:\Users\Administrator\.spyder-py3\untitled0.py</text:p>
      <text:p text:style-name="P2"><text:tab/><text:tab/><text:tab/><text:tab/><text:tab/><text:tab/> <text:s/>:</text:p>
      <text:p text:style-name="P2"><text:tab/><text:tab/><text:tab/><text:tab/><text:tab/><text:tab/> <text:s/>:</text:p>
      <text:p text:style-name="P2"><text:tab/><text:tab/><text:tab/><text:tab/><text:tab/><text:tab/>common폴더 갖다놓기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1">▷ import문을 만나면 파이썬 모</text:span><text:bookmark text:name="파이썬모듈"/><text:span text:style-name="T1">듈(py 파일)을 찾는 순서 </text:span></text:p>
      <text:p text:style-name="P5"><text:a xlink:type="simple" xlink:href="#문제146" text:style-name="Internet_20_link" text:visited-style-name="Visited_20_Internet_20_Link">문제 146</text:a></text:p>
      <text:p text:style-name="P2"/>
      <text:p text:style-name="P2"><text:tab/>import date time 명령어를 수행하면 ?</text:p>
      <text:p text:style-name="P2"/>
      <text:p text:style-name="P2"/>
      <text:p text:style-name="P2"><text:tab/>1. 파이썬 내장 모듈</text:p>
      <text:p text:style-name="P2"/>
      <text:p text:style-name="P2"><text:tab/>예제 : </text:p>
      <text:p text:style-name="P2"><text:tab/><text:tab/>import sys</text:p>
      <text:p text:style-name="P2"><text:tab/><text:tab/>print (sys.builtin_module_names)</text:p>
      <text:p text:style-name="P2"/>
      <text:p text:style-name="P2"><text:tab/></text:p>
      <text:p text:style-name="P2"><text:tab/>2. sys.path에 정의 되어있는 디렉토리</text:p>
      <text:p text:style-name="P2"/>
      <text:p text:style-name="P2"><text:tab/><text:tab/>import sys</text:p>
      <text:p text:style-name="P2"><text:tab/><text:tab/>for path in sys.path:</text:p>
      <text:p text:style-name="P2"><text:tab/><text:tab/> <text:s text:c="3"/>print(path)</text:p>
      <text:p text:style-name="P2"/>
      <text:p text:style-name="P2"><text:tab/>예제 : sys.path의 내용을 프린트하시오 !</text:p>
      <text:p text:style-name="P2"/>
      <text:p text:style-name="P2"><text:tab/><text:tab/><text:tab/>C:\ProgramData\Anaconda3\lib\site-packages</text:p>
      <text:p text:style-name="P2"/>
      <text:p text:style-name="P2"/>
      <text:p text:style-name="P2"><text:tab/>※ site-packages란?</text:p>
      <text:p text:style-name="P2"/>
      <text:p text:style-name="P2"><text:tab/><text:tab/>site-packages란 파이썬의 기본 라이브러리 패키지 외에 추가적인 패키지를 설치하는 디렉토리이다.</text:p>
      <text:p text:style-name="P2"/>
      <text:p text:style-name="P2"><text:tab/><text:tab/>site-packages디렉토리에 여러가지 소프트웨어가 사용할 공통 모듈을 넣어두면 물리적인 장소에</text:p>
      <text:p text:style-name="P2"><text:tab/><text:tab/>구애받지 않고 모듈에 접근하여 반입할 수 있다.</text:p>
      <text:p text:style-name="P2"/>
      <text:p text:style-name="P2"><text:tab/>예 : </text:p>
      <text:p text:style-name="P2"><text:tab/><text:tab/>C:\ProgramData\Anaconda3\lib\site-packages</text:p>
      <text:p text:style-name="P2"/>
      <text:p text:style-name="P2"/>
      <text:p text:style-name="P2"/>
      <text:p text:style-name="P2"><text:soft-page-break/></text:p>
      <text:p text:style-name="P5"><text:span text:style-name="T1">★ 몬테카</text:span><text:bookmark text:name="몬테카를로알고리즘"/><text:span text:style-name="T1">를로 알고리즘</text:span></text:p>
      <text:p text:style-name="P5"><text:a xlink:type="simple" xlink:href="#문제155" text:style-name="Internet_20_link" text:visited-style-name="Visited_20_Internet_20_Link">문제 155 ~ 159</text:a></text:p>
      <text:p text:style-name="P2"/>
      <text:p text:style-name="P2"><text:tab/>" 수많은 노가다를 통해서 답을 알아내는 것"</text:p>
      <text:p text:style-name="P2"/>
      <text:p text:style-name="P2"><text:tab/>1. 강화학습 : 컴퓨터가 하나의 게임을 수차례 스스로 하면서 게임을 배워나가는 방법</text:p>
      <text:p text:style-name="P2"/>
      <text:p text:style-name="P2"><text:tab/>2. 데이터 분석 : 6기 조은성 학생 지금 강남에 삼성생명에서 데이터 분석 프로젝트를</text:p>
      <text:p text:style-name="P2"><text:tab/><text:tab/><text:tab/> 하고있는데 몬테카를로 알고리즘으로 수행</text:p>
      <text:p text:style-name="P2"/>
      <text:p text:style-name="P2"><text:tab/>예 : 삼성생명에서 금융사고가 났을 때를 대비해서 평상시에 가지고 있어야 할 자금이 어떻게 되는지를</text:p>
      <text:p text:style-name="P2"><text:tab/> <text:s text:c="4"/>예측</text:p>
      <text:p text:style-name="P2"><text:tab/> <text:s text:c="4"/>컴퓨터로 수많은 금융사고를 랜덤으로 일으켜서 대비해야할 금액을 알아냄</text:p>
      <text:p text:style-name="P2"/>
      <text:p text:style-name="P2">원의 넓이 구하는 공식 ? </text:p>
      <text:p text:style-name="P2"><text:tab/>반지름 x 반지름 x pi(3.14)</text:p>
      <text:p text:style-name="P2"/>
      <text:list xml:id="list38343428" text:continue-numbering="true" text:style-name="Outline">
        <text:list-item>
          <text:h text:style-name="P28" text:outline-level="1"><text:bookmark text:name="_■_40._함수"/>■ 40. 함수 인자(매개변수) 이해하기</text:h>
        </text:list-item>
      </text:list>
      <text:p text:style-name="P5"><text:a xlink:type="simple" xlink:href="#문제160" text:style-name="Internet_20_link" text:visited-style-name="Visited_20_Internet_20_Link">문제 160 ~ 161</text:a></text:p>
      <text:p text:style-name="P2"/>
      <text:p text:style-name="P2"><text:tab/>예제 :</text:p>
      <text:p text:style-name="P2"><text:tab/><text:tab/>def add_txt(t1, t2 = '파이썬'):</text:p>
      <text:p text:style-name="P2"><text:tab/><text:tab/> <text:s text:c="3"/>print(t1+' : ' + t2)</text:p>
      <text:p text:style-name="P2"><text:tab/> <text:s text:c="3"/></text:p>
      <text:p text:style-name="P2"><text:tab/><text:tab/>add_txt('베스트')</text:p>
      <text:p text:style-name="P2"><text:tab/><text:tab/></text:p>
      <text:p text:style-name="P2"><text:tab/><text:tab/>add_txt(t2 = '대한민국', t1 = '1등')</text:p>
      <text:p text:style-name="P2"><text:tab/><text:tab/></text:p>
      <text:p text:style-name="P2"><text:tab/><text:tab/>베스트 : 파이썬</text:p>
      <text:p text:style-name="P2"><text:tab/><text:tab/>1등 : 대한민국</text:p>
      <text:p text:style-name="P2"><text:tab/></text:p>
      <text:p text:style-name="P2"><text:tab/><text:tab/>def add_txt(t1 = '쉬운', t2 = '파이썬'):</text:p>
      <text:p text:style-name="P2"><text:tab/><text:tab/> <text:s text:c="3"/>print(t1+' : ' + t2)</text:p>
      <text:p text:style-name="P2"/>
      <text:p text:style-name="P2"/>
      <text:p text:style-name="P2">▷ 가변형 매개변수 ?</text:p>
      <text:p text:style-name="P2"/>
      <text:p text:style-name="P2"><text:tab/>매개변수의 수가 유동적인 함수를 만들고 싶을 때 사용하는 변수.</text:p>
      <text:p text:style-name="P2"/>
      <text:p text:style-name="P2"><text:tab/>함수를 실행할 때 매개변수를 10개, 20개를 입력해도 제대로 동작한다.</text:p>
      <text:p text:style-name="P2"/>
      <text:p text:style-name="P2"/>
      <text:p text:style-name="P2">예제 :</text:p>
      <text:p text:style-name="P2"/>
      <text:p text:style-name="P2"><text:tab/>def merge_string(*text_list):</text:p>
      <text:p text:style-name="P2"><text:tab/> <text:s text:c="3"/>result = ''</text:p>
      <text:p text:style-name="P2"><text:tab/> <text:s text:c="3"/>for s in text_list:</text:p>
      <text:p text:style-name="P2"><text:tab/> <text:s text:c="7"/>result += s + ' '</text:p>
      <text:p text:style-name="P2"><text:tab/> <text:s text:c="3"/>return result</text:p>
      <text:p text:style-name="P2"/>
      <text:p text:style-name="P2"><text:tab/>print(merge_string('아버지가', '방에', '들어가시려다가', '부엌으로', '가셔서', '짜장면이',\</text:p>
      <text:p text:style-name="P2"><text:tab/><text:tab/><text:tab/> <text:s text:c="2"/>'싫다고','하셨어'))</text:p>
      <text:p text:style-name="P2"/>
      <text:list xml:id="list38346730" text:continue-numbering="true" text:style-name="Outline">
        <text:list-item>
          <text:h text:style-name="P28" text:outline-level="1"><text:bookmark text:name="_■_41._지역변수와"/>■ 41. 지역변수와 전역변수 이해하기 (global)</text:h>
        </text:list-item>
      </text:list>
      <text:p text:style-name="P5"><text:a xlink:type="simple" xlink:href="#문제162" text:style-name="Internet_20_link" text:visited-style-name="Visited_20_Internet_20_Link">문제 162</text:a></text:p>
      <text:p text:style-name="P2"/>
      <text:p text:style-name="P2"><text:tab/>"변수는 자신이 생성된 범위 (코드블럭) 안에서만 유효하다. 함수 안에서 만든 변수는 함수 안에서만</text:p>
      <text:p text:style-name="P2"><text:tab/> 살아있다가 함수 코드의 실행이 종료되면 그 생명을 다한다."</text:p>
      <text:p text:style-name="P2"/>
      <text:p text:style-name="P2"><text:tab/>이것을 지역변수라고 한다.</text:p>
      <text:p text:style-name="P2"/>
      <text:p text:style-name="P2"><text:tab/>이와는 반대로 함수 외부에서 만든 변수는 프로그램이 살아있는 동안에 함께 살아있다가 프로그램이</text:p>
      <text:p text:style-name="P14">종료</text:p>
      <text:p text:style-name="P2"><text:tab/>되면 같이 소멸 된다.</text:p>
      <text:p text:style-name="P2"/>
      <text:p text:style-name="P2"><text:tab/>이렇게 프로그램 전체를 유효범위로 가지는 변수를 전역변수 라고 한다.</text:p>
      <text:p text:style-name="P2"/>
      <text:p text:style-name="P2"><text:tab/>예 : </text:p>
      <text:p text:style-name="P2"><text:tab/><text:tab/>param = 10</text:p>
      <text:p text:style-name="P2"><text:tab/><text:tab/>strdata = '전역변수'</text:p>
      <text:p text:style-name="P2"><text:tab/><text:tab/></text:p>
      <text:p text:style-name="P2"><text:tab/><text:tab/>def func1():</text:p>
      <text:p text:style-name="P2"><text:tab/><text:tab/> <text:s text:c="3"/>strdata = '지역변수'</text:p>
      <text:p text:style-name="P2"><text:tab/><text:tab/> <text:s text:c="3"/>print(strdata)</text:p>
      <text:p text:style-name="P2"><text:tab/><text:tab/> <text:s text:c="3"/></text:p>
      <text:p text:style-name="P2"><text:tab/><text:tab/>print(func1())</text:p>
      <text:p text:style-name="P2"/>
      <text:p text:style-name="P2"><text:tab/><text:tab/>지역변수</text:p>
      <text:p text:style-name="P2"/>
      <text:p text:style-name="P2"><text:tab/>* 지역변수를 설명하는 코드</text:p>
      <text:p text:style-name="P2"><text:tab/><text:tab/>param = 10</text:p>
      <text:p text:style-name="P2"/>
      <text:p text:style-name="P2"><text:tab/><text:tab/>def func2(param):</text:p>
      <text:p text:style-name="P2"><text:tab/><text:tab/> <text:s text:c="3"/>param = 1</text:p>
      <text:p text:style-name="P2"><text:tab/><text:tab/> <text:s text:c="3"/></text:p>
      <text:p text:style-name="P2"><text:tab/><text:tab/>func2(param)</text:p>
      <text:p text:style-name="P2"><text:tab/><text:tab/></text:p>
      <text:p text:style-name="P2"><text:tab/><text:tab/>print(param)<text:tab/><text:tab/># 무엇이 출력될까?</text:p>
      <text:p text:style-name="P2"/>
      <text:p text:style-name="P2"><text:tab/><text:tab/>10</text:p>
      <text:p text:style-name="P2"><text:tab/><text:tab/><text:tab/>"함수 안에서 만든 변수는 함수 안에서만 살아있다가 함수 코드의 실행이 종료되면 그</text:p>
      <text:p text:style-name="P2"><text:tab/><text:tab/><text:tab/> 생명을 다한다."</text:p>
      <text:p text:style-name="P2"/>
      <text:p text:style-name="P2"><text:tab/><text:tab/><text:tab/>이 변수를 지역변수라고 한다.</text:p>
      <text:p text:style-name="P2"/>
      <text:p text:style-name="P2"><text:tab/>* 전역변수를 설명하는 코드</text:p>
      <text:p text:style-name="P2"/>
      <text:p text:style-name="P2"><text:tab/><text:tab/>param = 10</text:p>
      <text:p text:style-name="P2"><text:tab/></text:p>
      <text:p text:style-name="P2"><text:tab/><text:tab/>def func3():</text:p>
      <text:p text:style-name="P2"><text:tab/><text:tab/> <text:s text:c="3"/>global param</text:p>
      <text:p text:style-name="P2"><text:tab/><text:tab/> <text:s text:c="3"/>param = 50<text:tab/></text:p>
      <text:p text:style-name="P2"><text:tab/> <text:s text:c="3"/><text:tab/></text:p>
      <text:p text:style-name="P2"><text:tab/><text:tab/>func3()</text:p>
      <text:p text:style-name="P2"><text:tab/><text:tab/></text:p>
      <text:p text:style-name="P2"><text:tab/><text:tab/>print(param)</text:p>
      <text:p text:style-name="P2"/>
      <text:p text:style-name="P2"><text:tab/><text:tab/><text:tab/>"전역변수는 함수내부 뿐만 아니라 함수 외부에서도 사용되는 프로그램 변수이다."</text:p>
      <text:p text:style-name="P2"/>
      <text:p text:style-name="P2"><text:tab/><text:tab/><text:tab/> * 프로그램이란 ? 여러가지 기능(함수)를 모아놓은 코드</text:p>
      <text:p text:style-name="P2"/>
      <text:p text:style-name="P2"><text:soft-page-break/><text:tab/>※ 어떤 변수를 전역변수로 사용해야 하는가 ?</text:p>
      <text:p text:style-name="P2"/>
      <text:p text:style-name="P2"><text:tab/>프로그램 전체에서 공통적으로 사용되고 잘 변하지 않는 데이터는 전역변수로 사용한다.</text:p>
      <text:p text:style-name="P2"/>
      <text:p text:style-name="P2"><text:tab/>예 :</text:p>
      <text:p text:style-name="P2"><text:tab/><text:tab/>pi = 3.141592653589793</text:p>
      <text:p text:style-name="P2"/>
      <text:p text:style-name="P2"><text:tab/><text:tab/>함수1(기능 : 원의 넓이를 구하는 함수):</text:p>
      <text:p text:style-name="P2"><text:tab/><text:tab/>global pi</text:p>
      <text:p text:style-name="P2"><text:tab/><text:tab/>print(pi * 반지름 * 반지름)</text:p>
      <text:p text:style-name="P2"/>
      <text:p text:style-name="P2"><text:tab/><text:tab/>함수1(기능: 두개의 원의 넓이를 구하는 함수):</text:p>
      <text:p text:style-name="P2"><text:tab/><text:tab/>global pi</text:p>
      <text:p text:style-name="P2"><text:tab/><text:tab/>print(pi.......)</text:p>
      <text:p text:style-name="P2"/>
      <text:list xml:id="list38352413" text:continue-numbering="true" text:style-name="Outline">
        <text:list-item>
          <text:h text:style-name="P28" text:outline-level="1"><text:bookmark text:name="_■_42._함수"/>■ 42. 함수 리턴값 이해하기(return)</text:h>
        </text:list-item>
      </text:list>
      <text:p text:style-name="P5"><text:a xlink:type="simple" xlink:href="#문제163" text:style-name="Internet_20_link" text:visited-style-name="Visited_20_Internet_20_Link">문제 163</text:a></text:p>
      <text:p text:style-name="P2"/>
      <text:p text:style-name="P2"><text:tab/>"모든 함수는 이름을 갖고 있다. 이 이름을 불러주면 파이썬은 그 이름 아래 정의되어 있는 코드를</text:p>
      <text:p text:style-name="P2"><text:tab/> 실행한다.</text:p>
      <text:p text:style-name="P2"/>
      <text:p text:style-name="P2"><text:tab/>이때 함수를 부르는 행위를 호출이라고 하고 함수를 부르는 코드를 호출자라고 한다.</text:p>
      <text:p text:style-name="P2"/>
      <text:p text:style-name="P2"><text:tab/>함수가 호출자에게 결과를 들려주는 것을 반환(return)이라고 한다."</text:p>
      <text:p text:style-name="P2"/>
      <text:p text:style-name="P2"><text:tab/>예제 : </text:p>
      <text:p text:style-name="P2"><text:tab/><text:tab/>def initcap(val):</text:p>
      <text:p text:style-name="P2"><text:tab/><text:tab/> <text:s text:c="3"/>return(val[0].upper() + val[1:].lower() )</text:p>
      <text:p text:style-name="P2"/>
      <text:p text:style-name="P2"><text:tab/><text:tab/>print(initcap('smith'))</text:p>
      <text:p text:style-name="P2"/>
      <text:p text:style-name="P2"><text:tab/>예제 :</text:p>
      <text:p text:style-name="P2"><text:tab/><text:tab/>param = 10</text:p>
      <text:p text:style-name="P2"><text:tab/><text:tab/></text:p>
      <text:p text:style-name="P2"><text:tab/><text:tab/>def func3():</text:p>
      <text:p text:style-name="P2"><text:tab/><text:tab/> <text:s text:c="3"/>global param</text:p>
      <text:p text:style-name="P2"><text:tab/><text:tab/> <text:s text:c="3"/>param = 50</text:p>
      <text:p text:style-name="P2"><text:tab/><text:tab/> <text:s text:c="3"/></text:p>
      <text:p text:style-name="P2"><text:tab/><text:tab/>func3()</text:p>
      <text:p text:style-name="P2"><text:tab/><text:tab/>print(param)<text:tab/><text:tab/># 무엇이 출력될까?</text:p>
      <text:p text:style-name="P2"/>
      <text:list xml:id="list38334802" text:continue-numbering="true" text:style-name="Outline">
        <text:list-item>
          <text:h text:style-name="P28" text:outline-level="1"><text:bookmark text:name="_■_43._파이썬"/>■ 43. 파이썬 모듈 이해하기</text:h>
        </text:list-item>
      </text:list>
      <text:p text:style-name="P5"><text:a xlink:type="simple" xlink:href="#문제164" text:style-name="Internet_20_link" text:visited-style-name="Visited_20_Internet_20_Link">문제 164</text:a></text:p>
      <text:p text:style-name="P2"/>
      <text:p text:style-name="P2"><text:tab/>" 파이썬에서는 각각의 소스 파일을 일컬어 모듈이라고 한다."</text:p>
      <text:p text:style-name="P2"/>
      <text:p text:style-name="P2"><text:tab/>이미 만들어져 있고 안정성이 검증된 함수들을 성격에 맞게 하나의 파일로 묶어놓은 것을 모듈이라고</text:p>
      <text:p text:style-name="P14">한다.</text:p>
      <text:p text:style-name="P2"/>
      <text:p text:style-name="P15">외부에 모듈에 있는 함수를 사용하려면 이 모듈을 먼저 우리 코드로 가져와서 자유롭게 사용할 수 있도록 해야 하는데 이런 일을 파이썬에서는 모듈을 import 한다라고 한다.</text:p>
      <text:p text:style-name="P2"/>
      <text:p text:style-name="P2"><text:tab/>예제 : </text:p>
      <text:p text:style-name="P2"><text:tab/><text:tab/>import time</text:p>
      <text:p text:style-name="P2"><text:tab/><text:tab/>print('5초간 프로그램을 정지합니다.')</text:p>
      <text:p text:style-name="P2"><text:tab/><text:tab/>time.sleep(5)</text:p>
      <text:p text:style-name="P2"><text:tab/><text:tab/>print('5초가 지났습니다.')</text:p>
      <text:p text:style-name="P2"/>
      <text:list xml:id="list38332679" text:continue-numbering="true" text:style-name="Outline">
        <text:list-item>
          <text:h text:style-name="P28" text:outline-level="1"><text:bookmark text:name="_■_44._파이썬"/>■ 44. 파이썬 패키지 이해하기</text:h>
        </text:list-item>
      </text:list>
      <text:p text:style-name="P2"/>
      <text:p text:style-name="P2"><text:tab/>"우리가 음악파일을 저장할때도 장르별로 폴더를 만들어서 별도로 저장하듯이 파이썬 모듈도 음악처럼</text:p>
      <text:p text:style-name="P2"><text:tab/>갯수가 많아지면 폴더(모듈 꾸러미) 별로 관리를 해야 관리 편해지는데 이 폴더(디렉토리)가 </text:p>
      <text:p text:style-name="P14">패키지다."</text:p>
      <text:p text:style-name="P2"/>
      <text:p text:style-name="P2"><text:tab/>C:\Users\Administrator\.spyder-py3\my_loc</text:p>
      <text:p text:style-name="P2"/>
      <text:p text:style-name="P2"><text:tab/>__init__.py는 대개 비워두는 것이 보통인데 이 파일을 손대는 경우는 언제인가?</text:p>
      <text:p text:style-name="P2"/>
      <text:p text:style-name="P2"><text:tab/>답 : __all__ 변수를 조정할 때 손을 댄다.</text:p>
      <text:p text:style-name="P2"><text:tab/><text:tab/>↓</text:p>
      <text:p text:style-name="P2"><text:tab/>패키지로 부터 반입할 목록을 정의할 때 사용</text:p>
      <text:p text:style-name="P2"/>
      <text:p text:style-name="P2"><text:tab/>__init__.py를 열어서 아래의 내용을 적으시오 </text:p>
      <text:p text:style-name="P2"/>
      <text:p text:style-name="P2"><text:tab/>__all__ = [ 'cal_test3', 'oracle_func' ]</text:p>
      <text:p text:style-name="P2"/>
      <text:p text:style-name="P2"><text:tab/>위와 같이 __init__ 에 __all__를 설정해놓으면 패키지의 모듈을 불러올 때 아래의 명령어가</text:p>
      <text:p text:style-name="P14">가능해진다.</text:p>
      <text:p text:style-name="P2"/>
      <text:p text:style-name="P2"><text:tab/>from my_loc import *</text:p>
      <text:p text:style-name="P2"/>
      <text:p text:style-name="P2"><text:tab/>원래는 어떻게 해야 하냐면 ?</text:p>
      <text:p text:style-name="P2"/>
      <text:p text:style-name="P2"><text:tab/>from my_loc import cal_test3</text:p>
      <text:p text:style-name="P2"><text:tab/>from my_loc import oracle_func</text:p>
      <text:p text:style-name="P2"/>
      <text:list xml:id="list38362587" text:continue-numbering="true" text:style-name="Outline">
        <text:list-item>
          <text:h text:style-name="P28" text:outline-level="1"><text:bookmark text:name="_■_45._파이썬"/>■ 45. 파이썬 모듈 임폴트 하기 ① ( import )</text:h>
        </text:list-item>
      </text:list>
      <text:p text:style-name="P2"/>
      <text:p text:style-name="P2"><text:tab/>설명 : import 문을 만나면 파이썬 모듈을 찾는 순서</text:p>
      <text:p text:style-name="P2"><text:tab/><text:tab/>1. 파이썬 내장 모듈</text:p>
      <text:p text:style-name="P2"><text:tab/><text:tab/>2. sys.path에 정의되어있는 디렉토리</text:p>
      <text:p text:style-name="P2"/>
      <text:list xml:id="list38347716" text:continue-numbering="true" text:style-name="Outline">
        <text:list-item>
          <text:h text:style-name="P28" text:outline-level="1"><text:bookmark text:name="_■_46._파이썬"/>■ 46. 파이썬 모듈 임폴트 이해하기 ② ( from ~ import )</text:h>
        </text:list-item>
      </text:list>
      <text:p text:style-name="P2"/>
      <text:p text:style-name="P2"><text:tab/>C:\Users\Administrator\.spyder-py3\my_loc(패키지)</text:p>
      <text:p text:style-name="P2"><text:tab/><text:tab/><text:tab/><text:tab/><text:tab/> <text:s text:c="3"/>↓</text:p>
      <text:p text:style-name="P2"><text:tab/><text:tab/><text:tab/><text:tab/><text:tab/>cal_test3.py <text:tab/>(모듈)</text:p>
      <text:p text:style-name="P2"><text:tab/><text:tab/><text:tab/><text:tab/><text:tab/> <text:s text:c="3"/>↓</text:p>
      <text:p text:style-name="P2"><text:tab/><text:tab/><text:tab/><text:tab/><text:tab/> <text:s text:c="2"/>plus <text:tab/>(함수)</text:p>
      <text:p text:style-name="P2"><text:tab/><text:tab/><text:tab/><text:tab/><text:tab/> <text:s text:c="2"/>minus <text:tab/>(함수)</text:p>
      <text:p text:style-name="P2"><text:tab/><text:tab/><text:tab/><text:tab/><text:tab/> <text:s/>multiply<text:tab/>(함수)</text:p>
      <text:p text:style-name="P2"><text:tab/><text:tab/><text:tab/><text:tab/><text:tab/> <text:s/>divide<text:tab/>(함수)</text:p>
      <text:p text:style-name="P2"/>
      <text:p text:style-name="P2"><text:tab/>C:\Users\Administrator\.spyder-py3\temp.py</text:p>
      <text:p text:style-name="P2"/>
      <text:p text:style-name="P2"><text:tab/>temp.py에서 cal_test3.py모듈 안의 plus함수를 사용하고 싶다면 ?</text:p>
      <text:p text:style-name="P2"/>
      <text:p text:style-name="P2"><text:tab/>import my_loc.cal_test3</text:p>
      <text:p text:style-name="P2"><text:tab/>print(my_loc.cal_test3.plus(10,20))<text:tab/># 너무 길어서 불편해!</text:p>
      <text:p text:style-name="P2"/>
      <text:p text:style-name="P2"><text:tab/><text:tab/>↓<text:tab/>(좀더 편하게 코딩)</text:p>
      <text:p text:style-name="P2"/>
      <text:p text:style-name="P2"><text:tab/>import my_loc.cal_test3 as mc</text:p>
      <text:p text:style-name="P2"><text:tab/>print( mc.plus(10,20))<text:tab/><text:tab/><text:tab/># 좀 나아졋네, 좀 더 줄여볼까??</text:p>
      <text:p text:style-name="P2"><text:tab/></text:p>
      <text:p text:style-name="P2"><text:tab/><text:tab/>↓<text:tab/>(좀더 편하게 코딩)</text:p>
      <text:p text:style-name="P2"/>
      <text:p text:style-name="P2"><text:tab/>from my_loc.cal_test3 import plus<text:tab/># 엥 아무것도 안붙여도 되네?</text:p>
      <text:p text:style-name="P2"><text:tab/>print(plus(10,20))<text:tab/><text:tab/><text:tab/> <text:s/>근데 plus만 쓸수가 있네</text:p>
      <text:p text:style-name="P2"><text:tab/></text:p>
      <text:p text:style-name="P2"><text:tab/><text:tab/>↓<text:tab/>(좀더 편하게 코딩)</text:p>
      <text:p text:style-name="P2"/>
      <text:p text:style-name="P2"><text:tab/>from my_loc.cal_test3 import *</text:p>
      <text:p text:style-name="P2"><text:tab/>print(plus(10,20))<text:tab/><text:tab/><text:tab/># 이제 cal_test3함수들 다쓸 수 있다 !!</text:p>
      <text:p text:style-name="P2"><text:tab/>print(minus(20,10))</text:p>
      <text:p text:style-name="P2"/>
      <text:list xml:id="list38337627" text:continue-numbering="true" text:style-name="Outline">
        <text:list-item>
          <text:h text:style-name="P28" text:outline-level="1"><text:bookmark text:name="_■_47._파이썬"/>■ 47. 파이썬 모듈 임폴트 이해하기 ③ ( import ~ as )</text:h>
        </text:list-item>
      </text:list>
      <text:p text:style-name="P2"/>
      <text:p text:style-name="P2"><text:tab/>예제 :</text:p>
      <text:p text:style-name="P2"/>
      <text:p text:style-name="P2"><text:tab/><text:tab/>import my_loc.cal_test3 as mc</text:p>
      <text:p text:style-name="P2"><text:tab/><text:tab/>print( mc.plus(10,20))</text:p>
      <text:p text:style-name="P2"/>
      <text:list xml:id="list38333774" text:continue-numbering="true" text:style-name="Outline">
        <text:list-item>
          <text:h text:style-name="P28" text:outline-level="1"><text:bookmark text:name="_■_48._파일"/>■ 48. 파일 열고 닫기 ( open, close )</text:h>
        </text:list-item>
      </text:list>
      <text:p text:style-name="P2"/>
      <text:p text:style-name="P2"><text:tab/>예제 : 이미지 파일을 파이썬에서 여는 방법</text:p>
      <text:p text:style-name="P2"/>
      <text:p text:style-name="P2"/>
      <text:p text:style-name="P5"><text:span text:style-name="T1"><text:tab/>import PIL.Im</text:span><text:bookmark text:name="Image"/><text:span text:style-name="T1">age as pilimg</text:span></text:p>
      <text:p text:style-name="P2"><text:tab/>import numpy as np</text:p>
      <text:p text:style-name="P2"><text:tab/>import matplotlib.pyplot as plt</text:p>
      <text:p text:style-name="P2"><text:tab/></text:p>
      <text:p text:style-name="P2"><text:tab/>im = pilimg.open('c:\\lena.png')</text:p>
      <text:p text:style-name="P2"><text:tab/>pix = np.array(im)</text:p>
      <text:p text:style-name="P2"><text:tab/></text:p>
      <text:p text:style-name="P2"><text:tab/>plt.imshow(pix)</text:p>
      <text:p text:style-name="P2"/>
      <text:list xml:id="list38337853" text:continue-numbering="true" text:style-name="Outline">
        <text:list-item>
          <text:h text:style-name="P28" text:outline-level="1"><text:bookmark text:name="_■_49._클래스"/>■ 49. 클래스 이해하기 (class)</text:h>
        </text:list-item>
      </text:list>
      <text:p text:style-name="P5"><text:a xlink:type="simple" xlink:href="#문제168" text:style-name="Internet_20_link" text:visited-style-name="Visited_20_Internet_20_Link">문제 168 ~ 172</text:a><text:line-break/></text:p>
      <text:p text:style-name="P2"><text:tab/>클래스 (자료형) -----&gt; 객체</text:p>
      <text:p text:style-name="P2"/>
      <text:p text:style-name="P2"><text:tab/>클래스는 자료형이고 아직 객체가 되지 않았다.</text:p>
      <text:p text:style-name="P2"><text:tab/><text:tab/> <text:s text:c="2"/>↓<text:tab/><text:tab/> <text:s/>↓</text:p>
      <text:p text:style-name="P2"><text:tab/><text:tab/>붕어빵 틀<text:tab/>붕어빵</text:p>
      <text:p text:style-name="P2"/>
      <text:p text:style-name="P2"><text:tab/><text:tab/>차 <text:s/>설계도<text:tab/> <text:s/>차</text:p>
      <text:p text:style-name="P2"><text:tab/><text:tab/>총 <text:s/>설계도<text:tab/> <text:s/>총</text:p>
      <text:p text:style-name="P2"><text:tab/> <text:s text:c="4"/>고릴라 설계도<text:tab/>고릴라</text:p>
      <text:p text:style-name="P2"/>
      <text:p text:style-name="P2"/>
      <text:p text:style-name="P2"><text:s/>* 클래스가 필요한 이유에 대한 실습</text:p>
      <text:p text:style-name="P2"/>
      <text:p text:style-name="P2"><text:tab/>▷ 계산기 함수 생성</text:p>
      <text:p text:style-name="P2"/>
      <text:p text:style-name="P2"><text:tab/>result = 0</text:p>
      <text:p text:style-name="P2"><text:tab/></text:p>
      <text:p text:style-name="P2"><text:tab/>def adder(num):</text:p>
      <text:p text:style-name="P2"><text:tab/> <text:s text:c="3"/>global result</text:p>
      <text:p text:style-name="P2"><text:tab/> <text:s text:c="3"/>result = result + num</text:p>
      <text:p text:style-name="P2"><text:tab/> <text:s text:c="3"/>return result</text:p>
      <text:p text:style-name="P2"><text:tab/></text:p>
      <text:p text:style-name="P2"><text:tab/>print( adder(3) )</text:p>
      <text:p text:style-name="P2"><text:tab/>print( adder(4) )</text:p>
      <text:p text:style-name="P2"/>
      <text:p text:style-name="P2"><text:tab/>print( adder(2) )</text:p>
      <text:p text:style-name="P2"><text:tab/>print( adder(5) )</text:p>
      <text:p text:style-name="P2"/>
      <text:p text:style-name="P2"><text:tab/>14가 나와버린다.</text:p>
      <text:p text:style-name="P2"/>
      <text:p text:style-name="P2"><text:tab/>결국 계산기가 하나 더 필요하다.</text:p>
      <text:p text:style-name="P2"><text:tab/>adder 함수 하나만으로는 결과값을 따로 유지할 수 없다.</text:p>
      <text:p text:style-name="P2"/>
      <text:p text:style-name="P2"><text:tab/>result1 = 0</text:p>
      <text:p text:style-name="P2"><text:tab/>result2 = 0</text:p>
      <text:p text:style-name="P2"><text:tab/></text:p>
      <text:p text:style-name="P2"><text:tab/>def adder1(num):</text:p>
      <text:p text:style-name="P2"><text:tab/> <text:s text:c="3"/>global result1</text:p>
      <text:p text:style-name="P2"><text:tab/> <text:s text:c="3"/>result1 = result1 + num</text:p>
      <text:p text:style-name="P2"><text:tab/> <text:s text:c="3"/>return result1</text:p>
      <text:p text:style-name="P2"><text:tab/></text:p>
      <text:p text:style-name="P2"><text:tab/>def adder2(num):</text:p>
      <text:p text:style-name="P2"><text:tab/> <text:s text:c="3"/>global result2</text:p>
      <text:p text:style-name="P2"><text:tab/> <text:s text:c="3"/>result2 = result2 + num</text:p>
      <text:p text:style-name="P2"><text:tab/> <text:s text:c="3"/>return result2</text:p>
      <text:p text:style-name="P2"><text:tab/></text:p>
      <text:p text:style-name="P2"><text:tab/>print( adder1(3) )</text:p>
      <text:p text:style-name="P2"><text:tab/>print( adder1(4) )</text:p>
      <text:p text:style-name="P2"><text:tab/></text:p>
      <text:p text:style-name="P2"><text:tab/>print( adder2(2) )</text:p>
      <text:p text:style-name="P2"><text:tab/>print( adder2(5) )</text:p>
      <text:p text:style-name="P2"/>
      <text:p text:style-name="P2"><text:tab/>계산기1 과 계산기2 를 가지고 계산을 했는데 하지만 계산기가 3개, 4개, 5개, 10개로 점점 더 많이</text:p>
      <text:p text:style-name="P2"><text:tab/>필요해진다면 어떻게 해야 할 것인가?</text:p>
      <text:p text:style-name="P2"/>
      <text:p text:style-name="P2"><text:soft-page-break/><text:tab/>그 때마다 전역변수와 함수를 추가할 것인가?</text:p>
      <text:p text:style-name="P2"/>
      <text:p text:style-name="P2"><text:tab/>이 문제를 클래스가 간단하게 해결해 준다.</text:p>
      <text:p text:style-name="P2"/>
      <text:p text:style-name="P2"><text:tab/>class Calculator: <text:s text:c="10"/># 계산기 설계도(클래스)를 만든다.</text:p>
      <text:p text:style-name="P2"><text:tab/> <text:s text:c="3"/>def__init__(self): <text:s text:c="5"/># 계산기 초기화하는 함수 반드시 함수 이름 __init__</text:p>
      <text:p text:style-name="P2"><text:tab/> <text:s text:c="7"/>self.result = 0</text:p>
      <text:p text:style-name="P2"><text:tab/></text:p>
      <text:p text:style-name="P2"><text:tab/> <text:s text:c="3"/>def adder(self, num): <text:s text:c="7"/># 더하기 하는 함수</text:p>
      <text:p text:style-name="P2"><text:tab/> <text:s text:c="7"/>self.result += + num</text:p>
      <text:p text:style-name="P2"><text:tab/> <text:s text:c="7"/>return self.result1</text:p>
      <text:p text:style-name="P2"/>
      <text:p text:style-name="P2"><text:tab/># 설계도(클래스)를 가지고 계산기 2개 생성</text:p>
      <text:p text:style-name="P2"/>
      <text:p text:style-name="P2"><text:tab/>cal1 = Calculator()</text:p>
      <text:p text:style-name="P2"><text:tab/>cal2 = Calculator()<text:tab/></text:p>
      <text:p text:style-name="P2"><text:tab/></text:p>
      <text:p text:style-name="P2"><text:tab/>print(cal1.adder(3))</text:p>
      <text:p text:style-name="P2"><text:tab/>print(cal1.adder(4))</text:p>
      <text:p text:style-name="P2"><text:tab/>print(cal2.adder(2))</text:p>
      <text:p text:style-name="P2"><text:tab/>print(cal2.adder(5))</text:p>
      <text:p text:style-name="P2"/>
      <text:list xml:id="list38333514" text:continue-numbering="true" text:style-name="Outline">
        <text:list-item>
          <text:h text:style-name="P28" text:outline-level="1"><text:bookmark text:name="_■_50._클래스"/>■ 50. 클래스 멤버와 인스턴스 멤버 이해하기</text:h>
        </text:list-item>
      </text:list>
      <text:p text:style-name="P5"><text:a xlink:type="simple" xlink:href="#문제176" text:style-name="Internet_20_link" text:visited-style-name="Visited_20_Internet_20_Link">문제 176</text:a></text:p>
      <text:p text:style-name="P2"/>
      <text:p text:style-name="P2"><text:tab/>* 용어설명 </text:p>
      <text:p text:style-name="P2"/>
      <text:p text:style-name="P2"><text:tab/><text:tab/>gun1 = Gun()</text:p>
      <text:p text:style-name="P2"><text:tab/><text:tab/> ↑ <text:s text:c="4"/>↑</text:p>
      <text:p text:style-name="P2"><text:tab/><text:tab/>객체 <text:s/>클래스(설계도)</text:p>
      <text:p text:style-name="P2"/>
      <text:p text:style-name="P2"><text:tab/><text:tab/>gun2 = Gun()</text:p>
      <text:p text:style-name="P2"/>
      <text:p text:style-name="P2"><text:tab/> <text:s text:c="4"/>gun1과 gun2는 클래스는 동일하지만 객체는 서로 다르다.</text:p>
      <text:p text:style-name="P2"/>
      <text:p text:style-name="P2"><text:tab/><text:tab/>인스턴스 = 클래스()<text:tab/><text:tab/># 클래스를 가지고 객체(인스턴스)를 생성 했다!</text:p>
      <text:p text:style-name="P2"/>
      <text:p text:style-name="P2"/>
      <text:p text:style-name="P2"><text:s/>* 클래스에서 사용하는 변수 2가지</text:p>
      <text:p text:style-name="P2"/>
      <text:p text:style-name="P2"><text:tab/>1. 클래스 변수 ? 객체에 의해서 변경이 되면 안되는 변수, 반드시 고정값으로 사용되어야만 하는</text:p>
      <text:p text:style-name="P2"><text:tab/><text:tab/><text:tab/> 데이터는 클래스로 선언해서 사용한다.</text:p>
      <text:p text:style-name="P2"><text:tab/><text:tab/><text:tab/> 단체의 단체명과 같이 클래스로 만들어진 모든 인스턴스가 공유하는 데이터를 담는</text:p>
      <text:p text:style-name="P2"><text:tab/><text:tab/><text:tab/> 변수</text:p>
      <text:p text:style-name="P2"/>
      <text:p text:style-name="P2"><text:tab/>2. 인스턴스 변수 ? 객체에 의해서 변경이 될 수 있는 데이터의 변수</text:p>
      <text:p text:style-name="P2"><text:tab/><text:tab/><text:tab/> <text:s text:c="2"/>사람의 이름과 같이 각각의 인스턴스마다 가지고 있는 고유한 데이터를 담는 변수</text:p>
      <text:p text:style-name="P2"/>
      <text:p text:style-name="P2"/>
      <text:p text:style-name="P2"><text:tab/>예제 : 클래스 변수의 예제</text:p>
      <text:p text:style-name="P2"><text:tab/><text:tab/>"회사의 사원을 관리하는 클래스(설계도)를 생성"</text:p>
      <text:p text:style-name="P2"/>
      <text:p text:style-name="P2"><text:tab/>class Employees:</text:p>
      <text:p text:style-name="P2"><text:tab/> <text:s text:c="3"/>raise_amount = 1.1 <text:tab/><text:tab/><text:tab/><text:tab/><text:tab/># 클래스 변수</text:p>
      <text:p text:style-name="P2"><text:tab/> <text:s text:c="3"/></text:p>
      <text:p text:style-name="P2"><text:tab/> <text:s text:c="3"/>def __init__(self, first, last, pay):<text:tab/><text:tab/># 생성자(인자) 초기화</text:p>
      <text:p text:style-name="P2"><text:tab/> <text:s text:c="7"/>self.first = first</text:p>
      <text:p text:style-name="P2"><text:tab/> <text:s text:c="7"/>self.last = last</text:p>
      <text:p text:style-name="P2"><text:tab/> <text:s text:c="7"/>self.pay = pay</text:p>
      <text:p text:style-name="P2"><text:tab/> <text:s text:c="7"/>self.email = first.lower() + '.' + last.lower() + '@gmail.com'</text:p>
      <text:p text:style-name="P2"><text:tab/> <text:s text:c="7"/></text:p>
      <text:p text:style-name="P2"><text:tab/> <text:s text:c="3"/>def full_name(self): <text:tab/><text:tab/><text:tab/><text:tab/># 사원 전체이름을 출력하는 함수</text:p>
      <text:p text:style-name="P2"><text:tab/> <text:s text:c="7"/>return '{}{}'.format(self.first, self.last)</text:p>
      <text:p text:style-name="P2"><text:tab/> <text:s text:c="3"/></text:p>
      <text:p text:style-name="P2"><text:tab/> <text:s text:c="3"/>def apply_raise(self): <text:tab/><text:tab/><text:tab/><text:tab/># 월급을 인상하는 함수</text:p>
      <text:p text:style-name="P2"><text:tab/> <text:s text:c="7"/>self.pay = int( self.pay*self.raise_amount)<text:tab/># 인스턴스 변수 사용</text:p>
      <text:p text:style-name="P2"><text:tab/> <text:s text:c="6"/>#self.pay = int( self.pay*Employees.raise_amount)# 클래스 변수(무조건 1.1)</text:p>
      <text:p text:style-name="P2"><text:tab/>emp_yongsik = Employees('yongsik','kim',5000000)</text:p>
      <text:p text:style-name="P2"/>
      <text:p text:style-name="P2"/>
      <text:p text:style-name="P2">예제 1. 위의 Employee설계도를 가지고 emp_yongsik객체를 실체화 시켜서 기존 월급과 인상된 월급 2가지를</text:p>
      <text:p text:style-name="P2"><text:tab/> <text:s/>같이 print하시오</text:p>
      <text:p text:style-name="P2"/>
      <text:p text:style-name="P2"><text:tab/>print(emp_yongsik.pay)<text:tab/><text:tab/># 5000000 출력</text:p>
      <text:p text:style-name="P2"><text:tab/>emp_yongsik.apply_raise()</text:p>
      <text:p text:style-name="P2"><text:tab/>print(emp_yongsik.pay)<text:tab/><text:tab/># 5500000 출력</text:p>
      <text:p text:style-name="P2"/>
      <text:p text:style-name="P2"/>
      <text:p text:style-name="P2"/>
      <text:p text:style-name="P2"/>
      <text:p text:style-name="P2"><text:soft-page-break/>예제 2. 용식과 후림이 사원 객체를 아래와 같이 생성하고 월급도 동일하게 해서 각각 프린트 해보시오 !</text:p>
      <text:p text:style-name="P2"/>
      <text:p text:style-name="P2"><text:tab/>emp_yongsik = Employees('yongsik','kim',5000000)</text:p>
      <text:p text:style-name="P2"><text:tab/>emp_huryim = Employees('huryim', 'lee', 5000000)<text:tab/></text:p>
      <text:p text:style-name="P2"/>
      <text:p text:style-name="P2"><text:tab/>emp_huryim.raise_amount = 1.2 <text:tab/><text:tab/><text:tab/># 이 작업을 못하게 막을때 = 클래스변수로 선언!</text:p>
      <text:p text:style-name="P2"/>
      <text:p text:style-name="P2"><text:tab/>print(emp_yongsik.pay)</text:p>
      <text:p text:style-name="P2"><text:tab/>emp_yongsik.apply_raise()</text:p>
      <text:p text:style-name="P2"><text:tab/>print(emp_yongsik.pay)</text:p>
      <text:p text:style-name="P2"><text:tab/></text:p>
      <text:p text:style-name="P2"><text:tab/>print(emp_huryim.pay)</text:p>
      <text:p text:style-name="P2"><text:tab/>emp_huryim.apply_raise()</text:p>
      <text:p text:style-name="P2"><text:tab/>print(emp_huryim.pay)</text:p>
      <text:p text:style-name="P2"/>
      <text:list xml:id="list38350097" text:continue-numbering="true" text:style-name="Outline">
        <text:list-item>
          <text:h text:style-name="P28" text:outline-level="1"><text:bookmark text:name="_■_51._클래스"/>■ 51. 클래스 메소드 애해하기</text:h>
        </text:list-item>
      </text:list>
      <text:p text:style-name="P2"/>
      <text:p text:style-name="P2"><text:tab/>class MyClass:<text:tab/><text:tab/># 낙타등 표기법 (CamelCase)</text:p>
      <text:p text:style-name="P2"><text:tab/> <text:s text:c="3"/>def sayHello(self):</text:p>
      <text:p text:style-name="P2"><text:tab/> <text:s text:c="7"/>print('안녕하세요')</text:p>
      <text:p text:style-name="P2"><text:tab/> <text:s text:c="7"/></text:p>
      <text:p text:style-name="P2"><text:tab/> <text:s text:c="3"/>def sayBye(self, name):</text:p>
      <text:p text:style-name="P2"><text:tab/> <text:s text:c="7"/>print('%s! 다음에 보자!' %name)</text:p>
      <text:p text:style-name="P2"><text:tab/> <text:s text:c="7"/></text:p>
      <text:p text:style-name="P2"><text:tab/>obj = MyClass()</text:p>
      <text:p text:style-name="P2"><text:tab/>obj.sayHello()<text:tab/><text:tab/># 객체.메소드()</text:p>
      <text:p text:style-name="P2"><text:tab/>obj.sayBye('철수')</text:p>
      <text:p text:style-name="P2"/>
      <text:p text:style-name="P2"/>
      <text:p text:style-name="P2"><text:tab/>예제 : gun = Gun()</text:p>
      <text:p text:style-name="P2"><text:tab/> <text:s text:c="7"/>↓ <text:s text:c="3"/>↓</text:p>
      <text:p text:style-name="P2"><text:tab/> <text:s text:c="6"/>객체 <text:s/>클래스</text:p>
      <text:p text:style-name="P2"/>
      <text:p text:style-name="P2"><text:tab/><text:tab/>gun.shoot(3)<text:tab/><text:tab/><text:tab/><text:tab/># .(점) 붙이고 쓰면 메소드 ?</text:p>
      <text:p text:style-name="P2"><text:tab/><text:tab/> ↓ <text:s text:c="3"/>↓</text:p>
      <text:p text:style-name="P2"><text:tab/><text:tab/>객체 <text:s/>메소드</text:p>
      <text:p text:style-name="P2"/>
      <text:p text:style-name="P2"><text:tab/><text:tab/>[1, 2, 3, 4, 5]</text:p>
      <text:p text:style-name="P2"><text:tab/><text:tab/> <text:s text:c="6"/>↓</text:p>
      <text:p text:style-name="P2"><text:tab/><text:tab/> <text:s text:c="5"/>객체</text:p>
      <text:p text:style-name="P2"/>
      <text:p text:style-name="P2"><text:tab/><text:tab/>[1, 2, 3, 4, 5].count(2)</text:p>
      <text:p text:style-name="P2"><text:tab/><text:tab/><text:tab/>↓ <text:s text:c="8"/>↓</text:p>
      <text:p text:style-name="P2"><text:tab/><text:tab/> <text:s text:c="6"/>객체 <text:s text:c="5"/>메소드</text:p>
      <text:p text:style-name="P2"/>
      <text:p text:style-name="P2"/>
      <text:p text:style-name="P2"><text:s/>* 리스트 변수(객체)의 유용한 메소드</text:p>
      <text:p text:style-name="P2"/>
      <text:p text:style-name="P2"><text:tab/>1. count()</text:p>
      <text:p text:style-name="P2"><text:tab/>2. append()</text:p>
      <text:p text:style-name="P2"><text:tab/>3. insert()</text:p>
      <text:p text:style-name="P2"><text:tab/>4. remove()</text:p>
      <text:p text:style-name="P2"><text:tab/>5. pop()</text:p>
      <text:p text:style-name="P2"><text:tab/>6. index()</text:p>
      <text:p text:style-name="P2"><text:tab/>7. sort()</text:p>
      <text:p text:style-name="P2"><text:tab/>8. reverse()</text:p>
      <text:p text:style-name="P2"/>
      <text:p text:style-name="P2"><text:tab/><text:tab/>a = [1, 2, 3, 4, 5]</text:p>
      <text:p text:style-name="P2"><text:tab/><text:tab/>a.count(2)</text:p>
      <text:p text:style-name="P2"><text:tab/><text:tab/> <text:s text:c="2"/>변수 a는 리스트 객체의 메모리 주소를 가지고 있어서 a.count(2)라고 하면 a를 통하여</text:p>
      <text:p text:style-name="P2"><text:tab/><text:tab/> <text:s text:c="2"/>[1, 2, 3, 4, 5] 객체의 count 메소드를 실행한 것이다.</text:p>
      <text:p text:style-name="P2"/>
      <text:list xml:id="list38355384" text:continue-numbering="true" text:style-name="Outline">
        <text:list-item>
          <text:h text:style-name="P28" text:outline-level="1"><text:bookmark text:name="_■_기초_통계에"/>■ 기초 통계에 필요한 함수들 생성</text:h>
        </text:list-item>
      </text:list>
      <text:p text:style-name="P2"/>
      <text:p text:style-name="P2"><text:tab/>1. 중심 성향을 분석하는 통계방법</text:p>
      <text:p text:style-name="P2"><text:tab/> <text:s text:c="2"/>평균값, 중앙값, 최빈값, 분산, 표준편차, 범위, 사분위수 범위</text:p>
      <text:p text:style-name="P5"><text:a xlink:type="simple" xlink:href="#문제177" text:style-name="Internet_20_link" text:visited-style-name="Visited_20_Internet_20_Link">문제 177 ~ 184</text:a></text:p>
      <text:p text:style-name="P2"/>
      <text:p text:style-name="P2"><text:tab/>2. 그래프</text:p>
      <text:p text:style-name="P2"><text:tab/> <text:s text:c="2"/>막대 그래프, 원형 그래프, plot 그래프, 라인 그래프, 사분위수 그래프</text:p>
      <text:p text:style-name="P5"><text:a xlink:type="simple" xlink:href="#문제185" text:style-name="Internet_20_link" text:visited-style-name="Visited_20_Internet_20_Link">문제 185 ~ 189</text:a></text:p>
      <text:p text:style-name="P2"/>
      <text:p text:style-name="P2"/>
      <text:p text:style-name="P2">* 평균말고 중앙값이 필요한 이유?</text:p>
      <text:p text:style-name="P2"/>
      <text:p text:style-name="P2"><text:tab/>석우형님 나이를 290으로 바꾸고 두값을 비교하면</text:p>
      <text:p text:style-name="P2"/>
      <text:p text:style-name="P2"><text:tab/>석우형님 나이 290</text:p>
      <text:p text:style-name="P2"><text:tab/>37.0<text:tab/><text:tab/><text:tab/># 평균</text:p>
      <text:p text:style-name="P2"><text:tab/>27.0<text:tab/><text:tab/><text:tab/># 중앙값</text:p>
      <text:p text:style-name="P2"/>
      <text:p text:style-name="P2"><text:tab/>석우형님 나이 40</text:p>
      <text:p text:style-name="P2"><text:tab/>27.74074074074074<text:tab/># 평균</text:p>
      <text:p text:style-name="P2"><text:tab/>27.0<text:tab/><text:tab/><text:tab/># 중앙값</text:p>
      <text:p text:style-name="P2"/>
      <text:p text:style-name="P2"><text:tab/>평균값은 이상치 데이터(잡음 데이터)에 민감해서 평균값만 가지고 데이터를 대표하기에는 정보가</text:p>
      <text:p text:style-name="P2"><text:tab/>부족하기 때문에 중앙값이 필요하다.</text:p>
      <text:p text:style-name="P2"/>
      <text:p text:style-name="P2"/>
      <text:p text:style-name="P2">☆ 최빈값 ?<text:tab/>가장 빈번하게 출현하는 데이터</text:p>
      <text:p text:style-name="P2"/>
      <text:p text:style-name="P2"/>
      <text:p text:style-name="P2">☆ 분산과 표준편차</text:p>
      <text:p text:style-name="P2"/>
      <text:p text:style-name="P2"><text:tab/>분산 ? 데이터의 퍼짐정도 (평균에서 거리가 얼마나 떨어졌는지 )</text:p>
      <text:p text:style-name="P2"/>
      <text:p text:style-name="P2"><text:tab/>표준편차 ? 평균에 대한 오차</text:p>
      <text:p text:style-name="P2"/>
      <text:p text:style-name="P2"/>
      <text:p text:style-name="P2">☆ 범위, 사분위수 범위</text:p>
      <text:p text:style-name="P2"/>
      <text:p text:style-name="P2"><text:tab/>* 범위 : 최대값 - 최소값</text:p>
      <text:p text:style-name="P2"/>
      <text:p text:style-name="P2"><text:tab/>* 사분위수 범위</text:p>
      <text:p text:style-name="P2"><text:tab/><text:tab/>전체 데이터를 정렬했을 때 갯수를 4등분 한 분위수를 의미</text:p>
      <text:p text:style-name="P2"/>
      <text:p text:style-name="P2"><text:tab/><text:tab/>제1 사분위수(Q1) : 데이터의 25%가 이 값보다 작거나 같음. <text:tab/><text:tab/> </text:p>
      <text:p text:style-name="P2"><text:tab/><text:tab/>제2 사분위수(Q2) : 데이터의 50%가 이 값보다 작거나 같음.(중위수) </text:p>
      <text:p text:style-name="P2"><text:tab/><text:tab/>제3 사분위수(Q3) : 데이터의 75%가 이 값보다 작거나 같음. <text:s/></text:p>
      <text:p text:style-name="P2"><text:tab/><text:tab/></text:p>
      <text:p text:style-name="P2"><text:tab/><text:tab/>사분위간 범위 <text:s text:c="3"/>: 제1 사분위수와 제3 사분위수 간의 거리(Q3-Q1)이므로, 데이터의 중간 </text:p>
      <text:p text:style-name="P2"><text:tab/><text:tab/><text:tab/><text:tab/> <text:s text:c="2"/>50%에 대한 범위입니다.</text:p>
      <text:p text:style-name="P2"/>
      <text:list xml:id="list38354129" text:continue-numbering="true" text:style-name="Outline">
        <text:list-item>
          <text:h text:style-name="P28" text:outline-level="1"><text:bookmark text:name="_■_51._클래스_1"/>■ 51. 클래스 메소드 이해하기 ②</text:h>
        </text:list-item>
      </text:list>
      <text:p text:style-name="P5"><text:a xlink:type="simple" xlink:href="#문제190" text:style-name="Internet_20_link" text:visited-style-name="Visited_20_Internet_20_Link">문제 190 ~198</text:a></text:p>
      <text:p text:style-name="P2"/>
      <text:p text:style-name="P2"><text:tab/>"기초 통계에 필요한 함수들을 가지고 class를 생성"</text:p>
      <text:p text:style-name="P2"/>
      <text:p text:style-name="P2"><text:tab/>예 : </text:p>
      <text:p text:style-name="P2"><text:tab/><text:tab/>stats = stats()</text:p>
      <text:p text:style-name="P2"><text:tab/><text:tab/></text:p>
      <text:p text:style-name="P2"><text:tab/><text:tab/>a = [24, 23, 21, 20, 30, 44, 41]</text:p>
      <text:p text:style-name="P2"><text:tab/><text:tab/></text:p>
      <text:p text:style-name="P2"><text:tab/><text:tab/>stats.mean(a)</text:p>
      <text:p text:style-name="P2"/>
      <text:list xml:id="list38348436" text:continue-numbering="true" text:style-name="Outline">
        <text:list-item>
          <text:h text:style-name="P28" text:outline-level="1"><text:bookmark text:name="_■_52._클래스"/>■ 52. 클래스 생성자</text:h>
        </text:list-item>
      </text:list>
      <text:p text:style-name="P2"/>
      <text:p text:style-name="P2"><text:tab/>"객체가 만들어질 때 호출되는 함수를 생성자(__init__)라고 한다."</text:p>
      <text:p text:style-name="P2"/>
      <text:p text:style-name="P2"><text:tab/> 생성자는 초기화 할때 자주 사용한다.</text:p>
      <text:p text:style-name="P2"/>
      <text:p text:style-name="P2"><text:tab/>예제 : </text:p>
      <text:p text:style-name="P2"><text:tab/><text:tab/>class My_Stats:</text:p>
      <text:p text:style-name="P2"><text:tab/><text:tab/> <text:s text:c="3"/>def __init__(self):</text:p>
      <text:p text:style-name="P2"><text:tab/><text:tab/> <text:s text:c="7"/>print('통계 객체가 생성되었습니다.')</text:p>
      <text:p text:style-name="P2"/>
      <text:list xml:id="list38339991" text:continue-numbering="true" text:style-name="Outline">
        <text:list-item>
          <text:h text:style-name="P28" text:outline-level="1"><text:bookmark text:name="_■_53._클래스"/>■ 53. 클래스 소멸자 이해하기</text:h>
        </text:list-item>
      </text:list>
      <text:p text:style-name="P2"/>
      <text:p text:style-name="P2"><text:tab/>"객체가 사라질 때 호출되는 함수를 소멸자 (__del__)라고 한다.</text:p>
      <text:p text:style-name="P2"/>
      <text:p text:style-name="P2"><text:tab/>예제 :</text:p>
      <text:p text:style-name="P2"><text:tab/><text:tab/>class Myclass:</text:p>
      <text:p text:style-name="P2"><text:tab/><text:tab/> <text:s text:c="3"/>def __init__(self):</text:p>
      <text:p text:style-name="P2"><text:tab/><text:tab/> <text:s text:c="7"/>self.var = '안녕하세요 !'</text:p>
      <text:p text:style-name="P2"><text:tab/><text:tab/> <text:s text:c="7"/>print('Myclass 인스턴스 객체가 생성되었습니다.')</text:p>
      <text:p text:style-name="P2"><text:tab/><text:tab/> <text:s text:c="7"/></text:p>
      <text:p text:style-name="P2"><text:tab/><text:tab/> <text:s text:c="3"/>def __del__(self):</text:p>
      <text:p text:style-name="P2"><text:tab/><text:tab/> <text:s text:c="7"/>print('Myclass 인스턴스가 메모리에서 제거됩니다.')</text:p>
      <text:p text:style-name="P2"><text:tab/><text:tab/> <text:s text:c="7"/></text:p>
      <text:p text:style-name="P2"><text:tab/><text:tab/>object1 = Myclass()</text:p>
      <text:p text:style-name="P2"><text:tab/><text:tab/>del object1</text:p>
      <text:p text:style-name="P2"/>
      <text:list xml:id="list38357857" text:continue-numbering="true" text:style-name="Outline">
        <text:list-item>
          <text:h text:style-name="P28" text:outline-level="1"><text:bookmark text:name="_■_54._클래스"/>■ 54. 클래스 상속 이해하기</text:h>
        </text:list-item>
      </text:list>
      <text:p text:style-name="P5"><text:a xlink:type="simple" xlink:href="#문제199" text:style-name="Internet_20_link" text:visited-style-name="Visited_20_Internet_20_Link">문제 199 ~ 202</text:a></text:p>
      <text:p text:style-name="P2"/>
      <text:p text:style-name="P2"><text:tab/>상속이란 ? 클래스들 끼리 유산(기능) 을 물려주는 것</text:p>
      <text:p text:style-name="P2"/>
      <text:p text:style-name="P2"><text:tab/><text:tab/>부모 클래스 <text:s/>-------------&gt; 자식 클래스 </text:p>
      <text:p text:style-name="P2"><text:tab/><text:tab/><text:tab/><text:tab/>기능</text:p>
      <text:p text:style-name="P2"/>
      <text:p text:style-name="P2"><text:tab/><text:tab/>상속을 받게 되면 부모의 기능을 굳이 자식 클래스에 코딩을 하지 않아도 된다.</text:p>
      <text:p text:style-name="P2"/>
      <text:p text:style-name="P2"><text:tab/>예제 :<text:tab/><text:tab/> <text:s text:c="6"/>Card 클래스</text:p>
      <text:p text:style-name="P2"><text:tab/> <text:tab/><text:tab/> <text:s text:c="4"/>↙<text:tab/><text:tab/> <text:s/>↘</text:p>
      <text:p text:style-name="P2"><text:tab/><text:tab/>영화할인 card<text:tab/><text:tab/> <text:s text:c="3"/>마트 할인 card</text:p>
      <text:p text:style-name="P2"/>
      <text:p text:style-name="P2"/>
      <text:p text:style-name="P2"><text:tab/>예제1 : </text:p>
      <text:p text:style-name="P2"><text:tab/><text:tab/>class father:</text:p>
      <text:p text:style-name="P2"><text:tab/><text:tab/> <text:s text:c="3"/>def base_method(self):</text:p>
      <text:p text:style-name="P2"><text:tab/><text:tab/> <text:s text:c="7"/>print('hello~~~~~')</text:p>
      <text:p text:style-name="P2"><text:tab/><text:tab/></text:p>
      <text:p text:style-name="P2"><text:tab/><text:tab/>class child(father):</text:p>
      <text:p text:style-name="P2"><text:tab/><text:tab/> <text:s text:c="3"/>pass</text:p>
      <text:p text:style-name="P2"><text:tab/><text:tab/></text:p>
      <text:p text:style-name="P2"><text:tab/><text:tab/>father = father()</text:p>
      <text:p text:style-name="P2"><text:tab/><text:tab/>father.base_method()</text:p>
      <text:p text:style-name="P2"><text:tab/><text:tab/></text:p>
      <text:p text:style-name="P2"><text:tab/><text:tab/>child = child()</text:p>
      <text:p text:style-name="P2"><text:tab/><text:tab/>child.base_method()</text:p>
      <text:p text:style-name="P2"/>
      <text:p text:style-name="P2"/>
      <text:p text:style-name="P2"><text:tab/>☆ 오버라이드 : 자식 클래스에서 부모클래스의 함수를 가져와서 수정하면 부모클래스의 </text:p>
      <text:p text:style-name="P16">함수를 무시하고 자식 클래스의 함수로 적용되게 하는 것을 말한다.</text:p>
      <text:p text:style-name="P2"/>
      <text:p text:style-name="P2"/>
      <text:p text:style-name="P2"/>
      <text:p text:style-name="P5"><text:span text:style-name="T1">★ 다중 </text:span><text:bookmark text:name="다중상속"/><text:span text:style-name="T1">상속 </text:span></text:p>
      <text:p text:style-name="P2"/>
      <text:p text:style-name="P2"><text:tab/>다중 상속이란 두개 이상의 클래스를 상속 받는것을 말한다. 이 경우에는 두 클래스의 모든 속성을 </text:p>
      <text:p text:style-name="P2"><text:tab/>물려받게 된다. 이는 하나의 자식 클래스가 두개 이상의 부모 클래스를 가지는것이라고 할 수 있다.</text:p>
      <text:p text:style-name="P2"/>
      <text:p text:style-name="P2"><text:tab/> <text:s text:c="6"/>father1 <text:s text:c="7"/>father2 </text:p>
      <text:p text:style-name="P2"><text:tab/> <text:s text:c="12"/>↘ <text:s text:c="4"/>↙</text:p>
      <text:p text:style-name="P2"><text:tab/> <text:s text:c="14"/>child <text:s/></text:p>
      <text:p text:style-name="P2"/>
      <text:p text:style-name="P2"><text:tab/>예제:</text:p>
      <text:p text:style-name="P2"><text:tab/></text:p>
      <text:p text:style-name="P2"><text:tab/><text:tab/>class <text:s/>father1:</text:p>
      <text:p text:style-name="P2"><text:tab/><text:tab/> <text:s text:c="3"/>def <text:s/>func(self):</text:p>
      <text:p text:style-name="P2"><text:tab/><text:tab/> <text:s text:c="7"/>print("지식")</text:p>
      <text:p text:style-name="P2"><text:tab/><text:tab/></text:p>
      <text:p text:style-name="P2"><text:tab/><text:tab/>class father2:</text:p>
      <text:p text:style-name="P2"><text:tab/><text:tab/> <text:s text:c="3"/>def func(self):</text:p>
      <text:p text:style-name="P2"><text:tab/><text:tab/> <text:s text:c="7"/>print('지혜')</text:p>
      <text:p text:style-name="P2"><text:tab/><text:tab/></text:p>
      <text:p text:style-name="P2"><text:tab/><text:tab/>class child(father1, father2):</text:p>
      <text:p text:style-name="P2"><text:tab/><text:tab/> <text:s text:c="3"/>def childfunc(self):</text:p>
      <text:p text:style-name="P2"><text:tab/><text:tab/> <text:s text:c="7"/>father1.func(self)</text:p>
      <text:p text:style-name="P2"><text:tab/><text:tab/><text:tab/>father2.func(self)</text:p>
      <text:p text:style-name="P2"><text:soft-page-break/><text:tab/><text:tab/></text:p>
      <text:p text:style-name="P2"><text:tab/><text:tab/>child1 = child()</text:p>
      <text:p text:style-name="P2"><text:tab/><text:tab/>child1.childfunc()</text:p>
      <text:p text:style-name="P2"/>
      <text:p text:style-name="P2"/>
      <text:p text:style-name="P2">☆ 다중 상속시 주의할 점<text:tab/>"죽음의 다이아몬드 상속"</text:p>
      <text:p text:style-name="P2"/>
      <text:p text:style-name="P2"><text:tab/><text:tab/><text:tab/>grandfather</text:p>
      <text:p text:style-name="P2"><text:tab/><text:tab/> <text:s text:c="5"/>↙ <text:s text:c="9"/>↘</text:p>
      <text:p text:style-name="P2"><text:tab/> <text:s text:c="6"/>father1 <text:s text:c="13"/>father2 </text:p>
      <text:p text:style-name="P2"><text:tab/> <text:s text:c="13"/>↘ <text:s text:c="9"/>↙</text:p>
      <text:p text:style-name="P2"><text:tab/> <text:s text:c="18"/>child <text:s/></text:p>
      <text:p text:style-name="P2"><text:tab/>예제 : </text:p>
      <text:p text:style-name="P2"><text:tab/><text:tab/>class grandfather:</text:p>
      <text:p text:style-name="P2"><text:tab/><text:tab/> <text:s text:c="3"/>def __init__(self):</text:p>
      <text:p text:style-name="P2"><text:tab/><text:tab/> <text:s text:c="6"/>print('튼튼한 두팔')</text:p>
      <text:p text:style-name="P2"><text:tab/><text:tab/></text:p>
      <text:p text:style-name="P2"><text:tab/><text:tab/>class father1(grandfather):</text:p>
      <text:p text:style-name="P2"><text:tab/><text:tab/> <text:s text:c="3"/>def __init__(self):</text:p>
      <text:p text:style-name="P2"><text:tab/><text:tab/> <text:s text:c="7"/>grandfather.__init__(self)</text:p>
      <text:p text:style-name="P2"><text:tab/><text:tab/> <text:s text:c="7"/>print("지식")</text:p>
      <text:p text:style-name="P2"><text:tab/><text:tab/></text:p>
      <text:p text:style-name="P2"><text:tab/><text:tab/>class father2(grandfather):</text:p>
      <text:p text:style-name="P2"><text:tab/><text:tab/> <text:s text:c="3"/>def __init__(self):</text:p>
      <text:p text:style-name="P2"><text:tab/><text:tab/> <text:s text:c="7"/>grandfather.__init__(self)</text:p>
      <text:p text:style-name="P2"><text:tab/><text:tab/> <text:s text:c="7"/>print("지혜")</text:p>
      <text:p text:style-name="P2"><text:tab/><text:tab/></text:p>
      <text:p text:style-name="P2"><text:tab/><text:tab/>class grandchild(father1,father2):</text:p>
      <text:p text:style-name="P2"><text:tab/><text:tab/> <text:s text:c="3"/>def __init__(self):</text:p>
      <text:p text:style-name="P2"><text:tab/><text:tab/> <text:s text:c="7"/>father1.__init__(self)</text:p>
      <text:p text:style-name="P2"><text:tab/><text:tab/> <text:s text:c="7"/>father2.__init__(self)</text:p>
      <text:p text:style-name="P2"><text:tab/><text:tab/> <text:s text:c="7"/>print('자기 만족도가 높은 삶') </text:p>
      <text:p text:style-name="P2"><text:tab/><text:tab/></text:p>
      <text:p text:style-name="P2"><text:tab/><text:tab/>grandchild = grandchild()</text:p>
      <text:p text:style-name="P2"/>
      <text:p text:style-name="P2"><text:tab/>결과 : </text:p>
      <text:p text:style-name="P2"><text:tab/><text:tab/>튼튼한 두팔</text:p>
      <text:p text:style-name="P2"><text:tab/><text:tab/>지식</text:p>
      <text:p text:style-name="P2"><text:tab/><text:tab/>튼튼한 두팔</text:p>
      <text:p text:style-name="P2"><text:tab/><text:tab/>지혜</text:p>
      <text:p text:style-name="P2"><text:tab/><text:tab/>자기 만족도가 높은 삶</text:p>
      <text:p text:style-name="P2"/>
      <text:p text:style-name="P2"><text:tab/>설명 : 팔이 4개가 되어버렸다. 다중상속시 주의할 점 이다. 그래서 팔이 한번만 출력되게 하려면</text:p>
      <text:p text:style-name="P2"><text:tab/> <text:s text:c="6"/>super를 사용해야 한다.</text:p>
      <text:p text:style-name="P2"/>
      <text:p text:style-name="P2"><text:tab/>class grandfather:</text:p>
      <text:p text:style-name="P2"><text:tab/> <text:s text:c="3"/>def __init__(self):</text:p>
      <text:p text:style-name="P2"><text:tab/> <text:s text:c="6"/>print('튼튼한 두팔')</text:p>
      <text:p text:style-name="P2"><text:tab/></text:p>
      <text:p text:style-name="P2"><text:tab/>class father1(grandfather):</text:p>
      <text:p text:style-name="P2"><text:tab/> <text:s text:c="3"/>def __init__(self):</text:p>
      <text:p text:style-name="P2"><text:tab/> <text:s text:c="7"/>print("지식")</text:p>
      <text:p text:style-name="P2"><text:tab/> <text:s text:c="7"/>super().__init__()</text:p>
      <text:p text:style-name="P2"><text:tab/></text:p>
      <text:p text:style-name="P2"><text:tab/>class father2(grandfather):</text:p>
      <text:p text:style-name="P2"><text:tab/> <text:s text:c="3"/>def __init__(self):</text:p>
      <text:p text:style-name="P2"><text:tab/> <text:s text:c="7"/>print("지혜")</text:p>
      <text:p text:style-name="P2"><text:tab/> <text:s text:c="7"/>super().__init__()</text:p>
      <text:p text:style-name="P2"><text:tab/></text:p>
      <text:p text:style-name="P2"><text:soft-page-break/><text:tab/>class grandchild(father1,father2):</text:p>
      <text:p text:style-name="P2"><text:tab/> <text:s text:c="3"/>def __init__(self):</text:p>
      <text:p text:style-name="P2"><text:tab/> <text:s text:c="7"/>super().__init__()</text:p>
      <text:p text:style-name="P2"><text:tab/> <text:s text:c="7"/>print('자기 만족도가 높은 삶') </text:p>
      <text:p text:style-name="P2"><text:tab/></text:p>
      <text:p text:style-name="P2"><text:tab/>grandchild = grandchild()</text:p>
      <text:p text:style-name="P2"/>
      <text:p text:style-name="P2"/>
      <text:p text:style-name="P2"/>
      <text:p text:style-name="P2"><text:tab/>--- super() 와 관련하여 문제 생성 스크립트</text:p>
      <text:p text:style-name="P2"/>
      <text:p text:style-name="P2"><text:tab/>class Card:</text:p>
      <text:p text:style-name="P2"><text:tab/> <text:s text:c="3"/>def __init__(self):</text:p>
      <text:p text:style-name="P2"><text:tab/> <text:s text:c="7"/>self.card = 0</text:p>
      <text:p text:style-name="P2"><text:tab/> <text:s text:c="7"/>print('카드가 발급 되었습니다.')</text:p>
      <text:p text:style-name="P2"><text:tab/> <text:s text:c="3"/>def charge(self, num):</text:p>
      <text:p text:style-name="P2"><text:tab/> <text:s text:c="7"/>self.card += num</text:p>
      <text:p text:style-name="P2"><text:tab/> <text:s text:c="7"/>print('{}원 충전되었습니다.'.format(num))</text:p>
      <text:p text:style-name="P2"><text:tab/> <text:s text:c="3"/>def consume(self, num, loc):</text:p>
      <text:p text:style-name="P2"><text:tab/> <text:s text:c="7"/>if self.card &lt;= num:</text:p>
      <text:p text:style-name="P2"><text:tab/> <text:s text:c="11"/>print('잔액이 부족합니다.')</text:p>
      <text:p text:style-name="P2"><text:tab/> <text:s text:c="7"/>else:</text:p>
      <text:p text:style-name="P2"><text:tab/> <text:s text:c="11"/>print('{}에서 {}원 사용했습니다.'.format(loc, num))</text:p>
      <text:p text:style-name="P2"><text:tab/> <text:s text:c="11"/>self.card -= num</text:p>
      <text:p text:style-name="P2"><text:tab/> <text:s text:c="3"/>def print(self):</text:p>
      <text:p text:style-name="P2"><text:tab/> <text:s text:c="7"/>print('잔액이 {}원 입니다.'.format(self.card))</text:p>
      <text:p text:style-name="P2"><text:tab/></text:p>
      <text:p text:style-name="P2"><text:tab/></text:p>
      <text:p text:style-name="P2"><text:tab/>class m_card(Card):</text:p>
      <text:p text:style-name="P2"><text:tab/> <text:s text:c="3"/>def consume(self, num, loc):</text:p>
      <text:p text:style-name="P2"><text:tab/> <text:s text:c="7"/>if loc == '영화관':</text:p>
      <text:p text:style-name="P2"><text:tab/> <text:s text:c="11"/>num = num*0.8</text:p>
      <text:p text:style-name="P2"><text:tab/> <text:s text:c="7"/>super().consume(num,loc)</text:p>
      <text:p text:style-name="P2"><text:tab/></text:p>
      <text:p text:style-name="P2"><text:tab/>class t_card(Card):</text:p>
      <text:p text:style-name="P2"><text:tab/> <text:s text:c="3"/>def consume(self, num, loc):</text:p>
      <text:p text:style-name="P2"><text:tab/> <text:s text:c="7"/>if loc == '마트':</text:p>
      <text:p text:style-name="P2"><text:tab/> <text:s text:c="11"/>num = num*0.9</text:p>
      <text:p text:style-name="P2"><text:tab/> <text:s text:c="7"/>super().consume(num,loc)</text:p>
      <text:p text:style-name="P2"><text:tab/></text:p>
      <text:p text:style-name="P2"><text:tab/>class movie_mart_trans_card(m_card,t_card):</text:p>
      <text:p text:style-name="P2"><text:tab/> <text:s text:c="3"/>def consume(self, num, loc):</text:p>
      <text:p text:style-name="P2"><text:tab/> <text:s text:c="7"/>if loc == '교통':</text:p>
      <text:p text:style-name="P2"><text:tab/> <text:s text:c="11"/>num = num*0.5<text:tab/></text:p>
      <text:p text:style-name="P2"><text:tab/> <text:s text:c="7"/>super().consume(num,loc)</text:p>
      <text:p text:style-name="P2"/>
      <text:list xml:id="list38333061" text:continue-numbering="true" text:style-name="Outline">
        <text:list-item>
          <text:h text:style-name="P28" text:outline-level="1"><text:bookmark text:name="_■_55._예외처리"/>■ 55. 예외처리 이해하기 ① (try ~ except)</text:h>
        </text:list-item>
      </text:list>
      <text:p text:style-name="P5"><text:a xlink:type="simple" xlink:href="#문제203" text:style-name="Internet_20_link" text:visited-style-name="Visited_20_Internet_20_Link">문제 203 ~ 207</text:a></text:p>
      <text:p text:style-name="P2"/>
      <text:p text:style-name="P2"><text:tab/>예외 ?</text:p>
      <text:p text:style-name="P2"/>
      <text:p text:style-name="P2"><text:tab/><text:tab/>"프로그램에서 에러가 발생했을 때, 에러를 처리하는 기능"</text:p>
      <text:p text:style-name="P2"/>
      <text:p text:style-name="P2"><text:tab/>예제 :</text:p>
      <text:p text:style-name="P2"><text:tab/><text:tab/>def my_divide():</text:p>
      <text:p text:style-name="P2"><text:tab/><text:tab/> <text:s text:c="3"/>x = input(' 분자의 숫자를 입력하세요 ~')</text:p>
      <text:p text:style-name="P2"><text:tab/><text:tab/> <text:s text:c="3"/>y = input(' 분모의 숫자를 입력하세요 ~')</text:p>
      <text:p text:style-name="P2"><text:tab/><text:tab/> <text:s text:c="3"/>return int(x)/int(y)</text:p>
      <text:p text:style-name="P2"><text:tab/><text:tab/></text:p>
      <text:p text:style-name="P2"><text:tab/><text:tab/>print( my_divide() )</text:p>
      <text:p text:style-name="P2"/>
      <text:p text:style-name="P2"><text:tab/><text:tab/> 분자의 숫자를 입력하세요 ~10</text:p>
      <text:p text:style-name="P2"><text:tab/><text:tab/></text:p>
      <text:p text:style-name="P2"><text:tab/><text:tab/> 분모의 숫자를 입력하세요 ~2</text:p>
      <text:p text:style-name="P2"><text:tab/><text:tab/>5.0</text:p>
      <text:p text:style-name="P2"/>
      <text:p text:style-name="P2"><text:tab/>분모에 만약 0을 넣은다면 ZeroDivisionError: division by zero 에러가 난다</text:p>
      <text:p text:style-name="P2"><text:tab/>근데 이것은 코드의 에러가 아니라서 보기 편한 메세지로 에러 화면을 바꾸자!</text:p>
      <text:p text:style-name="P2"/>
      <text:p text:style-name="P2"><text:tab/>예 : 홈플러스 계산원분이 고객의 홈플러스 카드가 단말기에서 오류메세지가 나온다면?</text:p>
      <text:p text:style-name="P2"/>
      <text:list xml:id="list38351066" text:continue-numbering="true" text:style-name="Outline">
        <text:list-item>
          <text:h text:style-name="P28" text:outline-level="1"><text:bookmark text:name="_■_56._예외처리"/>■ 56. 예외처리 이해하기 ② (try ~ except ~ else)</text:h>
        </text:list-item>
      </text:list>
      <text:p text:style-name="P2"/>
      <text:p text:style-name="P2"><text:tab/>예제 : </text:p>
      <text:p text:style-name="P2"><text:tab/><text:tab/>try:</text:p>
      <text:p text:style-name="P2"><text:tab/><text:tab/> <text:s text:c="3"/>실행할 코드블럭</text:p>
      <text:p text:style-name="P2"><text:tab/><text:tab/>except:</text:p>
      <text:p text:style-name="P2"><text:tab/><text:tab/> <text:s text:c="3"/>예외 처리 코드 블럭</text:p>
      <text:p text:style-name="P2"><text:tab/><text:tab/>else:</text:p>
      <text:p text:style-name="P2"><text:tab/><text:tab/> <text:s text:c="3"/>except절을 만나지 않았을 경우 실행할 코드 블럭</text:p>
      <text:p text:style-name="P2"/>
      <text:p text:style-name="P2"/>
      <text:p text:style-name="P2"/>
      <text:p text:style-name="P2"><text:tab/>예제(문제 205 수정) :</text:p>
      <text:p text:style-name="P2"><text:tab/><text:tab/>def find_sal():</text:p>
      <text:p text:style-name="P2"><text:tab/><text:tab/> <text:s text:c="3"/>import pandas as pd</text:p>
      <text:p text:style-name="P2"><text:tab/><text:tab/> <text:s text:c="3"/>emp = pd.DataFrame.from_csv('c:\\emp.csv')</text:p>
      <text:p text:style-name="P2"><text:tab/><text:tab/> <text:s text:c="3"/>name = input('월급을 알고 싶은 사원명을 입력하세요 ~ ')</text:p>
      <text:p text:style-name="P2"><text:tab/><text:tab/> <text:s text:c="3"/>try:</text:p>
      <text:p text:style-name="P2"><text:tab/><text:tab/> <text:s text:c="7"/>sal = emp [ ['sal'] ] [ emp['ename'] == name.upper()].values[0]</text:p>
      <text:p text:style-name="P2"><text:tab/><text:tab/><text:tab/># 반드시 수행이 되어야 하는 중요한 코드를 처리해야 else 이후에 다른 코드들이 </text:p>
      <text:p text:style-name="P2"><text:tab/><text:tab/><text:tab/># 돌고 싶게 하고 싶을 때 사용</text:p>
      <text:p text:style-name="P2"/>
      <text:p text:style-name="P2"><text:tab/><text:tab/> <text:s text:c="3"/>except:</text:p>
      <text:p text:style-name="P2"><text:tab/><text:tab/> <text:s text:c="7"/>return '해당사원은 없습니다.'</text:p>
      <text:p text:style-name="P2"><text:tab/><text:tab/> <text:s text:c="3"/>else:<text:tab/><text:tab/><text:tab/><text:tab/><text:tab/># 추가</text:p>
      <text:p text:style-name="P2"><text:tab/><text:tab/> <text:s text:c="7"/>print('월급 추출에 성공했습니다.')</text:p>
      <text:p text:style-name="P2"><text:tab/><text:tab/> <text:s text:c="7"/>return sal<text:tab/><text:tab/><text:tab/><text:tab/># 리턴 자리 변경</text:p>
      <text:p text:style-name="P2"><text:tab/><text:tab/></text:p>
      <text:p text:style-name="P2"><text:tab/><text:tab/>print( find_sal())</text:p>
      <text:p text:style-name="P2"/>
      <text:p text:style-name="P2"><text:tab/><text:tab/>월급을 알고 싶은 사원명을 입력하세요 ~ scott</text:p>
      <text:p text:style-name="P2"><text:tab/><text:tab/>월급 추출에 성공했습니다.</text:p>
      <text:p text:style-name="P2"><text:tab/><text:tab/>[3000]</text:p>
      <text:p text:style-name="P2"/>
      <text:p text:style-name="P2"/>
      <text:p text:style-name="P2"><text:tab/>try와 except 사이의 코드가 문제가 없다는 것을 확실히 눈으로 확인하고 넘어갈 수 있다</text:p>
      <text:p text:style-name="P2"><text:tab/>(else 문으로 넘어간다) 는 장점이 있다.</text:p>
      <text:p text:style-name="P2"/>
      <text:list xml:id="list38359835" text:continue-numbering="true" text:style-name="Outline">
        <text:list-item>
          <text:h text:style-name="P28" text:outline-level="1"><text:bookmark text:name="_■_복수개의_except절"/>■ 복수개의 except절 사용하기</text:h>
        </text:list-item>
      </text:list>
      <text:p text:style-name="P5"><text:a xlink:type="simple" xlink:href="#문제208" text:style-name="Internet_20_link" text:visited-style-name="Visited_20_Internet_20_Link">문제 208</text:a></text:p>
      <text:p text:style-name="P2"/>
      <text:p text:style-name="P2"><text:tab/>" 예외처리를 여러개를 나열 할 수 있다."</text:p>
      <text:p text:style-name="P2"/>
      <text:p text:style-name="P2"><text:tab/>예제 : 아래의 두 수를 나누는 코드는 작성하는데 아래의 두가지가 다 실행되게 하시오 !</text:p>
      <text:p text:style-name="P2"/>
      <text:p text:style-name="P2"><text:tab/>분자 숫자를 입력하세요 ~ 10</text:p>
      <text:p text:style-name="P2"><text:tab/>분자 숫자를 입력하세요 ~ 0</text:p>
      <text:p text:style-name="P2"><text:tab/>0으로 나눌 수 없습니다.</text:p>
      <text:p text:style-name="P2"/>
      <text:p text:style-name="P2"><text:tab/>분자 숫자를 입력하세요 ~ 10</text:p>
      <text:p text:style-name="P2"><text:tab/>분자 숫자를 입력하세요 ~ aaa</text:p>
      <text:p text:style-name="P2"><text:tab/>나눌 수 없습니다.</text:p>
      <text:p text:style-name="P2"/>
      <text:p text:style-name="P2"/>
      <text:p text:style-name="P2"><text:tab/>코드 :</text:p>
      <text:p text:style-name="P2"><text:tab/><text:tab/>def my_divide():</text:p>
      <text:p text:style-name="P2"><text:tab/><text:tab/> <text:s text:c="3"/>try:</text:p>
      <text:p text:style-name="P2"><text:tab/><text:tab/> <text:s text:c="7"/>x = input ('분자 숫자를 입력하세요~ ')</text:p>
      <text:p text:style-name="P2"><text:tab/><text:tab/> <text:s text:c="7"/>y = input ('분모 숫자를 입력하세요~ ')</text:p>
      <text:p text:style-name="P2"><text:tab/><text:tab/> <text:s text:c="7"/>z = int(x)/int(y)</text:p>
      <text:p text:style-name="P2"><text:tab/><text:tab/> <text:s text:c="7"/>return z</text:p>
      <text:p text:style-name="P2"><text:tab/><text:tab/> <text:s text:c="3"/>except ZeroDivisionError:<text:tab/><text:tab/><text:tab/># 0으로 나눌때의 예외처리</text:p>
      <text:p text:style-name="P2"><text:tab/><text:tab/> <text:s text:c="7"/>return ('0으로 나눌 수 없습니다.')</text:p>
      <text:p text:style-name="P2"><text:tab/><text:tab/> <text:s text:c="3"/>except KeyboardInterrupt:</text:p>
      <text:p text:style-name="P2"><text:tab/><text:tab/> <text:s text:c="7"/>return( '사용자에 의해서 프로그램이 종료됩니다.')</text:p>
      <text:p text:style-name="P2"><text:tab/><text:tab/><text:tab/>#ctrl + c &lt;------- 를 누르면 </text:p>
      <text:p text:style-name="P2"><text:tab/><text:tab/> <text:s text:c="3"/>except:</text:p>
      <text:p text:style-name="P2"><text:tab/><text:tab/> <text:s text:c="7"/>return ('나눌 수 없습니다.')</text:p>
      <text:p text:style-name="P2"><text:tab/><text:tab/> <text:s text:c="3"/></text:p>
      <text:p text:style-name="P2"><text:tab/><text:tab/>print(my_divide())</text:p>
      <text:p text:style-name="P2"/>
      <text:p text:style-name="P2"><text:tab/>다른 예외처리 절 : 구글링~</text:p>
      <text:p text:style-name="P2"/>
      <text:list xml:id="list38349663" text:continue-numbering="true" text:style-name="Outline">
        <text:list-item>
          <text:h text:style-name="P28" text:outline-level="1"><text:bookmark text:name="_■_57._예외처리"/>■ 57. 예외처리 이해하기 ③ (try ~ except ~ finally)</text:h>
        </text:list-item>
      </text:list>
      <text:p text:style-name="P5"><text:a xlink:type="simple" xlink:href="#문제209" text:style-name="Internet_20_link" text:visited-style-name="Visited_20_Internet_20_Link">문제 209</text:a></text:p>
      <text:p text:style-name="P2"/>
      <text:p text:style-name="P2"><text:tab/>예제 : </text:p>
      <text:p text:style-name="P2"><text:tab/><text:tab/>try:</text:p>
      <text:p text:style-name="P2"><text:tab/><text:tab/> <text:s text:c="3"/>실행할 코드 블럭</text:p>
      <text:p text:style-name="P2"><text:tab/><text:tab/>except:</text:p>
      <text:p text:style-name="P2"><text:tab/><text:tab/> <text:s text:c="3"/>예외처리 코드 블럭</text:p>
      <text:p text:style-name="P2"><text:tab/><text:tab/>finally:</text:p>
      <text:p text:style-name="P2"><text:tab/><text:tab/> <text:s text:c="3"/>실행할 코드가 성공했든 실패했든 무조건 실행돠는 블럭</text:p>
      <text:p text:style-name="P2"/>
      <text:p text:style-name="P2"><text:tab/>코드 : 이름을 물어보게 하고 이름을 입력하면 월급이 출력되는 코드</text:p>
      <text:p text:style-name="P2"/>
      <text:p text:style-name="P2"><text:tab/><text:tab/>def find_sal():</text:p>
      <text:p text:style-name="P2"><text:tab/><text:tab/> <text:s text:c="3"/>import pandas as pd</text:p>
      <text:p text:style-name="P2"><text:tab/><text:tab/> <text:s text:c="3"/>emp = pd.DataFrame.from_csv('c:\\emp.csv')</text:p>
      <text:p text:style-name="P2"><text:tab/><text:tab/> <text:s text:c="3"/>name = input('월급을 알고 싶은 사원명을 입력하세요 ~ ')</text:p>
      <text:p text:style-name="P2"><text:tab/><text:tab/> <text:s text:c="3"/>try:</text:p>
      <text:p text:style-name="P2"><text:tab/><text:tab/> <text:s text:c="7"/>sal = emp [ ['sal'] ] [ emp['ename'] == name.upper()].values[0]</text:p>
      <text:p text:style-name="P2"><text:tab/><text:tab/> <text:s text:c="7"/>return sal</text:p>
      <text:p text:style-name="P2"><text:tab/><text:tab/> <text:s text:c="3"/>except:</text:p>
      <text:p text:style-name="P2"><text:tab/><text:tab/> <text:s text:c="7"/>return '해당사원은 없습니다.'</text:p>
      <text:p text:style-name="P2"><text:tab/><text:tab/> <text:s text:c="3"/>finally:</text:p>
      <text:p text:style-name="P2"><text:tab/><text:tab/> <text:s text:c="7"/>print('저는 무조건 실행됩니다.')</text:p>
      <text:p text:style-name="P2"><text:tab/><text:tab/></text:p>
      <text:p text:style-name="P2"><text:tab/><text:tab/>print( find_sal())</text:p>
      <text:p text:style-name="P2"/>
      <text:p text:style-name="P2"><text:tab/><text:tab/>월급을 알고 싶은 사원명을 입력하세요 ~ scott</text:p>
      <text:p text:style-name="P2"><text:tab/><text:tab/>저는 무조건 실행됩니다.</text:p>
      <text:p text:style-name="P2"><text:tab/><text:tab/>[3000]</text:p>
      <text:p text:style-name="P2"/>
      <text:p text:style-name="P2"><text:tab/><text:tab/>월급을 알고 싶은 사원명을 입력하세요 ~ wjdtjdgh</text:p>
      <text:p text:style-name="P2"><text:tab/><text:tab/>저는 무조건 실행됩니다.</text:p>
      <text:p text:style-name="P2"><text:tab/><text:tab/>해당사원은 없습니다.</text:p>
      <text:p text:style-name="P2"/>
      <text:list xml:id="list38357356" text:continue-numbering="true" text:style-name="Outline">
        <text:list-item>
          <text:h text:style-name="P28" text:outline-level="1"><text:bookmark text:name="_■_58._예외처리"/>■ 58. 예외처리 이해하기 ④ (try ~ except Exception as e)</text:h>
        </text:list-item>
      </text:list>
      <text:p text:style-name="P5"><text:a xlink:type="simple" xlink:href="#문제210" text:style-name="Internet_20_link" text:visited-style-name="Visited_20_Internet_20_Link">문제 210</text:a></text:p>
      <text:p text:style-name="P2"/>
      <text:p text:style-name="P2"><text:tab/>"코드상의 오류를 출력할 때 사용"</text:p>
      <text:p text:style-name="P2"><text:tab/><text:tab/>try문에서는 오류가 나면 except문을 사용하기 때문에 어떤 오류인지 확인할 수가 없기</text:p>
      <text:p text:style-name="P2"><text:tab/><text:tab/>때문에 오류를 확인하기 위해서 활용한다.</text:p>
      <text:p text:style-name="P2"/>
      <text:p text:style-name="P2"><text:tab/>예제 :</text:p>
      <text:p text:style-name="P2"><text:tab/><text:tab/>try:</text:p>
      <text:p text:style-name="P2"><text:tab/><text:tab/> <text:s text:c="3"/>print(param)</text:p>
      <text:p text:style-name="P2"><text:tab/><text:tab/>except Exception as e:</text:p>
      <text:p text:style-name="P2"><text:tab/><text:tab/> <text:s text:c="3"/>print(e)</text:p>
      <text:p text:style-name="P2"/>
      <text:p text:style-name="P2"><text:tab/><text:tab/>name 'param' is not defined<text:tab/>&lt;------ 위의 코드가 실패한 이유를 보여주고 있다.</text:p>
      <text:p text:style-name="P2"/>
      <text:list xml:id="list38342391" text:continue-numbering="true" text:style-name="Outline">
        <text:list-item>
          <text:h text:style-name="P28" text:outline-level="1"><text:bookmark text:name="_■_59._사용자"/>■ 59. 사용자 정의 예외 처리</text:h>
        </text:list-item>
      </text:list>
      <text:p text:style-name="P5"><text:a xlink:type="simple" xlink:href="#문제211" text:style-name="Internet_20_link" text:visited-style-name="Visited_20_Internet_20_Link">문제 211</text:a></text:p>
      <text:p text:style-name="P2"/>
      <text:p text:style-name="P2"><text:tab/>"파이썬 입장에서 봤을때는 오류가 아닌데 프로그래머가 이건 오류이다 라고 일부러</text:p>
      <text:p text:style-name="P2"><text:tab/> 프로그램이 안돌게 만들게 오류 메세지를 출력하게 되는 경우에 사용한다."</text:p>
      <text:p text:style-name="P2"/>
      <text:p text:style-name="P2"><text:tab/>금액이 안맞는 프로그램이 있다면 &lt;----- 사고(코드 오류)</text:p>
      <text:p text:style-name="P2"/>
      <text:p text:style-name="P2"/>
      <text:p text:style-name="P2"><text:tab/>예제 : </text:p>
      <text:p text:style-name="P2"><text:tab/><text:tab/>def 함수명:</text:p>
      <text:p text:style-name="P2"><text:tab/><text:tab/> <text:s text:c="3"/>실행코드</text:p>
      <text:p text:style-name="P2"/>
      <text:p text:style-name="P2"><text:tab/><text:tab/> <text:s text:c="3"/>if 어떤 조건:</text:p>
      <text:p text:style-name="P2"><text:tab/><text:tab/> <text:s text:c="7"/>raise Exception('예외가 발생했습니다.')</text:p>
      <text:p text:style-name="P2"><text:tab/><text:tab/> <text:s text:c="3"/>else:</text:p>
      <text:p text:style-name="P2"><text:tab/><text:tab/> <text:s text:c="7"/>return 변수명</text:p>
      <text:p text:style-name="P2"/>
      <text:list xml:id="list38363847" text:continue-numbering="true" text:style-name="Outline">
        <text:list-item>
          <text:h text:style-name="P28" text:outline-level="1"><text:bookmark text:name="_■_60._사용자"/>■ 60. 사용자 입력받기 (input)</text:h>
        </text:list-item>
      </text:list>
      <text:p text:style-name="P2"/>
      <text:p text:style-name="P2"><text:tab/>예제 : </text:p>
      <text:p text:style-name="P2"><text:tab/><text:tab/>k = input('&lt;값&gt;을 입력하세요 : ')</text:p>
      <text:p text:style-name="P2"><text:tab/><text:tab/></text:p>
      <text:p text:style-name="P2"><text:tab/><text:tab/>print( '당신이 입력한 값은 &lt;'+ k +'&gt; 입니다.')</text:p>
      <text:p text:style-name="P2"/>
      <text:list xml:id="list38350770" text:continue-numbering="true" text:style-name="Outline">
        <text:list-item>
          <text:h text:style-name="P28" text:outline-level="1"><text:bookmark text:name="_■_61._자료형"/>■ 61. 자료형 확인하기 (type)</text:h>
        </text:list-item>
      </text:list>
      <text:p text:style-name="P2"/>
      <text:p text:style-name="P2"><text:tab/>예제 : </text:p>
      <text:p text:style-name="P2"><text:tab/><text:tab/>numdata = 57</text:p>
      <text:p text:style-name="P2"><text:tab/><text:tab/>strdata = '파이썬'</text:p>
      <text:p text:style-name="P2"><text:tab/><text:tab/>listdata = [1,2,3]</text:p>
      <text:p text:style-name="P2"><text:tab/><text:tab/>dicdata = {'a':1,'b':2}</text:p>
      <text:p text:style-name="P2"><text:tab/><text:tab/></text:p>
      <text:p text:style-name="P2"><text:tab/><text:tab/>def func():</text:p>
      <text:p text:style-name="P2"><text:tab/><text:tab/> <text:s text:c="3"/>print('안녕하세요')</text:p>
      <text:p text:style-name="P2"><text:tab/><text:tab/> <text:s text:c="3"/></text:p>
      <text:p text:style-name="P2"><text:tab/><text:tab/>print(type(numdata))</text:p>
      <text:p text:style-name="P2"><text:tab/><text:tab/>print(type(strdata))</text:p>
      <text:p text:style-name="P2"><text:tab/><text:tab/>print(type(listdata))</text:p>
      <text:p text:style-name="P2"><text:tab/><text:tab/>print(type(dicdata))</text:p>
      <text:p text:style-name="P2"><text:tab/><text:tab/>print(type(func))</text:p>
      <text:p text:style-name="P2"/>
      <text:list xml:id="list38342353" text:continue-numbering="true" text:style-name="Outline">
        <text:list-item>
          <text:h text:style-name="P28" text:outline-level="1"><text:bookmark text:name="_■_62._나눗셈에서"/>■ 62. 나눗셈에서 나머지만 구하기 (%)</text:h>
        </text:list-item>
      </text:list>
      <text:p text:style-name="P5"><text:a xlink:type="simple" xlink:href="#문제212" text:style-name="Internet_20_link" text:visited-style-name="Visited_20_Internet_20_Link">문제 212</text:a></text:p>
      <text:p text:style-name="P2"/>
      <text:p text:style-name="P2"><text:tab/>예제 : </text:p>
      <text:p text:style-name="P2"><text:tab/><text:tab/>a = 11113</text:p>
      <text:p text:style-name="P2"><text:tab/><text:tab/>b = 23</text:p>
      <text:p text:style-name="P2"><text:tab/><text:tab/>ret = a%b</text:p>
      <text:p text:style-name="P2"><text:tab/><text:tab/>print(ret)</text:p>
      <text:p text:style-name="P2"/>
      <text:p text:style-name="P2"><text:tab/><text:tab/>4</text:p>
      <text:p text:style-name="P2"/>
      <text:list xml:id="list38339337" text:continue-numbering="true" text:style-name="Outline">
        <text:list-item>
          <text:h text:style-name="P28" text:outline-level="1"><text:bookmark text:name="_■_63._몫과"/>■ 63. 몫과 나머지 구하기 (divmod)</text:h>
        </text:list-item>
      </text:list>
      <text:p text:style-name="P2"/>
      <text:p text:style-name="P2"><text:tab/>예제 : </text:p>
      <text:p text:style-name="P2"><text:tab/><text:tab/>a = 11113</text:p>
      <text:p text:style-name="P2"><text:tab/><text:tab/>b = 23</text:p>
      <text:p text:style-name="P2"><text:tab/><text:tab/>re1, ret2 = divmod(a, b) <text:s text:c="2"/># 몫, 나머지</text:p>
      <text:p text:style-name="P2"><text:tab/><text:tab/> ↑ <text:s text:c="2"/>↑</text:p>
      <text:p text:style-name="P2"><text:tab/><text:tab/> 몫 <text:s/>나머지</text:p>
      <text:p text:style-name="P2"/>
      <text:p text:style-name="P2"><text:tab/><text:tab/>print (ret1, ret2)</text:p>
      <text:p text:style-name="P2"/>
      <text:list xml:id="list38340632" text:continue-numbering="true" text:style-name="Outline">
        <text:list-item>
          <text:h text:style-name="P28" text:outline-level="1"><text:bookmark text:name="_■_68._반올림"/>■ 68. 반올림 수 구하기 (round)</text:h>
        </text:list-item>
      </text:list>
      <text:p text:style-name="P5"><text:a xlink:type="simple" xlink:href="#문제228" text:style-name="Internet_20_link" text:visited-style-name="Visited_20_Internet_20_Link">문제 228 ~ 230</text:a></text:p>
      <text:p text:style-name="P2"/>
      <text:p text:style-name="P2"><text:tab/>예제 :</text:p>
      <text:p text:style-name="P2"><text:tab/><text:tab/>print( round( 16.554, 0 ) )</text:p>
      <text:p text:style-name="P2"><text:tab/><text:tab/></text:p>
      <text:p text:style-name="P2"><text:tab/><text:tab/>17.0</text:p>
      <text:p text:style-name="P2"/>
      <text:p text:style-name="P2"><text:tab/><text:tab/><text:tab/> 1 <text:s/>6 . 5 5 4</text:p>
      <text:p text:style-name="P2"><text:tab/><text:tab/><text:tab/>-2 -1 0 1 2 3</text:p>
      <text:p text:style-name="P2"><text:tab/><text:tab/>print( round( 16.554, 1 ) )</text:p>
      <text:p text:style-name="P2"><text:tab/><text:tab/>17.6</text:p>
      <text:p text:style-name="P2"/>
      <text:list xml:id="list38359158" text:continue-numbering="true" text:style-name="Outline">
        <text:list-item>
          <text:h text:style-name="P28" text:outline-level="1"><text:bookmark text:name="_■_69._실수형"/>■ 69. 실수형 자료를 정수형 자료로 변환하기 (int)</text:h>
        </text:list-item>
      </text:list>
      <text:p text:style-name="P5"><text:a xlink:type="simple" xlink:href="#문제231" text:style-name="Internet_20_link" text:visited-style-name="Visited_20_Internet_20_Link">문제 231</text:a></text:p>
      <text:p text:style-name="P2"/>
      <text:p text:style-name="P2"><text:s text:c="3"/>• 파이썬의 변환 함수 정리</text:p>
      <text:p text:style-name="P2"/>
      <text:p text:style-name="P2"><text:tab/><text:tab/><text:tab/><text:tab/>Data type<text:tab/><text:tab/>변환함수</text:p>
      <text:p text:style-name="P2"><text:tab/>1. 정수형<text:tab/><text:tab/> <text:s/>int<text:tab/><text:tab/><text:tab/> <text:s/>int()</text:p>
      <text:p text:style-name="P2"><text:tab/>2. 문자형<text:tab/><text:tab/> <text:s/>str<text:tab/><text:tab/><text:tab/> <text:s/>str()</text:p>
      <text:p text:style-name="P2"><text:tab/>3. 실수형<text:tab/><text:tab/> <text:s/>float<text:tab/><text:tab/><text:tab/>float()</text:p>
      <text:p text:style-name="P2"><text:tab/>4. 리스트형<text:tab/><text:tab/> <text:s/>list<text:tab/><text:tab/><text:tab/> list()</text:p>
      <text:p text:style-name="P2"><text:tab/>5. 튜플형<text:tab/><text:tab/> <text:s/>tuple<text:tab/><text:tab/><text:tab/>tuple()</text:p>
      <text:p text:style-name="P2"/>
      <text:list xml:id="list38353582" text:continue-numbering="true" text:style-name="Outline">
        <text:list-item>
          <text:h text:style-name="P28" text:outline-level="1"><text:bookmark text:name="_■_70._정수형"/>■ 70. 정수형 자료를 실수형으로 변환하기 (float)</text:h>
        </text:list-item>
      </text:list>
      <text:p text:style-name="P2"/>
      <text:p text:style-name="P2"/>
      <text:p text:style-name="P2"><text:tab/>예제 :</text:p>
      <text:p text:style-name="P2"><text:tab/><text:tab/>a = float(10)</text:p>
      <text:p text:style-name="P2"><text:tab/><text:tab/>print(a)<text:tab/><text:tab/># 10.0 으로 출력됨</text:p>
      <text:p text:style-name="P2"/>
      <text:list xml:id="list38343741" text:continue-numbering="true" text:style-name="Outline">
        <text:list-item>
          <text:h text:style-name="P28" text:outline-level="1"><text:bookmark text:name="_■_71._정수"/>■ 71. 정수 리스트에서 소수만 걸러내기(filter)</text:h>
        </text:list-item>
      </text:list>
      <text:p text:style-name="P5"><text:a xlink:type="simple" xlink:href="#문제232" text:style-name="Internet_20_link" text:visited-style-name="Visited_20_Internet_20_Link">문제 232 ~ 235</text:a></text:p>
      <text:p text:style-name="P2"/>
      <text:p text:style-name="P2"><text:tab/>합성수<text:tab/><text:tab/>vs<text:tab/><text:tab/>소수</text:p>
      <text:p text:style-name="P2"><text:tab/> <text:s/>6<text:tab/><text:tab/><text:tab/><text:tab/> 7</text:p>
      <text:p text:style-name="P2"><text:tab/>2 x 3<text:tab/><text:tab/><text:tab/><text:tab/>두개의 수로 못나눈다.</text:p>
      <text:p text:style-name="P2"><text:tab/><text:tab/><text:tab/><text:tab/><text:tab/>(1과 자기 자신으로만 나눌 수 있는 수)</text:p>
      <text:p text:style-name="P2"/>
      <text:list xml:id="list38361176" text:continue-numbering="true" text:style-name="Outline">
        <text:list-item>
          <text:h text:style-name="P28" text:outline-level="1"><text:bookmark text:name="_■_75._문자열에서"/>■ 75. 문자열에서 특정 위치의 문자 얻기</text:h>
        </text:list-item>
      </text:list>
      <text:p text:style-name="P2"/>
      <text:p text:style-name="P2">예제 241. 아래의 txt1문자열에서 '가'를 출력하시오!</text:p>
      <text:p text:style-name="P2"/>
      <text:p text:style-name="P2"><text:tab/>txt1 = '이 또한 지나가리라.'</text:p>
      <text:p text:style-name="P2"/>
      <text:p text:style-name="P2"><text:tab/>print( txt1[-4] )</text:p>
      <text:p text:style-name="P2"/>
      <text:p text:style-name="P2"/>
      <text:p text:style-name="P2"/>
      <text:p text:style-name="P2"/>
      <text:list xml:id="list38341980" text:continue-numbering="true" text:style-name="Outline">
        <text:list-item>
          <text:h text:style-name="Heading_20_1" text:outline-level="1"><text:bookmark text:name="_■_76._문자열에서"/>■ 76. 문자열에서 지정한 구간의 문자열 얻기</text:h>
        </text:list-item>
      </text:list>
      <text:p text:style-name="P2"/>
      <text:p text:style-name="P2"/>
      <text:p text:style-name="P2">예제 242. 아래의 txt1 문자열에서 '가리라'를 출력하시오 !</text:p>
      <text:p text:style-name="P2"/>
      <text:p text:style-name="P2"><text:tab/>txt1 = '이 또한 지나가리라.'</text:p>
      <text:p text:style-name="P2"><text:tab/></text:p>
      <text:p text:style-name="P2"><text:tab/>print( txt1[-4:])</text:p>
      <text:p text:style-name="P2"/>
      <text:p text:style-name="P2"/>
      <text:p text:style-name="P2"/>
      <text:p text:style-name="P2"/>
      <text:list xml:id="list38358854" text:continue-numbering="true" text:style-name="Outline">
        <text:list-item>
          <text:h text:style-name="Heading_20_1" text:outline-level="1"><text:bookmark text:name="_■_77._문자열에서"/>■ 77. 문자열에서 홀수 번째 문자만 추출하기</text:h>
        </text:list-item>
      </text:list>
      <text:p text:style-name="P2"/>
      <text:p text:style-name="P2"/>
      <text:p text:style-name="P2">예제 243. 아래의 txt2 문자열에서 홀수번째 문자만 추출하시오 !</text:p>
      <text:p text:style-name="P2"/>
      <text:p text:style-name="P2"><text:tab/>txt2 = 'aAbBcCdDeEfFgGhHiIjJkK'</text:p>
      <text:p text:style-name="P2"/>
      <text:p text:style-name="P2"><text:tab/>print( txt1[0::2])</text:p>
      <text:p text:style-name="P2"/>
      <text:p text:style-name="P2"/>
      <text:p text:style-name="P2">예제 244. 아래의 txt2 문자열에서 짝수번째 문자만 추출하시오 !</text:p>
      <text:p text:style-name="P2"/>
      <text:p text:style-name="P2"><text:tab/>txt2 = 'aAbBcCdDeEfFgGhHiIjJkK'</text:p>
      <text:p text:style-name="P2"><text:tab/></text:p>
      <text:p text:style-name="P2"><text:tab/>print( txt1[1::2])</text:p>
      <text:p text:style-name="P2"/>
      <text:p text:style-name="P2"/>
      <text:p text:style-name="P2"/>
      <text:p text:style-name="P2"/>
      <text:list xml:id="list38336487" text:continue-numbering="true" text:style-name="Outline">
        <text:list-item>
          <text:h text:style-name="Heading_20_1" text:outline-level="1"><text:bookmark text:name="_■_78._문자열을"/>■ 78. 문자열을 거꾸로 출력하기</text:h>
        </text:list-item>
      </text:list>
      <text:p text:style-name="P2"/>
      <text:p text:style-name="P2"><text:tab/>txt3 = 'abcdefg'</text:p>
      <text:p text:style-name="P2"><text:tab/>print(txt3[::-1] </text:p>
      <text:p text:style-name="P2"/>
      <text:list xml:id="list38354794" text:continue-numbering="true" text:style-name="Outline">
        <text:list-item>
          <text:h text:style-name="P28" text:outline-level="1"><text:bookmark text:name="_■_파이썬의_리스트가"/>■ 파이썬의 리스트가 스택 구조임을 확인하시오 !</text:h>
        </text:list-item>
      </text:list>
      <text:p text:style-name="P5"><text:a xlink:type="simple" xlink:href="#문제246" text:style-name="Internet_20_link" text:visited-style-name="Visited_20_Internet_20_Link">문제 246 ~ 247</text:a><text:line-break/></text:p>
      <text:p text:style-name="P2"><text:tab/>1. 스택 --&gt; 후입선출</text:p>
      <text:p text:style-name="P2"/>
      <text:p text:style-name="P2"><text:tab/>2. 큐 <text:s text:c="2"/>--&gt; 선입선출</text:p>
      <text:p text:style-name="P2"/>
      <text:p text:style-name="P2"><text:tab/><text:tab/>예 : 오라클에서 데이터의 무결성을 보호하기위한 lock이 바로 큐 구조이다.</text:p>
      <text:p text:style-name="P2"/>
      <text:p text:style-name="P2"><text:tab/><text:tab/><text:tab/><text:tab/><text:tab/>-----------------</text:p>
      <text:p text:style-name="P2"><text:tab/><text:tab/><text:tab/><text:tab/><text:tab/>A<text:tab/>B<text:tab/>C</text:p>
      <text:p text:style-name="P2"><text:tab/><text:tab/><text:tab/><text:tab/><text:tab/>-----------------</text:p>
      <text:p text:style-name="P2"/>
      <text:p text:style-name="P2"><text:tab/>scott(A)<text:tab/><text:tab/> <text:s text:c="3"/>|<text:tab/>scott(B)<text:tab/><text:tab/> <text:s text:c="3"/>|<text:tab/>scott(c)</text:p>
      <text:p text:style-name="P2"><text:tab/>1. update emp <text:s text:c="14"/>|<text:tab/><text:tab/><text:tab/><text:tab/> <text:s text:c="3"/>|</text:p>
      <text:p text:style-name="P2"><text:tab/> <text:s text:c="4"/>set sal = 9000<text:tab/> <text:s text:c="3"/>|<text:tab/><text:tab/><text:tab/><text:tab/> <text:s text:c="3"/>|</text:p>
      <text:p text:style-name="P2"><text:tab/> <text:s text:c="4"/>where ename = 'ALLEN'; |<text:tab/><text:tab/><text:tab/><text:tab/> <text:s text:c="3"/>|</text:p>
      <text:p text:style-name="P2"><text:tab/><text:tab/><text:tab/><text:tab/> <text:s text:c="3"/>|<text:tab/>2. update emp<text:tab/><text:tab/> <text:s text:c="3"/>|</text:p>
      <text:p text:style-name="P2"><text:tab/><text:tab/><text:tab/><text:tab/> <text:s text:c="3"/>|<text:tab/> <text:s text:c="4"/>set sal = 0<text:tab/> <text:s text:c="3"/>|</text:p>
      <text:p text:style-name="P2"><text:tab/><text:tab/>lock<text:tab/><text:tab/> <text:s text:c="3"/>|<text:tab/> <text:s text:c="4"/>where ename = 'ALLEN'; |</text:p>
      <text:p text:style-name="P2"><text:tab/><text:tab/><text:tab/><text:tab/> <text:s text:c="3"/>|<text:tab/><text:tab/><text:tab/><text:tab/> <text:s text:c="3"/>|<text:tab/>3. update emp</text:p>
      <text:p text:style-name="P2"><text:tab/><text:tab/><text:tab/><text:tab/> <text:s text:c="3"/>|<text:tab/><text:tab/><text:tab/><text:tab/> <text:s text:c="3"/>|<text:tab/> <text:s text:c="4"/>set sal = 80</text:p>
      <text:p text:style-name="P2"><text:tab/><text:tab/><text:tab/><text:tab/> <text:s text:c="3"/>|<text:tab/><text:tab/><text:tab/><text:tab/> <text:s text:c="3"/>|<text:tab/> <text:s text:c="4"/>where ename = 'ALLEN';</text:p>
      <text:p text:style-name="P2"><text:tab/>4. commit<text:tab/><text:tab/> <text:s text:c="3"/>|<text:tab/><text:tab/>lock<text:tab/><text:tab/> <text:s text:c="3"/>|</text:p>
      <text:p text:style-name="P2"/>
      <text:list xml:id="list38354781" text:continue-numbering="true" text:style-name="Outline">
        <text:list-item>
          <text:h text:style-name="P28" text:outline-level="1"><text:bookmark text:name="_■_데이터_정제를"/>■ 데이터 정제를 파이썬으로 하는 방법 ( 텍스트 마이닝 클래스 )</text:h>
        </text:list-item>
      </text:list>
      <text:p text:style-name="P2"/>
      <text:p text:style-name="P2"><text:tab/>" 텍스트 마이닝 클래스를 생성"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38349825" text:continue-numbering="true" text:style-name="Outline">
        <text:list-item>
          <text:h text:style-name="Heading_20_1" text:outline-level="1"><text:bookmark text:name="_■_79._두"/>■ 79. 두 개의 문자열 합치기(+)</text:h>
        </text:list-item>
      </text:list>
      <text:p text:style-name="P5"><text:a xlink:type="simple" xlink:href="#문제248" text:style-name="Internet_20_link" text:visited-style-name="Visited_20_Internet_20_Link">문제 248</text:a></text:p>
      <text:p text:style-name="P2"/>
      <text:p text:style-name="P2"><text:tab/>예제 : </text:p>
      <text:p text:style-name="P2"><text:tab/><text:tab/>filename = input('저장할 파일 이름을 입력하세요 : ')</text:p>
      <text:p text:style-name="P2"><text:tab/><text:tab/>a = '당신이 저장한 파일은 ' + filename + ' 입니다.'</text:p>
      <text:p text:style-name="P2"><text:tab/><text:tab/>print(a)</text:p>
      <text:p text:style-name="P2"/>
      <text:p text:style-name="P2"><text:tab/><text:tab/>저장할 파일 이름을 입력하세요 : 캬캬쿄쿄</text:p>
      <text:p text:style-name="P2"><text:tab/><text:tab/>당신이 저장한 파일은 캬캬쿄쿄 입니다.</text:p>
      <text:p text:style-name="P2"/>
      <text:list xml:id="list38342859" text:continue-numbering="true" text:style-name="Outline">
        <text:list-item>
          <text:h text:style-name="P28" text:outline-level="1"><text:bookmark text:name="_■_80._문자열을"/>■ 80. 문자열을 반복해서 새로운 문자열로 만들기</text:h>
        </text:list-item>
      </text:list>
      <text:p text:style-name="P2"/>
      <text:p text:style-name="P2"><text:tab/>예제 : msg1 = '여러분'</text:p>
      <text:p text:style-name="P2"><text:tab/> <text:s text:c="6"/>print(msg1*3)</text:p>
      <text:p text:style-name="P2"/>
      <text:list xml:id="list38359485" text:continue-numbering="true" text:style-name="Outline">
        <text:list-item>
          <text:h text:style-name="P28" text:outline-level="1"><text:bookmark text:name="_■_81._문자열에서"/>■ 81. 문자열에서 특정 문자가 있는지 확인하기 (in)</text:h>
        </text:list-item>
      </text:list>
      <text:p text:style-name="P5"><text:a xlink:type="simple" xlink:href="#문제249" text:style-name="Internet_20_link" text:visited-style-name="Visited_20_Internet_20_Link">문제 249 ~ 250</text:a></text:p>
      <text:p text:style-name="P2"/>
      <text:p text:style-name="P2"><text:tab/>예제 : </text:p>
      <text:p text:style-name="P2"><text:tab/><text:tab/>msg = input('임의 문장을 입력하세요 ~ ')</text:p>
      <text:p text:style-name="P2"><text:tab/><text:tab/>if 'a' in msg:</text:p>
      <text:p text:style-name="P2"><text:tab/><text:tab/> <text:s text:c="3"/>print('당신이 입력한 문장에는 a가 있습니다.')</text:p>
      <text:p text:style-name="P2"><text:tab/><text:tab/>else:</text:p>
      <text:p text:style-name="P2"><text:tab/><text:tab/> <text:s text:c="3"/>print('당신이 입력한 문장에는 a가 없습니다.')</text:p>
      <text:p text:style-name="P2"/>
      <text:p text:style-name="P2"><text:tab/><text:tab/>임의 문장을 입력하세요 ~ i am boy</text:p>
      <text:p text:style-name="P2"><text:tab/><text:tab/>당신이 입력한 문장에는 a가 있습니다.</text:p>
      <text:p text:style-name="P2"/>
      <text:list xml:id="list38351527" text:continue-numbering="true" text:style-name="Outline">
        <text:list-item>
          <text:h text:style-name="P28" text:outline-level="1"><text:bookmark text:name="_■_82._문자열에서"/>■ 82. 문자열에서 특정 문자열이 있는지 확인하기 (in)</text:h>
        </text:list-item>
      </text:list>
      <text:p text:style-name="P5"><text:a xlink:type="simple" xlink:href="#문제251" text:style-name="Internet_20_link" text:visited-style-name="Visited_20_Internet_20_Link">문제 251 ~ 263</text:a></text:p>
      <text:p text:style-name="P2"/>
      <text:p text:style-name="P2"><text:tab/>예제 :</text:p>
      <text:p text:style-name="P2"><text:tab/><text:tab/>msg = input('임의 문장을 입력하세요 ~ ')</text:p>
      <text:p text:style-name="P2"><text:tab/><text:tab/>if 'is' in msg:</text:p>
      <text:p text:style-name="P2"><text:tab/><text:tab/> <text:s text:c="3"/>print('당신이 입력한 문장에는 is가 있습니다.')</text:p>
      <text:p text:style-name="P2"><text:tab/><text:tab/>else:</text:p>
      <text:p text:style-name="P2"><text:tab/><text:tab/> <text:s text:c="3"/>print('당신이 입력한 문장에는 is가 없습니다.')</text:p>
      <text:p text:style-name="P2"/>
      <text:p text:style-name="P2"><text:tab/><text:tab/>임의 문장을 입력하세요 ~ i am boy</text:p>
      <text:p text:style-name="P2"><text:tab/><text:tab/>당신이 입력한 문장에는 is가 없습니다.</text:p>
      <text:p text:style-name="P2"/>
      <text:list xml:id="list38342561" text:continue-numbering="true" text:style-name="Outline">
        <text:list-item>
          <text:h text:style-name="P28" text:outline-level="1"><text:bookmark text:name="_■_83._파이썬"/>■ 83. 파이썬 Comprehension</text:h>
        </text:list-item>
      </text:list>
      <text:p text:style-name="P2"/>
      <text:p text:style-name="P2"><text:tab/>※ Python Comprehension</text:p>
      <text:p text:style-name="P2"/>
      <text:p text:style-name="P2"><text:tab/><text:tab/>1. list Comprehension</text:p>
      <text:p text:style-name="P2"><text:tab/><text:tab/>2. set Comprehension</text:p>
      <text:p text:style-name="P2"><text:tab/><text:tab/>3. Dictionary Comprehension</text:p>
      <text:p text:style-name="P2"/>
      <text:p text:style-name="P2"/>
      <text:p text:style-name="P2"/>
      <text:p text:style-name="P5"><text:span text:style-name="T1">★ 1. list Compr</text:span><text:bookmark text:name="list_comprehension"/><text:span text:style-name="T1">ehension</text:span></text:p>
      <text:p text:style-name="P5"><text:a xlink:type="simple" xlink:href="#문제264" text:style-name="Internet_20_link" text:visited-style-name="Visited_20_Internet_20_Link">문제 264 ~ 265</text:a></text:p>
      <text:p text:style-name="P2"/>
      <text:p text:style-name="P2"><text:tab/>문법 : 출력 표현식 for 요소 in 입력시퀀스 if 조건식</text:p>
      <text:p text:style-name="P2"/>
      <text:p text:style-name="P2"/>
      <text:p text:style-name="P2"><text:tab/>예제 : </text:p>
      <text:p text:style-name="P2"><text:tab/><text:tab/>oldlist = [1, 2, 'A', False, 3]</text:p>
      <text:p text:style-name="P2"><text:tab/><text:tab/>newlist = []</text:p>
      <text:p text:style-name="P2"><text:tab/><text:tab/>for i in oldlist:</text:p>
      <text:p text:style-name="P2"><text:tab/><text:tab/> <text:s text:c="3"/>if type(i) == int:</text:p>
      <text:p text:style-name="P2"><text:tab/><text:tab/> <text:s text:c="7"/>newlist.append(i*i)</text:p>
      <text:p text:style-name="P2"><text:tab/><text:tab/> <text:s text:c="7"/></text:p>
      <text:p text:style-name="P2"><text:tab/><text:tab/>print(newlist)</text:p>
      <text:p text:style-name="P2"><text:tab/><text:tab/></text:p>
      <text:p text:style-name="P2"><text:tab/><text:tab/>[1, 4, 9]</text:p>
      <text:p text:style-name="P2"/>
      <text:p text:style-name="P2"/>
      <text:p text:style-name="P2"/>
      <text:p text:style-name="P5"><text:span text:style-name="T1">★ 2. set Co</text:span><text:bookmark-start text:name="set_comprehension"/><text:span text:style-name="T1">m</text:span><text:bookmark-end text:name="set_comprehension"/><text:span text:style-name="T1">prehension</text:span></text:p>
      <text:p text:style-name="P5"><text:a xlink:type="simple" xlink:href="#문제266" text:style-name="Internet_20_link" text:visited-style-name="Visited_20_Internet_20_Link">문제 266</text:a></text:p>
      <text:p text:style-name="P2"/>
      <text:p text:style-name="P2"><text:tab/>{ 출력 표현식 for 요소 in 입력시퀀스 if 조건식 }</text:p>
      <text:p text:style-name="P2"/>
      <text:p text:style-name="P2"><text:tab/>예제 : <text:tab/>oldset = {1, 2, 3, 3, 4}</text:p>
      <text:p text:style-name="P2"><text:tab/><text:tab/>newset = {i*i for i in oldlist}</text:p>
      <text:p text:style-name="P2"><text:tab/><text:tab/>print(newlset)</text:p>
      <text:p text:style-name="P2"/>
      <text:p text:style-name="P2"><text:tab/><text:tab/>{16, 1, 4, 9}<text:tab/><text:tab/># {1, 1, 4, 9, 9, 16} 중복제거</text:p>
      <text:p text:style-name="P2"/>
      <text:p text:style-name="P2"/>
      <text:p text:style-name="P5"><text:span text:style-name="T1">★ 3. Dictionary Co</text:span><text:bookmark text:name="dic_comprehension"/><text:span text:style-name="T1">mprehension</text:span></text:p>
      <text:p text:style-name="P5"><text:a xlink:type="simple" xlink:href="#문제267" text:style-name="Internet_20_link" text:visited-style-name="Visited_20_Internet_20_Link">문제 267</text:a></text:p>
      <text:p text:style-name="P2"/>
      <text:p text:style-name="P2"><text:tab/>{Key:Value for 요소 in 입력시퀀스 if 조건식 <text:s/>}</text:p>
      <text:p text:style-name="P2"/>
      <text:p text:style-name="P2"><text:tab/>예제 : </text:p>
      <text:p text:style-name="P2"><text:tab/><text:tab/>id_name = {1 :'김준구', 2:'장보겸', 3:'정지엽'}</text:p>
      <text:p text:style-name="P2"><text:tab/><text:tab/>a = {val:key for key,val in id_name.items()}</text:p>
      <text:p text:style-name="P2"><text:tab/><text:tab/>print(a)</text:p>
      <text:p text:style-name="P4"/>
      <text:list xml:id="list38336706" text:continue-numbering="true" text:style-name="Outline">
        <text:list-item>
          <text:h text:style-name="P30" text:outline-level="1">■ 84. 문자열이 알파벳인지 검사하기(isalpha)</text:h>
        </text:list-item>
      </text:list>
      <text:p text:style-name="P2"><text:a xlink:type="simple" xlink:href="#문제269" text:style-name="Internet_20_link" text:visited-style-name="Visited_20_Internet_20_Link">문제 269 ~ 270</text:a></text:p>
      <text:p text:style-name="P2"/>
      <text:p text:style-name="P2"><text:tab/>* 설명 :<text:tab/>1. 알파벳이 맞는지 확인 : isalpha</text:p>
      <text:p text:style-name="P2"><text:tab/><text:tab/><text:tab/>2. 숫자가 맞는지 확인 <text:s text:c="2"/>: is digit</text:p>
      <text:p text:style-name="P2"><text:tab/><text:tab/><text:tab/>3. 공백이 맞는지 확인 <text:s text:c="2"/>: isspace</text:p>
      <text:p text:style-name="P2"/>
      <text:list xml:id="list38338471" text:continue-numbering="true" text:style-name="Outline">
        <text:list-item>
          <text:h text:style-name="P28" text:outline-level="1">■ 85. 문자열이 숫자인지 검사하기(isdigit)</text:h>
        </text:list-item>
      </text:list>
      <text:p text:style-name="P2"/>
      <text:p text:style-name="P2"/>
      <text:p text:style-name="P2"><text:span text:style-name="T3">예제</text:span> 271. 셜록홈즈 대본에는 숫자가 몇개 있는지 확인하시오 !</text:p>
      <text:p text:style-name="P2"/>
      <text:p text:style-name="P2"><text:tab/>text_file = open('c:\\sherlock.txt')</text:p>
      <text:p text:style-name="P2"><text:tab/>lines = text_file.readlines()</text:p>
      <text:p text:style-name="P2"><text:tab/>total = 0</text:p>
      <text:p text:style-name="P2"><text:tab/></text:p>
      <text:p text:style-name="P2"><text:tab/>for s in lines:</text:p>
      <text:p text:style-name="P2"><text:tab/> <text:s text:c="3"/>cnt = sum( i.isdigit() for i in s)</text:p>
      <text:p text:style-name="P2"><text:tab/> <text:s text:c="3"/>print(s, cnt)</text:p>
      <text:p text:style-name="P2"><text:tab/> <text:s text:c="3"/>total = total + cnt</text:p>
      <text:p text:style-name="P2"><text:tab/> <text:s text:c="3"/></text:p>
      <text:p text:style-name="P2"><text:tab/>print(total)</text:p>
      <text:p text:style-name="P2"><text:tab/></text:p>
      <text:p text:style-name="P2"><text:tab/>132</text:p>
      <text:list xml:id="list38345947" text:continue-numbering="true" text:style-name="Outline">
        <text:list-item>
          <text:h text:style-name="P28" text:outline-level="1">■ 86. 문자열에 특수문자가 있는지 검사하기</text:h>
        </text:list-item>
      </text:list>
      <text:p text:style-name="P2"><text:a xlink:type="simple" xlink:href="#문제272" text:style-name="Internet_20_link" text:visited-style-name="Visited_20_Internet_20_Link">문제 272 ~ 273</text:a></text:p>
      <text:p text:style-name="P2"/>
      <text:p text:style-name="P2"><text:tab/>겨울왕국에는 특수문자가 몇개나 있는지 확인해보기 </text:p>
      <text:p text:style-name="P2"/>
      <text:p text:style-name="P2"><text:tab/>특수문자 = 전체문자 - (문자+숫자+공백)</text:p>
      <text:list xml:id="list38339993" text:continue-numbering="true" text:style-name="Outline">
        <text:list-item>
          <text:h text:style-name="P28" text:outline-level="1">■ 87. 문자열에서 대소문자 변환하기 (upper, lower)</text:h>
        </text:list-item>
      </text:list>
      <text:p text:style-name="P2"/>
      <text:p text:style-name="P2"><text:tab/>예제 :</text:p>
      <text:p text:style-name="P2"><text:tab/><text:tab/>txt = 'A lot of Thing occur each day.'</text:p>
      <text:p text:style-name="P2"><text:tab/><text:tab/>print( txt.upper() )</text:p>
      <text:p text:style-name="P2"><text:tab/><text:tab/>print( txt.lower() )</text:p>
      <text:list xml:id="list38357121" text:continue-numbering="true" text:style-name="Outline">
        <text:list-item>
          <text:h text:style-name="P28" text:outline-level="1">■ 88. 문자열에서 좌우 공백 제거하기 (lstrip, rstrip, strip)</text:h>
        </text:list-item>
      </text:list>
      <text:p text:style-name="P2"/>
      <text:p text:style-name="P2"><text:tab/>예제 : <text:tab/>txt = ' <text:s text:c="8"/>양쪽에 공백이 있는 문자열 입니다. <text:s text:c="8"/>'</text:p>
      <text:p text:style-name="P2"><text:tab/><text:tab/>print( txt.lstrip() )</text:p>
      <text:p text:style-name="P2"><text:tab/><text:tab/>print( txt.rstrip() )</text:p>
      <text:p text:style-name="P2"><text:tab/><text:tab/>print( txt.strip() )</text:p>
      <text:list xml:id="list38342098" text:continue-numbering="true" text:style-name="Outline">
        <text:list-item>
          <text:h text:style-name="P28" text:outline-level="1">■ 89. 재귀 알고리즘 기본 ( 구구단, 별)</text:h>
        </text:list-item>
      </text:list>
      <text:p text:style-name="P2"><text:a xlink:type="simple" xlink:href="#문제274" text:style-name="Internet_20_link" text:visited-style-name="Visited_20_Internet_20_Link">문제 274 ~ 280</text:a></text:p>
      <text:p text:style-name="P2"/>
      <text:p text:style-name="P2"><text:tab/>★ 재귀함수란?</text:p>
      <text:p text:style-name="P2"/>
      <text:p text:style-name="P2"><text:tab/><text:tab/>1. 재귀함수는 함수 내에서 다시 자신을 호출한 후 그 함수가 끝날때 까지 함수 호출 이후의</text:p>
      <text:p text:style-name="P2"><text:tab/><text:tab/> <text:s text:c="2"/>명령문을 수행하지 않는다.</text:p>
      <text:p text:style-name="P2"/>
      <text:p text:style-name="P2"><text:tab/><text:tab/>2. "반복문 + 스택구조가 결합된 함수"</text:p>
      <text:p text:style-name="P2"><text:tab/><text:tab/> <text:s text:c="3"/>먼저 들어간 데이터가 가장 마지막에 나오는 구조 </text:p>
      <text:p text:style-name="P2"><text:tab/><text:tab/> <text:s text:c="3"/>나중에 들어간 데이터가 가장 먼저 나오는 구조 (후입선출)</text:p>
      <text:p text:style-name="P2"/>
      <text:p text:style-name="P2"/>
      <text:p text:style-name="P2"><text:tab/>예제 : <text:tab/>def hap(a,b):</text:p>
      <text:p text:style-name="P2"><text:tab/><text:tab/> <text:s text:c="3"/>print(a +b)</text:p>
      <text:p text:style-name="P2"><text:tab/><text:tab/></text:p>
      <text:p text:style-name="P2"><text:tab/><text:tab/>def gop(a,b):</text:p>
      <text:p text:style-name="P2"><text:tab/><text:tab/> <text:s text:c="3"/>print(a*b)</text:p>
      <text:p text:style-name="P2"><text:tab/><text:tab/></text:p>
      <text:p text:style-name="P2"><text:tab/><text:tab/>def hap_gop(a, b):</text:p>
      <text:p text:style-name="P2"><text:tab/><text:tab/> <text:s text:c="3"/>hap(a, b)</text:p>
      <text:p text:style-name="P2"><text:tab/><text:tab/> <text:s text:c="3"/>gop(a, b)</text:p>
      <text:p text:style-name="P2"><text:tab/><text:tab/> <text:s text:c="3"/></text:p>
      <text:p text:style-name="P2"><text:tab/><text:tab/>hap_gop(2,3)</text:p>
      <text:p text:style-name="P2"/>
      <text:p text:style-name="P2"><text:tab/><text:tab/><text:tab/>설명 : <text:s/>hap_gop함수는 그냥 a와 b값을 받아와서 hap함수와 gop함수에 던져주는 </text:p>
      <text:p text:style-name="P2"><text:tab/><text:tab/><text:tab/><text:tab/>역할만</text:p>
      <text:p text:style-name="P2"><text:tab/><text:tab/><text:tab/><text:tab/>수행한다.</text:p>
      <text:p text:style-name="P2"><text:tab/><text:tab/><text:tab/><text:tab/>hap_gop함수가 hap함수와 gop함수를 호출했다.</text:p>
      <text:p text:style-name="P2"/>
      <text:p text:style-name="P2"><text:tab/><text:tab/><text:tab/><text:tab/>" 그런데 재귀함수는 자기 자신의 함수를 호출한다."</text:p>
      <text:p text:style-name="P2"/>
      <text:p text:style-name="P2"/>
      <text:p text:style-name="P2"/>
      <text:p text:style-name="P2"><text:tab/>예제 :<text:tab/>def countdown(n):<text:tab/># <text:s text:c="2"/>|<text:tab/>3<text:tab/> <text:s text:c="4"/>|<text:tab/>2<text:tab/> <text:s text:c="4"/>|<text:tab/>1<text:tab/><text:tab/> <text:s text:c="2"/>|</text:p>
      <text:p text:style-name="P2"><text:tab/><text:tab/> <text:s text:c="3"/>if n == 0:<text:tab/><text:tab/># <text:s text:c="2"/>|<text:tab/>3<text:tab/> <text:s text:c="4"/>|<text:tab/>2<text:tab/> <text:s text:c="4"/>|<text:tab/>1<text:tab/><text:tab/> <text:s text:c="2"/>|</text:p>
      <text:p text:style-name="P2"><text:tab/><text:tab/> <text:s text:c="7"/>print('발사')<text:tab/># <text:s text:c="2"/>|<text:tab/><text:tab/> <text:s text:c="4"/>|<text:tab/><text:tab/> <text:s text:c="4"/>|<text:tab/><text:tab/><text:tab/> <text:s text:c="2"/>|</text:p>
      <text:p text:style-name="P2"><text:tab/><text:tab/> <text:s text:c="3"/>else:<text:tab/><text:tab/># <text:s text:c="2"/>|<text:tab/><text:tab/> <text:s text:c="4"/>|<text:tab/><text:tab/> <text:s text:c="4"/>|<text:tab/><text:tab/><text:tab/> <text:s text:c="2"/>|</text:p>
      <text:p text:style-name="P2"><text:tab/><text:tab/> <text:s text:c="7"/>print(n)<text:tab/># <text:s text:c="2"/>|<text:tab/>3<text:tab/> <text:s text:c="4"/>|<text:tab/>2<text:tab/> <text:s text:c="4"/>|<text:tab/>1<text:tab/><text:tab/> <text:s text:c="2"/>|</text:p>
      <text:p text:style-name="P2"><text:tab/><text:tab/> <text:s text:c="7"/>countdown(n-1)<text:tab/># <text:s text:c="2"/>|<text:tab/>countdown(2) |<text:tab/>countdown(1) |<text:tab/>countdown(0)<text:tab/> <text:s text:c="2"/>|</text:p>
      <text:p text:style-name="P2"><text:tab/><text:tab/> <text:s text:c="7"/></text:p>
      <text:p text:style-name="P2"><text:tab/><text:tab/>countdown(3)</text:p>
      <text:p text:style-name="P2"><text:tab/><text:tab/></text:p>
      <text:p text:style-name="P2"><text:tab/><text:tab/>3</text:p>
      <text:p text:style-name="P2"><text:tab/><text:tab/>2</text:p>
      <text:p text:style-name="P2"><text:tab/><text:tab/>1</text:p>
      <text:p text:style-name="P2"><text:tab/><text:tab/>발사</text:p>
      <text:p text:style-name="P2"/>
      <text:p text:style-name="P2"/>
      <text:p text:style-name="P2"><text:tab/><text:tab/>※ 재귀함수 를 사용했을 때의 장점</text:p>
      <text:p text:style-name="P2"><text:tab/><text:tab/><text:tab/>1. 코드가 간결해진다.</text:p>
      <text:p text:style-name="P2"><text:tab/><text:tab/><text:tab/>2. 루프문을 사용하지 않아도 된다.</text:p>
      <text:list xml:id="list38355831" text:continue-numbering="true" text:style-name="Outline">
        <text:list-item>
          <text:h text:style-name="P28" text:outline-level="1">■ 91. 문자열에 있는 문자 개수 구하기 (count)</text:h>
        </text:list-item>
      </text:list>
      <text:p text:style-name="P2"><text:a xlink:type="simple" xlink:href="#문제281" text:style-name="Internet_20_link" text:visited-style-name="Visited_20_Internet_20_Link">문제 281</text:a></text:p>
      <text:p text:style-name="P2"/>
      <text:p text:style-name="P2"><text:tab/>예제 : <text:tab/>txt = ' A lot of thing occur each day, every day.'</text:p>
      <text:p text:style-name="P2"><text:tab/><text:tab/>word_count1 = txt.count('o')</text:p>
      <text:p text:style-name="P2"><text:tab/><text:tab/>word_count2 = txt.count('day')</text:p>
      <text:p text:style-name="P2"><text:tab/><text:tab/>word_count3 = txt.count(' ')</text:p>
      <text:p text:style-name="P2"/>
      <text:p text:style-name="P2"><text:tab/><text:tab/>print(word_count1)</text:p>
      <text:p text:style-name="P2"><text:tab/><text:tab/>print(word_count2)</text:p>
      <text:p text:style-name="P2"><text:tab/><text:tab/>print(word_count3)</text:p>
      <text:list xml:id="list38355636" text:continue-numbering="true" text:style-name="Outline">
        <text:list-item>
          <text:h text:style-name="P28" text:outline-level="1">■ 92. 문자열에서 특정 문자(열) 위치 찾기(find)</text:h>
        </text:list-item>
      </text:list>
      <text:p text:style-name="P2"/>
      <text:p text:style-name="P2"><text:tab/>예제 : </text:p>
      <text:p text:style-name="P2"><text:tab/><text:tab/>txt = 'A lot of things occur each day, every day.'</text:p>
      <text:p text:style-name="P2"><text:tab/><text:tab/></text:p>
      <text:p text:style-name="P2"><text:tab/><text:tab/>result1 = txt.find('e')</text:p>
      <text:p text:style-name="P2"><text:tab/><text:tab/>result2 = txt.find('day')</text:p>
      <text:p text:style-name="P2"><text:tab/><text:tab/></text:p>
      <text:p text:style-name="P2"><text:tab/><text:tab/>print( result1 )</text:p>
      <text:p text:style-name="P2"><text:tab/><text:tab/>print( result2 )</text:p>
      <text:list xml:id="list38343087" text:continue-numbering="true" text:style-name="Outline">
        <text:list-item>
          <text:h text:style-name="P28" text:outline-level="1">■ 93. 문자열을 특정 문자(열)로 분리하기 (split)</text:h>
        </text:list-item>
      </text:list>
      <text:p text:style-name="P2"><text:a xlink:type="simple" xlink:href="#문제283" text:style-name="Internet_20_link" text:visited-style-name="Visited_20_Internet_20_Link">문제 283</text:a></text:p>
      <text:p text:style-name="P2"/>
      <text:p text:style-name="P2">예제: </text:p>
      <text:p text:style-name="P2"><text:tab/><text:tab/>url = 'http://www.naver.com/news/today=20181205'</text:p>
      <text:p text:style-name="P2"><text:tab/><text:tab/>log = 'name:홍길동 age:17 sex:남자 nation:조선'</text:p>
      <text:p text:style-name="P2"/>
      <text:p text:style-name="P2"><text:tab/><text:tab/>result = url.split('/')</text:p>
      <text:p text:style-name="P2"><text:tab/><text:tab/>print(result)</text:p>
      <text:list xml:id="list38336276" text:continue-numbering="true" text:style-name="Outline">
        <text:list-item>
          <text:h text:style-name="P28" text:outline-level="1">■ 94. 문자열을 특정 문자(열)로 결합하기(join)</text:h>
        </text:list-item>
      </text:list>
      <text:p text:style-name="P2"/>
      <text:p text:style-name="P2"><text:tab/>예제 : </text:p>
      <text:p text:style-name="P2"><text:tab/><text:tab/>loglist = ['2018/12/05','200','ok','이 또한 지나가리라']</text:p>
      <text:p text:style-name="P2"><text:tab/><text:tab/>bond = ';'</text:p>
      <text:p text:style-name="P2"/>
      <text:p text:style-name="P2"><text:tab/><text:tab/>log = bond.join(loglist)</text:p>
      <text:p text:style-name="P2"><text:tab/><text:tab/>print(log)</text:p>
      <text:list xml:id="list38364819" text:continue-numbering="true" text:style-name="Outline">
        <text:list-item>
          <text:h text:style-name="P28" text:outline-level="1">■ 95. 문자열에서 특정 문자(열)을 다른 문자(열)로 바꾸기 (replace)</text:h>
        </text:list-item>
      </text:list>
      <text:p text:style-name="P2"><text:a xlink:type="simple" xlink:href="#문제284" text:style-name="Internet_20_link" text:visited-style-name="Visited_20_Internet_20_Link">문제 284</text:a></text:p>
      <text:p text:style-name="P2"/>
      <text:p text:style-name="P2"><text:tab/>예제 : <text:tab/>txt = 'My password is 1234'</text:p>
      <text:p text:style-name="P2"><text:tab/><text:tab/>result1 = txt.replace('1', '0')</text:p>
      <text:p text:style-name="P2"><text:tab/><text:tab/>print(result)</text:p>
      <text:list xml:id="list38352125" text:continue-numbering="true" text:style-name="Outline">
        <text:list-item>
          <text:h text:style-name="P28" text:outline-level="1">■ 96. 문자열을 바이트 객체로 바꾸기 (encode)</text:h>
        </text:list-item>
      </text:list>
      <text:p text:style-name="P2"/>
      <text:p text:style-name="P2"><text:tab/>* 인코딩이란 ?</text:p>
      <text:p text:style-name="P2"><text:tab/><text:tab/>"인코딩이란 사람이 인지할 수 있는 형태의 데이터를 약속된 규칙에 의해 컴퓨터가 사용하는</text:p>
      <text:p text:style-name="P2"><text:tab/><text:tab/> 0과 1로 변환하는 과정을 말한다."</text:p>
      <text:p text:style-name="P2"/>
      <text:p text:style-name="P2"><text:tab/><text:tab/>컴퓨터의 발명, 발전이 미국의 학계와 기업을 중심으로 이루어지다보니 문자집합도 미국을 </text:p>
      <text:p text:style-name="P2"><text:tab/><text:tab/>기준으로 제정되었다.</text:p>
      <text:p text:style-name="P2"><text:tab/><text:tab/>미국에서 재정된 ASCII(미국 정보 교화 표준 부호)는 1960년대 제정된 문자집합으로 이후 </text:p>
      <text:p text:style-name="P2"><text:tab/><text:tab/>개발된 문자집합의 토대를 이루고 있다.</text:p>
      <text:p text:style-name="P2"/>
      <text:p text:style-name="P2"><text:tab/><text:tab/>ASCII는 7비트 만을 이용해서 음이 아닌 수 (0 ~ 127)의 문자집합내의 문자를 할당한 </text:p>
      <text:p text:style-name="P2"><text:tab/><text:tab/>약속이다.</text:p>
      <text:p text:style-name="P2"/>
      <text:p text:style-name="P2"><text:tab/><text:tab/>예 : 숫자 65는 'A', 97은 'a'를 할당했다.</text:p>
      <text:p text:style-name="P2"/>
      <text:p text:style-name="P2"><text:tab/>예제 : <text:tab/>u_txt = 'A'</text:p>
      <text:p text:style-name="P2"><text:tab/><text:tab/>b_txt = u_txt.encode()</text:p>
      <text:p text:style-name="P2"><text:tab/><text:tab/>print(u_txt)</text:p>
      <text:p text:style-name="P2"><text:tab/><text:tab/>print(b_txt[0])</text:p>
      <text:p text:style-name="P2"/>
      <text:p text:style-name="P2"><text:tab/><text:tab/>A</text:p>
      <text:p text:style-name="P2"><text:tab/><text:tab/>65</text:p>
      <text:p text:style-name="P2"/>
      <text:p text:style-name="P2"><text:tab/><text:tab/>이 아스키 코드표로 미국 엔지니어들은 행복하게 살아가고 있었지만 다른나라 사람들은 그러지</text:p>
      <text:p text:style-name="P2"><text:tab/><text:tab/>못했다.</text:p>
      <text:p text:style-name="P2"/>
      <text:p text:style-name="P2"><text:tab/><text:tab/>1. 서유럽</text:p>
      <text:p text:style-name="P2"><text:tab/><text:tab/><text:tab/>독일어의 움라우트, 스페인어의 물결표, 터키어의 시딜러, 프랑스어의 악센트는 </text:p>
      <text:p text:style-name="P2"><text:tab/><text:tab/><text:tab/>7비트로 표현하지 못했다. </text:p>
      <text:p text:style-name="P2"><text:tab/><text:tab/><text:tab/>그래서 미국 표준을 보완한 새로운 국제 표준이 등장했다.</text:p>
      <text:p text:style-name="P2"/>
      <text:p text:style-name="P2"><text:tab/><text:tab/><text:tab/>미국 표준인 0 ~ 127 영역은 그대로 유지하고 128 ~ 255 영역에 서유럽어에서 필요한</text:p>
      <text:p text:style-name="P2"><text:tab/><text:tab/><text:tab/>문자를 추가했다. </text:p>
      <text:p text:style-name="P2"/>
      <text:p text:style-name="P2"><text:tab/><text:tab/><text:tab/>128(2의 7승) 에 256(2의 8승)인 8비트로 표현하는 문자집합을 추가해서 서유럽어는 </text:p>
      <text:p text:style-name="P2"><text:tab/><text:tab/><text:tab/>컴퓨터로 구현 가능하게 했다.</text:p>
      <text:p text:style-name="P2"/>
      <text:p text:style-name="P2"><text:tab/><text:tab/>2. 아시아</text:p>
      <text:p text:style-name="P2"><text:tab/><text:tab/><text:tab/>아시아에서는 한자, 일본어, 한글이 8비트에 들어맞지 않았다.</text:p>
      <text:p text:style-name="P2"><text:tab/><text:tab/><text:tab/>아시아를 위해서 더블 캐릭터 셋 16비트로 된 문자집합을 제공해서 해결했다. </text:p>
      <text:p text:style-name="P2"><text:tab/><text:tab/><text:tab/>65,536(2의 16승) 개의 문자를 할당할 수 있다.</text:p>
      <text:p text:style-name="P2"/>
      <text:p text:style-name="P2"><text:tab/><text:tab/><text:tab/>EUC-KR, CP949가 여기에 해당된다.</text:p>
      <text:p text:style-name="P2"/>
      <text:p text:style-name="P2"><text:tab/><text:tab/><text:tab/>그런데 갑자기 크게 두가지 문제가 발생했다.</text:p>
      <text:p text:style-name="P2"/>
      <text:p text:style-name="P2"><text:tab/><text:tab/><text:tab/>1. 포스코 더 샆 아파트</text:p>
      <text:p text:style-name="P2"/>
      <text:p text:style-name="P2"><text:tab/><text:tab/><text:tab/><text:tab/>insert into emp(empno, ename, address)</text:p>
      <text:p text:style-name="P2"><text:tab/><text:tab/><text:tab/><text:tab/> <text:s/>values(1111, '김인호', '포스코더샾')</text:p>
      <text:p text:style-name="P2"/>
      <text:p text:style-name="P2"><text:tab/><text:tab/><text:tab/><text:tab/>select * from emp;</text:p>
      <text:p text:style-name="P2"/>
      <text:p text:style-name="P2"><text:tab/><text:tab/><text:tab/><text:tab/><text:tab/>1111, 김인호, 포스코더?</text:p>
      <text:p text:style-name="P2"/>
      <text:p text:style-name="P2"><text:tab/><text:tab/><text:tab/>2. EUC-KR를 지원하는 일본어용 소프트웨어를 한글윈도우에서 실행하면 텍스트 깨진다.</text:p>
      <text:p text:style-name="P2"/>
      <text:p text:style-name="P2"><text:soft-page-break/><text:tab/><text:tab/><text:tab/>이 문제를 해결하기 위해서 나온게 바로 유니코드이다. </text:p>
      <text:p text:style-name="P2"><text:tab/><text:tab/><text:tab/>UTF-7, UTF-8, UTF-6, UTF-32</text:p>
      <text:p text:style-name="P2"><text:tab/><text:tab/><text:tab/>이중에 UTF-8을 가장 많이 사용한다.</text:p>
      <text:p text:style-name="P2"/>
      <text:p text:style-name="P2"><text:tab/>f = open('c:\\ladybug3.txt','r',encoding = 'UTF-8')</text:p>
      <text:list xml:id="list38354754" text:continue-numbering="true" text:style-name="Outline">
        <text:list-item>
          <text:h text:style-name="P28" text:outline-level="1">■ 97. 바이트 객체를 문자열로 바꾸기 (decode)</text:h>
        </text:list-item>
      </text:list>
      <text:p text:style-name="P2"><text:a xlink:type="simple" xlink:href="#문제285" text:style-name="Internet_20_link" text:visited-style-name="Visited_20_Internet_20_Link">문제 285</text:a></text:p>
      <text:p text:style-name="P2"/>
      <text:p text:style-name="P2"><text:tab/>encoding : 사람이 알아볼 수 있는 언어 --&gt; 컴퓨터가 알아볼 수 있는 숫자로 변경</text:p>
      <text:p text:style-name="P2"><text:tab/>decoding : 컴퓨터가 알아볼 수 있는 언어 --&gt; 사람이 알아볼 수 있는 언어로 변경</text:p>
      <text:p text:style-name="P2"/>
      <text:p text:style-name="P2"><text:tab/>예제 : <text:tab/>u_txt = 'A'</text:p>
      <text:p text:style-name="P2"><text:tab/><text:tab/>b_txt = u_txt.encode()</text:p>
      <text:p text:style-name="P2"><text:tab/><text:tab/>print(u_txt)</text:p>
      <text:p text:style-name="P2"><text:tab/><text:tab/>print(b_txt[0])</text:p>
      <text:p text:style-name="P2"/>
      <text:p text:style-name="P2"><text:tab/><text:tab/>c_txt = b_txt.decode()</text:p>
      <text:p text:style-name="P2"><text:tab/><text:tab/>print(c_txt)</text:p>
      <text:list xml:id="list38345577" text:continue-numbering="true" text:style-name="Outline">
        <text:list-item>
          <text:h text:style-name="P28" text:outline-level="1">■ 98. 버블정렬</text:h>
        </text:list-item>
      </text:list>
      <text:p text:style-name="P2"/>
      <text:p text:style-name="P2"/>
      <text:p text:style-name="P2"><text:span text:style-name="T3">예제</text:span> 286. 아래의 리스트를 버블정렬하는 함수를 생성하시오 !</text:p>
      <text:p text:style-name="P2"><text:tab/> <text:s/>(loop문으로 수행)</text:p>
      <text:p text:style-name="P2"/>
      <text:p text:style-name="P2"><text:tab/>def bubble_sort(data):</text:p>
      <text:p text:style-name="P2"><text:tab/> <text:s text:c="3"/>dummy = 0 <text:s text:c="22"/>#자리를 바꾸기 위한 더미변수</text:p>
      <text:p text:style-name="P2"><text:tab/> <text:s text:c="3"/>for j in range(len(data)):</text:p>
      <text:p text:style-name="P2"><text:tab/> <text:s text:c="7"/>for i in range(len(data)-1):</text:p>
      <text:p text:style-name="P2"><text:tab/> <text:s text:c="11"/>if data[i] &gt; data[i+1]:</text:p>
      <text:p text:style-name="P2"><text:tab/> <text:s text:c="15"/>dummy = data[i]</text:p>
      <text:p text:style-name="P2"><text:tab/> <text:s text:c="15"/>data[i] = data[i+1]</text:p>
      <text:p text:style-name="P2"><text:tab/> <text:s text:c="15"/>data[i+1] = dummy</text:p>
      <text:p text:style-name="P2"><text:tab/> <text:s text:c="3"/>return data</text:p>
      <text:p text:style-name="P2"><text:tab/></text:p>
      <text:p text:style-name="P2"><text:tab/>a = [5, 4, 3, 2, 1, 8, 7, 10]</text:p>
      <text:p text:style-name="P2"><text:tab/>print(bubble_sort(a)) </text:p>
      <text:p text:style-name="P2"/>
      <text:p text:style-name="P2"/>
      <text:p text:style-name="P2"/>
      <text:p text:style-name="P2"><text:span text:style-name="T3">예제</text:span> 287. 버블정렬을 재귀로 구현하시오 !(오늘의 마지막 문제)</text:p>
      <text:p text:style-name="P2"><text:s text:c="6"/></text:p>
      <text:p text:style-name="P2"><text:tab/>def bubble_sort(data,j=0,i=0):</text:p>
      <text:p text:style-name="P2"><text:tab/> <text:s text:c="3"/>dummy = 0</text:p>
      <text:p text:style-name="P2"><text:tab/> <text:s text:c="3"/>if data[i] &gt; data[i+1]:</text:p>
      <text:p text:style-name="P2"><text:tab/> <text:s text:c="7"/>dummy = data[i]</text:p>
      <text:p text:style-name="P2"><text:tab/> <text:s text:c="7"/>data[i] = data[i+1]</text:p>
      <text:p text:style-name="P2"><text:tab/> <text:s text:c="7"/>data[i+1] = dummy</text:p>
      <text:p text:style-name="P2"><text:tab/> <text:s text:c="3"/>if i == len(data)-2:</text:p>
      <text:p text:style-name="P2"><text:tab/> <text:s text:c="7"/>j = j+1</text:p>
      <text:p text:style-name="P2"><text:tab/> <text:s text:c="7"/>i = -1</text:p>
      <text:p text:style-name="P2"><text:tab/> <text:s text:c="3"/>if j &lt;= len(data):</text:p>
      <text:p text:style-name="P2"><text:tab/> <text:s text:c="7"/>bubble_sort(data,j,i+1)</text:p>
      <text:p text:style-name="P2"><text:tab/> <text:s text:c="3"/>return data</text:p>
      <text:p text:style-name="P2"><text:tab/></text:p>
      <text:p text:style-name="P2"><text:tab/>a = [5, 4, 3, 2, 1, 8, 7, 10]</text:p>
      <text:p text:style-name="P2"><text:tab/>print(bubble_sort(a)) <text:s text:c="3"/></text:p>
      <text:list xml:id="list38355925" text:continue-numbering="true" text:style-name="Outline">
        <text:list-item>
          <text:h text:style-name="P28" text:outline-level="1">■ 99. 순차적인 정수 리스트 만들기 (range)</text:h>
        </text:list-item>
      </text:list>
      <text:p text:style-name="P2"><text:a xlink:type="simple" xlink:href="#문제288" text:style-name="Internet_20_link" text:visited-style-name="Visited_20_Internet_20_Link">문제 288 ~ 289</text:a></text:p>
      <text:p text:style-name="P2"/>
      <text:p text:style-name="P2"><text:tab/>예제 : </text:p>
      <text:p text:style-name="P2"><text:tab/><text:tab/>for i in range(1,11):</text:p>
      <text:p text:style-name="P2"><text:tab/><text:tab/> <text:s text:c="3"/>print(i)</text:p>
      <text:list xml:id="list38357730" text:continue-numbering="true" text:style-name="Outline">
        <text:list-item>
          <text:h text:style-name="P28" text:outline-level="1">■ 100. 리스트 요소를 무작위로 섞기 (shuffle)</text:h>
        </text:list-item>
      </text:list>
      <text:p text:style-name="P2"><text:a xlink:type="simple" xlink:href="#문제290" text:style-name="Internet_20_link" text:visited-style-name="Visited_20_Internet_20_Link">문제 290</text:a></text:p>
      <text:p text:style-name="P2"/>
      <text:p text:style-name="P2"><text:tab/>" 순서용 자료를 뒤죽박죽 섞어 놓는 함수 "</text:p>
      <text:p text:style-name="P2"/>
      <text:p text:style-name="P2"/>
      <text:p text:style-name="P2"><text:tab/>예제 :</text:p>
      <text:p text:style-name="P2"><text:tab/><text:tab/>from random import shuffle</text:p>
      <text:p text:style-name="P2"><text:tab/><text:tab/>listdata = list(range(1,11))</text:p>
      <text:p text:style-name="P2"><text:tab/><text:tab/>for i in range(3):</text:p>
      <text:p text:style-name="P2"><text:tab/><text:tab/> <text:s text:c="3"/>shuffle(listdata)</text:p>
      <text:p text:style-name="P2"><text:tab/><text:tab/> <text:s text:c="3"/>print(listdata)</text:p>
      <text:list xml:id="list38359044" text:continue-numbering="true" text:style-name="Outline">
        <text:list-item>
          <text:h text:style-name="P28" text:outline-level="1">■ 100. 리스트에서 특정 위치의 요소 얻기</text:h>
        </text:list-item>
      </text:list>
      <text:p text:style-name="P2"/>
      <text:p text:style-name="P2"/>
      <text:p text:style-name="P2"><text:span text:style-name="T3">예제</text:span> 291. 아래의 리스트에서 숫자 2 와 알파벳 b 와 숫자 5를 출력하시오 !</text:p>
      <text:p text:style-name="P2"/>
      <text:p text:style-name="P2"><text:tab/>listdata = [ 1, 2, 'a', 'b', 'c', [4,5,6] ]</text:p>
      <text:p text:style-name="P2"/>
      <text:p text:style-name="P2"><text:tab/>print( listdata[1], listdata[3], listdata[5][1])</text:p>
      <text:list xml:id="list38363187" text:continue-numbering="true" text:style-name="Outline">
        <text:list-item>
          <text:h text:style-name="P28" text:outline-level="1">■ copy 와 deepcopy 모듈의 차이</text:h>
        </text:list-item>
      </text:list>
      <text:p text:style-name="P2"/>
      <text:p text:style-name="P2"><text:tab/>1. 리스트 변수에 값을 복사하는 방법</text:p>
      <text:p text:style-name="P2"/>
      <text:p text:style-name="P2"><text:tab/><text:tab/>a = [1,2,3]</text:p>
      <text:p text:style-name="P2"><text:tab/><text:tab/>b = a</text:p>
      <text:p text:style-name="P2"><text:tab/><text:tab/></text:p>
      <text:p text:style-name="P2"><text:tab/><text:tab/>print(b) #[1,2,3]</text:p>
      <text:p text:style-name="P2"><text:tab/><text:tab/></text:p>
      <text:p text:style-name="P2"><text:tab/><text:tab/>print(a[1]) #2</text:p>
      <text:p text:style-name="P2"><text:tab/><text:tab/></text:p>
      <text:p text:style-name="P2"><text:tab/><text:tab/>a[1] = 4</text:p>
      <text:p text:style-name="P2"><text:tab/><text:tab/></text:p>
      <text:p text:style-name="P2"><text:tab/><text:tab/>print(a) # [1,4,3]</text:p>
      <text:p text:style-name="P2"><text:tab/><text:tab/></text:p>
      <text:p text:style-name="P2"><text:tab/><text:tab/>print(b) # [1,4,3]</text:p>
      <text:p text:style-name="P2"/>
      <text:p text:style-name="P2"><text:tab/>이번에는 가리키지 말고 복사 하는 방법은 없는가 ?</text:p>
      <text:p text:style-name="P2"><text:tab/>a 가 가지고 있는 값으로 b 변수를 생성할때 같은 값으로 복사하는 방법은 ?</text:p>
      <text:p text:style-name="P2"/>
      <text:p text:style-name="P2"><text:tab/>1. [:] 을 이용한다.</text:p>
      <text:p text:style-name="P2"/>
      <text:p text:style-name="P2"><text:tab/>a = [1,2,3]</text:p>
      <text:p text:style-name="P2"><text:tab/>b = a[:]</text:p>
      <text:p text:style-name="P2"><text:tab/>print(b) # [1,2,3]</text:p>
      <text:p text:style-name="P2"/>
      <text:p text:style-name="P2"><text:tab/>a[1]=4</text:p>
      <text:p text:style-name="P2"><text:tab/>print(a) # [1,4,3]</text:p>
      <text:p text:style-name="P2"><text:tab/>print(b) # [1,2,3]</text:p>
      <text:p text:style-name="P2"/>
      <text:p text:style-name="P2"><text:tab/>2. copy 모듈을 이용한다.</text:p>
      <text:p text:style-name="P2"><text:tab/></text:p>
      <text:p text:style-name="P2"><text:tab/>from copy import copy</text:p>
      <text:p text:style-name="P2"><text:tab/></text:p>
      <text:p text:style-name="P2"><text:tab/>a = [1,2,3]</text:p>
      <text:p text:style-name="P2"><text:tab/>b = copy(a)</text:p>
      <text:p text:style-name="P2"><text:tab/></text:p>
      <text:p text:style-name="P2"><text:tab/>print(b)</text:p>
      <text:p text:style-name="P2"><text:tab/>a[1] = 6</text:p>
      <text:p text:style-name="P2"><text:tab/>print(a) # [1,6,3]</text:p>
      <text:p text:style-name="P2"><text:tab/>print(b) # [1,2,3]</text:p>
      <text:p text:style-name="P2"/>
      <text:p text:style-name="P2"><text:tab/>3. deepcopy 모듈을 이용한다.</text:p>
      <text:p text:style-name="P2"><text:tab/></text:p>
      <text:p text:style-name="P2"><text:tab/>a = [1,2,[3,4]]</text:p>
      <text:p text:style-name="P2"><text:tab/>b = copy(a)</text:p>
      <text:p text:style-name="P2"><text:tab/></text:p>
      <text:p text:style-name="P2"><text:tab/>print(b) # [1,2,[3,4]]</text:p>
      <text:p text:style-name="P2"><text:tab/></text:p>
      <text:p text:style-name="P2"><text:tab/>a[2][0] = 5</text:p>
      <text:p text:style-name="P2"><text:tab/>print(b) #[1,2,[5,4]]</text:p>
      <text:p text:style-name="P2"/>
      <text:p text:style-name="P2"><text:tab/>↓</text:p>
      <text:p text:style-name="P2"/>
      <text:p text:style-name="P2"><text:tab/>from copy import copy, deepcopy</text:p>
      <text:p text:style-name="P2"><text:tab/>a = [1,2,[3,4]]</text:p>
      <text:p text:style-name="P2"><text:tab/>b = deepcopy(a)</text:p>
      <text:p text:style-name="P2"/>
      <text:p text:style-name="P2"><text:soft-page-break/><text:tab/>print(b) # [1,2,[3,4]]</text:p>
      <text:p text:style-name="P2"><text:tab/><text:tab/></text:p>
      <text:p text:style-name="P2"><text:tab/>a[2][0] = 5</text:p>
      <text:p text:style-name="P2"><text:tab/>print(b) # [1,2,[3,4]]</text:p>
      <text:p text:style-name="P2"/>
      <text:p text:style-name="P2"><text:tab/>※ 설명 : 리스트 안의 리스트가 있으면 deepcopy 를 써서 Copy 해야 한다.</text:p>
      <text:list xml:id="list38356376" text:continue-numbering="true" text:style-name="Outline">
        <text:list-item>
          <text:h text:style-name="P28" text:outline-level="1">■ 101. 리스트에서 특정 요소의 위치 구하기(index)</text:h>
        </text:list-item>
      </text:list>
      <text:p text:style-name="P2"/>
      <text:p text:style-name="P2"><text:span text:style-name="T3">예제</text:span> 292. 아래의 리스트를 가지고 아래의 결과를 출력하시오 !</text:p>
      <text:p text:style-name="P2"/>
      <text:p text:style-name="P2"><text:tab/>a = ['태양','수성','금성','지구','화성','목성','토성','천왕성','해왕성','지구']</text:p>
      <text:p text:style-name="P2"/>
      <text:p text:style-name="P2"><text:tab/>결과 : 지구는 태양계에서 3번째에 위치하고 있습니다.</text:p>
      <text:p text:style-name="P2"><text:tab/> <text:s text:c="6"/>지구는 태양계에서 9번째에 위치하고 있습니다.</text:p>
      <text:p text:style-name="P2"/>
      <text:p text:style-name="P2"/>
      <text:p text:style-name="P2"><text:tab/>a = ['태양','수성','금성','지구','화성','목성','토성','천왕성','해왕성','지구']</text:p>
      <text:p text:style-name="P2"/>
      <text:p text:style-name="P2"><text:tab/>for i in range(len(a)):</text:p>
      <text:p text:style-name="P2"><text:tab/> <text:s text:c="3"/>if a[i] == '지구':</text:p>
      <text:p text:style-name="P2"><text:tab/> <text:s text:c="7"/>print('지구는 태양계에서 %d번째에 위치하고 있습니다.' %i)</text:p>
      <text:p text:style-name="P2"/>
      <text:p text:style-name="P2"><text:tab/><text:tab/><text:tab/>↓</text:p>
      <text:p text:style-name="P2"/>
      <text:p text:style-name="P2"/>
      <text:p text:style-name="P2"><text:tab/>a = ['태양','수성','금성','지구','화성','목성','토성','천왕성','해왕성','지구','목성','지구']</text:p>
      <text:p text:style-name="P2"><text:tab/>print('지구는 태양계에서 ' + str(a.index('지구')) + '번째에 위치하고 있습니다.')</text:p>
      <text:p text:style-name="P2"><text:tab/>print('지구는 태양계에서 ' + str(a.index('지구', -3)) + '번째에 위치하고 있습니다.')</text:p>
      <text:p text:style-name="P2"><text:tab/>print('지구는 태양계에서 ' + str(a.index('지구', -1)) + '번째에 위치하고 있습니다.')</text:p>
      <text:p text:style-name="P2"><text:tab/></text:p>
      <text:list xml:id="list38352271" text:continue-numbering="true" text:style-name="Outline">
        <text:list-item>
          <text:h text:style-name="P28" text:outline-level="1">■ 102. 리스트에서 특정위치의 요소 변경하기</text:h>
        </text:list-item>
      </text:list>
      <text:p text:style-name="P2"/>
      <text:p text:style-name="P2"/>
      <text:p text:style-name="P2"><text:span text:style-name="T3">예제</text:span> 293. 아래의 리스트에서 화성을 영어로 Mars 라고 변경 하시오 ! (단 숫자를 이용하지 말고 리스트의</text:p>
      <text:p text:style-name="P2"><text:tab/> <text:s/>index 메소드를 활용해서 수행하시오)</text:p>
      <text:p text:style-name="P2"/>
      <text:p text:style-name="P2"><text:tab/>a = ['태양','수성','금성','지구','화성','목성','토성','천왕성','해왕성','지구']</text:p>
      <text:p text:style-name="P2"><text:tab/></text:p>
      <text:p text:style-name="P2"><text:tab/>결과 :</text:p>
      <text:p text:style-name="P2"><text:tab/></text:p>
      <text:p text:style-name="P2"><text:tab/>a = ['태양','수성','금성','지구','화성','목성','토성','천왕성','해왕성','지구']</text:p>
      <text:p text:style-name="P2"><text:tab/>mar_index = a.index('화성')</text:p>
      <text:p text:style-name="P2"><text:tab/>a[mar_index] = 'Mars'</text:p>
      <text:p text:style-name="P2"><text:tab/>print(a)</text:p>
      <text:list xml:id="list38346614" text:continue-numbering="true" text:style-name="Outline">
        <text:list-item>
          <text:h text:style-name="P28" text:outline-level="1">■ 103. 리스트에서 특정 구간에 있는 요소 추출하기</text:h>
        </text:list-item>
      </text:list>
      <text:p text:style-name="P2"/>
      <text:p text:style-name="P2"/>
      <text:p text:style-name="P2"><text:span text:style-name="T3">예제</text:span> 294. 아래의 리스트에서 아래의 결과를 출력하시오 !</text:p>
      <text:p text:style-name="P2"/>
      <text:p text:style-name="P2"><text:tab/>a = ['태양','수성','금성','지구','화성','목성','토성','천왕성','해왕성','지구']</text:p>
      <text:p text:style-name="P2"/>
      <text:p text:style-name="P2"><text:tab/>결과 : </text:p>
      <text:p text:style-name="P2"><text:tab/></text:p>
      <text:p text:style-name="P2"><text:tab/>태양계의 암석형 행성 : ['수성', '금성', '지구']</text:p>
      <text:p text:style-name="P2"><text:tab/>태양계의 가스형 행성 : ['화성', '목성', '토성', '천왕성', '해왕성']</text:p>
      <text:p text:style-name="P2"><text:tab/></text:p>
      <text:p text:style-name="P2"><text:tab/>print('태양계의 암석형 행성 : ' + a[1:4])</text:p>
      <text:p text:style-name="P2"><text:tab/>print('태양계의 가스형 행성 : ' + a[4:])</text:p>
      <text:list xml:id="list38348232" text:continue-numbering="true" text:style-name="Outline">
        <text:list-item>
          <text:h text:style-name="P28" text:outline-level="1">■ 104. 리스트에서 짝수번째 요소만 추출하기</text:h>
        </text:list-item>
      </text:list>
      <text:p text:style-name="P2"/>
      <text:p text:style-name="P2"/>
      <text:p text:style-name="P2">문제 295. 아래의 리스트에서 짝수번째 요소와 홀수번째 요소를</text:p>
      <text:p text:style-name="P2"><text:tab/> <text:s/>각각 출력하시오 ! (점심시간 문제)</text:p>
      <text:p text:style-name="P2"/>
      <text:p text:style-name="P2"><text:tab/>a = ['태양','수성','금성','지구','화성','목성','토성','천왕성','해왕성']</text:p>
      <text:p text:style-name="P2"><text:tab/>print(str(a[1::2]))</text:p>
      <text:p text:style-name="P2"><text:tab/>print(str(a[::2]))</text:p>
      <text:list xml:id="list38351469" text:continue-numbering="true" text:style-name="Outline">
        <text:list-item>
          <text:h text:style-name="P28" text:outline-level="1">■ 105. 리스트 요소 순서를 역순으로 만들기 ① (reverse)</text:h>
        </text:list-item>
      </text:list>
      <text:p text:style-name="P2"/>
      <text:p text:style-name="P2"/>
      <text:p text:style-name="P2"><text:span text:style-name="T3">예제</text:span> 296. 아래의 리스트를 역순으로 만드시오 !</text:p>
      <text:p text:style-name="P2"/>
      <text:p text:style-name="P2"><text:tab/>a = ['태양','수성','금성','지구','화성','목성','토성','천왕성','해왕성']</text:p>
      <text:p text:style-name="P2"/>
      <text:p text:style-name="P2"><text:tab/># 결과 : </text:p>
      <text:p text:style-name="P2"><text:tab/># ['해왕성', '천왕성', '토성', '목성', '화성', '지구', '금성', '수성', '태양']</text:p>
      <text:p text:style-name="P2"/>
      <text:p text:style-name="P2"><text:tab/>a.reverse()</text:p>
      <text:p text:style-name="P2"><text:tab/>print(a)</text:p>
      <text:list xml:id="list38349473" text:continue-numbering="true" text:style-name="Outline">
        <text:list-item>
          <text:h text:style-name="P28" text:outline-level="1">■ 106. 리스트 요소 순서를 역순으로 만들기 ②</text:h>
        </text:list-item>
      </text:list>
      <text:p text:style-name="P2"/>
      <text:p text:style-name="P2"/>
      <text:p text:style-name="P2"><text:span text:style-name="T3">예제</text:span> 297. 이번에는 아래의 리스트를 역수능로 만들어서 b라는 변수에 저장해서 출력되게 하시오 !</text:p>
      <text:p text:style-name="P2"/>
      <text:p text:style-name="P2"><text:tab/>a = ['태양','수성','금성','지구','화성','목성','토성','천왕성','해왕성']</text:p>
      <text:p text:style-name="P2"><text:tab/>b = list(reversed(a))</text:p>
      <text:p text:style-name="P2"/>
      <text:p text:style-name="P2"><text:tab/>print(b)</text:p>
      <text:p text:style-name="P2"><text:tab/>['해왕성', '천왕성', '토성', '목성', '화성', '지구', '금성', '수성', '태양']</text:p>
      <text:p text:style-name="P2"/>
      <text:p text:style-name="P2"/>
      <text:p text:style-name="P2"><text:tab/>※ 설명 : reverse와 reversed의 차이는 ?</text:p>
      <text:p text:style-name="P2"><text:tab/><text:tab/>reverse는 a의 요소를 완전히 변경해버리지만 reversed는 변경하지 않는다.</text:p>
      <text:list xml:id="list38351067" text:continue-numbering="true" text:style-name="Outline">
        <text:list-item>
          <text:h text:style-name="P28" text:outline-level="1">■ 107. 리스트 합치기 (+)</text:h>
        </text:list-item>
      </text:list>
      <text:p text:style-name="P2"/>
      <text:p text:style-name="P2"/>
      <text:p text:style-name="P2"><text:span text:style-name="T3">예제</text:span> 298. 아래의 두개의 리스트를 하나로 합쳐서 출력하시오 !</text:p>
      <text:p text:style-name="P2"/>
      <text:p text:style-name="P2"><text:tab/>listdata1 = ['a', 'b', 'c', 'd', 'e']</text:p>
      <text:p text:style-name="P2"><text:tab/>listdata2 = ['f', 'g', 'h', 'i', 'j']</text:p>
      <text:p text:style-name="P2"><text:tab/></text:p>
      <text:p text:style-name="P2"><text:tab/>print(listdata1 + listdata2)</text:p>
      <text:p text:style-name="P2"><text:tab/>#['a', 'b', 'c', 'd', 'e', 'f', 'g', 'h', 'i', 'j']</text:p>
      <text:list xml:id="list38352432" text:continue-numbering="true" text:style-name="Outline">
        <text:list-item>
          <text:h text:style-name="P28" text:outline-level="1">■ 108. 리스트 반복하기 (*)</text:h>
        </text:list-item>
      </text:list>
      <text:p text:style-name="P2"/>
      <text:p text:style-name="P2"/>
      <text:p text:style-name="P2">문제 299. 아래의 리스트로 아래의 결과를 출력하시오 !</text:p>
      <text:p text:style-name="P2"/>
      <text:p text:style-name="P2"><text:tab/>a = [ 0, 1, 2]</text:p>
      <text:p text:style-name="P2"><text:tab/>print(a*2)</text:p>
      <text:p text:style-name="P2"/>
      <text:p text:style-name="P2"><text:tab/># 결과 :</text:p>
      <text:p text:style-name="P2"><text:tab/># [0, 1, 2, 0, 1, 2]</text:p>
      <text:list xml:id="list38334674" text:continue-numbering="true" text:style-name="Outline">
        <text:list-item>
          <text:h text:style-name="P28" text:outline-level="1">■ 109. 리스트에 요소 추가하기 (append)</text:h>
        </text:list-item>
      </text:list>
      <text:p text:style-name="P2"/>
      <text:p text:style-name="P2"/>
      <text:p text:style-name="P2"><text:span text:style-name="T3">예제</text:span> 300. 아래와 같이 리스트에 추가할 값을 물어보게 하고 입력하면 리스트에 내용이 출력되게 하시오 !</text:p>
      <text:p text:style-name="P2"/>
      <text:p text:style-name="P2"><text:tab/>def add_list():</text:p>
      <text:p text:style-name="P2"><text:tab/> <text:s text:c="3"/>a =[]</text:p>
      <text:p text:style-name="P2"><text:tab/> <text:s text:c="3"/>while True:</text:p>
      <text:p text:style-name="P2"><text:tab/> <text:s text:c="7"/>a.append(input('리스트에 추가할 값을 입력하세요 ~'))</text:p>
      <text:p text:style-name="P2"><text:tab/> <text:s text:c="7"/>print(a)</text:p>
      <text:p text:style-name="P2"><text:tab/></text:p>
      <text:p text:style-name="P2"><text:tab/>print( add_list() )</text:p>
      <text:p text:style-name="P2"/>
      <text:p text:style-name="P2"><text:tab/>#리스트에 추가할 값을 입력하세요 ~a</text:p>
      <text:p text:style-name="P2"><text:tab/>#['a']</text:p>
      <text:p text:style-name="P2"><text:tab/>#리스트에 추가할 값을 입력하세요 ~b</text:p>
      <text:p text:style-name="P2"><text:tab/>#['a', 'b']</text:p>
      <text:p text:style-name="P2"><text:tab/>#리스트에 추가할 값을 입력하세요 ~c</text:p>
      <text:p text:style-name="P2"><text:tab/>#['a', 'b', 'c']</text:p>
      <text:list xml:id="list38332666" text:continue-numbering="true" text:style-name="Outline">
        <text:list-item>
          <text:h text:style-name="P28" text:outline-level="1">■ 110. 리스트의 특정 위치에 요소 삽입하기 (insert)</text:h>
        </text:list-item>
      </text:list>
      <text:p text:style-name="P2"/>
      <text:p text:style-name="P2"/>
      <text:p text:style-name="P2">문제 301. 아래의 a리스트에 '소행성' 이라는 요소를 입력하시오 !</text:p>
      <text:p text:style-name="P2"/>
      <text:p text:style-name="P2"><text:tab/>a = ['태양','수성','금성','지구','화성','목성','토성','천왕성','해왕성']</text:p>
      <text:p text:style-name="P2"><text:tab/>a.insert(a.index('목성'), '소행성')</text:p>
      <text:p text:style-name="P2"/>
      <text:p text:style-name="P2"><text:tab/>print(a)</text:p>
      <text:p text:style-name="P2"><text:tab/># 결과 : </text:p>
      <text:p text:style-name="P2"><text:tab/># ['태양', '수성', '금성', '지구', '화성', '소행성', '목성', '토성', '천왕성', '해왕성']</text:p>
      <text:list xml:id="list38350987" text:continue-numbering="true" text:style-name="Outline">
        <text:list-item>
          <text:h text:style-name="P28" text:outline-level="1">■ 111. 리스트의 특정위치의 요소 제거하기 (del)</text:h>
        </text:list-item>
      </text:list>
      <text:p text:style-name="P2"><text:a xlink:type="simple" xlink:href="#문제302" text:style-name="Internet_20_link" text:visited-style-name="Visited_20_Internet_20_Link">문제 302</text:a></text:p>
      <text:p text:style-name="P2"/>
      <text:p text:style-name="P2"><text:tab/>※ del과 remove의 차이?</text:p>
      <text:p text:style-name="P2"/>
      <text:p text:style-name="P2"><text:tab/><text:tab/>remove는 요소명으로 삭제하는 것 : a.remove('토성')</text:p>
      <text:p text:style-name="P2"><text:tab/><text:tab/>del은 리스트의 인덱스번호로 삭제하는 것 :del a[-3]</text:p>
      <text:list xml:id="list38342953" text:continue-numbering="true" text:style-name="Outline">
        <text:list-item>
          <text:h text:style-name="P28" text:outline-level="1">■ 112. 리스트에서 특정 요소 제거하기 (remove)</text:h>
        </text:list-item>
      </text:list>
      <text:p text:style-name="P2"><text:a xlink:type="simple" xlink:href="#문제303" text:style-name="Internet_20_link" text:visited-style-name="Visited_20_Internet_20_Link">문제 303</text:a></text:p>
      <text:p text:style-name="P2"/>
      <text:p text:style-name="P2"><text:tab/>※ del과 remove의 차이?</text:p>
      <text:p text:style-name="P2"/>
      <text:p text:style-name="P2"><text:tab/><text:tab/>remove는 요소명으로 삭제하는 것 : a.remove('토성')</text:p>
      <text:p text:style-name="P2"><text:tab/><text:tab/>del은 리스트의 인덱스 번호로 삭제하는 것 :del a[-3]</text:p>
      <text:list xml:id="list38351636" text:continue-numbering="true" text:style-name="Outline">
        <text:list-item>
          <text:h text:style-name="P28" text:outline-level="1">■ 113. 리스트에서 특정 구간에 있는 모든 요소 제거하기 (remove)</text:h>
        </text:list-item>
      </text:list>
      <text:p text:style-name="P2"/>
      <text:p text:style-name="P2"/>
      <text:p text:style-name="P2">문제 304. 아래의 리스트에서 토성을 포함해서 토성 이후에 나오는 요소를 지우시오 !</text:p>
      <text:p text:style-name="P2"/>
      <text:p text:style-name="P2"><text:tab/>a = ['태양','수성','금성','지구','화성','목성','토성','천왕성','해왕성']</text:p>
      <text:p text:style-name="P2"><text:tab/>del a[-3:]</text:p>
      <text:p text:style-name="P2"><text:tab/></text:p>
      <text:p text:style-name="P2"><text:tab/>print(a)</text:p>
      <text:p text:style-name="P2"><text:tab/># ['태양', '수성', '금성', '지구', '화성', '목성']</text:p>
      <text:list xml:id="list38339832" text:continue-numbering="true" text:style-name="Outline">
        <text:list-item>
          <text:h text:style-name="P28" text:outline-level="1">■ 114. 리스트에 있는 요소 개수 구하기 (len)</text:h>
        </text:list-item>
        <text:list-item>
          <text:h text:style-name="Heading_20_1" text:outline-level="1">■ 115. 리스트에서 특정 요소의 개수 구하기 (count)</text:h>
        </text:list-item>
      </text:list>
      <text:p text:style-name="P2"/>
      <text:p text:style-name="P2">문제 305. len과 count의 차이가 무엇인가 ?</text:p>
      <text:p text:style-name="P2"><text:tab/> <text:s/>아래의 리스트로 테스트 해보시오 </text:p>
      <text:p text:style-name="P2"/>
      <text:p text:style-name="P2"><text:tab/>a = ['태양','수성','금성','지구','화성','목성','토성','천왕성','해왕성']</text:p>
      <text:p text:style-name="P2"/>
      <text:p text:style-name="P2"><text:tab/>print(len(a))</text:p>
      <text:p text:style-name="P2"><text:tab/>print(a.count('지구'))</text:p>
      <text:p text:style-name="P2"><text:tab/># 9</text:p>
      <text:p text:style-name="P2"><text:tab/># 1</text:p>
      <text:p text:style-name="P2"/>
      <text:p text:style-name="P2"><text:tab/><text:tab/>※ 설명 : len은 리스트 전체의 요소의 갯수를 세는 함수이고 count는 리스트 안에 특정 </text:p>
      <text:p text:style-name="P2"><text:tab/><text:tab/><text:tab/> <text:s/>요소가 몇건 있는지 세는 함수 </text:p>
      <text:list xml:id="list38346640" text:continue-numbering="true" text:style-name="Outline">
        <text:list-item>
          <text:h text:style-name="P28" text:outline-level="1">■ 116. 리스트 제거하기 (del)</text:h>
        </text:list-item>
      </text:list>
      <text:p text:style-name="P2"/>
      <text:p text:style-name="P2"><text:tab/>namelist = ['Mary', 'Same', 'Aimy', 'Tom', 'Michale', 'Bob', 'Kelly']</text:p>
      <text:p text:style-name="P2"><text:tab/>del namelist</text:p>
      <text:p text:style-name="P2"><text:tab/></text:p>
      <text:p text:style-name="P2"><text:tab/>print(namelist)</text:p>
      <text:p text:style-name="P2"><text:tab/># NameError: name 'namelist' is not defined</text:p>
      <text:p text:style-name="P2"/>
      <text:list xml:id="list38353262" text:continue-numbering="true" text:style-name="Outline">
        <text:list-item>
          <text:h text:style-name="P28" text:outline-level="1">■ 117. 리스트 요소 정렬하기 ① (sort)</text:h>
        </text:list-item>
      </text:list>
      <text:p text:style-name="P5"><text:a xlink:type="simple" xlink:href="#문제306" text:style-name="Internet_20_link" text:visited-style-name="Visited_20_Internet_20_Link">문제 306 ~ 307</text:a></text:p>
      <text:list xml:id="list38346646" text:continue-numbering="true" text:style-name="Outline">
        <text:list-item>
          <text:h text:style-name="P28" text:outline-level="1">■ 120. 리스트의 모든 요소를 인덱스와 쌍으로 추출하기 (enumerate)</text:h>
        </text:list-item>
      </text:list>
      <text:p text:style-name="P2"><text:a xlink:type="simple" xlink:href="#문제308" text:style-name="Internet_20_link" text:visited-style-name="Visited_20_Internet_20_Link">문제 308</text:a></text:p>
      <text:p text:style-name="P2"/>
      <text:p text:style-name="P2"><text:tab/>"열거하다라는 뜻인데 이 함수는 순서가 있는 자료형(리스트, 튜플, 문자형)을 입력받아 인덱스 값을</text:p>
      <text:p text:style-name="P2"><text:tab/> 포함하는 enumerate객체를 리턴한다."</text:p>
      <text:p text:style-name="P2"/>
      <text:p text:style-name="P2"/>
      <text:p text:style-name="P2"><text:tab/>예제 : </text:p>
      <text:p text:style-name="P2"><text:tab/><text:tab/>for i, name in enumerate(['body', 'foo', 'bar']):</text:p>
      <text:p text:style-name="P2"><text:tab/><text:tab/> <text:s text:c="3"/>print(i,name)</text:p>
      <text:p text:style-name="P2"><text:tab/><text:tab/></text:p>
      <text:p text:style-name="P2"><text:tab/><text:tab/># 0 body</text:p>
      <text:p text:style-name="P2"><text:tab/><text:tab/># 1 foo</text:p>
      <text:p text:style-name="P2"><text:tab/><text:tab/># 2 bar</text:p>
      <text:p text:style-name="P2"><text:tab/><text:tab/> ↑</text:p>
      <text:p text:style-name="P2"><text:tab/><text:tab/>index</text:p>
      <text:list xml:id="list38354886" text:continue-numbering="true" text:style-name="Outline">
        <text:list-item>
          <text:h text:style-name="P28" text:outline-level="1">■ 121. 리스트의 모든 요소의 합 구하기 (sum)</text:h>
        </text:list-item>
      </text:list>
      <text:p text:style-name="P2"/>
      <text:p text:style-name="P2"><text:span text:style-name="T3">예제</text:span> 309. 아래의 리스트의 요소를 다 더한 값을 출력하시오 !</text:p>
      <text:p text:style-name="P2"/>
      <text:p text:style-name="P2"><text:tab/>listdata = [2, 2, 1, 3, 8, 5, 7, 6, 3, 6, 2, 3, 9, 4, 4]</text:p>
      <text:p text:style-name="P2"><text:tab/></text:p>
      <text:p text:style-name="P2"><text:tab/>print(sum(listdata))</text:p>
      <text:p text:style-name="P2"><text:tab/># 65</text:p>
      <text:list xml:id="list38362479" text:continue-numbering="true" text:style-name="Outline">
        <text:list-item>
          <text:h text:style-name="P28" text:outline-level="1">■ 122. 리스트 요소가 모두 참인지 확인하기 (all, any)</text:h>
        </text:list-item>
      </text:list>
      <text:p text:style-name="P2"/>
      <text:p text:style-name="P2"/>
      <text:p text:style-name="P2">문제 310. 아래의 리스트 요소중에서 하나라도 True가 있으면 True를 출력하시오 !</text:p>
      <text:p text:style-name="P2"/>
      <text:p text:style-name="P2"><text:tab/>a = [True, False, True, True]</text:p>
      <text:p text:style-name="P2"><text:tab/></text:p>
      <text:p text:style-name="P2"><text:tab/>print( any(a)) <text:tab/><text:tab/>#True</text:p>
      <text:p text:style-name="P2"><text:tab/>print( all(a)) <text:tab/><text:tab/>#False</text:p>
      <text:list xml:id="list38364984" text:continue-numbering="true" text:style-name="Outline">
        <text:list-item>
          <text:h text:style-name="P28" text:outline-level="1">■ 123. 파이썬에서 _(언더바)를 사용하는 경우</text:h>
        </text:list-item>
      </text:list>
      <text:p text:style-name="P2"/>
      <text:p text:style-name="P2"><text:tab/>1. 인터프리터에서 마지막 값을 저장할 때</text:p>
      <text:p text:style-name="P2"><text:tab/>2. 값을 무시하고 싶을 때 </text:p>
      <text:p text:style-name="P2"><text:tab/>3. 여러개의 값을 무시하고 싶을 때</text:p>
      <text:p text:style-name="P2"><text:tab/>3. 변수나 함수명에 특별한 의미를 부여하고 싶을 때 </text:p>
      <text:p text:style-name="P2"><text:tab/>4. 숫자 또는 문자값의 자릿수 구분을 위한 구분자로서 사용할 때</text:p>
      <text:p text:style-name="P2"/>
      <text:p text:style-name="P2"/>
      <text:p text:style-name="P2"><text:tab/>예제 : </text:p>
      <text:p text:style-name="P2"><text:tab/><text:tab/>1. 인터프리터에서 마지막 값을 저장할 때 </text:p>
      <text:p text:style-name="P2"><text:tab/><text:tab/><text:tab/>&gt;&gt;&gt; 10</text:p>
      <text:p text:style-name="P2"><text:tab/><text:tab/><text:tab/>&gt;&gt;&gt; _</text:p>
      <text:p text:style-name="P2"><text:tab/><text:tab/><text:tab/>&gt;&gt;&gt; _*3</text:p>
      <text:p text:style-name="P2"><text:tab/><text:tab/><text:tab/>30</text:p>
      <text:p text:style-name="P2"><text:tab/><text:tab/><text:tab/>&gt;&gt;&gt; _*20</text:p>
      <text:p text:style-name="P2"><text:tab/><text:tab/><text:tab/>600</text:p>
      <text:p text:style-name="P2"/>
      <text:p text:style-name="P2"><text:tab/><text:tab/>2. 값을 무시하고 싶을 때 </text:p>
      <text:p text:style-name="P2"><text:tab/><text:tab/><text:tab/>&gt;&gt;&gt; x, y = (1, 2)</text:p>
      <text:p text:style-name="P2"><text:tab/><text:tab/><text:tab/>&gt;&gt;&gt; x</text:p>
      <text:p text:style-name="P2"><text:tab/><text:tab/><text:tab/>&gt;&gt;&gt; y</text:p>
      <text:p text:style-name="P2"><text:tab/><text:tab/><text:tab/>&gt;&gt;&gt; x, _, y = (1, 2, 3)</text:p>
      <text:p text:style-name="P2"><text:tab/><text:tab/><text:tab/>&gt;&gt;&gt; x</text:p>
      <text:p text:style-name="P2"><text:tab/><text:tab/><text:tab/>1</text:p>
      <text:p text:style-name="P2"><text:tab/><text:tab/><text:tab/>&gt;&gt;&gt; y</text:p>
      <text:p text:style-name="P2"><text:tab/><text:tab/><text:tab/>3</text:p>
      <text:p text:style-name="P2"/>
      <text:p text:style-name="P2"><text:tab/><text:tab/>3. 여러개의 값을 무시하고 싶을 때</text:p>
      <text:p text:style-name="P2"><text:tab/><text:tab/><text:tab/>&gt;&gt;&gt; x, *_, y = (1, 2, 3, 4, 5)</text:p>
      <text:p text:style-name="P2"><text:tab/><text:tab/><text:tab/>&gt;&gt;&gt; x</text:p>
      <text:p text:style-name="P2"><text:tab/><text:tab/><text:tab/>1</text:p>
      <text:p text:style-name="P2"><text:tab/><text:tab/><text:tab/>&gt;&gt;&gt; y</text:p>
      <text:p text:style-name="P2"><text:tab/><text:tab/><text:tab/>5</text:p>
      <text:p text:style-name="P2"/>
      <text:p text:style-name="P2"><text:tab/><text:tab/>4. for loop문 사용시 index를 무시하고 싶을 때</text:p>
      <text:p text:style-name="P2"><text:tab/><text:tab/><text:tab/>for _ in range(10):</text:p>
      <text:p text:style-name="P2"><text:tab/><text:tab/><text:tab/> <text:s text:c="3"/>print('a')</text:p>
      <text:p text:style-name="P2"/>
      <text:p text:style-name="P2"><text:tab/><text:tab/>5. 변수나 함수명에 특별한 의미를 부여하고 싶을 때</text:p>
      <text:p text:style-name="P2"><text:tab/><text:tab/><text:tab/>예 : __init__ : 클래스가 객체화 될때 반드시 실행되는 메소드</text:p>
      <text:p text:style-name="P2"/>
      <text:p text:style-name="P2"><text:tab/><text:tab/>6. 숫자 또는 문자 값의 자릿수 구분을 위한 구분자로서 사용할 때</text:p>
      <text:p text:style-name="P2"><text:tab/><text:tab/><text:tab/>dec_base = 1_000_000_000_000_000</text:p>
      <text:p text:style-name="P2"><text:tab/><text:tab/><text:tab/>print(dec_base)</text:p>
      <text:list xml:id="list38357309" text:continue-numbering="true" text:style-name="Outline">
        <text:list-item>
          <text:h text:style-name="P28" text:outline-level="1">■ 123. 사전에 요소 추가하기</text:h>
        </text:list-item>
      </text:list>
      <text:p text:style-name="P2"><text:a xlink:type="simple" xlink:href="#문제311" text:style-name="Internet_20_link" text:visited-style-name="Visited_20_Internet_20_Link">문제 311 ~ 312</text:a></text:p>
      <text:p text:style-name="P2"/>
      <text:p text:style-name="P2"><text:tab/>예제 : </text:p>
      <text:p text:style-name="P2"><text:tab/><text:tab/>sol = {}</text:p>
      <text:p text:style-name="P2"/>
      <text:p text:style-name="P2"><text:tab/><text:tab/>sol['태양'] = 'sum'</text:p>
      <text:p text:style-name="P2"><text:tab/><text:tab/> <text:s text:c="5"/>↑ <text:s text:c="7"/>↑</text:p>
      <text:p text:style-name="P2"><text:tab/><text:tab/> <text:s text:c="5"/>키<text:tab/>값</text:p>
      <text:p text:style-name="P2"/>
      <text:p text:style-name="P2"><text:tab/><text:tab/>print(sol)</text:p>
      <text:p text:style-name="P2"/>
      <text:p text:style-name="P2"><text:tab/>소녀시대 : 소원을 말해봐, Gee, Oh! ........</text:p>
      <text:p text:style-name="P2"><text:tab/>비틀즈 <text:s text:c="2"/>: Let it be, Yesterday, Hey jude, Imagine</text:p>
      <text:p text:style-name="P2"><text:tab/> <text:s/>↑<text:tab/> <text:s text:c="5"/>↑</text:p>
      <text:p text:style-name="P2"><text:tab/> <text:s/>키 <text:tab/> <text:s text:c="4"/>값들</text:p>
      <text:list xml:id="list38333964" text:continue-numbering="true" text:style-name="Outline">
        <text:list-item>
          <text:h text:style-name="P28" text:outline-level="1">■ Defaultdict이 무엇인지 ?</text:h>
        </text:list-item>
      </text:list>
      <text:p text:style-name="P2"><text:a xlink:type="simple" xlink:href="#문제313" text:style-name="Internet_20_link" text:visited-style-name="Visited_20_Internet_20_Link">문제 313 ~ 316</text:a></text:p>
      <text:p text:style-name="P2"/>
      <text:p text:style-name="P2"><text:tab/>"defaultdict()은 말 그대로 dictionary의 기본값을 정의하고 값이 없더라도 에러를 출력하지 않고</text:p>
      <text:p text:style-name="P2"><text:tab/> 기본값을 출력한다."</text:p>
      <text:p text:style-name="P2"/>
      <text:p text:style-name="P2"/>
      <text:p text:style-name="P2"><text:tab/>예제 : </text:p>
      <text:p text:style-name="P2"><text:tab/><text:tab/>d = {}</text:p>
      <text:p text:style-name="P2"><text:tab/><text:tab/>d['one'] = 'a'</text:p>
      <text:p text:style-name="P2"/>
      <text:p text:style-name="P2"><text:tab/><text:tab/>print(d)</text:p>
      <text:p text:style-name="P2"><text:tab/><text:tab/>#결과 : {'one': 'a'}</text:p>
      <text:p text:style-name="P2"/>
      <text:p text:style-name="P2"><text:tab/><text:tab/>※ 설명 : 딕셔너리를 구성하려면 위와 같이 키와 값 두개가 동시에 필요하다.</text:p>
      <text:p text:style-name="P2"/>
      <text:p text:style-name="P2"><text:tab/>위의 코드를 다시 수행하는데 아래와 같이 해보시오 !</text:p>
      <text:p text:style-name="P2"/>
      <text:p text:style-name="P2"><text:tab/><text:tab/>d = {}</text:p>
      <text:p text:style-name="P2"><text:tab/><text:tab/>d['one']</text:p>
      <text:p text:style-name="P2"><text:tab/></text:p>
      <text:p text:style-name="P2"><text:tab/><text:tab/>print(d)</text:p>
      <text:p text:style-name="P2"><text:tab/><text:tab/>#KeyError: 'one'</text:p>
      <text:p text:style-name="P2"/>
      <text:p text:style-name="P2"><text:tab/>그런데 defaultdict()를 사용하면 키만 생성하고 값이 없어도 에러가 나지 않는다. </text:p>
      <text:p text:style-name="P2"/>
      <text:p text:style-name="P2"><text:tab/><text:tab/>from collections import defaultdict</text:p>
      <text:p text:style-name="P2"/>
      <text:p text:style-name="P2"><text:tab/><text:tab/>d3 = defaultdict(list)</text:p>
      <text:p text:style-name="P2"><text:tab/><text:tab/>d3['one']</text:p>
      <text:p text:style-name="P2"><text:tab/><text:tab/>d3['two']</text:p>
      <text:p text:style-name="P2"><text:tab/><text:tab/></text:p>
      <text:p text:style-name="P2"><text:tab/><text:tab/>print(d3)</text:p>
      <text:p text:style-name="P2"><text:tab/><text:tab/># defaultdict(&lt;class 'list'&gt;, {'one': [], 'two': []})</text:p>
      <text:list xml:id="list38339656" text:continue-numbering="true" text:style-name="Outline">
        <text:list-item>
          <text:h text:style-name="P28" text:outline-level="1">■ 124. 사전의 특정 요소 값 변경하기 </text:h>
        </text:list-item>
      </text:list>
      <text:p text:style-name="P2"/>
      <text:p text:style-name="P2"/>
      <text:p text:style-name="P2"><text:span text:style-name="T3">예제</text:span> 317. 아래의 딕셔너리의 값중에서 Let it be를 Woman으로 변경하시오 !</text:p>
      <text:p text:style-name="P2"/>
      <text:p text:style-name="P2"><text:tab/>dic = {}</text:p>
      <text:p text:style-name="P2"><text:tab/>dic['Beatles'] = ['Yesterday', 'let it be', 'Hey Jude']</text:p>
      <text:p text:style-name="P2"><text:tab/>dic['소녀시대'] = ['소원을 말해봐', 'Gee', '다만세']</text:p>
      <text:p text:style-name="P2"><text:tab/></text:p>
      <text:p text:style-name="P2"><text:tab/>dic['Beatles'][1] = 'Woman'</text:p>
      <text:p text:style-name="P2"><text:tab/>print(dic)<text:tab/></text:p>
      <text:p text:style-name="P2"><text:tab/># 결과 : {'Beatles': ['Yesterday', 'Woman', 'Hey Jude'], '소녀시대': ['소원을 말해봐', </text:p>
      <text:p text:style-name="P2"><text:tab/># <text:s text:c="8"/>'Gee', '다만세']}</text:p>
      <text:list xml:id="list38355976" text:continue-numbering="true" text:style-name="Outline">
        <text:list-item>
          <text:h text:style-name="P28" text:outline-level="1">■ 125. 사전의 특정 요소 제거하기 (del)</text:h>
        </text:list-item>
      </text:list>
      <text:p text:style-name="P2"/>
      <text:p text:style-name="P2"/>
      <text:p text:style-name="P2"><text:span text:style-name="T3">예제</text:span> 318. 아래의 딕셔너리에서 소녀시대의 키와 값을 전부 지우시오 !</text:p>
      <text:p text:style-name="P2"/>
      <text:p text:style-name="P2"><text:tab/>dic = {}</text:p>
      <text:p text:style-name="P2"><text:tab/>dic['Beatles'] = ['Yesterday', 'let it be', 'Hey Jude']</text:p>
      <text:p text:style-name="P2"><text:tab/>dic['소녀시대'] = ['소원을 말해봐', 'Gee', '다만세']</text:p>
      <text:p text:style-name="P2"><text:tab/>del dic['소녀시대']</text:p>
      <text:p text:style-name="P2"/>
      <text:p text:style-name="P2"><text:tab/>print(dic)</text:p>
      <text:p text:style-name="P2"><text:tab/># 결과 : {'Beatles': ['Yesterday', 'let it be', 'Hey Jude']}</text:p>
      <text:list xml:id="list38341664" text:continue-numbering="true" text:style-name="Outline">
        <text:list-item>
          <text:h text:style-name="P28" text:outline-level="1">■ 126. 사전의 모든 요소 제거하기 (clear)</text:h>
        </text:list-item>
      </text:list>
      <text:p text:style-name="P2"/>
      <text:p text:style-name="P2"/>
      <text:p text:style-name="P2"><text:span text:style-name="T3">예제</text:span> 319. 아래의 리스트에 모든 요소를 다 삭제하시오 !</text:p>
      <text:p text:style-name="P2"/>
      <text:p text:style-name="P2"><text:tab/>dic = {}</text:p>
      <text:p text:style-name="P2"><text:tab/>dic['Beatles'] = ['Yesterday', 'let it be', 'Hey Jude']</text:p>
      <text:p text:style-name="P2"><text:tab/>dic['소녀시대'] = ['소원을 말해봐', 'Gee', '다만세']</text:p>
      <text:p text:style-name="P2"><text:tab/>dic.clear()</text:p>
      <text:p text:style-name="P2"><text:tab/></text:p>
      <text:p text:style-name="P2"><text:tab/>print(dic)</text:p>
      <text:p text:style-name="P2"><text:tab/># 결과 : {}</text:p>
      <text:list xml:id="list38351309" text:continue-numbering="true" text:style-name="Outline">
        <text:list-item>
          <text:h text:style-name="P28" text:outline-level="1">■ 127. 사전에서 키만 추출하기 (keys)</text:h>
        </text:list-item>
      </text:list>
      <text:p text:style-name="P2"/>
      <text:p text:style-name="P2"/>
      <text:p text:style-name="P2"><text:span text:style-name="T3">예제</text:span> 320. 아래의 딕셔너리에서 Key에 해당하는 부분만 추출하시오 !</text:p>
      <text:p text:style-name="P2"/>
      <text:p text:style-name="P2"><text:tab/>dic = {}</text:p>
      <text:p text:style-name="P2"><text:tab/>dic['Beatles'] = ['Yesterday', 'let it be', 'Hey Jude']</text:p>
      <text:p text:style-name="P2"><text:tab/>dic['소녀시대'] = ['소원을 말해봐', 'Gee', '다만세']</text:p>
      <text:p text:style-name="P2"><text:tab/> <text:s text:c="3"/></text:p>
      <text:p text:style-name="P2"><text:tab/>pr_dic = ''</text:p>
      <text:p text:style-name="P2"><text:tab/>for i in dic.keys():</text:p>
      <text:p text:style-name="P2"><text:tab/> <text:s text:c="3"/>pr_dic += i + ', '</text:p>
      <text:p text:style-name="P2"><text:tab/>print(pr_dic[:-2])</text:p>
      <text:p text:style-name="P2"><text:tab/># 결과 : Beatles, 소녀시대</text:p>
      <text:list xml:id="list38357788" text:continue-numbering="true" text:style-name="Outline">
        <text:list-item>
          <text:h text:style-name="P28" text:outline-level="1">■ 128. 사전에서 값만 추출하기 (values)</text:h>
        </text:list-item>
      </text:list>
      <text:p text:style-name="P5"><text:a xlink:type="simple" xlink:href="#문제321" text:style-name="Internet_20_link" text:visited-style-name="Visited_20_Internet_20_Link">문제 321 ~ 325</text:a></text:p>
      <text:list xml:id="list38343580" text:continue-numbering="true" text:style-name="Outline">
        <text:list-item>
          <text:h text:style-name="P28" text:outline-level="1">■ 129. 사전 요소를 모두 추출하기 (items)</text:h>
        </text:list-item>
      </text:list>
      <text:p text:style-name="P2"><text:a xlink:type="simple" xlink:href="#문제326" text:style-name="Internet_20_link" text:visited-style-name="Visited_20_Internet_20_Link">문제 326</text:a></text:p>
      <text:p text:style-name="P2"/>
      <text:p text:style-name="P2"><text:tab/>* 딕셔너리 자료형에서 데이터를 추출하는 방법 </text:p>
      <text:p text:style-name="P2"><text:tab/><text:tab/>1. key 만 추출 : box.keys()</text:p>
      <text:p text:style-name="P2"><text:tab/><text:tab/>2. 값만 추출 : box.values()</text:p>
      <text:p text:style-name="P2"><text:tab/><text:tab/>3. 둘다 추출 : box.items()</text:p>
      <text:list xml:id="list38347394" text:continue-numbering="true" text:style-name="Outline">
        <text:list-item>
          <text:h text:style-name="P28" text:outline-level="1">■ 130. 사전 정렬하기(sorted)</text:h>
        </text:list-item>
      </text:list>
      <text:p text:style-name="P5"><text:a xlink:type="simple" xlink:href="#문제327" text:style-name="Internet_20_link" text:visited-style-name="Visited_20_Internet_20_Link">문제 327 ~ 328</text:a></text:p>
      <text:list xml:id="list38341517" text:continue-numbering="true" text:style-name="Outline">
        <text:list-item>
          <text:h text:style-name="P28" text:outline-level="1">■ 131. 문자 코드 값 구하기(ord)</text:h>
        </text:list-item>
      </text:list>
      <text:p text:style-name="P2"><text:a xlink:type="simple" xlink:href="#문제329" text:style-name="Internet_20_link" text:visited-style-name="Visited_20_Internet_20_Link">문제 329</text:a></text:p>
      <text:p text:style-name="P2"/>
      <text:p text:style-name="P2"><text:tab/>ASCII코드 값을 출력하는 함수</text:p>
      <text:p text:style-name="P2"/>
      <text:p text:style-name="P2"><text:tab/>A ---------------------&gt; 65</text:p>
      <text:p text:style-name="P2"><text:tab/><text:tab/>인코딩</text:p>
      <text:p text:style-name="P2"/>
      <text:p text:style-name="P2"><text:tab/>예제 : print(ord('A'))</text:p>
      <text:list xml:id="list38363754" text:continue-numbering="true" text:style-name="Outline">
        <text:list-item>
          <text:h text:style-name="P28" text:outline-level="1">■ 132. 코드값에 대응하는 문자 얻기(chr)</text:h>
        </text:list-item>
      </text:list>
      <text:p text:style-name="P2"/>
      <text:p text:style-name="P2"><text:tab/>예제 : print(chr(65))</text:p>
      <text:list xml:id="list38334023" text:continue-numbering="true" text:style-name="Outline">
        <text:list-item>
          <text:h text:style-name="P28" text:outline-level="1">■ 133. 문자열로 된 식을 실행하기 (eval)</text:h>
        </text:list-item>
      </text:list>
      <text:p text:style-name="P2"><text:a xlink:type="simple" xlink:href="#문제330" text:style-name="Internet_20_link" text:visited-style-name="Visited_20_Internet_20_Link">문제 330</text:a></text:p>
      <text:p text:style-name="P2"/>
      <text:p text:style-name="P2"><text:tab/>"문자열을 명령문으로 인식하게 하는 함수"</text:p>
      <text:p text:style-name="P2"/>
      <text:p text:style-name="P2"><text:tab/>예제 : </text:p>
      <text:p text:style-name="P2"><text:tab/><text:tab/>a = '2+3'</text:p>
      <text:p text:style-name="P2"><text:tab/><text:tab/>print(a, '=', eval(a))</text:p>
      <text:p text:style-name="P2"><text:tab/><text:tab/># 결과 : 2+3 = 5</text:p>
      <text:list xml:id="list38340104" text:continue-numbering="true" text:style-name="Outline">
        <text:list-item>
          <text:h text:style-name="P28" text:outline-level="1">■ 134. 이름없는 한줄짜리 함수 만들기(lambda)</text:h>
        </text:list-item>
      </text:list>
      <text:p text:style-name="P2"><text:a xlink:type="simple" xlink:href="#문제331" text:style-name="Internet_20_link" text:visited-style-name="Visited_20_Internet_20_Link">문제 331 ~ 332</text:a></text:p>
      <text:p text:style-name="P2"/>
      <text:p text:style-name="P2"><text:tab/>예제 : <text:tab/>add = lambda x,y : x+y</text:p>
      <text:p text:style-name="P2"><text:tab/><text:tab/><text:tab/> 입력값 <text:s text:c="2"/>실행문</text:p>
      <text:p text:style-name="P2"><text:tab/><text:tab/>print(add(1,3)</text:p>
      <text:list xml:id="list38340282" text:continue-numbering="true" text:style-name="Outline">
        <text:list-item>
          <text:h text:style-name="P28" text:outline-level="1">■135. 인자를 바꾸어 함수를 반복 호출하여 결과값 얻기 (map)</text:h>
        </text:list-item>
      </text:list>
      <text:p text:style-name="P2"><text:a xlink:type="simple" xlink:href="#문제333" text:style-name="Internet_20_link" text:visited-style-name="Visited_20_Internet_20_Link">문제 333 ~ 334</text:a></text:p>
      <text:p text:style-name="P2"/>
      <text:p text:style-name="P2"><text:tab/>map( A함수명, A함수에 제공할 매개변수값들 )</text:p>
      <text:p text:style-name="P2"><text:tab/><text:tab/>매개변수 값들을 바꿔가면서 함수를 반복 실행 하고자 할 때 사용한다.</text:p>
      <text:p text:style-name="P2"/>
      <text:p text:style-name="P2"/>
      <text:p text:style-name="P2"><text:tab/>예제 : </text:p>
      <text:p text:style-name="P2"><text:tab/><text:tab/>multi = lambda x : x*x</text:p>
      <text:p text:style-name="P2"><text:tab/><text:tab/>a = [1, 2, 3, 4, 5]</text:p>
      <text:p text:style-name="P2"><text:tab/><text:tab/>b = map(multi, a)<text:tab/># map (숫자or문자함수, 함수인자) 숫자 or문자함수를 리스트원소</text:p>
      <text:p text:style-name="P2"><text:tab/><text:tab/><text:tab/><text:tab/><text:tab/># 마다 적용해 b 메모리 주소에 저장(출력할때는 list화해서 출력)</text:p>
      <text:p text:style-name="P2"><text:tab/><text:tab/>print(list(b))</text:p>
      <text:p text:style-name="P2"><text:tab/><text:tab/>[1, 4, 9, 16, 25]</text:p>
      <text:list xml:id="list38338310" text:continue-numbering="true" text:style-name="Outline">
        <text:list-item>
          <text:h text:style-name="P28" text:outline-level="1">■ 136. 텍스트 파일을 읽고 출력하기 (read)</text:h>
        </text:list-item>
      </text:list>
      <text:p text:style-name="P2"/>
      <text:p text:style-name="P2"><text:tab/>예제 :</text:p>
      <text:p text:style-name="P2"><text:tab/><text:tab/>f = open('c:\\stockcode_part.txt','r')</text:p>
      <text:p text:style-name="P2"><text:tab/><text:tab/>data = f.read()</text:p>
      <text:p text:style-name="P2"><text:tab/><text:tab/>print(data)</text:p>
      <text:p text:style-name="P2"><text:tab/><text:tab/>f.close()<text:tab/><text:tab/># 파일을 닫는다.</text:p>
      <text:p text:style-name="P2"><text:tab/><text:tab/><text:tab/># 파일모습 그대로 한번에 출력</text:p>
      <text:list xml:id="list38334568" text:continue-numbering="true" text:style-name="Outline">
        <text:list-item>
          <text:h text:style-name="P28" text:outline-level="1">■ 137. 텍스트 파일을 한줄 씩 읽고 출력하기 (readlines)</text:h>
        </text:list-item>
      </text:list>
      <text:p text:style-name="P2"><text:a xlink:type="simple" xlink:href="#문제335" text:style-name="Internet_20_link" text:visited-style-name="Visited_20_Internet_20_Link">문제 335 ~ 336</text:a></text:p>
      <text:p text:style-name="P2"/>
      <text:p text:style-name="P2"><text:tab/>예제 : </text:p>
      <text:p text:style-name="P2"><text:tab/><text:tab/>f = open('c:\\stockcode_part.txt','r')</text:p>
      <text:p text:style-name="P2"><text:tab/><text:tab/>data = f.readlines()</text:p>
      <text:p text:style-name="P2"><text:tab/><text:tab/>print(data)</text:p>
      <text:p text:style-name="P2"><text:tab/><text:tab/>f.close()</text:p>
      <text:p text:style-name="P2"><text:tab/><text:tab/><text:tab/>#리스트형식으로 라인마다 나눠서 출력</text:p>
      <text:list xml:id="list38334754" text:continue-numbering="true" text:style-name="Outline">
        <text:list-item>
          <text:h text:style-name="P28" text:outline-level="1">■ 139. 화면에서 사용자 입력을 받고 파일로 쓰기 (write)</text:h>
        </text:list-item>
      </text:list>
      <text:p text:style-name="P2"><text:a xlink:type="simple" xlink:href="#문제 337" text:style-name="Internet_20_link" text:visited-style-name="Visited_20_Internet_20_Link">문제 337</text:a></text:p>
      <text:p text:style-name="P2"/>
      <text:p text:style-name="P2"><text:tab/>예제 : </text:p>
      <text:p text:style-name="P2"><text:tab/><text:tab/>text = input('파일에 저장할 내용을 입력하세요 ~ ')</text:p>
      <text:p text:style-name="P2"/>
      <text:p text:style-name="P2"><text:tab/><text:tab/>f = open('c:\mydata.txt','w')</text:p>
      <text:p text:style-name="P2"><text:tab/><text:tab/>f.write(text)</text:p>
      <text:p text:style-name="P2"><text:tab/><text:tab/>f.close()</text:p>
      <text:list xml:id="list38339908" text:continue-numbering="true" text:style-name="Outline">
        <text:list-item>
          <text:h text:style-name="P28" text:outline-level="1">■ 140. 텍스트 파일에 한줄씩 쓰기 (writelines)</text:h>
        </text:list-item>
      </text:list>
      <text:p text:style-name="P2"/>
      <text:p text:style-name="P2"><text:tab/>text_save = []</text:p>
      <text:p text:style-name="P2"><text:tab/>f = open('c:\mydata.txt','w')</text:p>
      <text:p text:style-name="P2"><text:tab/>while True:</text:p>
      <text:p text:style-name="P2"><text:tab/> <text:s text:c="3"/>text = input('파일에 저장할 내용을 입력하세요 ~ ')</text:p>
      <text:p text:style-name="P2"><text:tab/> <text:s text:c="3"/>text_save.append(text + '\n')</text:p>
      <text:p text:style-name="P2"><text:tab/> <text:s text:c="3"/>if text == '':</text:p>
      <text:p text:style-name="P2"><text:tab/> <text:s text:c="7"/>break</text:p>
      <text:p text:style-name="P2"><text:tab/>f.writelines(text_save)</text:p>
      <text:p text:style-name="P2"><text:tab/>f.close()</text:p>
      <text:p text:style-name="P2"><text:tab/></text:p>
      <text:p text:style-name="P2"><text:tab/><text:tab/>※ writelines는 리스트 자료형도 파일에 저장할 수 있다.</text:p>
      <text:list xml:id="list38340385" text:continue-numbering="true" text:style-name="Outline">
        <text:list-item>
          <text:h text:style-name="P28" text:outline-level="1">■ 141. 텍스트 파일 복사하기 ( read, write )</text:h>
        </text:list-item>
      </text:list>
      <text:p text:style-name="P2"/>
      <text:p text:style-name="P2"><text:tab/>예제 : </text:p>
      <text:p text:style-name="P2"><text:tab/><text:tab/>f = open('c:\stockcode_part.txt','r')</text:p>
      <text:p text:style-name="P2"><text:tab/><text:tab/>h = open('c:\stockcode_copy.txt','w')</text:p>
      <text:p text:style-name="P2"><text:tab/><text:tab/></text:p>
      <text:p text:style-name="P2"><text:tab/><text:tab/>data = f.read()</text:p>
      <text:p text:style-name="P2"><text:tab/><text:tab/>h.write(data)</text:p>
      <text:p text:style-name="P2"><text:tab/><text:tab/></text:p>
      <text:p text:style-name="P2"><text:tab/><text:tab/>f.close()</text:p>
      <text:p text:style-name="P2"><text:tab/><text:tab/>h.close()</text:p>
      <text:p text:style-name="P2"/>
      <text:p text:style-name="P2"/>
      <text:p text:style-name="P2"/>
      <text:p text:style-name="P2"><text:tab/>※ 특정 폴더 밑에 있는 파일들을 파이썬에서 읽어오는 방법 </text:p>
      <text:p text:style-name="P2"><text:tab/><text:tab/>- 폐결절 사진과 정상 폐사진</text:p>
      <text:p text:style-name="P2"><text:tab/><text:tab/>- 개와 고양이 사진</text:p>
      <text:p text:style-name="P2"/>
      <text:p text:style-name="P2"><text:tab/>import os</text:p>
      <text:p text:style-name="P2"><text:tab/>path_dir = 'c:\\'</text:p>
      <text:p text:style-name="P2"><text:tab/>file_list = os.listdir(path_dir)</text:p>
      <text:p text:style-name="P2"><text:tab/>file_list.sort()</text:p>
      <text:p text:style-name="P2"><text:tab/>for items in file_list:</text:p>
      <text:p text:style-name="P2"><text:tab/> <text:s text:c="3"/>print(items)</text:p>
      <text:p text:style-name="P2"/>
      <text:p text:style-name="P2"><text:tab/><text:tab/>- 파일명만 가지고 오는 듯?</text:p>
      <text:list xml:id="list38339375" text:continue-numbering="true" text:style-name="Outline">
        <text:list-item>
          <text:h text:style-name="P28" text:outline-level="1">■ 142. 바이너리 파일 복사하기 (read, write)</text:h>
        </text:list-item>
      </text:list>
      <text:p text:style-name="P2"><text:a xlink:type="simple" xlink:href="#문제338" text:style-name="Internet_20_link" text:visited-style-name="Visited_20_Internet_20_Link">문제 338</text:a></text:p>
      <text:p text:style-name="P2"/>
      <text:p text:style-name="P2"><text:tab/>"이미지 파일을 파이썬으로 복사하는 방법"</text:p>
      <text:p text:style-name="P2"/>
      <text:p text:style-name="P2"><text:tab/>예제 :</text:p>
      <text:p text:style-name="P2"><text:tab/><text:tab/>bufsize = 1024 <text:tab/><text:tab/><text:tab/><text:tab/># 이미지를 저장할 최소 기본 메모리 사이즈</text:p>
      <text:p text:style-name="P2"><text:tab/><text:tab/>f = open('c:\\1.png','rb')<text:tab/><text:tab/># 이미지가 바이너리 파일이기때문에</text:p>
      <text:p text:style-name="P2"><text:tab/><text:tab/>h = open('c:\\1_copy.png', 'wb')<text:tab/># (이진파일, 숫자로된 파일)</text:p>
      <text:p text:style-name="P2"/>
      <text:p text:style-name="P2"><text:tab/><text:tab/>data = f.read(bufsize)</text:p>
      <text:p text:style-name="P2"><text:tab/><text:tab/></text:p>
      <text:p text:style-name="P2"><text:tab/><text:tab/>while data:</text:p>
      <text:p text:style-name="P2"><text:tab/><text:tab/> <text:s text:c="3"/>h.write(data)</text:p>
      <text:p text:style-name="P2"><text:tab/><text:tab/> <text:s text:c="3"/>data = f.read(bufsize)</text:p>
      <text:p text:style-name="P2"><text:tab/><text:tab/> <text:s text:c="3"/></text:p>
      <text:p text:style-name="P2"><text:tab/><text:tab/>f.close()</text:p>
      <text:p text:style-name="P2"><text:tab/><text:tab/>h.close()</text:p>
      <text:list xml:id="list38343885" text:continue-numbering="true" text:style-name="Outline">
        <text:list-item>
          <text:h text:style-name="P28" text:outline-level="1">■ 143. 파일을 열고 자동으로 닫기 ( with ~ as )</text:h>
        </text:list-item>
      </text:list>
      <text:p text:style-name="P2"><text:a xlink:type="simple" xlink:href="#문제339" text:style-name="Internet_20_link" text:visited-style-name="Visited_20_Internet_20_Link">문제 339</text:a></text:p>
      <text:p text:style-name="P2"/>
      <text:p text:style-name="P2"><text:tab/>예제 :</text:p>
      <text:p text:style-name="P2"><text:tab/><text:tab/>f = open('c:\\stockcode.txt','r')</text:p>
      <text:p text:style-name="P2"><text:tab/><text:tab/>data = f.readlines()</text:p>
      <text:p text:style-name="P2"><text:tab/><text:tab/>print(data)</text:p>
      <text:p text:style-name="P2"><text:tab/><text:tab/>f.close() <text:tab/><text:tab/># 파일을 닫는 코드를 명시해줬다.</text:p>
      <text:list xml:id="list38334095" text:continue-numbering="true" text:style-name="Outline">
        <text:list-item>
          <text:h text:style-name="P28" text:outline-level="1">■ 144. 파일의 특정 부분만 복사하기 (seek, read, write)</text:h>
        </text:list-item>
      </text:list>
      <text:p text:style-name="P2"/>
      <text:p text:style-name="P2"><text:tab/>"파일을 전부 copy 하는게 아니라 일부분만 copy하는 방법"</text:p>
      <text:p text:style-name="P2"/>
      <text:p text:style-name="P2"><text:tab/>예제 : </text:p>
      <text:p text:style-name="P2"><text:tab/><text:tab/>spos = 105 <text:tab/># 파일을 읽는 위치 지정 105바이트 위치부터</text:p>
      <text:p text:style-name="P2"><text:tab/><text:tab/>size = 500 <text:tab/># 읽을 크기를 지정 500 바이트 까지</text:p>
      <text:p text:style-name="P2"><text:tab/><text:tab/>f = open("c:\\stockcode_part.txt",'r')</text:p>
      <text:p text:style-name="P2"><text:tab/><text:tab/>h = open('c:\\stockcode.txt', 'w')</text:p>
      <text:p text:style-name="P2"><text:tab/><text:tab/></text:p>
      <text:p text:style-name="P2"><text:tab/><text:tab/>f.seek(spos)</text:p>
      <text:p text:style-name="P2"><text:tab/><text:tab/>data = f.read(size)</text:p>
      <text:p text:style-name="P2"><text:tab/><text:tab/>h.write(data)</text:p>
      <text:p text:style-name="P2"><text:tab/><text:tab/></text:p>
      <text:p text:style-name="P2"><text:tab/><text:tab/>h.close()</text:p>
      <text:p text:style-name="P2"><text:tab/><text:tab/>f.close()</text:p>
      <text:list xml:id="list38344106" text:continue-numbering="true" text:style-name="Outline">
        <text:list-item>
          <text:h text:style-name="P28" text:outline-level="1">■ 145. 파일 크기 구하기 (ospathgetsize)</text:h>
        </text:list-item>
      </text:list>
      <text:p text:style-name="P2"/>
      <text:p text:style-name="P2"><text:tab/>예제 :</text:p>
      <text:p text:style-name="P2"><text:tab/><text:tab/>from os.path import getsize</text:p>
      <text:p text:style-name="P2"><text:tab/></text:p>
      <text:p text:style-name="P2"><text:tab/><text:tab/>file1 = "c:\\stockcode_part.txt"</text:p>
      <text:p text:style-name="P2"><text:tab/><text:tab/>file2 = "c:\\1.png"</text:p>
      <text:p text:style-name="P2"><text:tab/><text:tab/></text:p>
      <text:p text:style-name="P2"><text:tab/><text:tab/>file_size1 = getsize(file1)</text:p>
      <text:p text:style-name="P2"><text:tab/><text:tab/>file_size2 = getsize(file2)</text:p>
      <text:p text:style-name="P2"><text:tab/><text:tab/></text:p>
      <text:p text:style-name="P2"><text:tab/><text:tab/>print( 'file name : %s / file size : %d' %(file1, file_size1))</text:p>
      <text:p text:style-name="P2"><text:tab/><text:tab/>print( 'file name : %s / file size : %d' %(file2, file_size2))</text:p>
      <text:list xml:id="list38347430" text:continue-numbering="true" text:style-name="Outline">
        <text:list-item>
          <text:h text:style-name="P28" text:outline-level="1">■ 146. 파일 삭제하기 (osremove)</text:h>
        </text:list-item>
      </text:list>
      <text:p text:style-name="P2"><text:a xlink:type="simple" xlink:href="#문제340" text:style-name="Internet_20_link" text:visited-style-name="Visited_20_Internet_20_Link">문제 340</text:a></text:p>
      <text:p text:style-name="P2"/>
      <text:p text:style-name="P2"><text:tab/>예제 : </text:p>
      <text:p text:style-name="P2"><text:tab/><text:tab/>from os import remove</text:p>
      <text:p text:style-name="P2"><text:tab/><text:tab/>target_file = 'c:\\stockcode_copy.txt'</text:p>
      <text:p text:style-name="P2"><text:tab/><text:tab/>k = input('[%s] 파일을 삭제하시겠습니까? ( Y / N)' %target_file)</text:p>
      <text:p text:style-name="P2"><text:tab/><text:tab/>if k == "Y":</text:p>
      <text:p text:style-name="P2"><text:tab/><text:tab/> <text:s text:c="3"/>remove(target_file)</text:p>
      <text:p text:style-name="P2"><text:tab/><text:tab/> <text:s text:c="3"/>print('[%s]를 삭제했습니다.' %target_file)</text:p>
      <text:p text:style-name="P2"/>
      <text:p text:style-name="P2"><text:tab/><text:tab/><text:tab/>설명 : shift + delete와 같은 작동이 일어난다.</text:p>
      <text:list xml:id="list38360700" text:continue-numbering="true" text:style-name="Outline">
        <text:list-item>
          <text:h text:style-name="P28" text:outline-level="1">■ 147. 파일 이름 바꾸기 ( osrename)</text:h>
        </text:list-item>
      </text:list>
      <text:p text:style-name="P2"/>
      <text:p text:style-name="P2"><text:tab/>예제 : </text:p>
      <text:p text:style-name="P2"><text:tab/><text:tab/>from os import rename</text:p>
      <text:p text:style-name="P2"><text:tab/><text:tab/>target_file = 'c:\\stockcode.txt'</text:p>
      <text:p text:style-name="P2"><text:tab/><text:tab/>newname = input('[%s]에 대한 새로운 파일 이름을 입력하세요 : ' %target_file)</text:p>
      <text:p text:style-name="P2"><text:tab/><text:tab/>rename(target_file,newname)</text:p>
      <text:p text:style-name="P2"><text:tab/><text:tab/>print('[%s] --&gt; [%s]로 파일이름이 변경되었습니다.' %(target_file, newname))</text:p>
      <text:p text:style-name="P2"/>
      <text:p text:style-name="P2"><text:tab/><text:tab/># [c:\stockcode.txt]에 대한 새로운 파일 이름을 입력하세요 : c:\\ffff.txt</text:p>
      <text:p text:style-name="P2"><text:tab/><text:tab/># [c:\stockcode.txt] --&gt; [c:\\ffff.txt]로 파일이름이 변경되었습니다.</text:p>
      <text:list xml:id="list38356365" text:continue-numbering="true" text:style-name="Outline">
        <text:list-item>
          <text:h text:style-name="P28" text:outline-level="1">■ 148. 파일 위치 바꾸기</text:h>
        </text:list-item>
      </text:list>
      <text:p text:style-name="P2"/>
      <text:p text:style-name="P2"/>
      <text:p text:style-name="P2"><text:tab/>from os import rename</text:p>
      <text:p text:style-name="P2"><text:tab/></text:p>
      <text:p text:style-name="P2"><text:tab/>target_file = 'stockcode_part.txt'</text:p>
      <text:p text:style-name="P2"><text:tab/></text:p>
      <text:p text:style-name="P2"><text:tab/>newpath = input('[%s]를 이동할 디렉터리의 절대경로를 입력하세요: ' %target_file)</text:p>
      <text:p text:style-name="P2"><text:tab/></text:p>
      <text:p text:style-name="P2"><text:tab/>if newpath[-1] == '/':</text:p>
      <text:p text:style-name="P2"><text:tab/> <text:s text:c="2"/>newname = newpath + target_file</text:p>
      <text:p text:style-name="P2"><text:tab/>else:</text:p>
      <text:p text:style-name="P2"><text:tab/> <text:s text:c="2"/>newname = newpath + '/' + target_file</text:p>
      <text:p text:style-name="P2"><text:tab/></text:p>
      <text:p text:style-name="P2"><text:tab/>try:</text:p>
      <text:p text:style-name="P2"><text:tab/> <text:s text:c="2"/>rename(target_file, newname)</text:p>
      <text:p text:style-name="P2"><text:tab/> <text:s text:c="2"/>print('[%s] -&gt; [%s]로 이동되었습니다.' %(target_file, newname))</text:p>
      <text:p text:style-name="P2"><text:tab/>except FileNotFoundError as e:</text:p>
      <text:p text:style-name="P2"><text:tab/> <text:s text:c="2"/>print(e)</text:p>
      <text:list xml:id="list38356955" text:continue-numbering="true" text:style-name="Outline">
        <text:list-item>
          <text:h text:style-name="P28" text:outline-level="1">■ 149. 디렉토리에 있는 파일목록 얻기 (oslistdir)</text:h>
        </text:list-item>
      </text:list>
      <text:p text:style-name="P2"><text:a xlink:type="simple" xlink:href="#문제341" text:style-name="Internet_20_link" text:visited-style-name="Visited_20_Internet_20_Link">문제 341 ~ 346</text:a></text:p>
      <text:p text:style-name="P2"/>
      <text:p text:style-name="P2"><text:tab/>"딥러닝때 사용할 데이터 전처리 코드 작성"</text:p>
      <text:p text:style-name="P2"/>
      <text:p text:style-name="P2"><text:tab/>※ 딥러닝 수업때 사용할 코드가 크게 2가지</text:p>
      <text:p text:style-name="P2"/>
      <text:p text:style-name="P2"><text:tab/><text:tab/>1. 이미지 데이터를 파이썬으로 로드하는 함수</text:p>
      <text:p text:style-name="P2"><text:tab/><text:tab/>2. 신경망 구현함수</text:p>
      <text:list xml:id="list38356210" text:continue-numbering="true" text:style-name="Outline">
        <text:list-item>
          <text:h text:style-name="P28" text:outline-level="1">■ 150. 워킹 디렉토리 확인하고 바꾸기</text:h>
        </text:list-item>
      </text:list>
      <text:p text:style-name="P2"/>
      <text:p text:style-name="P2"><text:tab/> - 워킹 디렉토리 확인하기</text:p>
      <text:p text:style-name="P2"><text:tab/><text:tab/>import os</text:p>
      <text:p text:style-name="P2"><text:tab/><text:tab/>pdir = os.getcwd()</text:p>
      <text:p text:style-name="P2"><text:tab/><text:tab/>print(pdir)</text:p>
      <text:p text:style-name="P2"><text:tab/><text:tab/># C:\Users\Administrator\PycharmProjects</text:p>
      <text:p text:style-name="P2"/>
      <text:p text:style-name="P2"><text:tab/><text:tab/><text:tab/><text:tab/>↑</text:p>
      <text:p text:style-name="P2"/>
      <text:p text:style-name="P2"><text:tab/><text:tab/><text:tab/>프로젝트 워킹 디렉토리 (project, .py가 저장된다.)</text:p>
      <text:p text:style-name="P2"/>
      <text:p text:style-name="P2"><text:tab/>- 워킹 디렉토리 변경하기 </text:p>
      <text:p text:style-name="P2"><text:tab/><text:tab/>import os</text:p>
      <text:p text:style-name="P2"><text:tab/><text:tab/>pdir = os.getcwd()</text:p>
      <text:p text:style-name="P2"><text:tab/><text:tab/>os.chdir("c:\\")</text:p>
      <text:p text:style-name="P2"><text:tab/><text:tab/>print(os.getdir())</text:p>
      <text:p text:style-name="P2"/>
      <text:p text:style-name="P2"><text:tab/><text:tab/># 워킹 디렉토리가 c:\\ 로 변경됨</text:p>
      <text:list xml:id="list38349397" text:continue-numbering="true" text:style-name="Outline">
        <text:list-item>
          <text:h text:style-name="P28" text:outline-level="1">■ 151. 디렉토리 생성하기 (osmkdir)</text:h>
        </text:list-item>
      </text:list>
      <text:p text:style-name="P2"/>
      <text:p text:style-name="P2"><text:tab/>import os</text:p>
      <text:p text:style-name="P2"><text:tab/>newfolder = input('새로 생성할 디렉토리 이름을 입력하세요 : ')</text:p>
      <text:p text:style-name="P2"><text:tab/>os.mkdir(newfolder)</text:p>
      <text:p text:style-name="P2"><text:tab/></text:p>
      <text:p text:style-name="P2"><text:tab/># 새로 생성할 디렉토리 이름을 입력하세요 : nerwe</text:p>
      <text:p text:style-name="P2"><text:tab/># C:\Users\Administrator\PycharmProjects 에 nerwe폴더가 생김 !</text:p>
      <text:list xml:id="list38332962" text:continue-numbering="true" text:style-name="Outline">
        <text:list-item>
          <text:h text:style-name="P28" text:outline-level="1">■ 152. 디렉토리 제거하기 (osrmdir)</text:h>
        </text:list-item>
      </text:list>
      <text:p text:style-name="P2"><text:a xlink:type="simple" xlink:href="#문제346" text:style-name="Internet_20_link" text:visited-style-name="Visited_20_Internet_20_Link">문제 346</text:a></text:p>
      <text:p text:style-name="P2"/>
      <text:p text:style-name="P2"><text:tab/> 예제 : </text:p>
      <text:p text:style-name="P2"><text:tab/><text:tab/>c드라이브 밑에 data7이라는 폴더를 만들고 테스트 하시오 !</text:p>
      <text:p text:style-name="P2"><text:tab/><text:tab/></text:p>
      <text:p text:style-name="P2"><text:tab/><text:tab/>import os </text:p>
      <text:p text:style-name="P2"><text:tab/><text:tab/>target_folder = 'c:\\data7'</text:p>
      <text:p text:style-name="P2"><text:tab/><text:tab/>os.rmdir(target_folder)</text:p>
      <text:list xml:id="list38340875" text:continue-numbering="true" text:style-name="Outline">
        <text:list-item>
          <text:h text:style-name="P28" text:outline-level="1">■ 153. 하위 디렉토리 및 파일 전체 삭제하기 (shutilrmtree)</text:h>
        </text:list-item>
      </text:list>
      <text:p text:style-name="P2"/>
      <text:p text:style-name="P2"><text:tab/>import os</text:p>
      <text:p text:style-name="P2"><text:tab/>import shutil</text:p>
      <text:p text:style-name="P2"><text:tab/></text:p>
      <text:p text:style-name="P2"><text:tab/>target_folder= 'c:\\data7'</text:p>
      <text:p text:style-name="P2"><text:tab/>shutil.rmtree(target_folder)</text:p>
      <text:list xml:id="list38356693" text:continue-numbering="true" text:style-name="Outline">
        <text:list-item>
          <text:h text:style-name="P28" text:outline-level="1">■ 154. 파일이 존재하는지 체크하기 (ospathexists)</text:h>
        </text:list-item>
      </text:list>
      <text:p text:style-name="P2"><text:a xlink:type="simple" xlink:href="#문제349" text:style-name="Internet_20_link" text:visited-style-name="Visited_20_Internet_20_Link">문제 349</text:a></text:p>
      <text:p text:style-name="P2"/>
      <text:p text:style-name="P2"><text:tab/># c드라이브 밑에 data7 폴더를 생성한 후에 테스트 하세요 ~</text:p>
      <text:p text:style-name="P2"><text:tab/></text:p>
      <text:p text:style-name="P2"><text:tab/>from os.path import exists</text:p>
      <text:p text:style-name="P2"><text:tab/></text:p>
      <text:p text:style-name="P2"><text:tab/>target_folder = 'c:\\data7'</text:p>
      <text:p text:style-name="P2"><text:tab/>exists(target_folder)</text:p>
      <text:list xml:id="list38362522" text:continue-numbering="true" text:style-name="Outline">
        <text:list-item>
          <text:h text:style-name="P28" text:outline-level="1">■ 155. 파일인지 디렉토리인지 확인하기 (ospathisfile, ospathisdir)</text:h>
        </text:list-item>
      </text:list>
      <text:p text:style-name="P2"><text:a xlink:type="simple" xlink:href="#문제350" text:style-name="Internet_20_link" text:visited-style-name="Visited_20_Internet_20_Link">문제 350</text:a></text:p>
      <text:p text:style-name="P2"/>
      <text:p text:style-name="P2"><text:tab/>예제 : </text:p>
      <text:p text:style-name="P2"><text:tab/><text:tab/>import os </text:p>
      <text:p text:style-name="P2"><text:tab/><text:tab/>from os.path import exists, isdir, isfile</text:p>
      <text:p text:style-name="P2"><text:tab/><text:tab/>files = os.listdir()</text:p>
      <text:p text:style-name="P2"><text:tab/><text:tab/></text:p>
      <text:p text:style-name="P2"><text:tab/><text:tab/>for file in files:</text:p>
      <text:p text:style-name="P2"><text:tab/><text:tab/> <text:s text:c="3"/>if isdir(file):</text:p>
      <text:p text:style-name="P2"><text:tab/><text:tab/> <text:s text:c="7"/>print('DIR : %s' %file)</text:p>
      <text:p text:style-name="P2"><text:tab/><text:tab/> <text:s text:c="7"/></text:p>
      <text:p text:style-name="P2"><text:tab/><text:tab/>for file in files:</text:p>
      <text:p text:style-name="P2"><text:tab/><text:tab/> <text:s text:c="3"/>if isfile(file):</text:p>
      <text:p text:style-name="P2"><text:tab/><text:tab/> <text:s text:c="7"/>print('FILE : %s' %file)</text:p>
      <text:list xml:id="list38341075" text:continue-numbering="true" text:style-name="Outline">
        <text:list-item>
          <text:h text:style-name="P28" text:outline-level="1">■ 156. 현재 시간을 년-월-일 시:분:초 로 출력하기 (location, strftime)</text:h>
        </text:list-item>
      </text:list>
      <text:p text:style-name="P2"/>
      <text:p text:style-name="P2"><text:tab/>from time import localtime, strftime</text:p>
      <text:p text:style-name="P2"><text:tab/>print( strftime('%Y-%m-%d %x', localtime()))</text:p>
      <text:p text:style-name="P2"/>
      <text:p text:style-name="P2"><text:tab/># 2018-12-11 12/11/18</text:p>
      <text:list xml:id="list38359241" text:continue-numbering="true" text:style-name="Outline">
        <text:list-item>
          <text:h text:style-name="P28" text:outline-level="1">■ 157. 올해 경과된 날짜수 계산하기 (localtime)</text:h>
        </text:list-item>
      </text:list>
      <text:p text:style-name="P2"/>
      <text:p text:style-name="P2"><text:tab/>from time import localtime</text:p>
      <text:p text:style-name="P2"><text:tab/></text:p>
      <text:p text:style-name="P2"><text:tab/>t = localtime()</text:p>
      <text:p text:style-name="P2"><text:tab/>start_day = '%d-01-01'%t.tm_year</text:p>
      <text:p text:style-name="P2"><text:tab/>elapsed_day = t.tm_yday</text:p>
      <text:p text:style-name="P2"><text:tab/></text:p>
      <text:p text:style-name="P2"><text:tab/>print(start_day, elapsed_day)</text:p>
      <text:p text:style-name="P2"/>
      <text:p text:style-name="P2"><text:tab/># 2018-01-01 345</text:p>
      <text:list xml:id="list38338936" text:continue-numbering="true" text:style-name="Outline">
        <text:list-item>
          <text:h text:style-name="P28" text:outline-level="1">■ 158. 오늘의 요일 계산하기 (localtime)</text:h>
        </text:list-item>
      </text:list>
      <text:p text:style-name="P2"/>
      <text:p text:style-name="P2"><text:tab/>from time import localtime</text:p>
      <text:p text:style-name="P2"><text:tab/></text:p>
      <text:p text:style-name="P2"><text:tab/>weekdays = ['월요일', '화요일', '수요일', '목요일', '금요일', '토요일', '일요일']</text:p>
      <text:p text:style-name="P2"><text:tab/></text:p>
      <text:p text:style-name="P2"><text:tab/>t = localtime()</text:p>
      <text:p text:style-name="P2"><text:tab/>print(t)</text:p>
      <text:p text:style-name="P2"><text:tab/></text:p>
      <text:p text:style-name="P2"><text:tab/>today = '%d-%d-%d' %(t.tm_year, t.tm_mon, t.tm_mday)</text:p>
      <text:p text:style-name="P2"><text:tab/></text:p>
      <text:p text:style-name="P2"><text:tab/>print( t.tm_wday) </text:p>
      <text:p text:style-name="P2"><text:tab/></text:p>
      <text:p text:style-name="P2"><text:tab/>week = weekdays[t.tm_wday]</text:p>
      <text:p text:style-name="P2"><text:tab/></text:p>
      <text:p text:style-name="P2"><text:tab/>print('[%s] 오늘은 [%s]입니다.' %(today, week))</text:p>
      <text:p text:style-name="P2"/>
      <text:p text:style-name="P2"/>
      <text:p text:style-name="P2"><text:tab/># [2018-12-11] 오늘은 [화요일]입니다.</text:p>
      <text:list xml:id="list38364519" text:continue-numbering="true" text:style-name="Outline">
        <text:list-item>
          <text:h text:style-name="P28" text:outline-level="1">■ 159. 프로그램 실행 시간 계산하기 (카카오 4번 문제)</text:h>
        </text:list-item>
      </text:list>
      <text:p text:style-name="P2"/>
      <text:p text:style-name="P2"><text:tab/>from datetime import datetime</text:p>
      <text:p text:style-name="P2"><text:tab/></text:p>
      <text:p text:style-name="P2"><text:tab/>start = datetime.now()</text:p>
      <text:p text:style-name="P2"><text:tab/>print('1에서 백만까지 더합니다.')</text:p>
      <text:p text:style-name="P2"><text:tab/>ret = 0</text:p>
      <text:p text:style-name="P2"><text:tab/>for i in range(1000000):</text:p>
      <text:p text:style-name="P2"><text:tab/> <text:s text:c="2"/>ret += i</text:p>
      <text:p text:style-name="P2"><text:tab/>print('1에서 백만까지 더한 결과: %d' %ret)</text:p>
      <text:p text:style-name="P2"><text:tab/>end = datetime.now()</text:p>
      <text:p text:style-name="P2"><text:tab/>elapsed = end - start</text:p>
      <text:p text:style-name="P2"><text:tab/>print('총 계산 시간: ', end='');print(elapsed)</text:p>
      <text:p text:style-name="P2"><text:tab/>elapsed_ms = int(elapsed.total_seconds()*1000)</text:p>
      <text:p text:style-name="P2"><text:tab/>print('총 계산 시간: %dms' %elapsed_ms)</text:p>
      <text:p text:style-name="P2"/>
      <text:p text:style-name="P2"><text:tab/># 1에서 백만까지 더합니다.</text:p>
      <text:p text:style-name="P2"><text:tab/># 1에서 백만까지 더한 결과: 499999500000</text:p>
      <text:p text:style-name="P2"><text:tab/># 총 계산 시간: 0:00:00.142008</text:p>
      <text:p text:style-name="P2"><text:tab/># 총 계산 시간: 142ms</text:p>
      <text:list xml:id="list38339485" text:continue-numbering="true" text:style-name="Outline">
        <text:list-item>
          <text:h text:style-name="P28" text:outline-level="1">■ 160. 주어진 숫자를 천단위 구분하기</text:h>
        </text:list-item>
      </text:list>
      <text:p text:style-name="P2"/>
      <text:p text:style-name="P2"><text:tab/>num = input('아무 숫자를 입력하세요: ')</text:p>
      <text:p text:style-name="P2"><text:tab/></text:p>
      <text:p text:style-name="P2"><text:tab/>if num.isdigit():</text:p>
      <text:p text:style-name="P2"><text:tab/> <text:s text:c="2"/>num = num[::-1]</text:p>
      <text:p text:style-name="P2"><text:tab/> <text:s text:c="2"/>ret = ''</text:p>
      <text:p text:style-name="P2"><text:tab/> <text:s text:c="2"/>for i, c in enumerate(num):</text:p>
      <text:p text:style-name="P2"><text:tab/> <text:s text:c="5"/>i += 1</text:p>
      <text:p text:style-name="P2"><text:tab/> <text:s text:c="5"/>if i != len(num) and i%3 == 0:</text:p>
      <text:p text:style-name="P2"><text:tab/> <text:s text:c="8"/>ret += (c + ',')</text:p>
      <text:p text:style-name="P2"><text:tab/> <text:s text:c="5"/>else:</text:p>
      <text:p text:style-name="P2"><text:tab/> <text:s text:c="8"/>ret += c</text:p>
      <text:p text:style-name="P2"><text:tab/> <text:s text:c="2"/>ret = ret[::-1]</text:p>
      <text:p text:style-name="P2"><text:tab/> <text:s text:c="2"/>print(ret)</text:p>
      <text:p text:style-name="P2"><text:tab/>else:</text:p>
      <text:p text:style-name="P2"><text:tab/> <text:s text:c="2"/>print('입력한 내용 [%s]: 숫자가 아닙니다.' %num)</text:p>
      <text:p text:style-name="P2"/>
      <text:p text:style-name="P2"><text:tab/># 아무 숫자를 입력하세요: 999999999999</text:p>
      <text:p text:style-name="P2"><text:tab/># 999,999,999,999</text:p>
      <text:list xml:id="list38340397" text:continue-numbering="true" text:style-name="Outline">
        <text:list-item>
          <text:h text:style-name="P28" text:outline-level="1">■ 161. 문자열의 각 문자를 그 다음 문자로 변경하기</text:h>
        </text:list-item>
      </text:list>
      <text:p text:style-name="P2"/>
      <text:p text:style-name="P2">예제 : </text:p>
      <text:p text:style-name="P2"><text:tab/>text = input('문장을 입력하세요: ')</text:p>
      <text:p text:style-name="P2"/>
      <text:p text:style-name="P2"><text:tab/>ret = ''</text:p>
      <text:p text:style-name="P2"><text:tab/>for i in range(len(text)):</text:p>
      <text:p text:style-name="P2"><text:tab/> <text:s text:c="3"/>if i != len(text)-1:</text:p>
      <text:p text:style-name="P2"><text:tab/> <text:s text:c="7"/>ret += text[i+1]</text:p>
      <text:p text:style-name="P2"><text:tab/> <text:s text:c="3"/>else:</text:p>
      <text:p text:style-name="P2"><text:tab/> <text:s text:c="7"/>ret += text[0]</text:p>
      <text:p text:style-name="P2"><text:tab/> <text:s text:c="7"/></text:p>
      <text:p text:style-name="P2"><text:tab/>print(ret)</text:p>
      <text:p text:style-name="P2"><text:tab/></text:p>
      <text:p text:style-name="P2"><text:tab/># 문장을 입력하세요: wjdtjdgh</text:p>
      <text:p text:style-name="P2"><text:tab/># jdtjdghw</text:p>
      <text:list xml:id="list38333800" text:continue-numbering="true" text:style-name="Outline">
        <text:list-item>
          <text:h text:style-name="P28" text:outline-level="1">■ 162 ~ 172 예제 : 웹 스크롤링</text:h>
        </text:list-item>
      </text:list>
      <text:p text:style-name="P2"/>
      <text:p text:style-name="P2">★ 저축해야할 웹스크롤링 함수</text:p>
      <text:p text:style-name="P2"/>
      <text:p text:style-name="P2"><text:tab/>1. 웹 스크롤링 기본 문법 <text:tab/><text:tab/>(<text:a xlink:type="simple" xlink:href="#answp351" text:style-name="Internet_20_link" text:visited-style-name="Visited_20_Internet_20_Link">문제 351 ~ 368</text:a>)</text:p>
      <text:p text:style-name="P2"><text:tab/>2. ebs 레이디 버그 게시판 댓글 스크롤링 (<text:a xlink:type="simple" xlink:href="#문제369" text:style-name="Internet_20_link" text:visited-style-name="Visited_20_Internet_20_Link">문제 369 ~ 382</text:a>)<text:tab/>ebs_scroll()</text:p>
      <text:p text:style-name="P2"><text:tab/>3. 한겨례 신문사 웹 스크롤링 코드 구현 <text:tab/>(<text:a xlink:type="simple" xlink:href="#answp383" text:style-name="Internet_20_link" text:visited-style-name="Visited_20_Internet_20_Link">문제 383 ~ 387</text:a>)<text:tab/>hani_scroll()</text:p>
      <text:p text:style-name="P2"><text:tab/>4. 중앙일보 신문사 <text:tab/><text:tab/><text:tab/>(<text:a xlink:type="simple" xlink:href="#문제388" text:style-name="Internet_20_link" text:visited-style-name="Visited_20_Internet_20_Link">문제 388 ~ 390</text:a>)<text:tab/>chuan_scroll()</text:p>
      <text:p text:style-name="P2"><text:tab/>5. 동아일보 신문사 <text:tab/><text:tab/><text:tab/>(<text:a xlink:type="simple" xlink:href="#문제391" text:style-name="Internet_20_link" text:visited-style-name="Visited_20_Internet_20_Link">문제 391</text:a>)<text:tab/><text:tab/>donga_scroll()</text:p>
      <text:p text:style-name="P2"/>
      <text:p text:style-name="P2"><text:tab/><text:tab/>주가에 영향을 주는 요소 빅데이터</text:p>
      <text:p text:style-name="P2"><text:tab/><text:tab/><text:tab/>기사를 읽는 인공지능 신경망(아직 없음)</text:p>
      <text:p text:style-name="P2"><text:tab/><text:tab/><text:tab/>( 미래에셋 로보 어드바이져 )</text:p>
      <text:p text:style-name="P2"><text:s/></text:p>
      <text:p text:style-name="P2"><text:tab/>6. 이미지(사진) 데이터 스크롤링(selenium<text:span text:style-name="T3">)</text:span></text:p>
      <text:p text:style-name="P2"><text:tab/><text:tab/>- 네이버<text:tab/>(<text:a xlink:type="simple" xlink:href="#문제393" text:style-name="Internet_20_link" text:visited-style-name="Visited_20_Internet_20_Link">문제 393</text:a>)</text:p>
      <text:p text:style-name="P2"><text:tab/><text:tab/>- 구글<text:tab/><text:tab/>(<text:a xlink:type="simple" xlink:href="#문제394" text:style-name="Internet_20_link" text:visited-style-name="Visited_20_Internet_20_Link">문제 394</text:a>)</text:p>
      <text:p text:style-name="P2"><text:tab/><text:tab/>- <text:span text:style-name="T3">다음<text:tab/><text:tab/>(</text:span><text:a xlink:type="simple" xlink:href="#문제395" text:style-name="Internet_20_link" text:visited-style-name="Visited_20_Internet_20_Link">문제 395</text:a><text:span text:style-name="T3">)</text:span></text:p>
      <text:p text:style-name="P2"><text:tab/><text:tab/>- <text:span text:style-name="T3">빙<text:tab/><text:tab/>(</text:span><text:a xlink:type="simple" xlink:href="#문제396" text:style-name="Internet_20_link" text:visited-style-name="Visited_20_Internet_20_Link">문제 396</text:a><text:span text:style-name="T3">)</text:span></text:p>
      <text:p text:style-name="P2"><text:tab/><text:tab/>- <text:span text:style-name="T3">인스타그램<text:tab/>(</text:span><text:a xlink:type="simple" xlink:href="#문제397" text:style-name="Internet_20_link" text:visited-style-name="Visited_20_Internet_20_Link">문제 397</text:a><text:span text:style-name="T3">)</text:span></text:p>
      <text:p text:style-name="P2"/>
      <text:p text:style-name="P2"/>
      <text:p text:style-name="P2"><text:tab/>웹스크롤링을 하기 위해서 사용할 파이썬 모듈 ?</text:p>
      <text:p text:style-name="P2"/>
      <text:p text:style-name="P2"><text:tab/><text:tab/>"beautiful soup 모듈"</text:p>
      <text:p text:style-name="P2"/>
      <text:p text:style-name="P2"><text:tab/>웹스크롤링을 하는 이유 ?<text:tab/>"데이터 수집을 위해서"</text:p>
      <text:p text:style-name="P2"/>
      <text:p text:style-name="P2"><text:tab/>데이터를 수집하는 방법 : 1. 웹스크롤링 기술 이용</text:p>
      <text:p text:style-name="P2"><text:tab/><text:tab/><text:tab/><text:tab/> 2. 딥러닝 기술을 이용</text:p>
      <text:p text:style-name="P2"/>
      <text:p text:style-name="P2"><text:tab/>* html 이란 ?</text:p>
      <text:p text:style-name="P2"/>
      <text:p text:style-name="P2"><text:tab/><text:tab/>Hyper Text Markup Language의 약자이고 여러개의 태그(tag)를 연결해서 모아놓은 문서</text:p>
      <text:list xml:id="list38340005" text:continue-numbering="true" text:style-name="Outline">
        <text:list-item>
          <text:h text:style-name="P28" text:outline-level="1">■ 173. ~ 177 파이썬으로 게임 프로그램 개발</text:h>
        </text:list-item>
      </text:list>
      <text:p text:style-name="P2"/>
      <text:p text:style-name="P2"><text:tab/>※ 머신러닝 이란 ? "컴퓨터가 스스로 학습하는 것"</text:p>
      <text:p text:style-name="P2"/>
      <text:p text:style-name="P2"><text:tab/>※ 머신러닝의 종류 3가지 ?</text:p>
      <text:p text:style-name="P2"><text:tab/><text:tab/>1. 지도학습 : 라벨(정답)이 있는 데이터를 학습하는 것</text:p>
      <text:p text:style-name="P2"><text:tab/><text:tab/>2. 비지도 학습 : 라벨(정답)이 없는 데이터를 학습하는 것</text:p>
      <text:p text:style-name="P2"><text:tab/><text:tab/>3. 강화 학습 : 상과 벌을 통해서 데이터를 만들어 내며 학습하는 방법</text:p>
      <text:p text:style-name="P2"/>
      <text:p text:style-name="P2"><text:tab/><text:tab/> <text:s text:c="2"/>알파고 --&gt; 머신러닝이 붐을 일으켰다.</text:p>
      <text:p text:style-name="P2"><text:tab/><text:tab/> <text:s text:c="4"/>↓</text:p>
      <text:p text:style-name="P2"><text:tab/><text:tab/> <text:s/>강화학습</text:p>
      <text:list xml:id="list38355742" text:continue-numbering="true" text:style-name="Outline">
        <text:list-item>
          <text:h text:style-name="P28" text:outline-level="1"><text:bookmark text:name="_■_문제_모음"/>■ 문제 모음</text:h>
        </text:list-item>
      </text:list>
      <text:p text:style-name="P1"/>
      <text:p text:style-name="Standard"><text:span text:style-name="T1">문제</text:span><text:bookmark text:name="문제1"/><text:span text:style-name="T1"> 1. 위의 예제를 따라서 문자형 변수를 만들고 type을 확인하시오!</text:span></text:p>
      <text:p text:style-name="P1"/>
      <text:p text:style-name="P1"><text:tab/>b= 'heaven'</text:p>
      <text:p text:style-name="P1"/>
      <text:p text:style-name="P1"><text:tab/>print(type(b))</text:p>
      <text:p text:style-name="P1"><text:tab/>&lt;class 'str'&gt;<text:line-break/></text:p>
      <text:p text:style-name="P1"/>
      <text:p text:style-name="P1"/>
      <text:p text:style-name="Standard"><text:span text:style-name="T1">문제 2</text:span><text:bookmark text:name="문제2"/><text:span text:style-name="T1">. a와 b는 정말 같은 객체를 가리키는 것인가?</text:span></text:p>
      <text:p text:style-name="P1"/>
      <text:p text:style-name="P1"><text:tab/>a = 3</text:p>
      <text:p text:style-name="P1"><text:tab/>b = 3</text:p>
      <text:p text:style-name="P1"><text:tab/>import sys</text:p>
      <text:p text:style-name="Standard"><text:span text:style-name="T1"><text:tab/>print( sys.getrefcount(3) )<text:tab/># 3 이라는 정수형 </text:span><text:bookmark text:name="객체참조변수확인"/><text:span text:style-name="T1">객체를 참조하는 변수의 갯수를 확인할 수 있다.</text:span></text:p>
      <text:p text:style-name="P1"/>
      <text:p text:style-name="P1"><text:tab/>6175</text:p>
      <text:p text:style-name="P1"/>
      <text:p text:style-name="P1"/>
      <text:p text:style-name="P1"><text:bookmark text:name="문제3"/>문제 3. d로 만든 리스트 변수에서 숫자 1000 을 출력하시오 !</text:p>
      <text:p text:style-name="P1"/>
      <text:p text:style-name="P1"><text:tab/>print(d[0])</text:p>
      <text:p text:style-name="P1"/>
      <text:p text:style-name="P1"><text:tab/>1000</text:p>
      <text:p text:style-name="P1"/>
      <text:p text:style-name="P1"><text:tab/>* 파이썬은 시작을 0부터 시작한다.</text:p>
      <text:p text:style-name="P1"/>
      <text:p text:style-name="P1">문제 4. d list변수 안에 있는 요소들을 하나씩 다 출력하시오 !</text:p>
      <text:p text:style-name="P1"/>
      <text:p text:style-name="P1"><text:tab/>d = [1000, 2000, 3000, 4000]</text:p>
      <text:p text:style-name="P1"><text:tab/></text:p>
      <text:p text:style-name="P1"><text:tab/>for i in d:</text:p>
      <text:p text:style-name="P1"><text:tab/> <text:s text:c="3"/>print(i)<text:tab/><text:tab/># 앞에 4을 띄어서 쓰는것을 파이썬 약속이다.</text:p>
      <text:p text:style-name="P1"><text:tab/><text:tab/><text:tab/><text:tab/> <text:s/>괄호를 생략하기 때문에 띄어쓰기를 기호로 쓴다.</text:p>
      <text:p text:style-name="P1"><text:tab/><text:tab/><text:tab/><text:tab/> <text:s/>괄호 대신 공백 !</text:p>
      <text:p text:style-name="P1"/>
      <text:p text:style-name="P1"><text:tab/><text:tab/>* 설명 : 자바나 C언어를 사용하던 사람들은 뒤에 세미콜론 붙이는 습관이 있는데</text:p>
      <text:p text:style-name="P1"><text:tab/><text:tab/><text:tab/> 파이썬에서는 기본적으로 구문 뒤에 아무것도 붙이지 않는다.</text:p>
      <text:p text:style-name="P1"><text:tab/><text:tab/><text:tab/> if문, while loop, for loop, def, class 문의 뒤에는 콜론(:)을 꼭 붙여야 한다.</text:p>
      <text:p text:style-name="P1"/>
      <text:p text:style-name="P1"><text:tab/><text:tab/><text:tab/> 파이썬이 다른 언어보다 보기 쉽고 소스코드가 간결한 이유는</text:p>
      <text:p text:style-name="P1"><text:tab/><text:tab/><text:tab/> 바로 콜론(:)을 사용해서 들여쓰기를 하도록 만들었기 때문이다.</text:p>
      <text:p text:style-name="P1"/>
      <text:p text:style-name="P1"><text:tab/><text:tab/><text:tab/> 콜론(:)뒤에 나오는 명령어를 다음 줄에 작성하려면 들여쓰기를 해야한다.</text:p>
      <text:p text:style-name="P1"/>
      <text:p text:style-name="P1"><text:tab/><text:tab/>예제 : </text:p>
      <text:p text:style-name="P1"><text:tab/><text:tab/><text:tab/>for i in range(100):<text:tab/><text:tab/># range 연속된 숫자를 생성</text:p>
      <text:p text:style-name="P1"><text:tab/><text:tab/><text:tab/> <text:s text:c="3"/>print(i)</text:p>
      <text:p text:style-name="P1"/>
      <text:p text:style-name="P1"/>
      <text:p text:style-name="P1"/>
      <text:p text:style-name="P1"/>
      <text:p text:style-name="Standard"><text:span text:style-name="T1">문제</text:span><text:bookmark text:name="문제5"/><text:span text:style-name="T1"> 5. emp2.csv를 파이썬으로 로드해서 print하시오 !</text:span></text:p>
      <text:p text:style-name="P1"/>
      <text:p text:style-name="Standard"><text:span text:style-name="T1"><text:tab/>import csv<text:tab/><text:tab/><text:tab/><text:tab/># csv파일을 </text:span><text:bookmark text:name="csv파일로드"/><text:span text:style-name="T1">가져와서 쓰겠다.</text:span></text:p>
      <text:p text:style-name="P1"><text:tab/></text:p>
      <text:p text:style-name="P1"><text:soft-page-break/><text:tab/>file = open("c:\\emp2.csv",'r')<text:tab/><text:tab/># file이라는 변수에 디렉토리를 오픈해라 ('r'은 read)</text:p>
      <text:p text:style-name="P1"><text:tab/><text:tab/><text:tab/><text:tab/><text:tab/><text:tab/> <text:s/>\\를 쓰는 습관을 들여라 (\e 라는 예약어가 있어서)</text:p>
      <text:p text:style-name="P1"><text:tab/>emp_csv = csv.reader(file)<text:tab/><text:tab/># emp_csv 라는 변수에 파일을 읽어서 넣겠다.</text:p>
      <text:p text:style-name="P1"><text:tab/></text:p>
      <text:p text:style-name="P1"><text:tab/>for emp_list in emp_csv:<text:tab/><text:tab/># 모두 출력</text:p>
      <text:p text:style-name="P1"><text:tab/> <text:s text:c="3"/>print(emp_list)</text:p>
      <text:p text:style-name="P1"><text:tab/></text:p>
      <text:p text:style-name="P1"><text:tab/>['7839', 'KING', 'PRESIDENT', '0', '1981-11-17', '5000', '0', '10']</text:p>
      <text:p text:style-name="P1"><text:tab/>['7698', 'BLAKE', 'MANAGER', '7839', '1981-05-01', '2850', '0', '30']</text:p>
      <text:p text:style-name="P1"><text:tab/>['7782', 'CLARK', 'MANAGER', '7839', '1981-05-09', '2450', '0', '10']</text:p>
      <text:p text:style-name="P1"><text:tab/>['7566', 'JONES', 'MANAGER', '7839', '1981-04-01', '2975', '0', '20']</text:p>
      <text:p text:style-name="P1"><text:tab/>['7654', 'MARTIN', 'SALESMAN', '7698', '1981-09-10', '1250', '1400', '30']</text:p>
      <text:p text:style-name="P1"><text:tab/>['7499', 'ALLEN', 'SALESMAN', '7698', '1981-02-11', '1600', '300', '30']</text:p>
      <text:p text:style-name="P1"><text:tab/>['7844', 'TURNER', 'SALESMAN', '7698', '1981-08-21', '1500', '0', '30']</text:p>
      <text:p text:style-name="P1"><text:tab/>['7900', 'JAMES', 'CLERK', '7698', '1981-12-11', '950', '0', '30']</text:p>
      <text:p text:style-name="P1"><text:tab/>['7521', 'WARD', 'SALESMAN', '7698', '1981-02-23', '1250', '500', '30']</text:p>
      <text:p text:style-name="P1"><text:tab/>['7902', 'FORD', 'ANALYST', '7566', '1981-12-11', '3000', '0', '20']</text:p>
      <text:p text:style-name="P1"><text:tab/>['7369', 'SMITH', 'CLERK', '7902', '1980-12-09', '800', '0', '20']</text:p>
      <text:p text:style-name="P1"><text:tab/>['7788', 'SCOTT', 'ANALYST', '7566', '1982-12-22', '3000', '0', '20']</text:p>
      <text:p text:style-name="P1"><text:tab/>['7876', 'ADAMS', 'CLERK', '7788', '1983-01-15', '1100', '0', '20']</text:p>
      <text:p text:style-name="P1"><text:tab/>['7934', 'MILLER', 'CLERK', '7782', '1982-01-11', '1300', '0', '10']</text:p>
      <text:p text:style-name="P1"/>
      <text:p text:style-name="P1"/>
      <text:p text:style-name="P1">문제 6. 이름과 월급을 출력하시오!</text:p>
      <text:p text:style-name="P1"/>
      <text:p text:style-name="P1"><text:tab/>import csv<text:bookmark text:name="read_csv"/></text:p>
      <text:p text:style-name="P1"/>
      <text:p text:style-name="P1"><text:tab/>file = open("c:\\emp2.csv",'r')</text:p>
      <text:p text:style-name="P1"><text:tab/>emp_csv = csv.reader(file)</text:p>
      <text:p text:style-name="P1"/>
      <text:p text:style-name="P1"><text:tab/>for emp_list in emp_csv:</text:p>
      <text:p text:style-name="P1"><text:tab/> <text:s text:c="3"/>print(emp_list[1], emp_list[5])</text:p>
      <text:p text:style-name="P1"/>
      <text:p text:style-name="P1"><text:tab/><text:tab/>※ 파일 불러오는 과정을 꼭 써야 한다. 따로 DB에 저장시키는 개념이 아니다.</text:p>
      <text:p text:style-name="P1"/>
      <text:p text:style-name="P1"/>
      <text:p text:style-name="Standard"><text:span text:style-name="T1">문제 </text:span><text:bookmark text:name="문제7"/><text:span text:style-name="T1">7. 직업이 ANALYST, CLECK 인 사원들의 이름과 직업을 출력하시오 !</text:span></text:p>
      <text:p text:style-name="P1"/>
      <text:p text:style-name="P1"><text:tab/>import csv</text:p>
      <text:p text:style-name="P1"/>
      <text:p text:style-name="P1"><text:tab/>file = open("c:\\emp2.csv",'r')</text:p>
      <text:p text:style-name="P1"><text:tab/>emp_csv = csv.reader(file)</text:p>
      <text:p text:style-name="P1"><text:tab/></text:p>
      <text:p text:style-name="P1"><text:tab/>for emp_list in emp_csv:</text:p>
      <text:p text:style-name="P1"><text:tab/> <text:s text:c="3"/>if emp_list[2] in ('ANALYST','CLERK' ):</text:p>
      <text:p text:style-name="P1"><text:tab/> <text:s text:c="7"/>print(emp_list[1], emp_list[5])</text:p>
      <text:p text:style-name="P1"/>
      <text:p text:style-name="P1"><text:tab/><text:tab/>JAMES 950</text:p>
      <text:p text:style-name="P1"><text:tab/><text:tab/>FORD 3000</text:p>
      <text:p text:style-name="P1"><text:tab/><text:tab/>SMITH 800</text:p>
      <text:p text:style-name="P1"><text:tab/><text:tab/>SCOTT 3000</text:p>
      <text:p text:style-name="P1"><text:tab/><text:tab/>ADAMS 1100</text:p>
      <text:p text:style-name="P1"><text:tab/><text:tab/>MILLER 1300</text:p>
      <text:p text:style-name="P1"/>
      <text:p text:style-name="P1">문제 8. 부서번호가 10번인 사원들의 이름과 월급과 부서번호를 출력하시오 !</text:p>
      <text:p text:style-name="P1"/>
      <text:p text:style-name="P1"><text:tab/>import csv</text:p>
      <text:p text:style-name="P1"><text:tab/></text:p>
      <text:p text:style-name="P1"><text:tab/>file = open("c:\\emp2.csv",'r')</text:p>
      <text:p text:style-name="P1"><text:soft-page-break/><text:tab/>emp_csv = csv.reader(file)</text:p>
      <text:p text:style-name="P1"><text:tab/></text:p>
      <text:p text:style-name="P1"><text:tab/>for emp_list in emp_csv:</text:p>
      <text:p text:style-name="P1"><text:tab/> <text:s text:c="3"/>if int(emp_list[7]) == 10 :</text:p>
      <text:p text:style-name="P1"><text:tab/> <text:s text:c="7"/>print(emp_list[1], emp_list[5], emp_list[7])</text:p>
      <text:p text:style-name="P1"><text:tab/></text:p>
      <text:p text:style-name="P1"><text:tab/><text:tab/>KING 5000 10</text:p>
      <text:p text:style-name="P1"><text:tab/><text:tab/>CLARK 2450 10</text:p>
      <text:p text:style-name="P1"><text:tab/><text:tab/>MILLER 1300 10</text:p>
      <text:p text:style-name="P1"/>
      <text:p text:style-name="P1"/>
      <text:p text:style-name="P1"/>
      <text:p text:style-name="Standard"><text:span text:style-name="T1">문제</text:span><text:bookmark text:name="문제9"/><text:span text:style-name="T1"> 9. 숫자를 2개를 각각 아래처럼 물어보게 하고 아래처럼 출력되게 하시오 !</text:span></text:p>
      <text:p text:style-name="P1"/>
      <text:p text:style-name="P1"><text:tab/>첫번째 숫자를 입력하세요 ~ 1</text:p>
      <text:p text:style-name="P1"><text:tab/></text:p>
      <text:p text:style-name="P1"><text:tab/>두번째 숫자를 입력하세요 ~ 2</text:p>
      <text:p text:style-name="P1"><text:tab/>a가 <text:s/>1 이고 는 <text:s/>2 보다 작습니다.</text:p>
      <text:p text:style-name="P1"/>
      <text:p text:style-name="P1"><text:tab/>a = int( input( '첫번째 숫자를 입력하세요 ~ '))</text:p>
      <text:p text:style-name="P1"><text:tab/>b = int( input( '두번째 숫자를 입력하세요 ~ '))</text:p>
      <text:p text:style-name="P1"><text:tab/></text:p>
      <text:p text:style-name="P1"><text:tab/>if a &lt; b:</text:p>
      <text:p text:style-name="P1"><text:tab/> <text:s text:c="3"/>print( a, '는 ', b, '보다 작습니다.')</text:p>
      <text:p text:style-name="P1"><text:tab/>else:</text:p>
      <text:p text:style-name="P1"><text:tab/> <text:s text:c="3"/>print( a, '는 ', b, '보다 큽니다.')</text:p>
      <text:p text:style-name="P1"><text:tab/></text:p>
      <text:p text:style-name="P1"/>
      <text:p text:style-name="P1"/>
      <text:p text:style-name="P1">문제 10. 이름을 물어보게 하고 이름을 입력하면 해당 사원의 월급이 출력되게 하시오 !</text:p>
      <text:p text:style-name="P1"/>
      <text:p text:style-name="P1"><text:tab/>이름을 입력하세요 ~ SCOTT</text:p>
      <text:p text:style-name="P1"><text:tab/>3000</text:p>
      <text:p text:style-name="P1"/>
      <text:p text:style-name="P1"><text:tab/>a = str( input( '이름을 입력하세요 ~'))</text:p>
      <text:p text:style-name="P1"><text:tab/></text:p>
      <text:p text:style-name="P1"><text:tab/>import csv</text:p>
      <text:p text:style-name="P1"><text:tab/></text:p>
      <text:p text:style-name="P1"><text:tab/>file = open("c:\\emp2.csv",'r')</text:p>
      <text:p text:style-name="P1"><text:tab/>emp_csv = csv.reader(file)</text:p>
      <text:p text:style-name="P1"><text:tab/></text:p>
      <text:p text:style-name="P1"><text:tab/>for emp_list in emp_csv:</text:p>
      <text:p text:style-name="P1"><text:tab/> <text:s text:c="3"/>if a == emp_list[1]:</text:p>
      <text:p text:style-name="P1"><text:tab/> <text:s text:c="7"/>print(emp_list[5])</text:p>
      <text:p text:style-name="P1"/>
      <text:p text:style-name="P1"/>
      <text:p text:style-name="P1">문제 11. 위의 문제를 다시 수행하는데 scott을 대문자로 입력하던 소문자로 입력하던 상관없이 출력되게</text:p>
      <text:p text:style-name="P1"><text:tab/> 하시오!</text:p>
      <text:p text:style-name="P1"/>
      <text:p text:style-name="P1"><text:tab/>a = str( input( '이름을 입력하세요 ~' ) )</text:p>
      <text:p text:style-name="P1"><text:tab/>import csv</text:p>
      <text:p text:style-name="P1"><text:tab/>file = open("c:\\emp2.csv",'r')</text:p>
      <text:p text:style-name="P1"><text:tab/>emp_csv = csv.reader(file)</text:p>
      <text:p text:style-name="P1"><text:tab/></text:p>
      <text:p text:style-name="P1"><text:tab/>for emp_list in emp_csv:</text:p>
      <text:p text:style-name="P1"><text:tab/> <text:s text:c="3"/>if a.upper() == emp_list[1]:</text:p>
      <text:p text:style-name="P1"><text:tab/> <text:s text:c="7"/>print(emp_list[5])</text:p>
      <text:p text:style-name="P1"><text:tab/></text:p>
      <text:p text:style-name="P1"><text:tab/><text:tab/>이름을 입력하세요 ~scott</text:p>
      <text:p text:style-name="P1"><text:soft-page-break/><text:tab/><text:tab/>3000</text:p>
      <text:p text:style-name="P1"/>
      <text:p text:style-name="P1"><text:tab/><text:tab/>이름을 입력하세요 ~SCOTT</text:p>
      <text:p text:style-name="P1"><text:tab/><text:tab/>3000</text:p>
      <text:p text:style-name="P1"/>
      <text:p text:style-name="P1"/>
      <text:p text:style-name="Standard"><text:span text:style-name="T1">문제 1</text:span><text:bookmark text:name="문제12"/><text:span text:style-name="T1">2. 이름을 물어보게 하고 이름을 입력해서 해당 사원의 월급이 3000 이상이면 고소득자 입니다. 라는</text:span></text:p>
      <text:p text:style-name="P1"><text:tab/> 메세지출력, 2000 ~ 3000 사이이면 적당합니다. 라는 메세지 출력, 2000 이하면 월급 인상자 입니다.</text:p>
      <text:p text:style-name="P1"><text:tab/> 라는 메세지가 출력되게 하시오 !</text:p>
      <text:p text:style-name="P1"/>
      <text:p text:style-name="P1"><text:tab/>답1</text:p>
      <text:p text:style-name="P1"><text:tab/><text:tab/>a = str( input( '이름을 입력하세요 ~' ) )</text:p>
      <text:p text:style-name="P1"><text:tab/><text:tab/>import csv</text:p>
      <text:p text:style-name="P1"><text:tab/><text:tab/>file = open("c:\\emp2.csv",'r')</text:p>
      <text:p text:style-name="P1"><text:tab/><text:tab/>emp_csv = csv.reader(file)</text:p>
      <text:p text:style-name="P1"><text:tab/><text:tab/></text:p>
      <text:p text:style-name="P1"><text:tab/><text:tab/>for emp_list in emp_csv:</text:p>
      <text:p text:style-name="P1"><text:tab/><text:tab/> <text:s text:c="3"/>if emp_list[1] == a.upper():</text:p>
      <text:p text:style-name="P1"><text:tab/><text:tab/> <text:s text:c="7"/>if int(emp_list[5]) &gt;= 3000:</text:p>
      <text:p text:style-name="P1"><text:tab/><text:tab/> <text:s text:c="11"/>print( '고소득자 입니다.' )</text:p>
      <text:p text:style-name="P1"><text:tab/><text:tab/> <text:s text:c="7"/>elif int(emp_list[5]) &gt;= 2000:</text:p>
      <text:p text:style-name="P1"><text:tab/><text:tab/> <text:s text:c="11"/>print( '적당합니다.' )</text:p>
      <text:p text:style-name="P1"><text:tab/><text:tab/> <text:s text:c="7"/>else:</text:p>
      <text:p text:style-name="P1"><text:tab/><text:tab/> <text:s text:c="11"/>print( '월급 인상자 입니다.' )</text:p>
      <text:p text:style-name="P1"><text:tab/><text:tab/></text:p>
      <text:p text:style-name="P1"><text:tab/><text:tab/><text:tab/>이름을 입력하세요 ~scott</text:p>
      <text:p text:style-name="P1"><text:tab/><text:tab/><text:tab/>고소득자 입니다.</text:p>
      <text:p text:style-name="P1"/>
      <text:p text:style-name="P1"><text:tab/>답2</text:p>
      <text:p text:style-name="P1"><text:tab/><text:tab/>a = str( input( '이름을 입력하세요 ~' ) )</text:p>
      <text:p text:style-name="P1"><text:tab/><text:tab/>import csv</text:p>
      <text:p text:style-name="P1"><text:tab/><text:tab/>file = open("c:\\emp2.csv",'r')</text:p>
      <text:p text:style-name="P1"><text:tab/><text:tab/>emp_csv = csv.reader(file)</text:p>
      <text:p text:style-name="P1"><text:tab/><text:tab/></text:p>
      <text:p text:style-name="P1"><text:tab/><text:tab/>for emp_list in emp_csv:</text:p>
      <text:p text:style-name="P1"><text:tab/><text:tab/> <text:s text:c="3"/>if emp_list[1] == a.upper() and int(emp_list[5]) &gt;= 3000:</text:p>
      <text:p text:style-name="P1"><text:tab/><text:tab/> <text:s text:c="7"/>print( '고소득자 입니다.' )</text:p>
      <text:p text:style-name="P1"><text:tab/><text:tab/> <text:s text:c="3"/>elif emp_list[1] == a.upper() and int(emp_list[5]) &gt;= 2000:</text:p>
      <text:p text:style-name="P1"><text:tab/><text:tab/> <text:s text:c="7"/>print( '적당합니다.' )</text:p>
      <text:p text:style-name="P1"><text:tab/><text:tab/> <text:s text:c="3"/>elif <text:s/>emp_list[1] == a.upper() and int(emp_list[5]) &lt; 2000:</text:p>
      <text:p text:style-name="P1"><text:tab/><text:tab/> <text:s text:c="7"/>print( '월급 인상자 입니다.' )</text:p>
      <text:p text:style-name="P1"/>
      <text:p text:style-name="P1"><text:tab/><text:tab/><text:tab/>이름을 입력하세요 ~scott</text:p>
      <text:p text:style-name="P1"><text:tab/><text:tab/><text:tab/>고소득자 입니다.</text:p>
      <text:p text:style-name="P1"/>
      <text:p text:style-name="P1"/>
      <text:p text:style-name="P1"/>
      <text:p text:style-name="Standard"><text:span text:style-name="T1">문제 1</text:span><text:bookmark text:name="문제13"/><text:span text:style-name="T1">3. 아래의 리스트에 있는 요소(값)들을 하나씩 뽑아서 출력하시오 !</text:span></text:p>
      <text:p text:style-name="P1"/>
      <text:p text:style-name="P1"><text:tab/>['7566', 'JONES', 'MANAGER', '7839', '1981-04-01', '2975', '0', '20']</text:p>
      <text:p text:style-name="P1"/>
      <text:p text:style-name="P1"><text:tab/>for i in ['7566', 'JONES', 'MANAGER', '7839', '1981-04-01', '2975', '0', '20']:</text:p>
      <text:p text:style-name="P1"><text:tab/> <text:s text:c="3"/>print( i )</text:p>
      <text:p text:style-name="P1"/>
      <text:p text:style-name="P1"/>
      <text:p text:style-name="P1">문제 14. 숫자 1번부터 10000번까지 세로로 출력하시오 !</text:p>
      <text:p text:style-name="P1"><text:tab/>for i in range(10001):</text:p>
      <text:p text:style-name="P1"><text:tab/> <text:s text:c="3"/>print(i+1)</text:p>
      <text:p text:style-name="P1"/>
      <text:p text:style-name="P1"><text:soft-page-break/></text:p>
      <text:p text:style-name="P1">문제 15. 아래와 같이 숫자 짝수를 출력하시오 !</text:p>
      <text:p text:style-name="P1"><text:tab/>2</text:p>
      <text:p text:style-name="P1"><text:tab/>4</text:p>
      <text:p text:style-name="P1"><text:tab/>6</text:p>
      <text:p text:style-name="P1"><text:tab/>8</text:p>
      <text:p text:style-name="P1"><text:tab/>10</text:p>
      <text:p text:style-name="P1"/>
      <text:p text:style-name="P1"><text:tab/><text:tab/>for i in range(10):</text:p>
      <text:p text:style-name="P1"><text:tab/><text:tab/> <text:s text:c="3"/>if i%2 == 1:</text:p>
      <text:p text:style-name="P1"><text:tab/><text:tab/> <text:s text:c="7"/>print(i+1)</text:p>
      <text:p text:style-name="P1"/>
      <text:p text:style-name="P1"/>
      <text:p text:style-name="P1">문제 16. 아래와 같이 결과를 출력하시오 </text:p>
      <text:p text:style-name="P1"><text:tab/>1</text:p>
      <text:p text:style-name="P1"><text:tab/>3</text:p>
      <text:p text:style-name="P1"><text:tab/>5</text:p>
      <text:p text:style-name="P1"><text:tab/>7</text:p>
      <text:p text:style-name="P1"><text:tab/>9</text:p>
      <text:p text:style-name="P1"/>
      <text:p text:style-name="P1"><text:tab/><text:tab/>for i in range(10):</text:p>
      <text:p text:style-name="P1"><text:tab/><text:tab/> <text:s text:c="3"/>if i%2 == 1:</text:p>
      <text:p text:style-name="P1"><text:tab/><text:tab/> <text:s text:c="7"/>print(i)</text:p>
      <text:p text:style-name="P1"/>
      <text:p text:style-name="P1"/>
      <text:p text:style-name="P1">문제 17. for loop문을 이용해서 숫자 1부터 10까지 출력하시오 !</text:p>
      <text:p text:style-name="P1"/>
      <text:p text:style-name="P1"><text:tab/>for i in range(1,11):<text:tab/><text:tab/># range( 시작, 끝, 증가 ) 시퀀스 생성<text:bookmark text:name="range"/></text:p>
      <text:p text:style-name="P1"><text:tab/> <text:s text:c="3"/>print(i)</text:p>
      <text:p text:style-name="P1"/>
      <text:p text:style-name="P1"><text:tab/>1</text:p>
      <text:p text:style-name="P1"><text:tab/>2</text:p>
      <text:p text:style-name="P1"><text:tab/>3</text:p>
      <text:p text:style-name="P1"><text:tab/>4</text:p>
      <text:p text:style-name="P1"><text:tab/>5</text:p>
      <text:p text:style-name="P1"><text:tab/>6</text:p>
      <text:p text:style-name="P1"><text:tab/>7</text:p>
      <text:p text:style-name="P1"><text:tab/>8</text:p>
      <text:p text:style-name="P1"><text:tab/>9</text:p>
      <text:p text:style-name="P1"><text:tab/>10</text:p>
      <text:p text:style-name="P1"/>
      <text:p text:style-name="P1"><text:tab/><text:tab/>설명 : 2씩 증가하고 싶으면 ?</text:p>
      <text:p text:style-name="P1"><text:tab/><text:tab/><text:tab/>for i in range(1, 11, 2):</text:p>
      <text:p text:style-name="P1"><text:tab/><text:tab/><text:tab/> <text:s text:c="3"/>print(i)</text:p>
      <text:p text:style-name="P1"/>
      <text:p text:style-name="P1">&gt;&gt;&gt;4*'k'</text:p>
      <text:p text:style-name="P1"/>
      <text:p text:style-name="P1">'kkkk'</text:p>
      <text:p text:style-name="P1"/>
      <text:p text:style-name="P1">&gt;&gt;&gt;5*'★'</text:p>
      <text:p text:style-name="P1"/>
      <text:p text:style-name="P1">'★★★★★'</text:p>
      <text:p text:style-name="P1"/>
      <text:p text:style-name="P1"/>
      <text:p text:style-name="P1"/>
      <text:p text:style-name="P1">문제 18. 아래와 같이 결과를 출력하시오 !</text:p>
      <text:p text:style-name="P1"/>
      <text:p text:style-name="P1"><text:tab/>★</text:p>
      <text:p text:style-name="P1"><text:tab/>★★</text:p>
      <text:p text:style-name="P1"><text:soft-page-break/><text:tab/>★★★</text:p>
      <text:p text:style-name="P1"><text:tab/>★★★★</text:p>
      <text:p text:style-name="P1"><text:tab/>★★★★★</text:p>
      <text:p text:style-name="P1"><text:tab/>★★★★★★</text:p>
      <text:p text:style-name="P1"><text:tab/>★★★★★★★</text:p>
      <text:p text:style-name="P1"><text:tab/>★★★★★★★★</text:p>
      <text:p text:style-name="P1"><text:tab/>★★★★★★★★★</text:p>
      <text:p text:style-name="P1"/>
      <text:p text:style-name="P1"><text:tab/>for i in range(1,10):</text:p>
      <text:p text:style-name="P1"><text:tab/> <text:s text:c="3"/>print( i*'★' )</text:p>
      <text:p text:style-name="P1"/>
      <text:p text:style-name="P1"/>
      <text:p text:style-name="P1">문제 19. 숫자를 물어보게 하고 숫자를 입력하면 ★이 출력되게 하시오 !</text:p>
      <text:p text:style-name="P1"/>
      <text:p text:style-name="P1"><text:tab/>숫자를 입력하세요 ~ 10</text:p>
      <text:p text:style-name="P1"/>
      <text:p text:style-name="P1"><text:tab/>★</text:p>
      <text:p text:style-name="P1"><text:tab/>★★</text:p>
      <text:p text:style-name="P1"><text:tab/>★★★</text:p>
      <text:p text:style-name="P1"><text:tab/>★★★★</text:p>
      <text:p text:style-name="P1"><text:tab/>★★★★★</text:p>
      <text:p text:style-name="P1"><text:tab/>★★★★★★</text:p>
      <text:p text:style-name="P1"><text:tab/>★★★★★★★</text:p>
      <text:p text:style-name="P1"><text:tab/>★★★★★★★★</text:p>
      <text:p text:style-name="P1"><text:tab/>★★★★★★★★★</text:p>
      <text:p text:style-name="P1"><text:tab/>★★★★★★★★★★</text:p>
      <text:p text:style-name="P1"/>
      <text:p text:style-name="P1"><text:tab/>a = int(input('숫자를 입력하세요 ~'))</text:p>
      <text:p text:style-name="P1"/>
      <text:p text:style-name="P1"><text:tab/>for i in range(1,a+1):</text:p>
      <text:p text:style-name="P1"><text:tab/> <text:s text:c="3"/>print( i*'★' )</text:p>
      <text:p text:style-name="P1"/>
      <text:p text:style-name="P1"/>
      <text:p text:style-name="P1">문제 20. 숫자를 물어보게 하고 숫자를 입력하면 ★이 아래와 같이 출력되게 하시오 !</text:p>
      <text:p text:style-name="P1"/>
      <text:p text:style-name="P1"><text:tab/>숫자를 입력하세요 ~10</text:p>
      <text:p text:style-name="P1"><text:tab/>★★★★★★★★★★</text:p>
      <text:p text:style-name="P1"><text:tab/>★★★★★★★★★</text:p>
      <text:p text:style-name="P1"><text:tab/>★★★★★★★★</text:p>
      <text:p text:style-name="P1"><text:tab/>★★★★★★★</text:p>
      <text:p text:style-name="P1"><text:tab/>★★★★★★</text:p>
      <text:p text:style-name="P1"><text:tab/>★★★★★</text:p>
      <text:p text:style-name="P1"><text:tab/>★★★★</text:p>
      <text:p text:style-name="P1"><text:tab/>★★★</text:p>
      <text:p text:style-name="P1"><text:tab/>★★</text:p>
      <text:p text:style-name="P1"><text:tab/>★</text:p>
      <text:p text:style-name="P1"/>
      <text:p text:style-name="P1"><text:tab/>a = int(input('숫자를 입력하세요 ~'))</text:p>
      <text:p text:style-name="P1"><text:tab/>for i in range(a, 0, -1):</text:p>
      <text:p text:style-name="P1"><text:tab/> <text:s text:c="3"/>print( i*'★' )</text:p>
      <text:p text:style-name="P1"/>
      <text:p text:style-name="P1"/>
      <text:p text:style-name="P1">문제 21. 아래와 같이 숫자를 두번 물어보게 하고 ★을 출력해서 사각형을 만드시오 !</text:p>
      <text:p text:style-name="P1"/>
      <text:p text:style-name="P1"><text:tab/>가로의 숫자를 입력하세요 ~5</text:p>
      <text:p text:style-name="P1"><text:tab/></text:p>
      <text:p text:style-name="P1"><text:tab/>세로의 숫자를 입력하세요 ~6</text:p>
      <text:p text:style-name="P1"><text:tab/>★★★★★</text:p>
      <text:p text:style-name="P1"><text:tab/>★★★★★</text:p>
      <text:p text:style-name="P1"><text:soft-page-break/><text:tab/>★★★★★</text:p>
      <text:p text:style-name="P1"><text:tab/>★★★★★</text:p>
      <text:p text:style-name="P1"><text:tab/>★★★★★</text:p>
      <text:p text:style-name="P1"><text:tab/>★★★★★</text:p>
      <text:p text:style-name="P1"/>
      <text:p text:style-name="P1"><text:tab/>a = int(input('가로의 숫자를 입력하세요 ~'))</text:p>
      <text:p text:style-name="P1"><text:tab/>b = int(input('세로의 숫자를 입력하세요 ~'))</text:p>
      <text:p text:style-name="P1"><text:tab/>for i in range(b):</text:p>
      <text:p text:style-name="P1"><text:tab/> <text:s text:c="3"/>print( a*'★' )</text:p>
      <text:p text:style-name="P1"><text:tab/></text:p>
      <text:p text:style-name="P1"/>
      <text:p text:style-name="P1">문제 22. 아래와 같이 ★를 출력하시오 ! (댓글로 올리세요 ~ )</text:p>
      <text:p text:style-name="P1"/>
      <text:p text:style-name="P1"><text:tab/> <text:s text:c="4"/>★</text:p>
      <text:p text:style-name="P1"><text:tab/> <text:s text:c="3"/>★★</text:p>
      <text:p text:style-name="P1"><text:tab/> <text:s text:c="2"/>★★★</text:p>
      <text:p text:style-name="P1"><text:tab/> <text:s/>★★★★</text:p>
      <text:p text:style-name="P1"><text:tab/> ★★★★★</text:p>
      <text:p text:style-name="P1"/>
      <text:p text:style-name="P1"><text:tab/>a = int(input('가로의 숫자를 입력하세요 ~'))</text:p>
      <text:p text:style-name="P1"><text:tab/>for i in range(1,a+1):</text:p>
      <text:p text:style-name="P1"><text:tab/> <text:s text:c="3"/>print( (a-i)*' ', i*'★' )</text:p>
      <text:p text:style-name="P1"/>
      <text:p text:style-name="P1"/>
      <text:p text:style-name="P1"/>
      <text:p text:style-name="P1"/>
      <text:p text:style-name="P1">문제 23. 구구단 2단을 출력하시오 !</text:p>
      <text:p text:style-name="P1"/>
      <text:p text:style-name="P1"><text:tab/>2 x 1 = 2</text:p>
      <text:p text:style-name="P1"><text:tab/>2 x 2 = 4</text:p>
      <text:p text:style-name="P1"><text:tab/>2 x 3 = 6</text:p>
      <text:p text:style-name="P1"><text:tab/>2 x 4 = 8</text:p>
      <text:p text:style-name="P1"><text:tab/>2 x 5 = 10</text:p>
      <text:p text:style-name="P1"><text:tab/>2 x 6 = 12</text:p>
      <text:p text:style-name="P1"><text:tab/>2 x 7 = 14</text:p>
      <text:p text:style-name="P1"><text:tab/>2 x 8 = 16</text:p>
      <text:p text:style-name="P1"><text:tab/>2 x 9 = 18</text:p>
      <text:p text:style-name="P1"/>
      <text:p text:style-name="P1"><text:tab/>for i in range(1, 10):</text:p>
      <text:p text:style-name="P1"><text:tab/> <text:s text:c="3"/>print ( 2, 'x', i ,'=', 2*i )</text:p>
      <text:p text:style-name="P1"/>
      <text:p text:style-name="P1"/>
      <text:p text:style-name="P1"/>
      <text:p text:style-name="P1">문제 24. 구구단 2단 부터 9단 까지 출력하시오 !</text:p>
      <text:p text:style-name="P1"/>
      <text:p text:style-name="P1"><text:tab/>for a in range(2,10):<text:tab/><text:tab/><text:tab/># a = 2, 3, 4, 5, 6, 7, 8, 9</text:p>
      <text:p text:style-name="P1"><text:tab/> <text:s text:c="3"/>for i in range(1, 10):<text:tab/><text:tab/># i = 1, 2, 3, 4, 5, 6, 7, 8, 9</text:p>
      <text:p text:style-name="P1"><text:tab/> <text:s text:c="7"/>print ( a, 'x', i ,'=', a*i )</text:p>
      <text:p text:style-name="P1"/>
      <text:p text:style-name="P1"><text:tab/>2 x 1 = 2</text:p>
      <text:p text:style-name="P1"><text:tab/>2 x 2 = 4</text:p>
      <text:p text:style-name="P1"><text:tab/>2 x 3 = 6</text:p>
      <text:p text:style-name="P1"><text:tab/>2 x 4 = 8</text:p>
      <text:p text:style-name="P1"><text:tab/>2 x 5 = 10</text:p>
      <text:p text:style-name="P1"><text:tab/> <text:s text:c="3"/>:</text:p>
      <text:p text:style-name="P1"><text:tab/> <text:s text:c="3"/>:</text:p>
      <text:p text:style-name="P1"><text:tab/>9 x 5 = 45</text:p>
      <text:p text:style-name="P1"><text:tab/>9 x 6 = 54</text:p>
      <text:p text:style-name="P1"><text:tab/>9 x 7 = 63</text:p>
      <text:p text:style-name="P1"><text:soft-page-break/><text:tab/>9 x 8 = 72</text:p>
      <text:p text:style-name="P1"><text:tab/>9 x 9 = 81</text:p>
      <text:p text:style-name="P1"/>
      <text:p text:style-name="P1"/>
      <text:p text:style-name="P1"/>
      <text:p text:style-name="P1">▷구구단을 세로가 아닌 가로로 출력하기 위해 알아야 하는 내용</text:p>
      <text:p text:style-name="P1"><text:s text:c="6"/>[<text:tab/>SQL&gt; select lpad(sal, 20, ' ')</text:p>
      <text:p text:style-name="P1"><text:s text:c="6"/>[<text:tab/> <text:s text:c="6"/>from emp;</text:p>
      <text:p text:style-name="P1"><text:s text:c="6"/>[</text:p>
      <text:p text:style-name="P1"><text:s text:c="6"/>[<text:tab/><text:tab/>설명 : <text:s/>월급을 출력하는데 전체 20자리 잡고 출력하고 월급이 출력되고 남은 나머지 공간에</text:p>
      <text:p text:style-name="P1"><text:s text:c="6"/>[<text:tab/><text:tab/><text:tab/>공백을 채워 넣어라 ~</text:p>
      <text:p text:style-name="P1"><text:s text:c="6"/>[</text:p>
      <text:p text:style-name="P1"><text:s text:c="6"/>[<text:tab/>python&gt; 'k'.rjust(20)<text:bookmark text:name="just"/></text:p>
      <text:p text:style-name="P1"><text:s text:c="6"/>[<text:tab/>' <text:s text:c="18"/>k'</text:p>
      <text:p text:style-name="P1"><text:s text:c="6"/>[<text:tab/></text:p>
      <text:p text:style-name="P1"><text:s text:c="6"/>[<text:tab/>result = ''</text:p>
      <text:p text:style-name="P1"><text:s text:c="6"/>[<text:tab/></text:p>
      <text:p text:style-name="P1"><text:s text:c="6"/>[<text:tab/>for i in range(2, 10):</text:p>
      <text:p text:style-name="Standard"><text:span text:style-name="T1"><text:s text:c="6"/>[<text:tab/> <text:s text:c="3"/>result += str(i) + ' x '<text:tab/># </text:span><text:bookmark text:name="누적루프"/><text:span text:style-name="T1">+=는 전 루프결과에 현재루프결과를 덧붙인다아~(누적)</text:span></text:p>
      <text:p text:style-name="P1"><text:s text:c="6"/>[<text:tab/> <text:s text:c="3"/>print(result)</text:p>
      <text:p text:style-name="P1"><text:tab/></text:p>
      <text:p text:style-name="P1"/>
      <text:p text:style-name="P1"/>
      <text:p text:style-name="P1"/>
      <text:p text:style-name="P1"/>
      <text:p text:style-name="P1">문제 25. 구구단 2단을 가로로 출력하시오 !</text:p>
      <text:p text:style-name="P1"/>
      <text:p text:style-name="P1"><text:tab/>2x2=4 <text:s/>2x3=6 <text:s/>2x4=8 <text:s/>2x5=10 <text:s/>2x6=12 <text:s/>2x7=14 <text:s/>2x8=16 <text:s/>2x9=18</text:p>
      <text:p text:style-name="P1"/>
      <text:p text:style-name="P1"><text:tab/>a = 2</text:p>
      <text:p text:style-name="P1"><text:tab/>result = ''</text:p>
      <text:p text:style-name="P1"><text:tab/>for i in range(2,10):</text:p>
      <text:p text:style-name="P1"><text:tab/> <text:s text:c="3"/>result += (str(a) + 'x' + str(i) + '=' + str(a*i) + ' <text:s/>')</text:p>
      <text:p text:style-name="P1"><text:tab/>print(result)</text:p>
      <text:p text:style-name="P1"/>
      <text:p text:style-name="P1"/>
      <text:p text:style-name="P1"/>
      <text:p text:style-name="P1">문제 26. 구구단 2단부터 9단까지 출력하시오 !</text:p>
      <text:p text:style-name="P1"/>
      <text:p text:style-name="P1"><text:tab/> 2x 2= 4 <text:s text:c="2"/>2x 3= 6 <text:s text:c="2"/>2x 4= 8 <text:s text:c="2"/>2x 5=10 <text:s text:c="2"/>2x 6=12 <text:s text:c="2"/>2x 7=14 <text:s text:c="2"/>2x 8=16 <text:s text:c="2"/>2x 9=18 <text:s/></text:p>
      <text:p text:style-name="P1"><text:tab/> 3x 2= 6 <text:s text:c="2"/>3x 3= 9 <text:s text:c="2"/>3x 4=12 <text:s text:c="2"/>3x 5=15 <text:s text:c="2"/>3x 6=18 <text:s text:c="2"/>3x 7=21 <text:s text:c="2"/>3x 8=24 <text:s text:c="2"/>3x 9=27 <text:s/></text:p>
      <text:p text:style-name="P1"><text:tab/> 4x 2= 8 <text:s text:c="2"/>4x 3=12 <text:s text:c="2"/>4x 4=16 <text:s text:c="2"/>4x 5=20 <text:s text:c="2"/>4x 6=24 <text:s text:c="2"/>4x 7=28 <text:s text:c="2"/>4x 8=32 <text:s text:c="2"/>4x 9=36 <text:s/></text:p>
      <text:p text:style-name="P1"><text:tab/> 5x 2=10 <text:s text:c="2"/>5x 3=15 <text:s text:c="2"/>5x 4=20 <text:s text:c="2"/>5x 5=25 <text:s text:c="2"/>5x 6=30 <text:s text:c="2"/>5x 7=35 <text:s text:c="2"/>5x 8=40 <text:s text:c="2"/>5x 9=45 <text:s/></text:p>
      <text:p text:style-name="P1"><text:tab/> 6x 2=12 <text:s text:c="2"/>6x 3=18 <text:s text:c="2"/>6x 4=24 <text:s text:c="2"/>6x 5=30 <text:s text:c="2"/>6x 6=36 <text:s text:c="2"/>6x 7=42 <text:s text:c="2"/>6x 8=48 <text:s text:c="2"/>6x 9=54 <text:s/></text:p>
      <text:p text:style-name="P1"><text:tab/> 7x 2=14 <text:s text:c="2"/>7x 3=21 <text:s text:c="2"/>7x 4=28 <text:s text:c="2"/>7x 5=35 <text:s text:c="2"/>7x 6=42 <text:s text:c="2"/>7x 7=49 <text:s text:c="2"/>7x 8=56 <text:s text:c="2"/>7x 9=63 <text:s/></text:p>
      <text:p text:style-name="P1"><text:tab/> 8x 2=16 <text:s text:c="2"/>8x 3=24 <text:s text:c="2"/>8x 4=32 <text:s text:c="2"/>8x 5=40 <text:s text:c="2"/>8x 6=48 <text:s text:c="2"/>8x 7=56 <text:s text:c="2"/>8x 8=64 <text:s text:c="2"/>8x 9=72 <text:s/></text:p>
      <text:p text:style-name="P1"><text:tab/> 9x 2=18 <text:s text:c="2"/>9x 3=27 <text:s text:c="2"/>9x 4=36 <text:s text:c="2"/>9x 5=45 <text:s text:c="2"/>9x 6=54 <text:s text:c="2"/>9x 7=63 <text:s text:c="2"/>9x 8=72 <text:s text:c="2"/>9x 9=81</text:p>
      <text:p text:style-name="P1"/>
      <text:p text:style-name="P1"><text:tab/>result = ''</text:p>
      <text:p text:style-name="P1"><text:tab/>for a in range(2,10):</text:p>
      <text:p text:style-name="P1"><text:tab/> <text:s text:c="3"/>result = ''</text:p>
      <text:p text:style-name="P1"><text:tab/> <text:s text:c="3"/>for i in range(2,10):</text:p>
      <text:p text:style-name="P1"><text:tab/> <text:s text:c="7"/>result += (str(a).rjust(2) + 'x' + \</text:p>
      <text:p text:style-name="P1"><text:tab/> <text:s text:c="18"/>str(i).rjust(2) + '=' + \</text:p>
      <text:p text:style-name="P1"><text:tab/> <text:s text:c="18"/>str(a*i).rjust(2) + ' <text:s/>')</text:p>
      <text:p text:style-name="P1"><text:tab/> <text:s text:c="3"/>print(result)</text:p>
      <text:p text:style-name="P1"/>
      <text:p text:style-name="P1"/>
      <text:p text:style-name="P1"/>
      <text:p text:style-name="P1"><text:soft-page-break/>문제 27. 숫자를 물어보게하고 숫자를 입력하면 해당 단이 가로로 출력되게 하시오 !</text:p>
      <text:p text:style-name="P1"/>
      <text:p text:style-name="P1"><text:tab/>2x 2= 4 <text:s text:c="2"/>2x 3= 6 <text:s text:c="2"/>2x 4= 8 <text:s text:c="2"/>2x 5=10 <text:s text:c="2"/>2x 6=12 <text:s text:c="2"/>2x 7=14 <text:s text:c="2"/>2x 8=16 <text:s text:c="2"/>2x 9=18</text:p>
      <text:p text:style-name="P1"/>
      <text:p text:style-name="P1"><text:tab/>result = ''</text:p>
      <text:p text:style-name="P1"><text:tab/>a = int( input( '숫자를 입력하세요 ~'))</text:p>
      <text:p text:style-name="P1"><text:tab/>for i in range(2,10):</text:p>
      <text:p text:style-name="P1"><text:tab/> <text:s text:c="3"/>result += (str(a).rjust(2) + 'x' + \</text:p>
      <text:p text:style-name="P1"><text:tab/> <text:s text:c="14"/>str(i).rjust(2) + '=' + \</text:p>
      <text:p text:style-name="P1"><text:tab/> <text:s text:c="14"/>str(a*i).rjust(2) + ' <text:s/>')</text:p>
      <text:p text:style-name="P1"><text:tab/>print(result)</text:p>
      <text:p text:style-name="P1"/>
      <text:p text:style-name="P1"/>
      <text:p text:style-name="P1"/>
      <text:p text:style-name="P1">문제 28. (점심시간 문제) 아래와 같이 숫자를 물어보게하고 숫자를 입력하면 해당하는 ★마름모를 </text:p>
      <text:p text:style-name="P1"><text:tab/><text:tab/><text:tab/> 출력되게 하시오 !</text:p>
      <text:p text:style-name="P1"/>
      <text:p text:style-name="P1"><text:tab/>예쁜거 뽑아줄게 숫자좀 불러보소 : 5</text:p>
      <text:p text:style-name="P1"><text:tab/> <text:s text:c="4"/>★</text:p>
      <text:p text:style-name="P1"><text:tab/> <text:s text:c="3"/>★★</text:p>
      <text:p text:style-name="P1"><text:tab/> <text:s text:c="2"/>★★★</text:p>
      <text:p text:style-name="P1"><text:tab/> <text:s/>★★★★</text:p>
      <text:p text:style-name="P1"><text:tab/> ★★★★★</text:p>
      <text:p text:style-name="P1"><text:tab/> <text:s/>★★★★</text:p>
      <text:p text:style-name="P1"><text:tab/> <text:s text:c="2"/>★★★</text:p>
      <text:p text:style-name="P1"><text:tab/> <text:s text:c="3"/>★★</text:p>
      <text:p text:style-name="P1"><text:tab/> <text:s text:c="4"/>★</text:p>
      <text:p text:style-name="P1"/>
      <text:p text:style-name="P1"><text:tab/>a = int(input('예쁜거 뽑아줄게 숫자좀 불러보소 : '))</text:p>
      <text:p text:style-name="P1"><text:tab/>for i in range(1,2*a+1):</text:p>
      <text:p text:style-name="P1"><text:tab/> <text:s text:c="3"/>if i &lt;= a:</text:p>
      <text:p text:style-name="P1"><text:tab/> <text:s text:c="7"/>print( (a-i)*' ', i*'★' )</text:p>
      <text:p text:style-name="P1"><text:tab/> <text:s text:c="3"/>else:</text:p>
      <text:p text:style-name="P1"><text:tab/> <text:s text:c="7"/>print( (i-a)*' ', ((2*a) - i)*'★' )</text:p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1">문제</text:span><text:bookmark text:name="문제29"/><text:span text:style-name="T1"> 29. 숫자 1부터 10까지 출력하는데 중간에 5는 출력되지 않게 하시오 !</text:span></text:p>
      <text:p text:style-name="P1"/>
      <text:p text:style-name="P1"><text:tab/>for i in range(10):</text:p>
      <text:p text:style-name="P1"><text:tab/> <text:s text:c="3"/>if i == 5:</text:p>
      <text:p text:style-name="P1"><text:tab/> <text:s text:c="7"/>continue</text:p>
      <text:p text:style-name="P1"><text:tab/> <text:s text:c="3"/>print(i)</text:p>
      <text:p text:style-name="P1"><text:tab/></text:p>
      <text:p text:style-name="P1"><text:tab/>0</text:p>
      <text:p text:style-name="P1"><text:tab/>1</text:p>
      <text:p text:style-name="P1"><text:tab/>2</text:p>
      <text:p text:style-name="P1"><text:tab/>3</text:p>
      <text:p text:style-name="P1"><text:tab/>4</text:p>
      <text:p text:style-name="P1"><text:tab/>6</text:p>
      <text:p text:style-name="P1"><text:tab/>7</text:p>
      <text:p text:style-name="P1"><text:tab/>8</text:p>
      <text:p text:style-name="P1"><text:tab/>9</text:p>
      <text:p text:style-name="P1"/>
      <text:p text:style-name="P1"/>
      <text:p text:style-name="P1">문제 30. 아래의 학생 점수 리스트를 이용해서 60점 이상인 학생들에게는 축하 메세지를 보내고 나머지 학생들</text:p>
      <text:p text:style-name="P1"><text:soft-page-break/><text:tab/> 에게는 아무런 메세지도 전하지 않는 프로그램을 작성하시오 !</text:p>
      <text:p text:style-name="P1"/>
      <text:p text:style-name="P1"><text:tab/>jumsu = [ 90, 25, 67, 45, 80 ]<text:tab/><text:tab/><text:tab/><text:tab/># 점수 입력</text:p>
      <text:p text:style-name="P1"><text:tab/>num=0</text:p>
      <text:p text:style-name="P1"><text:tab/></text:p>
      <text:p text:style-name="P1"><text:tab/>for i in jumsu:</text:p>
      <text:p text:style-name="P1"><text:tab/> <text:s text:c="3"/>num = num + 1</text:p>
      <text:p text:style-name="P1"><text:tab/> <text:s text:c="3"/>if i &lt; 60:</text:p>
      <text:p text:style-name="P1"><text:tab/> <text:s text:c="7"/>continue</text:p>
      <text:p text:style-name="P1"><text:tab/> <text:s text:c="3"/>print ("%d번 학생 축하합니다. 합격입니다." %num)<text:tab/># %num이 %d와 연결되어 학생번호 출력</text:p>
      <text:p text:style-name="P1"/>
      <text:p text:style-name="P1"><text:tab/>1번 학생 축하합니다. 합격입니다.</text:p>
      <text:p text:style-name="P1"><text:tab/>3번 학생 축하합니다. 합격입니다.</text:p>
      <text:p text:style-name="P1"><text:tab/>5번 학생 축하합니다. 합격입니다.</text:p>
      <text:p text:style-name="P1"/>
      <text:p text:style-name="P1"/>
      <text:p text:style-name="P1"/>
      <text:p text:style-name="P1"/>
      <text:p text:style-name="P1">문제 31. 위의 문제의 코드를 수정해서 아래와 같이 결과가 출력되게 하시오 !</text:p>
      <text:p text:style-name="P1"/>
      <text:p text:style-name="P1"><text:tab/>1번 학생 90점입니다. 축하합니다. 합격입니다.</text:p>
      <text:p text:style-name="P1"><text:tab/>3번 학생 67점입니다. 축하합니다. 합격입니다.</text:p>
      <text:p text:style-name="P1"><text:tab/>5번 학생 80점입니다. 축하합니다. 합격입니다.</text:p>
      <text:p text:style-name="P1"/>
      <text:p text:style-name="P1"><text:tab/>jumsu = [ 90, 25, 67, 45, 80 ]</text:p>
      <text:p text:style-name="P1"><text:tab/>num=0</text:p>
      <text:p text:style-name="P1"><text:tab/></text:p>
      <text:p text:style-name="P1"><text:tab/>for i in jumsu:</text:p>
      <text:p text:style-name="P1"><text:tab/> <text:s text:c="3"/>num = num + 1</text:p>
      <text:p text:style-name="P1"><text:tab/> <text:s text:c="3"/>if i &lt; 60:</text:p>
      <text:p text:style-name="P1"><text:tab/> <text:s text:c="7"/>continue</text:p>
      <text:p text:style-name="P1"><text:tab/> <text:s text:c="3"/>print ("%d번 학생"%num, "%d점입니다. 축하합니다. 합격입니다." %jumsu[num-1])</text:p>
      <text:p text:style-name="P1"/>
      <text:p text:style-name="P1"/>
      <text:p text:style-name="P1"/>
      <text:p text:style-name="P1">문제 33. 우리반 테이블의 데이터를 출력하는데 나이가 30살 이상인 학생들만 출력하시오 !</text:p>
      <text:p text:style-name="P1"/>
      <text:p text:style-name="P1"><text:tab/>import csv</text:p>
      <text:p text:style-name="P1"><text:tab/></text:p>
      <text:p text:style-name="P1"><text:tab/>file = open("c:\\emp7.csv",'r')</text:p>
      <text:p text:style-name="P1"><text:tab/>emp2_csv = csv.reader(file)</text:p>
      <text:p text:style-name="P1"><text:tab/></text:p>
      <text:p text:style-name="P1"><text:tab/>for emp2_list in emp2_csv:</text:p>
      <text:p text:style-name="P1"><text:tab/> <text:s text:c="3"/>if int(emp2_list[1]) &gt;= 30:</text:p>
      <text:p text:style-name="P1"><text:tab/> <text:s text:c="7"/>print(emp2_list)</text:p>
      <text:p text:style-name="P1"><text:tab/></text:p>
      <text:p text:style-name="P1"><text:tab/>['김용원', '31', '1988-12-25', '컴퓨터과학과', 'dev@xerato.com', 'sk', '경기도 용인</text:p>
      <text:p text:style-name="P1"><text:tab/>['오세희', '31', '1988-04-01', '치기공학과', 'sehee5542@hanmail.net', 'sk', '서울시</text:p>
      <text:p text:style-name="P1"><text:tab/>['허석우', '40', '1979-05-31', '정보통신공학과', 'heosukwoo@gmail.com', 'lg', '경기</text:p>
      <text:p text:style-name="P1"><text:tab/>['안혜진', '30', '1989-06-06', '통계학과', 'rpagkffo@naver.com', 'sk', '서울시 관악</text:p>
      <text:p text:style-name="P1"><text:tab/>['김진철', '33', '1986-02-26', '물리학과', '7and3@naver.com', 'sk', '서울시 관악구 </text:p>
      <text:p text:style-name="P1"><text:tab/>['김용식', '32', '1987-03-31', '분자생물학', 'kumbanova@gmail.com', 'lg', '경기도 </text:p>
      <text:p text:style-name="P1"/>
      <text:p text:style-name="P1"/>
      <text:p text:style-name="P1"/>
      <text:p text:style-name="P1">문제 34. 우리반 테이블의 데이터를 출력하는데 나이가 30살 이상인 학생들만 출력하고 아래와 같이 메세지가 </text:p>
      <text:p text:style-name="P1"/>
      <text:p text:style-name="P1">출력되게 하시오 !</text:p>
      <text:p text:style-name="P1"/>
      <text:p text:style-name="P1"><text:soft-page-break/><text:tab/>김용원 학생 축하합니다. 늙었습니다.</text:p>
      <text:p text:style-name="P1"><text:tab/>오세희 학생 축하합니다. 늙었습니다.</text:p>
      <text:p text:style-name="P1"><text:tab/>허석우 학생 축하합니다. 늙었습니다.</text:p>
      <text:p text:style-name="P1"><text:tab/>안혜진 학생 축하합니다. 늙었습니다.</text:p>
      <text:p text:style-name="P1"><text:tab/>김진철 학생 축하합니다. 늙었습니다.</text:p>
      <text:p text:style-name="P1"><text:tab/>김용식 학생 축하합니다. 늙었습니다.</text:p>
      <text:p text:style-name="P1"><text:tab/></text:p>
      <text:p text:style-name="P1"><text:tab/>import csv</text:p>
      <text:p text:style-name="P1"><text:tab/></text:p>
      <text:p text:style-name="P1"><text:tab/>file = open("c:\\emp7.csv",'r')</text:p>
      <text:p text:style-name="P1"><text:tab/>emp2_csv = csv.reader(file)</text:p>
      <text:p text:style-name="P1"><text:tab/></text:p>
      <text:p text:style-name="P1"><text:tab/>for emp2_list in emp2_csv:</text:p>
      <text:p text:style-name="P1"><text:tab/> <text:s text:c="3"/>if int(emp2_list[1]) &gt;= 30:</text:p>
      <text:p text:style-name="P1"><text:tab/> <text:s text:c="7"/>print(emp2_list[0], "학생 축하합니다. 늙었습니다.")</text:p>
      <text:p text:style-name="P1"/>
      <text:p text:style-name="P1"/>
      <text:p text:style-name="P1">문제 35. 우리반 테이블의 데이터 전체를 출력하는데 통걔학과 학생들만 빼고 출력하시오 !</text:p>
      <text:p text:style-name="P1"><text:tab/> (continue사용해서 출력하시오 !)</text:p>
      <text:p text:style-name="P1"/>
      <text:p text:style-name="P1"><text:tab/>import csv</text:p>
      <text:p text:style-name="P1"><text:tab/></text:p>
      <text:p text:style-name="P1"><text:tab/>file = open("c:\\emp7.csv",'r')</text:p>
      <text:p text:style-name="P1"><text:tab/>emp2_csv = csv.reader(file)</text:p>
      <text:p text:style-name="P1"><text:tab/></text:p>
      <text:p text:style-name="P1"><text:tab/>for emp2_list in emp2_csv:</text:p>
      <text:p text:style-name="P1"><text:tab/> <text:s text:c="3"/>if emp2_list[3] in ('통계학과','정보통계보험수리학과'):</text:p>
      <text:p text:style-name="P1"><text:tab/> <text:s text:c="7"/>continue</text:p>
      <text:p text:style-name="P1"><text:tab/> <text:s text:c="3"/>print(emp2_list)</text:p>
      <text:p text:style-name="P1"/>
      <text:p text:style-name="P1"/>
      <text:p text:style-name="P1"/>
      <text:p text:style-name="Standard"><text:span text:style-name="T1">문</text:span><text:bookmark text:name="문제36"/><text:span text:style-name="T1">제 36. 위의 스크립트를 수정해서 1부터 100까지 숫자가 출력되게 하는 loop문을 만드는데 숫자를 물어보게</text:span></text:p>
      <text:p text:style-name="P1"><text:tab/> 해서 해당 숫자에서 loop문이 종료되게 하시오 !</text:p>
      <text:p text:style-name="P1"><text:tab/> (break문 반드시 사용</text:p>
      <text:p text:style-name="P1"/>
      <text:p text:style-name="P1"><text:tab/>a = int( input( '숫자 불러') )</text:p>
      <text:p text:style-name="P1"><text:tab/>for i in range(1, 101):</text:p>
      <text:p text:style-name="P1"><text:tab/> <text:s text:c="3"/>if i &lt;= a:</text:p>
      <text:p text:style-name="P1"><text:tab/> <text:s text:c="7"/>print(i)</text:p>
      <text:p text:style-name="P1"><text:tab/> <text:s text:c="3"/>elif i == a:</text:p>
      <text:p text:style-name="P1"><text:tab/> <text:s text:c="7"/>break</text:p>
      <text:p text:style-name="P1"/>
      <text:p text:style-name="P1"/>
      <text:p text:style-name="P1"/>
      <text:p text:style-name="Standard"><text:span text:style-name="T1">문제</text:span><text:bookmark text:name="문제37"/><text:span text:style-name="T1"> 37. while loop문을 이용해서 숫자 1부터 100까지 출력하는 스크립트를 만드는데</text:span></text:p>
      <text:p text:style-name="P1"><text:tab/> 숫자를 물어보게 하고 해당 숫자만큼 숫자가 출력되게 하시오 !</text:p>
      <text:p text:style-name="P1"/>
      <text:p text:style-name="P1"><text:tab/>숫자를 입력하세요 ~ 5</text:p>
      <text:p text:style-name="P1"><text:tab/>1</text:p>
      <text:p text:style-name="P1"><text:tab/>2</text:p>
      <text:p text:style-name="P1"><text:tab/>3</text:p>
      <text:p text:style-name="P1"><text:tab/>4</text:p>
      <text:p text:style-name="P1"><text:tab/>5</text:p>
      <text:p text:style-name="P1"><text:tab/>6</text:p>
      <text:p text:style-name="P1"/>
      <text:p text:style-name="P1"><text:tab/>a = int( input( '숫자를 입력하세요 ~'))</text:p>
      <text:p text:style-name="P1"><text:tab/>x = 0</text:p>
      <text:p text:style-name="P1"><text:tab/>while x &lt;= 100:</text:p>
      <text:p text:style-name="P1"><text:soft-page-break/><text:tab/> <text:s text:c="3"/>x = x + 1</text:p>
      <text:p text:style-name="P1"><text:tab/> <text:s text:c="3"/>if x &lt;= a:</text:p>
      <text:p text:style-name="P1"><text:tab/> <text:s text:c="7"/>print(x)</text:p>
      <text:p text:style-name="P1"><text:tab/> <text:s text:c="3"/>if x &gt; a:</text:p>
      <text:p text:style-name="P1"><text:tab/> <text:s text:c="7"/>break</text:p>
      <text:p text:style-name="P1"/>
      <text:p text:style-name="P1"/>
      <text:p text:style-name="P1"/>
      <text:p text:style-name="P1">문제 38. 아래와 같이 숫자를 물어보게 하고 숫자를 입력하면 ★이 출력되게 하시오 !</text:p>
      <text:p text:style-name="P1"/>
      <text:p text:style-name="P1"><text:tab/>숫자를 입력하세요 ~7</text:p>
      <text:p text:style-name="P1"><text:tab/>★</text:p>
      <text:p text:style-name="P1"><text:tab/>★★</text:p>
      <text:p text:style-name="P1"><text:tab/>★★★</text:p>
      <text:p text:style-name="P1"><text:tab/>★★★★</text:p>
      <text:p text:style-name="P1"><text:tab/>★★★★★</text:p>
      <text:p text:style-name="P1"><text:tab/>★★★★★★</text:p>
      <text:p text:style-name="P1"><text:tab/>★★★★★★★</text:p>
      <text:p text:style-name="P1"><text:tab/></text:p>
      <text:p text:style-name="P1"><text:tab/>a = int(input('숫자를 입력하세요 ~'))</text:p>
      <text:p text:style-name="P1"><text:tab/>x = 0</text:p>
      <text:p text:style-name="P1"><text:tab/>while x &lt; a:</text:p>
      <text:p text:style-name="P1"><text:tab/> <text:s text:c="3"/>x += 1</text:p>
      <text:p text:style-name="P1"><text:tab/> <text:s text:c="3"/>print(x*'★')</text:p>
      <text:p text:style-name="P1"/>
      <text:p text:style-name="P1"/>
      <text:p text:style-name="P1"/>
      <text:p text:style-name="P1">문제 39. 아래와 같이 출력되게 하시오 !</text:p>
      <text:p text:style-name="P1"/>
      <text:p text:style-name="P1"><text:tab/>숫자를 입력하세요 ~7</text:p>
      <text:p text:style-name="P1"><text:tab/>★★★★★★★</text:p>
      <text:p text:style-name="P1"><text:tab/>★★★★★★</text:p>
      <text:p text:style-name="P1"><text:tab/>★★★★★</text:p>
      <text:p text:style-name="P1"><text:tab/>★★★★</text:p>
      <text:p text:style-name="P1"><text:tab/>★★★</text:p>
      <text:p text:style-name="P1"><text:tab/>★★</text:p>
      <text:p text:style-name="P1"><text:tab/>★</text:p>
      <text:p text:style-name="P1"/>
      <text:p text:style-name="P1"><text:tab/>답 1</text:p>
      <text:p text:style-name="P1"><text:tab/>a = int(input('숫자를 입력하세요 ~'))</text:p>
      <text:p text:style-name="P1"><text:tab/>x = 0</text:p>
      <text:p text:style-name="P1"><text:tab/>while x &lt; a:</text:p>
      <text:p text:style-name="P1"><text:tab/> <text:s text:c="3"/>x += 1</text:p>
      <text:p text:style-name="P1"><text:tab/> <text:s text:c="3"/>print(((a+1)-x)*'★')</text:p>
      <text:p text:style-name="P1"/>
      <text:p text:style-name="P1"><text:tab/>답 2</text:p>
      <text:p text:style-name="P1"><text:tab/>a = int(input('숫자를 입력하세요 ~'))</text:p>
      <text:p text:style-name="P1"><text:tab/>x = a+1</text:p>
      <text:p text:style-name="P1"><text:tab/>while x &gt; 0:</text:p>
      <text:p text:style-name="P1"><text:tab/> <text:s text:c="3"/>x -= 1</text:p>
      <text:p text:style-name="P1"><text:tab/> <text:s text:c="3"/>print(x*'★')</text:p>
      <text:p text:style-name="P1"/>
      <text:p text:style-name="P1"/>
      <text:p text:style-name="P1">문제 40. 아래와 같이 ★로 세모를 출력하시오</text:p>
      <text:p text:style-name="P1"/>
      <text:p text:style-name="P1"><text:tab/>숫자를 입력하세요 ~4</text:p>
      <text:p text:style-name="P1"><text:tab/> <text:s text:c="3"/>★</text:p>
      <text:p text:style-name="P1"><text:tab/> <text:s text:c="2"/>★★</text:p>
      <text:p text:style-name="P1"><text:tab/> <text:s/>★★★</text:p>
      <text:p text:style-name="P1"><text:soft-page-break/><text:tab/> ★★★★</text:p>
      <text:p text:style-name="P1"><text:tab/></text:p>
      <text:p text:style-name="P1"><text:tab/>a = int(input('숫자를 입력하세요 ~'))</text:p>
      <text:p text:style-name="P1"><text:tab/>x = 0</text:p>
      <text:p text:style-name="P1"><text:tab/>while x &lt; a:</text:p>
      <text:p text:style-name="P1"><text:tab/> <text:s text:c="3"/>x += 1</text:p>
      <text:p text:style-name="P1"><text:tab/> <text:s text:c="3"/>print((a-x)* ' ', x*'★')</text:p>
      <text:p text:style-name="P1"/>
      <text:p text:style-name="P1"/>
      <text:p text:style-name="P1"/>
      <text:p text:style-name="P1">문제 41. 아래와 같이 결과를 출력하시오 ! (마지막 문제)</text:p>
      <text:p text:style-name="P1"><text:tab/> 카페에 반드시 뎃글로 달아주세요 !</text:p>
      <text:p text:style-name="P1"/>
      <text:p text:style-name="P1"><text:tab/>숫자를 입력하세요 ~5</text:p>
      <text:p text:style-name="P1"><text:tab/> <text:s text:c="14"/>★</text:p>
      <text:p text:style-name="P1"><text:tab/> <text:s text:c="13"/>★★</text:p>
      <text:p text:style-name="P1"><text:tab/> <text:s text:c="12"/>★★★</text:p>
      <text:p text:style-name="P1"><text:tab/> <text:s text:c="11"/>★★★★</text:p>
      <text:p text:style-name="P1"><text:tab/> ★★★★★★★★★★★★★★★</text:p>
      <text:p text:style-name="P1"><text:tab/> <text:s/>★★★★★★★★★★★★★★</text:p>
      <text:p text:style-name="P1"><text:tab/> <text:s text:c="2"/>★★★★★★★★★★★★★</text:p>
      <text:p text:style-name="P1"><text:tab/> <text:s text:c="3"/>★★★★★★★★★★★★</text:p>
      <text:p text:style-name="P1"><text:tab/> <text:s text:c="4"/>★★★★★★★★★★★</text:p>
      <text:p text:style-name="P1"><text:tab/> <text:s text:c="5"/>★★★★★★★★★★</text:p>
      <text:p text:style-name="P1"><text:tab/> <text:s text:c="4"/>★★★★★★★★★★★</text:p>
      <text:p text:style-name="P1"><text:tab/> <text:s text:c="3"/>★★★★★★★★★★★★</text:p>
      <text:p text:style-name="P1"><text:tab/> <text:s text:c="2"/>★★★★★★★★★★★★★</text:p>
      <text:p text:style-name="P1"><text:tab/> <text:s/>★★★★★★★★★★★★★★</text:p>
      <text:p text:style-name="P1"><text:tab/> <text:s text:c="10"/>★★★★★</text:p>
      <text:p text:style-name="P1"><text:tab/> <text:s text:c="11"/>★★★★</text:p>
      <text:p text:style-name="P1"><text:tab/> <text:s text:c="12"/>★★★</text:p>
      <text:p text:style-name="P1"><text:tab/> <text:s text:c="13"/>★★</text:p>
      <text:p text:style-name="P1"><text:tab/> <text:s text:c="14"/>★</text:p>
      <text:p text:style-name="P1"/>
      <text:p text:style-name="P1"><text:tab/>a = int(input('숫자를 입력하세요 ~'))</text:p>
      <text:p text:style-name="P1"><text:tab/>x = 0</text:p>
      <text:p text:style-name="P1"><text:tab/>while x &lt; 4*a:</text:p>
      <text:p text:style-name="P1"><text:tab/> <text:s text:c="3"/>x += 1</text:p>
      <text:p text:style-name="P1"><text:tab/> <text:s text:c="3"/>if x &lt; a:</text:p>
      <text:p text:style-name="P1"><text:tab/> <text:s text:c="7"/>print( (2*a-1)*' ', (a-x)* ' ', x*'★')</text:p>
      <text:p text:style-name="P1"><text:tab/> <text:s text:c="3"/>elif x &lt; 2*a:</text:p>
      <text:p text:style-name="P1"><text:tab/> <text:s text:c="7"/>print((x-a)*' ', (4*a-x)*'★')</text:p>
      <text:p text:style-name="P1"><text:tab/> <text:s text:c="3"/>elif x &lt; 3*a:</text:p>
      <text:p text:style-name="P1"><text:tab/> <text:s text:c="7"/>print((3*a-x)*' ', x*'★')</text:p>
      <text:p text:style-name="P1"><text:tab/> <text:s text:c="3"/>else:</text:p>
      <text:p text:style-name="P1"><text:tab/> <text:s text:c="7"/>print((x-a)*' ', (4*a-x)*'★')</text:p>
      <text:p text:style-name="P1"/>
      <text:p text:style-name="P1"/>
      <text:p text:style-name="P1">문제 42. 팩토리얼을 while loop문으로 구현하시오 ! (점심시간 문제)</text:p>
      <text:p text:style-name="P1"/>
      <text:p text:style-name="P1"><text:tab/>a = int(input('숫자를 입력하세요 ~'))</text:p>
      <text:p text:style-name="P1"><text:tab/>x = 0</text:p>
      <text:p text:style-name="P1"><text:tab/>y = 1</text:p>
      <text:p text:style-name="P1"><text:tab/>while x &lt; a:</text:p>
      <text:p text:style-name="P1"><text:tab/> <text:s text:c="3"/>x += 1</text:p>
      <text:p text:style-name="P1"><text:tab/> <text:s text:c="3"/>y = y*x</text:p>
      <text:p text:style-name="P1"><text:tab/>print(y)</text:p>
      <text:p text:style-name="P1"/>
      <text:p text:style-name="P1"><text:tab/>숫자를 입력하세요 ~5</text:p>
      <text:p text:style-name="P1"><text:soft-page-break/><text:tab/>120</text:p>
      <text:p text:style-name="P1"/>
      <text:p text:style-name="P1"/>
      <text:p text:style-name="P1"/>
      <text:p text:style-name="P1"/>
      <text:p text:style-name="Standard"><text:span text:style-name="T1">문제 43.</text:span><text:bookmark text:name="문제43"/><text:span text:style-name="T1"> emp_comm.csv를 이용해서 커미션이 null인 사원들의 이름과 커미션을 출력하시오 !</text:span></text:p>
      <text:p text:style-name="P1"/>
      <text:p text:style-name="P1"><text:tab/>import csv</text:p>
      <text:p text:style-name="P1"/>
      <text:p text:style-name="P1"><text:tab/>file = open("c:\\emp_comm.csv",'r')</text:p>
      <text:p text:style-name="P1"><text:tab/></text:p>
      <text:p text:style-name="P1"><text:tab/>emp_comm = csv.reader(file)</text:p>
      <text:p text:style-name="P1"><text:tab/></text:p>
      <text:p text:style-name="P1"><text:tab/>for emp_list in emp_comm:</text:p>
      <text:p text:style-name="P1"><text:tab/> <text:s text:c="3"/>if emp_list[6] == '':</text:p>
      <text:p text:style-name="P1"><text:tab/> <text:s text:c="7"/>print(emp_list[1], emp_list[6])</text:p>
      <text:p text:style-name="P1"/>
      <text:p text:style-name="P1"><text:tab/>KING </text:p>
      <text:p text:style-name="P1"><text:tab/>BLAKE </text:p>
      <text:p text:style-name="P1"><text:tab/>CLARK </text:p>
      <text:p text:style-name="P1"><text:tab/>JONES </text:p>
      <text:p text:style-name="P1"><text:tab/>JAMES </text:p>
      <text:p text:style-name="P1"><text:tab/>FORD </text:p>
      <text:p text:style-name="P1"><text:tab/>SMITH </text:p>
      <text:p text:style-name="P1"><text:tab/>SCOTT </text:p>
      <text:p text:style-name="P1"><text:tab/>ADAMS </text:p>
      <text:p text:style-name="P1"><text:tab/>MILLER </text:p>
      <text:p text:style-name="P1"/>
      <text:p text:style-name="P1"/>
      <text:p text:style-name="P1"/>
      <text:p text:style-name="P1">문제 44. 커미션이 null이 아닌 사원들의 이름과 커미션을 출력하시오 !</text:p>
      <text:p text:style-name="P1"/>
      <text:p text:style-name="P1"><text:tab/>import csv</text:p>
      <text:p text:style-name="P1"><text:tab/></text:p>
      <text:p text:style-name="P1"><text:tab/>file = open("c:\\emp_comm.csv",'r')</text:p>
      <text:p text:style-name="P1"><text:tab/></text:p>
      <text:p text:style-name="P1"><text:tab/>emp_comm = csv.reader(file)</text:p>
      <text:p text:style-name="P1"><text:tab/></text:p>
      <text:p text:style-name="P1"><text:tab/>for i in emp_comm:</text:p>
      <text:p text:style-name="P1"><text:tab/> <text:s text:c="3"/>if i[6] != '':</text:p>
      <text:p text:style-name="P1"><text:tab/> <text:s text:c="7"/>print(i[1], i[6])</text:p>
      <text:p text:style-name="P1"><text:tab/></text:p>
      <text:p text:style-name="P1"><text:tab/>MARTIN 1400</text:p>
      <text:p text:style-name="P1"><text:tab/>ALLEN 300</text:p>
      <text:p text:style-name="P1"><text:tab/>TURNER 0</text:p>
      <text:p text:style-name="P1"><text:tab/>WARD 500</text:p>
      <text:p text:style-name="P1"/>
      <text:p text:style-name="P1"/>
      <text:p text:style-name="P1"/>
      <text:p text:style-name="P1"/>
      <text:p text:style-name="Standard"><text:span text:style-name="T1">문제</text:span><text:bookmark text:name="문제45"/><text:span text:style-name="T1"> 45. for loop문을 이용해서 파이썬에서 정수형 변수가 담을 수 있는 상수의 범위가 어떻게 되는지 테스트</text:span></text:p>
      <text:p text:style-name="P1"><text:tab/> 해보시오 !</text:p>
      <text:p text:style-name="P1"/>
      <text:p text:style-name="P1"><text:tab/>for i in range(999999999999999999999999999999999999999999999999999999999):</text:p>
      <text:p text:style-name="P1"><text:tab/> <text:s text:c="3"/>a = i</text:p>
      <text:p text:style-name="P1"><text:tab/> <text:s text:c="3"/>print(a)</text:p>
      <text:p text:style-name="P1"/>
      <text:p text:style-name="P1"/>
      <text:p text:style-name="P1"/>
      <text:p text:style-name="Standard"><text:soft-page-break/><text:span text:style-name="T1">문제 4</text:span><text:bookmark text:name="문제46"/><text:span text:style-name="T1">6. 소수점 43.2 에서 43.1을 빼면 얼마인지 파이썬으로 구현하시오 !</text:span></text:p>
      <text:p text:style-name="P1"/>
      <text:p text:style-name="P1"><text:tab/>a = 43.2</text:p>
      <text:p text:style-name="P1"><text:tab/>b = 43.1</text:p>
      <text:p text:style-name="P1"><text:tab/>a-b</text:p>
      <text:p text:style-name="P1"><text:tab/></text:p>
      <text:p text:style-name="P1"><text:tab/>Out[2]: 0.10000000000000142</text:p>
      <text:p text:style-name="P1"/>
      <text:p text:style-name="P1"/>
      <text:p text:style-name="P1"><text:tab/>설명 : 부동 소수형은 정밀도의 한계를 가지고 있다. 이것은 파이썬만의 문제가 아니라, 부동 소수형</text:p>
      <text:p text:style-name="P1"><text:tab/> <text:s text:c="6"/>이 어떻게 구성되고 동작되는가를 정의하는 표준인 IEEE 754를 따르는 모든 컴퓨터 시스템의</text:p>
      <text:p text:style-name="P1"><text:tab/> <text:s text:c="6"/>문제이다.</text:p>
      <text:p text:style-name="P1"/>
      <text:p text:style-name="P1"><text:tab/> <text:s text:c="6"/>IEEE 754는 제한된 메모리를 이용해서 ( 파이썬의 경우는 8바이트)실수를 표현하기 때문에</text:p>
      <text:p text:style-name="P1"><text:tab/> <text:s text:c="6"/>제한된 정밀도를 갖는다.</text:p>
      <text:p text:style-name="P1"/>
      <text:p text:style-name="P1"/>
      <text:p text:style-name="P1"/>
      <text:p text:style-name="P1"/>
      <text:p text:style-name="P1"/>
      <text:p text:style-name="Standard"><text:span text:style-name="T1">문제 47.</text:span><text:bookmark text:name="문제47"/><text:span text:style-name="T1"> 아래의 리스트 변수에서 positive라는 단어는 몇개 나오는가 ?</text:span></text:p>
      <text:p text:style-name="P1"/>
      <text:p text:style-name="P1"><text:tab/>word = ['winter', 'cold', 'positive', 'nagative']</text:p>
      <text:p text:style-name="P1"><text:tab/>sum = 0</text:p>
      <text:p text:style-name="P1"><text:tab/></text:p>
      <text:p text:style-name="P1"><text:tab/>for i in word:</text:p>
      <text:p text:style-name="P1"><text:tab/> <text:s text:c="3"/>if i == 'positive':</text:p>
      <text:p text:style-name="P1"><text:tab/> <text:s text:c="7"/>sum = sum + 1</text:p>
      <text:p text:style-name="P1"><text:tab/></text:p>
      <text:p text:style-name="P1"><text:tab/>print(sum)</text:p>
      <text:p text:style-name="P1"><text:s/></text:p>
      <text:p text:style-name="P1"><text:tab/>또는</text:p>
      <text:p text:style-name="P1"/>
      <text:p text:style-name="P1"><text:tab/>word = ['winter', 'cold', 'positive', 'nagative']</text:p>
      <text:p text:style-name="P1"><text:tab/>word.count('positive')</text:p>
      <text:p text:style-name="P1"><text:tab/> ↑ <text:s text:c="2"/>↑</text:p>
      <text:p text:style-name="P1"><text:tab/>객체 함수(메소드)</text:p>
      <text:p text:style-name="P1"/>
      <text:p text:style-name="P1"/>
      <text:p text:style-name="P1"/>
      <text:p text:style-name="P1">문제 48. word리스트에서는 positive와 nagative단어가 몇개가 들어있는가?</text:p>
      <text:p text:style-name="P1"><text:tab/></text:p>
      <text:p text:style-name="P1"><text:tab/>word = ['winter', 'cold', 'positive', 'nagative']</text:p>
      <text:p text:style-name="P1"><text:tab/>sum = 0</text:p>
      <text:p text:style-name="P1"><text:tab/>for i in word:</text:p>
      <text:p text:style-name="P1"><text:tab/> <text:s text:c="3"/>if i in ('positive', 'nagative'):</text:p>
      <text:p text:style-name="P1"><text:tab/> <text:s text:c="7"/>sum = sum + 1</text:p>
      <text:p text:style-name="P1"><text:tab/>print(sum)</text:p>
      <text:p text:style-name="P1"/>
      <text:p text:style-name="P1"><text:tab/>2</text:p>
      <text:p text:style-name="P1"/>
      <text:p text:style-name="P1"/>
      <text:p text:style-name="P1"/>
      <text:p text:style-name="P1">문제 49. 겨울왕국 대본에는 긍정적인 단어가 몇개가 들어있는가?</text:p>
      <text:p text:style-name="P1"/>
      <text:p text:style-name="P1"><text:tab/>라이나 생명 데이터 분석 프로젝트</text:p>
      <text:p text:style-name="P1"/>
      <text:p text:style-name="P1"><text:tab/>보험 상담원이 상담사가 규칙에 맞는 단어를 사용해서 상담을 했는지 판독하는 프로젝트</text:p>
      <text:p text:style-name="P1"><text:tab/>상담원의 상담 내용 녹음(음성) --&gt; 텍스트로 변환</text:p>
      <text:p text:style-name="P1"><text:soft-page-break/></text:p>
      <text:p text:style-name="P1"><text:tab/>예 : 90일 이라고 이야기해야 하는데 3달이라고 이야기하면 안되는데 규칙에 맞지 않는 단어를 사용한</text:p>
      <text:p text:style-name="P1"><text:tab/> <text:s text:c="4"/>상담사를 찾는데 사용하는 코드</text:p>
      <text:p text:style-name="P1"/>
      <text:p text:style-name="P1"><text:tab/>winter = open("C:\\winter.txt",'r')</text:p>
      <text:p text:style-name="P1"><text:tab/>winter = winter.read().split(' ')</text:p>
      <text:p text:style-name="P1"><text:tab/>sum = 0</text:p>
      <text:p text:style-name="P1"><text:tab/></text:p>
      <text:p text:style-name="P1"><text:tab/>positive = open("C:\\positivewords.txt",'r')</text:p>
      <text:p text:style-name="P1"><text:tab/>positive_line = positive.read().split('\n')</text:p>
      <text:p text:style-name="P1"><text:tab/></text:p>
      <text:p text:style-name="P1"><text:tab/>for i in winter:</text:p>
      <text:p text:style-name="P1"><text:tab/> <text:s text:c="3"/>if i.lower() in positive_line:</text:p>
      <text:p text:style-name="P1"><text:tab/> <text:s text:c="7"/>sum += 1</text:p>
      <text:p text:style-name="P1"><text:tab/>print(sum)</text:p>
      <text:p text:style-name="P1"><text:tab/></text:p>
      <text:p text:style-name="P1"><text:tab/>330</text:p>
      <text:p text:style-name="P1"/>
      <text:p text:style-name="P1"/>
      <text:p text:style-name="P1"/>
      <text:p text:style-name="Standard"><text:span text:style-name="T1">문제 50</text:span><text:bookmark text:name="문제50"/><text:span text:style-name="T1">. (오늘의 마지막 문제) while loop문을 이용해서 최대 공약수를 출력하시오 !</text:span></text:p>
      <text:p text:style-name="P1"/>
      <text:p text:style-name="P1">a = int( input('첫번째 수를 입력하시오 !'))</text:p>
      <text:p text:style-name="P1">b = int( input('두번째 수를 입력하시오 !'))</text:p>
      <text:p text:style-name="P1">dummy = 0</text:p>
      <text:p text:style-name="P1">i = 1</text:p>
      <text:p text:style-name="P1">c = 1</text:p>
      <text:p text:style-name="P1">if a &lt;= <text:s/>b:</text:p>
      <text:p text:style-name="P1"><text:s text:c="4"/>dummy = a</text:p>
      <text:p text:style-name="P1"><text:s text:c="4"/>a = b</text:p>
      <text:p text:style-name="P1"><text:s text:c="4"/>b = dummy</text:p>
      <text:p text:style-name="P1">while i &lt; b:</text:p>
      <text:p text:style-name="P1"><text:s text:c="4"/>i += 1</text:p>
      <text:p text:style-name="P1"><text:s text:c="4"/>if a%i == 0:</text:p>
      <text:p text:style-name="P1"><text:s text:c="8"/>a = a / i</text:p>
      <text:p text:style-name="P1"><text:s text:c="8"/>if b%i == 0:</text:p>
      <text:p text:style-name="P1"><text:s text:c="12"/>b = b / i</text:p>
      <text:p text:style-name="P1"><text:s text:c="12"/>c = c * i</text:p>
      <text:p text:style-name="P1"><text:s text:c="8"/>i = 1</text:p>
      <text:p text:style-name="P1">print('결과 : 최대 공약수는', c, '입니다.')</text:p>
      <text:p text:style-name="P1"/>
      <text:p text:style-name="P1"/>
      <text:p text:style-name="P1"/>
      <text:p text:style-name="P1"/>
      <text:p text:style-name="Standard"><text:span text:style-name="T1">문제 5</text:span><text:bookmark text:name="문제51"/><text:span text:style-name="T1">1. 월급이 1000에서 3000 사이인 사원들의 이름과 월급을 출력하시오 !</text:span></text:p>
      <text:p text:style-name="P1"/>
      <text:p text:style-name="P1"><text:tab/>import csv</text:p>
      <text:p text:style-name="P1"><text:tab/></text:p>
      <text:p text:style-name="P1"><text:tab/>file = open("c:\\emp_comm.csv",'r')</text:p>
      <text:p text:style-name="P1"><text:tab/>emp_comm = csv.reader(file)</text:p>
      <text:p text:style-name="P1"><text:tab/>for i in emp_comm:</text:p>
      <text:p text:style-name="P1"><text:tab/> <text:s text:c="3"/>if 1000 &lt;= int(i[5]) &lt;= 3000:</text:p>
      <text:p text:style-name="P1"><text:tab/> <text:s text:c="7"/>print(i[1], i[5])</text:p>
      <text:p text:style-name="P1"/>
      <text:p text:style-name="P1"><text:tab/>BLAKE 2850</text:p>
      <text:p text:style-name="P1"><text:tab/>CLARK 2450</text:p>
      <text:p text:style-name="P1"><text:tab/>JONES 2975</text:p>
      <text:p text:style-name="P1"><text:tab/>MARTIN 1250</text:p>
      <text:p text:style-name="P1"><text:tab/>ALLEN 1600</text:p>
      <text:p text:style-name="P1"><text:soft-page-break/><text:tab/>TURNER 1500</text:p>
      <text:p text:style-name="P1"><text:tab/>WARD 1250</text:p>
      <text:p text:style-name="P1"><text:tab/>FORD 3000</text:p>
      <text:p text:style-name="P1"><text:tab/>SCOTT 3000</text:p>
      <text:p text:style-name="P1"><text:tab/>ADAMS 1100</text:p>
      <text:p text:style-name="P1"><text:tab/>MILLER 1300</text:p>
      <text:p text:style-name="P1"/>
      <text:p text:style-name="P1"/>
      <text:p text:style-name="P1"/>
      <text:p text:style-name="P1">문제 52. 부서번호가 10, 20번이 아닌 사원들의 이름과 부서번호를 출력하시오 !</text:p>
      <text:p text:style-name="P1"/>
      <text:p text:style-name="P1"><text:tab/>import csv</text:p>
      <text:p text:style-name="P1"><text:tab/></text:p>
      <text:p text:style-name="P1"><text:tab/>file = open("c:\\emp_comm.csv",'r')</text:p>
      <text:p text:style-name="P1"><text:tab/>emp_comm = csv.reader(file)</text:p>
      <text:p text:style-name="P1"><text:tab/>for i in emp_comm:</text:p>
      <text:p text:style-name="P1"><text:tab/> <text:s text:c="3"/>if int(i[7]) not in(10, 20):</text:p>
      <text:p text:style-name="P1"><text:tab/> <text:s text:c="7"/>print(i[1], i[5])</text:p>
      <text:p text:style-name="P1"><text:tab/></text:p>
      <text:p text:style-name="P1"><text:tab/>BLAKE 2850</text:p>
      <text:p text:style-name="P1"><text:tab/>MARTIN 1250</text:p>
      <text:p text:style-name="P1"><text:tab/>ALLEN 1600</text:p>
      <text:p text:style-name="P1"><text:tab/>TURNER 1500</text:p>
      <text:p text:style-name="P1"><text:tab/>JAMES 950</text:p>
      <text:p text:style-name="P1"><text:tab/>WARD 1250</text:p>
      <text:p text:style-name="P1"/>
      <text:p text:style-name="P1">문제 53. 아래의 SQL을 파이썬으로 구현하시오 !</text:p>
      <text:p text:style-name="P1"/>
      <text:p text:style-name="P1"><text:tab/>SQL&gt; select ename, substr(ename,1,1)</text:p>
      <text:p text:style-name="P1"><text:tab/> <text:s text:c="6"/>from emp;</text:p>
      <text:p text:style-name="P1"/>
      <text:p text:style-name="P1"><text:tab/>import csv</text:p>
      <text:p text:style-name="P1"><text:tab/></text:p>
      <text:p text:style-name="P1"><text:tab/>file = open("c:\\emp_comm.csv",'r')</text:p>
      <text:p text:style-name="P1"><text:tab/>emp_comm = csv.reader(file)</text:p>
      <text:p text:style-name="P1"><text:tab/>for i in emp_comm:</text:p>
      <text:p text:style-name="P1"><text:tab/> <text:s text:c="3"/>print(i[1], i[1][0])</text:p>
      <text:p text:style-name="P1"/>
      <text:p text:style-name="P1"/>
      <text:p text:style-name="P1"/>
      <text:p text:style-name="P1">문제 54. 아래의 SQL을 파이썬으로 구현하시오 !</text:p>
      <text:p text:style-name="P1"/>
      <text:p text:style-name="P1"><text:tab/>SQL&gt; select ename</text:p>
      <text:p text:style-name="P1"><text:tab/><text:tab/>from emp</text:p>
      <text:p text:style-name="P1"><text:tab/><text:tab/>where ename like 'S%';</text:p>
      <text:p text:style-name="P1"><text:tab/></text:p>
      <text:p text:style-name="P1"><text:tab/>import csv</text:p>
      <text:p text:style-name="P1"><text:tab/></text:p>
      <text:p text:style-name="P1"><text:tab/>file = open("c:\\emp_comm.csv",'r')</text:p>
      <text:p text:style-name="P1"><text:tab/>emp_comm = csv.reader(file)</text:p>
      <text:p text:style-name="P1"><text:tab/>for i in emp_comm:</text:p>
      <text:p text:style-name="P1"><text:tab/> <text:s text:c="3"/>if i[1][0] == 'S':</text:p>
      <text:p text:style-name="P1"><text:tab/> <text:s text:c="7"/>print(i[1], i[1][0])</text:p>
      <text:p text:style-name="P1"/>
      <text:p text:style-name="P1"/>
      <text:p text:style-name="P1">문제 55. 아래의 SQL을 파이썬으로 구현하시오 !</text:p>
      <text:p text:style-name="P1"/>
      <text:p text:style-name="P1"><text:tab/>SQL&gt; select ename</text:p>
      <text:p text:style-name="P1"><text:tab/><text:tab/>from emp</text:p>
      <text:p text:style-name="P1"><text:soft-page-break/><text:tab/><text:tab/>where ename, like '_M%';</text:p>
      <text:p text:style-name="P1"/>
      <text:p text:style-name="P1"><text:tab/>import csv</text:p>
      <text:p text:style-name="P1"><text:tab/></text:p>
      <text:p text:style-name="P1"><text:tab/>file = open("c:\\emp_comm.csv",'r')</text:p>
      <text:p text:style-name="P1"><text:tab/>emp_comm = csv.reader(file)</text:p>
      <text:p text:style-name="P1"><text:tab/>for i in emp_comm:</text:p>
      <text:p text:style-name="P1"><text:tab/> <text:s text:c="3"/>if i[1][1] == 'M':</text:p>
      <text:p text:style-name="P1"><text:tab/> <text:s text:c="7"/>print(i[1], i[1][0])</text:p>
      <text:p text:style-name="P1"/>
      <text:p text:style-name="P1"/>
      <text:p text:style-name="P1">문제 56. 오라클이 rdbms를 만들어서 크게 성공을 했는데 rdbms의 꽃이 바로 join(조인)이다.</text:p>
      <text:p text:style-name="P1"><text:tab/> * 조인의 방법 3가지</text:p>
      <text:p text:style-name="P1"><text:tab/><text:tab/>1. nested loop join</text:p>
      <text:p text:style-name="P1"><text:tab/><text:tab/>2. hash join</text:p>
      <text:p text:style-name="P1"><text:tab/><text:tab/>3. sort merge join</text:p>
      <text:p text:style-name="P1"/>
      <text:p text:style-name="P1"><text:tab/></text:p>
      <text:p text:style-name="P1">문제 57. 아래의 SQL을 파이썬으로 구현하시오 !</text:p>
      <text:p text:style-name="P1"/>
      <text:p text:style-name="P1"><text:tab/>"nested loop join"</text:p>
      <text:p text:style-name="P1"/>
      <text:p text:style-name="P1">SQL&gt; select e.ename, d.loc</text:p>
      <text:p text:style-name="P1"><text:tab/>from emp e, dept d</text:p>
      <text:p text:style-name="P1"><text:tab/>where e.deptno = d.deptno;</text:p>
      <text:p text:style-name="P1"/>
      <text:p text:style-name="P1"/>
      <text:p text:style-name="P1">import csv</text:p>
      <text:p text:style-name="P1">file_emp = open("c:\\emp2.csv",'r')</text:p>
      <text:p text:style-name="P1">emp_csv = csv.reader(file_emp)</text:p>
      <text:p text:style-name="P1">for emp_list in emp_csv:</text:p>
      <text:p text:style-name="P1"><text:s text:c="4"/>file_dept = open("c:\\dept.csv",'r')</text:p>
      <text:p text:style-name="P1"><text:s text:c="4"/>dept_csv = csv.reader(file_dept)</text:p>
      <text:p text:style-name="P1"><text:s text:c="4"/>for dept_list in dept_csv:</text:p>
      <text:p text:style-name="P1"><text:s text:c="8"/>if int(dept_list[0]) == int(emp_list[7]):</text:p>
      <text:p text:style-name="P1"><text:s text:c="12"/>print(emp_list[1], dept_list[2])</text:p>
      <text:p text:style-name="P1"/>
      <text:p text:style-name="P1"/>
      <text:p text:style-name="P1"/>
      <text:p text:style-name="P1"/>
      <text:p text:style-name="Standard"><text:span text:style-name="T1">문제 58</text:span><text:bookmark text:name="문제58"/><text:span text:style-name="T1">. 위의 코드를 이용해서 아래와 같이 a값에 들어갈 숫자를 물어보게하고 결과가 출력되게 하시오 !</text:span></text:p>
      <text:p text:style-name="P1"/>
      <text:p text:style-name="P1"><text:tab/>a값에 들어갈 숫자를 입력하세요 ~10</text:p>
      <text:p text:style-name="P1"><text:tab/>3.0</text:p>
      <text:p text:style-name="P1"/>
      <text:p text:style-name="P1"><text:tab/>a = int( input( 'a값에 들어갈 숫자를 입력하세요 ~'))</text:p>
      <text:p text:style-name="P1"><text:tab/></text:p>
      <text:p text:style-name="P1"><text:tab/>a += 1</text:p>
      <text:p text:style-name="P1"><text:tab/>a -= 5</text:p>
      <text:p text:style-name="P1"><text:tab/>a *= 2</text:p>
      <text:p text:style-name="P1"><text:tab/>a /= 4</text:p>
      <text:p text:style-name="P1"><text:tab/>print(a)</text:p>
      <text:p text:style-name="P1"/>
      <text:p text:style-name="P1"/>
      <text:p text:style-name="Standard"><text:span text:style-name="T1">문제</text:span><text:bookmark text:name="문제59"/><text:span text:style-name="T1"> 59. True를 사용해서 while loop문의 무한 루프문을 구현해서 숫자 7이 반복해서 출력되게 하시오 !</text:span></text:p>
      <text:p text:style-name="P1"/>
      <text:p text:style-name="P1"><text:tab/>while True:</text:p>
      <text:p text:style-name="P1"><text:tab/> <text:s text:c="3"/>print(7)</text:p>
      <text:p text:style-name="P1"/>
      <text:p text:style-name="P1"><text:soft-page-break/></text:p>
      <text:p text:style-name="P1"/>
      <text:p text:style-name="P1">문제 60. pandas모듈을 이용해서 emp.csv를 출력하시오 !</text:p>
      <text:p text:style-name="P1"/>
      <text:p text:style-name="P1"/>
      <text:p text:style-name="P1"/>
      <text:p text:style-name="P1"/>
      <text:p text:style-name="P1"/>
      <text:p text:style-name="Standard"><text:span text:style-name="T1">문제</text:span><text:bookmark text:name="문제61"/><text:span text:style-name="T1"> 61. 직업이 SALESMAN이 아닌 사원들의 이름과 직업을 출력하시오 !</text:span></text:p>
      <text:p text:style-name="P1"/>
      <text:p text:style-name="P1"><text:tab/>- pandas 이용하지 않았을 때 </text:p>
      <text:p text:style-name="P1"/>
      <text:p text:style-name="P1"><text:tab/>import csv</text:p>
      <text:p text:style-name="P1"><text:tab/></text:p>
      <text:p text:style-name="P1"><text:tab/>file = open("c:\\emp2.csv",'r')</text:p>
      <text:p text:style-name="P1"><text:tab/>emp_csv = csv.reader(file)</text:p>
      <text:p text:style-name="P1"><text:tab/></text:p>
      <text:p text:style-name="P1"><text:tab/>for emp_list in emp_csv:</text:p>
      <text:p text:style-name="P1"><text:tab/> <text:s text:c="3"/>if emp_list[2] != 'SALESMAN':</text:p>
      <text:p text:style-name="P1"><text:tab/> <text:s text:c="7"/>print( emp_list[1], emp_list[2])</text:p>
      <text:p text:style-name="P1"><text:tab/></text:p>
      <text:p text:style-name="P1"/>
      <text:p text:style-name="P1"/>
      <text:p text:style-name="P1">문제 62. 위의 결과를 Pandas 모듈을 이용해서 출력하시오 !</text:p>
      <text:p text:style-name="P1"/>
      <text:p text:style-name="P1"><text:tab/>import pandas as pd</text:p>
      <text:p text:style-name="P1"><text:tab/></text:p>
      <text:p text:style-name="P1"><text:tab/>emp = pd.read_csv("c:\\emp.csv")</text:p>
      <text:p text:style-name="P1"><text:tab/></text:p>
      <text:p text:style-name="P1"><text:tab/>result = emp[ ['ename', 'job'] ] [ emp[ 'job' ] != 'SALESMAN' ]</text:p>
      <text:p text:style-name="P1"><text:tab/>print(result)</text:p>
      <text:p text:style-name="P1"/>
      <text:p text:style-name="P1"><text:tab/> <text:s text:c="4"/>ename <text:s text:c="7"/>job</text:p>
      <text:p text:style-name="P1"><text:tab/>0 <text:s text:c="4"/>KING <text:s/>PRESIDENT</text:p>
      <text:p text:style-name="P1"><text:tab/>1 <text:s text:c="3"/>BLAKE <text:s text:c="3"/>MANAGER</text:p>
      <text:p text:style-name="P1"><text:tab/>2 <text:s text:c="3"/>CLARK <text:s text:c="3"/>MANAGER</text:p>
      <text:p text:style-name="P1"><text:tab/>3 <text:s text:c="3"/>JONES <text:s text:c="3"/>MANAGER</text:p>
      <text:p text:style-name="P1"><text:tab/>7 <text:s text:c="3"/>JAMES <text:s text:c="5"/>CLERK</text:p>
      <text:p text:style-name="P1"><text:tab/>9 <text:s text:c="4"/>FORD <text:s text:c="3"/>ANALYST</text:p>
      <text:p text:style-name="P1"><text:tab/>10 <text:s text:c="2"/>SMITH <text:s text:c="5"/>CLERK</text:p>
      <text:p text:style-name="P1"><text:tab/>11 <text:s text:c="2"/>SCOTT <text:s text:c="3"/>ANALYST</text:p>
      <text:p text:style-name="P1"><text:tab/>12 <text:s text:c="2"/>ADAMS <text:s text:c="5"/>CLERK</text:p>
      <text:p text:style-name="P1"><text:tab/>13 <text:s/>MILLER <text:s text:c="5"/>CLERK</text:p>
      <text:p text:style-name="P1"/>
      <text:p text:style-name="P1"/>
      <text:p text:style-name="P1"/>
      <text:p text:style-name="P1">문제 63. 판다스를 이용해서 emp.csv에서 월급이 3000이상인 사원들의 이름과 월급을 출력하시오 !</text:p>
      <text:p text:style-name="P1"/>
      <text:p text:style-name="P1"><text:tab/>import pandas as pd</text:p>
      <text:p text:style-name="P1"/>
      <text:p text:style-name="P1"><text:tab/>emp = pd.read_csv("c:\\emp.csv")</text:p>
      <text:p text:style-name="P1"><text:tab/></text:p>
      <text:p text:style-name="P1"><text:tab/>result = emp[ ['ename', 'sal'] ] [ emp[ 'sal' ] &gt;= 3000 ]</text:p>
      <text:p text:style-name="P1"><text:tab/>print(result)</text:p>
      <text:p text:style-name="P1"/>
      <text:p text:style-name="P1"><text:tab/> <text:s text:c="3"/>ename <text:s text:c="2"/>sal</text:p>
      <text:p text:style-name="P1"><text:tab/>0 <text:s text:c="3"/>KING <text:s/>5000</text:p>
      <text:p text:style-name="P1"><text:tab/>9 <text:s text:c="3"/>FORD <text:s/>3000</text:p>
      <text:p text:style-name="P1"><text:tab/>11 <text:s/>SCOTT <text:s/>3000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Standard"><text:span text:style-name="T1">문제 </text:span><text:bookmark text:name="문제64"/><text:span text:style-name="T1">64. 직업이 SALESMAN이고 월급이 1200 이상인 사원들의 이름과 월급과 직업을 출력하시오 !</text:span></text:p>
      <text:p text:style-name="P1"/>
      <text:p text:style-name="P1"><text:tab/>- pandas 이용하지 않았을 때 </text:p>
      <text:p text:style-name="P1"/>
      <text:p text:style-name="P1"><text:tab/>import csv</text:p>
      <text:p text:style-name="P1"><text:tab/></text:p>
      <text:p text:style-name="P1"><text:tab/>file = open("c:\\emp2.csv", 'r')</text:p>
      <text:p text:style-name="P1"><text:tab/>emp_csv = csv.reader(file)</text:p>
      <text:p text:style-name="P1"><text:tab/>for emp_list in emp_csv:</text:p>
      <text:p text:style-name="P1"><text:tab/> <text:s text:c="3"/>if emp_list[2] == 'SALESMAN' and int(emp_list[5]) &gt;= 1200:</text:p>
      <text:p text:style-name="P1"><text:tab/> <text:s text:c="7"/>print(emp_list[1], emp_list[2])</text:p>
      <text:p text:style-name="P1"><text:tab/></text:p>
      <text:p text:style-name="P1"><text:tab/></text:p>
      <text:p text:style-name="P1"><text:tab/>MARTIN SALESMAN</text:p>
      <text:p text:style-name="P1"><text:tab/>ALLEN SALESMAN</text:p>
      <text:p text:style-name="P1"><text:tab/>TURNER SALESMAN</text:p>
      <text:p text:style-name="P1"><text:tab/>WARD SALESMAN</text:p>
      <text:p text:style-name="P1"/>
      <text:p text:style-name="P1"><text:tab/>- pandas 이용했을 때 </text:p>
      <text:p text:style-name="P1"/>
      <text:p text:style-name="P1"><text:tab/>import pandas as pd</text:p>
      <text:p text:style-name="P1"><text:tab/></text:p>
      <text:p text:style-name="P1"><text:tab/>emp = pd.read_csv("c:\\emp.csv")</text:p>
      <text:p text:style-name="P1"><text:tab/></text:p>
      <text:p text:style-name="P1"><text:tab/>result = emp[ ['sal', 'job'] ]\</text:p>
      <text:p text:style-name="P1"><text:tab/> <text:s text:c="6"/>[ (emp[ 'sal' ] &gt;= 1200) &amp; \</text:p>
      <text:p text:style-name="P1"><text:tab/> <text:s text:c="7"/>(emp[ 'job' ] == 'SALESMAN') ]</text:p>
      <text:p text:style-name="P1"><text:tab/>print(result)</text:p>
      <text:p text:style-name="P1"/>
      <text:p text:style-name="P1"><text:tab/> <text:s text:c="3"/>sal <text:s text:c="6"/>job</text:p>
      <text:p text:style-name="P1"><text:tab/>4 <text:s/>1250 <text:s/>SALESMAN</text:p>
      <text:p text:style-name="P1"><text:tab/>5 <text:s/>1600 <text:s/>SALESMAN</text:p>
      <text:p text:style-name="P1"><text:tab/>6 <text:s/>1500 <text:s/>SALESMAN</text:p>
      <text:p text:style-name="P1"><text:tab/>8 <text:s/>1250 <text:s/>SALESMAN</text:p>
      <text:p text:style-name="P1"><text:tab/></text:p>
      <text:p text:style-name="P1"/>
      <text:p text:style-name="P1"/>
      <text:p text:style-name="P1"/>
      <text:p text:style-name="P1">문제 65. 직업이 SALESMAN, ANALYST인 사원들의 이름과 직업을 출력하시오 !</text:p>
      <text:p text:style-name="P1"/>
      <text:p text:style-name="P1">- 판다스 이용하지 않았을 때</text:p>
      <text:p text:style-name="P1"/>
      <text:p text:style-name="P1"><text:tab/>import csv</text:p>
      <text:p text:style-name="P1"><text:tab/>file = open("c:\\emp2.csv",'r')</text:p>
      <text:p text:style-name="P1"><text:tab/>emp_csv = csv.reader(file)</text:p>
      <text:p text:style-name="P1"><text:tab/>for emp_list in emp_csv:</text:p>
      <text:p text:style-name="P1"><text:tab/> <text:s text:c="3"/>if emp_list[2] == 'SALESMAN' or \</text:p>
      <text:p text:style-name="P1"><text:tab/> <text:s text:c="3"/>emp_list[2] == 'ANALYST':</text:p>
      <text:p text:style-name="P1"><text:tab/> <text:s text:c="7"/>print( emp_list[1], emp_list[2] )</text:p>
      <text:p text:style-name="P1"><text:tab/></text:p>
      <text:p text:style-name="P1"><text:tab/></text:p>
      <text:p text:style-name="P1"><text:tab/>MARTIN SALESMAN</text:p>
      <text:p text:style-name="P1"><text:tab/>ALLEN SALESMAN</text:p>
      <text:p text:style-name="P1"><text:soft-page-break/><text:tab/>TURNER SALESMAN</text:p>
      <text:p text:style-name="P1"><text:tab/>WARD SALESMAN</text:p>
      <text:p text:style-name="P1"><text:tab/>FORD ANALYST</text:p>
      <text:p text:style-name="P1"><text:tab/>SCOTT ANALYST</text:p>
      <text:p text:style-name="P1"/>
      <text:p text:style-name="P1">- 판다스 이용했을 때 </text:p>
      <text:p text:style-name="P1"/>
      <text:p text:style-name="P1"><text:tab/>import pandas as pd</text:p>
      <text:p text:style-name="P1"><text:tab/></text:p>
      <text:p text:style-name="P1"><text:tab/>emp = pd.read_csv("c:\\emp.csv")</text:p>
      <text:p text:style-name="P1"><text:tab/></text:p>
      <text:p text:style-name="P1"><text:tab/>result = emp[ ['ename', 'job'] ]\</text:p>
      <text:p text:style-name="P1"><text:tab/> <text:s text:c="8"/>[ (emp[ 'job' ].isin(\</text:p>
      <text:p text:style-name="P1"><text:tab/> <text:s text:c="8"/>['SALESMAN', 'ANALYST'] ) ) ]</text:p>
      <text:p text:style-name="P1"><text:tab/>print(result)</text:p>
      <text:p text:style-name="P1"><text:tab/></text:p>
      <text:p text:style-name="P1"><text:tab/> <text:s text:c="4"/>ename <text:s text:c="6"/>job</text:p>
      <text:p text:style-name="P1"><text:tab/>4 <text:s text:c="2"/>MARTIN <text:s/>SALESMAN</text:p>
      <text:p text:style-name="P1"><text:tab/>5 <text:s text:c="3"/>ALLEN <text:s/>SALESMAN</text:p>
      <text:p text:style-name="P1"><text:tab/>6 <text:s text:c="2"/>TURNER <text:s/>SALESMAN</text:p>
      <text:p text:style-name="P1"><text:tab/>8 <text:s text:c="4"/>WARD <text:s/>SALESMAN</text:p>
      <text:p text:style-name="P1"><text:tab/>9 <text:s text:c="4"/>FORD <text:s text:c="2"/>ANALYST</text:p>
      <text:p text:style-name="P1"><text:tab/>11 <text:s text:c="2"/>SCOTT <text:s text:c="2"/>ANALYST</text:p>
      <text:p text:style-name="P1"/>
      <text:p text:style-name="P1"/>
      <text:p text:style-name="P1"/>
      <text:p text:style-name="Standard"><text:span text:style-name="T1">문제 6</text:span><text:bookmark text:name="문제66"/><text:span text:style-name="T1">6. 이름의 첫번째 철자가 S로 시작하는 사원들의 이름을 출력하시오 !</text:span></text:p>
      <text:p text:style-name="P1"/>
      <text:p text:style-name="P1"><text:tab/>SQL&gt; select ename</text:p>
      <text:p text:style-name="P1"><text:tab/> <text:s text:c="6"/>from emp</text:p>
      <text:p text:style-name="P1"><text:tab/> <text:s text:c="6"/>where ename like 'S%';</text:p>
      <text:p text:style-name="P1"/>
      <text:p text:style-name="P1"/>
      <text:p text:style-name="P1"><text:tab/>- pandas 이용하지 않은 코드</text:p>
      <text:p text:style-name="P1"/>
      <text:p text:style-name="P1"><text:tab/>import csv</text:p>
      <text:p text:style-name="P1"><text:tab/></text:p>
      <text:p text:style-name="P1"><text:tab/>file = open("c:\\emp_comm.csv",'r')</text:p>
      <text:p text:style-name="P1"><text:tab/>emp_comm = csv.reader(file)</text:p>
      <text:p text:style-name="P1"><text:tab/>for i in emp_comm:</text:p>
      <text:p text:style-name="P1"><text:tab/> <text:s text:c="3"/>if i[1][0] == 'S':</text:p>
      <text:p text:style-name="P1"><text:tab/> <text:s text:c="7"/>print(i[1], i[1][0])</text:p>
      <text:p text:style-name="P1"/>
      <text:p text:style-name="P1"/>
      <text:p text:style-name="P1"><text:tab/>- pandas를 이용한 코드</text:p>
      <text:p text:style-name="P1"/>
      <text:p text:style-name="P1"><text:tab/>import pandas as pd</text:p>
      <text:p text:style-name="P1"/>
      <text:p text:style-name="P1"><text:tab/>emp = pd.read_csv("c:\\emp.csv")</text:p>
      <text:p text:style-name="P1"><text:tab/>result = emp['ename'].apply(lambda x : x[0] == 'S')<text:tab/># .apply(함수명 또는 lambda 표현식)</text:p>
      <text:p text:style-name="P1"><text:tab/><text:tab/><text:tab/><text:tab/><text:tab/><text:tab/><text:tab/><text:tab/> <text:s/>결과는 논리값( True or false)</text:p>
      <text:p text:style-name="P1"><text:tab/>result2 = emp[['ename']] [result==True]</text:p>
      <text:p text:style-name="P1"><text:tab/>print( result2 )</text:p>
      <text:p text:style-name="P1"/>
      <text:p text:style-name="P1"/>
      <text:p text:style-name="P1"/>
      <text:p text:style-name="P1"/>
      <text:p text:style-name="P1"/>
      <text:p text:style-name="P1">문제 67. 아래와 같이 함수를 실행하면 결과가 아래와 같이 출력되는 함수를 생성하시오 !</text:p>
      <text:p text:style-name="P1"><text:soft-page-break/></text:p>
      <text:p text:style-name="P1"><text:tab/><text:tab/>print( gop(10,20) )</text:p>
      <text:p text:style-name="P1"/>
      <text:p text:style-name="P1"><text:tab/>def gop(x,y):</text:p>
      <text:p text:style-name="P1"><text:tab/> <text:s text:c="3"/>return x * y</text:p>
      <text:p text:style-name="P1"><text:tab/>print ( gop(10, 20))</text:p>
      <text:p text:style-name="P1"><text:tab/></text:p>
      <text:p text:style-name="P1"><text:tab/>200</text:p>
      <text:p text:style-name="P1"/>
      <text:p text:style-name="P1"/>
      <text:p text:style-name="P1"/>
      <text:p text:style-name="P1">문제 68. 위의 코드를 lambda표현식으로 나타내시오 !</text:p>
      <text:p text:style-name="P1"><text:tab/><text:tab/><text:tab/>↓</text:p>
      <text:p text:style-name="P1"><text:tab/><text:tab/>이름없는 함수 또는 여러줄의 코드를 </text:p>
      <text:p text:style-name="P1"><text:tab/><text:tab/>딱 한줄로 표현하기 위한 문법</text:p>
      <text:p text:style-name="P1"/>
      <text:p text:style-name="P1"><text:tab/>print ( (lambda x, y : x * y) (10,20) )</text:p>
      <text:p text:style-name="P1"><text:tab/>200</text:p>
      <text:p text:style-name="P1"/>
      <text:p text:style-name="P1"/>
      <text:p text:style-name="P1">문제 69. 오라클의 nvl함수를 파이썬으로 구현하고 이름과 커미션을 출력하는데 커미션이 null인 사원들은 </text:p>
      <text:p text:style-name="P13"><text:s/>0으로 출력되게 하시오 !</text:p>
      <text:p text:style-name="P1"/>
      <text:p text:style-name="P1"><text:tab/>def nvl(x,y):</text:p>
      <text:p text:style-name="P1"><text:tab/> <text:s text:c="3"/>if x is '':</text:p>
      <text:p text:style-name="P1"><text:tab/> <text:s text:c="7"/>return y</text:p>
      <text:p text:style-name="P1"><text:tab/> <text:s text:c="3"/>return x</text:p>
      <text:p text:style-name="P1"><text:tab/></text:p>
      <text:p text:style-name="P1"><text:tab/>import csv</text:p>
      <text:p text:style-name="P1"><text:tab/>file = open("c:\\emp_comm.csv",'r')</text:p>
      <text:p text:style-name="P1"><text:tab/>emp_csv = csv.reader(file)</text:p>
      <text:p text:style-name="P1"><text:tab/>for emp_list in emp_csv:</text:p>
      <text:p text:style-name="P1"><text:tab/> <text:s text:c="3"/>print(emp_list[1], nvl(emp_list[6], 0) )</text:p>
      <text:p text:style-name="P1"><text:tab/></text:p>
      <text:p text:style-name="P1"><text:tab/>KING 0</text:p>
      <text:p text:style-name="P1"><text:tab/>BLAKE 0</text:p>
      <text:p text:style-name="P1"><text:tab/>CLARK 0</text:p>
      <text:p text:style-name="P1"><text:tab/>JONES 0</text:p>
      <text:p text:style-name="P1"><text:tab/>MARTIN 1400</text:p>
      <text:p text:style-name="P1"><text:tab/>ALLEN 300</text:p>
      <text:p text:style-name="P1"><text:tab/>TURNER 0</text:p>
      <text:p text:style-name="P1"><text:tab/>JAMES 0</text:p>
      <text:p text:style-name="P1"><text:tab/>WARD 500</text:p>
      <text:p text:style-name="P1"><text:tab/>FORD 0</text:p>
      <text:p text:style-name="P1"><text:tab/>SMITH 0</text:p>
      <text:p text:style-name="P1"><text:tab/>SCOTT 0</text:p>
      <text:p text:style-name="P1"><text:tab/>ADAMS 0</text:p>
      <text:p text:style-name="P1"><text:tab/>MILLER 0</text:p>
      <text:p text:style-name="P1"/>
      <text:p text:style-name="P1">문제 70. 위의 결과를 nvl함수를 만들지 말고 lambda 표현식으로 구현하시오 !</text:p>
      <text:p text:style-name="P1"/>
      <text:p text:style-name="P1"><text:tab/>import csv</text:p>
      <text:p text:style-name="P1"><text:tab/>file = open("c:\\emp_comm.csv",'r')</text:p>
      <text:p text:style-name="P1"><text:tab/>emp_csv = csv.reader(file)</text:p>
      <text:p text:style-name="P1"><text:tab/>for emp_list in emp_csv:</text:p>
      <text:p text:style-name="P1"><text:tab/> <text:s text:c="3"/>print(emp_list[1],\</text:p>
      <text:p text:style-name="P1"><text:tab/> <text:s text:c="9"/>( lambda x,y :y if(x is '') else x )\<text:tab/><text:tab/># 한줄로 쓰는 if 문을 알아야 한다.</text:p>
      <text:p text:style-name="P1"><text:tab/> <text:s text:c="9"/>(emp_list[6],0) )</text:p>
      <text:p text:style-name="P1"/>
      <text:p text:style-name="P1"><text:soft-page-break/><text:tab/><text:tab/>※ 코드 설명 : if 문을 한줄로 표현하는 파이썬의 comprehension</text:p>
      <text:p text:style-name="P1"><text:tab/><text:tab/><text:tab/> <text:s text:c="6"/>y if (x is '') else x</text:p>
      <text:p text:style-name="P1"><text:tab/><text:tab/><text:tab/> <text:s text:c="6"/>x가 null일 때는 y를 출력하고 그렇지 않으면 x를 출력하라.<text:tab/></text:p>
      <text:p text:style-name="P1"><text:tab/>KING 0</text:p>
      <text:p text:style-name="P1"><text:tab/>BLAKE 0</text:p>
      <text:p text:style-name="P1"><text:tab/>CLARK 0</text:p>
      <text:p text:style-name="P1"><text:tab/>JONES 0</text:p>
      <text:p text:style-name="P1"><text:tab/>MARTIN 1400</text:p>
      <text:p text:style-name="P1"><text:tab/>ALLEN 300</text:p>
      <text:p text:style-name="P1"><text:tab/>TURNER 0</text:p>
      <text:p text:style-name="P1"><text:tab/>JAMES 0</text:p>
      <text:p text:style-name="P1"><text:tab/>WARD 500</text:p>
      <text:p text:style-name="P1"><text:tab/>FORD 0</text:p>
      <text:p text:style-name="P1"><text:tab/>SMITH 0</text:p>
      <text:p text:style-name="P1"><text:tab/>SCOTT 0</text:p>
      <text:p text:style-name="P1"><text:tab/>ADAMS 0</text:p>
      <text:p text:style-name="P1"><text:tab/>MILLER 0</text:p>
      <text:p text:style-name="P1"/>
      <text:p text:style-name="P1"/>
      <text:p text:style-name="P1"/>
      <text:p text:style-name="P1">문제 71. 이름의 두번째 철자가 M인 사원들의 이름을 pandas로 구현하시오 !</text:p>
      <text:p text:style-name="P1"/>
      <text:p text:style-name="P1"><text:tab/>import pandas as pd</text:p>
      <text:p text:style-name="P1"/>
      <text:p text:style-name="P1"><text:tab/>emp = pd.read_csv("c:\\emp.csv")</text:p>
      <text:p text:style-name="P1"><text:tab/>result = emp['ename'].apply(lambda x : x[1] == 'M')</text:p>
      <text:p text:style-name="P1"><text:tab/>result2 = emp[['ename']] [result==True]</text:p>
      <text:p text:style-name="P1"><text:tab/>print( result2 )</text:p>
      <text:p text:style-name="P1"/>
      <text:p text:style-name="P1"><text:tab/> <text:s text:c="3"/>ename</text:p>
      <text:p text:style-name="P1"><text:tab/>10 <text:s/>SMITH</text:p>
      <text:p text:style-name="P1"/>
      <text:p text:style-name="P1"/>
      <text:p text:style-name="P1"/>
      <text:p text:style-name="P1">문제 72. 두개의 숫자를 물어보게 하고 두개의 숫자 사이의 모든 숫자를 다 더한 겂이 출력되게 하시오 !</text:p>
      <text:p text:style-name="P1"/>
      <text:p text:style-name="P1"><text:tab/>첫번째 수를 입력하시오 !1</text:p>
      <text:p text:style-name="P1"><text:tab/></text:p>
      <text:p text:style-name="P1"><text:tab/>두번째 수를 입력하시오 !10</text:p>
      <text:p text:style-name="P1"/>
      <text:p text:style-name="P1"><text:tab/>a = int( input('첫번째 수를 입력하시오 !'))</text:p>
      <text:p text:style-name="P1"><text:tab/>b = int( input('두번째 수를 입력하시오 !'))</text:p>
      <text:p text:style-name="P1"><text:tab/>c = 0</text:p>
      <text:p text:style-name="P1"><text:tab/>for i in range(a,b+1):</text:p>
      <text:p text:style-name="P1"><text:tab/> <text:s text:c="3"/>c += i</text:p>
      <text:p text:style-name="P1"><text:tab/>print(c,'입니다.')</text:p>
      <text:p text:style-name="P1"/>
      <text:p text:style-name="P1"/>
      <text:p text:style-name="P1"/>
      <text:p text:style-name="P1"/>
      <text:p text:style-name="Standard"><text:span text:style-name="T1">문제 73. 이</text:span><text:bookmark text:name="문제73"/><text:span text:style-name="T1">름의 끝 글자가 T로 끝나는 사원들의 이름을 출력하시오 !</text:span></text:p>
      <text:p text:style-name="P1"/>
      <text:p text:style-name="P1"><text:tab/>import csv</text:p>
      <text:p text:style-name="P1"/>
      <text:p text:style-name="P1"><text:tab/>file = open("c:\\emp_comm.csv",'r')</text:p>
      <text:p text:style-name="P1"><text:tab/>emp_csv = csv.reader(file)</text:p>
      <text:p text:style-name="P1"/>
      <text:p text:style-name="P1"><text:tab/>for emp_list in emp_csv:</text:p>
      <text:p text:style-name="P1"><text:tab/> <text:s text:c="3"/>if emp_list[1][-1] == 'T':</text:p>
      <text:p text:style-name="P1"><text:soft-page-break/><text:tab/> <text:s text:c="7"/>print ( emp_list[1] )</text:p>
      <text:p text:style-name="P1"/>
      <text:p text:style-name="P1"><text:tab/>SCOTT</text:p>
      <text:p text:style-name="P1"/>
      <text:p text:style-name="P1"/>
      <text:p text:style-name="P1"/>
      <text:p text:style-name="P1"/>
      <text:p text:style-name="P2"><text:tab/>예제 :</text:p>
      <text:p text:style-name="P2"><text:tab/><text:tab/>strdata = 'Time is money!!' <text:s/><text:tab/></text:p>
      <text:p text:style-name="P2"><text:tab/><text:tab/>listdata = [1, 2, [4, 5, 6] ] <text:tab/></text:p>
      <text:p text:style-name="P1"/>
      <text:p text:style-name="P1"/>
      <text:p text:style-name="Standard"><text:span text:style-name="T1">문제 74</text:span><text:bookmark text:name="문제74"/><text:span text:style-name="T1">. 위의 예제에서 strdata문자열 변수에서 철자 i를 출력하시오 !</text:span></text:p>
      <text:p text:style-name="P1"/>
      <text:p text:style-name="P1"><text:tab/>print ( strdata[5] )</text:p>
      <text:p text:style-name="P1"><text:tab/>i</text:p>
      <text:p text:style-name="P1"/>
      <text:p text:style-name="P1"/>
      <text:p text:style-name="P1"/>
      <text:p text:style-name="P1">문제 75. 아래의 listdata변수에서 숫자 2를 출력하시오 !</text:p>
      <text:p text:style-name="P1"/>
      <text:p text:style-name="P1"><text:tab/>listdata = [1, 2, [4, 5, 6] ]</text:p>
      <text:p text:style-name="P1"/>
      <text:p text:style-name="P1"><text:tab/>print ( listdata[1] )</text:p>
      <text:p text:style-name="P1"><text:tab/>print ( listdata[2][1] )</text:p>
      <text:p text:style-name="P1"><text:tab/>2</text:p>
      <text:p text:style-name="P1"/>
      <text:p text:style-name="P1"/>
      <text:p text:style-name="P1">문제 76. 아래의 listdata변수에서 숫자 4를 출력하시오 !</text:p>
      <text:p text:style-name="P1"/>
      <text:p text:style-name="P1"><text:tab/>listdata = [1, 2, [4, 5, 6] ]</text:p>
      <text:p text:style-name="P1"/>
      <text:p text:style-name="P1"><text:tab/>print ( listdata[2][0] )</text:p>
      <text:p text:style-name="P1"><text:tab/>4<text:tab/></text:p>
      <text:p text:style-name="P1"/>
      <text:p text:style-name="P1"/>
      <text:p text:style-name="Standard"><text:span text:style-name="T1">문</text:span><text:bookmark text:name="문제77"/><text:span text:style-name="T1">제 77. strdata에서 아래의 문자만 출력하시오 !</text:span></text:p>
      <text:p text:style-name="P1"/>
      <text:p text:style-name="P1"><text:tab/>strdata = 'Time is money'</text:p>
      <text:p text:style-name="P1"><text:tab/></text:p>
      <text:p text:style-name="P1"><text:tab/>print ( strdata[0:7] )</text:p>
      <text:p text:style-name="P1"><text:tab/>print ( strdata[ :7] )</text:p>
      <text:p text:style-name="P1"/>
      <text:p text:style-name="P1"/>
      <text:p text:style-name="P1"/>
      <text:p text:style-name="P1">문제 78. strdata 문자열 변수값에서 짝수번째 철자만 출력하시오 !</text:p>
      <text:p text:style-name="P1"/>
      <text:p text:style-name="P1"><text:tab/>strdata = 'Time is money'</text:p>
      <text:p text:style-name="P1"/>
      <text:p text:style-name="P1"><text:tab/>print ( strdata[::2])</text:p>
      <text:p text:style-name="P1"/>
      <text:p text:style-name="P1"/>
      <text:p text:style-name="P1"/>
      <text:p text:style-name="P1">문제 79. 이름을 출력하고 이름의 첫번째 철자부터 세번째 철자까지 아래와 같이 출력되게 하시오 !</text:p>
      <text:p text:style-name="P1"/>
      <text:p text:style-name="P1"><text:tab/>import csv</text:p>
      <text:p text:style-name="P1"/>
      <text:p text:style-name="P1"><text:tab/>file = open ( "c:\\emp_comm.csv", 'r' )</text:p>
      <text:p text:style-name="P1"><text:tab/>emp_csv = csv.reader(file)</text:p>
      <text:p text:style-name="P1"><text:soft-page-break/><text:tab/></text:p>
      <text:p text:style-name="P1"><text:tab/>for emp_list in emp_csv:</text:p>
      <text:p text:style-name="P1"><text:tab/> <text:s text:c="3"/>print( emp_list[1], emp_list[1][:3] )</text:p>
      <text:p text:style-name="P1"/>
      <text:p text:style-name="P1"/>
      <text:p text:style-name="P1"/>
      <text:p text:style-name="P1">문제 80. 위의 결과를 pandas를 이용해서 출력하시오 !</text:p>
      <text:p text:style-name="P1"/>
      <text:p text:style-name="P1"><text:tab/>import pandas as pd</text:p>
      <text:p text:style-name="P1"><text:tab/>emp = pd.read_csv("c:\\emp.csv")</text:p>
      <text:p text:style-name="P1"><text:tab/>result = emp['ename']</text:p>
      <text:p text:style-name="P1"><text:tab/></text:p>
      <text:p text:style-name="P1"><text:tab/>print (result.apply(lambda x : x[:3] ) )</text:p>
      <text:p text:style-name="P1"/>
      <text:p text:style-name="P1"><text:tab/>0 <text:s text:c="4"/>KIN</text:p>
      <text:p text:style-name="P1"><text:tab/>1 <text:s text:c="4"/>BLA</text:p>
      <text:p text:style-name="P1"><text:tab/>2 <text:s text:c="4"/>CLA</text:p>
      <text:p text:style-name="P1"><text:tab/>3 <text:s text:c="4"/>JON</text:p>
      <text:p text:style-name="P1"><text:tab/>4 <text:s text:c="4"/>MAR</text:p>
      <text:p text:style-name="P1"><text:tab/>5 <text:s text:c="4"/>ALL</text:p>
      <text:p text:style-name="P1"><text:tab/>6 <text:s text:c="4"/>TUR</text:p>
      <text:p text:style-name="P1"><text:tab/>7 <text:s text:c="4"/>JAM</text:p>
      <text:p text:style-name="P1"><text:tab/>8 <text:s text:c="4"/>WAR</text:p>
      <text:p text:style-name="P1"><text:tab/>9 <text:s text:c="4"/>FOR</text:p>
      <text:p text:style-name="P1"><text:tab/>10 <text:s text:c="3"/>SMI</text:p>
      <text:p text:style-name="P1"><text:tab/>11 <text:s text:c="3"/>SCO</text:p>
      <text:p text:style-name="P1"><text:tab/>12 <text:s text:c="3"/>ADA</text:p>
      <text:p text:style-name="P1"><text:tab/>13 <text:s text:c="3"/>MIL</text:p>
      <text:p text:style-name="P1"/>
      <text:p text:style-name="P1"/>
      <text:p text:style-name="P1"/>
      <text:p text:style-name="P1"/>
      <text:p text:style-name="P1"/>
      <text:p text:style-name="Standard"><text:span text:style-name="T1">문제 81. </text:span><text:bookmark text:name="문제81"/><text:span text:style-name="T1">이름을 출력하는데 전부 소문자로 출력하시오 !</text:span></text:p>
      <text:p text:style-name="P1"/>
      <text:p text:style-name="P1"><text:tab/>import csv</text:p>
      <text:p text:style-name="P1"><text:tab/>file = open ( "c:\\emp_comm.csv", 'r' )</text:p>
      <text:p text:style-name="P1"><text:tab/>emp_csv = csv.reader(file)</text:p>
      <text:p text:style-name="P1"><text:tab/></text:p>
      <text:p text:style-name="P1"><text:tab/>for emp_list in emp_csv:</text:p>
      <text:p text:style-name="P1"><text:tab/> <text:s text:c="3"/>print( emp_list[1].lower() )</text:p>
      <text:p text:style-name="P1"><text:tab/></text:p>
      <text:p text:style-name="P1"><text:tab/>king</text:p>
      <text:p text:style-name="P1"><text:tab/>blake</text:p>
      <text:p text:style-name="P1"><text:tab/>clark</text:p>
      <text:p text:style-name="P1"><text:tab/>jones</text:p>
      <text:p text:style-name="P1"><text:tab/>martin</text:p>
      <text:p text:style-name="P1"><text:tab/>allen</text:p>
      <text:p text:style-name="P1"><text:tab/>turner</text:p>
      <text:p text:style-name="P1"><text:tab/>james</text:p>
      <text:p text:style-name="P1"><text:tab/>ward</text:p>
      <text:p text:style-name="P1"><text:tab/>ford</text:p>
      <text:p text:style-name="P1"><text:tab/>smith</text:p>
      <text:p text:style-name="P1"><text:tab/>scott</text:p>
      <text:p text:style-name="P1"><text:tab/>adams</text:p>
      <text:p text:style-name="P1"><text:tab/>miller</text:p>
      <text:p text:style-name="P1"/>
      <text:p text:style-name="P1"/>
      <text:p text:style-name="P1"/>
      <text:p text:style-name="P1"><text:soft-page-break/></text:p>
      <text:p text:style-name="P1">문제 82. 이름을 출력하는데 이름을 첫철자는 대문자로 출력하고 나머지는 소문자로 출력하는 아래의 SQL을</text:p>
      <text:p text:style-name="P13"><text:s/>구현하시오 !</text:p>
      <text:p text:style-name="P1"><text:tab/> (lower(), upper() 함수를 이용하세요 )</text:p>
      <text:p text:style-name="P1"><text:tab/>SQL&gt; select initcap(ename)</text:p>
      <text:p text:style-name="P1"><text:tab/> <text:s text:c="6"/>from emp;</text:p>
      <text:p text:style-name="P1"/>
      <text:p text:style-name="P1"><text:tab/>import csv</text:p>
      <text:p text:style-name="P1"><text:tab/>file = open ( "c:\\emp_comm.csv", 'r' )</text:p>
      <text:p text:style-name="P1"><text:tab/>emp_csv = csv.reader(file)</text:p>
      <text:p text:style-name="P1"><text:tab/></text:p>
      <text:p text:style-name="P1"><text:tab/>for emp_list in emp_csv:</text:p>
      <text:p text:style-name="P1"><text:tab/> <text:s text:c="3"/>print( emp_list[1][0].upper() +\</text:p>
      <text:p text:style-name="P1"><text:tab/> <text:s text:c="10"/>emp_list[1][1:].lower() )</text:p>
      <text:p text:style-name="P1"/>
      <text:p text:style-name="P1"><text:tab/>King</text:p>
      <text:p text:style-name="P1"><text:tab/>Blake</text:p>
      <text:p text:style-name="P1"><text:tab/>Clark</text:p>
      <text:p text:style-name="P1"><text:tab/>Jones</text:p>
      <text:p text:style-name="P1"><text:tab/>Martin</text:p>
      <text:p text:style-name="P1"><text:tab/>Allen</text:p>
      <text:p text:style-name="P1"><text:tab/>Turner</text:p>
      <text:p text:style-name="P1"><text:tab/>James</text:p>
      <text:p text:style-name="P1"><text:tab/>Ward</text:p>
      <text:p text:style-name="P1"><text:tab/>Ford</text:p>
      <text:p text:style-name="P1"><text:tab/>Smith</text:p>
      <text:p text:style-name="P1"><text:tab/>Scott</text:p>
      <text:p text:style-name="P1"><text:tab/>Adams</text:p>
      <text:p text:style-name="P1"><text:tab/>Miller</text:p>
      <text:p text:style-name="P1"/>
      <text:p text:style-name="P1"/>
      <text:p text:style-name="Standard"><text:span text:style-name="T1">문제 </text:span><text:bookmark text:name="문제83"/><text:span text:style-name="T1">83. 아래의 SQL을 파이썬으로 구현하시오 !</text:span></text:p>
      <text:p text:style-name="P1"/>
      <text:p text:style-name="P1"><text:tab/>SQL&gt; select ename, length(ename)</text:p>
      <text:p text:style-name="P1"><text:tab/> <text:s text:c="6"/>from emp;</text:p>
      <text:p text:style-name="P1"><text:tab/></text:p>
      <text:p text:style-name="P1"><text:tab/>import csv</text:p>
      <text:p text:style-name="P1"><text:tab/>file = open ( "c:\\emp_comm.csv", 'r' )</text:p>
      <text:p text:style-name="P1"><text:tab/>emp_csv = csv.reader(file)</text:p>
      <text:p text:style-name="P1"><text:tab/></text:p>
      <text:p text:style-name="P1"><text:tab/>for emp_list in emp_csv:</text:p>
      <text:p text:style-name="P1"><text:tab/> <text:s text:c="3"/>print( emp_list[1], len(emp_list[1]) ) </text:p>
      <text:p text:style-name="P1"><text:tab/></text:p>
      <text:p text:style-name="P1"><text:tab/>KING 4</text:p>
      <text:p text:style-name="P1"><text:tab/>BLAKE 5</text:p>
      <text:p text:style-name="P1"><text:tab/>CLARK 5</text:p>
      <text:p text:style-name="P1"><text:tab/>JONES 5</text:p>
      <text:p text:style-name="P1"><text:tab/>MARTIN 6</text:p>
      <text:p text:style-name="P1"><text:tab/>ALLEN 5</text:p>
      <text:p text:style-name="P1"><text:tab/>TURNER 6</text:p>
      <text:p text:style-name="P1"><text:tab/>JAMES 5</text:p>
      <text:p text:style-name="P1"><text:tab/>WARD 4</text:p>
      <text:p text:style-name="P1"><text:tab/>FORD 4</text:p>
      <text:p text:style-name="P1"><text:tab/>SMITH 5</text:p>
      <text:p text:style-name="P1"><text:tab/>SCOTT 5</text:p>
      <text:p text:style-name="P1"><text:tab/>ADAMS 5</text:p>
      <text:p text:style-name="P1"><text:tab/>MILLER 6</text:p>
      <text:p text:style-name="P1"/>
      <text:p text:style-name="P1"/>
      <text:p text:style-name="P1"><text:soft-page-break/></text:p>
      <text:p text:style-name="Standard"><text:span text:style-name="T1">문제 </text:span><text:bookmark text:name="문제84"/><text:span text:style-name="T1">84. 겨울왕국 대본에는 elsa가 몇번 나오는지 확인하기 위해서 겨울왕국 스크립트 한라인 한라인을 </text:span></text:p>
      <text:p text:style-name="P13"><text:s/>각각 list변수에</text:p>
      <text:p text:style-name="P1"><text:tab/> 담으시오 !</text:p>
      <text:p text:style-name="P1"/>
      <text:p text:style-name="P1"><text:tab/><text:tab/>winter.txt (텍스트) -----------------&gt; 리스트 변수</text:p>
      <text:p text:style-name="P1"><text:tab/><text:tab/><text:tab/>↓<text:tab/><text:tab/><text:tab/><text:tab/> <text:s text:c="3"/>↓</text:p>
      <text:p text:style-name="P1"/>
      <text:p text:style-name="P1"><text:tab/><text:tab/> <text:s text:c="5"/>script <text:tab/><text:tab/><text:tab/>['repaired', 'with', 'a', 'ice.\n']</text:p>
      <text:p text:style-name="P1"/>
      <text:p text:style-name="P1">답 :</text:p>
      <text:p text:style-name="P1"><text:tab/>file = open( "c:\\winter.txt",'r')</text:p>
      <text:p text:style-name="P1"><text:tab/>for winter_list in file:</text:p>
      <text:p text:style-name="P1"><text:tab/> <text:s text:c="3"/>a = winter_list.split(' ')</text:p>
      <text:p text:style-name="P1"><text:tab/> <text:s text:c="3"/>print(a)</text:p>
      <text:p text:style-name="P1"/>
      <text:p text:style-name="P1"/>
      <text:p text:style-name="P1">문제 85. 아래의 리스트에서 단어를 하나씩 뽑아내서 출력하시오 !</text:p>
      <text:p text:style-name="P1"/>
      <text:p text:style-name="P1"><text:tab/>a = ['repaired', 'with', 'a', 'ice.\n']</text:p>
      <text:p text:style-name="P1"/>
      <text:p text:style-name="P1"><text:tab/>a = ['repaired', 'with', 'a', 'ice.\n']</text:p>
      <text:p text:style-name="P1"><text:tab/>for i in a:</text:p>
      <text:p text:style-name="P1"><text:tab/> <text:s text:c="3"/>print(i)</text:p>
      <text:p text:style-name="P1"><text:tab/></text:p>
      <text:p text:style-name="P1"><text:tab/>repaired</text:p>
      <text:p text:style-name="P1"><text:tab/>with</text:p>
      <text:p text:style-name="P1"><text:tab/>a</text:p>
      <text:p text:style-name="P1"><text:tab/>ice.</text:p>
      <text:p text:style-name="P1"/>
      <text:p text:style-name="P1"/>
      <text:p text:style-name="P1"/>
      <text:p text:style-name="P1">문제 86. 겨울왕국 스크립트를 한 단어씩 출력하시오 !</text:p>
      <text:p text:style-name="P1"/>
      <text:p text:style-name="P1"><text:tab/><text:tab/><text:tab/><text:tab/>for loop<text:tab/><text:tab/><text:tab/>for loop</text:p>
      <text:p text:style-name="P1"><text:tab/>winter.txt (텍스트) -----------------&gt; 리스트 변수 ------------------&gt; 한 단어</text:p>
      <text:p text:style-name="P1"><text:tab/><text:tab/>↓<text:tab/><text:tab/><text:tab/><text:tab/> <text:s text:c="3"/>↓</text:p>
      <text:p text:style-name="P1"><text:tab/> <text:s text:c="5"/>script <text:tab/><text:tab/><text:tab/>['repaired', 'with', 'a', 'ice.\n']</text:p>
      <text:p text:style-name="P1"/>
      <text:p text:style-name="P1"><text:tab/>file = open( "c:\\winter.txt",'r')</text:p>
      <text:p text:style-name="P1"><text:tab/>for winter_list in file:</text:p>
      <text:p text:style-name="P1"><text:tab/> <text:s text:c="3"/>a = winter_list.split(' ')</text:p>
      <text:p text:style-name="P1"><text:tab/> <text:s text:c="3"/>for i in a:</text:p>
      <text:p text:style-name="P1"><text:tab/> <text:s text:c="7"/>print(i)</text:p>
      <text:p text:style-name="P1"/>
      <text:p text:style-name="P1"/>
      <text:p text:style-name="P1">문제 87. 위의 단어들이 소문자로 출력되게 하시오 !</text:p>
      <text:p text:style-name="P1"/>
      <text:p text:style-name="P1"><text:tab/>file = open( "c:\\winter.txt",'r')</text:p>
      <text:p text:style-name="P1"><text:tab/>for winter_list in file:</text:p>
      <text:p text:style-name="P1"><text:tab/> <text:s text:c="3"/>a = winter_list.split(' ')</text:p>
      <text:p text:style-name="P1"><text:tab/> <text:s text:c="3"/>for i in a:</text:p>
      <text:p text:style-name="P1"><text:tab/> <text:s text:c="7"/>print(i.lower())</text:p>
      <text:p text:style-name="P1"/>
      <text:p text:style-name="P1"/>
      <text:p text:style-name="P1"/>
      <text:p text:style-name="P1">문제 88. 아래의 list 에서 단어 aaa 가 몇개 있는지count 하시오 . </text:p>
      <text:p text:style-name="P1"/>
      <text:p text:style-name="P1"><text:tab/>word = ['bbb', 'ccc', 'aaa', 'ddd', 'aaa']<text:tab/></text:p>
      <text:p text:style-name="P1"><text:soft-page-break/><text:tab/>print(word.count('aaa'))</text:p>
      <text:p text:style-name="P1"/>
      <text:p text:style-name="P1"/>
      <text:p text:style-name="P1"/>
      <text:p text:style-name="P1">문제 89. 겨울왕국 대본에는 elsa라는 단어가 몇번나오는가? anna라는 단어는 몇번 나오는가?</text:p>
      <text:p text:style-name="P1"/>
      <text:p text:style-name="P1"><text:tab/>anna = 0</text:p>
      <text:p text:style-name="P1"><text:tab/>elsa = 0</text:p>
      <text:p text:style-name="P1"><text:tab/>file = open( "c:\\winter.txt",'r')</text:p>
      <text:p text:style-name="P1"><text:tab/>for winter_list in file:</text:p>
      <text:p text:style-name="P1"><text:tab/> <text:s text:c="3"/>a = winter_list.split(' ')</text:p>
      <text:p text:style-name="P1"><text:tab/> <text:s text:c="3"/>for i in a:</text:p>
      <text:p text:style-name="P1"><text:tab/> <text:s text:c="7"/>j = i.lower()</text:p>
      <text:p text:style-name="P1"><text:tab/> <text:s text:c="7"/>anna += j.count('anna')</text:p>
      <text:p text:style-name="P1"><text:tab/> <text:s text:c="7"/>elsa += j.count('elsa')</text:p>
      <text:p text:style-name="P1"><text:tab/>print(anna, elsa)</text:p>
      <text:p text:style-name="P1"/>
      <text:p text:style-name="P1"/>
      <text:p text:style-name="P1"/>
      <text:p text:style-name="Standard"><text:span text:style-name="T1">문제 9</text:span><text:bookmark text:name="문제90"/><text:span text:style-name="T1">0. 문자열 안에 싱글과 더블 쿼테이션 마크를 다 넣고 싶을때는 어떻게 해야 되는가?</text:span></text:p>
      <text:p text:style-name="P1"/>
      <text:p text:style-name="P1"><text:tab/>data6 = """ my son's names is "john" """</text:p>
      <text:p text:style-name="P1"><text:tab/></text:p>
      <text:p text:style-name="P1"><text:tab/>print(data6)</text:p>
      <text:p text:style-name="P1"/>
      <text:p text:style-name="P1"/>
      <text:p text:style-name="P1"/>
      <text:p text:style-name="P1">문제 91. 아래의 data1 ~ data 6 변수에 있는 문자열 값을 한번에 출력하시오 !</text:p>
      <text:p text:style-name="P1"/>
      <text:p text:style-name="P1"><text:tab/>data1 = 'i am python programer'</text:p>
      <text:p text:style-name="P1"><text:tab/>data2 = 'you are a programer'</text:p>
      <text:p text:style-name="P1"><text:tab/>data3 = """ i love</text:p>
      <text:p text:style-name="P1"><text:tab/> <text:s text:c="11"/>i love</text:p>
      <text:p text:style-name="P1"><text:tab/> <text:s text:c="11"/>i love """ <text:s text:c="11"/></text:p>
      <text:p text:style-name="P1"><text:tab/>data4 = "my son's names is john"</text:p>
      <text:p text:style-name="P1"><text:tab/>data5 = 'name of my son is "john"'</text:p>
      <text:p text:style-name="P1"><text:tab/>data6 = """ my son's names is "john" """</text:p>
      <text:p text:style-name="P1"><text:tab/></text:p>
      <text:p text:style-name="P1"><text:tab/>for i in range(1,6):</text:p>
      <text:p text:style-name="P1"><text:tab/> <text:s text:c="3"/>dt = "data"+str( i )</text:p>
      <text:p text:style-name="P1"><text:tab/> <text:s text:c="3"/>print( locals()[dt] )<text:tab/>#지역변수 data들에 담긴 값들을 출력하겠다.</text:p>
      <text:p text:style-name="P1"><text:tab/><text:tab/><text:tab/>※ 설명 : locals() <text:s/>: 지역변수의 이름과 값을 확인하는 함수</text:p>
      <text:p text:style-name="P1"><text:tab/><text:tab/><text:tab/><text:tab/> <text:s/>globals() : 전역변수의 이름과 값을 확인하는 함수</text:p>
      <text:p text:style-name="P1"><text:tab/></text:p>
      <text:p text:style-name="P1"><text:tab/>i am python programer</text:p>
      <text:p text:style-name="P1"><text:tab/>you are a programer</text:p>
      <text:p text:style-name="P1"><text:tab/> i love</text:p>
      <text:p text:style-name="P1"><text:tab/> <text:s text:c="11"/>i love</text:p>
      <text:p text:style-name="P1"><text:tab/> <text:s text:c="11"/>i love </text:p>
      <text:p text:style-name="P1"><text:tab/>my son's names is john</text:p>
      <text:p text:style-name="P1"><text:tab/>name of my son is "john"</text:p>
      <text:p text:style-name="P1"/>
      <text:p text:style-name="P1"/>
      <text:p text:style-name="P1"/>
      <text:p text:style-name="Standard"><text:span text:style-name="T1">문제 9</text:span><text:bookmark text:name="문제93"/><text:span text:style-name="T1">3. 아래의 변수에 있는 값을 이용해서 아래의 문자를 출력하시오 !</text:span></text:p>
      <text:p text:style-name="P1"/>
      <text:p text:style-name="P1"><text:tab/>txt1 = '자바'; txt2 = '파이썬'</text:p>
      <text:p text:style-name="P1"><text:tab/>num1 = 5</text:p>
      <text:p text:style-name="P1"/>
      <text:p text:style-name="P1"><text:soft-page-break/><text:tab/>print ('%s 이 %s 보다 %d배 더 쉽습니다.' %(txt1, txt2, num1) )</text:p>
      <text:p text:style-name="P1"><text:tab/>파이썬이 자바보다 5배 더 쉽습니다.</text:p>
      <text:p text:style-name="P1"/>
      <text:p text:style-name="P1"/>
      <text:p text:style-name="P1"/>
      <text:p text:style-name="P1"/>
      <text:p text:style-name="P1">문제 94. 변하는 값을 포함하는 문자열을 나타내는 아래의 코드를 실행하시오 !</text:p>
      <text:p text:style-name="P1"/>
      <text:p text:style-name="Standard"><text:span text:style-name="T1"><text:tab/>from time import sleep # tim</text:span><text:bookmark text:name="sleep"/><text:span text:style-name="T1">e 패키지에서 sleep모듈을 가져와라 ~</text:span></text:p>
      <text:p text:style-name="P1"><text:tab/></text:p>
      <text:p text:style-name="P1"><text:tab/>for i in range(100):</text:p>
      <text:p text:style-name="P1"><text:tab/> <text:s text:c="3"/>msg = '\r 진행률 %d%%' %(100-i-1)</text:p>
      <text:p text:style-name="P1"><text:tab/> <text:s text:c="3"/>print(msg, end = '')</text:p>
      <text:p text:style-name="P1"><text:tab/> <text:s text:c="3"/>sleep(0.1)</text:p>
      <text:p text:style-name="P1"><text:tab/></text:p>
      <text:p text:style-name="P1"><text:tab/>※ 설명 : \r 리턴문자를 추가하여 msg 변수를 print 할때 줄바꿈 없이 화면에 출력한다.</text:p>
      <text:p text:style-name="P1"/>
      <text:p text:style-name="P1"><text:tab/><text:tab/> <text:s/>print(' '*len(msg), end = '') 로 msg 길이만큼 공백문자를 줄바꿈없이 화면에 출력한다.</text:p>
      <text:p text:style-name="P1"/>
      <text:p text:style-name="P1"/>
      <text:p text:style-name="P1"/>
      <text:p text:style-name="P1"/>
      <text:p text:style-name="P1">문제 95. 겨울왕국에서 anna를 검색해서 건수를 출력하는 코드를 실행하시오 !</text:p>
      <text:p text:style-name="P1"><text:tab/></text:p>
      <text:p text:style-name="P1"><text:tab/>file = open("c:\\winter.txt", 'r')</text:p>
      <text:p text:style-name="P1"><text:tab/></text:p>
      <text:p text:style-name="P1"><text:tab/>sum=0</text:p>
      <text:p text:style-name="P1"><text:tab/></text:p>
      <text:p text:style-name="P1"><text:tab/>for winter_list in file:</text:p>
      <text:p text:style-name="P1"><text:tab/> <text:s text:c="3"/>a = winter_list.split(' ')</text:p>
      <text:p text:style-name="P1"><text:tab/> <text:s text:c="3"/>for b in a:</text:p>
      <text:p text:style-name="P1"><text:tab/> <text:s text:c="7"/>sum = sum + b.lower().count('anna')</text:p>
      <text:p text:style-name="P1"><text:tab/>print(sum)</text:p>
      <text:p text:style-name="P1"><text:tab/>685</text:p>
      <text:p text:style-name="P1"/>
      <text:p text:style-name="P1"/>
      <text:p text:style-name="P1"/>
      <text:p text:style-name="P1"/>
      <text:p text:style-name="P1"/>
      <text:p text:style-name="P1">문제 96. 문제 94번과 문제 95번 코드를 잘 조합해서 단어를 물어보게 하고 단어를 입력하면</text:p>
      <text:p text:style-name="P1"><text:tab/> 해당 단어의 갯수가 변하는 숫자로 출력되어서 나오게 하시오 !</text:p>
      <text:p text:style-name="P1"/>
      <text:p text:style-name="P1"><text:tab/>from time import sleep</text:p>
      <text:p text:style-name="P1"><text:tab/></text:p>
      <text:p text:style-name="P1"><text:tab/>file = open("c:\\winter.txt", 'r')</text:p>
      <text:p text:style-name="P1"><text:tab/>x = input( '찾을 단어를 입력 ')</text:p>
      <text:p text:style-name="P1"><text:tab/>sum=0</text:p>
      <text:p text:style-name="P1"><text:tab/></text:p>
      <text:p text:style-name="P1"><text:tab/>for winter_list in file:</text:p>
      <text:p text:style-name="P1"><text:tab/> <text:s text:c="3"/>a = winter_list.split(' ')</text:p>
      <text:p text:style-name="P1"><text:tab/> <text:s text:c="3"/>for b in a:</text:p>
      <text:p text:style-name="P1"><text:tab/> <text:s text:c="7"/>sum += b.lower().count(x)</text:p>
      <text:p text:style-name="P1"><text:tab/> <text:s text:c="7"/>msg = '\r %d' %sum</text:p>
      <text:p text:style-name="P1"><text:tab/> <text:s text:c="7"/>print(msg, end = '')</text:p>
      <text:p text:style-name="P1"><text:tab/> <text:s text:c="7"/>sleep(0.00001)</text:p>
      <text:p text:style-name="P1"/>
      <text:p text:style-name="P1"/>
      <text:p text:style-name="P1">문제 97. 위의 코드를 수정해서 아래와 같이 스크립트도 물어보게 하시오 !</text:p>
      <text:p text:style-name="P1"/>
      <text:p text:style-name="P1"><text:soft-page-break/><text:tab/>분석할 스크립트를 입력하세요 ~winter.txt</text:p>
      <text:p text:style-name="P1"><text:tab/></text:p>
      <text:p text:style-name="P1"><text:tab/>찾을 단어를 입력하세요~ anna</text:p>
      <text:p text:style-name="P1"><text:tab/> 685</text:p>
      <text:p text:style-name="P1"><text:tab/></text:p>
      <text:p text:style-name="P1"><text:tab/>x = input( '분석할 스크립트를 입력하세요 ~')</text:p>
      <text:p text:style-name="P1"><text:tab/>y = input( '찾을 단어를 입력하세요~ ')</text:p>
      <text:p text:style-name="P1"><text:tab/>from time import sleep</text:p>
      <text:p text:style-name="P1"><text:tab/></text:p>
      <text:p text:style-name="P1"><text:tab/>file = open("c:\\%s" %x, 'r')</text:p>
      <text:p text:style-name="P1"><text:tab/>sum=0</text:p>
      <text:p text:style-name="P1"><text:tab/></text:p>
      <text:p text:style-name="P1"><text:tab/>for winter_list in file:</text:p>
      <text:p text:style-name="P1"><text:tab/> <text:s text:c="3"/>a = winter_list.split(' ')</text:p>
      <text:p text:style-name="P1"><text:tab/> <text:s text:c="3"/>for b in a:</text:p>
      <text:p text:style-name="P1"><text:tab/> <text:s text:c="7"/>sum += b.lower().count(y)</text:p>
      <text:p text:style-name="P1"><text:tab/> <text:s text:c="7"/>msg = '\r %d' %sum</text:p>
      <text:p text:style-name="P1"><text:tab/> <text:s text:c="3"/>print(msg, end = '')</text:p>
      <text:p text:style-name="P1"><text:tab/> <text:s text:c="3"/>sleep(0.000001)</text:p>
      <text:p text:style-name="P1"/>
      <text:p text:style-name="P1"/>
      <text:p text:style-name="P1">문제 98. (점심시간 문제) 로그함수를 파이썬으로 구현하시오 !</text:p>
      <text:p text:style-name="P1"/>
      <text:p text:style-name="P1"><text:tab/>로그의 밑수를 입력하세요 ~ 2</text:p>
      <text:p text:style-name="P1"><text:tab/>로그의 진수를 입력하세요 ~ 8</text:p>
      <text:p text:style-name="P1"/>
      <text:p text:style-name="P1"><text:tab/>3 입니다.</text:p>
      <text:p text:style-name="P1"/>
      <text:p text:style-name="P1"><text:tab/>x = int( input('로그의 밑수를 입력하세요 ~ ') )</text:p>
      <text:p text:style-name="P1"><text:tab/>y = int( input('로그의 진수를 입력하세요 ~ ') )</text:p>
      <text:p text:style-name="P1"><text:tab/></text:p>
      <text:p text:style-name="P1"><text:tab/>for i in range(y):</text:p>
      <text:p text:style-name="P1"><text:tab/> <text:s text:c="3"/>if x**i == y:</text:p>
      <text:p text:style-name="P1"><text:tab/> <text:s text:c="7"/>print(i, '입니다.')</text:p>
      <text:p text:style-name="P1"/>
      <text:p text:style-name="P1"/>
      <text:p text:style-name="P1"/>
      <text:p text:style-name="Standard"><text:span text:style-name="T1">문제 99</text:span><text:bookmark text:name="문제99"/><text:span text:style-name="T1">. emp_list에서 b요소를 제거하시오 !</text:span></text:p>
      <text:p text:style-name="P1"><text:tab/><text:tab/>emp_list = []</text:p>
      <text:p text:style-name="P1"><text:tab/><text:tab/>emp_list.append('a')</text:p>
      <text:p text:style-name="P1"><text:tab/><text:tab/>emp_list.append('b')</text:p>
      <text:p text:style-name="P1"/>
      <text:p text:style-name="P1"><text:tab/>emp_list.remove('b')</text:p>
      <text:p text:style-name="P1"><text:tab/>print(emp_list)</text:p>
      <text:p text:style-name="P1"/>
      <text:p text:style-name="P1"/>
      <text:p text:style-name="P1"/>
      <text:p text:style-name="P1">문제 100. emp2.csv의 sal 의 값을 sal_list라는 비어있는 리스트 변수에 담으시오 ! (for loop문 이용)</text:p>
      <text:p text:style-name="P1"/>
      <text:p text:style-name="P1"><text:tab/>[5000, 2850, 2450, 2975, 1250, 1600, 1500, 950, 1250, 3000, 800, 3000, 1100, 1300]</text:p>
      <text:p text:style-name="P1"/>
      <text:p text:style-name="P1"><text:tab/>import csv</text:p>
      <text:p text:style-name="P1"/>
      <text:p text:style-name="P1"><text:tab/>file = open("c:\\emp2.csv", 'r')</text:p>
      <text:p text:style-name="P1"><text:tab/>emp_csv = csv.reader(file)</text:p>
      <text:p text:style-name="P1"><text:tab/></text:p>
      <text:p text:style-name="P1"><text:tab/>sal_list = []</text:p>
      <text:p text:style-name="P1"><text:tab/></text:p>
      <text:p text:style-name="P1"><text:tab/>for emp_list in emp_csv:</text:p>
      <text:p text:style-name="P1"><text:soft-page-break/><text:tab/> <text:s text:c="3"/>sal_list.append( int(emp_list[5]) )</text:p>
      <text:p text:style-name="P1"><text:tab/> <text:s text:c="3"/>print(sal_list)<text:tab/><text:tab/><text:tab/><text:tab/># append되는 과정을 볼 수 있다.</text:p>
      <text:p text:style-name="P1"><text:tab/>print(sal_list)<text:tab/><text:tab/><text:tab/><text:tab/><text:tab/># append 다 된 리스트를 볼 수 있다.</text:p>
      <text:p text:style-name="P1"/>
      <text:p text:style-name="P1"/>
      <text:p text:style-name="P1"/>
      <text:p text:style-name="P1">문제 101. 위의 결과를 다시 출력하는데 월급이 낮은 것부터 높은 순으로 출력하시오 !</text:p>
      <text:p text:style-name="P1"/>
      <text:p text:style-name="P1"><text:tab/>[800, 950, 1100, 1250, 1250, 1300, 1500, 1600, 2450, 2850, 2975, 3000, 3000, 5000]</text:p>
      <text:p text:style-name="P1"/>
      <text:p text:style-name="P1"><text:tab/>sal_list.sort()</text:p>
      <text:p text:style-name="P1"><text:tab/>print(sal_list)</text:p>
      <text:p text:style-name="P1"/>
      <text:p text:style-name="P1"/>
      <text:p text:style-name="P1"/>
      <text:p text:style-name="P1">문제 102. 위의 결과를 다시 출력하는데 월급이 높은 것부터 출력되게 하시오 !</text:p>
      <text:p text:style-name="P1"/>
      <text:p text:style-name="P1"><text:tab/>[5000, 3000, 3000, 2975, 2850, 2450, 1600, 1500, 1300, 1250, 1250, 1100, 950, 800]</text:p>
      <text:p text:style-name="P1"/>
      <text:p text:style-name="P1"><text:tab/>sal_list.reverse()</text:p>
      <text:p text:style-name="P1"><text:tab/>print(sal_list)</text:p>
      <text:p text:style-name="P1"/>
      <text:p text:style-name="P1"/>
      <text:p text:style-name="P1"/>
      <text:p text:style-name="P1">문제 103. 위의 sal_list의 요소를 아래와 같이 뽑아내서 출력하시오 !</text:p>
      <text:p text:style-name="P1"/>
      <text:p text:style-name="P1"><text:tab/>5000</text:p>
      <text:p text:style-name="P1"><text:tab/>3000</text:p>
      <text:p text:style-name="P1"><text:tab/>3000</text:p>
      <text:p text:style-name="P1"><text:tab/>2975</text:p>
      <text:p text:style-name="P1"><text:tab/>2850</text:p>
      <text:p text:style-name="P1"><text:tab/>2450</text:p>
      <text:p text:style-name="P1"><text:tab/>1600</text:p>
      <text:p text:style-name="P1"><text:tab/>1500</text:p>
      <text:p text:style-name="P1"><text:tab/>1300</text:p>
      <text:p text:style-name="P1"><text:tab/>1250</text:p>
      <text:p text:style-name="P1"><text:tab/>1250</text:p>
      <text:p text:style-name="P1"><text:tab/>1100</text:p>
      <text:p text:style-name="P1"><text:tab/>950</text:p>
      <text:p text:style-name="P1"><text:tab/>800</text:p>
      <text:p text:style-name="P1"/>
      <text:p text:style-name="P1"><text:tab/>for i in sal_list:</text:p>
      <text:p text:style-name="P1"><text:tab/> <text:s text:c="3"/>print(i)</text:p>
      <text:p text:style-name="P1"><text:s text:c="4"/></text:p>
      <text:p text:style-name="P1"/>
      <text:p text:style-name="P1"/>
      <text:p text:style-name="P1">문제 104. 이름과 월급을 출력하는데 월급이 높은 것부터 출력하시오 !</text:p>
      <text:p text:style-name="P1"/>
      <text:p text:style-name="P1"><text:tab/>SQL&gt; select ename, sal</text:p>
      <text:p text:style-name="P1"><text:tab/> <text:s text:c="6"/>from emp</text:p>
      <text:p text:style-name="P1"><text:tab/> <text:s text:c="6"/>order by sal desc:</text:p>
      <text:p text:style-name="P1"/>
      <text:p text:style-name="P1"><text:tab/>석우형님 답 : </text:p>
      <text:p text:style-name="P1"/>
      <text:p text:style-name="P1"><text:tab/>import csv</text:p>
      <text:p text:style-name="P1"><text:tab/>file = open('c:\\emp2.csv','r')</text:p>
      <text:p text:style-name="P1"><text:tab/>emp_csv = csv.reader(file)</text:p>
      <text:p text:style-name="P1"><text:tab/></text:p>
      <text:p text:style-name="P1"><text:tab/>sal_list = [ ]</text:p>
      <text:p text:style-name="P1"><text:soft-page-break/><text:tab/></text:p>
      <text:p text:style-name="P1"><text:tab/>for emp_list in emp_csv:</text:p>
      <text:p text:style-name="P1"><text:tab/> <text:s text:c="3"/>sal_list.append( [ int(emp_list[5]),emp_list[1] ] )</text:p>
      <text:p text:style-name="P1"><text:tab/>print(sal_list)</text:p>
      <text:p text:style-name="P1"><text:tab/>sal_list.sort()</text:p>
      <text:p text:style-name="P1"><text:tab/>sal_list.reverse()</text:p>
      <text:p text:style-name="P1"><text:tab/></text:p>
      <text:p text:style-name="P1"><text:tab/>for i in sal_list:</text:p>
      <text:p text:style-name="P1"><text:tab/> <text:s text:c="3"/>print(i[1],i[0])</text:p>
      <text:p text:style-name="P1"><text:tab/></text:p>
      <text:p text:style-name="P1"><text:tab/>선생님 답 :</text:p>
      <text:p text:style-name="P1"/>
      <text:p text:style-name="P1"><text:tab/>def colcheck(data):</text:p>
      <text:p text:style-name="P1"><text:tab/> <text:s text:c="3"/>return int( data[5] )</text:p>
      <text:p text:style-name="P1"><text:tab/></text:p>
      <text:p text:style-name="P1"><text:tab/>import csv</text:p>
      <text:p text:style-name="P1"><text:tab/>file = open("c:\\emp2.csv", 'r')</text:p>
      <text:p text:style-name="P1"><text:tab/>emp_csv = csv.reader(file)</text:p>
      <text:p text:style-name="P1"><text:tab/></text:p>
      <text:p text:style-name="P1"><text:tab/>emp_list = []</text:p>
      <text:p text:style-name="P1"><text:tab/>for i in emp_csv:</text:p>
      <text:p text:style-name="P1"><text:tab/> <text:s text:c="3"/>emp_list.append(i)</text:p>
      <text:p text:style-name="P1"><text:tab/></text:p>
      <text:p text:style-name="P1"><text:tab/>emp_sort_list = sorted(emp_list, reverse = True, key=colcheck)</text:p>
      <text:p text:style-name="P1"><text:tab/></text:p>
      <text:p text:style-name="P1"><text:tab/>for i in emp_sort_list:</text:p>
      <text:p text:style-name="P1"><text:tab/> <text:s text:c="3"/>print(i[1], i[5])</text:p>
      <text:p text:style-name="P1"/>
      <text:p text:style-name="P1"/>
      <text:p text:style-name="P1"/>
      <text:p text:style-name="P1">문제 105. 이름과 입사일을 출력하는데 최근에 입사한 사원부터 출력하시오 !</text:p>
      <text:p text:style-name="P1"/>
      <text:p text:style-name="P1"><text:tab/>SQL&gt; select ename, hiredate</text:p>
      <text:p text:style-name="P1"><text:tab/> <text:s text:c="6"/>from emp</text:p>
      <text:p text:style-name="P1"><text:tab/> <text:s text:c="6"/>order by hiredate desc;</text:p>
      <text:p text:style-name="P1"/>
      <text:p text:style-name="P1"><text:tab/>ADAMS 1983-01-15</text:p>
      <text:p text:style-name="P1"><text:tab/>SCOTT 1982-12-22</text:p>
      <text:p text:style-name="P1"><text:tab/>MILLER 1982-01-11</text:p>
      <text:p text:style-name="P1"><text:tab/>JAMES 1981-12-11</text:p>
      <text:p text:style-name="P1"><text:tab/>FORD 1981-12-11</text:p>
      <text:p text:style-name="P1"><text:tab/>KING 1981-11-17</text:p>
      <text:p text:style-name="P1"><text:tab/>MARTIN 1981-09-10</text:p>
      <text:p text:style-name="P1"><text:tab/>TURNER 1981-08-21</text:p>
      <text:p text:style-name="P1"><text:tab/>CLARK 1981-05-09</text:p>
      <text:p text:style-name="P1"><text:tab/>BLAKE 1981-05-01</text:p>
      <text:p text:style-name="P1"><text:tab/>JONES 1981-04-01</text:p>
      <text:p text:style-name="P1"><text:tab/>WARD 1981-02-23</text:p>
      <text:p text:style-name="P1"><text:tab/>ALLEN 1981-02-11</text:p>
      <text:p text:style-name="P1"><text:tab/>SMITH 1980-12-09</text:p>
      <text:p text:style-name="P1"><text:tab/></text:p>
      <text:p text:style-name="P1"><text:tab/>def colcheck(data):</text:p>
      <text:p text:style-name="P1"><text:tab/> <text:s text:c="3"/>return data[4]</text:p>
      <text:p text:style-name="P1"><text:tab/></text:p>
      <text:p text:style-name="P1"><text:tab/>import csv</text:p>
      <text:p text:style-name="P1"><text:tab/>file = open("c:\\emp2.csv", 'r')</text:p>
      <text:p text:style-name="P1"><text:tab/>emp_csv = csv.reader(file)</text:p>
      <text:p text:style-name="P1"><text:tab/></text:p>
      <text:p text:style-name="P1"><text:tab/>emp_list = []</text:p>
      <text:p text:style-name="P1"><text:soft-page-break/><text:tab/>for i in emp_csv:</text:p>
      <text:p text:style-name="P1"><text:tab/> <text:s text:c="3"/>emp_list.append(i)</text:p>
      <text:p text:style-name="P1"><text:tab/></text:p>
      <text:p text:style-name="P1"><text:tab/>emp_sort_list = sorted(emp_list, reverse = True, key=colcheck)</text:p>
      <text:p text:style-name="P1"><text:tab/></text:p>
      <text:p text:style-name="P1"><text:tab/>for i in emp_sort_list:</text:p>
      <text:p text:style-name="P1"><text:tab/> <text:s text:c="3"/>print(i[1], i[4])</text:p>
      <text:p text:style-name="P1"/>
      <text:p text:style-name="P1"/>
      <text:p text:style-name="P1"/>
      <text:p text:style-name="P1">문제 106. 이번에는 위의 문제를 pandas로 구현하시오 !</text:p>
      <text:p text:style-name="P1"/>
      <text:p text:style-name="P1"><text:tab/> <text:s text:c="8"/>1 <text:s text:c="10"/>4</text:p>
      <text:p text:style-name="P1"><text:tab/>12 <text:s text:c="2"/>ADAMS <text:s/>1983-01-15</text:p>
      <text:p text:style-name="P1"><text:tab/>11 <text:s text:c="2"/>SCOTT <text:s/>1982-12-22</text:p>
      <text:p text:style-name="P1"><text:tab/>13 <text:s/>MILLER <text:s/>1982-01-11</text:p>
      <text:p text:style-name="P1"><text:tab/>7 <text:s text:c="3"/>JAMES <text:s/>1981-12-11</text:p>
      <text:p text:style-name="P1"><text:tab/>9 <text:s text:c="4"/>FORD <text:s/>1981-12-11</text:p>
      <text:p text:style-name="P1"><text:tab/>0 <text:s text:c="4"/>KING <text:s/>1981-11-17</text:p>
      <text:p text:style-name="P1"><text:tab/>4 <text:s text:c="2"/>MARTIN <text:s/>1981-09-10</text:p>
      <text:p text:style-name="P1"><text:tab/>6 <text:s text:c="2"/>TURNER <text:s/>1981-08-21</text:p>
      <text:p text:style-name="P1"><text:tab/>2 <text:s text:c="3"/>CLARK <text:s/>1981-05-09</text:p>
      <text:p text:style-name="P1"><text:tab/>1 <text:s text:c="3"/>BLAKE <text:s/>1981-05-01</text:p>
      <text:p text:style-name="P1"><text:tab/>3 <text:s text:c="3"/>JONES <text:s/>1981-04-01</text:p>
      <text:p text:style-name="P1"><text:tab/>8 <text:s text:c="4"/>WARD <text:s/>1981-02-23</text:p>
      <text:p text:style-name="P1"><text:tab/>5 <text:s text:c="3"/>ALLEN <text:s/>1981-02-11</text:p>
      <text:p text:style-name="P1"><text:tab/>10 <text:s text:c="2"/>SMITH <text:s/>1980-12-09</text:p>
      <text:p text:style-name="P1"/>
      <text:p text:style-name="P1"><text:tab/>import pandas as pd</text:p>
      <text:p text:style-name="P1"/>
      <text:p text:style-name="P1"><text:tab/>file = open('c:\\emp2.csv','r')</text:p>
      <text:p text:style-name="P1"><text:tab/>file2 = pd.read_csv(file, header=None)<text:tab/><text:tab/># 컬럼명 없이 읽어오겠다!</text:p>
      <text:p text:style-name="P1"><text:tab/>emp = file2.sort_values(4, ascending = False)<text:tab/># 판다스 안의 sort_values모듈이용 </text:p>
      <text:p text:style-name="P1"><text:tab/>print(emp[[1,4]])</text:p>
      <text:p text:style-name="P1"/>
      <text:p text:style-name="P1"/>
      <text:p text:style-name="P1"/>
      <text:p text:style-name="P1">문제 107. 이름과 월급을 출력하는데 월급이 낮은 사원부터 높은 사원 순으로 출력하시오 !(pandas로 수행)</text:p>
      <text:p text:style-name="P1"/>
      <text:p text:style-name="P1"><text:tab/> <text:s text:c="8"/>1 <text:s text:c="4"/>5</text:p>
      <text:p text:style-name="P1"><text:tab/>10 <text:s text:c="2"/>SMITH <text:s text:c="2"/>800</text:p>
      <text:p text:style-name="P1"><text:tab/>7 <text:s text:c="3"/>JAMES <text:s text:c="2"/>950</text:p>
      <text:p text:style-name="P1"><text:tab/>12 <text:s text:c="2"/>ADAMS <text:s/>1100</text:p>
      <text:p text:style-name="P1"><text:tab/>4 <text:s text:c="2"/>MARTIN <text:s/>1250</text:p>
      <text:p text:style-name="P1"><text:tab/>8 <text:s text:c="4"/>WARD <text:s/>1250</text:p>
      <text:p text:style-name="P1"><text:tab/>13 <text:s/>MILLER <text:s/>1300</text:p>
      <text:p text:style-name="P1"><text:tab/>6 <text:s text:c="2"/>TURNER <text:s/>1500</text:p>
      <text:p text:style-name="P1"><text:tab/>5 <text:s text:c="3"/>ALLEN <text:s/>1600</text:p>
      <text:p text:style-name="P1"><text:tab/>2 <text:s text:c="3"/>CLARK <text:s/>2450</text:p>
      <text:p text:style-name="P1"><text:tab/>1 <text:s text:c="3"/>BLAKE <text:s/>2850</text:p>
      <text:p text:style-name="P1"><text:tab/>3 <text:s text:c="3"/>JONES <text:s/>2975</text:p>
      <text:p text:style-name="P1"><text:tab/>9 <text:s text:c="4"/>FORD <text:s/>3000</text:p>
      <text:p text:style-name="P1"><text:tab/>11 <text:s text:c="2"/>SCOTT <text:s/>3000</text:p>
      <text:p text:style-name="P1"><text:tab/>0 <text:s text:c="4"/>KING <text:s/>5000</text:p>
      <text:p text:style-name="P1"><text:tab/></text:p>
      <text:p text:style-name="P1"><text:tab/>import pandas as pd</text:p>
      <text:p text:style-name="P1"><text:tab/></text:p>
      <text:p text:style-name="P1"><text:tab/>file = open('c:\\emp2.csv','r')</text:p>
      <text:p text:style-name="P1"><text:tab/>file2 = pd.read_csv(file, header=None)</text:p>
      <text:p text:style-name="P1"><text:soft-page-break/><text:tab/>emp = file2.sort_values(5, ascending = True)</text:p>
      <text:p text:style-name="P1"><text:tab/>print(emp[[1,5]])</text:p>
      <text:p text:style-name="P1"/>
      <text:p text:style-name="P1"/>
      <text:p text:style-name="P1"/>
      <text:p text:style-name="Standard"><text:span text:style-name="T1">문제 108. 사</text:span><text:bookmark text:name="문제108"/><text:span text:style-name="T1">원 테이블에서 최대월급을 출력하시오 !</text:span></text:p>
      <text:p text:style-name="P1"/>
      <text:p text:style-name="P1"><text:tab/><text:tab/>SQL&gt; select max(sal)</text:p>
      <text:p text:style-name="P1"><text:tab/><text:tab/> <text:s text:c="6"/>from emp;</text:p>
      <text:p text:style-name="P1"/>
      <text:p text:style-name="P1"><text:tab/><text:tab/>5000</text:p>
      <text:p text:style-name="P1"/>
      <text:p text:style-name="P1"><text:tab/>1. 판다스를 이용하지 않았을 때</text:p>
      <text:p text:style-name="P1"/>
      <text:p text:style-name="P1"><text:tab/><text:tab/>sal_list = []</text:p>
      <text:p text:style-name="P1"><text:tab/></text:p>
      <text:p text:style-name="P1"><text:tab/><text:tab/>import csv</text:p>
      <text:p text:style-name="P1"><text:tab/><text:tab/>file = open("c:\\emp2.csv",'r')</text:p>
      <text:p text:style-name="P1"><text:tab/><text:tab/>emp_csv = csv.reader(file)</text:p>
      <text:p text:style-name="P1"><text:tab/></text:p>
      <text:p text:style-name="P1"><text:tab/><text:tab/>for emp_list in emp_csv:</text:p>
      <text:p text:style-name="P1"><text:tab/><text:tab/> <text:s text:c="3"/>sal_list.append(int(emp_list[5]))</text:p>
      <text:p text:style-name="P1"><text:tab/><text:tab/>print(max(sal_list))</text:p>
      <text:p text:style-name="P1"><text:tab/></text:p>
      <text:p text:style-name="P1"/>
      <text:p text:style-name="P1"><text:tab/>2. 판다스를 이용했을 때 </text:p>
      <text:p text:style-name="P1"/>
      <text:p text:style-name="P1"><text:tab/><text:tab/>import pandas as pd</text:p>
      <text:p text:style-name="P1"><text:tab/></text:p>
      <text:p text:style-name="P1"><text:tab/><text:tab/>emp_csv = pd.read_csv('c:\\emp2.csv',header = None)</text:p>
      <text:p text:style-name="P1"><text:tab/><text:tab/></text:p>
      <text:p text:style-name="P1"><text:tab/><text:tab/>print (max(emp_csv[5]))</text:p>
      <text:p text:style-name="P1"/>
      <text:p text:style-name="P1"/>
      <text:p text:style-name="P1">문제 109. 사원 테이블에서 토탈월급을 출력하시오 !</text:p>
      <text:p text:style-name="P1"/>
      <text:p text:style-name="P1"><text:tab/><text:tab/>SQL&gt; select sum(sal)</text:p>
      <text:p text:style-name="P1"><text:tab/><text:tab/> <text:s text:c="6"/>from emp;</text:p>
      <text:p text:style-name="P1"><text:tab/></text:p>
      <text:p text:style-name="P1"><text:tab/><text:tab/>29025</text:p>
      <text:p text:style-name="P1"/>
      <text:p text:style-name="P1"><text:tab/>1. pandas를 이용하지 않았을 때</text:p>
      <text:p text:style-name="P1"/>
      <text:p text:style-name="P1"><text:tab/><text:tab/>sal_list = []</text:p>
      <text:p text:style-name="P1"><text:tab/><text:tab/>import csv</text:p>
      <text:p text:style-name="P1"><text:tab/><text:tab/>file = open("c:\\emp2.csv",'r')</text:p>
      <text:p text:style-name="P1"><text:tab/><text:tab/>emp_csv = csv.reader(file)</text:p>
      <text:p text:style-name="P1"><text:tab/><text:tab/>for emp_list in emp_csv:</text:p>
      <text:p text:style-name="P1"><text:tab/><text:tab/> <text:s text:c="3"/>sal_list.append(int(emp_list[5]))</text:p>
      <text:p text:style-name="P1"><text:tab/><text:tab/>print(sum(sal_list))</text:p>
      <text:p text:style-name="P1"/>
      <text:p text:style-name="P1"/>
      <text:p text:style-name="P1"><text:tab/>2. pandas를 이용했을 때 </text:p>
      <text:p text:style-name="P1"/>
      <text:p text:style-name="P1"><text:tab/><text:tab/>import pandas as pd</text:p>
      <text:p text:style-name="P1"><text:tab/><text:tab/></text:p>
      <text:p text:style-name="P1"><text:tab/><text:tab/>emp_csv = pd.read_csv('c:\\emp2.csv',header = None)</text:p>
      <text:p text:style-name="P1"><text:tab/><text:tab/></text:p>
      <text:p text:style-name="P1"><text:tab/><text:tab/>print (sum(emp_csv[5]))</text:p>
      <text:p text:style-name="P1"><text:soft-page-break/></text:p>
      <text:p text:style-name="P1"/>
      <text:p text:style-name="P1"/>
      <text:p text:style-name="P1">문제 110. 평균월급을 출력하시오 !</text:p>
      <text:p text:style-name="P1"/>
      <text:p text:style-name="P1"><text:tab/><text:tab/>2073.214285714286</text:p>
      <text:p text:style-name="P1"/>
      <text:p text:style-name="P1"><text:tab/>1. pandas를 이용하지 않았을 때</text:p>
      <text:p text:style-name="P1"><text:tab/></text:p>
      <text:p text:style-name="P1"><text:tab/><text:tab/>def avg(data):</text:p>
      <text:p text:style-name="P1"><text:tab/><text:tab/> <text:s text:c="3"/>return sum(data)/len(data)</text:p>
      <text:p text:style-name="P1"><text:tab/><text:tab/></text:p>
      <text:p text:style-name="P1"><text:tab/><text:tab/>sal_list = []</text:p>
      <text:p text:style-name="P1"><text:tab/><text:tab/>import csv</text:p>
      <text:p text:style-name="P1"><text:tab/><text:tab/>file = open("c:\\emp2.csv",'r')</text:p>
      <text:p text:style-name="P1"><text:tab/><text:tab/>emp_csv = csv.reader(file)</text:p>
      <text:p text:style-name="P1"><text:tab/><text:tab/>for emp_list in emp_csv:</text:p>
      <text:p text:style-name="P1"><text:tab/><text:tab/> <text:s text:c="3"/>sal_list.append(int(emp_list[5]))</text:p>
      <text:p text:style-name="P1"><text:tab/><text:tab/>print(avg(sal_list))</text:p>
      <text:p text:style-name="P1"><text:tab/><text:tab/></text:p>
      <text:p text:style-name="P1"/>
      <text:p text:style-name="P1"><text:tab/>2. pandas를 이용했을 때 </text:p>
      <text:p text:style-name="P1"><text:tab/><text:tab/></text:p>
      <text:p text:style-name="P1"><text:tab/><text:tab/>import pandas as pd</text:p>
      <text:p text:style-name="P1"><text:tab/><text:tab/></text:p>
      <text:p text:style-name="P1"><text:tab/><text:tab/>emp_csv = pd.read_csv('c:\\emp2.csv',header = None)</text:p>
      <text:p text:style-name="P1"><text:tab/><text:tab/></text:p>
      <text:p text:style-name="P1"><text:tab/><text:tab/>result = emp_csv[5].mean()</text:p>
      <text:p text:style-name="P1"/>
      <text:p text:style-name="P1"><text:tab/><text:tab/>print(result)</text:p>
      <text:p text:style-name="P1"/>
      <text:p text:style-name="P1"/>
      <text:p text:style-name="P1">문제 111. 직업이 SALESMAN인 사원들의 최대월급을 출력하시오 !</text:p>
      <text:p text:style-name="P1"/>
      <text:p text:style-name="P1"><text:tab/>1. pandas를 이용하지 않았을 때</text:p>
      <text:p text:style-name="P1"/>
      <text:p text:style-name="P1"><text:tab/><text:tab/>sal_list = []</text:p>
      <text:p text:style-name="P1"><text:tab/><text:tab/></text:p>
      <text:p text:style-name="P1"><text:tab/><text:tab/>import csv</text:p>
      <text:p text:style-name="P1"><text:tab/><text:tab/>file = open("c:\\emp2.csv",'r')</text:p>
      <text:p text:style-name="P1"><text:tab/><text:tab/>emp_csv = csv.reader(file)</text:p>
      <text:p text:style-name="P1"><text:tab/><text:tab/></text:p>
      <text:p text:style-name="P1"><text:tab/><text:tab/>for emp_list in emp_csv:</text:p>
      <text:p text:style-name="P1"><text:tab/><text:tab/> <text:s text:c="3"/>if emp_list[2] == 'SALESMAN':</text:p>
      <text:p text:style-name="P1"><text:tab/><text:tab/> <text:s text:c="7"/>sal_list.append(int(emp_list[5]))</text:p>
      <text:p text:style-name="P1"><text:tab/><text:tab/>print(sum(sal_list))</text:p>
      <text:p text:style-name="P1"/>
      <text:p text:style-name="P1"/>
      <text:p text:style-name="P1"><text:tab/>2. pandas를 이용했을 때</text:p>
      <text:p text:style-name="P1"/>
      <text:p text:style-name="P1"><text:tab/><text:tab/>import pandas as pd</text:p>
      <text:p text:style-name="P1"><text:tab/><text:tab/></text:p>
      <text:p text:style-name="P1"><text:tab/><text:tab/>emp_csv = pd.read_csv('c:\\emp.csv')</text:p>
      <text:p text:style-name="P1"><text:tab/><text:tab/></text:p>
      <text:p text:style-name="P1"><text:tab/><text:tab/>result = emp_csv['sal'] [ emp_csv['job'] == 'SALESMAN'].max()</text:p>
      <text:p text:style-name="P1"><text:tab/><text:tab/></text:p>
      <text:p text:style-name="P1"><text:tab/><text:tab/>print(result)</text:p>
      <text:p text:style-name="P1"/>
      <text:p text:style-name="P1"/>
      <text:p text:style-name="P1"><text:soft-page-break/></text:p>
      <text:p text:style-name="P1">문제 112. 30번 부서번호인 사원들의 토탈월급을 출력하시오 !</text:p>
      <text:p text:style-name="P1"/>
      <text:p text:style-name="P1"><text:tab/>1. pandas를 이용하지 않았을 때</text:p>
      <text:p text:style-name="P1"/>
      <text:p text:style-name="P1"><text:tab/><text:tab/>sal_list = []</text:p>
      <text:p text:style-name="P1"><text:tab/><text:tab/></text:p>
      <text:p text:style-name="P1"><text:tab/><text:tab/>import csv</text:p>
      <text:p text:style-name="P1"><text:tab/><text:tab/>file = open("c:\\emp2.csv",'r')</text:p>
      <text:p text:style-name="P1"><text:tab/><text:tab/>emp_csv = csv.reader(file)</text:p>
      <text:p text:style-name="P1"><text:tab/><text:tab/></text:p>
      <text:p text:style-name="P1"><text:tab/><text:tab/>for emp_list in emp_csv:</text:p>
      <text:p text:style-name="P1"><text:tab/><text:tab/> <text:s text:c="3"/>if int(emp_list[7]) == 30:</text:p>
      <text:p text:style-name="P1"><text:tab/><text:tab/> <text:s text:c="7"/>sal_list.append(int(emp_list[5]))</text:p>
      <text:p text:style-name="P1"><text:tab/><text:tab/>print(sum(sal_list))</text:p>
      <text:p text:style-name="P1"/>
      <text:p text:style-name="P1"/>
      <text:p text:style-name="P1"><text:tab/>2. pandas를 이용했을 때</text:p>
      <text:p text:style-name="P1"/>
      <text:p text:style-name="P1"><text:tab/><text:tab/>import pandas as pd</text:p>
      <text:p text:style-name="P1"><text:tab/><text:tab/></text:p>
      <text:p text:style-name="P1"><text:tab/><text:tab/>emp_csv = pd.read_csv('c:\\emp.csv')</text:p>
      <text:p text:style-name="P1"><text:tab/><text:tab/></text:p>
      <text:p text:style-name="P1"><text:tab/><text:tab/>result = emp_csv['sal'] [ emp_csv['deptno'] == 30].sum()</text:p>
      <text:p text:style-name="P1"><text:tab/><text:tab/></text:p>
      <text:p text:style-name="P1"><text:tab/><text:tab/>print(result)</text:p>
      <text:p text:style-name="P1"/>
      <text:p text:style-name="P1"/>
      <text:p text:style-name="P1">문제 113. 직업, 직업별 최대월급을 출력하시오 !</text:p>
      <text:p text:style-name="P1"/>
      <text:p text:style-name="P1"><text:tab/><text:tab/>SQL&gt; select job, max(sal)</text:p>
      <text:p text:style-name="P1"><text:tab/><text:tab/> <text:s text:c="6"/>from emp</text:p>
      <text:p text:style-name="P1"><text:tab/><text:tab/> <text:s text:c="6"/>group by job;</text:p>
      <text:p text:style-name="P1"/>
      <text:p text:style-name="P1"><text:tab/>1. pandas를 이용 했을 때</text:p>
      <text:p text:style-name="P1"/>
      <text:p text:style-name="P1"><text:tab/><text:tab/>import pandas as pd</text:p>
      <text:p text:style-name="P1"><text:tab/><text:tab/></text:p>
      <text:p text:style-name="P1"><text:tab/><text:tab/>emp_csv = pd.read_csv('c:\\emp.csv')</text:p>
      <text:p text:style-name="P1"><text:tab/><text:tab/></text:p>
      <text:p text:style-name="P1"><text:tab/><text:tab/>result = emp_csv.groupby('job')['sal'].max()</text:p>
      <text:p text:style-name="P1"><text:tab/><text:tab/></text:p>
      <text:p text:style-name="P1"><text:tab/><text:tab/>print(result)</text:p>
      <text:p text:style-name="P1"><text:tab/></text:p>
      <text:p text:style-name="P1"><text:tab/><text:tab/>job</text:p>
      <text:p text:style-name="P1"><text:tab/><text:tab/>ANALYST <text:s text:c="5"/>3000</text:p>
      <text:p text:style-name="P1"><text:tab/><text:tab/>CLERK <text:s text:c="7"/>1300</text:p>
      <text:p text:style-name="P1"><text:tab/><text:tab/>MANAGER <text:s text:c="5"/>2975</text:p>
      <text:p text:style-name="P1"><text:tab/><text:tab/>PRESIDENT <text:s text:c="3"/>5000</text:p>
      <text:p text:style-name="P1"><text:tab/><text:tab/>SALESMAN <text:s text:c="4"/>1600</text:p>
      <text:p text:style-name="P1"/>
      <text:p text:style-name="P1"><text:tab/>2. pandas를 이용하지 않았을 때</text:p>
      <text:p text:style-name="P1"/>
      <text:p text:style-name="P1"><text:tab/><text:tab/># job 중복제거 리스트 만들기</text:p>
      <text:p text:style-name="P1"><text:tab/><text:tab/>job_list = []</text:p>
      <text:p text:style-name="P1"><text:tab/><text:tab/></text:p>
      <text:p text:style-name="P1"><text:tab/><text:tab/>import csv</text:p>
      <text:p text:style-name="P1"><text:tab/><text:tab/>file = open("c:\\emp2.csv",'r')</text:p>
      <text:p text:style-name="P1"><text:tab/><text:tab/>emp_csv = csv.reader(file)</text:p>
      <text:p text:style-name="P1"><text:soft-page-break/><text:tab/><text:tab/></text:p>
      <text:p text:style-name="P1"><text:tab/><text:tab/>for emp_list in emp_csv:</text:p>
      <text:p text:style-name="P1"><text:tab/><text:tab/> <text:s text:c="3"/>job_list.append(emp_list[2])</text:p>
      <text:p text:style-name="P1"><text:tab/><text:tab/></text:p>
      <text:p text:style-name="P1"><text:tab/><text:tab/>job = list(set(job_list))</text:p>
      <text:p text:style-name="P1"><text:tab/><text:tab/>job.sort()</text:p>
      <text:p text:style-name="P1"><text:tab/><text:tab/></text:p>
      <text:p text:style-name="P1"><text:tab/><text:tab/># 직업과, 직업별 최대월급 출력</text:p>
      <text:p text:style-name="P1"><text:tab/><text:tab/>max_sal_by_job = []</text:p>
      <text:p text:style-name="P1"><text:tab/><text:tab/></text:p>
      <text:p text:style-name="P1"><text:tab/><text:tab/>for i in job:</text:p>
      <text:p text:style-name="P1"><text:tab/><text:tab/> <text:s text:c="3"/>import csv</text:p>
      <text:p text:style-name="P1"><text:tab/><text:tab/> <text:s text:c="3"/>file = open("c:\\emp2.csv",'r')</text:p>
      <text:p text:style-name="P1"><text:tab/><text:tab/> <text:s text:c="3"/>emp_csv = csv.reader(file)</text:p>
      <text:p text:style-name="P1"><text:tab/><text:tab/> <text:s text:c="3"/>for emp_list in emp_csv:</text:p>
      <text:p text:style-name="P1"><text:tab/><text:tab/> <text:s text:c="7"/>if i == emp_list[2]:</text:p>
      <text:p text:style-name="P1"><text:tab/><text:tab/> <text:s text:c="11"/>max_sal_by_job.append(int(emp_list[5]))</text:p>
      <text:p text:style-name="P1"><text:tab/><text:tab/> <text:s text:c="3"/>print(i, max(max_sal_by_job))</text:p>
      <text:p text:style-name="P1"><text:tab/><text:tab/> <text:s text:c="3"/>max_sal_by_job = []</text:p>
      <text:p text:style-name="P1"/>
      <text:p text:style-name="P1"/>
      <text:p text:style-name="P1"/>
      <text:p text:style-name="P1"/>
      <text:p text:style-name="P1">문제 114. 직업을 중복제거해서 출력하시오 !</text:p>
      <text:p text:style-name="P1"/>
      <text:p text:style-name="P1"><text:tab/>job_list = []</text:p>
      <text:p text:style-name="P1"><text:tab/></text:p>
      <text:p text:style-name="P1"><text:tab/>import csv</text:p>
      <text:p text:style-name="P1"><text:tab/>file = open("c:\\emp2.csv",'r')</text:p>
      <text:p text:style-name="P1"><text:tab/>emp_csv = csv.reader(file)</text:p>
      <text:p text:style-name="P1"><text:tab/></text:p>
      <text:p text:style-name="P1"><text:tab/>for emp_list in emp_csv:</text:p>
      <text:p text:style-name="P1"><text:tab/> <text:s text:c="3"/>job_list.append(emp_list[2])</text:p>
      <text:p text:style-name="P1"><text:tab/></text:p>
      <text:p text:style-name="Standard"><text:span text:style-name="T1"><text:tab/>job = list(se</text:span><text:bookmark text:name="set"/><text:span text:style-name="T1">t(job_list))<text:tab/><text:tab/># set으로 중복을 제거</text:span></text:p>
      <text:p text:style-name="P1"><text:tab/>print(job)</text:p>
      <text:p text:style-name="P1"/>
      <text:p text:style-name="P1"/>
      <text:p text:style-name="P1"/>
      <text:p text:style-name="P1">문제 115. 직업, 직업별 토탈월급을 출력하는데 직업별 토탈월급이 높은것 부터 출력하시오 !</text:p>
      <text:p text:style-name="P1"/>
      <text:p text:style-name="P1"><text:tab/><text:tab/>job_list = []</text:p>
      <text:p text:style-name="P1"><text:tab/><text:tab/></text:p>
      <text:p text:style-name="P1"><text:tab/><text:tab/>import csv</text:p>
      <text:p text:style-name="P1"><text:tab/><text:tab/>file = open("c:\\emp2.csv",'r')</text:p>
      <text:p text:style-name="P1"><text:tab/><text:tab/>emp_csv = csv.reader(file)</text:p>
      <text:p text:style-name="P1"><text:tab/><text:tab/></text:p>
      <text:p text:style-name="P1"><text:tab/><text:tab/>for emp_list in emp_csv:</text:p>
      <text:p text:style-name="P1"><text:tab/><text:tab/> <text:s text:c="3"/>job_list.append(emp_list[2])</text:p>
      <text:p text:style-name="P1"><text:tab/><text:tab/></text:p>
      <text:p text:style-name="P1"><text:tab/><text:tab/>job = list(set(job_list))</text:p>
      <text:p text:style-name="P1"><text:tab/><text:tab/>job.sort()</text:p>
      <text:p text:style-name="P1"><text:tab/><text:tab/></text:p>
      <text:p text:style-name="P1"><text:tab/><text:tab/># 직업과, 직업별 최대월급을 리스트(sal_desc)에 입력</text:p>
      <text:p text:style-name="P1"><text:tab/><text:tab/>sum_sal_by_job = 0</text:p>
      <text:p text:style-name="P1"><text:tab/><text:tab/>sal_desc = []</text:p>
      <text:p text:style-name="P1"><text:tab/><text:tab/>for i in job:</text:p>
      <text:p text:style-name="P1"><text:tab/><text:tab/> <text:s text:c="3"/>import csv</text:p>
      <text:p text:style-name="P1"><text:tab/><text:tab/> <text:s text:c="3"/>file = open("c:\\emp2.csv",'r')</text:p>
      <text:p text:style-name="P1"><text:soft-page-break/><text:tab/><text:tab/> <text:s text:c="3"/>emp_csv = csv.reader(file)</text:p>
      <text:p text:style-name="P1"><text:tab/><text:tab/> <text:s text:c="3"/>for emp_list in emp_csv:</text:p>
      <text:p text:style-name="P1"><text:tab/><text:tab/> <text:s text:c="7"/>if i == emp_list[2]:</text:p>
      <text:p text:style-name="P1"><text:tab/><text:tab/> <text:s text:c="11"/>sum_sal_by_job += int(emp_list[5])</text:p>
      <text:p text:style-name="P1"><text:tab/><text:tab/> <text:s text:c="3"/>sal_desc.append([sum_sal_by_job, i])</text:p>
      <text:p text:style-name="P1"><text:tab/><text:tab/> <text:s text:c="3"/>sum_sal_by_job = 0</text:p>
      <text:p text:style-name="P1"/>
      <text:p text:style-name="P1"><text:tab/><text:tab/># sal_desc를 sal기준 내림차순으로 정렬하고 출력</text:p>
      <text:p text:style-name="P1"><text:tab/><text:tab/>sal_desc.sort()</text:p>
      <text:p text:style-name="P1"><text:tab/><text:tab/>sal_desc.reverse()</text:p>
      <text:p text:style-name="P1"><text:tab/><text:tab/>for j in range(0,len(sal_desc)):</text:p>
      <text:p text:style-name="P1"><text:tab/><text:tab/> <text:s text:c="3"/>print(sal_desc[j][1], sal_desc[j][0])</text:p>
      <text:p text:style-name="P1"/>
      <text:p text:style-name="P1"/>
      <text:p text:style-name="P1"/>
      <text:p text:style-name="P1"/>
      <text:p text:style-name="P1">문제 116. 위의 결과를 pandas를 이용한 것으로 수행하시오 !</text:p>
      <text:p text:style-name="P1"><text:tab/> <text:s/>(오늘의 마지막 문제)</text:p>
      <text:p text:style-name="P1"/>
      <text:p text:style-name="P1"><text:tab/>import pandas as pd</text:p>
      <text:p text:style-name="P1"><text:tab/></text:p>
      <text:p text:style-name="P1"><text:tab/>emp_csv = pd.read_csv('c:\\emp.csv')</text:p>
      <text:p text:style-name="P1"><text:tab/></text:p>
      <text:p text:style-name="P1"><text:tab/>result = emp_csv.groupby('job')['sal'].sum().sort_values(ascending=False)</text:p>
      <text:p text:style-name="P1"><text:tab/></text:p>
      <text:p text:style-name="P1"><text:tab/>print(result)</text:p>
      <text:p text:style-name="P1"/>
      <text:p text:style-name="P1"/>
      <text:p text:style-name="Standard"><text:span text:style-name="T1">문제</text:span><text:bookmark text:name="문제117"/><text:span text:style-name="T1"> 117. 딕셔너리 자료형을 이용해서 주어가 0, 명사가 2, 동사가 1로 해서 한글과 영문을 저장하시오 !</text:span></text:p>
      <text:p text:style-name="P1"/>
      <text:p text:style-name="P1"><text:tab/>dic = {}</text:p>
      <text:p text:style-name="P1"><text:tab/></text:p>
      <text:p text:style-name="P1"><text:tab/>dic[ '나는' ] = ('I', 0)</text:p>
      <text:p text:style-name="P1"><text:tab/>dic[ '소년' ] = ('boy', 2)</text:p>
      <text:p text:style-name="P1"><text:tab/>dic[ '이다' ] = ('am', 1)</text:p>
      <text:p text:style-name="P1"><text:tab/>dic[ '피자' ] = ('pizza', 2)</text:p>
      <text:p text:style-name="P1"><text:tab/>dic[ '먹는다' ] = ('eat', 1)</text:p>
      <text:p text:style-name="P1"><text:tab/></text:p>
      <text:p text:style-name="P1"><text:tab/>print(dic)</text:p>
      <text:p text:style-name="P1"/>
      <text:p text:style-name="P1"><text:tab/>한글 어순 : 나는 소년 입니다. <text:tab/>(주어 + 보어 + 동사 )</text:p>
      <text:p text:style-name="P1"><text:tab/>영문 어순 : I am boy <text:tab/><text:tab/>(주어 + 동서 + 보어 )</text:p>
      <text:p text:style-name="P1"/>
      <text:p text:style-name="P1"/>
      <text:p text:style-name="P1"/>
      <text:p text:style-name="P1">문제 118. 아래와 같이 번역할 한글을 물어보게 하고 한글을 입력하면 영어로 번역하는 프로그램을 파이썬으로</text:p>
      <text:p text:style-name="P1"><text:tab/> <text:s/>작성하시오 !</text:p>
      <text:p text:style-name="P1"/>
      <text:p text:style-name="P1"><text:tab/>번역할 한글을 입력하세요 ! 나는 소년입니다. </text:p>
      <text:p text:style-name="P1"/>
      <text:p text:style-name="P1"><text:tab/>I am boy</text:p>
      <text:p text:style-name="P1"/>
      <text:p text:style-name="P1"><text:tab/>dic = {}</text:p>
      <text:p text:style-name="P1"><text:tab/></text:p>
      <text:p text:style-name="P1"><text:tab/>dic[ '나는' ] = ('I', 0)</text:p>
      <text:p text:style-name="P1"><text:tab/>dic[ '소년' ] = ('boy', 2)</text:p>
      <text:p text:style-name="P1"><text:tab/>dic[ '이다' ] = ('am', 1)</text:p>
      <text:p text:style-name="P1"><text:tab/>dic[ '피자' ] = ('pizza', 2)</text:p>
      <text:p text:style-name="P1"><text:tab/>dic[ '먹는다' ] = ('eat', 1)</text:p>
      <text:p text:style-name="P1"><text:soft-page-break/><text:tab/>dic[ '입니다' ] = ('am', 1)</text:p>
      <text:p text:style-name="P1"><text:tab/></text:p>
      <text:p text:style-name="P1"><text:tab/>a = []</text:p>
      <text:p text:style-name="P1"><text:tab/>result = ''</text:p>
      <text:p text:style-name="P1"><text:tab/>input_kor = input ( '번역할 한글을 입력하세요 ~' )</text:p>
      <text:p text:style-name="P1"><text:tab/>input_list = input_kor.split(' ')</text:p>
      <text:p text:style-name="P1"><text:tab/>for i in input_list:</text:p>
      <text:p text:style-name="P1"><text:tab/> <text:s text:c="3"/>a.append([dic[i][1], dic[i][0]])</text:p>
      <text:p text:style-name="P1"><text:tab/>a.sort()</text:p>
      <text:p text:style-name="P1"><text:tab/>for i in a:</text:p>
      <text:p text:style-name="P1"><text:tab/> <text:s text:c="3"/>result += i[1] + ' '</text:p>
      <text:p text:style-name="P1"><text:tab/>print(result)</text:p>
      <text:p text:style-name="P1"/>
      <text:p text:style-name="P1"/>
      <text:p text:style-name="P1"/>
      <text:p text:style-name="P1"/>
      <text:p text:style-name="P1">문제 119. 아래와 같이 번역할 한글을 입력하세요 ~ 라는 말을 물어보게 하고 입력하면 아래와 같이 결과가 </text:p>
      <text:p text:style-name="P17">출력 되게 하시오 !</text:p>
      <text:p text:style-name="P1"/>
      <text:p text:style-name="P1"><text:tab/>번역할 한글을 입력하세요 ~ 나는 소년 입니다.</text:p>
      <text:p text:style-name="P1"/>
      <text:p text:style-name="P1"><text:tab/>결과 : </text:p>
      <text:p text:style-name="P1"><text:tab/><text:tab/>input_kor = input ( '번역할 한글을 입력하세요 ~' )</text:p>
      <text:p text:style-name="P1"><text:tab/><text:tab/>input_list = input_kor.split(' ')</text:p>
      <text:p text:style-name="P1"><text:tab/><text:tab/>print (input_list)</text:p>
      <text:p text:style-name="P1"/>
      <text:p text:style-name="P1"/>
      <text:p text:style-name="P1">문제 120. 위의 문제에서 input_list에 있는 요소를 하나씩 뽑아내서 출력하시오 !</text:p>
      <text:p text:style-name="P1"/>
      <text:p text:style-name="P1"><text:tab/>input_kor = input ( '번역할 한글을 입력하세요 ~' )</text:p>
      <text:p text:style-name="P1"><text:tab/>input_list = input_kor.split(' ')</text:p>
      <text:p text:style-name="P1"><text:tab/>print (input_list)</text:p>
      <text:p text:style-name="P1"><text:tab/></text:p>
      <text:p text:style-name="P1"><text:tab/>for i in input_list:</text:p>
      <text:p text:style-name="P1"><text:tab/> <text:s text:c="3"/>print(i)</text:p>
      <text:p text:style-name="P1"/>
      <text:p text:style-name="P1"/>
      <text:p text:style-name="P1">문제 121. 아래의 딕셔너리 변수에서 I를 출력하시오 !</text:p>
      <text:p text:style-name="P1"/>
      <text:p text:style-name="P1"><text:tab/>dic = {}</text:p>
      <text:p text:style-name="P1"><text:tab/></text:p>
      <text:p text:style-name="P1"><text:tab/>dic[ '나는' ] = ('I', 0)</text:p>
      <text:p text:style-name="P1"><text:tab/>dic[ '소년' ] = ('boy', 2)</text:p>
      <text:p text:style-name="P1"><text:tab/>dic[ '이다' ] = ('am', 1)</text:p>
      <text:p text:style-name="P1"><text:tab/>dic[ '입이다' ] = ('am', 1)</text:p>
      <text:p text:style-name="P1"><text:tab/>dic[ '피자' ] = ('pizza', 2)</text:p>
      <text:p text:style-name="P1"><text:tab/>dic[ '먹는다' ] = ('eat', 1)</text:p>
      <text:p text:style-name="P1"/>
      <text:p text:style-name="P1"><text:tab/>dic['나는'][0]</text:p>
      <text:p text:style-name="P1"/>
      <text:p text:style-name="P1">문제 122. 아래의 dic딕셔너리의 요소중에 값의 두번째인 숫자만 a라는 비어있는 리스트를 만들고 a리스트에 </text:p>
      <text:p text:style-name="P1"><text:tab/> <text:s/>아래와 같이 입력하시오 !</text:p>
      <text:p text:style-name="P1"/>
      <text:p text:style-name="P13">번역할 한글을 입력하세요 !</text:p>
      <text:p text:style-name="P1"/>
      <text:p text:style-name="P1"><text:tab/> <text:s/>결과 [0, 2, 1, 2, 1, 1]</text:p>
      <text:p text:style-name="P1"/>
      <text:p text:style-name="P1"><text:tab/>dic = {}</text:p>
      <text:p text:style-name="P1"><text:tab/></text:p>
      <text:p text:style-name="P1"><text:soft-page-break/><text:tab/>dic[ '나는' ] = ('I', 0)</text:p>
      <text:p text:style-name="P1"><text:tab/>dic[ '소년' ] = ('boy', 2)</text:p>
      <text:p text:style-name="P1"><text:tab/>dic[ '이다' ] = ('am', 1)</text:p>
      <text:p text:style-name="P1"><text:tab/>dic[ '피자' ] = ('pizza', 2)</text:p>
      <text:p text:style-name="P1"><text:tab/>dic[ '먹는다' ] = ('eat', 1)</text:p>
      <text:p text:style-name="P1"><text:tab/>dic[ '입니다' ] = ('am', 1)</text:p>
      <text:p text:style-name="P1"/>
      <text:p text:style-name="P1"><text:tab/>a = []</text:p>
      <text:p text:style-name="P1"><text:tab/>input_kor = input ( '번역할 한글을 입력하세요 ~' )</text:p>
      <text:p text:style-name="P1"><text:tab/>input_list = input_kor.split(' ')</text:p>
      <text:p text:style-name="P1"><text:tab/>print (input_list)</text:p>
      <text:p text:style-name="P1"><text:tab/>for i in input_list:</text:p>
      <text:p text:style-name="P1"><text:tab/> <text:s text:c="3"/>a.append(dic[i][1])</text:p>
      <text:p text:style-name="P1"/>
      <text:p text:style-name="P1"/>
      <text:p text:style-name="P1">문제 123. 위의 코드를 수정해서 아래와 같이 결과가 출력되게 하시오 !</text:p>
      <text:p text:style-name="P1"/>
      <text:p text:style-name="P1"><text:tab/>[[0, 'I'], [2, 'boy'], [1, 'am']]</text:p>
      <text:p text:style-name="P1"/>
      <text:p text:style-name="P1"><text:tab/>dic = {}</text:p>
      <text:p text:style-name="P1"><text:tab/></text:p>
      <text:p text:style-name="P1"><text:tab/>dic[ '나는' ] = ('I', 0)</text:p>
      <text:p text:style-name="P1"><text:tab/>dic[ '소년' ] = ('boy', 2)</text:p>
      <text:p text:style-name="P1"><text:tab/>dic[ '이다' ] = ('am', 1)</text:p>
      <text:p text:style-name="P1"><text:tab/>dic[ '피자' ] = ('pizza', 2)</text:p>
      <text:p text:style-name="P1"><text:tab/>dic[ '먹는다' ] = ('eat', 1)</text:p>
      <text:p text:style-name="P1"><text:tab/>dic[ '입니다' ] = ('am', 1)</text:p>
      <text:p text:style-name="P1"><text:tab/></text:p>
      <text:p text:style-name="P1"><text:tab/>a = []</text:p>
      <text:p text:style-name="P1"><text:tab/>input_kor = input ( '번역할 한글을 입력하세요 ~' )</text:p>
      <text:p text:style-name="P1"><text:tab/>input_list = input_kor.split(' ')</text:p>
      <text:p text:style-name="P1"><text:tab/>print (input_list)</text:p>
      <text:p text:style-name="P1"><text:tab/>for i in input_list:</text:p>
      <text:p text:style-name="P1"><text:tab/> <text:s text:c="3"/>a.append([dic[i][1], dic[i][0]])</text:p>
      <text:p text:style-name="P1"><text:tab/>print(a)</text:p>
      <text:p text:style-name="P1"/>
      <text:p text:style-name="P1"/>
      <text:p text:style-name="P1"/>
      <text:p text:style-name="P1">문제 124. 위의 코드를 수정해서 아래와 같이 출력되게 하시오 !</text:p>
      <text:p text:style-name="P1"/>
      <text:p text:style-name="P1"><text:tab/>번역할 한글을 입력하세요 ~나는 소년 입니다</text:p>
      <text:p text:style-name="P1"><text:tab/>I</text:p>
      <text:p text:style-name="P1"><text:tab/>boy</text:p>
      <text:p text:style-name="P1"><text:tab/>am</text:p>
      <text:p text:style-name="P1"/>
      <text:p text:style-name="P1"><text:tab/>result = ''</text:p>
      <text:p text:style-name="P1"><text:tab/>a = []</text:p>
      <text:p text:style-name="P1"><text:tab/>input_kor = input ( '번역할 한글을 입력하세요 ~' )</text:p>
      <text:p text:style-name="P1"><text:tab/>input_list = input_kor.split(' ')</text:p>
      <text:p text:style-name="P1"><text:tab/>for i in input_list:</text:p>
      <text:p text:style-name="P1"><text:tab/> <text:s text:c="3"/>a.append([dic[i][1], dic[i][0]])</text:p>
      <text:p text:style-name="P1"><text:tab/>for i in a:</text:p>
      <text:p text:style-name="P1"><text:tab/> <text:s text:c="3"/>print(i[1])</text:p>
      <text:p text:style-name="P1"/>
      <text:p text:style-name="P1"/>
      <text:p text:style-name="P1">문제 125. 위의 코드를 수정해서 아래와 같이 출력되게 하시오 !</text:p>
      <text:p text:style-name="P1"/>
      <text:p text:style-name="P1"><text:tab/>dic = {}</text:p>
      <text:p text:style-name="P1"><text:tab/></text:p>
      <text:p text:style-name="P1"><text:soft-page-break/><text:tab/>dic[ '나는' ] = ('I', 0)</text:p>
      <text:p text:style-name="P1"><text:tab/>dic[ '소년' ] = ('boy', 2)</text:p>
      <text:p text:style-name="P1"><text:tab/>dic[ '이다' ] = ('am', 1)</text:p>
      <text:p text:style-name="P1"><text:tab/>dic[ '피자' ] = ('pizza', 2)</text:p>
      <text:p text:style-name="P1"><text:tab/>dic[ '먹는다' ] = ('eat', 1)</text:p>
      <text:p text:style-name="P1"><text:tab/>dic[ '입니다' ] = ('am', 1)</text:p>
      <text:p text:style-name="P1"><text:tab/></text:p>
      <text:p text:style-name="P1"><text:tab/>result = ''</text:p>
      <text:p text:style-name="P1"><text:tab/>a = []</text:p>
      <text:p text:style-name="P1"><text:tab/>input_kor = input ( '번역할 한글을 입력하세요 ~' )</text:p>
      <text:p text:style-name="P1"><text:tab/>input_list = input_kor.split(' ')</text:p>
      <text:p text:style-name="P1"><text:tab/>for i in input_list:</text:p>
      <text:p text:style-name="P1"><text:tab/> <text:s text:c="3"/>a.append([dic[i][1], dic[i][0]])</text:p>
      <text:p text:style-name="P1"><text:tab/>a.sort()</text:p>
      <text:p text:style-name="P1"><text:tab/>for i in a:</text:p>
      <text:p text:style-name="P1"><text:tab/> <text:s text:c="3"/>print(i[1])</text:p>
      <text:p text:style-name="P1"/>
      <text:p text:style-name="P1"/>
      <text:p text:style-name="P1">문제 126. 위의 번역된 결과가 가로로 출력되게 하시오 !</text:p>
      <text:p text:style-name="P1"/>
      <text:p text:style-name="P1"><text:tab/>번역할 한글을 입력하세요 ! 나는 소년입니다. </text:p>
      <text:p text:style-name="P1"><text:tab/>I am boy</text:p>
      <text:p text:style-name="P1"/>
      <text:p text:style-name="P1"><text:tab/>dic = {}</text:p>
      <text:p text:style-name="P1"><text:tab/></text:p>
      <text:p text:style-name="P1"><text:tab/>dic[ '나는' ] = ('I', 0)</text:p>
      <text:p text:style-name="P1"><text:tab/>dic[ '소년' ] = ('boy', 2)</text:p>
      <text:p text:style-name="P1"><text:tab/>dic[ '이다' ] = ('am', 1)</text:p>
      <text:p text:style-name="P1"><text:tab/>dic[ '피자' ] = ('pizza', 2)</text:p>
      <text:p text:style-name="P1"><text:tab/>dic[ '먹는다' ] = ('eat', 1)</text:p>
      <text:p text:style-name="P1"><text:tab/>dic[ '입니다' ] = ('am', 1)</text:p>
      <text:p text:style-name="P1"><text:tab/></text:p>
      <text:p text:style-name="P1"><text:tab/>a = []</text:p>
      <text:p text:style-name="P1"><text:tab/>result = ''</text:p>
      <text:p text:style-name="P1"><text:tab/>input_kor = input ( '번역할 한글을 입력하세요 ~' )</text:p>
      <text:p text:style-name="P1"><text:tab/>input_list = input_kor.split(' ')</text:p>
      <text:p text:style-name="P1"><text:tab/>for i in input_list:</text:p>
      <text:p text:style-name="P1"><text:tab/> <text:s text:c="3"/>a.append([dic[i][1], dic[i][0]])</text:p>
      <text:p text:style-name="P1"><text:tab/>a.sort()</text:p>
      <text:p text:style-name="P1"><text:tab/>for i in a:</text:p>
      <text:p text:style-name="P1"><text:tab/> <text:s text:c="3"/>result += i[1] + ' '</text:p>
      <text:p text:style-name="P1"><text:tab/>print(result)</text:p>
      <text:p text:style-name="P1"/>
      <text:p text:style-name="P1"/>
      <text:p text:style-name="P1"/>
      <text:p text:style-name="P1">문제 127. 나는 옷을 입습니다 라는 말이 영어로 번역되게 dic 딕셔너리를 구성하고 번역되게 하시오 !</text:p>
      <text:p text:style-name="P1"/>
      <text:p text:style-name="P1"><text:tab/>번역할 한글을 입력하세요 ~나는 옷을 입습니다</text:p>
      <text:p text:style-name="P1"><text:tab/>I wearing cloth </text:p>
      <text:p text:style-name="P1"><text:tab/></text:p>
      <text:p text:style-name="P1"><text:tab/>dic = {}</text:p>
      <text:p text:style-name="P1"><text:tab/></text:p>
      <text:p text:style-name="P1"><text:tab/>dic[ '나는' ] = ('I', 0)</text:p>
      <text:p text:style-name="P1"><text:tab/>dic[ '소년' ] = ('boy', 2)</text:p>
      <text:p text:style-name="P1"><text:tab/>dic[ '이다' ] = ('am', 1)</text:p>
      <text:p text:style-name="P1"><text:tab/>dic[ '피자' ] = ('pizza', 2)</text:p>
      <text:p text:style-name="P1"><text:tab/>dic[ '먹는다' ] = ('eat', 1)</text:p>
      <text:p text:style-name="P1"><text:tab/>dic[ '입니다' ] = ('am', 1)</text:p>
      <text:p text:style-name="P1"><text:tab/>dic[ '입습니다' ] = ('wearing', 1)</text:p>
      <text:p text:style-name="P1"><text:soft-page-break/><text:tab/>dic[ '옷을' ] = ('cloth', 2)</text:p>
      <text:p text:style-name="P1"><text:tab/></text:p>
      <text:p text:style-name="P1"><text:tab/>a = []</text:p>
      <text:p text:style-name="P1"><text:tab/>result = ''</text:p>
      <text:p text:style-name="P1"><text:tab/>input_kor = input ( '번역할 한글을 입력하세요 ~' )</text:p>
      <text:p text:style-name="P1"><text:tab/>input_list = input_kor.split(' ')</text:p>
      <text:p text:style-name="P1"><text:tab/>for i in input_list:</text:p>
      <text:p text:style-name="P1"><text:tab/> <text:s text:c="3"/>a.append([dic[i][1], dic[i][0]])</text:p>
      <text:p text:style-name="P1"><text:tab/>a.sort()</text:p>
      <text:p text:style-name="P1"><text:tab/>for i in a:</text:p>
      <text:p text:style-name="P1"><text:tab/> <text:s text:c="3"/>result += i[1] + ' '</text:p>
      <text:p text:style-name="P1"><text:tab/>print(result)</text:p>
      <text:p text:style-name="P1"/>
      <text:p text:style-name="P1"/>
      <text:p text:style-name="P1">문제 128. smt_dic.csv 파일을 파이썬으로 로드해서 아래와 같이 리스트화 하시오 !</text:p>
      <text:p text:style-name="P1"/>
      <text:p text:style-name="P1"><text:tab/>import csv</text:p>
      <text:p text:style-name="P1"><text:tab/>file = open("c:\\smt_dic.csv","r")</text:p>
      <text:p text:style-name="P1"><text:tab/>dic_csv = csv.reader(file)</text:p>
      <text:p text:style-name="P1"><text:tab/></text:p>
      <text:p text:style-name="P1"><text:tab/>for dic_list in dic_csv:</text:p>
      <text:p text:style-name="P1"><text:tab/><text:tab/> <text:s text:c="3"/>print(dic_list)</text:p>
      <text:p text:style-name="P1"/>
      <text:p text:style-name="P1"/>
      <text:p text:style-name="P1"/>
      <text:p text:style-name="P1"/>
      <text:p text:style-name="P1"/>
      <text:p text:style-name="P1"/>
      <text:p text:style-name="P1">문제 129. smt_dic.csv를 리스트화한 위의 코드에 for loop문을 사용해서 4239개의 영어와 한글 단어들을 dic</text:p>
      <text:p text:style-name="P1"><text:tab/> <text:s/>딕셔너리에 다 입력하시오 !</text:p>
      <text:p text:style-name="P1"/>
      <text:p text:style-name="P1"><text:tab/>['-1', '힘없', '힘 없다', 'Be weak', '1', '박상범']</text:p>
      <text:p text:style-name="P1"><text:tab/> <text:s/>0 <text:s text:c="6"/>1 <text:s text:c="7"/>2 <text:s text:c="9"/>3 <text:s text:c="6"/>4 <text:s text:c="5"/>5</text:p>
      <text:p text:style-name="P1"><text:tab/>dic['희롱'] = ('Mook', 1)</text:p>
      <text:p text:style-name="P1"/>
      <text:p text:style-name="P1"><text:tab/>dic = {}</text:p>
      <text:p text:style-name="P1"><text:tab/></text:p>
      <text:p text:style-name="P1"><text:tab/>import csv</text:p>
      <text:p text:style-name="P1"><text:tab/>file = open("c:\\smt_dic.csv","r")</text:p>
      <text:p text:style-name="P1"><text:tab/>dic_csv = csv.reader(file)</text:p>
      <text:p text:style-name="P1"><text:tab/></text:p>
      <text:p text:style-name="P1"><text:tab/>for dic_list in dic_csv:</text:p>
      <text:p text:style-name="P1"><text:tab/> <text:s text:c="3"/>dic[dic_list[1]] = (dic_list[3], dic_list[4] )</text:p>
      <text:p text:style-name="P1"/>
      <text:p text:style-name="P1"/>
      <text:p text:style-name="P1"/>
      <text:p text:style-name="P1">문제 130. 문제 129번 코드와 문제 127번 코드를 합쳐서 번역 프로그램을 완성하시오 !</text:p>
      <text:p text:style-name="P1"/>
      <text:p text:style-name="P1"><text:tab/>번역할 한글을 입력하세요 ~나는 소년 이다</text:p>
      <text:p text:style-name="P1"><text:tab/>I am boy </text:p>
      <text:p text:style-name="P1"><text:tab/></text:p>
      <text:p text:style-name="P1"><text:tab/>dic = {}</text:p>
      <text:p text:style-name="P1"><text:tab/></text:p>
      <text:p text:style-name="P1"><text:tab/>import csv</text:p>
      <text:p text:style-name="P1"><text:tab/>file = open("c:\\smt_dic.csv","r")</text:p>
      <text:p text:style-name="P1"><text:tab/>dic_csv = csv.reader(file)</text:p>
      <text:p text:style-name="P1"><text:tab/></text:p>
      <text:p text:style-name="P1"><text:tab/>for dic_list in dic_csv:</text:p>
      <text:p text:style-name="P1"><text:tab/> <text:s text:c="3"/>dic[dic_list[1]] = (dic_list[3], int(dic_list[4]) )</text:p>
      <text:p text:style-name="P1"><text:soft-page-break/><text:tab/></text:p>
      <text:p text:style-name="P1"><text:tab/>a = []</text:p>
      <text:p text:style-name="P1"><text:tab/>result = ''</text:p>
      <text:p text:style-name="P1"><text:tab/>input_kor = input ( '번역할 한글을 입력하세요 ~' )</text:p>
      <text:p text:style-name="P1"><text:tab/>input_list = input_kor.split(' ')</text:p>
      <text:p text:style-name="P1"><text:tab/>for i in input_list:</text:p>
      <text:p text:style-name="P1"><text:tab/> <text:s text:c="3"/>a.append([dic[i][1], dic[i][0]])</text:p>
      <text:p text:style-name="P1"><text:tab/>a.sort()</text:p>
      <text:p text:style-name="P1"><text:tab/>for i in a:</text:p>
      <text:p text:style-name="P1"><text:tab/> <text:s text:c="3"/>result += i[1] + ' '</text:p>
      <text:p text:style-name="P1"><text:tab/>print(result)</text:p>
      <text:p text:style-name="P1"/>
      <text:p text:style-name="P1"/>
      <text:p text:style-name="P1"/>
      <text:p text:style-name="P1">문제 131. 위의 코드에 if 문을 추가해서 번역이 안되면 번역할 수 없습니다. 라는 메세지가 출력되게 하시오 !</text:p>
      <text:p text:style-name="P1"><text:tab/> <text:s/>(점심시간) <text:s/>-------&gt; 파이썬 200제 예제 55번 예외처리</text:p>
      <text:p text:style-name="P1"/>
      <text:p text:style-name="P1"/>
      <text:p text:style-name="P1"/>
      <text:p text:style-name="Standard"><text:span text:style-name="T1">문제 </text:span><text:bookmark text:name="문제132"/><text:span text:style-name="T1">132. 오라클의 initcap함수를 만들어서 아래와 같이 실행되게 하시오 !</text:span></text:p>
      <text:p text:style-name="P1"/>
      <text:p text:style-name="P1"><text:tab/>SQL&gt; select initcap('smith')</text:p>
      <text:p text:style-name="P1"><text:tab/> <text:s text:c="6"/>from dual;</text:p>
      <text:p text:style-name="P1"/>
      <text:p text:style-name="P1"><text:tab/><text:tab/>결과 : Smith</text:p>
      <text:p text:style-name="P1"/>
      <text:p text:style-name="P1"/>
      <text:p text:style-name="P1"><text:tab/>def initcap(data):</text:p>
      <text:p text:style-name="P1"><text:tab/> <text:s text:c="3"/>data1 = data[0].upper() + data[1:].lower()</text:p>
      <text:p text:style-name="P1"><text:tab/> <text:s text:c="3"/>return data1</text:p>
      <text:p text:style-name="P1"><text:tab/></text:p>
      <text:p text:style-name="P1"><text:tab/>print(initcap('smith'))</text:p>
      <text:p text:style-name="P1"/>
      <text:p text:style-name="P1"/>
      <text:p text:style-name="P1"/>
      <text:p text:style-name="P1">문제 133. substr 함수를 파이썬으로 생성하시오 !</text:p>
      <text:p text:style-name="P1"/>
      <text:p text:style-name="P1"><text:tab/>SQL&gt; select substr('smith', 1, 3)</text:p>
      <text:p text:style-name="P1"><text:tab/> <text:s text:c="6"/>from dual;</text:p>
      <text:p text:style-name="P1"/>
      <text:p text:style-name="P1"><text:tab/><text:tab/>smi</text:p>
      <text:p text:style-name="P1"/>
      <text:p text:style-name="P1"><text:tab/>def substr(data, x, y):</text:p>
      <text:p text:style-name="P1"><text:tab/> <text:s text:c="3"/>data1 = data[x-1:x-1+y]</text:p>
      <text:p text:style-name="P1"><text:tab/> <text:s text:c="3"/>return data1</text:p>
      <text:p text:style-name="P1"><text:tab/></text:p>
      <text:p text:style-name="P1"><text:tab/></text:p>
      <text:p text:style-name="P1"><text:tab/>print(substr('smith', 3,2 ))</text:p>
      <text:p text:style-name="P1"/>
      <text:p text:style-name="P1"/>
      <text:p text:style-name="P1"/>
      <text:p text:style-name="P1">문제 134. 오라클의 lpad함수를 파이썬으로 만드시오 !</text:p>
      <text:p text:style-name="P1"/>
      <text:p text:style-name="P1"><text:tab/>SQL&gt; select lpad('smith', 10 , '*' )</text:p>
      <text:p text:style-name="P1"><text:tab/> <text:s text:c="6"/>from dual;</text:p>
      <text:p text:style-name="P1"/>
      <text:p text:style-name="P1"><text:tab/><text:tab/>★★★★★smith</text:p>
      <text:p text:style-name="P1"/>
      <text:p text:style-name="P1"><text:tab/>※ 설명 : 전체 10자리 잡고 smith를 출력하는데 나머지 남은 왼쪽에 *을 채워넣는다.</text:p>
      <text:p text:style-name="P1"><text:soft-page-break/></text:p>
      <text:p text:style-name="P1"><text:tab/>내답 : </text:p>
      <text:p text:style-name="P1"><text:tab/>def lpad(data, x, data1):</text:p>
      <text:p text:style-name="P1"><text:tab/> <text:s text:c="3"/>for i in range(x):</text:p>
      <text:p text:style-name="P1"><text:tab/> <text:s text:c="7"/>result = data1*i + data</text:p>
      <text:p text:style-name="P1"><text:tab/> <text:s text:c="7"/>if len(result) == x:</text:p>
      <text:p text:style-name="P1"><text:tab/> <text:s text:c="11"/>return result</text:p>
      <text:p text:style-name="P1"><text:tab/></text:p>
      <text:p text:style-name="P1"><text:tab/>print(lpad('smith', 10, '★' ))</text:p>
      <text:p text:style-name="P1"/>
      <text:p text:style-name="P1"><text:tab/>더 간단한 답 :</text:p>
      <text:p text:style-name="P1"/>
      <text:p text:style-name="P1"><text:tab/>def lpad(data, x, data1):</text:p>
      <text:p text:style-name="P1"><text:tab/> <text:s text:c="3"/>return ( (x-len(data))*data1 + data)</text:p>
      <text:p text:style-name="P1"/>
      <text:p text:style-name="P1"><text:tab/>print(lpad('smith', 10, '★' ))</text:p>
      <text:p text:style-name="P1"/>
      <text:p text:style-name="P1"><text:tab/>rjust를 쓴 답 :</text:p>
      <text:p text:style-name="P1"/>
      <text:p text:style-name="P1"><text:tab/>def lpad(data,a,b):</text:p>
      <text:p text:style-name="P1"><text:tab/> <text:s text:c="3"/>return data.rjust(a,b)</text:p>
      <text:p text:style-name="P1"><text:tab/></text:p>
      <text:p text:style-name="P1"><text:tab/>print(lpad('smith',10,'*'))</text:p>
      <text:p text:style-name="P1"/>
      <text:p text:style-name="P1"/>
      <text:p text:style-name="P1">문제 135. 오라클의 rpad함수를 파이썬으로 구현하시오 !</text:p>
      <text:p text:style-name="P1"/>
      <text:p text:style-name="P1"><text:tab/>SQL&gt; select rpad('smith', 10 , '*' )</text:p>
      <text:p text:style-name="P1"><text:tab/> <text:s text:c="6"/>from dual;</text:p>
      <text:p text:style-name="P1"/>
      <text:p text:style-name="P1"><text:tab/><text:tab/>smith★★★★★</text:p>
      <text:p text:style-name="P1"/>
      <text:p text:style-name="P1"/>
      <text:p text:style-name="P1"><text:tab/>def lpad(data, x, data1):</text:p>
      <text:p text:style-name="P1"><text:tab/> <text:s text:c="3"/>return ( data + (x-len(data))*data1)</text:p>
      <text:p text:style-name="P1"><text:tab/></text:p>
      <text:p text:style-name="P1"><text:tab/>print(lpad('smith', 10, '★' ))</text:p>
      <text:p text:style-name="P1"/>
      <text:p text:style-name="P1"/>
      <text:p text:style-name="P1">문제 136. 오라클의 instr 함수를 파이썬으로 구현하시오 !</text:p>
      <text:p text:style-name="P1"/>
      <text:p text:style-name="P1"><text:tab/>SQL&gt; select instr('smith','m') from dual;</text:p>
      <text:p text:style-name="P1"><text:tab/><text:tab/>2</text:p>
      <text:p text:style-name="P1"/>
      <text:p text:style-name="P1"><text:tab/>def instr (data1, data2):</text:p>
      <text:p text:style-name="P1"><text:tab/> <text:s text:c="3"/>for i in range(len(data1)):</text:p>
      <text:p text:style-name="P1"><text:tab/> <text:s text:c="7"/>if data1[i:i+len(data2)] == data2:</text:p>
      <text:p text:style-name="P1"><text:tab/> <text:s text:c="11"/>return i+1</text:p>
      <text:p text:style-name="P1"><text:tab/> <text:s text:c="7"/></text:p>
      <text:p text:style-name="P1"><text:tab/>print( instr('smith','t'))</text:p>
      <text:p text:style-name="P1"><text:tab/>print( instr('smith','mi') )</text:p>
      <text:p text:style-name="P1"/>
      <text:p text:style-name="P1"/>
      <text:p text:style-name="P1"/>
      <text:p text:style-name="P1">문제 137. 아래와 같이 없는 철자를 입력하면 0이 출력되게 하시오 !</text:p>
      <text:p text:style-name="P1"/>
      <text:p text:style-name="P1"><text:tab/>SQL&gt; select instr('smith','m') from dual;</text:p>
      <text:p text:style-name="P1"><text:tab/><text:tab/>2</text:p>
      <text:p text:style-name="P1"/>
      <text:p text:style-name="P1"><text:soft-page-break/><text:tab/>def instr (data1, data2):</text:p>
      <text:p text:style-name="P1"><text:tab/> <text:s text:c="3"/>for i in range(len(data1)+1): <text:s/>#범위를 데이터길이보다 한칸 더 늘림</text:p>
      <text:p text:style-name="P1"><text:tab/> <text:s text:c="7"/>if data1[i:i+len(data2)] == data2:</text:p>
      <text:p text:style-name="P1"><text:tab/> <text:s text:c="11"/>return i+1</text:p>
      <text:p text:style-name="P1"><text:tab/> <text:s text:c="11"/>break</text:p>
      <text:p text:style-name="P1"><text:tab/> <text:s text:c="7"/>if i == len(data1): <text:s text:c="7"/># i가 data1범위보다 큰수가 올 때까지 break가 걸리지 않는다면</text:p>
      <text:p text:style-name="P1"><text:tab/> <text:s text:c="11"/>return 0 <text:s text:c="14"/># 0을 리턴한다.</text:p>
      <text:p text:style-name="P1"><text:tab/></text:p>
      <text:p text:style-name="P1"><text:tab/>print( instr('smith','h'))</text:p>
      <text:p text:style-name="P1"><text:tab/>print( instr('smith','mi') )</text:p>
      <text:p text:style-name="P1"/>
      <text:p text:style-name="P1"/>
      <text:p text:style-name="P1"/>
      <text:p text:style-name="Standard"><text:span text:style-name="T1">문제 13</text:span><text:bookmark text:name="문제139"/><text:span text:style-name="T1">9. 오늘 날짜를 출력하시오 !</text:span></text:p>
      <text:p text:style-name="P1"/>
      <text:p text:style-name="P1"><text:tab/>SQL&gt; select sysdate from dual;</text:p>
      <text:p text:style-name="P1"/>
      <text:p text:style-name="P18">from datetime import date<text:tab/><text:tab/># datetime 패키지의 today를 이용</text:p>
      <text:p text:style-name="P13">print(date.today())</text:p>
      <text:p text:style-name="P1"/>
      <text:p text:style-name="P1"/>
      <text:p text:style-name="P1"/>
      <text:p text:style-name="P1">문제 140. 파이썬으로 오라클의 add_months함수를 생성하시오 !</text:p>
      <text:p text:style-name="P1"><text:tab/> <text:s/>(오늘 부터 3달 뒤에 돌아오는 날짜를 출력하시오)</text:p>
      <text:p text:style-name="P1"/>
      <text:p text:style-name="P1"><text:tab/>SQL&gt; select add_months(sysdate, 3)</text:p>
      <text:p text:style-name="P1"><text:tab/> <text:s text:c="6"/>from dual;</text:p>
      <text:p text:style-name="P1"/>
      <text:p text:style-name="P1"><text:tab/>힌트 : </text:p>
      <text:p text:style-name="P1"><text:tab/>from datetime import date</text:p>
      <text:p text:style-name="P1"><text:tab/>from dateutil.relativedelta import relativedelta</text:p>
      <text:p text:style-name="P1"/>
      <text:p text:style-name="P1"><text:tab/>result = date.today() + relativedelta(months =+ 3)</text:p>
      <text:p text:style-name="P1"/>
      <text:p text:style-name="P1"><text:tab/>print(result)</text:p>
      <text:p text:style-name="P1"/>
      <text:p text:style-name="P1"><text:tab/>답 :</text:p>
      <text:p text:style-name="P1"><text:tab/>def sysdate():</text:p>
      <text:p text:style-name="P1"><text:tab/> <text:s text:c="3"/>from datetime import date</text:p>
      <text:p text:style-name="P1"><text:tab/> <text:s text:c="3"/>return str(date.today())</text:p>
      <text:p text:style-name="P1"><text:tab/></text:p>
      <text:p text:style-name="P1"><text:tab/>def add_months(a, b):</text:p>
      <text:p text:style-name="P1"><text:tab/> <text:s text:c="3"/>import datetime</text:p>
      <text:p text:style-name="P1"><text:tab/> <text:s text:c="3"/>from dateutil.relativedelta import relativedelta</text:p>
      <text:p text:style-name="P1"><text:tab/> <text:s text:c="3"/>a1 = datetime.datetime.strptime(a, '%Y-%m-%d')</text:p>
      <text:p text:style-name="P1"><text:tab/> <text:s text:c="3"/>result = a1 + relativedelta(months =+ int(b) )</text:p>
      <text:p text:style-name="P1"><text:tab/> <text:s text:c="3"/>return result</text:p>
      <text:p text:style-name="P1"><text:tab/></text:p>
      <text:p text:style-name="P1"><text:tab/></text:p>
      <text:p text:style-name="P1"><text:tab/>print (add_months( sysdate(), 3)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☆ last_day 함수 생성하기</text:p>
      <text:p text:style-name="P1"/>
      <text:p text:style-name="P1"><text:soft-page-break/><text:tab/>select last_day(sysdate)</text:p>
      <text:p text:style-name="P1"><text:tab/> from dual;</text:p>
      <text:p text:style-name="P1"/>
      <text:p text:style-name="P1"><text:tab/>2018-11-30</text:p>
      <text:p text:style-name="P1"/>
      <text:p text:style-name="P1"/>
      <text:p text:style-name="P1"/>
      <text:p text:style-name="P1"/>
      <text:p text:style-name="P1">문제 141. 올해 2월달의 마지막 날짜를 출력하시오 !</text:p>
      <text:p text:style-name="P1"/>
      <text:p text:style-name="P1"><text:tab/>from calendar import monthrange</text:p>
      <text:p text:style-name="P1"><text:tab/></text:p>
      <text:p text:style-name="P1"><text:tab/>print( monthrange(2018,2))</text:p>
      <text:p text:style-name="P1"><text:tab/></text:p>
      <text:p text:style-name="P1"><text:tab/>(3, 28)</text:p>
      <text:p text:style-name="P1"><text:tab/> <text:s text:c="3"/>↓</text:p>
      <text:p text:style-name="P1"><text:tab/> <text:s text:c="2"/>그 달의 총 일수</text:p>
      <text:p text:style-name="P1"><text:tab/></text:p>
      <text:p text:style-name="P1"><text:tab/>※ 3의 의미는 ? 그 달의 1일의 요일</text:p>
      <text:p text:style-name="P1"><text:tab/></text:p>
      <text:p text:style-name="P1"><text:tab/> 월 : 0, 화 : 1, 수 : 2, 목 : 3, 금 : 4, 토 : 5, 일 : 6</text:p>
      <text:p text:style-name="P1"/>
      <text:p text:style-name="P1"/>
      <text:p text:style-name="P1"/>
      <text:p text:style-name="P1">문제 142. 위의 결과에서 28만 출력하시오 !</text:p>
      <text:p text:style-name="P1"/>
      <text:p text:style-name="P1"><text:tab/>from calendar import monthrange</text:p>
      <text:p text:style-name="P1"><text:tab/></text:p>
      <text:p text:style-name="P1"><text:tab/>print( monthrange(2018,2)[1])</text:p>
      <text:p text:style-name="P1"/>
      <text:p text:style-name="P1"/>
      <text:p text:style-name="P1"/>
      <text:p text:style-name="P1">문제 143. 아래의 날짜에서 년도만 추출하시오 !</text:p>
      <text:p text:style-name="P1"/>
      <text:p text:style-name="P1"><text:tab/>'2018-07-18'</text:p>
      <text:p text:style-name="P1"/>
      <text:p text:style-name="P1"><text:tab/>a = '2018-07-18'</text:p>
      <text:p text:style-name="P1"><text:tab/>from datetime import datetime</text:p>
      <text:p text:style-name="P1"><text:tab/>b = datetime.strptime(a, '%Y-%m-%d').year</text:p>
      <text:p text:style-name="P1"><text:tab/>print(b)</text:p>
      <text:p text:style-name="P1"/>
      <text:p text:style-name="P1"/>
      <text:p text:style-name="P1"/>
      <text:p text:style-name="P1">문제 144. 아래의 날짜에서 달만 추출하시오 !</text:p>
      <text:p text:style-name="P1"/>
      <text:p text:style-name="P1"><text:tab/>'2018-07-18'</text:p>
      <text:p text:style-name="P1"/>
      <text:p text:style-name="P1"><text:tab/>a = '2018-07-18'</text:p>
      <text:p text:style-name="P1"><text:tab/>from datetime import datetime</text:p>
      <text:p text:style-name="P1"><text:tab/>b = datetime.strptime(a, '%Y-%m-%d').month</text:p>
      <text:p text:style-name="P1"><text:tab/>print(b)</text:p>
      <text:p text:style-name="P1"/>
      <text:p text:style-name="P1"/>
      <text:p text:style-name="P1"/>
      <text:p text:style-name="P1">문제 145. (오늘의 마지막 문제) 위의 함수들을 이용해서 오라클 last_day 함수를 아래와 같이 생성하시오 !</text:p>
      <text:p text:style-name="P1"/>
      <text:p text:style-name="P1"><text:tab/>print( last_day('2018-07-18') )</text:p>
      <text:p text:style-name="P1"><text:tab/>2018-07-31</text:p>
      <text:p text:style-name="P1"/>
      <text:p text:style-name="P1"><text:soft-page-break/><text:tab/>def last_day(a):</text:p>
      <text:p text:style-name="P1"><text:tab/> <text:s text:c="3"/>from datetime import datetime</text:p>
      <text:p text:style-name="P1"><text:tab/> <text:s text:c="3"/>year = datetime.strptime(a, '%Y-%m-%d').year</text:p>
      <text:p text:style-name="P1"><text:tab/> <text:s text:c="3"/>from datetime import datetime</text:p>
      <text:p text:style-name="P1"><text:tab/> <text:s text:c="3"/>month = datetime.strptime(a, '%Y-%m-%d').month</text:p>
      <text:p text:style-name="P1"><text:tab/> <text:s text:c="3"/>from calendar import monthrange</text:p>
      <text:p text:style-name="P1"><text:tab/> <text:s text:c="3"/>result = a[:8] + str(monthrange(year,month)[1])</text:p>
      <text:p text:style-name="P1"><text:tab/> <text:s text:c="3"/>return result</text:p>
      <text:p text:style-name="P1"><text:tab/></text:p>
      <text:p text:style-name="P1"><text:tab/>print( last_day('2018-07-18') )</text:p>
      <text:p text:style-name="P1"/>
      <text:p text:style-name="P1"/>
      <text:p text:style-name="P1"/>
      <text:p text:style-name="Standard"><text:span text:style-name="T1">문제 1</text:span><text:bookmark text:name="문제146"/><text:span text:style-name="T1">46. oracle_func.py라는 이름으로 메모장을 열고 그 안에 어제 만들었던 오라클 함수들을 저장하시오 !</text:span></text:p>
      <text:p text:style-name="P1"/>
      <text:p text:style-name="P1"><text:tab/>1. initcap</text:p>
      <text:p text:style-name="P1"><text:tab/>2. substr</text:p>
      <text:p text:style-name="P1"><text:tab/>3. rtrim</text:p>
      <text:p text:style-name="P1"><text:tab/>4. ltrim</text:p>
      <text:p text:style-name="P1"><text:tab/>5. rpad</text:p>
      <text:p text:style-name="P1"><text:tab/>6. pad</text:p>
      <text:p text:style-name="P1"><text:tab/>7. instr</text:p>
      <text:p text:style-name="P1"/>
      <text:p text:style-name="P1"><text:tab/>import oracle_func as o</text:p>
      <text:p text:style-name="P1"><text:tab/>print(o.initcap('smith'))</text:p>
      <text:p text:style-name="P1"/>
      <text:p text:style-name="P1"><text:tab/>Smith</text:p>
      <text:p text:style-name="P1"/>
      <text:p text:style-name="P1"/>
      <text:p text:style-name="P1"/>
      <text:p text:style-name="P1">문제 147. 오늘 날짜에서 하루 더한 날짜가 어떻게 되는가?</text:p>
      <text:p text:style-name="P1"/>
      <text:p text:style-name="P1"><text:tab/>import datetime as d</text:p>
      <text:p text:style-name="P1"><text:tab/>print( d.datetime.today() + d.timedelta(days=1))</text:p>
      <text:p text:style-name="P1"><text:tab/><text:tab/> <text:s text:c="3"/>↓ <text:s text:c="5"/>↓</text:p>
      <text:p text:style-name="P1"><text:tab/><text:tab/> <text:s/>클래스 <text:s/>메소드(함수)</text:p>
      <text:p text:style-name="P1"/>
      <text:p text:style-name="P1"/>
      <text:p text:style-name="P1"/>
      <text:p text:style-name="P1">문제 148. 아래와 같은 함수를 생성하시오 !</text:p>
      <text:p text:style-name="P1"/>
      <text:p text:style-name="P1"><text:tab/>print(next_day('2018-07-18',2))</text:p>
      <text:p text:style-name="P1"><text:tab/>2018-07-20</text:p>
      <text:p text:style-name="P1"/>
      <text:p text:style-name="P1"><text:tab/>def next_day(date, num):</text:p>
      <text:p text:style-name="P1"><text:tab/> <text:s text:c="3"/>import datetime as d</text:p>
      <text:p text:style-name="P1"><text:tab/> <text:s text:c="3"/>from dateutil.relativedelta import relativedelta</text:p>
      <text:p text:style-name="P1"><text:tab/> <text:s text:c="3"/>date1 = d.datetime.strptime(date, '%Y-%m-%d')</text:p>
      <text:p text:style-name="P1"><text:tab/> <text:s text:c="3"/>result = date1 + d.timedelta(days = num)</text:p>
      <text:p text:style-name="P1"><text:tab/> <text:s text:c="3"/>return result</text:p>
      <text:p text:style-name="P1"><text:tab/></text:p>
      <text:p text:style-name="P1"><text:tab/>print(next_day('2018-07-18',2))</text:p>
      <text:p text:style-name="P1"/>
      <text:p text:style-name="P1"/>
      <text:p text:style-name="P1"/>
      <text:p text:style-name="P1">점심시간 문제 : </text:p>
      <text:p text:style-name="P1"/>
      <text:p text:style-name="P1"><text:tab/>SQL&gt; select next_day( to_date('2018-11-23', 'RRRR-MM-DD'), '월요일')</text:p>
      <text:p text:style-name="P1"><text:tab/> <text:s text:c="6"/>from dual;</text:p>
      <text:p text:style-name="P1"><text:soft-page-break/></text:p>
      <text:p text:style-name="P1"><text:tab/> <text:s text:c="4"/>2018-11-26</text:p>
      <text:p text:style-name="P1"/>
      <text:p text:style-name="P1"><text:tab/>def next_day(date,week):</text:p>
      <text:p text:style-name="P1"><text:tab/> <text:s text:c="3"/>week_dic = {}</text:p>
      <text:p text:style-name="P1"><text:tab/> <text:s text:c="3"/>week_dic['월요일'] = 0</text:p>
      <text:p text:style-name="P1"><text:tab/> <text:s text:c="3"/>week_dic['화요일'] = 1</text:p>
      <text:p text:style-name="P1"><text:tab/> <text:s text:c="3"/>week_dic['수요일'] = 2</text:p>
      <text:p text:style-name="P1"><text:tab/> <text:s text:c="3"/>week_dic['목요일'] = 3</text:p>
      <text:p text:style-name="P1"><text:tab/> <text:s text:c="3"/>week_dic['금요일'] = 4</text:p>
      <text:p text:style-name="P1"><text:tab/> <text:s text:c="3"/>week_dic['토요일'] = 5</text:p>
      <text:p text:style-name="P1"><text:tab/> <text:s text:c="3"/>week_dic['일요일'] = 6</text:p>
      <text:p text:style-name="P1"><text:tab/> <text:s text:c="3"/>import datetime as d</text:p>
      <text:p text:style-name="P1"><text:tab/> <text:s text:c="3"/>from datetime import datetime as da</text:p>
      <text:p text:style-name="P1"><text:tab/> <text:s text:c="3"/>date1 = d.datetime.strptime(date, '%Y-%m-%d')</text:p>
      <text:p text:style-name="P1"><text:tab/> <text:s text:c="3"/>date_week = da.weekday(date1) </text:p>
      <text:p text:style-name="P1"><text:tab/> <text:s text:c="3"/>if date_week != week_dic[week]:</text:p>
      <text:p text:style-name="P1"><text:tab/> <text:s text:c="7"/>result = date1 + d.timedelta(days = date_week + week_dic[week])</text:p>
      <text:p text:style-name="P1"><text:tab/> <text:s text:c="3"/>else:</text:p>
      <text:p text:style-name="P1"><text:tab/> <text:s text:c="7"/>result = date1 + d.timedelta(days = 7)</text:p>
      <text:p text:style-name="P1"><text:tab/> <text:s text:c="3"/>return result</text:p>
      <text:p text:style-name="P1"><text:tab/></text:p>
      <text:p text:style-name="P1"><text:tab/>print(next_day('2018-11-23','월요일'))</text:p>
      <text:p text:style-name="P1"/>
      <text:p text:style-name="P1"/>
      <text:p text:style-name="P1">문제 149. 오늘이 무슨 요일인지 출력하시오 !</text:p>
      <text:p text:style-name="P1"/>
      <text:p text:style-name="P1"><text:tab/>from datetime import datetime as d</text:p>
      <text:p text:style-name="P1"><text:tab/>print(d.today().weekday())</text:p>
      <text:p text:style-name="P1"/>
      <text:p text:style-name="P1"/>
      <text:p text:style-name="P1"><text:tab/>※ 월요일 : 0</text:p>
      <text:p text:style-name="P1"><text:tab/> <text:s text:c="2"/>화요일 : 1</text:p>
      <text:p text:style-name="P1"><text:tab/> <text:s text:c="2"/>수요일 : 2</text:p>
      <text:p text:style-name="P1"><text:tab/> <text:s text:c="2"/>목요일 : 3</text:p>
      <text:p text:style-name="P1"><text:tab/> <text:s text:c="2"/>금요일 : 4</text:p>
      <text:p text:style-name="P1"><text:tab/> <text:s text:c="2"/>토요일 : 5</text:p>
      <text:p text:style-name="P1"><text:tab/> <text:s text:c="2"/>일요일 : 6</text:p>
      <text:p text:style-name="P1"/>
      <text:p text:style-name="P1"/>
      <text:p text:style-name="P1">문제 150. 문제 149번을 다시수행하는데 숫자 4가 나오는게 아니라 금요일이라고 출력되게 하시오 !</text:p>
      <text:p text:style-name="P1"><text:tab/> <text:s/>(아래의 리스트 변수를 이용해서)</text:p>
      <text:p text:style-name="P1"/>
      <text:p text:style-name="P1"><text:tab/>dy = ['월요일', '화요일', '수요일', '목요일', '금요일', '토요일', '일요일']</text:p>
      <text:p text:style-name="P1"/>
      <text:p text:style-name="P1"><text:tab/>from datetime import datetime as d</text:p>
      <text:p text:style-name="P1"><text:tab/>d = d.today().weekday()</text:p>
      <text:p text:style-name="P1"><text:tab/>dy[d]</text:p>
      <text:p text:style-name="P1"/>
      <text:p text:style-name="P1"/>
      <text:p text:style-name="P1"/>
      <text:p text:style-name="P1">문제 151. (점심시간 문제) 아래의 데이터를 딕셔너리로 만드시오 ! (딕셔너리 이름 : week_dic)</text:p>
      <text:p text:style-name="P1"/>
      <text:p text:style-name="P1"><text:tab/> <text:s text:c="3"/>key <text:s text:c="2"/>value</text:p>
      <text:p text:style-name="P1"><text:tab/> <text:s text:c="4"/>↓ <text:s text:c="3"/>↓</text:p>
      <text:p text:style-name="P1"><text:tab/>※ 월요일 : 0</text:p>
      <text:p text:style-name="P1"><text:tab/> <text:s text:c="2"/>화요일 : 1</text:p>
      <text:p text:style-name="P1"><text:tab/> <text:s text:c="2"/>수요일 : 2</text:p>
      <text:p text:style-name="P1"><text:tab/> <text:s text:c="2"/>목요일 : 3</text:p>
      <text:p text:style-name="P1"><text:soft-page-break/><text:tab/> <text:s text:c="2"/>금요일 : 4</text:p>
      <text:p text:style-name="P1"><text:tab/> <text:s text:c="2"/>토요일 : 5</text:p>
      <text:p text:style-name="P1"><text:tab/> <text:s text:c="2"/>일요일 : 6</text:p>
      <text:p text:style-name="P1"/>
      <text:p text:style-name="P1"><text:tab/> <text:s text:c="3"/>week_dic = {}</text:p>
      <text:p text:style-name="P1"><text:tab/> <text:s text:c="3"/>week_dic['월요일'] = 0</text:p>
      <text:p text:style-name="P1"><text:tab/> <text:s text:c="3"/>week_dic['화요일'] = 1</text:p>
      <text:p text:style-name="P1"><text:tab/> <text:s text:c="3"/>week_dic['수요일'] = 2</text:p>
      <text:p text:style-name="P1"><text:tab/> <text:s text:c="3"/>week_dic['목요일'] = 3</text:p>
      <text:p text:style-name="P1"><text:tab/> <text:s text:c="3"/>week_dic['금요일'] = 4</text:p>
      <text:p text:style-name="P1"><text:tab/> <text:s text:c="3"/>week_dic['토요일'] = 5</text:p>
      <text:p text:style-name="P1"><text:tab/> <text:s text:c="3"/>week_dic['일요일'] = 6</text:p>
      <text:p text:style-name="P1"/>
      <text:p text:style-name="P1"/>
      <text:p text:style-name="P1"/>
      <text:p text:style-name="P1"/>
      <text:p text:style-name="P1"/>
      <text:p text:style-name="P1">■ months_between함수를 파이썬으로 만들기</text:p>
      <text:p text:style-name="P1"/>
      <text:p text:style-name="P1"><text:tab/>"날짜와 날짜 사이의 개월수를 출력"</text:p>
      <text:p text:style-name="P1"/>
      <text:p text:style-name="P1"><text:tab/>SQL&gt; select months_between(sysdate, hiredate)</text:p>
      <text:p text:style-name="P1"><text:tab/> <text:s text:c="6"/>from emp;</text:p>
      <text:p text:style-name="P1"/>
      <text:p text:style-name="P1"><text:tab/>예제 : </text:p>
      <text:p text:style-name="P1"><text:tab/><text:tab/>import datetime</text:p>
      <text:p text:style-name="P1"><text:tab/><text:tab/>d1 = '2018-07-18'</text:p>
      <text:p text:style-name="P1"><text:tab/><text:tab/>print( type(d1))<text:tab/># 문자형</text:p>
      <text:p text:style-name="P1"/>
      <text:p text:style-name="P1"><text:tab/><text:tab/>import datetime as d</text:p>
      <text:p text:style-name="P1"><text:tab/><text:tab/>b = d.datetime.strptime(d1, '%Y-%m-%d')</text:p>
      <text:p text:style-name="P1"><text:tab/><text:tab/></text:p>
      <text:p text:style-name="P1"><text:tab/><text:tab/>print(a)</text:p>
      <text:p text:style-name="P1"><text:tab/><text:tab/>print( type(a))<text:tab/><text:tab/># 날짜형</text:p>
      <text:p text:style-name="P1"/>
      <text:p text:style-name="P1"/>
      <text:p text:style-name="P1"><text:s/>* 아래 두 날짜 사이의 개월 수 </text:p>
      <text:p text:style-name="P1"/>
      <text:p text:style-name="P1"><text:tab/>2017-01-01 ~ 2018-07-01</text:p>
      <text:p text:style-name="P1"/>
      <text:p text:style-name="P1"><text:tab/>2018-2017 = 12개월</text:p>
      <text:p text:style-name="P1"><text:tab/> <text:s/>07-01 <text:s text:c="4"/>= <text:s/>6개월</text:p>
      <text:p text:style-name="P1"><text:tab/><text:tab/></text:p>
      <text:p text:style-name="P1"/>
      <text:p text:style-name="P1"/>
      <text:p text:style-name="P1">문제 152. months_between함수를 파이썬으로 구현하시오 !</text:p>
      <text:p text:style-name="P1"/>
      <text:p text:style-name="P1"><text:tab/>print( months_between('2017-01-01', '2018-07-01'))</text:p>
      <text:p text:style-name="P1"/>
      <text:p text:style-name="P1"><text:tab/>18</text:p>
      <text:p text:style-name="P1"/>
      <text:p text:style-name="P1"><text:tab/>def months_between(date1, date2):</text:p>
      <text:p text:style-name="P1"><text:tab/> <text:s text:c="3"/>import datetime as d</text:p>
      <text:p text:style-name="P1"><text:tab/> <text:s text:c="3"/>a = d.datetime.strptime(date1, '%Y-%m-%d')</text:p>
      <text:p text:style-name="P1"><text:tab/> <text:s text:c="3"/>b = d.datetime.strptime(date2, '%Y-%m-%d')</text:p>
      <text:p text:style-name="P1"><text:tab/> <text:s text:c="3"/>result = (a.year - b.year)*12 + (a.month - b.month)</text:p>
      <text:p text:style-name="P1"><text:tab/> <text:s text:c="3"/>return result</text:p>
      <text:p text:style-name="P1"><text:tab/></text:p>
      <text:p text:style-name="P1"><text:tab/>print( months_between('2017-12-01', '2018-01-01'))</text:p>
      <text:p text:style-name="P1"><text:soft-page-break/></text:p>
      <text:p text:style-name="P1"/>
      <text:p text:style-name="P1"/>
      <text:p text:style-name="Standard"><text:span text:style-name="T1">문제 1</text:span><text:bookmark text:name="문제153"/><text:span text:style-name="T1">53. 오라클의 nvl 함수를 파이썬으로 구현하시오 !</text:span></text:p>
      <text:p text:style-name="P1"/>
      <text:p text:style-name="P1"><text:tab/>SQL&gt; select ename, nvl(comm,0)</text:p>
      <text:p text:style-name="P1"><text:tab/> <text:s text:c="6"/>from emp;</text:p>
      <text:p text:style-name="P1"/>
      <text:p text:style-name="P1"><text:tab/>def nvl(data, val):</text:p>
      <text:p text:style-name="P1"><text:tab/> <text:s text:c="3"/>if data == '':</text:p>
      <text:p text:style-name="P1"><text:tab/> <text:s text:c="7"/>return val</text:p>
      <text:p text:style-name="P1"><text:tab/> <text:s text:c="3"/>else:</text:p>
      <text:p text:style-name="P1"><text:tab/> <text:s text:c="7"/>return data</text:p>
      <text:p text:style-name="P1"><text:tab/></text:p>
      <text:p text:style-name="P1"><text:tab/>import <text:s/>csv</text:p>
      <text:p text:style-name="P1"><text:tab/>file = open("c:\\emp_comm.csv","r")</text:p>
      <text:p text:style-name="P1"><text:tab/>emp_csv = csv.reader(file)</text:p>
      <text:p text:style-name="P1"><text:tab/>for <text:s/>emp_list in <text:s/>emp_csv:</text:p>
      <text:p text:style-name="P1"><text:tab/> <text:s text:c="3"/>print( emp_list[1], nvl( emp_list[6], 0) )</text:p>
      <text:p text:style-name="P1"/>
      <text:p text:style-name="P1"/>
      <text:p text:style-name="P1">문제 154. 오라클의 decode 함수를 파이썬으로 구현하시오 !</text:p>
      <text:p text:style-name="P1"/>
      <text:p text:style-name="P1"><text:tab/>SQL&gt; select ename, sal, deptno,</text:p>
      <text:p text:style-name="P1"><text:tab/><text:tab/> <text:s text:c="3"/>decode(deptno, 10, sal*0.1, 0) as bonus</text:p>
      <text:p text:style-name="P1"><text:tab/> <text:s text:c="6"/>from emp;</text:p>
      <text:p text:style-name="P1"/>
      <text:p text:style-name="P1"/>
      <text:p text:style-name="P1"/>
      <text:p text:style-name="Standard"><text:span text:style-name="T1">문제 </text:span><text:bookmark text:name="문제155"/><text:span text:style-name="T1">155. 0에서 1사이의 숫자를 random으로 생성해 보시오 !</text:span></text:p>
      <text:p text:style-name="P1"/>
      <text:p text:style-name="P1"><text:tab/>import random</text:p>
      <text:p text:style-name="P1"><text:tab/>x = random.uniform(0,1)</text:p>
      <text:p text:style-name="P1"><text:tab/>print(x)</text:p>
      <text:p text:style-name="P1"/>
      <text:p text:style-name="P1"/>
      <text:p text:style-name="P1"/>
      <text:p text:style-name="P1">문제 156. 위의 코드를 for loop문을 이용해서 10000번 반복시키시오 !</text:p>
      <text:p text:style-name="P1"/>
      <text:p text:style-name="P1"><text:tab/>import random</text:p>
      <text:p text:style-name="P1"><text:tab/>for i in range(10000):</text:p>
      <text:p text:style-name="P1"><text:tab/> <text:s text:c="3"/>x = random.uniform(0, 1)</text:p>
      <text:p text:style-name="P1"><text:tab/> <text:s text:c="3"/>y = random.uniform(0, 1)</text:p>
      <text:p text:style-name="P1"><text:tab/> <text:s text:c="3"/>print(x)</text:p>
      <text:p text:style-name="P1"><text:tab/> <text:s text:c="3"/>print(y)</text:p>
      <text:p text:style-name="P1"/>
      <text:p text:style-name="P1"/>
      <text:p text:style-name="P1"/>
      <text:p text:style-name="P1">문제 157. x*x + y*y &lt;= 1 이면 부채꼴 안에 들어가는 점이므로 이 공식을 이용해서 pi를 구하시오 !</text:p>
      <text:p text:style-name="P1"/>
      <text:p text:style-name="P1"><text:tab/>import random</text:p>
      <text:p text:style-name="P1"><text:tab/>total = int( input('찍을 점의 개수를 입력'))</text:p>
      <text:p text:style-name="P1"><text:tab/>cnt = 0</text:p>
      <text:p text:style-name="P1"/>
      <text:p text:style-name="P1"><text:tab/>for i in range(total):</text:p>
      <text:p text:style-name="P1"><text:tab/> <text:s text:c="3"/>x = random.uniform(0, 1)</text:p>
      <text:p text:style-name="P1"><text:tab/> <text:s text:c="3"/>y = random.uniform(0, 1)</text:p>
      <text:p text:style-name="P1"><text:tab/> <text:s text:c="3"/>if x*x + y*y &lt;= 1:</text:p>
      <text:p text:style-name="P1"><text:tab/> <text:s text:c="7"/>cnt += 1</text:p>
      <text:p text:style-name="P1"><text:soft-page-break/><text:tab/>print((cnt/total)*4)</text:p>
      <text:p text:style-name="P1"/>
      <text:p text:style-name="P1"/>
      <text:p text:style-name="P1">문제 158. 무한루프로 파이값을 찾아가게 만들어보자 </text:p>
      <text:p text:style-name="P1"/>
      <text:p text:style-name="P1"><text:tab/>from time import sleep</text:p>
      <text:p text:style-name="P1"><text:tab/>import random</text:p>
      <text:p text:style-name="P1"><text:tab/>total = 0</text:p>
      <text:p text:style-name="P1"><text:tab/>cnt = 0</text:p>
      <text:p text:style-name="P1"><text:tab/>while True:</text:p>
      <text:p text:style-name="P1"><text:tab/> <text:s text:c="3"/>total += 1</text:p>
      <text:p text:style-name="P1"><text:tab/> <text:s text:c="3"/>x = random.uniform(0, 1)</text:p>
      <text:p text:style-name="P1"><text:tab/> <text:s text:c="3"/>y = random.uniform(0, 1)</text:p>
      <text:p text:style-name="P1"><text:tab/> <text:s text:c="3"/>if x*x + y*y &lt;= 1:</text:p>
      <text:p text:style-name="P1"><text:tab/> <text:s text:c="7"/>cnt += 1</text:p>
      <text:p text:style-name="P1"><text:tab/> <text:s text:c="3"/>pi = (cnt/total)*4</text:p>
      <text:p text:style-name="P1"><text:tab/> <text:s text:c="3"/>msg = '\r 파이(pi)는 = %f' %pi</text:p>
      <text:p text:style-name="P1"><text:tab/> <text:s text:c="3"/>print(msg, end = '')</text:p>
      <text:p text:style-name="P1"><text:tab/> <text:s text:c="3"/>sleep(0.0000000000001)</text:p>
      <text:p text:style-name="P1"/>
      <text:p text:style-name="P1"/>
      <text:p text:style-name="P1"/>
      <text:p text:style-name="P1"/>
      <text:p text:style-name="Standard"><text:span text:style-name="T1">문제 1</text:span><text:bookmark text:name="문제160"/><text:span text:style-name="T1">60. 위의 코드를 가지고 최대공약수 구하는 함수를 아래와 같이 수행되게 생성하시오 !</text:span></text:p>
      <text:p text:style-name="P1"/>
      <text:p text:style-name="P1"><text:tab/>maxyaksu(16, 24)</text:p>
      <text:p text:style-name="P1"><text:tab/>8</text:p>
      <text:p text:style-name="P1"/>
      <text:p text:style-name="P1"><text:tab/>def maxyaksu(a, b):</text:p>
      <text:p text:style-name="P1"><text:tab/> <text:s text:c="3"/>dummy = 0</text:p>
      <text:p text:style-name="P1"><text:tab/> <text:s text:c="3"/>i = 1</text:p>
      <text:p text:style-name="P1"><text:tab/> <text:s text:c="3"/>c = 1</text:p>
      <text:p text:style-name="P1"><text:tab/> <text:s text:c="3"/>if a &lt;= <text:s/>b:</text:p>
      <text:p text:style-name="P1"><text:tab/> <text:s text:c="7"/>dummy = a</text:p>
      <text:p text:style-name="P1"><text:tab/> <text:s text:c="7"/>a = b</text:p>
      <text:p text:style-name="P1"><text:tab/> <text:s text:c="7"/>b = dummy</text:p>
      <text:p text:style-name="P1"><text:tab/> <text:s text:c="3"/>while i &lt; b:</text:p>
      <text:p text:style-name="P1"><text:tab/> <text:s text:c="7"/>i += 1</text:p>
      <text:p text:style-name="P1"><text:tab/> <text:s text:c="7"/>if a%i == 0:</text:p>
      <text:p text:style-name="P1"><text:tab/> <text:s text:c="11"/>a = a / i</text:p>
      <text:p text:style-name="P1"><text:tab/> <text:s text:c="11"/>if b%i == 0:</text:p>
      <text:p text:style-name="P1"><text:tab/> <text:s text:c="15"/>b = b / i</text:p>
      <text:p text:style-name="P1"><text:tab/> <text:s text:c="15"/>c = c * i</text:p>
      <text:p text:style-name="P1"><text:tab/> <text:s text:c="11"/>i = 1</text:p>
      <text:p text:style-name="P1"><text:tab/> <text:s text:c="3"/>return c</text:p>
      <text:p text:style-name="P1"/>
      <text:p text:style-name="P1"/>
      <text:p text:style-name="P1">문제 161.가변 매개변수를 사용해서 아래와 같이 실행해도 최대공약수가 나오게 하시오 !</text:p>
      <text:p text:style-name="P1"/>
      <text:p text:style-name="P1"><text:tab/>maxyaksu(16, 24, 8, 4)</text:p>
      <text:p text:style-name="P1"><text:tab/>4</text:p>
      <text:p text:style-name="P1"/>
      <text:p text:style-name="P1"><text:tab/>def maxyaksu(*n):</text:p>
      <text:p text:style-name="P1"><text:tab/> <text:s text:c="3"/>num = list(n)</text:p>
      <text:p text:style-name="P1"><text:tab/> <text:s text:c="3"/>for j in range(len(n)-1):</text:p>
      <text:p text:style-name="P1"><text:tab/> <text:s text:c="7"/>a = num[j]</text:p>
      <text:p text:style-name="P1"><text:tab/> <text:s text:c="7"/>b = num[j+1]</text:p>
      <text:p text:style-name="P1"><text:tab/> <text:s text:c="7"/>dummy = 0</text:p>
      <text:p text:style-name="P1"><text:tab/> <text:s text:c="7"/>i = 1</text:p>
      <text:p text:style-name="P1"><text:soft-page-break/><text:tab/> <text:s text:c="7"/>c = 1</text:p>
      <text:p text:style-name="P1"><text:tab/> <text:s text:c="7"/>if a &lt;= <text:s/>b:</text:p>
      <text:p text:style-name="P1"><text:tab/> <text:s text:c="11"/>dummy = a</text:p>
      <text:p text:style-name="P1"><text:tab/> <text:s text:c="11"/>a = b</text:p>
      <text:p text:style-name="P1"><text:tab/> <text:s text:c="11"/>b = dummy</text:p>
      <text:p text:style-name="P1"><text:tab/> <text:s text:c="7"/>while i &lt; b:</text:p>
      <text:p text:style-name="P1"><text:tab/> <text:s text:c="11"/>i += 1</text:p>
      <text:p text:style-name="P1"><text:tab/> <text:s text:c="11"/>if a%i == 0:</text:p>
      <text:p text:style-name="P1"><text:tab/> <text:s text:c="15"/>a = a / i</text:p>
      <text:p text:style-name="P1"><text:tab/> <text:s text:c="15"/>if b%i == 0:</text:p>
      <text:p text:style-name="P1"><text:tab/> <text:s text:c="19"/>b = b / i</text:p>
      <text:p text:style-name="P1"><text:tab/> <text:s text:c="19"/>c = c * i</text:p>
      <text:p text:style-name="P1"><text:tab/> <text:s text:c="15"/>i = 1</text:p>
      <text:p text:style-name="P1"><text:tab/> <text:s text:c="7"/>num[j+1] = c</text:p>
      <text:p text:style-name="P1"><text:tab/> <text:s text:c="3"/>return c</text:p>
      <text:p text:style-name="P1"/>
      <text:p text:style-name="P1"/>
      <text:p text:style-name="P1"/>
      <text:p text:style-name="Standard"><text:span text:style-name="T1">문제</text:span><text:bookmark text:name="문제162"/><text:span text:style-name="T1"> 162. 위의 예제를 코드로 구현하시오 !</text:span></text:p>
      <text:p text:style-name="P1"/>
      <text:p text:style-name="P1"><text:tab/>print( cycle_func1(5) )<text:tab/><text:tab/># 한개의 원의 넓이 출력</text:p>
      <text:p text:style-name="P1"><text:tab/>78.53981633974483</text:p>
      <text:p text:style-name="P1"/>
      <text:p text:style-name="P1"><text:tab/>print( cycle_func2(5))<text:tab/><text:tab/># 두개의 원의 넓이 출력</text:p>
      <text:p text:style-name="P1"><text:tab/>157.07963267948966</text:p>
      <text:p text:style-name="P1"/>
      <text:p text:style-name="P1"><text:tab/><text:tab/>pi = 3.141592653589793</text:p>
      <text:p text:style-name="P1"><text:tab/><text:tab/></text:p>
      <text:p text:style-name="P1"><text:tab/><text:tab/>def cycle_func1(radius):</text:p>
      <text:p text:style-name="P1"><text:tab/><text:tab/> <text:s text:c="3"/>global pi</text:p>
      <text:p text:style-name="P1"><text:tab/><text:tab/> <text:s text:c="3"/>return pi*radius*radius</text:p>
      <text:p text:style-name="P1"><text:tab/><text:tab/></text:p>
      <text:p text:style-name="P1"><text:tab/><text:tab/>print( cycle_func1(5) )</text:p>
      <text:p text:style-name="P1"><text:tab/><text:tab/></text:p>
      <text:p text:style-name="P1"><text:tab/><text:tab/>def cycle_func2(radius):</text:p>
      <text:p text:style-name="P1"><text:tab/><text:tab/> <text:s text:c="3"/>global pi</text:p>
      <text:p text:style-name="P1"><text:tab/><text:tab/> <text:s text:c="3"/>return pi*radius*radius*2</text:p>
      <text:p text:style-name="P1"><text:tab/><text:tab/></text:p>
      <text:p text:style-name="P1"><text:tab/><text:tab/>print( cycle_func2(5))</text:p>
      <text:p text:style-name="P1"/>
      <text:p text:style-name="P1"/>
      <text:p text:style-name="P1">print(abs(-9))<text:tab/><text:tab/># 절대값 출력하는 함수</text:p>
      <text:p text:style-name="P1"><text:tab/><text:tab/><text:tab/> <text:s/>(무조건 양수로 출력하는 함수)</text:p>
      <text:p text:style-name="Standard"><text:span text:style-name="T1">문제 163</text:span><text:bookmark text:name="문제163"/><text:span text:style-name="T1">. abs 쓰지 말고 if 문으로 my_abs라는 함수를 생성하시오 !(무조건 양수로 출력하는 함수)</text:span></text:p>
      <text:p text:style-name="P1"/>
      <text:p text:style-name="P1"><text:tab/><text:tab/>print(my_abs(9))</text:p>
      <text:p text:style-name="P1"><text:tab/><text:tab/>9</text:p>
      <text:p text:style-name="P1"><text:tab/><text:tab/>print(my_abs(-9))</text:p>
      <text:p text:style-name="P1"><text:tab/><text:tab/>9</text:p>
      <text:p text:style-name="P1"/>
      <text:p text:style-name="P1"><text:tab/><text:tab/>def my_abs(num):</text:p>
      <text:p text:style-name="P1"><text:tab/><text:tab/> <text:s text:c="3"/>if num &lt; 0:</text:p>
      <text:p text:style-name="P1"><text:tab/><text:tab/> <text:s text:c="7"/>num = -num</text:p>
      <text:p text:style-name="P1"><text:tab/><text:tab/> <text:s text:c="3"/>return num</text:p>
      <text:p text:style-name="P1"/>
      <text:p text:style-name="P1"/>
      <text:p text:style-name="P1"/>
      <text:p text:style-name="P1"/>
      <text:p text:style-name="Standard"><text:span text:style-name="T1">문제 1</text:span><text:bookmark text:name="문제164"/><text:span text:style-name="T1">64. 아래의 4개의 함수를 가지고 <text:s/>cal_test3.py라는 모듈을 생성하시오 !</text:span></text:p>
      <text:p text:style-name="P1"><text:soft-page-break/></text:p>
      <text:p text:style-name="P1"><text:tab/>def plus(a, b):</text:p>
      <text:p text:style-name="P1"><text:tab/> <text:s text:c="3"/>return a+b</text:p>
      <text:p text:style-name="P1"><text:tab/></text:p>
      <text:p text:style-name="P1"><text:tab/>def minus(a, b):</text:p>
      <text:p text:style-name="P1"><text:tab/> <text:s text:c="3"/>return a - b</text:p>
      <text:p text:style-name="P1"><text:tab/></text:p>
      <text:p text:style-name="P1"><text:tab/>def multiply(a, b):</text:p>
      <text:p text:style-name="P1"><text:tab/> <text:s text:c="3"/>return a*b</text:p>
      <text:p text:style-name="P1"><text:tab/></text:p>
      <text:p text:style-name="P1"><text:tab/>def divide(a, b):</text:p>
      <text:p text:style-name="P1"><text:tab/> <text:s text:c="3"/>return a/b</text:p>
      <text:p text:style-name="P1"/>
      <text:p text:style-name="P1"><text:tab/>cal_test3.py가 있는 위치에 다른 스크립트를 열어서 cal_test3.py 를 호출해서 아래와 같이 코드를 </text:p>
      <text:p text:style-name="P13">실행해 보시오 ~</text:p>
      <text:p text:style-name="P1"/>
      <text:p text:style-name="P1"><text:tab/>import cal_test3 as c</text:p>
      <text:p text:style-name="P1"><text:tab/></text:p>
      <text:p text:style-name="P1"><text:tab/>c.plus(10,20)</text:p>
      <text:p text:style-name="P1"/>
      <text:p text:style-name="P1"/>
      <text:p text:style-name="P1"/>
      <text:p text:style-name="P1">문제 166. (점심시간 문제) mean 이라는 함수를 생성 하시오 !</text:p>
      <text:p text:style-name="P1"><text:tab/> <text:s/>(가변 매개변수를 이용해서 숫자를 몇개 넣고 실행하던 상관없이 평균값이 구해지게 하시오 )</text:p>
      <text:p text:style-name="P1"/>
      <text:p text:style-name="P1"><text:tab/>print( mean( 7,9,2,5,4,9,8))</text:p>
      <text:p text:style-name="P1"><text:tab/>6.285714285714286</text:p>
      <text:p text:style-name="P1"><text:tab/>print( mean(7, 9, 2, 5, 4, 9, 8, 10, 12))</text:p>
      <text:p text:style-name="P1"><text:tab/>7.333333333333333</text:p>
      <text:p text:style-name="P1"><text:tab/></text:p>
      <text:p text:style-name="P1"><text:tab/>def mean(*num):</text:p>
      <text:p text:style-name="P1"><text:tab/> <text:s text:c="3"/>num_list = list(num)</text:p>
      <text:p text:style-name="P1"><text:tab/> <text:s text:c="3"/>result = 0</text:p>
      <text:p text:style-name="P1"><text:tab/> <text:s text:c="3"/>for i in num_list:</text:p>
      <text:p text:style-name="P1"><text:tab/> <text:s text:c="7"/>result += i</text:p>
      <text:p text:style-name="P1"><text:tab/> <text:s text:c="3"/>return result/len(num_list)</text:p>
      <text:p text:style-name="P1"><text:tab/></text:p>
      <text:p text:style-name="P1"><text:tab/>print( mean( 7,9,2,5,4,9,8))</text:p>
      <text:p text:style-name="P1"/>
      <text:p text:style-name="P1"/>
      <text:p text:style-name="P1"/>
      <text:p text:style-name="Standard"><text:span text:style-name="T1">문제 1</text:span><text:bookmark text:name="문제168"/><text:span text:style-name="T1">68. Calculator 클래스(계산기 설계도)에 빼기(minus), 곱하기(multiply), 나누기(divide) 함수 </text:span></text:p>
      <text:p text:style-name="P1"><text:tab/> <text:s/>3개를 추가하고 실행해보시오 !</text:p>
      <text:p text:style-name="P1"/>
      <text:p text:style-name="P1"><text:tab/>class Calculator:</text:p>
      <text:p text:style-name="P1"><text:tab/> <text:s text:c="3"/>def __init__(self):</text:p>
      <text:p text:style-name="P1"><text:tab/> <text:s text:c="7"/>self.result = 0</text:p>
      <text:p text:style-name="P1"><text:tab/></text:p>
      <text:p text:style-name="P1"><text:tab/> <text:s text:c="3"/>def adder(self, num):</text:p>
      <text:p text:style-name="P1"><text:tab/> <text:s text:c="7"/>self.result += num</text:p>
      <text:p text:style-name="P1"><text:tab/> <text:s text:c="7"/>return self.result</text:p>
      <text:p text:style-name="P1"><text:tab/> <text:s text:c="3"/></text:p>
      <text:p text:style-name="P1"><text:tab/> <text:s text:c="3"/>def minus(self, num):</text:p>
      <text:p text:style-name="P1"><text:tab/> <text:s text:c="7"/>self.result -= num</text:p>
      <text:p text:style-name="P1"><text:tab/> <text:s text:c="7"/>return self.result</text:p>
      <text:p text:style-name="P1"><text:tab/></text:p>
      <text:p text:style-name="P1"><text:tab/> <text:s text:c="3"/>def multiply(self, num):</text:p>
      <text:p text:style-name="P1"><text:tab/> <text:s text:c="7"/>self.result *= num</text:p>
      <text:p text:style-name="P1"><text:tab/> <text:s text:c="7"/>return self.result</text:p>
      <text:p text:style-name="P1"><text:soft-page-break/><text:tab/></text:p>
      <text:p text:style-name="P1"><text:tab/> <text:s text:c="3"/>def divide(self, num):</text:p>
      <text:p text:style-name="P1"><text:tab/> <text:s text:c="7"/>self.result /= num</text:p>
      <text:p text:style-name="P1"><text:tab/> <text:s text:c="7"/>return self.result</text:p>
      <text:p text:style-name="P1"><text:tab/></text:p>
      <text:p text:style-name="P1"><text:tab/></text:p>
      <text:p text:style-name="P1"><text:tab/>cal3 = Calculator()</text:p>
      <text:p text:style-name="P1"/>
      <text:p text:style-name="P1"><text:tab/>print(cal3.adder(3))</text:p>
      <text:p text:style-name="P1"><text:tab/>print(cal3.minus(4))</text:p>
      <text:p text:style-name="P1"><text:tab/>print(cal3.multiply(2))</text:p>
      <text:p text:style-name="P1"><text:tab/>print(cal3.divide(5))</text:p>
      <text:p text:style-name="P1"/>
      <text:p text:style-name="P1"/>
      <text:p text:style-name="P1"/>
      <text:p text:style-name="P1">문제 169. 총 클래스를 생성하고 객체화 시키시오 !</text:p>
      <text:p text:style-name="P1"/>
      <text:p text:style-name="P1"><text:tab/>class Gun():</text:p>
      <text:p text:style-name="P1"><text:tab/> <text:s text:c="3"/>def __init__(self):<text:tab/><text:tab/><text:tab/><text:tab/><text:tab/># 클래스가 실체화 될때 바로 작동</text:p>
      <text:p text:style-name="P1"><text:tab/> <text:s text:c="7"/>self.bullet = 0<text:tab/><text:tab/><text:tab/><text:tab/><text:tab/># 하는 메소드</text:p>
      <text:p text:style-name="P1"><text:tab/> <text:s text:c="7"/></text:p>
      <text:p text:style-name="P1"><text:tab/> <text:s text:c="3"/>def charge(self, num):<text:tab/><text:tab/><text:tab/><text:tab/># 충전하는 기능</text:p>
      <text:p text:style-name="P1"><text:tab/> <text:s text:c="7"/>self.bullet = num</text:p>
      <text:p text:style-name="P1"><text:tab/> <text:s text:c="7"/></text:p>
      <text:p text:style-name="P1"><text:tab/> <text:s text:c="3"/>def shoot(self, num):<text:tab/><text:tab/><text:tab/><text:tab/># 총 쏘는 기능</text:p>
      <text:p text:style-name="P1"><text:tab/> <text:s text:c="7"/>for i in range(num):</text:p>
      <text:p text:style-name="P1"><text:tab/> <text:s text:c="11"/>if self.bullet &gt; 0:</text:p>
      <text:p text:style-name="P1"><text:tab/> <text:s text:c="15"/>print('탕!')</text:p>
      <text:p text:style-name="P1"><text:tab/> <text:s text:c="15"/>self.bullet -= 1</text:p>
      <text:p text:style-name="P1"><text:tab/> <text:s text:c="11"/>elif self.bullet == 0:</text:p>
      <text:p text:style-name="P1"><text:tab/> <text:s text:c="15"/>print('총알이 없습니다')</text:p>
      <text:p text:style-name="P1"><text:tab/> <text:s text:c="15"/>break</text:p>
      <text:p text:style-name="P1"><text:tab/> <text:s text:c="3"/></text:p>
      <text:p text:style-name="P1"><text:tab/> <text:s text:c="3"/>def print(self):<text:tab/><text:tab/><text:tab/><text:tab/><text:tab/># 출력하는 기능</text:p>
      <text:p text:style-name="P1"><text:tab/> <text:s text:c="7"/>print(' {} 발 남았습니다.'.format(self.bullet))</text:p>
      <text:p text:style-name="P1"><text:tab/> <text:s text:c="7"/></text:p>
      <text:p text:style-name="P1"><text:tab/># 총을 실체화 시킨다.</text:p>
      <text:p text:style-name="P1"><text:tab/>gun1 = Gun()</text:p>
      <text:p text:style-name="P1"><text:tab/></text:p>
      <text:p text:style-name="P1"><text:tab/># 총알을 충전한다.</text:p>
      <text:p text:style-name="P1"><text:tab/>gun1.charge(10)</text:p>
      <text:p text:style-name="P1"><text:tab/></text:p>
      <text:p text:style-name="P1"><text:tab/># 총알을 쏜다.</text:p>
      <text:p text:style-name="P1"><text:tab/>gun1.shoot(3)</text:p>
      <text:p text:style-name="P1"><text:tab/></text:p>
      <text:p text:style-name="P1"><text:tab/># 몇발 남았는지 확인한다.</text:p>
      <text:p text:style-name="P1"><text:tab/>gun1.print()</text:p>
      <text:p text:style-name="P1"/>
      <text:p text:style-name="P1"><text:tab/>탕!</text:p>
      <text:p text:style-name="P1"><text:tab/>탕!</text:p>
      <text:p text:style-name="P1"><text:tab/>탕!</text:p>
      <text:p text:style-name="P1"><text:tab/> 7 발 남았습니다.</text:p>
      <text:p text:style-name="P1"/>
      <text:p text:style-name="P1"/>
      <text:p text:style-name="P1"/>
      <text:p text:style-name="P1">문제 170. 총알 충전할 때 몇발 충전 되었습니다. 라는 메세지가 출력되게 하시오 !</text:p>
      <text:p text:style-name="P1"/>
      <text:p text:style-name="P1"><text:tab/>class Gun:</text:p>
      <text:p text:style-name="P1"><text:tab/> <text:s text:c="3"/>def __init__(self):</text:p>
      <text:p text:style-name="P1"><text:soft-page-break/><text:tab/> <text:s text:c="7"/>self.bullet = 0</text:p>
      <text:p text:style-name="P1"><text:tab/> <text:s text:c="7"/></text:p>
      <text:p text:style-name="P1"><text:tab/> <text:s text:c="3"/>def charge(self, num):</text:p>
      <text:p text:style-name="P1"><text:tab/> <text:s text:c="7"/>self.bullet = num</text:p>
      <text:p text:style-name="P1"><text:tab/> <text:s text:c="7"/>print('{}발 충전 되었습니다.'.format(self.bullet))</text:p>
      <text:p text:style-name="P1"><text:tab/> <text:s text:c="7"/></text:p>
      <text:p text:style-name="P1"><text:tab/> <text:s text:c="3"/>def shoot(self, num):</text:p>
      <text:p text:style-name="P1"><text:tab/> <text:s text:c="7"/>for i in range(num):</text:p>
      <text:p text:style-name="P1"><text:tab/> <text:s text:c="11"/>if self.bullet &gt; 0:</text:p>
      <text:p text:style-name="P1"><text:tab/> <text:s text:c="15"/>print('탕!')</text:p>
      <text:p text:style-name="P1"><text:tab/> <text:s text:c="15"/>self.bullet -= 1</text:p>
      <text:p text:style-name="P1"><text:tab/> <text:s text:c="11"/>elif self.bullet == 0:</text:p>
      <text:p text:style-name="P1"><text:tab/> <text:s text:c="15"/>print('총알이 없습니다')</text:p>
      <text:p text:style-name="P1"><text:tab/> <text:s text:c="15"/>break</text:p>
      <text:p text:style-name="P1"><text:tab/> <text:s text:c="3"/></text:p>
      <text:p text:style-name="P1"><text:tab/> <text:s text:c="3"/>def print(self):</text:p>
      <text:p text:style-name="P1"><text:tab/> <text:s text:c="7"/>print(' {}발 남았습니다.'.format(self.bullet))</text:p>
      <text:p text:style-name="P1"><text:tab/> <text:s text:c="7"/></text:p>
      <text:p text:style-name="P1"><text:tab/>gun1 = Gun()</text:p>
      <text:p text:style-name="P1"><text:tab/>gun1.charge(10)</text:p>
      <text:p text:style-name="P1"><text:tab/>gun1.shoot(3)</text:p>
      <text:p text:style-name="P1"><text:tab/>gun1.print()</text:p>
      <text:p text:style-name="P1"/>
      <text:p text:style-name="P1"><text:tab/>10발 충전 되었습니다.</text:p>
      <text:p text:style-name="P1"><text:tab/>탕!</text:p>
      <text:p text:style-name="P1"><text:tab/>탕!</text:p>
      <text:p text:style-name="P1"><text:tab/>탕!</text:p>
      <text:p text:style-name="P1"><text:tab/> 7발 남았습니다.</text:p>
      <text:p text:style-name="P1"/>
      <text:p text:style-name="P1"/>
      <text:p text:style-name="P1">문제 170. 고릴라 클래스를 구현해서 고릴라 객체를 만드시오 ~</text:p>
      <text:p text:style-name="P1"/>
      <text:p text:style-name="P1"><text:tab/>기능 : <text:s/>1. 소리지르는 기능 : <text:s/>shout</text:p>
      <text:p text:style-name="P1"/>
      <text:p text:style-name="P1"><text:tab/><text:tab/><text:tab/>우와 ~~~~~~~</text:p>
      <text:p text:style-name="P1"><text:tab/><text:tab/><text:tab/>소리를 지를 수 없습니다. &lt;----- 바나나가 없으면</text:p>
      <text:p text:style-name="P1"/>
      <text:p text:style-name="P1"><text:tab/><text:tab/>2. 바나나 먹는 기능 : eat</text:p>
      <text:p text:style-name="P1"/>
      <text:p text:style-name="P1"><text:tab/><text:tab/>3. 바나나가 뱃속에 몇개 남았는지 프린트 하는 기능</text:p>
      <text:p text:style-name="P1"/>
      <text:p text:style-name="P1"><text:tab/>바나나를 10개 먹었으면 소리를 10번 지를 수 있다.</text:p>
      <text:p text:style-name="P1"/>
      <text:p text:style-name="P1"><text:tab/><text:tab/>class Monky:</text:p>
      <text:p text:style-name="P1"><text:tab/><text:tab/> <text:s text:c="3"/>def __init__(self):</text:p>
      <text:p text:style-name="P1"><text:tab/><text:tab/> <text:s text:c="7"/>self.banana = 0</text:p>
      <text:p text:style-name="P1"><text:tab/><text:tab/> <text:s text:c="7"/></text:p>
      <text:p text:style-name="P1"><text:tab/><text:tab/> <text:s text:c="3"/>def eat(self, num):</text:p>
      <text:p text:style-name="P1"><text:tab/><text:tab/> <text:s text:c="7"/>self.banana = num</text:p>
      <text:p text:style-name="P1"><text:tab/><text:tab/> <text:s text:c="7"/>print('고릴라가 바나나 {}개를 먹었습니다.'.format(self.banana))</text:p>
      <text:p text:style-name="P1"><text:tab/><text:tab/> <text:s text:c="7"/></text:p>
      <text:p text:style-name="P1"><text:tab/><text:tab/> <text:s text:c="3"/>def shout(self, num):</text:p>
      <text:p text:style-name="P1"><text:tab/><text:tab/> <text:s text:c="7"/>for i in range(num):</text:p>
      <text:p text:style-name="P1"><text:tab/><text:tab/> <text:s text:c="11"/>if self.banana &gt; 0:</text:p>
      <text:p text:style-name="P1"><text:tab/><text:tab/> <text:s text:c="15"/>print('우와~~~~~~~~~')</text:p>
      <text:p text:style-name="P1"><text:tab/><text:tab/> <text:s text:c="15"/>self.banana -= 1</text:p>
      <text:p text:style-name="P1"><text:tab/><text:tab/> <text:s text:c="15"/>if self.banana == 0:</text:p>
      <text:p text:style-name="P1"><text:tab/><text:tab/> <text:s text:c="19"/>print('소리를 지를 수 없습니다.')</text:p>
      <text:p text:style-name="P1"><text:tab/><text:tab/> <text:s text:c="19"/>break</text:p>
      <text:p text:style-name="P1"><text:soft-page-break/><text:tab/><text:tab/> <text:s text:c="3"/></text:p>
      <text:p text:style-name="P1"><text:tab/><text:tab/> <text:s text:c="3"/>def print(self):</text:p>
      <text:p text:style-name="P1"><text:tab/><text:tab/> <text:s text:c="7"/>print('고릴라 뱃속에 바나나가 {}개 남았습니다.'.format(self.banana))</text:p>
      <text:p text:style-name="P1"><text:tab/><text:tab/> <text:s text:c="7"/></text:p>
      <text:p text:style-name="P1"><text:tab/><text:tab/>monky = Monky()</text:p>
      <text:p text:style-name="P1"><text:tab/><text:tab/>monky.eat(10)</text:p>
      <text:p text:style-name="P1"><text:tab/><text:tab/>monky.shout(3)</text:p>
      <text:p text:style-name="P1"><text:tab/>monky.print()</text:p>
      <text:p text:style-name="P1"/>
      <text:p text:style-name="P1"/>
      <text:p text:style-name="P1"/>
      <text:p text:style-name="P1">문제 171. 위의 고릴라의 기능중에 걷는 기능을 추가하시오 !</text:p>
      <text:p text:style-name="P1"><text:tab/> <text:s/>메소드의 이름은 walk라고 한다.</text:p>
      <text:p text:style-name="P1"/>
      <text:p text:style-name="P1"><text:tab/>print(go.walk(3))</text:p>
      <text:p text:style-name="P1"><text:tab/>뚜벅 !</text:p>
      <text:p text:style-name="P1"><text:tab/>뚜벅 !</text:p>
      <text:p text:style-name="P1"><text:tab/>뚜벅 !</text:p>
      <text:p text:style-name="P1"/>
      <text:p text:style-name="P1"><text:tab/>바나나가 없으면 배가 고파 걸을 수 없습니다. 메세지 출력</text:p>
      <text:p text:style-name="P1"><text:tab/>바나나가 없으면 배가고파 소리를 지를 수 없습니다.</text:p>
      <text:p text:style-name="P1"/>
      <text:p text:style-name="P1"><text:tab/>바나나를 10개를 먹었으면 10번 소리를 지를 수 있다.</text:p>
      <text:p text:style-name="P1"><text:tab/>바나나를 10개를 먹었으면 10번 걸을 수 있다.</text:p>
      <text:p text:style-name="P1"><text:tab/>바나나를 10개를 먹었으면 5번 소리지를 수 있고 5번 걸을 수 있다.</text:p>
      <text:p text:style-name="P1"/>
      <text:p text:style-name="P1"><text:tab/>class Monky:</text:p>
      <text:p text:style-name="P1"><text:tab/> <text:s text:c="3"/>def __init__(self):</text:p>
      <text:p text:style-name="P1"><text:tab/> <text:s text:c="7"/>self.banana = 0</text:p>
      <text:p text:style-name="P1"><text:tab/> <text:s text:c="7"/></text:p>
      <text:p text:style-name="P1"><text:tab/> <text:s text:c="3"/>def eat(self, num):</text:p>
      <text:p text:style-name="P1"><text:tab/> <text:s text:c="7"/>self.banana = num</text:p>
      <text:p text:style-name="P1"><text:tab/> <text:s text:c="7"/>print('고릴라가 바나나 {}개를 먹었습니다.'.format(self.banana))</text:p>
      <text:p text:style-name="P1"><text:tab/> <text:s text:c="7"/></text:p>
      <text:p text:style-name="P1"><text:tab/> <text:s text:c="3"/>def shout(self, num):</text:p>
      <text:p text:style-name="P1"><text:tab/> <text:s text:c="7"/>for i in range(num):</text:p>
      <text:p text:style-name="P1"><text:tab/> <text:s text:c="11"/>if self.banana &gt; 0:</text:p>
      <text:p text:style-name="P1"><text:tab/> <text:s text:c="15"/>print('우와~~~~~~~~~')</text:p>
      <text:p text:style-name="P1"><text:tab/> <text:s text:c="15"/>self.banana -= 1</text:p>
      <text:p text:style-name="P1"><text:tab/> <text:s text:c="15"/>if self.banana == 0:</text:p>
      <text:p text:style-name="P1"><text:tab/> <text:s text:c="19"/>print('바나나가 없으면 배가 고파 걸을 수 없습니다.')</text:p>
      <text:p text:style-name="P1"><text:tab/> <text:s text:c="19"/>print('바나나가 없으면 배가고파 소리를 지를 수 없습니다.')</text:p>
      <text:p text:style-name="P1"><text:tab/> <text:s text:c="19"/>break</text:p>
      <text:p text:style-name="P1"><text:tab/></text:p>
      <text:p text:style-name="P1"><text:tab/> <text:s text:c="3"/>def walk(self, num):</text:p>
      <text:p text:style-name="P1"><text:tab/> <text:s text:c="7"/>for i in range(num):</text:p>
      <text:p text:style-name="P1"><text:tab/> <text:s text:c="11"/>if self.banana &gt; 0:</text:p>
      <text:p text:style-name="P1"><text:tab/> <text:s text:c="15"/>print('뚜벅 !')</text:p>
      <text:p text:style-name="P1"><text:tab/> <text:s text:c="15"/>self.banana -= 1</text:p>
      <text:p text:style-name="P1"><text:tab/> <text:s text:c="15"/>if self.banana == 0:</text:p>
      <text:p text:style-name="P1"><text:tab/> <text:s text:c="19"/>print('바나나가 없으면 배가 고파 걸을 수 없습니다.')</text:p>
      <text:p text:style-name="P1"><text:tab/> <text:s text:c="19"/>print('바나나가 없으면 배가고파 소리를 지를 수 없습니다.')</text:p>
      <text:p text:style-name="P1"><text:tab/> <text:s text:c="19"/>break</text:p>
      <text:p text:style-name="P1"><text:tab/> <text:s text:c="3"/></text:p>
      <text:p text:style-name="P1"><text:tab/> <text:s text:c="3"/>def print(self):</text:p>
      <text:p text:style-name="P1"><text:tab/> <text:s text:c="7"/>print('고릴라 뱃속에 바나나가 {}개 남았습니다.'.format(self.banana))</text:p>
      <text:p text:style-name="P1"><text:tab/> <text:s text:c="7"/></text:p>
      <text:p text:style-name="P1"><text:tab/>monky = Monky()</text:p>
      <text:p text:style-name="P1"><text:tab/>monky.eat(10)</text:p>
      <text:p text:style-name="P1"><text:soft-page-break/><text:tab/>monky.shout(3)</text:p>
      <text:p text:style-name="P1"><text:tab/>monky.walk(7)</text:p>
      <text:p text:style-name="P1"><text:tab/>monky.print()</text:p>
      <text:p text:style-name="P1"/>
      <text:p text:style-name="P1"/>
      <text:p text:style-name="P1"/>
      <text:p text:style-name="P1">문제 172. Card 클래스를 생성해서 카드를 발급하시오 !</text:p>
      <text:p text:style-name="P1"/>
      <text:p text:style-name="P1"><text:tab/>Movie_Card 클래스</text:p>
      <text:p text:style-name="P1"/>
      <text:p text:style-name="P1"><text:tab/><text:tab/>- 충전 기능 ( Charge )</text:p>
      <text:p text:style-name="P1"><text:tab/><text:tab/>- 소비 기능 ( Consume )</text:p>
      <text:p text:style-name="P1"><text:tab/><text:tab/><text:tab/>Consume(3000, '마트')</text:p>
      <text:p text:style-name="P1"><text:tab/><text:tab/><text:tab/>Consume(10000, '영화') <text:tab/># 20% 할인해서</text:p>
      <text:p text:style-name="P1"><text:tab/><text:tab/>- print 기능 (print)</text:p>
      <text:p text:style-name="P1"><text:tab/><text:tab/></text:p>
      <text:p text:style-name="P1"><text:tab/>class Movie_Card:</text:p>
      <text:p text:style-name="P1"><text:tab/> <text:s text:c="3"/>def __init__(self):</text:p>
      <text:p text:style-name="P1"><text:tab/> <text:s text:c="7"/>self.card = 0</text:p>
      <text:p text:style-name="P1"><text:tab/> <text:s text:c="7"/></text:p>
      <text:p text:style-name="P1"><text:tab/> <text:s text:c="3"/>def charge(self, num):</text:p>
      <text:p text:style-name="P1"><text:tab/> <text:s text:c="7"/>self.card += num</text:p>
      <text:p text:style-name="P1"><text:tab/> <text:s text:c="7"/>print('{}원 충전되었습니다.'.format(num))</text:p>
      <text:p text:style-name="P1"><text:tab/> <text:s text:c="3"/></text:p>
      <text:p text:style-name="P1"><text:tab/> <text:s text:c="3"/>def consume(self, num, loc):</text:p>
      <text:p text:style-name="P1"><text:tab/> <text:s text:c="7"/>if loc == '영화관':</text:p>
      <text:p text:style-name="P1"><text:tab/> <text:s text:c="11"/>num = int(num*0.8)</text:p>
      <text:p text:style-name="P1"><text:tab/> <text:s text:c="7"/>self.card -= num</text:p>
      <text:p text:style-name="P1"><text:tab/> <text:s text:c="7"/>if self.card &lt;= 0:</text:p>
      <text:p text:style-name="P1"><text:tab/> <text:s text:c="11"/>print('잔액이 부족합니다.')</text:p>
      <text:p text:style-name="P1"><text:tab/> <text:s text:c="7"/>else:</text:p>
      <text:p text:style-name="P1"><text:tab/> <text:s text:c="11"/>print('{}에서 {}원 사용했습니다.'.format(loc, num))</text:p>
      <text:p text:style-name="P1"><text:tab/></text:p>
      <text:p text:style-name="P1"><text:tab/> <text:s text:c="3"/>def print(self):</text:p>
      <text:p text:style-name="P1"><text:tab/> <text:s text:c="7"/>print('잔액이 {}원 입니다.'.format(self.card))</text:p>
      <text:p text:style-name="P1"><text:tab/> <text:s text:c="7"/></text:p>
      <text:p text:style-name="P1"><text:tab/>card1 = Movie_Card() <text:s text:c="3"/></text:p>
      <text:p text:style-name="P1"><text:tab/></text:p>
      <text:p text:style-name="P1"><text:tab/>card1.charge(20000)</text:p>
      <text:p text:style-name="P1"><text:tab/>card1.print()</text:p>
      <text:p text:style-name="P1"><text:tab/></text:p>
      <text:p text:style-name="P1"><text:tab/>card1.consume(3000,'마트')</text:p>
      <text:p text:style-name="P1"><text:tab/>card1.consume(10000, '영화관')</text:p>
      <text:p text:style-name="P1"><text:tab/>card1.print()</text:p>
      <text:p text:style-name="P1"><text:tab/>card1.consume(13000, '마트')</text:p>
      <text:p text:style-name="P1"><text:tab/></text:p>
      <text:p text:style-name="P1"><text:tab/>20000원 충전되었습니다.</text:p>
      <text:p text:style-name="P1"><text:tab/>잔액이 20000원 입니다.</text:p>
      <text:p text:style-name="P1"><text:tab/>마트에서 3000원 사용했습니다.</text:p>
      <text:p text:style-name="P1"><text:tab/>영화관에서 8000원 사용했습니다.</text:p>
      <text:p text:style-name="P1"><text:tab/>잔액이 9000원 입니다.</text:p>
      <text:p text:style-name="P1"><text:tab/>잔액이 부족합니다.</text:p>
      <text:p text:style-name="P1"/>
      <text:p text:style-name="P1"/>
      <text:p text:style-name="P1"/>
      <text:p text:style-name="Standard"><text:span text:style-name="T1">문제 176. (점</text:span><text:bookmark text:name="문제176"/><text:span text:style-name="T1">심시간 문제) 아래와 같이 고릴라 두 객체를 생성하는데 고릴라가 태어날때 부터 바나나를</text:span></text:p>
      <text:p text:style-name="P1"><text:tab/><text:tab/><text:tab/> <text:s/>뱃속에 넣고 태어날 수 있게 클래스를 생성하시오 !</text:p>
      <text:p text:style-name="P1"/>
      <text:p text:style-name="P1"><text:tab/>anwooyong_gorilla = Gorilla(10)<text:tab/><text:tab/># 바나나 10개 충전하면서 생성</text:p>
      <text:p text:style-name="P1"><text:soft-page-break/><text:tab/>gehyuk_gorila = Gorilla(10)<text:tab/><text:tab/># 바나나 10개 충전하면서 생성</text:p>
      <text:p text:style-name="P1"><text:tab/>anwooyong_gorilla.shout(3)</text:p>
      <text:p text:style-name="P1"><text:tab/>우와~~~~~~~~~</text:p>
      <text:p text:style-name="P1"><text:tab/>우와~~~~~~~~~</text:p>
      <text:p text:style-name="P1"><text:tab/>우와~~~~~~~~~</text:p>
      <text:p text:style-name="P1"/>
      <text:p text:style-name="P1"><text:tab/>class Gorilla:</text:p>
      <text:p text:style-name="P1"><text:tab/> <text:s text:c="3"/>def __init__(self, num):</text:p>
      <text:p text:style-name="P1"><text:tab/> <text:s text:c="7"/>self.banana = num</text:p>
      <text:p text:style-name="P1"><text:tab/> <text:s text:c="7"/></text:p>
      <text:p text:style-name="P1"><text:tab/> <text:s text:c="3"/>def eat(self, num):</text:p>
      <text:p text:style-name="P1"><text:tab/> <text:s text:c="7"/>self.banana = num</text:p>
      <text:p text:style-name="P1"><text:tab/> <text:s text:c="7"/>print('고릴라가 바나나 {}개를 먹었습니다.'.format(num))</text:p>
      <text:p text:style-name="P1"><text:tab/> <text:s text:c="7"/></text:p>
      <text:p text:style-name="P1"><text:tab/> <text:s text:c="3"/>def shout(self, num):</text:p>
      <text:p text:style-name="P1"><text:tab/> <text:s text:c="7"/>for i in range(num):</text:p>
      <text:p text:style-name="P1"><text:tab/> <text:s text:c="11"/>if self.banana &gt; 0:</text:p>
      <text:p text:style-name="P1"><text:tab/> <text:s text:c="15"/>print('우와~~~~~~~~~')</text:p>
      <text:p text:style-name="P1"><text:tab/> <text:s text:c="15"/>self.banana -= 1</text:p>
      <text:p text:style-name="P1"><text:tab/> <text:s text:c="15"/>if self.banana == 0:</text:p>
      <text:p text:style-name="P1"><text:tab/> <text:s text:c="19"/>print('바나나가 없으면 배가 고파 걸을 수 없습니다.')</text:p>
      <text:p text:style-name="P1"><text:tab/> <text:s text:c="19"/>print('바나나가 없으면 배가고파 소리를 지를 수 없습니다.')</text:p>
      <text:p text:style-name="P1"><text:tab/> <text:s text:c="19"/>break</text:p>
      <text:p text:style-name="P1"><text:tab/></text:p>
      <text:p text:style-name="P1"><text:tab/> <text:s text:c="3"/>def walk(self, num):</text:p>
      <text:p text:style-name="P1"><text:tab/> <text:s text:c="7"/>for i in range(num):</text:p>
      <text:p text:style-name="P1"><text:tab/> <text:s text:c="11"/>if self.banana &gt; 0:</text:p>
      <text:p text:style-name="P1"><text:tab/> <text:s text:c="15"/>print('뚜벅 !')</text:p>
      <text:p text:style-name="P1"><text:tab/> <text:s text:c="15"/>self.banana -= 1</text:p>
      <text:p text:style-name="P1"><text:tab/> <text:s text:c="15"/>if self.banana == 0:</text:p>
      <text:p text:style-name="P1"><text:tab/> <text:s text:c="19"/>print('바나나가 없으면 배가 고파 걸을 수 없습니다.')</text:p>
      <text:p text:style-name="P1"><text:tab/> <text:s text:c="19"/>print('바나나가 없으면 배가고파 소리를 지를 수 없습니다.')</text:p>
      <text:p text:style-name="P1"><text:tab/> <text:s text:c="19"/>break</text:p>
      <text:p text:style-name="P1"><text:tab/> <text:s text:c="3"/></text:p>
      <text:p text:style-name="P1"><text:tab/> <text:s text:c="3"/>def print(self):</text:p>
      <text:p text:style-name="P1"><text:tab/> <text:s text:c="7"/>print('고릴라 뱃속에 바나나가 {}개 남았습니다.'.format(self.banana))</text:p>
      <text:p text:style-name="P1"/>
      <text:p text:style-name="P1"/>
      <text:p text:style-name="P1"/>
      <text:p text:style-name="Standard"><text:span text:style-name="T1">문제 </text:span><text:bookmark text:name="문제177"/><text:span text:style-name="T1">177. 7기 학생들의 나이 평균과 8기 학생들의 나이 평균을 구하시오 !</text:span></text:p>
      <text:p text:style-name="P1"/>
      <text:p text:style-name="P1"><text:tab/>import numpy as np</text:p>
      <text:p text:style-name="P1"><text:tab/></text:p>
      <text:p text:style-name="P1"><text:tab/>age_8 = [26,27,27,27,26,27,28,31,28,27,25,26,23,26,26,25,24,26,31,40,28,30,33,27,32,27,26]</text:p>
      <text:p text:style-name="P1"><text:tab/>age_7 = [28,27,24,27,28,28,26,27,28,26,26,27,25,27,26,25,27,29,25,28,26,25,28,25,24,27,32,\</text:p>
      <text:p text:style-name="P1"><text:tab/><text:tab/> 28,28,24]</text:p>
      <text:p text:style-name="P1"><text:tab/></text:p>
      <text:p text:style-name="P1"><text:tab/>a = np.array(age_7) # 일반 리스트를 numpy형 리스트로 변환</text:p>
      <text:p text:style-name="P1"><text:tab/>b = np.array(age_8) # 일반 리스트를 numpy형 리스트로 변환</text:p>
      <text:p text:style-name="P1"><text:tab/></text:p>
      <text:p text:style-name="P1"><text:tab/>print(a.mean())</text:p>
      <text:p text:style-name="P1"><text:tab/>26.7</text:p>
      <text:p text:style-name="P1"/>
      <text:p text:style-name="P1"><text:tab/>print(b.mean())</text:p>
      <text:p text:style-name="P1"><text:tab/>27.74074074074074</text:p>
      <text:p text:style-name="P1"/>
      <text:p text:style-name="P1"/>
      <text:p text:style-name="P1"/>
      <text:p text:style-name="P1">문제 178. 7기와 8기학생들의 나이의 중앙값(가운데 값)을 출력하시오 !</text:p>
      <text:p text:style-name="P1"><text:soft-page-break/></text:p>
      <text:p text:style-name="P1"><text:tab/>import numpy as np</text:p>
      <text:p text:style-name="P1"><text:tab/></text:p>
      <text:p text:style-name="P1"><text:tab/>age_8 = [26,27,27,27,26,27,28,31,28,27,25,26,23,26,26,25,24,26,31,40,28,30,33,27,32,27,26]</text:p>
      <text:p text:style-name="P1"><text:tab/>age_7 = [28,27,24,27,28,28,26,27,28,26,26,27,25,27,26,25,27,29,25,28,26,25,28,25,24,27,32,\</text:p>
      <text:p text:style-name="P1"><text:tab/><text:tab/> 28,28,24]</text:p>
      <text:p text:style-name="P1"><text:tab/></text:p>
      <text:p text:style-name="P1"><text:tab/>a = np.array(age_7) # 일반 리스트를 numpy형 리스트로 변환</text:p>
      <text:p text:style-name="P1"><text:tab/>b = np.array(age_8) # 일반 리스트를 numpy형 리스트로 변환</text:p>
      <text:p text:style-name="P1"><text:tab/></text:p>
      <text:p text:style-name="P1"><text:tab/>print( np.median(a))</text:p>
      <text:p text:style-name="P1"><text:tab/>27.0</text:p>
      <text:p text:style-name="P1"><text:tab/>print( np.median(b))</text:p>
      <text:p text:style-name="P1"><text:tab/>27.0</text:p>
      <text:p text:style-name="P1"/>
      <text:p text:style-name="P1"/>
      <text:p text:style-name="P1"/>
      <text:p text:style-name="P1">문제 179. 위의 9기 학생들의 최빈값을 구하시오 !</text:p>
      <text:p text:style-name="P1"/>
      <text:p text:style-name="P1"><text:tab/>age_9 = [2,2,2,2,2,2,2,2,2,2,52,52,52,52,52,52,52,52,52,52]</text:p>
      <text:p text:style-name="P1"><text:tab/></text:p>
      <text:p text:style-name="P1"><text:tab/>import numpy as np</text:p>
      <text:p text:style-name="P1"><text:tab/>from collections import Counter</text:p>
      <text:p text:style-name="P1"><text:tab/>cnt = Counter(age_9)</text:p>
      <text:p text:style-name="P1"><text:tab/>print(cnt.most_common()[0:3])</text:p>
      <text:p text:style-name="P1"/>
      <text:p text:style-name="P1"/>
      <text:p text:style-name="P1"/>
      <text:p text:style-name="P1"><text:tab/></text:p>
      <text:p text:style-name="P1">문제 180. 어느 학습 성적 표준편차가 작다는 것은 다음 중 무엇을 의미하는가?</text:p>
      <text:p text:style-name="P1"/>
      <text:p text:style-name="P1"><text:tab/>1. 성적이 나쁘다.</text:p>
      <text:p text:style-name="P1"><text:tab/>2. 성적이 비슷하다.<text:tab/>#답</text:p>
      <text:p text:style-name="P1"><text:tab/>3. 성적이 우수하다.</text:p>
      <text:p text:style-name="P1"><text:tab/>4. 성적에 차이가 많다.</text:p>
      <text:p text:style-name="P1"/>
      <text:p text:style-name="P1"/>
      <text:p text:style-name="P1"/>
      <text:p text:style-name="P1">문제 181. 7기와 8기의 분산을 각각 구해보시오 !</text:p>
      <text:p text:style-name="P1"/>
      <text:p text:style-name="P1"><text:tab/>age_8 = [26,27,27,27,26,27,28,31,28,27,25,26,23,26,26,25,24,26,31,40,28,30,33,27,32,27,26]</text:p>
      <text:p text:style-name="P1"><text:tab/>age_7 = [28,27,24,27,28,28,26,27,28,26,26,27,25,27,26,25,27,29,25,28,26,25,28,25,24,27,32,\</text:p>
      <text:p text:style-name="P1"><text:tab/><text:tab/> 28,28,24]</text:p>
      <text:p text:style-name="P1"/>
      <text:p text:style-name="P1"><text:tab/>print(np.var(age_7))</text:p>
      <text:p text:style-name="P1"><text:tab/>print(np.var(age_8))</text:p>
      <text:p text:style-name="P1"/>
      <text:p text:style-name="P1"><text:tab/>2.8766666666666665</text:p>
      <text:p text:style-name="P1"><text:tab/>11.080932784636488</text:p>
      <text:p text:style-name="P1"/>
      <text:p text:style-name="P1"/>
      <text:p text:style-name="P1"/>
      <text:p text:style-name="P1">문제 182. 7기와 8기의 나이의 표준편차를 각각 구해보시오 !</text:p>
      <text:p text:style-name="P1"/>
      <text:p text:style-name="P1"><text:tab/>age_8 = [26,27,27,27,26,27,28,31,28,27,25,26,23,26,26,25,24,26,31,40,28,30,33,27,32,27,26]</text:p>
      <text:p text:style-name="P1"><text:tab/>age_7 = [28,27,24,27,28,28,26,27,28,26,26,27,25,27,26,25,27,29,25,28,26,25,28,25,24,27,32,\</text:p>
      <text:p text:style-name="P1"><text:tab/><text:tab/> 28,28,24]</text:p>
      <text:p text:style-name="P1"/>
      <text:p text:style-name="P1"><text:tab/>print(np.std(age_7))</text:p>
      <text:p text:style-name="P1"><text:soft-page-break/><text:tab/>print(np.std(age_8))</text:p>
      <text:p text:style-name="P1"/>
      <text:p text:style-name="P1"><text:tab/>1.69607389776114</text:p>
      <text:p text:style-name="P1"><text:tab/>3.328803506462418</text:p>
      <text:p text:style-name="P1"><text:tab/></text:p>
      <text:p text:style-name="P1"/>
      <text:p text:style-name="P1"/>
      <text:p text:style-name="P1">문제 183. 7기와 8기 학생들의 나이의 범위 데이터값을 각각 구하시오 !</text:p>
      <text:p text:style-name="P1"/>
      <text:p text:style-name="P1"><text:tab/>def rang(data):</text:p>
      <text:p text:style-name="P1"><text:tab/> <text:s text:c="3"/>return max(data) - min(data)</text:p>
      <text:p text:style-name="P1"><text:tab/></text:p>
      <text:p text:style-name="P1"><text:tab/>age_8 = [26,27,27,27,26,27,28,31,28,27,25,26,23,26,26,25,24,26,31,40,28,30,33,27,32,27,26]</text:p>
      <text:p text:style-name="P1"><text:tab/>age_7 = [28,27,24,27,28,28,26,27,28,26,26,27,25,27,26,25,27,29,25,28,26,25,28,25,24,27,\</text:p>
      <text:p text:style-name="P11"><text:s/>32,28,28,24]</text:p>
      <text:p text:style-name="P1"><text:tab/>age_9 = [2,2,2,2,2,2,2,2,2,2,52,52,52,52,52,52,52,52,52,52]</text:p>
      <text:p text:style-name="P1"><text:tab/></text:p>
      <text:p text:style-name="P1"><text:tab/>print(rang(age_7))</text:p>
      <text:p text:style-name="P1"><text:tab/>print(rang(age_8))</text:p>
      <text:p text:style-name="P1"/>
      <text:p text:style-name="P1"/>
      <text:p text:style-name="P1"/>
      <text:p text:style-name="P1">문제 184. 사분위수 범위를 구하는 함수를 생성하고 7기와 8기의 사분위수 범위를 구하시오! ( Q3 <text:s/>- Q1 )</text:p>
      <text:p text:style-name="P1"><text:tab/><text:tab/><text:tab/><text:tab/><text:tab/><text:tab/><text:tab/><text:tab/><text:tab/><text:tab/><text:tab/> 75% <text:s text:c="2"/>25%</text:p>
      <text:p text:style-name="P1"><text:tab/>def data_range(args):</text:p>
      <text:p text:style-name="P1"><text:tab/> <text:s text:c="3"/>import numpy as np</text:p>
      <text:p text:style-name="P1"><text:tab/> <text:s text:c="3"/>result = np.quantile(args, 0.75) - np.quantile(args, 0.25)</text:p>
      <text:p text:style-name="P1"><text:tab/> <text:s text:c="3"/>return result</text:p>
      <text:p text:style-name="P1"><text:tab/>print(data_range(age_7))</text:p>
      <text:p text:style-name="P1"/>
      <text:p text:style-name="P1"/>
      <text:p text:style-name="P1"/>
      <text:p text:style-name="P1">★ 1. 라인 그래프</text:p>
      <text:p text:style-name="P1"/>
      <text:p text:style-name="P1"><text:tab/>&lt;&lt;&lt;&lt;&lt; 파이썬 그래프 총정리 <text:s/>&gt;&gt;&gt;&gt;&gt;</text:p>
      <text:p text:style-name="P1"><text:tab/></text:p>
      <text:p text:style-name="P1"><text:tab/>☆ 1. 라인 그래프 그리기</text:p>
      <text:p text:style-name="P1"><text:tab/></text:p>
      <text:p text:style-name="P1"><text:tab/><text:tab/>import <text:s/>numpy as np</text:p>
      <text:p text:style-name="P1"><text:tab/><text:tab/>import matplotlib.pyplot as plt<text:tab/><text:tab/># 그래프를 그릴 수 있는 함수들이 있음</text:p>
      <text:p text:style-name="P1"><text:tab/><text:tab/></text:p>
      <text:p text:style-name="P1"><text:tab/><text:tab/>x = np.array([0,1,2,3])<text:tab/><text:tab/><text:tab/># x축 데이터를 생성</text:p>
      <text:p text:style-name="P1"><text:tab/><text:tab/>y = np.array([-1,0.2,0.9,2.1])<text:tab/><text:tab/># y축 데이터를 생성</text:p>
      <text:p text:style-name="P1"><text:tab/><text:tab/></text:p>
      <text:p text:style-name="P1"><text:tab/><text:tab/>plt.plot(x,y)<text:tab/><text:tab/><text:tab/><text:tab/># 점을 찍음</text:p>
      <text:p text:style-name="P1"><text:tab/><text:tab/>plt.grid(True)<text:tab/><text:tab/><text:tab/><text:tab/># 모눈종이</text:p>
      <text:p text:style-name="P1"><text:tab/><text:tab/>plt.show()<text:tab/><text:tab/><text:tab/><text:tab/># 그림을 출력</text:p>
      <text:p text:style-name="P1"/>
      <text:p text:style-name="P1"/>
      <text:p text:style-name="Standard"><text:span text:style-name="T1">문제 </text:span><text:bookmark-start text:name="문제185"/><text:span text:style-name="T1">1</text:span><text:bookmark-end text:name="문제185"/><text:span text:style-name="T1">85. 아래의 직선의 방정식을 그래프로 시각화 하시오 !</text:span></text:p>
      <text:p text:style-name="P1"/>
      <text:p text:style-name="P1"><text:tab/>y = 4x + 10</text:p>
      <text:p text:style-name="P1"/>
      <text:p text:style-name="P1"><text:tab/>import <text:s/>numpy as np</text:p>
      <text:p text:style-name="P1"><text:tab/>import matplotlib.pyplot as plt</text:p>
      <text:p text:style-name="P1"><text:tab/></text:p>
      <text:p text:style-name="P1"><text:tab/>x = np.arange(-10, 10)</text:p>
      <text:p text:style-name="P1"><text:tab/>y = np.array(4*x + 10)</text:p>
      <text:p text:style-name="P1"><text:tab/></text:p>
      <text:p text:style-name="P1"><text:soft-page-break/><text:tab/>plt.plot(x,y)</text:p>
      <text:p text:style-name="P1"><text:tab/>plt.grid(True)</text:p>
      <text:p text:style-name="P1"><text:tab/>plt.show()</text:p>
      <text:p text:style-name="P1"/>
      <text:p text:style-name="P1"/>
      <text:p text:style-name="P1"/>
      <text:p text:style-name="P1">★ 2. 막대 그래프</text:p>
      <text:p text:style-name="P1"/>
      <text:p text:style-name="P1"><text:tab/>예제:</text:p>
      <text:p text:style-name="P1"/>
      <text:p text:style-name="P1"><text:tab/>import numpy as np</text:p>
      <text:p text:style-name="P1"><text:tab/>import matplotlib.pyplot as plt</text:p>
      <text:p text:style-name="P1"><text:tab/></text:p>
      <text:p text:style-name="P1"><text:tab/>y1_value = (21.6, 23.6, 45.8, 77.0, 102.2, 133.3, 327.9, 348.0, 137.6, 49.3, 53.0, 24.9)</text:p>
      <text:p text:style-name="P1"><text:tab/>x_name=('1', '2', '3', '4', '5','6', '7', '8', '9', '10', '11', '12')</text:p>
      <text:p text:style-name="P1"><text:tab/>n_groups = len(x_name)</text:p>
      <text:p text:style-name="P1"><text:tab/>index = np.arange(n_groups)</text:p>
      <text:p text:style-name="P1"><text:tab/></text:p>
      <text:p text:style-name="P1"><text:tab/>plt.bar(index, y1_value, tick_label=x_name, align='center')<text:tab/># align : 막대 위치 왼,오, 중앙</text:p>
      <text:p text:style-name="P1"><text:tab/></text:p>
      <text:p text:style-name="P1"><text:tab/>plt.xlabel('month')</text:p>
      <text:p text:style-name="P1"><text:tab/>plt.ylabel('average rainfall (mm)')</text:p>
      <text:p text:style-name="P1"><text:tab/>plt.title('Weather Bar Chart')</text:p>
      <text:p text:style-name="P1"><text:tab/>plt.xlim( -1, n_groups)</text:p>
      <text:p text:style-name="P1"><text:tab/>plt.ylim( 0, 400)</text:p>
      <text:p text:style-name="P1"><text:tab/>plt.show()</text:p>
      <text:p text:style-name="P1"/>
      <text:p text:style-name="P1"/>
      <text:p text:style-name="P1">문제 186. 아래의 데이터를 막대그래프로 시각화 하시오 !</text:p>
      <text:p text:style-name="P1"/>
      <text:p text:style-name="P1"><text:tab/>y1_value = (5600, 4150, 5000, 8275, 6000)</text:p>
      <text:p text:style-name="P1"><text:tab/>x_name=('SALESMAN', 'CLERK', 'PRESIDENT', 'MANAGER', 'ANALYST')</text:p>
      <text:p text:style-name="P1"><text:tab/><text:tab/></text:p>
      <text:p text:style-name="P1"><text:tab/>import numpy as np</text:p>
      <text:p text:style-name="P1"><text:tab/>import matplotlib.pyplot as plt</text:p>
      <text:p text:style-name="P1"><text:tab/></text:p>
      <text:p text:style-name="P1"><text:tab/>y1_value = (5600, 4150, 5000, 8275, 6000)</text:p>
      <text:p text:style-name="P1"><text:tab/>x_name=('SALESMAN', 'CLERK', 'PRESIDENT', 'MANAGER', 'ANALYST')</text:p>
      <text:p text:style-name="P1"><text:tab/>n_groups = len(x_name)</text:p>
      <text:p text:style-name="P1"><text:tab/>index = np.arange(n_groups)</text:p>
      <text:p text:style-name="P1"><text:tab/></text:p>
      <text:p text:style-name="P1"><text:tab/>plt.bar(index, y1_value, tick_label=x_name, align='center', color =['red','blue','green',\</text:p>
      <text:p text:style-name="P19">'yellow','purple'], width = 0.5)</text:p>
      <text:p text:style-name="P1"><text:tab/></text:p>
      <text:p text:style-name="P1"><text:tab/>plt.xlabel('job')</text:p>
      <text:p text:style-name="P1"><text:tab/>plt.ylabel('sum(sal)')</text:p>
      <text:p text:style-name="P1"><text:tab/>plt.title('EMP')</text:p>
      <text:p text:style-name="P1"><text:tab/>plt.xlim( -1, n_groups)</text:p>
      <text:p text:style-name="P1"><text:tab/>plt.ylim( 0, 10000)</text:p>
      <text:p text:style-name="P1"><text:tab/>plt.show()</text:p>
      <text:p text:style-name="P1"/>
      <text:p text:style-name="P1"/>
      <text:p text:style-name="P1"/>
      <text:p text:style-name="P1">문제 187. 아래의 데이터를 막대그래프로 시각화 하시오 !</text:p>
      <text:p text:style-name="P1"/>
      <text:p text:style-name="P1"><text:tab/>y1_value = (800, 22825, 4300, 1100)</text:p>
      <text:p text:style-name="P1"><text:tab/>x_name=('1980', '1981', '1982', '1983')</text:p>
      <text:p text:style-name="P1"><text:tab/></text:p>
      <text:p text:style-name="P1"><text:tab/>import numpy as np</text:p>
      <text:p text:style-name="P1"><text:soft-page-break/><text:tab/>import matplotlib.pyplot as plt</text:p>
      <text:p text:style-name="P1"><text:tab/></text:p>
      <text:p text:style-name="P1"><text:tab/>y1_value = (800, 22825, 4300, 1100)</text:p>
      <text:p text:style-name="P1"><text:tab/>x_name=('1980', '1981', '1982', '1983')</text:p>
      <text:p text:style-name="P1"><text:tab/>n_groups = len(x_name)</text:p>
      <text:p text:style-name="P1"><text:tab/>index = np.arange(n_groups)</text:p>
      <text:p text:style-name="P1"><text:tab/></text:p>
      <text:p text:style-name="P1"><text:tab/>plt.bar(index, y1_value, tick_label=x_name, align='center', color = ['red','blue','green','purple'],\</text:p>
      <text:p text:style-name="P1"><text:tab/> <text:s text:c="7"/>width = 0.5)</text:p>
      <text:p text:style-name="P1"><text:tab/></text:p>
      <text:p text:style-name="P1"><text:tab/>plt.xlabel('year')</text:p>
      <text:p text:style-name="P1"><text:tab/>plt.ylabel('sum(sal)')</text:p>
      <text:p text:style-name="P1"><text:tab/>plt.title('EMP')</text:p>
      <text:p text:style-name="P1"><text:tab/>plt.xlim( -1, n_groups)</text:p>
      <text:p text:style-name="P1"><text:tab/>plt.ylim( 0, 25000)</text:p>
      <text:p text:style-name="P1"><text:tab/>plt.show()</text:p>
      <text:p text:style-name="P1"/>
      <text:p text:style-name="P1"/>
      <text:p text:style-name="P1"/>
      <text:p text:style-name="P1">★ 3. 원형 그래프 </text:p>
      <text:p text:style-name="P1"/>
      <text:p text:style-name="P1"><text:tab/>막대 그래프가 단순히 크기비교라면 원형그래프는 백분율 표시를 시각화 할때 유용하다.</text:p>
      <text:p text:style-name="P1"/>
      <text:p text:style-name="P1"><text:tab/>예제 :</text:p>
      <text:p text:style-name="P1"><text:tab/></text:p>
      <text:p text:style-name="P1"><text:tab/><text:tab/>import matplotlib.pyplot as plt</text:p>
      <text:p text:style-name="P1"><text:tab/><text:tab/>import numpy as np</text:p>
      <text:p text:style-name="P1"><text:tab/><text:tab/>from matplotlib import font_manager, rc</text:p>
      <text:p text:style-name="P1"><text:tab/><text:tab/>from matplotlib import style</text:p>
      <text:p text:style-name="P1"><text:tab/></text:p>
      <text:p text:style-name="P1"><text:tab/><text:tab/>font_name = font_manager.FontProperties(fname="c:/Windows/Fonts/malgun.ttf").get_name()</text:p>
      <text:p text:style-name="P1"><text:tab/><text:tab/>rc('font', family=font_name)</text:p>
      <text:p text:style-name="P1"><text:tab/><text:tab/>style.use('ggplot')</text:p>
      <text:p text:style-name="P1"><text:tab/></text:p>
      <text:p text:style-name="P1"><text:tab/><text:tab/>labels = ['삼성전자', 'SK하이닉스', 'LG전자', '네이버', '카카오']</text:p>
      <text:p text:style-name="P1"><text:tab/><text:tab/>ratio = [50, 20, 10, 10, 10]</text:p>
      <text:p text:style-name="P1"><text:tab/><text:tab/>plt.pie(ratio, labels=labels, shadow=True, startangle=90)</text:p>
      <text:p text:style-name="P1"><text:tab/><text:tab/>plt.show()</text:p>
      <text:p text:style-name="P1"/>
      <text:p text:style-name="P1"/>
      <text:p text:style-name="P1"/>
      <text:p text:style-name="P1">문제 188. 아래의 데이터를 원형그래프로 시각화 하시오 !</text:p>
      <text:p text:style-name="P1"><text:tab/>( 백분율로 표시하시오 ! )</text:p>
      <text:p text:style-name="P1"/>
      <text:p text:style-name="P1"><text:tab/>import matplotlib.pyplot as plt</text:p>
      <text:p text:style-name="P1"><text:tab/>import numpy as npc</text:p>
      <text:p text:style-name="P1"><text:tab/></text:p>
      <text:p text:style-name="P1"><text:tab/>labels = ['SALESMAN', 'CLERK', 'PRESIDENT', 'MANAGER', 'ANALYST']</text:p>
      <text:p text:style-name="P1"><text:tab/>ratio = [5600, 4150, 5000, 8275, 6000]</text:p>
      <text:p text:style-name="P1"><text:tab/>explode = (0.0, 0.5, 0.0, 0.0, 0.0)</text:p>
      <text:p text:style-name="P1"><text:tab/>colors = ['gold', 'yellowgreen', 'lightcoral', 'lightskyblue', 'red']</text:p>
      <text:p text:style-name="P1"><text:tab/></text:p>
      <text:p text:style-name="P1"><text:tab/>plt.pie(ratio, explode=explode, labels=labels, shadow=False, startangle=90, colors=colors, \</text:p>
      <text:p text:style-name="P1"><text:tab/><text:tab/>autopct='%1.1f%%')</text:p>
      <text:p text:style-name="P1"><text:tab/>plt.show()</text:p>
      <text:p text:style-name="P1"/>
      <text:p text:style-name="P1"/>
      <text:p text:style-name="P1"/>
      <text:p text:style-name="P1"><text:soft-page-break/>★ 4. plot 그래프 </text:p>
      <text:p text:style-name="P1"/>
      <text:p text:style-name="P1"/>
      <text:p text:style-name="P1"><text:tab/>import numpy as np</text:p>
      <text:p text:style-name="P1"><text:tab/>import matplotlib.pyplot as plt</text:p>
      <text:p text:style-name="P1"/>
      <text:p text:style-name="P1"><text:tab/>np.random.seed(5)<text:tab/><text:tab/><text:tab/><text:tab/># seed : 랜덤값이 일률적으로 뽑힌다.</text:p>
      <text:p text:style-name="P1"><text:tab/>x = np.arange(1, 101)</text:p>
      <text:p text:style-name="P1"><text:tab/>y = 20 + 3 * x + np.random.normal(0, 60, 100)<text:tab/># (평균, 표준편차, 갯수)</text:p>
      <text:p text:style-name="P1"><text:tab/>plt.plot(x, y, "o")<text:tab/><text:tab/><text:tab/><text:tab/># "o" 점모양</text:p>
      <text:p text:style-name="P1"><text:tab/>plt.show()</text:p>
      <text:p text:style-name="P1"/>
      <text:p text:style-name="P1"/>
      <text:p text:style-name="P1"/>
      <text:p text:style-name="P1">문제 189. (오늘의 마지막 문제) 7기와 8기의 나이데이터를 plot 그래프로 각각 시각화 하시오 !</text:p>
      <text:p text:style-name="P1"/>
      <text:p text:style-name="P1"><text:tab/>import numpy as np</text:p>
      <text:p text:style-name="P1"><text:tab/>import matplotlib.pyplot as plt</text:p>
      <text:p text:style-name="P1"><text:tab/></text:p>
      <text:p text:style-name="P1"><text:tab/>age_8 = [26,27,27,27,26,27,28,31,28,27,25,26,23,26,26,25,24,26,31,40,28,30,33,27,32,27,26]</text:p>
      <text:p text:style-name="P1"><text:tab/>age_7 = [28,27,24,27,28,28,26,27,28,26,26,27,25,27,26,25,27,29,25,28,26,25,28,25,24,27,32,28,\</text:p>
      <text:p text:style-name="P11"><text:s/>28,24]</text:p>
      <text:p text:style-name="P1"><text:tab/></text:p>
      <text:p text:style-name="P1"><text:tab/>x = np.arange(1, len(age_7)+1)</text:p>
      <text:p text:style-name="P1"><text:tab/>y = np.array(age_7)</text:p>
      <text:p text:style-name="P1"><text:tab/></text:p>
      <text:p text:style-name="P1"><text:tab/>plt.plot(x, y, "o")</text:p>
      <text:p text:style-name="P1"><text:tab/>plt.title('age_7')</text:p>
      <text:p text:style-name="P1"><text:tab/>plt.ylim( 22, 45)</text:p>
      <text:p text:style-name="P1"><text:tab/>plt.show()</text:p>
      <text:p text:style-name="P1"><text:tab/></text:p>
      <text:p text:style-name="P1"><text:tab/>x = np.arange(1, len(age_8)+1)</text:p>
      <text:p text:style-name="P1"><text:tab/>y = np.array(age_8)</text:p>
      <text:p text:style-name="P1"><text:tab/></text:p>
      <text:p text:style-name="P1"><text:tab/>plt.plot(x, y, "o")</text:p>
      <text:p text:style-name="P1"><text:tab/>plt.title('age_8')</text:p>
      <text:p text:style-name="P1"><text:tab/>plt.ylim( 22, 45)</text:p>
      <text:p text:style-name="P1"><text:tab/>plt.show()</text:p>
      <text:p text:style-name="P1"/>
      <text:p text:style-name="P1"/>
      <text:p text:style-name="P1"/>
      <text:p text:style-name="Standard"><text:span text:style-name="T1">문제 </text:span><text:bookmark text:name="문제190"/><text:span text:style-name="T1">190. mean함수를 생성해서 아래와 같이 수행하면 실행되게 하시오 !</text:span></text:p>
      <text:p text:style-name="P1"/>
      <text:p text:style-name="P1"><text:tab/>a = [24, 23, 21, 20, 30, 44, 41]</text:p>
      <text:p text:style-name="P1"><text:tab/><text:tab/></text:p>
      <text:p text:style-name="P1"><text:tab/>print(mean(a))</text:p>
      <text:p text:style-name="P1"/>
      <text:p text:style-name="P1"><text:tab/>내 답 :</text:p>
      <text:p text:style-name="P1"><text:tab/><text:tab/>def mean(data):</text:p>
      <text:p text:style-name="P1"><text:tab/><text:tab/> <text:s text:c="3"/>num = 0</text:p>
      <text:p text:style-name="P1"><text:tab/><text:tab/> <text:s text:c="3"/>for i in data:</text:p>
      <text:p text:style-name="P1"><text:tab/><text:tab/> <text:s text:c="7"/>num += i</text:p>
      <text:p text:style-name="P1"><text:tab/><text:tab/> <text:s text:c="3"/>return num/len(data)</text:p>
      <text:p text:style-name="P1"/>
      <text:p text:style-name="P1"><text:tab/>선생님 답 :</text:p>
      <text:p text:style-name="P1"><text:tab/><text:tab/>def mean(data):</text:p>
      <text:p text:style-name="P1"><text:tab/><text:tab/> <text:s text:c="3"/>return sum(data)/len(data)</text:p>
      <text:p text:style-name="P1"><text:tab/></text:p>
      <text:p text:style-name="P1"/>
      <text:p text:style-name="P1"><text:soft-page-break/></text:p>
      <text:p text:style-name="P1">문제 191. Stats라는 클래스를 만들고 Stats클래스 안에 mean메소드를 추가하여 아래와 같이 실행되게 하시오 !</text:p>
      <text:p text:style-name="P1"/>
      <text:p text:style-name="P1"><text:tab/>class Stats:</text:p>
      <text:p text:style-name="P1"><text:tab/> <text:s text:c="3"/></text:p>
      <text:p text:style-name="P1"><text:tab/> <text:s text:c="3"/>def mean(self, data):</text:p>
      <text:p text:style-name="P1"><text:tab/> <text:s text:c="7"/>return sum(data)/len(data)</text:p>
      <text:p text:style-name="P1"><text:tab/></text:p>
      <text:p text:style-name="P1"><text:tab/>stats1 = Stats()</text:p>
      <text:p text:style-name="P1"><text:tab/></text:p>
      <text:p text:style-name="P1"><text:tab/>a = [24, 23, 21, 20, 30, 44, 41]</text:p>
      <text:p text:style-name="P1"><text:tab/></text:p>
      <text:p text:style-name="P1"><text:tab/>print( stats1.mean(a) )</text:p>
      <text:p text:style-name="P1"/>
      <text:p text:style-name="P1"/>
      <text:p text:style-name="P1">문제 192. 분산 함수를 생성하시오 !</text:p>
      <text:p text:style-name="P1"/>
      <text:p text:style-name="P1"><text:tab/>* 분산 : 데이터의 퍼짐 정도</text:p>
      <text:p text:style-name="P1"/>
      <text:p text:style-name="P1"><text:tab/>1공식</text:p>
      <text:p text:style-name="P1"><text:tab/><text:tab/>def varience(data):</text:p>
      <text:p text:style-name="P1"><text:tab/><text:tab/> <text:s text:c="3"/>avg = sum(data)/len(data)</text:p>
      <text:p text:style-name="P1"><text:tab/><text:tab/> <text:s text:c="3"/>num = 0</text:p>
      <text:p text:style-name="P1"><text:tab/><text:tab/> <text:s text:c="3"/>for i in data:</text:p>
      <text:p text:style-name="P1"><text:tab/><text:tab/> <text:s text:c="7"/>num += (i - avg)**2</text:p>
      <text:p text:style-name="P1"><text:tab/><text:tab/> <text:s text:c="3"/>return num/len(data)</text:p>
      <text:p text:style-name="P1"/>
      <text:p text:style-name="P1"><text:tab/>2공식</text:p>
      <text:p text:style-name="P1"><text:tab/><text:tab/>def varience(self, data):</text:p>
      <text:p text:style-name="P1"><text:tab/><text:tab/> <text:s text:c="3"/>avg = mean(data)</text:p>
      <text:p text:style-name="P1"><text:tab/><text:tab/> <text:s text:c="3"/>num = 0</text:p>
      <text:p text:style-name="P1"><text:tab/><text:tab/> <text:s text:c="3"/>for i in data:</text:p>
      <text:p text:style-name="P1"><text:tab/><text:tab/> <text:s text:c="7"/>num += i**2</text:p>
      <text:p text:style-name="P1"><text:tab/><text:tab/> <text:s text:c="3"/>avg_2 = num/len(data)</text:p>
      <text:p text:style-name="P1"><text:tab/><text:tab/> <text:s text:c="3"/>return avg_2 - avg**2</text:p>
      <text:p text:style-name="P1"/>
      <text:p text:style-name="P1"/>
      <text:p text:style-name="P1">문제 193. 표준편차를 구하는 함수를 생성하시오 !</text:p>
      <text:p text:style-name="P1"/>
      <text:p text:style-name="P1"><text:tab/>* 표준편차 ? 평균과의 오차(분산에 루트를 씌운것)</text:p>
      <text:p text:style-name="P1"><text:tab/><text:tab/>import math</text:p>
      <text:p text:style-name="P1"><text:tab/><text:tab/>print( math.sqrt(4))</text:p>
      <text:p text:style-name="P1"/>
      <text:p text:style-name="P1"><text:tab/>실행 결과 : </text:p>
      <text:p text:style-name="P1"/>
      <text:p text:style-name="P1"><text:tab/><text:tab/>def mean(data):</text:p>
      <text:p text:style-name="P1"><text:tab/><text:tab/> <text:s text:c="3"/>return sum(data)/len(data)</text:p>
      <text:p text:style-name="P1"><text:tab/><text:tab/>def varience(data):</text:p>
      <text:p text:style-name="P1"><text:tab/><text:tab/> <text:s text:c="3"/>avg = mean(data)</text:p>
      <text:p text:style-name="P1"><text:tab/><text:tab/> <text:s text:c="3"/>num = 0</text:p>
      <text:p text:style-name="P1"><text:tab/><text:tab/> <text:s text:c="3"/>for i in data:</text:p>
      <text:p text:style-name="P1"><text:tab/><text:tab/> <text:s text:c="7"/>num += i**2</text:p>
      <text:p text:style-name="P1"><text:tab/><text:tab/> <text:s text:c="3"/>avg_2 = num/len(data)</text:p>
      <text:p text:style-name="P1"><text:tab/><text:tab/> <text:s text:c="3"/>return avg_2 - avg**2</text:p>
      <text:p text:style-name="P1"><text:tab/><text:tab/></text:p>
      <text:p text:style-name="P1"><text:tab/><text:tab/>def stddev(data):</text:p>
      <text:p text:style-name="P1"><text:tab/><text:tab/> <text:s text:c="3"/>var = varience(data)</text:p>
      <text:p text:style-name="P1"><text:tab/><text:tab/> <text:s text:c="3"/>std = var**0.5</text:p>
      <text:p text:style-name="P1"><text:tab/><text:tab/> <text:s text:c="3"/>return std</text:p>
      <text:p text:style-name="P1"><text:soft-page-break/><text:tab/><text:tab/>print( stats1.stddev(a) )</text:p>
      <text:p text:style-name="P1"/>
      <text:p text:style-name="P1"/>
      <text:p text:style-name="P1"/>
      <text:p text:style-name="P1">문제 194. 중앙값을 구하는 함수를 생성하시오 </text:p>
      <text:p text:style-name="P1"><text:tab/> <text:s/>( 어제 배웠던 numpy 이용해서 구현 )</text:p>
      <text:p text:style-name="P1"><text:tab/></text:p>
      <text:p text:style-name="P1"><text:tab/>a = [24,23,21,20,30,44,41]</text:p>
      <text:p text:style-name="P1"><text:tab/>print( median(a) )</text:p>
      <text:p text:style-name="P1"><text:tab/></text:p>
      <text:p text:style-name="P1"><text:tab/>답:</text:p>
      <text:p text:style-name="P1"><text:tab/>def median(args) :</text:p>
      <text:p text:style-name="P1"><text:tab/> <text:s text:c="3"/>import numpy as np</text:p>
      <text:p text:style-name="P1"><text:tab/> <text:s text:c="3"/>a = np.array(args)</text:p>
      <text:p text:style-name="P1"><text:tab/> <text:s text:c="3"/>b = np.median(a)</text:p>
      <text:p text:style-name="P1"><text:tab/> <text:s text:c="3"/>return b</text:p>
      <text:p text:style-name="P1"><text:tab/></text:p>
      <text:p text:style-name="P1"><text:tab/>a = [24,23,21,20,30,44,41]</text:p>
      <text:p text:style-name="P1"><text:tab/>print( median(a) )</text:p>
      <text:p text:style-name="P1"><text:tab/></text:p>
      <text:p text:style-name="P1"><text:tab/>-- 넘파이 이용하지 않은 코드 :</text:p>
      <text:p text:style-name="P1"><text:tab/></text:p>
      <text:p text:style-name="P1"><text:tab/>def median(lst):</text:p>
      <text:p text:style-name="P1"><text:tab/> <text:s text:c="3"/>lst.sort()</text:p>
      <text:p text:style-name="P1"><text:tab/> <text:s text:c="3"/>if len(lst)%2==0 :</text:p>
      <text:p text:style-name="P1"><text:tab/> <text:s text:c="7"/>return (lst[int(len(lst)/2)-1]+lst[int((len(lst)/2)+1)-1])/2</text:p>
      <text:p text:style-name="P1"><text:tab/> <text:s text:c="3"/>else:</text:p>
      <text:p text:style-name="P1"><text:tab/> <text:s text:c="7"/>return lst[int((len(lst)/2)-0.5)]</text:p>
      <text:p text:style-name="P1"/>
      <text:p text:style-name="P1"/>
      <text:p text:style-name="P1"/>
      <text:p text:style-name="P1">문제 195. 최빈값을 구하는 함수를 생성하시오 !</text:p>
      <text:p text:style-name="P1"/>
      <text:p text:style-name="P1"><text:tab/>age_9 = [ 2,2,2,2,2,2,2,2,2,2, 52,52,52,52,52,52,52,52,52,52]</text:p>
      <text:p text:style-name="P1"/>
      <text:p text:style-name="P1"><text:tab/>def mode(data):</text:p>
      <text:p text:style-name="P1"><text:tab/> <text:s text:c="3"/>dis_data = list(set(data))</text:p>
      <text:p text:style-name="P1"><text:tab/> <text:s text:c="3"/>cnt = 0</text:p>
      <text:p text:style-name="P1"><text:tab/> <text:s text:c="3"/>mod = []</text:p>
      <text:p text:style-name="P1"><text:tab/> <text:s text:c="3"/>mod_data = []</text:p>
      <text:p text:style-name="P1"><text:tab/> <text:s text:c="3"/>for i in dis_data:</text:p>
      <text:p text:style-name="P1"><text:tab/> <text:s text:c="7"/>for j in data:</text:p>
      <text:p text:style-name="P1"><text:tab/> <text:s text:c="11"/>if i == j:</text:p>
      <text:p text:style-name="P1"><text:tab/> <text:s text:c="15"/>cnt += 1</text:p>
      <text:p text:style-name="P1"><text:tab/> <text:s text:c="7"/>mod.append(cnt)</text:p>
      <text:p text:style-name="P1"><text:tab/> <text:s text:c="7"/>cnt = 0</text:p>
      <text:p text:style-name="P1"><text:tab/> <text:s text:c="3"/>mod_index = 0</text:p>
      <text:p text:style-name="P1"><text:tab/> <text:s text:c="3"/>data_mod_index = []</text:p>
      <text:p text:style-name="P1"><text:tab/> <text:s text:c="3"/>for i in mod:</text:p>
      <text:p text:style-name="P1"><text:tab/> <text:s text:c="7"/>if max(mod) == i:</text:p>
      <text:p text:style-name="P1"><text:tab/> <text:s text:c="11"/>data_mod_index.append(mod_index)</text:p>
      <text:p text:style-name="P1"><text:tab/> <text:s text:c="7"/>mod_index += 1</text:p>
      <text:p text:style-name="P1"><text:tab/> <text:s text:c="3"/>result =[]</text:p>
      <text:p text:style-name="P1"><text:tab/> <text:s text:c="3"/>for i in data_mod_index:</text:p>
      <text:p text:style-name="P1"><text:tab/> <text:s text:c="7"/>result.append(dis_data[i])</text:p>
      <text:p text:style-name="P1"><text:tab/> <text:s text:c="3"/>return result</text:p>
      <text:p text:style-name="P1"/>
      <text:p text:style-name="P1"/>
      <text:p text:style-name="P1"/>
      <text:p text:style-name="P1"><text:soft-page-break/></text:p>
      <text:p text:style-name="P1">문제 196. (점심시간 문제) 위에서 만든 기초통계 함수들을 가지고 통계 클래스(Stats)를 생성하시오!</text:p>
      <text:p text:style-name="P1"/>
      <text:p text:style-name="P1"><text:tab/>class Stats:</text:p>
      <text:p text:style-name="P1"><text:tab/> <text:s text:c="3"/>def __init__(self):</text:p>
      <text:p text:style-name="P1"><text:tab/> <text:s text:c="7"/>print('통계 객체가 생성되었습니다.')</text:p>
      <text:p text:style-name="P1"><text:tab/> <text:s text:c="3"/>def mean(self, data):</text:p>
      <text:p text:style-name="P1"><text:tab/> <text:s text:c="7"/>return sum(data)/len(data)</text:p>
      <text:p text:style-name="P1"><text:tab/></text:p>
      <text:p text:style-name="P1"><text:tab/> <text:s text:c="3"/>def varience(self, data):</text:p>
      <text:p text:style-name="P1"><text:tab/> <text:s text:c="7"/>avg = self.mean(data)</text:p>
      <text:p text:style-name="P1"><text:tab/> <text:s text:c="7"/>num = 0</text:p>
      <text:p text:style-name="P1"><text:tab/> <text:s text:c="7"/>for i in data:</text:p>
      <text:p text:style-name="P1"><text:tab/> <text:s text:c="11"/>num += i**2</text:p>
      <text:p text:style-name="P1"><text:tab/> <text:s text:c="7"/>avg_2 = num/len(data)</text:p>
      <text:p text:style-name="P1"><text:tab/> <text:s text:c="7"/>return avg_2 - avg**2</text:p>
      <text:p text:style-name="P1"><text:tab/></text:p>
      <text:p text:style-name="P1"><text:tab/> <text:s text:c="3"/>def stddev(self, data):</text:p>
      <text:p text:style-name="P1"><text:tab/> <text:s text:c="7"/>var = self.varience(data)</text:p>
      <text:p text:style-name="P1"><text:tab/> <text:s text:c="7"/>std = var**0.5</text:p>
      <text:p text:style-name="P1"><text:tab/> <text:s text:c="7"/>return std</text:p>
      <text:p text:style-name="P1"><text:tab/></text:p>
      <text:p text:style-name="P1"><text:tab/> <text:s text:c="3"/>def median(self, args) :</text:p>
      <text:p text:style-name="P1"><text:tab/> <text:s text:c="7"/>import numpy as np</text:p>
      <text:p text:style-name="P1"><text:tab/> <text:s text:c="7"/>a = np.array(args)</text:p>
      <text:p text:style-name="P1"><text:tab/> <text:s text:c="7"/>b = np.median(a)</text:p>
      <text:p text:style-name="P1"><text:tab/> <text:s text:c="7"/>return b</text:p>
      <text:p text:style-name="P1"><text:tab/> <text:s text:c="3"/></text:p>
      <text:p text:style-name="P1"><text:tab/> <text:s text:c="3"/>def mode(self, data):</text:p>
      <text:p text:style-name="P1"><text:tab/> <text:s text:c="7"/>dis_data = list(set(data))</text:p>
      <text:p text:style-name="P1"><text:tab/> <text:s text:c="7"/>cnt = 0</text:p>
      <text:p text:style-name="P1"><text:tab/> <text:s text:c="7"/>mod = []</text:p>
      <text:p text:style-name="P1"><text:tab/> <text:s text:c="7"/>mod_data = []</text:p>
      <text:p text:style-name="P1"><text:tab/> <text:s text:c="7"/>for i in dis_data:</text:p>
      <text:p text:style-name="P1"><text:tab/> <text:s text:c="11"/>for j in data:</text:p>
      <text:p text:style-name="P1"><text:tab/> <text:s text:c="15"/>if i == j:</text:p>
      <text:p text:style-name="P1"><text:tab/> <text:s text:c="19"/>cnt += 1</text:p>
      <text:p text:style-name="P1"><text:tab/> <text:s text:c="11"/>mod.append(cnt)</text:p>
      <text:p text:style-name="P1"><text:tab/> <text:s text:c="11"/>cnt = 0</text:p>
      <text:p text:style-name="P1"><text:tab/> <text:s text:c="7"/>mod_index = 0</text:p>
      <text:p text:style-name="P1"><text:tab/> <text:s text:c="7"/>data_mod_index = []</text:p>
      <text:p text:style-name="P1"><text:tab/> <text:s text:c="7"/>for i in mod:</text:p>
      <text:p text:style-name="P1"><text:tab/> <text:s text:c="11"/>if max(mod) == i:</text:p>
      <text:p text:style-name="P1"><text:tab/> <text:s text:c="15"/>data_mod_index.append(mod_index)</text:p>
      <text:p text:style-name="P1"><text:tab/> <text:s text:c="11"/>mod_index += 1</text:p>
      <text:p text:style-name="P1"><text:tab/> <text:s text:c="7"/>result =[]</text:p>
      <text:p text:style-name="P1"><text:tab/> <text:s text:c="7"/>for i in data_mod_index:</text:p>
      <text:p text:style-name="P1"><text:tab/> <text:s text:c="11"/>result.append(dis_data[i])</text:p>
      <text:p text:style-name="P1"><text:tab/> <text:s text:c="7"/>return result</text:p>
      <text:p text:style-name="P1"><text:tab/></text:p>
      <text:p text:style-name="P1"><text:tab/>a = [24, 23, 21, 20, 30, 44, 41]</text:p>
      <text:p text:style-name="P1"><text:tab/>stats1 = Stats()</text:p>
      <text:p text:style-name="P1"><text:tab/>print (stats1.mean(a))</text:p>
      <text:p text:style-name="P1"><text:tab/>print (stats1.median(a))</text:p>
      <text:p text:style-name="P1"><text:tab/>print (stats1.mode(a))</text:p>
      <text:p text:style-name="P1"><text:tab/>print (stats1.varience(a))</text:p>
      <text:p text:style-name="P1"><text:tab/>print (stats1.stddev(a))</text:p>
      <text:p text:style-name="P1"/>
      <text:p text:style-name="P1"/>
      <text:p text:style-name="P1"><text:soft-page-break/></text:p>
      <text:p text:style-name="P1">문제 197. 위에서 만든 기초 통계 클래스를 모듈화 해서 아래와 같이 다른창에 실행되게 하시오 !</text:p>
      <text:p text:style-name="P1"/>
      <text:p text:style-name="P1"><text:tab/>import My_Stats as m</text:p>
      <text:p text:style-name="P1"><text:tab/>a = [24, 23, 21, 20, 30, 44, 41]</text:p>
      <text:p text:style-name="P1"><text:tab/>stats1 = m.My_Stats()</text:p>
      <text:p text:style-name="P1"><text:tab/>print(stats1.stddev(a))</text:p>
      <text:p text:style-name="P1"/>
      <text:p text:style-name="P1"><text:tab/>통계 객체가 생성되었습니다.</text:p>
      <text:p text:style-name="P1"><text:tab/>9.071147352221455</text:p>
      <text:p text:style-name="P1"/>
      <text:p text:style-name="P1"><text:tab/><text:tab/>★★★ 꿀팁 ! Ctrl + 함수 클릭하면 원래의 모듈파일이 열린다. ★★★</text:p>
      <text:p text:style-name="P1"/>
      <text:p text:style-name="P1"/>
      <text:p text:style-name="P1"/>
      <text:p text:style-name="P1">문제 198. range 함수와 percent_range(사분위 범위) 함수를 각각 My_Stats클래스에 추가하시오!</text:p>
      <text:p text:style-name="P1"/>
      <text:p text:style-name="P1"><text:tab/> <text:s text:c="3"/>def range(self, data):</text:p>
      <text:p text:style-name="P1"><text:tab/> <text:s text:c="7"/>return max(data) - min(data)</text:p>
      <text:p text:style-name="P1"><text:tab/> <text:s text:c="3"/></text:p>
      <text:p text:style-name="P1"><text:tab/> <text:s text:c="3"/>def percent_range(self, args):</text:p>
      <text:p text:style-name="P1"><text:tab/> <text:s text:c="7"/>result = np.quantile(args, 0.75) - np.quantile(args, 0.25)</text:p>
      <text:p text:style-name="P1"><text:tab/> <text:s text:c="7"/>return result</text:p>
      <text:p text:style-name="P1"/>
      <text:p text:style-name="P1"/>
      <text:p text:style-name="P1"/>
      <text:p text:style-name="P1"/>
      <text:p text:style-name="Standard"><text:span text:style-name="T1">문제</text:span><text:bookmark text:name="문제199"/><text:span text:style-name="T1"> 199. 아래의 카드사의 상속코드를 구현하기 위해서 먼저 부모 클래스인 Card클래스를 구현하시오 !</text:span></text:p>
      <text:p text:style-name="P1"/>
      <text:p text:style-name="P1"><text:tab/><text:tab/><text:tab/> <text:s text:c="6"/>Card 클래스</text:p>
      <text:p text:style-name="P1"><text:tab/> <text:tab/><text:tab/> <text:s text:c="4"/>↙<text:tab/><text:tab/> <text:s/>↘</text:p>
      <text:p text:style-name="P1"><text:tab/><text:tab/>영화할인 card<text:tab/><text:tab/> <text:s text:c="3"/>마트 할인 card</text:p>
      <text:p text:style-name="P1"/>
      <text:p text:style-name="P1"><text:tab/>구현 내용 : card의 기본 기능</text:p>
      <text:p text:style-name="P1"><text:tab/><text:tab/><text:tab/>1. __init__함수 : 카드 발급시 카드가 발급되었습니다. 메세지 출력</text:p>
      <text:p text:style-name="P1"><text:tab/><text:tab/><text:tab/>2. 충전 기능 (charge)</text:p>
      <text:p text:style-name="P1"><text:tab/><text:tab/><text:tab/>3. 소비 기능 (consume)</text:p>
      <text:p text:style-name="P1"><text:tab/><text:tab/><text:tab/><text:tab/>"잔액부족 메세지 출력"</text:p>
      <text:p text:style-name="P1"><text:tab/><text:tab/><text:tab/>4. 잔액 프린트 기능(print)</text:p>
      <text:p text:style-name="P1"/>
      <text:p text:style-name="P1"><text:tab/>class Card:</text:p>
      <text:p text:style-name="P1"><text:tab/> <text:s text:c="3"/>def __init__(self):</text:p>
      <text:p text:style-name="P1"><text:tab/> <text:s text:c="7"/>self.card = 0</text:p>
      <text:p text:style-name="P1"><text:tab/> <text:s text:c="7"/></text:p>
      <text:p text:style-name="P1"><text:tab/> <text:s text:c="3"/>def charge(self, num):</text:p>
      <text:p text:style-name="P1"><text:tab/> <text:s text:c="7"/>self.card += num</text:p>
      <text:p text:style-name="P1"><text:tab/> <text:s text:c="7"/>print('{}원 충전되었습니다.'.format(num))</text:p>
      <text:p text:style-name="P1"><text:tab/> <text:s text:c="3"/></text:p>
      <text:p text:style-name="P1"><text:tab/> <text:s text:c="3"/>def consume(self, num, loc):</text:p>
      <text:p text:style-name="P1"><text:tab/> <text:s text:c="7"/>self.card -= num</text:p>
      <text:p text:style-name="P1"><text:tab/> <text:s text:c="7"/>if self.card &lt;= 0:</text:p>
      <text:p text:style-name="P1"><text:tab/> <text:s text:c="11"/>self.card += num</text:p>
      <text:p text:style-name="P1"><text:tab/> <text:s text:c="11"/>print('잔액이 부족합니다.')</text:p>
      <text:p text:style-name="P1"><text:tab/> <text:s text:c="7"/>else:</text:p>
      <text:p text:style-name="P1"><text:tab/> <text:s text:c="11"/>print('{}에서 {}원 사용했습니다.'.format(loc, num))</text:p>
      <text:p text:style-name="P1"><text:tab/></text:p>
      <text:p text:style-name="P1"><text:tab/> <text:s text:c="3"/>def print(self):</text:p>
      <text:p text:style-name="P1"><text:tab/> <text:s text:c="7"/>print('잔액이 {}원 입니다.'.format(self.card))</text:p>
      <text:p text:style-name="P1"/>
      <text:p text:style-name="P1"><text:soft-page-break/></text:p>
      <text:p text:style-name="P1"/>
      <text:p text:style-name="P1">문제 200. 부모 클래스인 Card클래스의 기능을 상속받아서 영화할인 카드 클래스를 생성하시오 !</text:p>
      <text:p text:style-name="P1"><text:tab/> <text:s/>(영화 할인 20%로 해서 생성하시오)</text:p>
      <text:p text:style-name="P1"/>
      <text:p text:style-name="P1"><text:tab/>1. 그냥 그대로 상속 받은 버전의 코드</text:p>
      <text:p text:style-name="P1"><text:tab/><text:tab/>class Movie_card(Card):</text:p>
      <text:p text:style-name="P1"><text:tab/><text:tab/> <text:s text:c="3"/>pass</text:p>
      <text:p text:style-name="P1"/>
      <text:p text:style-name="P1"><text:tab/>2. 오버라이드한 버전의 코드 (부모 consume안쓰고 내꺼 쓰겟다는 뜻)</text:p>
      <text:p text:style-name="P1"><text:tab/><text:tab/>class Movie_card(Card):</text:p>
      <text:p text:style-name="P1"><text:tab/><text:tab/> <text:s text:c="3"/>pass</text:p>
      <text:p text:style-name="P1"><text:tab/><text:tab/></text:p>
      <text:p text:style-name="P1"><text:tab/><text:tab/> <text:s text:c="3"/>def consume(self, num, loc):</text:p>
      <text:p text:style-name="P1"><text:tab/><text:tab/> <text:s text:c="7"/>if loc == '영화관':</text:p>
      <text:p text:style-name="P1"><text:tab/><text:tab/> <text:s text:c="11"/>num = num*0.8</text:p>
      <text:p text:style-name="P1"><text:tab/><text:tab/> <text:s text:c="7"/>self.card -= num</text:p>
      <text:p text:style-name="P1"><text:tab/><text:tab/> <text:s text:c="7"/>if self.card &lt;= 0:</text:p>
      <text:p text:style-name="P1"><text:tab/><text:tab/> <text:s text:c="11"/>self.card += num</text:p>
      <text:p text:style-name="P1"><text:tab/><text:tab/> <text:s text:c="11"/>print('잔액이 부족합니다.')</text:p>
      <text:p text:style-name="P1"><text:tab/><text:tab/> <text:s text:c="7"/>else:</text:p>
      <text:p text:style-name="P1"><text:tab/><text:tab/> <text:s text:c="11"/>print('{}에서 {}원 사용했습니다.'.format(loc, num))</text:p>
      <text:p text:style-name="P1"/>
      <text:p text:style-name="P1"><text:tab/></text:p>
      <text:p text:style-name="P1"/>
      <text:p text:style-name="P1">문제 201. 마트 할인 카드 클래스를 생성하시오 ! (할인율 10%)</text:p>
      <text:p text:style-name="P1"/>
      <text:p text:style-name="P1"><text:tab/>class Mart_card(Card):</text:p>
      <text:p text:style-name="P1"><text:tab/> <text:s text:c="3"/>pass</text:p>
      <text:p text:style-name="P1"><text:tab/></text:p>
      <text:p text:style-name="P1"><text:tab/> <text:s text:c="3"/>def consume(self, num, loc):</text:p>
      <text:p text:style-name="P1"><text:tab/> <text:s text:c="7"/>if loc == '마트':</text:p>
      <text:p text:style-name="P1"><text:tab/> <text:s text:c="11"/>num = num*0.9</text:p>
      <text:p text:style-name="P1"><text:tab/> <text:s text:c="7"/>self.card -= num</text:p>
      <text:p text:style-name="P1"><text:tab/> <text:s text:c="7"/>if self.card &lt;= 0:</text:p>
      <text:p text:style-name="P1"><text:tab/> <text:s text:c="11"/>self.card += num</text:p>
      <text:p text:style-name="P1"><text:tab/> <text:s text:c="11"/>print('잔액이 부족합니다.')</text:p>
      <text:p text:style-name="P1"><text:tab/> <text:s text:c="7"/>else:</text:p>
      <text:p text:style-name="P1"><text:tab/> <text:s text:c="11"/>print('{}에서 {}원 사용했습니다.'.format(loc, num))</text:p>
      <text:p text:style-name="P1"/>
      <text:p text:style-name="P1"/>
      <text:p text:style-name="P1"/>
      <text:p text:style-name="P1">문제 202. 손자 Card를 생성하시오 !</text:p>
      <text:p text:style-name="P1"><text:tab/> <text:s/>(영화_마트_교통 Card를 생성하시오)</text:p>
      <text:p text:style-name="P1"/>
      <text:p text:style-name="P1"><text:tab/><text:tab/><text:tab/>"죽음의 다이아몬드 상속"</text:p>
      <text:p text:style-name="P1"><text:tab/>예제 : </text:p>
      <text:p text:style-name="P1"><text:tab/><text:tab/><text:tab/> <text:s text:c="6"/>Card <text:s text:c="3"/>클래스</text:p>
      <text:p text:style-name="P1"><text:tab/> <text:tab/><text:tab/> <text:s text:c="4"/>↙<text:tab/><text:tab/> <text:s text:c="4"/>↘</text:p>
      <text:p text:style-name="P1"><text:tab/><text:tab/>영화할인 card<text:tab/><text:tab/> <text:s text:c="6"/>마트 할인 card</text:p>
      <text:p text:style-name="P1"><text:tab/><text:tab/><text:tab/> <text:s text:c="4"/>↘<text:tab/><text:tab/> <text:s text:c="4"/>↙</text:p>
      <text:p text:style-name="P1"><text:tab/><text:tab/><text:tab/> <text:s text:c="6"/>영화_마트_교통</text:p>
      <text:p text:style-name="P1"/>
      <text:p text:style-name="P1"/>
      <text:p text:style-name="P1">class Movie_mart_trans_card(Movie_card,Mart_card):</text:p>
      <text:p text:style-name="P1"><text:s text:c="4"/>def consume(self, num, loc):</text:p>
      <text:p text:style-name="P1"><text:s text:c="8"/>if loc == '교통':</text:p>
      <text:p text:style-name="P1"><text:s text:c="12"/>num = num*0.7</text:p>
      <text:p text:style-name="P1"><text:s text:c="12"/>self.card -= num</text:p>
      <text:p text:style-name="P1"><text:soft-page-break/><text:s text:c="12"/>if self.card &lt;= 0:</text:p>
      <text:p text:style-name="P1"><text:s text:c="16"/>self.card += num</text:p>
      <text:p text:style-name="P1"><text:s text:c="16"/>print('잔액이 부족합니다.')</text:p>
      <text:p text:style-name="P1"><text:s text:c="12"/>else:</text:p>
      <text:p text:style-name="P1"><text:s text:c="16"/>print('{}에서 {}원 사용했습니다.'.format(loc, num))</text:p>
      <text:p text:style-name="P1"><text:s text:c="8"/>elif loc == '마트':</text:p>
      <text:p text:style-name="P1"><text:s text:c="12"/>Mart_card.consume(self, num, loc)</text:p>
      <text:p text:style-name="P1"><text:s text:c="8"/>elif loc == '영화관':</text:p>
      <text:p text:style-name="P1"><text:s text:c="12"/>Movie_card.consume(self, num, loc)</text:p>
      <text:p text:style-name="P1"><text:s text:c="8"/>else:</text:p>
      <text:p text:style-name="P1"><text:s text:c="12"/>Card.consume(self, num, loc)</text:p>
      <text:p text:style-name="P1"/>
      <text:p text:style-name="P1"/>
      <text:p text:style-name="P1"/>
      <text:p text:style-name="Standard"><text:span text:style-name="T1">문제 203. 위의 코</text:span><text:bookmark text:name="문제203"/><text:span text:style-name="T1">드에 예외 처리 코드를 입혀서 분모를 0으로 입력해서 위와 같은 에러가 나오면 </text:span></text:p>
      <text:p text:style-name="P1"><text:tab/> <text:s/>"나누기를 할 수 없습니다." 라는 메세지가 출력되게 하시오 !</text:p>
      <text:p text:style-name="P1"/>
      <text:p text:style-name="P1"><text:tab/>def my_divide():</text:p>
      <text:p text:style-name="P1"><text:tab/> <text:s text:c="3"/>try:</text:p>
      <text:p text:style-name="P1"><text:tab/> <text:s text:c="7"/>x = input(' 분자의 숫자를 입력하세요 ~')</text:p>
      <text:p text:style-name="P1"><text:tab/> <text:s text:c="7"/>y = input(' 분모의 숫자를 입력하세요 ~')</text:p>
      <text:p text:style-name="P1"><text:tab/> <text:s text:c="7"/>return int(x)/int(y)</text:p>
      <text:p text:style-name="P1"><text:tab/> <text:s text:c="3"/>except:</text:p>
      <text:p text:style-name="P1"><text:tab/> <text:s text:c="7"/>return '나누기를 할 수 없습니다.'</text:p>
      <text:p text:style-name="P1"><text:tab/></text:p>
      <text:p text:style-name="P1"><text:tab/>print( my_divide() )</text:p>
      <text:p text:style-name="P1"/>
      <text:p text:style-name="P1"><text:tab/> 분자의 숫자를 입력하세요 ~10</text:p>
      <text:p text:style-name="P1"><text:tab/></text:p>
      <text:p text:style-name="P1"><text:tab/> 분모의 숫자를 입력하세요 ~0</text:p>
      <text:p text:style-name="P1"><text:tab/>나누기를 할 수 없습니다.</text:p>
      <text:p text:style-name="P1"/>
      <text:p text:style-name="P1"><text:tab/>설명 : try:</text:p>
      <text:p text:style-name="P1"><text:tab/> <text:s text:c="10"/># 문제가 없을 경우 실행할 코드</text:p>
      <text:p text:style-name="P1"><text:tab/> <text:s text:c="6"/>except:</text:p>
      <text:p text:style-name="P1"><text:tab/><text:tab/> <text:s text:c="2"/># 문제가 생겼을 경우 실행할 코드</text:p>
      <text:p text:style-name="P1"/>
      <text:p text:style-name="P1"/>
      <text:p text:style-name="P1"/>
      <text:p text:style-name="P1">문제 204. 이름을 물어보게 하고 이름을 입력하면 해당 사원의 월급이 출력되는 함수를 생성하시오 !</text:p>
      <text:p text:style-name="P1"><text:tab/> <text:s/>(emp.csv와 pandas를 이용해서)</text:p>
      <text:p text:style-name="P1"/>
      <text:p text:style-name="P1">def find_sal():</text:p>
      <text:p text:style-name="P1"><text:s text:c="4"/>import pandas as pd</text:p>
      <text:p text:style-name="P1"><text:s text:c="4"/>emp = pd.DataFrame.from_csv('c:\\emp.csv')</text:p>
      <text:p text:style-name="P1"><text:s text:c="4"/>name = input('월급을 알고 싶은 사원명을 입력하세요 ~ ')</text:p>
      <text:p text:style-name="P1"><text:s text:c="4"/>sal = emp [ ['sal'] ] [ emp['ename'] == name.upper()].values[0] <text:tab/># 3000만 가지고오려면 values[0]을 </text:p>
      <text:p text:style-name="P1"><text:s text:c="4"/>return sal<text:tab/><text:tab/><text:tab/><text:tab/><text:tab/><text:tab/><text:tab/><text:tab/> <text:s/>써야함</text:p>
      <text:p text:style-name="P1"/>
      <text:p text:style-name="P1">print( find_sal())</text:p>
      <text:p text:style-name="P1"/>
      <text:p text:style-name="P1"/>
      <text:p text:style-name="P1"/>
      <text:p text:style-name="P1"/>
      <text:p text:style-name="P1">문제 205. 위의 코드를 수정해서 사원명을 입력했을 때 없는 사원이름을 입력하면 에러가 나는게 아니라 아래의</text:p>
      <text:p text:style-name="P1"><text:tab/> <text:s/>메세지가 나오게끔 예외처리를 하시오 !</text:p>
      <text:p text:style-name="P1"/>
      <text:p text:style-name="P1"><text:tab/>def find_sal():</text:p>
      <text:p text:style-name="P1"><text:soft-page-break/><text:tab/> <text:s text:c="3"/>import pandas as pd</text:p>
      <text:p text:style-name="P1"><text:tab/> <text:s text:c="3"/>emp = pd.DataFrame.from_csv('c:\\emp.csv')</text:p>
      <text:p text:style-name="P1"><text:tab/> <text:s text:c="3"/>name = input('월급을 알고 싶은 사원명을 입력하세요 ~ ')</text:p>
      <text:p text:style-name="P1"><text:tab/> <text:s text:c="3"/>try:</text:p>
      <text:p text:style-name="P1"><text:tab/> <text:s text:c="7"/>sal = emp [ ['sal'] ] [ emp['ename'] == name.upper()].values[0]</text:p>
      <text:p text:style-name="P1"><text:tab/> <text:s text:c="7"/>return sal</text:p>
      <text:p text:style-name="P1"><text:tab/> <text:s text:c="3"/>except:</text:p>
      <text:p text:style-name="P1"><text:tab/> <text:s text:c="7"/>return '해당사원은 없습니다.'</text:p>
      <text:p text:style-name="P1"><text:tab/></text:p>
      <text:p text:style-name="P1"><text:tab/>print( find_sal())</text:p>
      <text:p text:style-name="P1"/>
      <text:p text:style-name="P1"><text:tab/>월급을 알고 싶은 사원명을 입력하세요 ~ WJDTJDGH</text:p>
      <text:p text:style-name="P1"><text:tab/>해당사원은 없습니다.</text:p>
      <text:p text:style-name="P1"/>
      <text:p text:style-name="P1"><text:tab/><text:tab/>아무것도 안넣고 프로그램을 돌리면 "해당사원은 없습니다." 라고 뜨는데 아무것도 안넣고</text:p>
      <text:p text:style-name="P1"><text:tab/><text:tab/>엔터를 치면 계속 물어보게 할 수 있는 코드를 많이 사용한다</text:p>
      <text:p text:style-name="P1"/>
      <text:p text:style-name="P1"/>
      <text:p text:style-name="P1"/>
      <text:p text:style-name="P1">문제 206. while loop 문을 이용해서 이름을 물어봤을 때 아무것도 안넣고 그냥 엔터를 치면 계속 물어보게</text:p>
      <text:p text:style-name="P1"><text:tab/> <text:s/>하시오 !</text:p>
      <text:p text:style-name="P1"/>
      <text:p text:style-name="P1"><text:tab/>def find_sal():</text:p>
      <text:p text:style-name="P1"><text:tab/> <text:s text:c="3"/>import pandas as pd</text:p>
      <text:p text:style-name="P1"><text:tab/> <text:s text:c="3"/>emp = pd.DataFrame.from_csv('c:\\emp.csv')</text:p>
      <text:p text:style-name="P1"><text:tab/> <text:s text:c="3"/>while True:</text:p>
      <text:p text:style-name="P1"><text:tab/> <text:s text:c="7"/>name = input('월급을 알고 싶은 사원명을 입력하세요 ~ ')</text:p>
      <text:p text:style-name="P1"><text:tab/> <text:s text:c="7"/>if name != '':</text:p>
      <text:p text:style-name="P1"><text:tab/> <text:s text:c="11"/>break</text:p>
      <text:p text:style-name="P1"><text:tab/> <text:s text:c="3"/>try:</text:p>
      <text:p text:style-name="P1"><text:tab/> <text:s text:c="7"/>sal = emp [ ['sal'] ] [ emp['ename'] == name.upper()].values[0]</text:p>
      <text:p text:style-name="P1"><text:tab/> <text:s text:c="7"/>return sal</text:p>
      <text:p text:style-name="P1"><text:tab/> <text:s text:c="3"/>except:</text:p>
      <text:p text:style-name="P1"><text:tab/> <text:s text:c="7"/>return '해당사원은 없습니다.'</text:p>
      <text:p text:style-name="P1"><text:tab/></text:p>
      <text:p text:style-name="P1"><text:tab/>print( find_sal())</text:p>
      <text:p text:style-name="P1"/>
      <text:p text:style-name="P1"><text:tab/>월급을 알고 싶은 사원명을 입력하세요 ~ </text:p>
      <text:p text:style-name="P1"><text:tab/>월급을 알고 싶은 사원명을 입력하세요 ~ </text:p>
      <text:p text:style-name="P1"><text:tab/>월급을 알고 싶은 사원명을 입력하세요 ~ </text:p>
      <text:p text:style-name="P1"><text:tab/>월급을 알고 싶은 사원명을 입력하세요 ~ </text:p>
      <text:p text:style-name="P1"><text:tab/>월급을 알고 싶은 사원명을 입력하세요 ~ </text:p>
      <text:p text:style-name="P1"><text:tab/>월급을 알고 싶은 사원명을 입력하세요 ~ </text:p>
      <text:p text:style-name="P1"><text:tab/>월급을 알고 싶은 사원명을 입력하세요 ~ </text:p>
      <text:p text:style-name="P1"><text:tab/>월급을 알고 싶은 사원명을 입력하세요 ~ a</text:p>
      <text:p text:style-name="P1"><text:tab/>해당사원은 없습니다.</text:p>
      <text:p text:style-name="P1"/>
      <text:p text:style-name="P1"/>
      <text:p text:style-name="P1"/>
      <text:p text:style-name="P1">문제 207. 위의 코드를 수정해서 이름을 물어볼 때 숫자를 입력하면 숫자는 입력할 수 없습니다. 라는 메세지가</text:p>
      <text:p text:style-name="P1"><text:tab/> <text:s/>출력되게 하시오 1</text:p>
      <text:p text:style-name="P1"/>
      <text:p text:style-name="P1"><text:tab/> <text:s/>없는 사원 이름을 입력하면 "해당 사원 없습니다."</text:p>
      <text:p text:style-name="P1"><text:tab/> <text:s/>숫자를 입력하면 " 숫자는 입력할 수 없습니다."</text:p>
      <text:p text:style-name="P1"/>
      <text:p text:style-name="P1"><text:tab/>내답 :</text:p>
      <text:p text:style-name="P1"><text:tab/><text:tab/>def find_sal():</text:p>
      <text:p text:style-name="P1"><text:tab/><text:tab/> <text:s text:c="3"/>import pandas as pd</text:p>
      <text:p text:style-name="P1"><text:tab/><text:tab/><text:tab/> <text:s text:c="3"/>emp = pd.DataFrame.from_csv('c:\\emp.csv')</text:p>
      <text:p text:style-name="P1"><text:soft-page-break/><text:tab/><text:tab/> <text:s text:c="3"/>while True:</text:p>
      <text:p text:style-name="P1"><text:tab/><text:tab/> <text:s text:c="7"/>name = input('월급을 알고 싶은 사원명을 입력하세요 ~ ')</text:p>
      <text:p text:style-name="P1"><text:tab/><text:tab/> <text:s text:c="7"/>if name != '':</text:p>
      <text:p text:style-name="P1"><text:tab/><text:tab/> <text:s text:c="11"/>break</text:p>
      <text:p text:style-name="P1"><text:tab/><text:tab/> <text:s text:c="3"/>try:</text:p>
      <text:p text:style-name="P1"><text:tab/><text:tab/><text:tab/> <text:s text:c="7"/>sal = emp [ ['sal'] ] [ emp['ename'] == name.upper()].values[0]</text:p>
      <text:p text:style-name="P1"><text:tab/> <text:s text:c="7"/>return sal</text:p>
      <text:p text:style-name="P1"><text:tab/><text:tab/> <text:s text:c="3"/>except:</text:p>
      <text:p text:style-name="P1"><text:tab/><text:tab/> <text:s text:c="7"/>try:</text:p>
      <text:p text:style-name="P1"><text:tab/><text:tab/><text:tab/> <text:s text:c="11"/>a = int(name)</text:p>
      <text:p text:style-name="P1"><text:tab/> <text:s text:c="11"/>return '숫자는 입력할 수 없습니다.'</text:p>
      <text:p text:style-name="P1"><text:tab/><text:tab/> <text:s text:c="7"/>except:</text:p>
      <text:p text:style-name="P1"><text:tab/><text:tab/> <text:s text:c="11"/>return '해당사원은 없습니다.'</text:p>
      <text:p text:style-name="P1"><text:tab/><text:tab/></text:p>
      <text:p text:style-name="P1"><text:tab/><text:tab/>print( find_sal())</text:p>
      <text:p text:style-name="P1"/>
      <text:p text:style-name="P1"><text:tab/>업그레이드(한솔) 답:</text:p>
      <text:p text:style-name="P1"><text:tab/><text:tab/>def find_sal():</text:p>
      <text:p text:style-name="P1"><text:tab/><text:tab/> <text:s text:c="3"/>import pandas as pd</text:p>
      <text:p text:style-name="P1"><text:tab/><text:tab/> <text:s text:c="3"/>emp = pd.read_csv("D:\\emp_pandas.csv")</text:p>
      <text:p text:style-name="P1"><text:tab/><text:tab/> <text:s text:c="3"/>name = input('월급을 알고 싶은 사원명을 입력 하세요~')</text:p>
      <text:p text:style-name="P1"><text:tab/><text:tab/> <text:s text:c="3"/>while name == '' or (name in i for i <text:s/>in range(0,10)):</text:p>
      <text:p text:style-name="P1"><text:tab/><text:tab/> <text:s text:c="7"/>if name == '':</text:p>
      <text:p text:style-name="P1"><text:tab/> <text:s text:c="7"/><text:tab/> <text:s text:c="3"/>name= input('월급을 알고 싶은 사원명을 입력 하세요~')</text:p>
      <text:p text:style-name="P1"><text:tab/> <text:s text:c="7"/><text:tab/>else:</text:p>
      <text:p text:style-name="P1"><text:tab/> <text:s text:c="11"/>print('숫자는 입력할 수 없습니다.')</text:p>
      <text:p text:style-name="P1"><text:tab/> <text:s text:c="11"/>name = input('월급을 알고 싶은 사원명을 입력 하세요~')</text:p>
      <text:p text:style-name="P1"><text:tab/><text:tab/> <text:s text:c="3"/>try:</text:p>
      <text:p text:style-name="P1"><text:tab/><text:tab/> <text:s text:c="7"/>sal = emp[['sal']][emp['ename']==name.upper()].values[0]</text:p>
      <text:p text:style-name="P1"><text:tab/><text:tab/> <text:s text:c="7"/>return sal</text:p>
      <text:p text:style-name="P1"><text:tab/><text:tab/> <text:s text:c="3"/>except:</text:p>
      <text:p text:style-name="P1"><text:tab/><text:tab/> <text:s text:c="7"/>return '해당 사원은 없습니다.'</text:p>
      <text:p text:style-name="P1"><text:tab/><text:tab/></text:p>
      <text:p text:style-name="P1"><text:tab/><text:tab/>find_sal()</text:p>
      <text:p text:style-name="P1"/>
      <text:p text:style-name="P1"/>
      <text:p text:style-name="P1"/>
      <text:p text:style-name="Standard"><text:span text:style-name="T1">문제 20</text:span><text:bookmark text:name="문제208"/><text:span text:style-name="T1">8. 문제 131번의 번역할 수 없습니다를 예외처리로 구현하시오 !</text:span></text:p>
      <text:p text:style-name="P1"/>
      <text:p text:style-name="P1"><text:tab/>번역할 한글을 입력하세요 ~나는 소년 이다</text:p>
      <text:p text:style-name="P1"><text:tab/>I am boy </text:p>
      <text:p text:style-name="P1"/>
      <text:p text:style-name="P1"><text:tab/>번역할 한글을 입력하세요 ~나는 옷을 입습니다</text:p>
      <text:p text:style-name="P1"><text:tab/>번역할 수 없습니다.</text:p>
      <text:p text:style-name="P1"/>
      <text:p text:style-name="P1"><text:tab/>dic = {}</text:p>
      <text:p text:style-name="P1"><text:tab/></text:p>
      <text:p text:style-name="P1"><text:tab/>import csv</text:p>
      <text:p text:style-name="P1"><text:tab/>file = open("c:\\smt_dic.csv","r")</text:p>
      <text:p text:style-name="P1"><text:tab/>dic_csv = csv.reader(file)</text:p>
      <text:p text:style-name="P1"><text:tab/></text:p>
      <text:p text:style-name="P1"><text:tab/>for dic_list in dic_csv:</text:p>
      <text:p text:style-name="P1"><text:tab/> <text:s text:c="3"/>dic[dic_list[1]] = (dic_list[3], int(dic_list[4]) )</text:p>
      <text:p text:style-name="P1"><text:tab/></text:p>
      <text:p text:style-name="P1"><text:tab/>a = []</text:p>
      <text:p text:style-name="P1"><text:tab/>result = ''</text:p>
      <text:p text:style-name="P1"><text:tab/>input_kor = input ( '번역할 한글을 입력하세요 ~' )</text:p>
      <text:p text:style-name="P1"><text:tab/>input_list = input_kor.split(' ')</text:p>
      <text:p text:style-name="P1"><text:tab/>try:</text:p>
      <text:p text:style-name="P1"><text:soft-page-break/><text:tab/> <text:s text:c="3"/>for i in input_list:</text:p>
      <text:p text:style-name="P1"><text:tab/> <text:s text:c="7"/>a.append([dic[i][1], dic[i][0]])</text:p>
      <text:p text:style-name="P1"><text:tab/> <text:s text:c="3"/>a.sort()</text:p>
      <text:p text:style-name="P1"><text:tab/> <text:s text:c="3"/>for i in a:</text:p>
      <text:p text:style-name="P1"><text:tab/> <text:s text:c="7"/>result += i[1] + ' '</text:p>
      <text:p text:style-name="P1"><text:tab/>except:</text:p>
      <text:p text:style-name="P1"><text:tab/> <text:s text:c="3"/>print('번역할 수 없습니다.')</text:p>
      <text:p text:style-name="P1"><text:tab/>print(result)</text:p>
      <text:p text:style-name="P1"/>
      <text:p text:style-name="P1"/>
      <text:p text:style-name="P1"/>
      <text:p text:style-name="Standard"><text:span text:style-name="T1">문제 20</text:span><text:bookmark text:name="문제209"/><text:span text:style-name="T1">9. 두 숫자를 물어보게 해서 두 수를 나누는 함수를 실행할 때 성공하던 실패하던 아래의 메세지가</text:span></text:p>
      <text:p text:style-name="P1"><text:tab/> <text:s/>무조건 출력되게 하시오 !</text:p>
      <text:p text:style-name="P1"/>
      <text:p text:style-name="P1"><text:tab/>def my_divide():</text:p>
      <text:p text:style-name="P1"><text:tab/> <text:s text:c="3"/>try:</text:p>
      <text:p text:style-name="P1"><text:tab/> <text:s text:c="7"/>x = input(' 분자의 숫자를 입력하세요 ~')</text:p>
      <text:p text:style-name="P1"><text:tab/> <text:s text:c="7"/>y = input(' 분모의 숫자를 입력하세요 ~')</text:p>
      <text:p text:style-name="P1"><text:tab/> <text:s text:c="7"/>z = int(x)/int(y)</text:p>
      <text:p text:style-name="P1"><text:tab/> <text:s text:c="7"/>print(z)</text:p>
      <text:p text:style-name="P1"><text:tab/> <text:s text:c="3"/>except:</text:p>
      <text:p text:style-name="P1"><text:tab/> <text:s text:c="7"/>print( '나누기를 할 수 없습니다.' )</text:p>
      <text:p text:style-name="P1"><text:tab/> <text:s text:c="3"/>finally:</text:p>
      <text:p text:style-name="P1"><text:tab/> <text:s text:c="7"/>print('정성호가 만든 프로그램입니다.')</text:p>
      <text:p text:style-name="P1"><text:tab/> <text:s text:c="7"/></text:p>
      <text:p text:style-name="P1"><text:tab/>my_divide()</text:p>
      <text:p text:style-name="P1"/>
      <text:p text:style-name="P1"/>
      <text:p text:style-name="P1"/>
      <text:p text:style-name="Standard"><text:span text:style-name="T1">문제 </text:span><text:bookmark text:name="문제210"/><text:span text:style-name="T1">210. 문제 132번 코드에서 코드상의 오류를 발생시키고 프로그램을 실행해 보시오 !</text:span></text:p>
      <text:p text:style-name="P1"/>
      <text:p text:style-name="P1"><text:tab/>def my_divide():</text:p>
      <text:p text:style-name="P1"><text:tab/> <text:s text:c="3"/>try:</text:p>
      <text:p text:style-name="P1"><text:tab/> <text:s text:c="7"/>x = input(' 분자의 숫자를 입력하세요 ~')</text:p>
      <text:p text:style-name="P1"><text:tab/> <text:s text:c="7"/>y = input(' 분모의 숫자를 입력하세요 ~')</text:p>
      <text:p text:style-name="P1"><text:tab/> <text:s text:c="7"/>z = int(x)/int(y)</text:p>
      <text:p text:style-name="P1"><text:tab/> <text:s text:c="7"/>return k</text:p>
      <text:p text:style-name="P1"><text:tab/> <text:s text:c="3"/>except Exception as e:</text:p>
      <text:p text:style-name="P1"><text:tab/> <text:s text:c="7"/>print(e)</text:p>
      <text:p text:style-name="P1"><text:tab/> <text:s text:c="3"/>finally:</text:p>
      <text:p text:style-name="P1"><text:tab/> <text:s text:c="7"/>print('정성호가 만든 프로그램입니다.')</text:p>
      <text:p text:style-name="P1"><text:tab/> <text:s text:c="7"/></text:p>
      <text:p text:style-name="P1"><text:tab/>my_divide()</text:p>
      <text:p text:style-name="P1"/>
      <text:p text:style-name="P1"/>
      <text:p text:style-name="P1"/>
      <text:p text:style-name="Standard"><text:span text:style-name="T1">문제 </text:span><text:bookmark text:name="문제211"/><text:span text:style-name="T1">211. 이름을 물어보게 하고 이름을 입력하면 해당사원의 월급이 출력되게 하는 파이썬 코드를 작성하는데</text:span></text:p>
      <text:p text:style-name="P1"><text:tab/> <text:s/>월급이 3000 이상인 사원들은 아래의 메세지가 출력되게 하시오 !</text:p>
      <text:p text:style-name="P1"/>
      <text:p text:style-name="P1"><text:tab/><text:tab/>" 해당 사원의 월급은 볼 수 없습니다."</text:p>
      <text:p text:style-name="P1"/>
      <text:p text:style-name="P1"><text:tab/>def find_sal():</text:p>
      <text:p text:style-name="P1"><text:tab/> <text:s text:c="3"/>import pandas as pd</text:p>
      <text:p text:style-name="P1"><text:tab/> <text:s text:c="3"/>emp = pd.DataFrame.from_csv('c:\\emp.csv')</text:p>
      <text:p text:style-name="P1"><text:tab/> <text:s text:c="3"/>name = input('월급을 알고 싶은 사원명을 입력하세요 ~ ')</text:p>
      <text:p text:style-name="P1"><text:tab/> <text:s text:c="3"/>sal = emp [ ['sal'] ] [ emp['ename'] == name.upper()].values[0]</text:p>
      <text:p text:style-name="P1"><text:tab/> <text:s text:c="3"/>if sal &gt;= 3000:</text:p>
      <text:p text:style-name="P1"><text:tab/> <text:s text:c="7"/>raise Exception('해당 사원의 월급은 볼 수 없습니다.')</text:p>
      <text:p text:style-name="P1"><text:tab/> <text:s text:c="3"/>else:</text:p>
      <text:p text:style-name="P1"><text:soft-page-break/><text:tab/> <text:s text:c="7"/>return sal</text:p>
      <text:p text:style-name="P1"><text:tab/></text:p>
      <text:p text:style-name="P1"><text:tab/>print( find_sal())</text:p>
      <text:p text:style-name="P1"/>
      <text:p text:style-name="P1"><text:tab/>월급을 알고 싶은 사원명을 입력하세요 ~ scott</text:p>
      <text:p text:style-name="P1"><text:tab/></text:p>
      <text:p text:style-name="P1"><text:tab/>Exception: 해당 사원의 월급은 볼 수 없습니다.</text:p>
      <text:p text:style-name="P1"/>
      <text:p text:style-name="P1"/>
      <text:p text:style-name="Standard"><text:span text:style-name="T1">문제 2</text:span><text:bookmark text:name="문제212"/><text:span text:style-name="T1">12. 위의 코드를 수정해서 아래와 같이 결과를 출력하시오 !</text:span></text:p>
      <text:p text:style-name="P1"/>
      <text:p text:style-name="P1"><text:tab/>첫번째 숫자를 입력하세요~ 11113</text:p>
      <text:p text:style-name="P1"><text:tab/></text:p>
      <text:p text:style-name="P1"><text:tab/>두번째 숫자를 입력하세요~ 23</text:p>
      <text:p text:style-name="P1"><text:tab/>11113를 23로 나누면 4가 나머지로 남습니다.</text:p>
      <text:p text:style-name="P1"/>
      <text:p text:style-name="P1"/>
      <text:p text:style-name="P1"><text:tab/><text:tab/>a = int(input('첫번째 숫자를 입력하세요~ '))</text:p>
      <text:p text:style-name="P1"><text:tab/><text:tab/>b = int(input('두번째 숫자를 입력하세요~ '))</text:p>
      <text:p text:style-name="P1"><text:tab/><text:tab/>ret = a%b</text:p>
      <text:p text:style-name="P1"><text:tab/><text:tab/>print('%d를 %d으로 나누면 %d가 나머지로 남습니다.' %(a,b,ret))</text:p>
      <text:p text:style-name="P1"/>
      <text:p text:style-name="P1"/>
      <text:p text:style-name="P1"/>
      <text:p text:style-name="P1">■ 64. 이진 탐색 알고리즘<text:bookmark text:name="이진탐색알고리즘"/></text:p>
      <text:p text:style-name="P1"/>
      <text:p text:style-name="P1">문제 213. 순차 탐색 알고리즘을 파이썬으로 프로그래밍 하시오 !</text:p>
      <text:p text:style-name="P1"/>
      <text:p text:style-name="P1"><text:tab/>data = [1, 7, 11, 12, 14, 23, 44, 47, 51, 64, 67, 77, 140, 672, 871]</text:p>
      <text:p text:style-name="P1"><text:tab/><text:tab/>0 <text:s/>1 <text:s/>2 <text:s text:c="3"/>3 <text:s text:c="2"/>4 <text:s/>5 <text:s text:c="3"/>6 <text:s text:c="2"/>7 <text:s/>8 <text:s text:c="2"/>9 <text:s text:c="2"/>10 <text:s/>11 <text:s text:c="2"/>12 <text:s text:c="2"/>13 <text:s text:c="2"/>14</text:p>
      <text:p text:style-name="P1"><text:tab/></text:p>
      <text:p text:style-name="P1"><text:tab/>sequence_search(data,7)</text:p>
      <text:p text:style-name="P1"><text:tab/>'숫자 7이 있습니다.'</text:p>
      <text:p text:style-name="P1"><text:tab/>sequence_search(data,70)</text:p>
      <text:p text:style-name="P1"><text:tab/>'숫자 70이 없습니다.'</text:p>
      <text:p text:style-name="P1"><text:tab/></text:p>
      <text:p text:style-name="P1"><text:tab/></text:p>
      <text:p text:style-name="P1"><text:tab/>def sequence_search(data, num):</text:p>
      <text:p text:style-name="P1"><text:tab/> <text:s text:c="3"/>for i in data:</text:p>
      <text:p text:style-name="P1"><text:tab/> <text:s text:c="7"/>if i == num:</text:p>
      <text:p text:style-name="P1"><text:tab/> <text:s text:c="11"/>result = "숫자 %d이 있습니다."%num</text:p>
      <text:p text:style-name="P1"><text:tab/> <text:s text:c="11"/>break</text:p>
      <text:p text:style-name="P1"><text:tab/> <text:s text:c="7"/>else:</text:p>
      <text:p text:style-name="P1"><text:tab/> <text:s text:c="11"/>result = "숫자 %d이 없습니다."%num</text:p>
      <text:p text:style-name="P1"><text:tab/> <text:s text:c="3"/>return result</text:p>
      <text:p text:style-name="P1"/>
      <text:p text:style-name="P1"/>
      <text:p text:style-name="P1"/>
      <text:p text:style-name="P1">문제 214. 이진 탐색 알고리즘을 파이썬으로 프로그래밍 하시오 !</text:p>
      <text:p text:style-name="P1"/>
      <text:p text:style-name="P1"><text:tab/>binary_search(data,7)</text:p>
      <text:p text:style-name="P1"><text:tab/>'숫자 7이 있습니다.'</text:p>
      <text:p text:style-name="P1"><text:tab/>binary_search(data,70)</text:p>
      <text:p text:style-name="P1"><text:tab/>'숫자 70이 없습니다.'</text:p>
      <text:p text:style-name="P1"/>
      <text:p text:style-name="P1"><text:tab/>def binary_search(data, num):</text:p>
      <text:p text:style-name="P1"><text:tab/> <text:s text:c="3"/>import numpy as np <text:s text:c="28"/># 메디안쓰기위해 넘파이 로드</text:p>
      <text:p text:style-name="P1"><text:tab/> <text:s text:c="3"/>data.sort() <text:s text:c="35"/># 데이터 정렬</text:p>
      <text:p text:style-name="P1"><text:tab/> <text:s text:c="3"/>while True: <text:s text:c="35"/># 반복</text:p>
      <text:p text:style-name="P1"><text:soft-page-break/><text:tab/> <text:s text:c="7"/>if len(data) == 1: <text:s text:c="24"/># 만약 데이터리스트에 원소가 1개라면</text:p>
      <text:p text:style-name="P1"><text:tab/> <text:s text:c="11"/>if data[0] == num: <text:s text:c="20"/># 만약 그 데이터의 값이 num과 같다면</text:p>
      <text:p text:style-name="P1"><text:tab/> <text:s text:c="15"/>return '숫자 %d이 있습니다.'%num <text:s text:c="2"/># 값을 찾은것이니 출력</text:p>
      <text:p text:style-name="P1"><text:tab/> <text:s text:c="15"/>break <text:s text:c="29"/># 끝났으니 나가기</text:p>
      <text:p text:style-name="P1"><text:tab/> <text:s text:c="11"/>else: <text:s text:c="33"/># 만약 그 데이터의 값이 num과 같지않다면</text:p>
      <text:p text:style-name="P1"><text:tab/> <text:s text:c="15"/>return '숫자 %d이 없습니다.'%num <text:s text:c="2"/># 값이 없는것이니 출력</text:p>
      <text:p text:style-name="P1"><text:tab/> <text:s text:c="15"/>break <text:s text:c="29"/># 끝났으니 나가기</text:p>
      <text:p text:style-name="P1"><text:tab/> <text:s text:c="7"/>a = np.array(data) <text:s text:c="24"/># 중앙값 구하기 1</text:p>
      <text:p text:style-name="P1"><text:tab/> <text:s text:c="7"/>medi = int(np.median(a)) <text:s text:c="18"/># 중앙값 구하기 2 <text:s text:c="4"/>중앙값 : medi</text:p>
      <text:p text:style-name="P1"><text:tab/> <text:s text:c="7"/>if len(data)%2 == 0: <text:s text:c="22"/># 만약 데이터의 길이가 짝수라면</text:p>
      <text:p text:style-name="P1"><text:tab/> <text:s text:c="11"/>data_medi_index = int(len(data)/2) <text:s text:c="4"/># 중앙 값의 인덱스</text:p>
      <text:p text:style-name="P1"><text:tab/> <text:s text:c="11"/>if num &lt; medi: <text:s text:c="24"/># 만약 데이터가 중앙값보다 작다면</text:p>
      <text:p text:style-name="P1"><text:tab/> <text:s text:c="15"/>data = data[:data_medi_index] <text:s text:c="5"/># 중앙값 뒤의 데이터를 날림</text:p>
      <text:p text:style-name="P1"><text:tab/> <text:s text:c="11"/>else: <text:s text:c="33"/># 만약 데이터가 중앙값보다 크다면</text:p>
      <text:p text:style-name="P1"><text:tab/> <text:s text:c="15"/>data = data[data_medi_index:] <text:s text:c="5"/># 중앙값 앞의 데이터를 날림 <text:s text:c="7"/></text:p>
      <text:p text:style-name="P1"><text:tab/> <text:s text:c="7"/>else: <text:s text:c="37"/># 만약 데이터의 길이가 홀수라면</text:p>
      <text:p text:style-name="P1"><text:tab/> <text:s text:c="11"/>data_medi_index = int(len(data)/2) <text:s text:c="4"/># 중앙값의 인덱스</text:p>
      <text:p text:style-name="P1"><text:tab/> <text:s text:c="11"/>if num &lt; medi: <text:s text:c="24"/># 만약 데이터가 중앙값 보다 작다면</text:p>
      <text:p text:style-name="P1"><text:tab/> <text:s text:c="15"/>data = data[:data_medi_index] <text:s text:c="5"/># 중앙값(포함) 뒤의 데이터를 날림</text:p>
      <text:p text:style-name="P1"><text:tab/> <text:s text:c="11"/>elif num &gt; medi: <text:s text:c="22"/># 만약 데이터가 중앙값 보다 크다면</text:p>
      <text:p text:style-name="P1"><text:tab/> <text:s text:c="15"/>data = data[data_medi_index+1:] <text:s text:c="3"/># 중앙값(포함) 앞의 데이터를 날림</text:p>
      <text:p text:style-name="P1"><text:tab/> <text:s text:c="11"/>else: <text:s text:c="33"/># 만약 데이터가 중앙값과 일치한다면</text:p>
      <text:p text:style-name="P1"><text:tab/> <text:s text:c="15"/>return '숫자 %d이 있습니다.'%num <text:s text:c="2"/># 값을 찾은것이니 출력</text:p>
      <text:p text:style-name="P1"><text:tab/> <text:s text:c="15"/>break <text:s text:c="29"/># 끝났으니 나가기</text:p>
      <text:p text:style-name="P1"><text:tab/> </text:p>
      <text:p text:style-name="P1"><text:tab/># while True문을 이용하되 결과가 출력되어야 하는 모든 부분에 break를 걸어서 무한루프가 되지 </text:p>
      <text:p text:style-name="P1"><text:tab/> <text:s/>않게 한다.</text:p>
      <text:p text:style-name="P1"><text:tab/></text:p>
      <text:p text:style-name="P1"><text:tab/># 리스트의 길이가 만약 짝수라면 중앙값이 리스트 안에 있지 않기 때문에 짝수 일 경우와 홀수 일 </text:p>
      <text:p text:style-name="P1"><text:tab/> <text:s/>경우로 나눠야 한다.</text:p>
      <text:p text:style-name="P1"><text:tab/></text:p>
      <text:p text:style-name="P1"><text:tab/># 짝수일 경우 중앙값이 데이터안에 있을 수 없으므로 같다는 조건은 생략이 가능하다.</text:p>
      <text:p text:style-name="P1"><text:tab/></text:p>
      <text:p text:style-name="P1"><text:tab/># 홀수일 경우 크거나 같다, 작거나 같다 보다는 크다 작다를 이용해 중앙값까지 같이 날리는것이 </text:p>
      <text:p text:style-name="P1"><text:tab/> <text:s/>효율이 더 좋다.</text:p>
      <text:p text:style-name="P1"><text:tab/></text:p>
      <text:p text:style-name="P1"><text:tab/># 결과값이 출력되는 경우의수 1. 우연히 중앙값과 같게 되었을 때 2. 리스트의 원소를 1개까지 </text:p>
      <text:p text:style-name="P1"><text:tab/> <text:s/>줄인다음 확인</text:p>
      <text:p text:style-name="P1"><text:tab/></text:p>
      <text:p text:style-name="P1"><text:tab/># idea : 만약 리스트가 1개라면? 모든 루프 돌지말고 바로 끝내기 위해 1개일 경우를 제일 위로</text:p>
      <text:p text:style-name="P1"/>
      <text:p text:style-name="P1"/>
      <text:p text:style-name="P1"/>
      <text:p text:style-name="P2"/>
      <text:p text:style-name="P6"><text:span text:style-name="T1">■ 65. Pandas를 이용해서 조건</text:span><text:bookmark text:name="pandas조전절검색"/><text:span text:style-name="T1">절 사용 데이터 검색 방법</text:span></text:p>
      <text:p text:style-name="P2"/>
      <text:p text:style-name="P2"><text:tab/>오라클<text:tab/><text:tab/>vs<text:tab/><text:tab/>판다스</text:p>
      <text:p text:style-name="P2"/>
      <text:p text:style-name="P2">1. between ... and<text:tab/><text:tab/>1000 &lt;= emp['sal'] and emp['age'] &lt;= 3000</text:p>
      <text:p text:style-name="P2"><text:tab/><text:tab/><text:tab/><text:tab/>emp['sal'].between(1000,3000)</text:p>
      <text:p text:style-name="P2">2. in<text:tab/><text:tab/><text:tab/><text:tab/>isin</text:p>
      <text:p text:style-name="P2"/>
      <text:p text:style-name="P2">3. is null<text:tab/><text:tab/><text:tab/>isnull()</text:p>
      <text:p text:style-name="P2"/>
      <text:p text:style-name="P2">4. like<text:tab/><text:tab/><text:tab/><text:tab/>apply 함수, lambda 표현식</text:p>
      <text:p text:style-name="P1"/>
      <text:p text:style-name="P1"/>
      <text:p text:style-name="P1">문제 215. 우리반(emp7.csv)에서 이름이 이소진 학생의 이름과 나이를 출력하시오 !</text:p>
      <text:p text:style-name="P1"/>
      <text:p text:style-name="P1"><text:tab/>import pandas as pd</text:p>
      <text:p text:style-name="P1"><text:tab/>emp = pd.read_csv('c:\\emp7.csv')</text:p>
      <text:p text:style-name="P1"><text:tab/></text:p>
      <text:p text:style-name="P1"><text:tab/>print (emp[['ename','age']][emp['ename'] == '이소진'])</text:p>
      <text:p text:style-name="P1"/>
      <text:p text:style-name="P1"/>
      <text:p text:style-name="P1"/>
      <text:p text:style-name="P1">문제 216. 나이가 25에서 28사이인 학생들의 이름과 나이를 출력하시오 !</text:p>
      <text:p text:style-name="P1"/>
      <text:p text:style-name="P1"><text:tab/>import pandas as pd</text:p>
      <text:p text:style-name="P1"><text:tab/>emp = pd.read_csv('c:\\emp8.csv')</text:p>
      <text:p text:style-name="P1"><text:tab/>print (emp[ ['ename','age'] ] [ emp['age'].between(25,28) ] )</text:p>
      <text:p text:style-name="P1"/>
      <text:p text:style-name="P1"><text:tab/>import pandas as pd</text:p>
      <text:p text:style-name="P1"><text:tab/>emp = pd.read_csv('c:\\emp8.csv')</text:p>
      <text:p text:style-name="P1"><text:tab/>print (emp[ ['ename','age'] ] [ (25 &lt;= emp['age']) &amp; (emp['age'] &lt;= 28) ] )</text:p>
      <text:p text:style-name="P1"/>
      <text:p text:style-name="P1"/>
      <text:p text:style-name="P1"/>
      <text:p text:style-name="P1">문제 217. 나이가 25에서 28사이가 아닌 학생들의 이름과 나이를 출력하시오 !</text:p>
      <text:p text:style-name="P1"/>
      <text:p text:style-name="P1"><text:tab/>import pandas as pd</text:p>
      <text:p text:style-name="P1"><text:tab/>emp = pd.read_csv('c:\\emp8.csv')</text:p>
      <text:p text:style-name="P1"><text:tab/>print (emp[ ['ename','age'] ] [ ~emp['age'].between(25,28) ] )</text:p>
      <text:p text:style-name="P1"/>
      <text:p text:style-name="P1"/>
      <text:p text:style-name="P1"/>
      <text:p text:style-name="P1">문제 218. 7기 학생들 중에서 전공이 환경공학, 신학인 학생들의 이름과 전공을 출력하시오 !</text:p>
      <text:p text:style-name="P1"/>
      <text:p text:style-name="P1"><text:tab/>import pandas as pd</text:p>
      <text:p text:style-name="P1"><text:tab/>emp = pd.read_csv('c:\\emp7.csv')</text:p>
      <text:p text:style-name="P1"><text:tab/>print (emp[ ['ename','major'] ] [ emp['major'].isin( [ '환경공학','신학' ] ) ] )</text:p>
      <text:p text:style-name="P1"/>
      <text:p text:style-name="P1"><text:tab/><text:tab/># 조건절에 괄호안에 리스트를 넣어야 함 !</text:p>
      <text:p text:style-name="P2"/>
      <text:p text:style-name="P6"><text:span text:style-name="T1">■ 66. Pandas를 이</text:span><text:bookmark text:name="pandas조인"/><text:span text:style-name="T1">용한 조인</text:span></text:p>
      <text:p text:style-name="P1"/>
      <text:p text:style-name="P1"/>
      <text:p text:style-name="P1"/>
      <text:p text:style-name="P1">문제 219. Pandas를 이용해서 이름과 부서위치를 출력하시오 !</text:p>
      <text:p text:style-name="P1"/>
      <text:p text:style-name="P1"><text:tab/>import pandas as pd</text:p>
      <text:p text:style-name="P1"><text:tab/></text:p>
      <text:p text:style-name="P1"><text:tab/>emp = pd.read_csv('c:\\emp.csv')</text:p>
      <text:p text:style-name="P1"><text:tab/>dept = pd.read_csv('c:\\dept1.csv')</text:p>
      <text:p text:style-name="P1"><text:tab/></text:p>
      <text:p text:style-name="P1"><text:tab/>result = pd.merge( emp, dept, on = 'deptno')<text:tab/># 조인을 해서 출력한다 연결고리(deptno)</text:p>
      <text:p text:style-name="P1"><text:tab/></text:p>
      <text:p text:style-name="P1"><text:tab/>print ( result[['ename','loc']])</text:p>
      <text:p text:style-name="P1"/>
      <text:p text:style-name="P1"/>
      <text:p text:style-name="P1"/>
      <text:p text:style-name="P1">문제 220. 부서위치가 DALLAS인 사원들의 이름과 부서위치를 출력하시오 !</text:p>
      <text:p text:style-name="P1"/>
      <text:p text:style-name="P1"><text:tab/>import pandas as pd</text:p>
      <text:p text:style-name="P1"><text:tab/></text:p>
      <text:p text:style-name="P1"><text:tab/>emp = pd.read_csv('c:\\emp.csv')</text:p>
      <text:p text:style-name="P1"><text:tab/>dept = pd.read_csv('c:\\dept1.csv')</text:p>
      <text:p text:style-name="P1"><text:tab/></text:p>
      <text:p text:style-name="P1"><text:tab/>result = pd.merge( emp, dept, on = 'deptno')</text:p>
      <text:p text:style-name="P1"><text:tab/></text:p>
      <text:p text:style-name="P1"><text:tab/>print ( result[['ename','loc']][result['loc'] == 'DALLAS'])</text:p>
      <text:p text:style-name="P1"/>
      <text:p text:style-name="P1"/>
      <text:p text:style-name="P1"/>
      <text:p text:style-name="P1">문제 221. 이름과 부서위치를 출력하는데 아래의 SQL의 outer join을 구현하시오 ~</text:p>
      <text:p text:style-name="P1"/>
      <text:p text:style-name="P1"><text:tab/>SQL&gt; select e.ename, d.loc</text:p>
      <text:p text:style-name="P1"><text:tab/> <text:s text:c="6"/>from emp e, dept d</text:p>
      <text:p text:style-name="P1"><text:tab/> <text:s text:c="6"/>where e.deptno = d.deptno (+);</text:p>
      <text:p text:style-name="P1"/>
      <text:p text:style-name="P1"><text:tab/>import pandas as pd</text:p>
      <text:p text:style-name="P1"><text:tab/></text:p>
      <text:p text:style-name="P1"><text:tab/>emp = pd.read_csv('c:\\emp.csv')</text:p>
      <text:p text:style-name="P1"><text:tab/>dept = pd.read_csv('c:\\dept1.csv')</text:p>
      <text:p text:style-name="P1"><text:tab/></text:p>
      <text:p text:style-name="P1"><text:tab/>result = pd.merge( emp, dept, on = 'deptno', how = 'right')</text:p>
      <text:p text:style-name="P1"><text:tab/></text:p>
      <text:p text:style-name="P1"><text:tab/>print ( result[['ename','loc']])</text:p>
      <text:p text:style-name="P1"/>
      <text:p text:style-name="P1"/>
      <text:p text:style-name="P1"/>
      <text:p text:style-name="P1">문제 222. 아래의 full outer join을 pandas로 구현하시오 !</text:p>
      <text:p text:style-name="P1"/>
      <text:p text:style-name="P1"><text:tab/>SQL&gt; select e.ename, d.loc</text:p>
      <text:p text:style-name="P1"><text:tab/> <text:s text:c="6"/>from emp e full outer join dept d</text:p>
      <text:p text:style-name="P1"><text:tab/> <text:s text:c="6"/>on ( e.deptno = d.deptno );</text:p>
      <text:p text:style-name="P1"/>
      <text:p text:style-name="P1"><text:tab/>import pandas as pd</text:p>
      <text:p text:style-name="P1"><text:tab/></text:p>
      <text:p text:style-name="P1"><text:tab/>emp = pd.read_csv('c:\\emp.csv')</text:p>
      <text:p text:style-name="P1"><text:tab/>dept = pd.read_csv('c:\\dept1.csv')</text:p>
      <text:p text:style-name="P1"><text:tab/></text:p>
      <text:p text:style-name="P1"><text:tab/>result = pd.merge( emp, dept, on = 'deptno', how = 'outer')</text:p>
      <text:p text:style-name="P1"><text:soft-page-break/><text:tab/></text:p>
      <text:p text:style-name="P1"><text:tab/>print ( result[['ename','loc']])</text:p>
      <text:p text:style-name="P1"/>
      <text:p text:style-name="P1"><text:tab/><text:tab/>※ right, left, outer</text:p>
      <text:p text:style-name="P2"/>
      <text:p text:style-name="P6"><text:span text:style-name="T1">■ 67. Pandas를 이용한 </text:span><text:bookmark text:name="pandas서브쿼리"/><text:span text:style-name="T1">서브쿼리</text:span></text:p>
      <text:p text:style-name="P1"/>
      <text:p text:style-name="P1"/>
      <text:p text:style-name="P1"/>
      <text:p text:style-name="P1">문제 223. JONES보다 더 많은 월급을 받는 사원들의 이름과 월급을 출력하시오 !</text:p>
      <text:p text:style-name="P1"/>
      <text:p text:style-name="P1"><text:tab/>SQL&gt; select ename, sal</text:p>
      <text:p text:style-name="P1"><text:tab/> <text:s text:c="6"/>from emp</text:p>
      <text:p text:style-name="P1"><text:tab/> <text:s text:c="6"/>where sal &gt; (select sal </text:p>
      <text:p text:style-name="P1"><text:tab/><text:tab/><text:tab/> <text:s text:c="5"/>from emp </text:p>
      <text:p text:style-name="P1"><text:tab/><text:tab/><text:tab/> <text:s text:c="5"/>where ename = 'JONES');</text:p>
      <text:p text:style-name="P1"/>
      <text:p text:style-name="P1"><text:tab/>import pandas as pd</text:p>
      <text:p text:style-name="P1"><text:tab/></text:p>
      <text:p text:style-name="P1"><text:tab/>emp = pd.read_csv('c:\\emp.csv')</text:p>
      <text:p text:style-name="P1"><text:tab/>jonessal = emp[['sal']][emp['ename'] == 'JONES'].values[0][0]</text:p>
      <text:p text:style-name="P1"><text:tab/>print(jonessal)</text:p>
      <text:p text:style-name="P1"><text:tab/>print (emp[['ename','sal']][emp['sal'] &gt;= jonessal])</text:p>
      <text:p text:style-name="P1"/>
      <text:p text:style-name="P1"><text:tab/><text:tab/>※ values[0]으로 출력하면 리스트형식</text:p>
      <text:p text:style-name="P1"/>
      <text:p text:style-name="P1"/>
      <text:p text:style-name="P1"/>
      <text:p text:style-name="P1">문제 224. SCOTT의 직속상사의 이름을 출력하시오 !</text:p>
      <text:p text:style-name="P1"/>
      <text:p text:style-name="P1"><text:tab/>SQL&gt; select ename</text:p>
      <text:p text:style-name="P1"><text:tab/> <text:s text:c="6"/>from emp</text:p>
      <text:p text:style-name="P1"><text:tab/> <text:s text:c="6"/>where empno = (select mgr </text:p>
      <text:p text:style-name="P1"><text:tab/><text:tab/><text:tab/><text:tab/>from emp </text:p>
      <text:p text:style-name="P1"><text:tab/><text:tab/><text:tab/><text:tab/>where ename = 'SCOTT');</text:p>
      <text:p text:style-name="P1"/>
      <text:p text:style-name="P1"><text:tab/>import pandas as pd</text:p>
      <text:p text:style-name="P1"><text:tab/></text:p>
      <text:p text:style-name="P1"><text:tab/>emp = pd.read_csv('c:\\emp.csv')</text:p>
      <text:p text:style-name="P1"><text:tab/></text:p>
      <text:p text:style-name="P1"><text:tab/>scottmgr = emp[['mgr']][emp['ename'] == 'SCOTT'].values[0][0]</text:p>
      <text:p text:style-name="P1"><text:tab/>print(scottmgr)</text:p>
      <text:p text:style-name="P1"><text:tab/>print (emp[['ename']][emp['empno'] == scottmgr])</text:p>
      <text:p text:style-name="P1"/>
      <text:p text:style-name="P1"/>
      <text:p text:style-name="P1"/>
      <text:p text:style-name="P1">문제 225. 관리자인 사원들의 이름을 출력하시오 !</text:p>
      <text:p text:style-name="P1"/>
      <text:p text:style-name="P1"><text:tab/>SQL&gt; select ename</text:p>
      <text:p text:style-name="P1"><text:tab/> <text:s text:c="6"/>from emp</text:p>
      <text:p text:style-name="P1"><text:tab/> <text:s text:c="6"/>where empno in (select mgr from emp);</text:p>
      <text:p text:style-name="P1"/>
      <text:p text:style-name="P1"><text:tab/>import pandas as pd</text:p>
      <text:p text:style-name="P1"><text:tab/></text:p>
      <text:p text:style-name="P1"><text:tab/>emp = pd.read_csv('c:\\emp.csv')</text:p>
      <text:p text:style-name="P1"><text:tab/>print (emp[['ename']][emp['empno'].isin(emp['mgr'])])</text:p>
      <text:p text:style-name="P1"/>
      <text:p text:style-name="P1"/>
      <text:p text:style-name="P1">문제 226. 관리자가 아닌 사원들의 이름을 출력하시오 !</text:p>
      <text:p text:style-name="P1"/>
      <text:p text:style-name="P1"><text:tab/>SQL&gt; select ename</text:p>
      <text:p text:style-name="P1"><text:tab/> <text:s text:c="6"/>from emp</text:p>
      <text:p text:style-name="P1"><text:tab/> <text:s text:c="6"/>where empno in (select mgr from emp);</text:p>
      <text:p text:style-name="P1"/>
      <text:p text:style-name="P1"><text:soft-page-break/><text:tab/>import pandas as pd</text:p>
      <text:p text:style-name="P1"><text:tab/></text:p>
      <text:p text:style-name="P1"><text:tab/>emp = pd.read_csv('c:\\emp.csv')</text:p>
      <text:p text:style-name="P1"><text:tab/>print (emp[['ename']][~emp['empno'].isin(emp['mgr'])])</text:p>
      <text:p text:style-name="P1"/>
      <text:p text:style-name="P1"/>
      <text:p text:style-name="P1"/>
      <text:p text:style-name="P1">문제 227. 최대월급을 받는 사원의 이름과 월급을 출력하시오 !</text:p>
      <text:p text:style-name="P1"/>
      <text:p text:style-name="P1"><text:tab/>SQL&gt; select ename, sal</text:p>
      <text:p text:style-name="P1"><text:tab/> <text:s text:c="6"/>from emp</text:p>
      <text:p text:style-name="P1"><text:tab/> <text:s text:c="6"/>where sal = (select max(sal)</text:p>
      <text:p text:style-name="P1"><text:tab/><text:tab/><text:tab/> <text:s text:c="5"/>from emp);</text:p>
      <text:p text:style-name="P1"/>
      <text:p text:style-name="P1"><text:tab/>import pandas as pd</text:p>
      <text:p text:style-name="P1"><text:tab/></text:p>
      <text:p text:style-name="P1"><text:tab/>emp = pd.read_csv('c:\\emp.csv')</text:p>
      <text:p text:style-name="P1"><text:tab/>max_sal = emp['sal'].max()</text:p>
      <text:p text:style-name="P1"><text:tab/>print (emp[['ename','sal']][emp['sal'] == max_sal ])</text:p>
      <text:p text:style-name="P1"><text:tab/></text:p>
      <text:p text:style-name="P1"><text:tab/><text:tab/>※ max_sal2 = max(emp['sal'])로 해도 됨</text:p>
      <text:p text:style-name="P2"/>
      <text:p text:style-name="P6"><text:span text:style-name="T1">문제 2</text:span><text:bookmark text:name="문제228"/><text:span text:style-name="T1">28. 이름, 월급 * 0.15 를 출력하시오 !(판다스를 이용해서 출력)</text:span></text:p>
      <text:p text:style-name="P1"/>
      <text:p text:style-name="P1"><text:tab/>import pandas as pd</text:p>
      <text:p text:style-name="P1"/>
      <text:p text:style-name="P1"><text:tab/>emp = pd.read_csv('c:\\emp.csv')</text:p>
      <text:p text:style-name="P1"><text:tab/>emp['sal'] = emp['sal']*0.15</text:p>
      <text:p text:style-name="P1"/>
      <text:p text:style-name="P1"><text:tab/>print(emp[['ename','sal']])</text:p>
      <text:p text:style-name="P1"/>
      <text:p text:style-name="P1"/>
      <text:p text:style-name="P1"/>
      <text:p text:style-name="P1">문제 229. 위의 결과를 다시 출력하는데 월급을 출력할 때 소수점 첫째 자리에서 반올림 해서 출력하시오 !</text:p>
      <text:p text:style-name="P1"/>
      <text:p text:style-name="P1"><text:tab/>import pandas as pd</text:p>
      <text:p text:style-name="P1"><text:tab/>emp = pd.read_csv('c:\\emp.csv')</text:p>
      <text:p text:style-name="P1"><text:tab/>emp['sal'] = round( emp['sal']*0.15, 0)</text:p>
      <text:p text:style-name="P1"><text:tab/>print(emp[['ename','sal']])</text:p>
      <text:p text:style-name="P1"/>
      <text:p text:style-name="P1"><text:tab/><text:tab/>※ 7 <text:s text:c="3"/>JAMES <text:s/>142.50 <text:s text:c="3"/>--------&gt; <text:s text:c="2"/>7 <text:s text:c="3"/>JAMES <text:s/>142.0<text:tab/># 2가 좋아서 2가 나옴</text:p>
      <text:p text:style-name="P1"><text:tab/><text:tab/> <text:s text:c="2"/>8 <text:s text:c="4"/>WARD <text:s/>187.50 <text:s text:c="3"/>--------&gt; <text:s text:c="2"/>8 <text:s text:c="4"/>WARD <text:s/>188.0<text:tab/># 8이 좋아서 8이 나옴</text:p>
      <text:p text:style-name="P1"><text:tab/><text:tab/> <text:s text:c="2"/>반올림이 안되었다! 왜???</text:p>
      <text:p text:style-name="P1"/>
      <text:p text:style-name="P1"><text:tab/><text:tab/> <text:s text:c="2"/>"R과 파이썬은 짝수를 좋아한다."</text:p>
      <text:p text:style-name="P1"><text:tab/><text:tab/><text:tab/>7.5 ----&gt; 8</text:p>
      <text:p text:style-name="P1"><text:tab/><text:tab/><text:tab/>2.5 ----&gt; 2</text:p>
      <text:p text:style-name="P1"/>
      <text:p text:style-name="P1"><text:tab/><text:tab/>※ 설명 : 파이썬은 짝수를 좋아하기 때문에 142.5 ---&gt; 142로 반올림 되어서 출력된다.</text:p>
      <text:p text:style-name="P1"><text:tab/><text:tab/><text:tab/> <text:s/>파이썬에서는 기본적으로 이것을 해결하는 함수가 없다.</text:p>
      <text:p text:style-name="P1"><text:tab/><text:tab/><text:tab/> <text:s/>0.5 일때는 짝수를 좋아하게끔 반올림 안되고 0.51일 때는 반올림 된다.</text:p>
      <text:p text:style-name="P1"/>
      <text:p text:style-name="P1"/>
      <text:p text:style-name="P1"/>
      <text:p text:style-name="P1"/>
      <text:p text:style-name="P1">문제 230. 문제 229번을 제대로 반올림 되게 하시오 ! (오라클 처럼 반올림 되게 하시오 !</text:p>
      <text:p text:style-name="P1"/>
      <text:p text:style-name="P1"><text:tab/>import pandas as pd</text:p>
      <text:p text:style-name="P1"><text:tab/>emp = pd.read_csv('c:\\emp.csv')</text:p>
      <text:p text:style-name="P1"><text:tab/>emp['sal'] = round( emp['sal']*0.15+0.00001, 0)</text:p>
      <text:p text:style-name="P1"><text:tab/>print(emp[['ename','sal']])</text:p>
      <text:p text:style-name="P1"/>
      <text:p text:style-name="P1"/>
      <text:p text:style-name="P1"/>
      <text:p text:style-name="Standard"><text:span text:style-name="T1">문제 </text:span><text:bookmark text:name="문제231"/><text:span text:style-name="T1">231. 판다스를 이용하지 말고 이름과 연봉 (sal*12)을 출력하시오 !</text:span></text:p>
      <text:p text:style-name="P1"/>
      <text:p text:style-name="P1"><text:tab/>import csv</text:p>
      <text:p text:style-name="P1"><text:tab/></text:p>
      <text:p text:style-name="P1"><text:tab/>file = open('c:\\emp2.csv','r')</text:p>
      <text:p text:style-name="P1"><text:tab/>emp_csv = csv.reader(file)</text:p>
      <text:p text:style-name="P1"><text:tab/></text:p>
      <text:p text:style-name="P1"><text:tab/>for emp_list in emp_csv:</text:p>
      <text:p text:style-name="P1"><text:tab/> <text:s text:c="3"/>print(emp_list[1], int(emp_list[5])*12)</text:p>
      <text:p text:style-name="P1"/>
      <text:p text:style-name="P1"/>
      <text:p text:style-name="P1"/>
      <text:p text:style-name="Standard"><text:span text:style-name="T1">문제 23</text:span><text:bookmark text:name="문제232"/><text:span text:style-name="T1">2. 아래의 리스트에서 소수만 걸러내시오 !</text:span></text:p>
      <text:p text:style-name="P1"/>
      <text:p text:style-name="P1"><text:tab/>a = [10, 11, 12, 13, 14, 15, 16, 17, 18, 19, 20]</text:p>
      <text:p text:style-name="P1"><text:tab/>결과 : 11, 13, 17, 19</text:p>
      <text:p text:style-name="P1"/>
      <text:p text:style-name="P1"><text:soft-page-break/><text:tab/>선혜코드 :</text:p>
      <text:p text:style-name="P1"><text:tab/><text:tab/>for i in a:</text:p>
      <text:p text:style-name="P1"><text:tab/><text:tab/> <text:s text:c="3"/>num=0</text:p>
      <text:p text:style-name="P1"><text:tab/><text:tab/> <text:s text:c="3"/>for j in range(2,i):</text:p>
      <text:p text:style-name="P1"><text:tab/><text:tab/> <text:s text:c="7"/>if i%j==0:</text:p>
      <text:p text:style-name="P1"><text:tab/><text:tab/> <text:s text:c="11"/>num+=1</text:p>
      <text:p text:style-name="P1"><text:tab/><text:tab/> <text:s text:c="3"/>if num==0:</text:p>
      <text:p text:style-name="P1"><text:tab/><text:tab/> <text:s text:c="7"/>print(i)</text:p>
      <text:p text:style-name="P1"/>
      <text:p text:style-name="P1"/>
      <text:p text:style-name="P1"/>
      <text:p text:style-name="P1">문제 233. 선혜코드로 아래의 함수를 생성하시오 !</text:p>
      <text:p text:style-name="P1"/>
      <text:p text:style-name="P1"><text:tab/>def getPrime(x):</text:p>
      <text:p text:style-name="P1"><text:tab/> <text:s text:c="3"/>for i in x:</text:p>
      <text:p text:style-name="P1"><text:tab/> <text:s text:c="7"/>num=0</text:p>
      <text:p text:style-name="P1"><text:tab/> <text:s text:c="7"/>for j in range(2,i):</text:p>
      <text:p text:style-name="P1"><text:tab/> <text:s text:c="11"/>if i%j==0:</text:p>
      <text:p text:style-name="P1"><text:tab/> <text:s text:c="15"/>num+=1</text:p>
      <text:p text:style-name="P1"><text:tab/> <text:s text:c="7"/>if num==0:</text:p>
      <text:p text:style-name="P1"><text:tab/> <text:s text:c="11"/>print(i)</text:p>
      <text:p text:style-name="P1"/>
      <text:p text:style-name="P1"/>
      <text:p text:style-name="P1"/>
      <text:p text:style-name="P1">문제 234. getPrime함수와 filter함수를 이용해서 a리스트에서 소수를 걸러내시오!</text:p>
      <text:p text:style-name="P1"/>
      <text:p text:style-name="P1"><text:tab/>def getPrime(x):</text:p>
      <text:p text:style-name="P1"><text:tab/> <text:s text:c="7"/>num=0</text:p>
      <text:p text:style-name="P1"><text:tab/> <text:s text:c="7"/>for j in range(2,x):</text:p>
      <text:p text:style-name="P1"><text:tab/> <text:s text:c="11"/>if x%j==0:</text:p>
      <text:p text:style-name="P1"><text:tab/> <text:s text:c="15"/>num+=1</text:p>
      <text:p text:style-name="P1"><text:tab/> <text:s text:c="7"/>if num==0:</text:p>
      <text:p text:style-name="P1"><text:tab/> <text:s text:c="11"/>return x</text:p>
      <text:p text:style-name="P1"/>
      <text:p text:style-name="P1"><text:tab/>a = [10, 11, 12, 13, 14, 15, 16, 17, 18, 19, 20]</text:p>
      <text:p text:style-name="P1"><text:tab/></text:p>
      <text:p text:style-name="P1"><text:tab/>result=filter(getPrime, a)</text:p>
      <text:p text:style-name="P1"><text:tab/>print(list(result))</text:p>
      <text:p text:style-name="P1"/>
      <text:p text:style-name="P1"><text:tab/><text:tab/>※ filter가 돌려면 요소를 추출하는 함수가 값으로 입력되게 만들어야 한다.</text:p>
      <text:p text:style-name="P1"><text:tab/><text:tab/> <text:s text:c="2"/>filter자체에 for문이 있어서 리스트의 요소마다 추출하는 것 같음!</text:p>
      <text:p text:style-name="P1"/>
      <text:p text:style-name="P1"/>
      <text:p text:style-name="P1"/>
      <text:p text:style-name="P1">문제 235. 사원테이블에서 최대월급을 출력하시오 !</text:p>
      <text:p text:style-name="P1"/>
      <text:p text:style-name="P1"><text:tab/>1. Pandas 이용한 방법</text:p>
      <text:p text:style-name="P1"/>
      <text:p text:style-name="P1"><text:tab/><text:tab/>import pandas as pd</text:p>
      <text:p text:style-name="P1"/>
      <text:p text:style-name="P1"><text:tab/><text:tab/>emp = pd.read_csv('c:\\emp.csv')</text:p>
      <text:p text:style-name="P1"><text:tab/><text:tab/>print( emp['sal'].max() )</text:p>
      <text:p text:style-name="P1"/>
      <text:p text:style-name="P1"/>
      <text:p text:style-name="P1"><text:tab/>2. Pandas 이용하지 않은 방법</text:p>
      <text:p text:style-name="P1"><text:tab/><text:tab/>import csv</text:p>
      <text:p text:style-name="P1"><text:tab/><text:tab/></text:p>
      <text:p text:style-name="P1"><text:tab/><text:tab/>file = open('c:\\emp2.csv','r')</text:p>
      <text:p text:style-name="P1"><text:tab/><text:tab/>emp_csv = csv.reader(file)</text:p>
      <text:p text:style-name="P1"><text:soft-page-break/><text:tab/><text:tab/>a = []</text:p>
      <text:p text:style-name="P1"><text:tab/><text:tab/>for i in emp_csv:</text:p>
      <text:p text:style-name="P1"><text:tab/><text:tab/> <text:s text:c="3"/>a.append(int(i[5]))</text:p>
      <text:p text:style-name="P1"><text:tab/><text:tab/>print(max(a))</text:p>
      <text:p text:style-name="P2"/>
      <text:p text:style-name="P7">■ 73. 판다스와 오라클 그룹함수 비교<text:bookmark text:name="pandas오라클그룹함수비교"/></text:p>
      <text:p text:style-name="P1"/>
      <text:p text:style-name="P1"/>
      <text:p text:style-name="P1"/>
      <text:p text:style-name="P1">문제 236. 직업, 직업별 최대 월급을 출력하시오 !</text:p>
      <text:p text:style-name="P1"/>
      <text:p text:style-name="P1"><text:tab/>SQL&gt; select job, max(sal)</text:p>
      <text:p text:style-name="P1"><text:tab/> <text:s text:c="6"/>from emp</text:p>
      <text:p text:style-name="P1"><text:tab/> <text:s text:c="6"/>group by job;</text:p>
      <text:p text:style-name="P1"/>
      <text:p text:style-name="P1"><text:tab/>import pandas as pd</text:p>
      <text:p text:style-name="P1"><text:tab/></text:p>
      <text:p text:style-name="P1"><text:tab/>emp = pd.read_csv('c:\\emp.csv')</text:p>
      <text:p text:style-name="P1"><text:tab/>result = emp.groupby('job')['sal'].max()</text:p>
      <text:p text:style-name="P1"><text:tab/>print(result)</text:p>
      <text:p text:style-name="P1"/>
      <text:p text:style-name="P1"/>
      <text:p text:style-name="P1"/>
      <text:p text:style-name="P1">문제 237. 부서번호, 직업, 부서번호별 직업별 토탈월급을 출력하시오 !</text:p>
      <text:p text:style-name="P1"/>
      <text:p text:style-name="P1"><text:tab/>SQL&gt; select deptno, job, max(sal)</text:p>
      <text:p text:style-name="P1"><text:tab/> <text:s text:c="6"/>from emp</text:p>
      <text:p text:style-name="P1"><text:tab/> <text:s text:c="6"/>group by deptno, job;</text:p>
      <text:p text:style-name="P1"/>
      <text:p text:style-name="P1"><text:tab/>import pandas as pd</text:p>
      <text:p text:style-name="P1"><text:tab/></text:p>
      <text:p text:style-name="P1"><text:tab/>emp = pd.read_csv('c:\\emp.csv')</text:p>
      <text:p text:style-name="P1"><text:tab/>result = emp.groupby(['deptno', 'job'])['sal'].max()</text:p>
      <text:p text:style-name="P1"><text:tab/>print(result)</text:p>
      <text:p text:style-name="P1"/>
      <text:p text:style-name="P1"><text:tab/><text:tab/>deptno <text:s/>job <text:s text:c="5"/></text:p>
      <text:p text:style-name="P1"><text:tab/><text:tab/>10 <text:s text:c="5"/>CLERK <text:s text:c="7"/>1300</text:p>
      <text:p text:style-name="P1"><text:tab/><text:tab/> <text:s text:c="7"/>MANAGER <text:s text:c="5"/>2450</text:p>
      <text:p text:style-name="P1"><text:tab/><text:tab/> <text:s text:c="7"/>PRESIDENT <text:s text:c="3"/>5000</text:p>
      <text:p text:style-name="P1"><text:tab/><text:tab/>20 <text:s text:c="5"/>ANALYST <text:s text:c="5"/>3000</text:p>
      <text:p text:style-name="P1"><text:tab/><text:tab/> <text:s text:c="7"/>CLERK <text:s text:c="7"/>1100</text:p>
      <text:p text:style-name="P1"><text:tab/><text:tab/> <text:s text:c="7"/>MANAGER <text:s text:c="5"/>2975</text:p>
      <text:p text:style-name="P1"><text:tab/><text:tab/>30 <text:s text:c="5"/>CLERK <text:s text:c="8"/>950</text:p>
      <text:p text:style-name="P1"><text:tab/><text:tab/> <text:s text:c="7"/>MANAGER <text:s text:c="5"/>2850</text:p>
      <text:p text:style-name="P1"><text:tab/><text:tab/> <text:s text:c="7"/>SALESMAN <text:s text:c="4"/>1600</text:p>
      <text:p text:style-name="P1"/>
      <text:p text:style-name="P1"/>
      <text:p text:style-name="P1">문제 238. 직업, 직업별 토탈월급을 출력하는데 직업이 SALESMAN은 제외하고 출력하고</text:p>
      <text:p text:style-name="P1"><text:tab/> <text:s/>직업별 토탈월급이 6000 이상인 것만 출력하시오 !</text:p>
      <text:p text:style-name="P1"/>
      <text:p text:style-name="P1"><text:tab/>import pandas as pd</text:p>
      <text:p text:style-name="P1"><text:tab/></text:p>
      <text:p text:style-name="P1"><text:tab/>emp = pd.read_csv('c:\\emp.csv')</text:p>
      <text:p text:style-name="P1"><text:tab/>emp['job'] = emp['job'][emp['job'] != 'SALESMAN' ]</text:p>
      <text:p text:style-name="P1"><text:tab/>result = emp.groupby('job')['sal'].sum()</text:p>
      <text:p text:style-name="P1"><text:tab/>result1 = result &gt;= 6000</text:p>
      <text:p text:style-name="P1"><text:tab/>print(result[result1 == True])</text:p>
      <text:p text:style-name="P2"/>
      <text:p text:style-name="P6"><text:span text:style-name="T1">■ 74. pandas와 오라클 분</text:span><text:bookmark text:name="pandas오라클분석함수비교"/><text:span text:style-name="T1">석함수 비교</text:span></text:p>
      <text:p text:style-name="P1"/>
      <text:p text:style-name="P1"><text:tab/>"순위를 출력하는 분석함수를 판다스에서 구현"</text:p>
      <text:p text:style-name="P1"/>
      <text:p text:style-name="P1"/>
      <text:p text:style-name="P1"/>
      <text:p text:style-name="P1">문제 239. 이름, 월급, 순위를 출력하시오 !</text:p>
      <text:p text:style-name="P1"/>
      <text:p text:style-name="P1"><text:tab/>import pandas as pd</text:p>
      <text:p text:style-name="P1"><text:tab/></text:p>
      <text:p text:style-name="P1"><text:tab/>emp = pd.read_csv('c:\\emp.csv')</text:p>
      <text:p text:style-name="P1"><text:tab/>emp['rnk'] = emp['sal'].rank(ascending = False).apply(int)<text:tab/>#apply(함수) 함수 적용</text:p>
      <text:p text:style-name="P1"><text:tab/>emp = emp.sort_values('rnk',ascending=True)</text:p>
      <text:p text:style-name="P1"><text:tab/>print(emp[['ename','sal','rnk']])</text:p>
      <text:p text:style-name="P1"/>
      <text:p text:style-name="P1"><text:tab/> <text:s text:c="4"/>ename <text:s text:c="2"/>sal <text:s/>rnk</text:p>
      <text:p text:style-name="P1"><text:tab/>0 <text:s text:c="4"/>KING <text:s/>5000 <text:s text:c="3"/>1</text:p>
      <text:p text:style-name="P1"><text:tab/>9 <text:s text:c="4"/>FORD <text:s/>3000 <text:s text:c="3"/>2</text:p>
      <text:p text:style-name="P1"><text:tab/>11 <text:s text:c="2"/>SCOTT <text:s/>3000 <text:s text:c="3"/>2</text:p>
      <text:p text:style-name="P1"><text:tab/>3 <text:s text:c="3"/>JONES <text:s/>2975 <text:s text:c="3"/>4</text:p>
      <text:p text:style-name="P1"><text:tab/>1 <text:s text:c="3"/>BLAKE <text:s/>2850 <text:s text:c="3"/>5</text:p>
      <text:p text:style-name="P1"><text:tab/>2 <text:s text:c="3"/>CLARK <text:s/>2450 <text:s text:c="3"/>6</text:p>
      <text:p text:style-name="P1"><text:tab/>5 <text:s text:c="3"/>ALLEN <text:s/>1600 <text:s text:c="3"/>7</text:p>
      <text:p text:style-name="P1"><text:tab/>6 <text:s text:c="2"/>TURNER <text:s/>1500 <text:s text:c="3"/>8</text:p>
      <text:p text:style-name="P1"><text:tab/>13 <text:s/>MILLER <text:s/>1300 <text:s text:c="3"/>9</text:p>
      <text:p text:style-name="P1"><text:tab/>4 <text:s text:c="2"/>MARTIN <text:s/>1250 <text:s text:c="2"/>10</text:p>
      <text:p text:style-name="P1"><text:tab/>8 <text:s text:c="4"/>WARD <text:s/>1250 <text:s text:c="2"/>10</text:p>
      <text:p text:style-name="P1"><text:tab/>12 <text:s text:c="2"/>ADAMS <text:s/>1100 <text:s text:c="2"/>12</text:p>
      <text:p text:style-name="P1"><text:tab/>7 <text:s text:c="3"/>JAMES <text:s text:c="2"/>950 <text:s text:c="2"/>13</text:p>
      <text:p text:style-name="P1"><text:tab/>10 <text:s text:c="2"/>SMITH <text:s text:c="2"/>800 <text:s text:c="2"/>14</text:p>
      <text:p text:style-name="P1"><text:tab/></text:p>
      <text:p text:style-name="P1"/>
      <text:p text:style-name="P1"/>
      <text:p text:style-name="P1">문제 240. 직업, 직업별 토탈월급, 순위를 출력하시오 !</text:p>
      <text:p text:style-name="P1"><text:tab/> <text:s/>순위는 직업별 토탈월급이 높은 것에 대한 순위이다.</text:p>
      <text:p text:style-name="P1"/>
      <text:p text:style-name="P1">import pandas as pd</text:p>
      <text:p text:style-name="P1"/>
      <text:p text:style-name="P1">emp = pd.read_csv('c:\\emp.csv')</text:p>
      <text:p text:style-name="P1">emp = emp.groupby('job')['sal'].sum().reset_index()<text:tab/><text:tab/># reset_index : DataFrame으로 저장</text:p>
      <text:p text:style-name="P1">emp['rnk'] = emp['sal'].rank(ascending = False).apply(int)</text:p>
      <text:p text:style-name="P1">emp = emp.sort_values('rnk',ascending=True)</text:p>
      <text:p text:style-name="P1">print(emp[['job','sal','rnk']])</text:p>
      <text:p text:style-name="P1"/>
      <text:p text:style-name="P2"/>
      <text:p text:style-name="P6"><text:span text:style-name="T1">■ (알고리즘 문제 3번</text:span><text:bookmark text:name="버블정렬"/><text:span text:style-name="T1">째) 버블 정렬을 파이썬으로 구현하시오 !</text:span></text:p>
      <text:p text:style-name="P1"/>
      <text:p text:style-name="P1"/>
      <text:p text:style-name="P1">문제 245. 아래의 리스트를 버블 정렬하는 함수를 생성하시오!</text:p>
      <text:p text:style-name="P1"><text:tab/> <text:s/>(loop문으로 구현)</text:p>
      <text:p text:style-name="P1"/>
      <text:p text:style-name="P1"><text:tab/>a = [5, 4, 3, 2, 1, 8, 7, 10]</text:p>
      <text:p text:style-name="P1"><text:tab/>print(bubble_sort(a)) <text:s text:c="7"/></text:p>
      <text:p text:style-name="P1"/>
      <text:p text:style-name="P1"><text:tab/>def bubble_sort(data):</text:p>
      <text:p text:style-name="P1"><text:tab/> <text:s text:c="3"/>dummy = 0 <text:s text:c="22"/>#자리를 바꾸기 위한 더미변수</text:p>
      <text:p text:style-name="P1"><text:tab/> <text:s text:c="3"/>for j in range(len(data)):</text:p>
      <text:p text:style-name="P1"><text:tab/> <text:s text:c="7"/>for i in range(len(data)-1):</text:p>
      <text:p text:style-name="P1"><text:tab/> <text:s text:c="11"/>if data[i] &gt; data[i+1]:</text:p>
      <text:p text:style-name="P1"><text:tab/> <text:s text:c="15"/>dummy = data[i]</text:p>
      <text:p text:style-name="P1"><text:tab/> <text:s text:c="15"/>data[i] = data[i+1]</text:p>
      <text:p text:style-name="P1"><text:tab/> <text:s text:c="15"/>data[i+1] = dummy</text:p>
      <text:p text:style-name="P1"><text:tab/> <text:s text:c="3"/>return data</text:p>
      <text:p text:style-name="P2"/>
      <text:p text:style-name="P2"><text:tab/>---------------------한솔------------------------</text:p>
      <text:p text:style-name="P2"><text:tab/></text:p>
      <text:p text:style-name="P2"><text:tab/>def hansol(data, n=1, m=1):</text:p>
      <text:p text:style-name="P2"><text:tab/> <text:s text:c="3"/>if m &lt; len(data):</text:p>
      <text:p text:style-name="P2"><text:tab/> <text:s text:c="7"/>if data[m-1] &gt; data[m]:</text:p>
      <text:p text:style-name="P2"><text:tab/> <text:s text:c="11"/>data[m-1], data[m] = data[m], data[m-1]</text:p>
      <text:p text:style-name="P2"><text:tab/> <text:s text:c="11"/>return hansol(data, n, m+1)</text:p>
      <text:p text:style-name="P2"><text:tab/> <text:s text:c="7"/>return hansol(data, n, m + 1)</text:p>
      <text:p text:style-name="P2"><text:tab/> <text:s text:c="3"/>elif n == len(data):</text:p>
      <text:p text:style-name="P2"><text:tab/> <text:s text:c="7"/>return data</text:p>
      <text:p text:style-name="P2"><text:tab/> <text:s text:c="3"/>elif m == len(data):</text:p>
      <text:p text:style-name="P2"><text:tab/> <text:s text:c="7"/>return hansol(data, n+1)</text:p>
      <text:p text:style-name="P2"><text:tab/></text:p>
      <text:p text:style-name="P2"><text:tab/>a = [5,4,3,2,1,7,8,10]</text:p>
      <text:p text:style-name="P2"><text:tab/>print( hansol(a) )</text:p>
      <text:p text:style-name="P6"><text:span text:style-name="T1">문제</text:span><text:bookmark text:name="문제246"/><text:span text:style-name="T1"> 246. 파이썬의 리스트가 스택구조임을 확인하시오 !</text:span></text:p>
      <text:p text:style-name="P1"><text:tab/><text:tab/><text:tab/><text:tab/>↓</text:p>
      <text:p text:style-name="P1"><text:tab/><text:tab/><text:tab/> <text:s text:c="4"/>후입선출</text:p>
      <text:p text:style-name="P1"/>
      <text:p text:style-name="P1"><text:tab/>a = []</text:p>
      <text:p text:style-name="P1"><text:tab/></text:p>
      <text:p text:style-name="P1"><text:tab/>a.append(1)</text:p>
      <text:p text:style-name="P1"><text:tab/>a.append(2)</text:p>
      <text:p text:style-name="P1"><text:tab/>print(a)<text:tab/># [1, 2]</text:p>
      <text:p text:style-name="P1"><text:tab/></text:p>
      <text:p text:style-name="P1"><text:tab/>a.append(3)</text:p>
      <text:p text:style-name="P1"><text:tab/>print(a)<text:tab/># [1, 2, 3]</text:p>
      <text:p text:style-name="P1"/>
      <text:p text:style-name="P1"/>
      <text:p text:style-name="P1"/>
      <text:p text:style-name="P1">문제 247. 다시 숫자를 빼내시오 ( 나중에 들어온 숫자가 먼저 나가게끔 하시오! )</text:p>
      <text:p text:style-name="P1"/>
      <text:p text:style-name="P1"><text:tab/>a.pop()</text:p>
      <text:p text:style-name="P1"><text:tab/>print(a)<text:tab/># [1, 2]</text:p>
      <text:p text:style-name="P1"><text:tab/></text:p>
      <text:p text:style-name="P1"><text:tab/>a.pop()</text:p>
      <text:p text:style-name="P1"><text:tab/>print(a)<text:tab/># [1]</text:p>
      <text:p text:style-name="P1"/>
      <text:p text:style-name="P1"/>
      <text:p text:style-name="P1"/>
      <text:p text:style-name="Standard"><text:span text:style-name="T1">문제 24</text:span><text:bookmark text:name="문제248"/><text:span text:style-name="T1">8. 아래와 같이 영화 대본에서 특정 단어가 몇개 있는지 찾는 스크립트를 구현하기 위해 두개의 </text:span></text:p>
      <text:p text:style-name="P1"><text:tab/> <text:s/>질문을 물어보게 하시오 !</text:p>
      <text:p text:style-name="P1"/>
      <text:p text:style-name="P1"><text:tab/>print( find_word() )</text:p>
      <text:p text:style-name="P1"/>
      <text:p text:style-name="P1"><text:tab/>분석할 스크립트명을 입력하세요 ~ winter.txt</text:p>
      <text:p text:style-name="P1"><text:tab/>찾을 단어를 입력하세요 ~ elsa</text:p>
      <text:p text:style-name="P1"/>
      <text:p text:style-name="P1"><text:tab/>결과 : c:\\winter.txt</text:p>
      <text:p text:style-name="P1"><text:tab/> <text:s text:c="6"/>elsa</text:p>
      <text:p text:style-name="P1"/>
      <text:p text:style-name="P1"><text:tab/>def find_word():</text:p>
      <text:p text:style-name="P1"><text:tab/> <text:s text:c="3"/>scr = <text:s/>input('분석할 스크립트명을 입력하세요 : ')</text:p>
      <text:p text:style-name="P1"><text:tab/> <text:s text:c="3"/>an_word = input('찾을 단어를 입력하세요 ~ ')</text:p>
      <text:p text:style-name="P1"><text:tab/> <text:s text:c="3"/>file = 'c:\\' + scr</text:p>
      <text:p text:style-name="P1"><text:tab/> <text:s text:c="3"/>print(file)</text:p>
      <text:p text:style-name="P1"><text:tab/> <text:s text:c="3"/>print(an_word)</text:p>
      <text:p text:style-name="P1"><text:tab/></text:p>
      <text:p text:style-name="P1"><text:tab/>find_word()</text:p>
      <text:p text:style-name="P1"/>
      <text:p text:style-name="P1"/>
      <text:p text:style-name="P1"/>
      <text:p text:style-name="Standard"><text:span text:style-name="T1">문제 2</text:span><text:bookmark text:name="문제249"/><text:span text:style-name="T1">49. 아래와 같이 겨울왕국 대본에서 elsa를 검색해서 몇건 나오는지 출력하는 함수를 생성하시오 !</text:span></text:p>
      <text:p text:style-name="P1"/>
      <text:p text:style-name="P1">x = input( 'input file name : ')</text:p>
      <text:p text:style-name="P1">y = input( 'input word <text:s text:c="5"/>: ')</text:p>
      <text:p text:style-name="P1">from time import sleep</text:p>
      <text:p text:style-name="P1"/>
      <text:p text:style-name="P1">file = open("c:\\%s" %x, 'r')</text:p>
      <text:p text:style-name="P1">sum=0</text:p>
      <text:p text:style-name="P1"/>
      <text:p text:style-name="P1">for winter_list in file:</text:p>
      <text:p text:style-name="P1"><text:s text:c="4"/>a = winter_list.split(' ')</text:p>
      <text:p text:style-name="P1"><text:s text:c="4"/>for b in a:</text:p>
      <text:p text:style-name="P1"><text:soft-page-break/><text:s text:c="8"/>sum += b.lower().count(y)</text:p>
      <text:p text:style-name="P1"><text:s text:c="8"/>msg = '\r %d' %sum</text:p>
      <text:p text:style-name="P1"><text:s text:c="4"/>print(msg, end = '')</text:p>
      <text:p text:style-name="P1"><text:s text:c="4"/>sleep(0.000001)</text:p>
      <text:p text:style-name="P1"/>
      <text:p text:style-name="P1"/>
      <text:p text:style-name="P1"/>
      <text:p text:style-name="P1"/>
      <text:p text:style-name="P1">문제 250. 위의 함수를 클래스로 구성하여 아래와 같이 실행될 수 있게 하시오 !</text:p>
      <text:p text:style-name="P1"><text:s/><text:tab/> <text:s/>( 클래스 이름 : Text_mining() )</text:p>
      <text:p text:style-name="P1"/>
      <text:p text:style-name="P1"><text:tab/>tm = Text_mining()</text:p>
      <text:p text:style-name="P1"><text:tab/></text:p>
      <text:p text:style-name="P1"><text:tab/>print( tm.find_word() )</text:p>
      <text:p text:style-name="P1"/>
      <text:p text:style-name="P1"><text:tab/>input file name : winter.txt</text:p>
      <text:p text:style-name="P1"/>
      <text:p text:style-name="P1"><text:tab/>input word <text:s text:c="5"/>: elsa</text:p>
      <text:p text:style-name="P1"/>
      <text:p text:style-name="P1"><text:tab/>329</text:p>
      <text:p text:style-name="P1"/>
      <text:p text:style-name="P1"><text:tab/>class Text_mining:</text:p>
      <text:p text:style-name="P1"><text:tab/> <text:s text:c="3"/>def find_word(self):</text:p>
      <text:p text:style-name="P1"><text:tab/> <text:s text:c="7"/>script = <text:s text:c="5"/>input( 'input file name : ')</text:p>
      <text:p text:style-name="P1"><text:tab/> <text:s text:c="7"/>search_word = input( 'input word <text:s text:c="5"/>: ')</text:p>
      <text:p text:style-name="P1"><text:tab/> <text:s text:c="7"/>from time import sleep</text:p>
      <text:p text:style-name="P1"><text:tab/> <text:s text:c="7"/></text:p>
      <text:p text:style-name="P1"><text:tab/> <text:s text:c="7"/>file = open("c:\\%s" %script, 'r')</text:p>
      <text:p text:style-name="P1"><text:tab/> <text:s text:c="7"/>sum=0</text:p>
      <text:p text:style-name="P1"><text:tab/> <text:s text:c="7"/></text:p>
      <text:p text:style-name="P1"><text:tab/> <text:s text:c="7"/>for winter_list in file:</text:p>
      <text:p text:style-name="P1"><text:tab/> <text:s text:c="11"/>a = winter_list.split(' ')</text:p>
      <text:p text:style-name="P1"><text:tab/> <text:s text:c="11"/>for b in a:</text:p>
      <text:p text:style-name="P1"><text:tab/> <text:s text:c="15"/>sum += b.lower().count(search_word)</text:p>
      <text:p text:style-name="P1"><text:tab/> <text:s text:c="15"/>msg = '\r %d' %sum</text:p>
      <text:p text:style-name="P1"><text:tab/> <text:s text:c="11"/>print(msg, end = '')</text:p>
      <text:p text:style-name="P1"><text:tab/> <text:s text:c="11"/>sleep(0.000001)</text:p>
      <text:p text:style-name="P1"/>
      <text:p text:style-name="P1"/>
      <text:p text:style-name="P1"/>
      <text:p text:style-name="Standard"><text:span text:style-name="T1">문제 251</text:span><text:bookmark text:name="문제251"/><text:span text:style-name="T1">. 겨울왕국 대본에서 단어들만 출력하시오!</text:span></text:p>
      <text:p text:style-name="P1"/>
      <text:p text:style-name="P1"><text:tab/>def find_word():</text:p>
      <text:p text:style-name="P1"><text:tab/> <text:s text:c="3"/>file = open('c:\\winter.txt','r')</text:p>
      <text:p text:style-name="P1"><text:tab/> <text:s text:c="3"/>sum = 0</text:p>
      <text:p text:style-name="P1"><text:tab/> <text:s text:c="3"/>for winter_list in file:</text:p>
      <text:p text:style-name="P1"><text:tab/> <text:s text:c="7"/>a = winter_list.split(' ')</text:p>
      <text:p text:style-name="P1"><text:tab/> <text:s text:c="7"/>for b in a:</text:p>
      <text:p text:style-name="P1"><text:tab/> <text:s text:c="11"/>print(b)</text:p>
      <text:p text:style-name="P1"><text:tab/> <text:s text:c="11"/></text:p>
      <text:p text:style-name="P1"><text:tab/>find_word()</text:p>
      <text:p text:style-name="P1"/>
      <text:p text:style-name="P1"/>
      <text:p text:style-name="P1"/>
      <text:p text:style-name="P1">문제 252. 위의 출력된 결과중에 엔터를 정제하시오 !</text:p>
      <text:p text:style-name="P1"/>
      <text:p text:style-name="P1"><text:tab/>import re<text:tab/><text:tab/><text:tab/># 데이터 정제시 중요한 정규식 모듈</text:p>
      <text:p text:style-name="P1"><text:tab/>def find_word():</text:p>
      <text:p text:style-name="P1"><text:tab/> <text:s text:c="3"/>file = open('c:\\winter.txt','r')</text:p>
      <text:p text:style-name="P1"><text:soft-page-break/><text:tab/> <text:s text:c="3"/>sum = 0</text:p>
      <text:p text:style-name="P1"><text:tab/> <text:s text:c="3"/>for winter_list in file:</text:p>
      <text:p text:style-name="P1"><text:tab/> <text:s text:c="7"/>a = winter_list.split(' ')</text:p>
      <text:p text:style-name="P1"><text:tab/> <text:s text:c="7"/>for b in a:</text:p>
      <text:p text:style-name="P1"><text:tab/> <text:s text:c="11"/>print( re.sub("\n", '', b).lower() )</text:p>
      <text:p text:style-name="P1"><text:tab/> <text:s text:c="11"/></text:p>
      <text:p text:style-name="P1"><text:tab/>find_word()</text:p>
      <text:p text:style-name="P1"/>
      <text:p text:style-name="P1"><text:tab/><text:tab/>※ re.sub : 엔터 \n 를 ''로 변경해라!</text:p>
      <text:p text:style-name="P1"/>
      <text:p text:style-name="P1"/>
      <text:p text:style-name="P1">문제 253. 겨울왕국 대본에서 " - " 가 출력 안되게 하시오!</text:p>
      <text:p text:style-name="P1"/>
      <text:p text:style-name="P1"><text:tab/>import re</text:p>
      <text:p text:style-name="P1"><text:tab/>def find_word():</text:p>
      <text:p text:style-name="P1"><text:tab/> <text:s text:c="3"/>file = open('c:\\winter.txt','r')</text:p>
      <text:p text:style-name="P1"><text:tab/> <text:s text:c="3"/>sum = 0</text:p>
      <text:p text:style-name="P1"><text:tab/> <text:s text:c="3"/>for winter_list in file:</text:p>
      <text:p text:style-name="P1"><text:tab/> <text:s text:c="7"/>a = winter_list.split(' ')</text:p>
      <text:p text:style-name="P1"><text:tab/> <text:s text:c="7"/>for b in a:</text:p>
      <text:p text:style-name="P1"><text:tab/> <text:s text:c="11"/>print( re.sub('[^A-z]', '', b) )</text:p>
      <text:p text:style-name="P1"><text:tab/> <text:s text:c="11"/></text:p>
      <text:p text:style-name="P1"><text:tab/>find_word()</text:p>
      <text:p text:style-name="P1"/>
      <text:p text:style-name="P1"/>
      <text:p text:style-name="P1"/>
      <text:p text:style-name="P1">문제 254. 긍정단어집을(positive-words.txt)를 위의 스크립트를 이용해서 한단어씩 출력되게 하시오 !</text:p>
      <text:p text:style-name="P1"/>
      <text:p text:style-name="P1"><text:tab/>import re</text:p>
      <text:p text:style-name="P1"><text:tab/>def positive_words():</text:p>
      <text:p text:style-name="P1"><text:tab/> <text:s text:c="3"/>file = open('c:\\positive-words.txt','r')</text:p>
      <text:p text:style-name="P1"><text:tab/> <text:s text:c="3"/>sum = 0</text:p>
      <text:p text:style-name="P1"><text:tab/> <text:s text:c="3"/>for positive_list in file:</text:p>
      <text:p text:style-name="P1"><text:tab/> <text:s text:c="7"/>a = positive_list.split(' ')</text:p>
      <text:p text:style-name="P1"><text:tab/> <text:s text:c="7"/>for b in a:</text:p>
      <text:p text:style-name="P1"><text:tab/> <text:s text:c="11"/>print( re.sub('[^A-z]', '', b).lower() )</text:p>
      <text:p text:style-name="P1"><text:tab/></text:p>
      <text:p text:style-name="P1"><text:tab/>positive_words()</text:p>
      <text:p text:style-name="P1"/>
      <text:p text:style-name="P1"/>
      <text:p text:style-name="P1"/>
      <text:p text:style-name="P1">문제 255. 위의 긍정단어들을 p_list라는 비어있는 리스트에 전부 append시키도록 코드를 변경하시오 !</text:p>
      <text:p text:style-name="P1"/>
      <text:p text:style-name="P1"><text:tab/>import re</text:p>
      <text:p text:style-name="P1"><text:tab/>def positive_words():</text:p>
      <text:p text:style-name="P1"><text:tab/> <text:s text:c="3"/>file = open('c:\\positive-words.txt','r')</text:p>
      <text:p text:style-name="P1"><text:tab/> <text:s text:c="3"/>sum = 0</text:p>
      <text:p text:style-name="P1"><text:tab/> <text:s text:c="3"/>p_list = []</text:p>
      <text:p text:style-name="P1"><text:tab/> <text:s text:c="3"/>for positive_list in file:</text:p>
      <text:p text:style-name="P1"><text:tab/> <text:s text:c="7"/>a = positive_list.split(' ')</text:p>
      <text:p text:style-name="P1"><text:tab/> <text:s text:c="7"/>for b in a:</text:p>
      <text:p text:style-name="P1"><text:tab/> <text:s text:c="11"/>p_list.append( re.sub('[^A-z]', '', b).lower() )</text:p>
      <text:p text:style-name="P1"><text:tab/> <text:s text:c="3"/>return p_list</text:p>
      <text:p text:style-name="P1"><text:tab/></text:p>
      <text:p text:style-name="P1"><text:tab/>p_list2 = positive_words()</text:p>
      <text:p text:style-name="P1"/>
      <text:p text:style-name="P1"/>
      <text:p text:style-name="P1"/>
      <text:p text:style-name="P1">문제256. 위의 두 함수를 이용해서 find_word() 함수에서 겨울 왕국 대본에 긍정 단어가 몇 개 있는지 </text:p>
      <text:p text:style-name="P1"><text:soft-page-break/><text:tab/> 출력하도록 스크립트를 수정하시오.</text:p>
      <text:p text:style-name="P1"/>
      <text:p text:style-name="P1"><text:tab/>import re</text:p>
      <text:p text:style-name="P1"><text:tab/>def positive_word():</text:p>
      <text:p text:style-name="P1"><text:tab/> <text:s text:c="3"/>file = open('c:\\positive-words.txt','r')</text:p>
      <text:p text:style-name="P1"><text:tab/> <text:s text:c="3"/>sum = 0</text:p>
      <text:p text:style-name="P1"><text:tab/> <text:s text:c="3"/>p_list = []</text:p>
      <text:p text:style-name="P1"><text:tab/> <text:s text:c="3"/>for positive_list in file:</text:p>
      <text:p text:style-name="P1"><text:tab/> <text:s text:c="7"/>a = positive_list.split(' ')</text:p>
      <text:p text:style-name="P1"><text:tab/> <text:s text:c="7"/>for b in a:</text:p>
      <text:p text:style-name="P1"><text:tab/> <text:s text:c="11"/>p_list.append( re.sub('[^A-z]', '', b).lower() )</text:p>
      <text:p text:style-name="P1"><text:tab/> <text:s text:c="3"/>return p_list</text:p>
      <text:p text:style-name="P1"><text:tab/></text:p>
      <text:p text:style-name="P1"><text:tab/>p_list2 = positive_word()</text:p>
      <text:p text:style-name="P1"><text:tab/></text:p>
      <text:p text:style-name="P1"><text:tab/>import re</text:p>
      <text:p text:style-name="P1"><text:tab/>def find_word():</text:p>
      <text:p text:style-name="P1"><text:tab/> <text:s text:c="3"/>file = open('c:\\winter.txt','r')</text:p>
      <text:p text:style-name="P1"><text:tab/> <text:s text:c="3"/>sum = 0</text:p>
      <text:p text:style-name="P1"><text:tab/> <text:s text:c="3"/>p_list2 = positive_word()</text:p>
      <text:p text:style-name="P1"><text:tab/> <text:s text:c="3"/>for winter_list in file:</text:p>
      <text:p text:style-name="P1"><text:tab/> <text:s text:c="7"/>a = winter_list.split(' ')</text:p>
      <text:p text:style-name="P1"><text:tab/> <text:s text:c="7"/>for b in a:</text:p>
      <text:p text:style-name="P1"><text:tab/> <text:s text:c="11"/>if re.sub('[^A-z]', '', b).lower() in p_list2:</text:p>
      <text:p text:style-name="P1"><text:tab/> <text:s text:c="15"/>sum = sum+1</text:p>
      <text:p text:style-name="P1"><text:tab/> <text:s text:c="3"/>print(sum)</text:p>
      <text:p text:style-name="P1"><text:tab/></text:p>
      <text:p text:style-name="P1"><text:tab/>find_word()</text:p>
      <text:p text:style-name="P1"/>
      <text:p text:style-name="P1"/>
      <text:p text:style-name="P1"/>
      <text:p text:style-name="P1">문제 257. 겨울왕국에 부정단어가 얼마나 있는지 알아내기 위한 함수를 생성하시오 !</text:p>
      <text:p text:style-name="P1"/>
      <text:p text:style-name="P1">positive_word() # 긍정 단어를 리스트화 하는 함수</text:p>
      <text:p text:style-name="P1">negative_word()<text:tab/># 부정 단어를 리스트화 하는 함수</text:p>
      <text:p text:style-name="P1">p_count()<text:tab/># 긍정단어의 갯수 세는 함수</text:p>
      <text:p text:style-name="P1">n_count()<text:tab/># 부정단어의 갯수 세는 함수</text:p>
      <text:p text:style-name="P1">find_word()<text:tab/># 스크립트의 특정 단어의 갯수를 세는 함수 </text:p>
      <text:p text:style-name="P1"/>
      <text:p text:style-name="P1"><text:tab/>import re</text:p>
      <text:p text:style-name="P1"><text:tab/>def positive_word():</text:p>
      <text:p text:style-name="P1"><text:tab/> <text:s text:c="3"/>file = open('c:\\positive-words.txt','r')</text:p>
      <text:p text:style-name="P1"><text:tab/> <text:s text:c="3"/>sum = 0</text:p>
      <text:p text:style-name="P1"><text:tab/> <text:s text:c="3"/>p_list = []</text:p>
      <text:p text:style-name="P1"><text:tab/> <text:s text:c="3"/>for positive_list in file:</text:p>
      <text:p text:style-name="P1"><text:tab/> <text:s text:c="7"/>a = positive_list.split(' ')</text:p>
      <text:p text:style-name="P1"><text:tab/> <text:s text:c="7"/>for b in a:</text:p>
      <text:p text:style-name="P1"><text:tab/> <text:s text:c="11"/>p_list.append( re.sub('\n', '', b).lower() )</text:p>
      <text:p text:style-name="P1"><text:tab/> <text:s text:c="3"/>return p_list</text:p>
      <text:p text:style-name="P1"><text:tab/></text:p>
      <text:p text:style-name="P1"><text:tab/>p_list2 = positive_word()</text:p>
      <text:p text:style-name="P1"><text:tab/></text:p>
      <text:p text:style-name="P1"><text:tab/>import re</text:p>
      <text:p text:style-name="P1"><text:tab/>def negative_word():</text:p>
      <text:p text:style-name="P1"><text:tab/> <text:s text:c="3"/>file = open('c:\\negative-words.txt','r')</text:p>
      <text:p text:style-name="P1"><text:tab/> <text:s text:c="3"/>sum = 0</text:p>
      <text:p text:style-name="P1"><text:tab/> <text:s text:c="3"/>n_list = []</text:p>
      <text:p text:style-name="P1"><text:tab/> <text:s text:c="3"/>for negative_list in file:</text:p>
      <text:p text:style-name="P1"><text:tab/> <text:s text:c="7"/>a = negative_list.split(' ')</text:p>
      <text:p text:style-name="P1"><text:soft-page-break/><text:tab/> <text:s text:c="7"/>for b in a:</text:p>
      <text:p text:style-name="P1"><text:tab/> <text:s text:c="11"/>n_list.append( re.sub('\n', '', b).lower() )</text:p>
      <text:p text:style-name="P1"><text:tab/> <text:s text:c="3"/>return n_list</text:p>
      <text:p text:style-name="P1"><text:tab/></text:p>
      <text:p text:style-name="P1"><text:tab/>n_list2 = negative_word()</text:p>
      <text:p text:style-name="P1"><text:tab/></text:p>
      <text:p text:style-name="P1"><text:tab/>import re</text:p>
      <text:p text:style-name="P1"><text:tab/></text:p>
      <text:p text:style-name="P1"><text:tab/>def find_word():</text:p>
      <text:p text:style-name="P1"><text:tab/> <text:s text:c="3"/>file = open('c:\\winter.txt','r')</text:p>
      <text:p text:style-name="P1"><text:tab/> <text:s text:c="3"/>p_sum = 0</text:p>
      <text:p text:style-name="P1"><text:tab/> <text:s text:c="3"/>n_sum = 0</text:p>
      <text:p text:style-name="P1"><text:tab/> <text:s text:c="3"/>p_list2 = positive_word()</text:p>
      <text:p text:style-name="P1"><text:tab/> <text:s text:c="3"/>n_list2 = negative_word()</text:p>
      <text:p text:style-name="P1"><text:tab/> <text:s text:c="3"/>for winter_list in file:</text:p>
      <text:p text:style-name="P1"><text:tab/> <text:s text:c="7"/>a = winter_list.split(' ')</text:p>
      <text:p text:style-name="P1"><text:tab/> <text:s text:c="7"/>for b in a:</text:p>
      <text:p text:style-name="P1"><text:tab/> <text:s text:c="11"/>if re.sub('[^A-z]', '', b).lower() in p_list2:</text:p>
      <text:p text:style-name="P1"><text:tab/> <text:s text:c="15"/>p_sum = p_sum + 1</text:p>
      <text:p text:style-name="P1"><text:tab/> <text:s text:c="11"/>if re.sub('[^A-z]', '', b).lower() in n_list2:</text:p>
      <text:p text:style-name="P1"><text:tab/> <text:s text:c="15"/>n_sum = n_sum + 1</text:p>
      <text:p text:style-name="P1"><text:tab/> <text:s text:c="3"/>print(p_sum)</text:p>
      <text:p text:style-name="P1"><text:tab/> <text:s text:c="3"/>print(n_sum)</text:p>
      <text:p text:style-name="P1"><text:tab/></text:p>
      <text:p text:style-name="P1"><text:tab/></text:p>
      <text:p text:style-name="P1"><text:tab/>find_word()</text:p>
      <text:p text:style-name="P1"/>
      <text:p text:style-name="P1"/>
      <text:p text:style-name="P1">문제 258.</text:p>
      <text:p text:style-name="P1"/>
      <text:p text:style-name="P1"><text:tab/>tm = Text_mining()</text:p>
      <text:p text:style-name="P1"><text:tab/>tm.p_count()</text:p>
      <text:p text:style-name="P1"><text:tab/>tm.n_count()</text:p>
      <text:p text:style-name="P1"><text:tab/>positive_word()</text:p>
      <text:p text:style-name="P1"><text:tab/>negative_word()</text:p>
      <text:p text:style-name="P1"/>
      <text:p text:style-name="P1"><text:tab/>class Text_mining:</text:p>
      <text:p text:style-name="P1"><text:tab/> <text:s text:c="3"/>def __init__(self):</text:p>
      <text:p text:style-name="P1"><text:tab/> <text:s text:c="7"/>self.script = <text:s text:c="5"/>input( 'input file name : ')</text:p>
      <text:p text:style-name="P1"><text:tab/> <text:s text:c="7"/>import re</text:p>
      <text:p text:style-name="P1"><text:tab/> <text:s text:c="7"/>from time import sleep</text:p>
      <text:p text:style-name="P1"><text:tab/> <text:s text:c="7"/></text:p>
      <text:p text:style-name="P1"><text:tab/> <text:s text:c="3"/>def find_word(self):</text:p>
      <text:p text:style-name="P1"><text:tab/> <text:s text:c="7"/>search_word = input( 'input word <text:s text:c="5"/>: ') <text:s text:c="6"/></text:p>
      <text:p text:style-name="P1"><text:tab/> <text:s text:c="7"/>file = open("c:\\%s" %self.script, 'r')</text:p>
      <text:p text:style-name="P1"><text:tab/> <text:s text:c="7"/>sum=0</text:p>
      <text:p text:style-name="P1"><text:tab/> <text:s text:c="7"/>for winter_list in file:</text:p>
      <text:p text:style-name="P1"><text:tab/> <text:s text:c="11"/>a = winter_list.split(' ')</text:p>
      <text:p text:style-name="P1"><text:tab/> <text:s text:c="11"/>for b in a:</text:p>
      <text:p text:style-name="P1"><text:tab/> <text:s text:c="15"/>sum += b.lower().count(search_word)</text:p>
      <text:p text:style-name="P1"><text:tab/> <text:s text:c="15"/>msg = '\r %d' %sum</text:p>
      <text:p text:style-name="P1"><text:tab/> <text:s text:c="11"/>print(msg, end = '')</text:p>
      <text:p text:style-name="P1"><text:tab/> <text:s text:c="11"/>sleep(0.000001)</text:p>
      <text:p text:style-name="P1"><text:tab/> <text:s text:c="11"/></text:p>
      <text:p text:style-name="P1"><text:tab/> <text:s text:c="3"/>def positive_word(self):</text:p>
      <text:p text:style-name="P1"><text:tab/> <text:s text:c="7"/>file = open('c:\\positive-words.txt','r')</text:p>
      <text:p text:style-name="P1"><text:tab/> <text:s text:c="7"/>sum = 0</text:p>
      <text:p text:style-name="P1"><text:tab/> <text:s text:c="7"/>p_list = []</text:p>
      <text:p text:style-name="P1"><text:tab/> <text:s text:c="7"/>for positive_list in file:</text:p>
      <text:p text:style-name="P1"><text:soft-page-break/><text:tab/> <text:s text:c="11"/>a = positive_list.split(' ')</text:p>
      <text:p text:style-name="P1"><text:tab/> <text:s text:c="11"/>for b in a:</text:p>
      <text:p text:style-name="P1"><text:tab/> <text:s text:c="15"/>p_list.append( re.sub('\n', '', b).lower() )</text:p>
      <text:p text:style-name="P1"><text:tab/> <text:s text:c="7"/>return p_list</text:p>
      <text:p text:style-name="P1"><text:tab/></text:p>
      <text:p text:style-name="P1"><text:tab/> <text:s text:c="3"/>def negative_word(self):</text:p>
      <text:p text:style-name="P1"><text:tab/> <text:s text:c="7"/>file = open('c:\\negative-words.txt','r')</text:p>
      <text:p text:style-name="P1"><text:tab/> <text:s text:c="7"/>sum = 0</text:p>
      <text:p text:style-name="P1"><text:tab/> <text:s text:c="7"/>n_list = []</text:p>
      <text:p text:style-name="P1"><text:tab/> <text:s text:c="7"/>for negative_list in file:</text:p>
      <text:p text:style-name="P1"><text:tab/> <text:s text:c="11"/>a = negative_list.split(' ')</text:p>
      <text:p text:style-name="P1"><text:tab/> <text:s text:c="11"/>for b in a:</text:p>
      <text:p text:style-name="P1"><text:tab/> <text:s text:c="15"/>n_list.append( re.sub('\n', '', b).lower() )</text:p>
      <text:p text:style-name="P1"><text:tab/> <text:s text:c="7"/>return n_list</text:p>
      <text:p text:style-name="P1"><text:tab/> <text:s text:c="3"/></text:p>
      <text:p text:style-name="P1"><text:tab/> <text:s text:c="3"/>def p_count(self):</text:p>
      <text:p text:style-name="P1"><text:tab/> <text:s text:c="7"/>file = open('c:\\%s'%self.script,'r')</text:p>
      <text:p text:style-name="P1"><text:tab/> <text:s text:c="7"/>p_sum = 0</text:p>
      <text:p text:style-name="P1"><text:tab/> <text:s text:c="7"/>p_list2 = positive_word()</text:p>
      <text:p text:style-name="P1"><text:tab/> <text:s text:c="7"/>for winter_list in file:</text:p>
      <text:p text:style-name="P1"><text:tab/> <text:s text:c="11"/>a = winter_list.split(' ')</text:p>
      <text:p text:style-name="P1"><text:tab/> <text:s text:c="11"/>for b in a:</text:p>
      <text:p text:style-name="P1"><text:tab/> <text:s text:c="15"/>if re.sub('[^A-z]', '', b).lower() in p_list2:</text:p>
      <text:p text:style-name="P1"><text:tab/> <text:s text:c="19"/>p_sum = p_sum + 1</text:p>
      <text:p text:style-name="P1"><text:tab/> <text:s text:c="7"/>print(p_sum)</text:p>
      <text:p text:style-name="P1"><text:tab/> <text:s text:c="3"/></text:p>
      <text:p text:style-name="P1"><text:tab/> <text:s text:c="3"/>def n_count(self):</text:p>
      <text:p text:style-name="P1"><text:tab/> <text:s text:c="7"/>file = open('c:\\%s'%self.script,'r')</text:p>
      <text:p text:style-name="P1"><text:tab/> <text:s text:c="7"/>n_sum = 0</text:p>
      <text:p text:style-name="P1"><text:tab/> <text:s text:c="7"/>n_list2 = negative_word()</text:p>
      <text:p text:style-name="P1"><text:tab/> <text:s text:c="7"/>for winter_list in file:</text:p>
      <text:p text:style-name="P1"><text:tab/> <text:s text:c="11"/>a = winter_list.split(' ')</text:p>
      <text:p text:style-name="P1"><text:tab/> <text:s text:c="11"/>for b in a:</text:p>
      <text:p text:style-name="P1"><text:tab/> <text:s text:c="15"/>if re.sub('[^A-z]', '', b).lower() in n_list2:</text:p>
      <text:p text:style-name="P1"><text:tab/> <text:s text:c="19"/>n_sum = n_sum + 1</text:p>
      <text:p text:style-name="P1"><text:tab/> <text:s text:c="7"/>print(n_sum)</text:p>
      <text:p text:style-name="P1"><text:s text:c="8"/></text:p>
      <text:p text:style-name="P1"/>
      <text:p text:style-name="P1"/>
      <text:p text:style-name="P1"/>
      <text:p text:style-name="P1">문제 259. 인공지능이라는 키워드로 중앙일보에서 기사검색을 한 mydata3.txt를 m_list라는 비어있는</text:p>
      <text:p text:style-name="P1"><text:tab/> <text:s/>변수에 단어별로 쪼개서 담으시오 !</text:p>
      <text:p text:style-name="P1"/>
      <text:p text:style-name="P1"><text:tab/>def hangle_list():</text:p>
      <text:p text:style-name="P1"><text:tab/> <text:s text:c="3"/>file = open('c:\\mydata3.txt','r', encoding = 'UTF8')</text:p>
      <text:p text:style-name="P1"><text:tab/> <text:s text:c="3"/>m_list = []</text:p>
      <text:p text:style-name="P1"><text:tab/> <text:s text:c="3"/>for winter_list in file:</text:p>
      <text:p text:style-name="P1"><text:tab/> <text:s text:c="7"/>a = winter_list.split(' ')</text:p>
      <text:p text:style-name="P1"><text:tab/> <text:s text:c="7"/>for b in a:</text:p>
      <text:p text:style-name="P1"><text:tab/> <text:s text:c="11"/>m_list.append( re.sub('[^가-힣A-z]','',b))</text:p>
      <text:p text:style-name="P1"><text:tab/> <text:s text:c="3"/>return m_list</text:p>
      <text:p text:style-name="P1"><text:tab/></text:p>
      <text:p text:style-name="P1"><text:tab/>print(hangle_list())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/>* Wordcloud 모듈 설치 방법</text:p>
      <text:p text:style-name="P1"/>
      <text:p text:style-name="P1"><text:tab/>아나콘다 프롬프트 창을 열고 </text:p>
      <text:p text:style-name="P1"><text:tab/>&gt; conda install -c conda-forge wordcloud</text:p>
      <text:p text:style-name="P1"/>
      <text:p text:style-name="P1"/>
      <text:p text:style-name="P1">문제 260. 인공지능 기사 검색한 리스트를 워드 클라우드로 시각화 하시오 !</text:p>
      <text:p text:style-name="P1"/>
      <text:p text:style-name="P1"><text:tab/>from wordcloud import WordCloud, STOPWORDS <text:s text:c="5"/></text:p>
      <text:p text:style-name="P1"><text:tab/># 워드 클라우딩 모듈</text:p>
      <text:p text:style-name="P1"><text:tab/>import matplotlib.pyplot as plt <text:s text:c="16"/></text:p>
      <text:p text:style-name="P1"><text:tab/># 시각화 모듈</text:p>
      <text:p text:style-name="P1"><text:tab/>from os import path <text:s text:c="28"/></text:p>
      <text:p text:style-name="P1"><text:tab/># 텍스트 파일을 불러오기 위한 open, path 하기 위해 os 임포트</text:p>
      <text:p text:style-name="P1"><text:tab/>import re</text:p>
      <text:p text:style-name="P1"><text:tab/></text:p>
      <text:p text:style-name="P1"><text:tab/>d = path.dirname("c://") <text:s text:c="23"/></text:p>
      <text:p text:style-name="P1"><text:tab/># 텍스트 파일이 있는 상위 디렉토리를 path로 지정</text:p>
      <text:p text:style-name="P1"><text:tab/>text = open(path.join(d, "mydata3.txt"), mode="r", encoding="UTF-8").read() <text:s text:c="4"/></text:p>
      <text:p text:style-name="P1"><text:tab/># 텍스트파일을 open 하는데 reading만 되게 (mode="r"), UTF-8 방식으로 불러옴(UTF-8)</text:p>
      <text:p text:style-name="P1"><text:tab/></text:p>
      <text:p text:style-name="P1"><text:tab/>text = re.sub("있다",'',text)</text:p>
      <text:p text:style-name="P1"><text:tab/>text = re.sub("있는",'',text)</text:p>
      <text:p text:style-name="P1"><text:tab/>text = re.sub("하지만",'',text)</text:p>
      <text:p text:style-name="P1"><text:tab/>text = re.sub("것이다",'',text)</text:p>
      <text:p text:style-name="P1"><text:tab/>text = re.sub("대한",'',text)</text:p>
      <text:p text:style-name="P1"><text:tab/>text = re.sub("통해",'',text)</text:p>
      <text:p text:style-name="P1"><text:tab/>text = re.sub("함께",'',text)</text:p>
      <text:p text:style-name="P1"><text:tab/>text = re.sub("인공지능",'',text)</text:p>
      <text:p text:style-name="P1"><text:tab/></text:p>
      <text:p text:style-name="P1"><text:tab/>text = re.sub("hani",'',text)</text:p>
      <text:p text:style-name="P1"><text:tab/>text = re.sub("한다",'',text)</text:p>
      <text:p text:style-name="P1"><text:tab/>text = re.sub("하는",'',text)</text:p>
      <text:p text:style-name="P1"><text:tab/>text = re.sub("위해",'',text)</text:p>
      <text:p text:style-name="P1"><text:tab/>text = re.sub("co",'',text)</text:p>
      <text:p text:style-name="P1"><text:tab/>text = re.sub("kr",'',text)</text:p>
      <text:p text:style-name="P1"><text:tab/>text = re.sub("위한",'',text)</text:p>
      <text:p text:style-name="P1"><text:tab/>text = re.sub("했다",'',text)</text:p>
      <text:p text:style-name="P1"><text:tab/>text = re.sub("같은",'',text)</text:p>
      <text:p text:style-name="P1"><text:tab/>text = re.sub("것은",'',text)</text:p>
      <text:p text:style-name="P1"><text:tab/></text:p>
      <text:p text:style-name="P1"><text:tab/></text:p>
      <text:p text:style-name="P1"><text:tab/>wordcloud = WordCloud(font_path='C://Windows//Fonts//BMHANNA_11yrs', <text:s text:c="9"/></text:p>
      <text:p text:style-name="P1"><text:tab/> # 폰트 위치(거의 기본적으로 C://Windows//Fonts 안에 들어있습니다)</text:p>
      <text:p text:style-name="P1"><text:tab/> <text:s text:c="21"/>stopwords=STOPWORDS, background_color='white', <text:s text:c="7"/></text:p>
      <text:p text:style-name="P1"><text:tab/># STOPWORDS 옵션은 공백/줄바꾸기 기준으로 단어를 추출해 냅니다</text:p>
      <text:p text:style-name="P1"><text:tab/> <text:s text:c="21"/>width=1000, <text:s text:c="42"/></text:p>
      <text:p text:style-name="P1"><text:tab/># background_color는 워드클라우드 배경색을 나타냅니다. 'black'으로하면 검은색이 됩니다.</text:p>
      <text:p text:style-name="P1"><text:tab/> <text:s text:c="21"/>height=800, <text:s text:c="42"/></text:p>
      <text:p text:style-name="P1"><text:tab/># width와 height는 워드클라우드의 크기를 지정해 줍니다.</text:p>
      <text:p text:style-name="P1"><text:tab/> <text:s text:c="21"/>colormap='jet').generate(text) <text:s text:c="22"/></text:p>
      <text:p text:style-name="P1"><text:tab/># colormap은 워드 색깔을 지정해주는데 첨부한 색감표를 사용하시면 됩니다. generate() 메소드는</text:p>
      <text:p text:style-name="P1"><text:tab/><text:tab/></text:p>
      <text:p text:style-name="P1"><text:tab/></text:p>
      <text:p text:style-name="P1"><text:tab/>plt.figure(figsize=(13,13)) <text:s text:c="48"/></text:p>
      <text:p text:style-name="P1"><text:tab/># matplotlib의 pyplot을 figsize로 생성합니다</text:p>
      <text:p text:style-name="P1"><text:tab/>plt.imshow(wordcloud) <text:s text:c="54"/></text:p>
      <text:p text:style-name="P1"><text:tab/># 워드 클라우드 이미지를 pyplot에 띄웁니다</text:p>
      <text:p text:style-name="P1"><text:tab/>plt.axis("off") <text:s text:c="60"/></text:p>
      <text:p text:style-name="P1"><text:soft-page-break/><text:tab/># pyplot에 x, y축 표시를 없앱니다.</text:p>
      <text:p text:style-name="P1"><text:tab/>plt.show()</text:p>
      <text:p text:style-name="P1"/>
      <text:p text:style-name="P1"/>
      <text:p text:style-name="P1"/>
      <text:p text:style-name="P1">문제 261. EBS프로그램중에 레이디버그 게시판 글들을 워드 클라우드로 시각화 하시오!</text:p>
      <text:p text:style-name="P1"/>
      <text:p text:style-name="P1"><text:tab/>from wordcloud import WordCloud, STOPWORDS</text:p>
      <text:p text:style-name="P1"><text:tab/>import matplotlib.pyplot as plt</text:p>
      <text:p text:style-name="P1"><text:tab/>from os import path</text:p>
      <text:p text:style-name="P1"><text:tab/>import re</text:p>
      <text:p text:style-name="P1"><text:tab/></text:p>
      <text:p text:style-name="P1"><text:tab/>d = path.dirname("c://")</text:p>
      <text:p text:style-name="P1"><text:tab/>text = open(path.join(d, "ladybug3.txt"), mode="r", encoding="UTF-8").read()</text:p>
      <text:p text:style-name="P1"/>
      <text:p text:style-name="P1"><text:tab/>wordcloud = WordCloud(font_path='C://Windows//Fonts//BMHANNA_11yrs',</text:p>
      <text:p text:style-name="P1"><text:tab/> <text:s text:c="21"/>stopwords=STOPWORDS, background_color='red',</text:p>
      <text:p text:style-name="P1"><text:tab/> <text:s text:c="21"/>width=600, <text:s text:c="21"/></text:p>
      <text:p text:style-name="P1"><text:tab/> <text:s text:c="21"/>height=500, <text:s text:c="18"/></text:p>
      <text:p text:style-name="P1"><text:tab/> <text:s text:c="21"/>colormap='jet').generate(text)</text:p>
      <text:p text:style-name="P1"><text:tab/></text:p>
      <text:p text:style-name="P1"><text:tab/></text:p>
      <text:p text:style-name="P1"><text:tab/>plt.figure(figsize=(13,13)) </text:p>
      <text:p text:style-name="P1"><text:tab/>plt.imshow(wordcloud)</text:p>
      <text:p text:style-name="P1"><text:tab/>plt.axis("off")</text:p>
      <text:p text:style-name="P1"><text:tab/>plt.show()</text:p>
      <text:p text:style-name="P1"/>
      <text:p text:style-name="P1"/>
      <text:p text:style-name="P1"/>
      <text:p text:style-name="P1">문제 262. 워드 클라우드를 그리는 함수를 Text_mining() 클래스에 포함시켜서 아래와 같이 실행되게 하시오 !</text:p>
      <text:p text:style-name="P1"/>
      <text:p text:style-name="P1"><text:tab/>tm = Text_mining()</text:p>
      <text:p text:style-name="P1"><text:tab/>tm.word_cloud()</text:p>
      <text:p text:style-name="P1"><text:tab/></text:p>
      <text:p text:style-name="P1"><text:tab/>input file name : ladybug3.txt</text:p>
      <text:p text:style-name="P1"/>
      <text:p text:style-name="P1"><text:tab/>class Text_mining:</text:p>
      <text:p text:style-name="P1"><text:tab/> <text:s text:c="3"/>def __init__(self):</text:p>
      <text:p text:style-name="P1"><text:tab/> <text:s text:c="7"/>self.script = input( 'input file name : ')</text:p>
      <text:p text:style-name="P1"><text:tab/> <text:s text:c="7"/>import re</text:p>
      <text:p text:style-name="P1"><text:tab/> <text:s text:c="7"/>from time import sleep</text:p>
      <text:p text:style-name="P1"><text:tab/> <text:s text:c="7"/>from wordcloud import WordCloud, STOPWORDS</text:p>
      <text:p text:style-name="P1"><text:tab/> <text:s text:c="7"/>import matplotlib.pyplot as plt</text:p>
      <text:p text:style-name="P1"><text:tab/> <text:s text:c="7"/>from os import path</text:p>
      <text:p text:style-name="P1"><text:tab/> <text:s text:c="7"/></text:p>
      <text:p text:style-name="P1"><text:tab/> <text:s text:c="3"/>def find_word(self):</text:p>
      <text:p text:style-name="P1"><text:tab/> <text:s text:c="7"/>search_word = input( 'input word <text:s text:c="5"/>: ') <text:s text:c="6"/></text:p>
      <text:p text:style-name="P1"><text:tab/> <text:s text:c="7"/>file = open("c:\\%s" %self.script, 'r')</text:p>
      <text:p text:style-name="P1"><text:tab/> <text:s text:c="7"/>sum=0</text:p>
      <text:p text:style-name="P1"><text:tab/> <text:s text:c="7"/>for winter_list in file:</text:p>
      <text:p text:style-name="P1"><text:tab/> <text:s text:c="11"/>a = winter_list.split(' ')</text:p>
      <text:p text:style-name="P1"><text:tab/> <text:s text:c="11"/>for b in a:</text:p>
      <text:p text:style-name="P1"><text:tab/> <text:s text:c="15"/>sum += b.lower().count(search_word)</text:p>
      <text:p text:style-name="P1"><text:tab/> <text:s text:c="15"/>msg = '\r %d' %sum</text:p>
      <text:p text:style-name="P1"><text:tab/> <text:s text:c="11"/>print(msg, end = '')</text:p>
      <text:p text:style-name="P1"><text:tab/> <text:s text:c="11"/>sleep(0.000001)</text:p>
      <text:p text:style-name="P1"><text:s text:c="7"/><text:tab/> <text:s text:c="4"/></text:p>
      <text:p text:style-name="P1"><text:tab/> <text:s text:c="3"/>def positive_word(self):</text:p>
      <text:p text:style-name="P1"><text:tab/> <text:s text:c="7"/>file = open('c:\\positive-words.txt','r')</text:p>
      <text:p text:style-name="P1"><text:soft-page-break/><text:tab/> <text:s text:c="7"/>sum = 0</text:p>
      <text:p text:style-name="P1"><text:tab/> <text:s text:c="7"/>p_list = []</text:p>
      <text:p text:style-name="P1"><text:tab/> <text:s text:c="7"/>for positive_list in file:</text:p>
      <text:p text:style-name="P1"><text:tab/> <text:s text:c="11"/>a = positive_list.split(' ')</text:p>
      <text:p text:style-name="P1"><text:tab/> <text:s text:c="11"/>for b in a:</text:p>
      <text:p text:style-name="P1"><text:tab/> <text:s text:c="15"/>p_list.append( re.sub('\n', '', b).lower() )</text:p>
      <text:p text:style-name="P1"><text:tab/> <text:s text:c="7"/>return p_list</text:p>
      <text:p text:style-name="P1"><text:tab/></text:p>
      <text:p text:style-name="P1"><text:tab/> <text:s text:c="3"/>def negative_word(self):</text:p>
      <text:p text:style-name="P1"><text:tab/> <text:s text:c="7"/>file = open('c:\\negative-words.txt','r')</text:p>
      <text:p text:style-name="P1"><text:tab/> <text:s text:c="7"/>sum = 0</text:p>
      <text:p text:style-name="P1"><text:tab/> <text:s text:c="7"/>n_list = []</text:p>
      <text:p text:style-name="P1"><text:tab/> <text:s text:c="7"/>for negative_list in file:</text:p>
      <text:p text:style-name="P1"><text:tab/> <text:s text:c="11"/>a = negative_list.split(' ')</text:p>
      <text:p text:style-name="P1"><text:tab/> <text:s text:c="11"/>for b in a:</text:p>
      <text:p text:style-name="P1"><text:tab/> <text:s text:c="15"/>n_list.append( re.sub('\n', '', b).lower() )</text:p>
      <text:p text:style-name="P1"><text:tab/> <text:s text:c="7"/>return n_list</text:p>
      <text:p text:style-name="P1"><text:tab/> <text:s text:c="3"/></text:p>
      <text:p text:style-name="P1"><text:tab/> <text:s text:c="3"/>def p_count(self):</text:p>
      <text:p text:style-name="P1"><text:tab/> <text:s text:c="7"/>file = open('c:\\%s'%self.script,'r')</text:p>
      <text:p text:style-name="P1"><text:tab/> <text:s text:c="7"/>p_sum = 0</text:p>
      <text:p text:style-name="P1"><text:tab/> <text:s text:c="7"/>p_list2 = positive_word()</text:p>
      <text:p text:style-name="P1"><text:tab/> <text:s text:c="7"/>for winter_list in file:</text:p>
      <text:p text:style-name="P1"><text:tab/> <text:s text:c="11"/>a = winter_list.split(' ')</text:p>
      <text:p text:style-name="P1"><text:tab/> <text:s text:c="11"/>for b in a:</text:p>
      <text:p text:style-name="P1"><text:tab/> <text:s text:c="15"/>if re.sub('[^A-z]', '', b).lower() in p_list2:</text:p>
      <text:p text:style-name="P1"><text:tab/> <text:s text:c="19"/>p_sum = p_sum + 1</text:p>
      <text:p text:style-name="P1"><text:tab/> <text:s text:c="7"/>print(p_sum)</text:p>
      <text:p text:style-name="P1"><text:tab/> <text:s text:c="3"/></text:p>
      <text:p text:style-name="P1"><text:tab/> <text:s text:c="3"/>def n_count(self):</text:p>
      <text:p text:style-name="P1"><text:tab/> <text:s text:c="7"/>file = open('c:\\%s'%self.script,'r')</text:p>
      <text:p text:style-name="P1"><text:tab/> <text:s text:c="7"/>n_sum = 0</text:p>
      <text:p text:style-name="P1"><text:tab/> <text:s text:c="7"/>n_list2 = negative_word()</text:p>
      <text:p text:style-name="P1"><text:tab/> <text:s text:c="7"/>for winter_list in file:</text:p>
      <text:p text:style-name="P1"><text:tab/> <text:s text:c="11"/>a = winter_list.split(' ')</text:p>
      <text:p text:style-name="P1"><text:tab/> <text:s text:c="11"/>for b in a:</text:p>
      <text:p text:style-name="P1"><text:tab/> <text:s text:c="15"/>if re.sub('[^A-z]', '', b).lower() in n_list2:</text:p>
      <text:p text:style-name="P1"><text:tab/> <text:s text:c="19"/>n_sum = n_sum + 1</text:p>
      <text:p text:style-name="P1"><text:tab/> <text:s text:c="7"/>print(n_sum)</text:p>
      <text:p text:style-name="P1"><text:tab/> <text:s text:c="7"/></text:p>
      <text:p text:style-name="P1"><text:tab/> <text:s text:c="3"/>def word_cloud(self):</text:p>
      <text:p text:style-name="P1"><text:tab/> <text:s text:c="7"/>d = path.dirname("c://")</text:p>
      <text:p text:style-name="P1"><text:tab/> <text:s text:c="7"/>text = open(path.join(d, "%s"%self.script), mode="r", encoding="UTF-8").read()</text:p>
      <text:p text:style-name="P1"><text:tab/> <text:s text:c="7"/>wordcloud = WordCloud(font_path='C://Windows//Fonts//BMHANNA_11yrs',</text:p>
      <text:p text:style-name="P1"><text:tab/> <text:s text:c="29"/>stopwords=STOPWORDS, background_color='white',</text:p>
      <text:p text:style-name="P1"><text:tab/> <text:s text:c="29"/>width=600, <text:s text:c="21"/></text:p>
      <text:p text:style-name="P1"><text:tab/> <text:s text:c="29"/>height=500, <text:s text:c="18"/></text:p>
      <text:p text:style-name="P1"><text:tab/> <text:s text:c="29"/>colormap='jet').generate(text)</text:p>
      <text:p text:style-name="P1"><text:tab/> <text:s text:c="7"/>plt.figure(figsize=(13,13)) </text:p>
      <text:p text:style-name="P1"><text:tab/> <text:s text:c="7"/>plt.imshow(wordcloud)</text:p>
      <text:p text:style-name="P1"><text:tab/> <text:s text:c="7"/>plt.axis("off")</text:p>
      <text:p text:style-name="P1"><text:tab/> <text:s text:c="7"/>plt.show()</text:p>
      <text:p text:style-name="P1"><text:tab/></text:p>
      <text:p text:style-name="P1"><text:tab/>tm = Text_mining()</text:p>
      <text:p text:style-name="P1"><text:tab/>tm.word_cloud()</text:p>
      <text:p text:style-name="P1"/>
      <text:p text:style-name="P1"/>
      <text:p text:style-name="P1"/>
      <text:p text:style-name="P1">문제 263. Text_mining() 클래스에 있는 기능을 쉽게 이용할 수 있도록 메뉴를 선택하게끔 아래의 스크립트를</text:p>
      <text:p text:style-name="P1"><text:soft-page-break/><text:tab/> <text:s/>활용하시오</text:p>
      <text:p text:style-name="P1"/>
      <text:p text:style-name="P1"><text:tab/>1. 워드클라우드를 그릴려면 1번을 누르세요.</text:p>
      <text:p text:style-name="P1"><text:tab/>2. 스크립트에서 단어를 검색하려면 2번을 누르세요.</text:p>
      <text:p text:style-name="P1"><text:tab/>3. 스크립트에서 긍정단어의 갯수를 알려면 3번을 누르세요.</text:p>
      <text:p text:style-name="P1"><text:tab/>4. 스크립트에서 부정단어의 갯수를 알려면 4번을 누르세요.</text:p>
      <text:p text:style-name="P1"/>
      <text:p text:style-name="P1"><text:tab/><text:tab/>숫자 1 입력하고 엔터를 치면</text:p>
      <text:p text:style-name="P1"/>
      <text:p text:style-name="P1"><text:tab/><text:tab/>워드클라우드를 그릴 텍스트를 입력하세요 ! </text:p>
      <text:p text:style-name="P1"/>
      <text:p text:style-name="P1"/>
      <text:p text:style-name="P1"><text:tab/>def print_menu():</text:p>
      <text:p text:style-name="P1"><text:tab/> <text:s text:c="3"/>print("1. 워드클라우드를 그릴려면 1번을 누르세요.")</text:p>
      <text:p text:style-name="P1"><text:tab/> <text:s text:c="3"/>print("2. 스크립트에서 단어를 검색하려면 2번을 누르세요.")</text:p>
      <text:p text:style-name="P1"><text:tab/> <text:s text:c="3"/>print("3. 스크립트에서 긍정단어의 갯수를 알려면 3번을 누르세요.")</text:p>
      <text:p text:style-name="P1"><text:tab/> <text:s text:c="3"/>print("4. 스크립트에서 부정단어의 갯수를 알려면 4번을 누르세요.")</text:p>
      <text:p text:style-name="P1"><text:tab/> <text:s text:c="3"/>print("5. 종료")</text:p>
      <text:p text:style-name="P1"><text:tab/> <text:s text:c="3"/>menu = input("메뉴선택 : ")</text:p>
      <text:p text:style-name="P1"><text:tab/> <text:s text:c="3"/>return int(menu)</text:p>
      <text:p text:style-name="P1"><text:tab/></text:p>
      <text:p text:style-name="P1"><text:tab/>def run():</text:p>
      <text:p text:style-name="P1"><text:tab/> <text:s text:c="3"/>import Text_mining</text:p>
      <text:p text:style-name="P1"><text:tab/> <text:s text:c="3"/>tm = Text_mining.Text_mining()</text:p>
      <text:p text:style-name="P1"><text:tab/> <text:s text:c="3"/>while 1:</text:p>
      <text:p text:style-name="P1"><text:tab/> <text:s text:c="7"/>menu = print_menu()</text:p>
      <text:p text:style-name="P1"><text:tab/> <text:s text:c="7"/>if menu == 1:</text:p>
      <text:p text:style-name="P1"><text:tab/> <text:s text:c="11"/>tm.word_cloud()</text:p>
      <text:p text:style-name="P1"><text:tab/> <text:s text:c="7"/>if menu == 2:</text:p>
      <text:p text:style-name="P1"><text:tab/> <text:s text:c="11"/>tm.find_word()</text:p>
      <text:p text:style-name="P1"><text:tab/> <text:s text:c="7"/>if menu == 3:</text:p>
      <text:p text:style-name="P1"><text:tab/> <text:s text:c="11"/>tm.p_count()</text:p>
      <text:p text:style-name="P1"><text:tab/> <text:s text:c="7"/>if menu == 4:</text:p>
      <text:p text:style-name="P1"><text:tab/> <text:s text:c="11"/>tm.n_count()</text:p>
      <text:p text:style-name="P1"><text:tab/> <text:s text:c="7"/>if menu == 5:</text:p>
      <text:p text:style-name="P1"><text:tab/> <text:s text:c="11"/>break</text:p>
      <text:p text:style-name="P1"><text:tab/></text:p>
      <text:p text:style-name="P1"><text:tab/>run()</text:p>
      <text:p text:style-name="P1"/>
      <text:p text:style-name="P1"/>
      <text:p text:style-name="P1"/>
      <text:p text:style-name="P1"><text:s/>* 솔루션을 구현하기 위해서 저축해야하는 핵심 엔진 코드</text:p>
      <text:p text:style-name="P1"/>
      <text:p text:style-name="P1"><text:tab/>1. text_mining() 클래스</text:p>
      <text:p text:style-name="P1"/>
      <text:p text:style-name="P1"><text:tab/>2. 웹 스크롤링 클래스(네이버, 구글, 다음, 국내 메이저 신문사 데이터)</text:p>
      <text:p text:style-name="P1"/>
      <text:p text:style-name="P1"><text:tab/>3. 머신러닝 클래스</text:p>
      <text:p text:style-name="P2"/>
      <text:p text:style-name="P2"/>
      <text:p text:style-name="P2"/>
      <text:p text:style-name="P5"><text:span text:style-name="T1">문</text:span><text:bookmark text:name="문제264"/><text:span text:style-name="T1">제 264. 위의 코드를 Comprehension 코드로 변경하시오 !</text:span></text:p>
      <text:p text:style-name="P2"/>
      <text:p text:style-name="P2"><text:tab/>[ 출력 표현식 for 요소 in 입력 시퀀스 if 조건식 ]</text:p>
      <text:p text:style-name="P2"/>
      <text:p text:style-name="P2"><text:tab/>oldlist = [1, 2, 'A', False, 3]</text:p>
      <text:p text:style-name="P2"><text:tab/>newlist = [i*i for i in oldlist if type(i) == int ]</text:p>
      <text:p text:style-name="P2"><text:tab/> <text:s text:c="7"/></text:p>
      <text:p text:style-name="P2"><text:tab/>print(newlist)</text:p>
      <text:p text:style-name="P2"><text:soft-page-break/></text:p>
      <text:p text:style-name="P2"><text:tab/>[1, 4, 9]</text:p>
      <text:p text:style-name="P2"/>
      <text:p text:style-name="P2"/>
      <text:p text:style-name="P2"/>
      <text:p text:style-name="P2">문제 265. 아래의 코드를 Comprehension코드로 변경하시오 !</text:p>
      <text:p text:style-name="P2"/>
      <text:p text:style-name="P2"><text:tab/>변경전 : </text:p>
      <text:p text:style-name="P2"><text:tab/><text:tab/>import csv</text:p>
      <text:p text:style-name="P2"><text:tab/><text:tab/></text:p>
      <text:p text:style-name="P2"><text:tab/><text:tab/>file = open('c:\\emp2.csv','r')</text:p>
      <text:p text:style-name="P2"><text:tab/><text:tab/>emp_csv = csv.reader(file)</text:p>
      <text:p text:style-name="P2"><text:tab/><text:tab/>emp_sal = []</text:p>
      <text:p text:style-name="P2"><text:tab/><text:tab/>for i in emp_csv:</text:p>
      <text:p text:style-name="P2"><text:tab/><text:tab/> <text:s text:c="3"/>emp_sal.append(int(i[5]))</text:p>
      <text:p text:style-name="P2"><text:tab/><text:tab/>print( max(emp_sal))</text:p>
      <text:p text:style-name="P2"/>
      <text:p text:style-name="P2"><text:tab/>변경후 :<text:tab/></text:p>
      <text:p text:style-name="P2"><text:tab/><text:tab/>import csv</text:p>
      <text:p text:style-name="P2"><text:tab/><text:tab/></text:p>
      <text:p text:style-name="P2"><text:tab/><text:tab/>file = open('c:\\emp2.csv','r')</text:p>
      <text:p text:style-name="P2"><text:tab/><text:tab/>emp_csv = csv.reader(file)</text:p>
      <text:p text:style-name="P2"><text:tab/><text:tab/>emp_sal = [int(i[5]) for i in emp_csv]</text:p>
      <text:p text:style-name="P2"><text:tab/><text:tab/>print( max(emp_sal))</text:p>
      <text:p text:style-name="P2"/>
      <text:p text:style-name="P2"/>
      <text:p text:style-name="P2"/>
      <text:p text:style-name="P5"><text:span text:style-name="T1">문제 2</text:span><text:bookmark text:name="문제266"/><text:span text:style-name="T1">66. 위의 코드를 Comprehension안쓴 코드로 작성하시오 !</text:span></text:p>
      <text:p text:style-name="P2"/>
      <text:p text:style-name="P2"><text:tab/>oldset = [1, 2, 3, 3, 4]</text:p>
      <text:p text:style-name="P2"><text:tab/>newset = []</text:p>
      <text:p text:style-name="P2"><text:tab/></text:p>
      <text:p text:style-name="P2"><text:tab/>for i in oldset:</text:p>
      <text:p text:style-name="P2"><text:tab/> <text:s text:c="3"/>newset.append(i*i)</text:p>
      <text:p text:style-name="P2"><text:tab/></text:p>
      <text:p text:style-name="P2"><text:tab/>newset = set(newset)</text:p>
      <text:p text:style-name="P2"><text:tab/>print(newset)</text:p>
      <text:p text:style-name="P2"/>
      <text:p text:style-name="P2"/>
      <text:p text:style-name="P2"/>
      <text:p text:style-name="P5"><text:span text:style-name="T1">문제 26</text:span><text:bookmark text:name="문제267"/><text:span text:style-name="T1">7. 위의 코드를 Comprehension안쓴 코드로 변경하시오 !</text:span></text:p>
      <text:p text:style-name="P2"/>
      <text:p text:style-name="P2"><text:tab/>id_name = {1 :'김준구', 2:'장보겸', 3:'정지엽'}</text:p>
      <text:p text:style-name="P2"><text:tab/>a = {}</text:p>
      <text:p text:style-name="P2"><text:tab/>for key,val in id_name.items():</text:p>
      <text:p text:style-name="P2"><text:tab/> <text:s text:c="3"/>a[val] = key</text:p>
      <text:p text:style-name="P2"><text:tab/>print(a)</text:p>
      <text:p text:style-name="P2"/>
      <text:p text:style-name="P9"><text:span text:style-name="T1">■ 삽입정</text:span><text:bookmark text:name="삽입정렬"/><text:span text:style-name="T1">렬</text:span></text:p>
      <text:p text:style-name="P2"/>
      <text:p text:style-name="P2">문제 268. (오늘의 마지막 문제) 알고리즘 문제</text:p>
      <text:p text:style-name="P2"><text:tab/> <text:s/>삽입정렬 알고리즘을 파이썬으로 구현하시오 !</text:p>
      <text:p text:style-name="P2"/>
      <text:p text:style-name="P2"><text:tab/><text:tab/>def insert_sort(data):</text:p>
      <text:p text:style-name="P2"><text:tab/><text:tab/> <text:s text:c="3"/>sort_data = [min(data)]</text:p>
      <text:p text:style-name="P2"><text:tab/><text:tab/> <text:s text:c="3"/>sort_data.append(max(data))</text:p>
      <text:p text:style-name="P2"><text:tab/><text:tab/> <text:s text:c="3"/>data.remove(min(data))</text:p>
      <text:p text:style-name="P2"><text:tab/><text:tab/> <text:s text:c="3"/>data.remove(max(data))</text:p>
      <text:p text:style-name="P2"><text:tab/><text:tab/> <text:s text:c="3"/>for i in data:</text:p>
      <text:p text:style-name="P2"><text:tab/><text:tab/> <text:s text:c="7"/>for j in sort_data:</text:p>
      <text:p text:style-name="P2"><text:tab/><text:tab/> <text:s text:c="11"/>if j &gt; i:</text:p>
      <text:p text:style-name="P2"><text:tab/><text:tab/> <text:s text:c="15"/>ind = sort_data.index(j)</text:p>
      <text:p text:style-name="P2"><text:tab/><text:tab/> <text:s text:c="15"/>sort_data.insert(ind,i)</text:p>
      <text:p text:style-name="P2"><text:tab/><text:tab/> <text:s text:c="15"/>break</text:p>
      <text:p text:style-name="P2"><text:tab/><text:tab/> <text:s text:c="11"/>elif j &lt; i:</text:p>
      <text:p text:style-name="P2"><text:tab/><text:tab/> <text:s text:c="15"/>continue</text:p>
      <text:p text:style-name="P2"><text:tab/><text:tab/> <text:s text:c="11"/>elif sort_data.index(j) == len(sort_data)-1:</text:p>
      <text:p text:style-name="P2"><text:tab/><text:tab/> <text:s text:c="15"/>sort_data.append(i)</text:p>
      <text:p text:style-name="P2"><text:tab/><text:tab/> <text:s text:c="3"/>return sort_data</text:p>
      <text:p text:style-name="P2"><text:tab/><text:tab/></text:p>
      <text:p text:style-name="P2"><text:tab/><text:tab/>a = [4, 1, 5, 2, 3]</text:p>
      <text:p text:style-name="P2"><text:tab/><text:tab/></text:p>
      <text:p text:style-name="P2"><text:tab/><text:tab/>print(insert_sort(a))</text:p>
      <text:p text:style-name="P2"/>
      <text:p text:style-name="P2"><text:tab/>좋은 방법(준하) : </text:p>
      <text:p text:style-name="P2"><text:tab/><text:tab/>a = [5,4,3,2,1,8,7,10, 9]</text:p>
      <text:p text:style-name="P2"><text:tab/><text:tab/>def insert_sort(data):</text:p>
      <text:p text:style-name="P2"><text:tab/><text:tab/> <text:s text:c="3"/>for i in range(1,len(data)):</text:p>
      <text:p text:style-name="P2"><text:tab/><text:tab/> <text:s text:c="7"/>for j in range(i):</text:p>
      <text:p text:style-name="P2"><text:tab/><text:tab/> <text:s text:c="11"/>if data[i] &lt; data[j]:</text:p>
      <text:p text:style-name="P2"><text:tab/><text:tab/> <text:s text:c="15"/>tmp = data[i]</text:p>
      <text:p text:style-name="P2"><text:tab/><text:tab/> <text:s text:c="15"/>del data[i]</text:p>
      <text:p text:style-name="P2"><text:tab/><text:tab/> <text:s text:c="15"/>data.insert(j,tmp)</text:p>
      <text:p text:style-name="P2"><text:tab/><text:tab/> <text:s text:c="3"/>return data</text:p>
      <text:p text:style-name="P2"><text:tab/><text:tab/>print(insert_sort(a))</text:p>
      <text:p text:style-name="P8">문제 2<text:bookmark text:name="문제269"/>69. 겨울왕국 대본에 알파벳 문자의 갯수가 어떻게 되는가?</text:p>
      <text:p text:style-name="P2"/>
      <text:p text:style-name="P2"><text:tab/>text_file = open('c:\\winter.txt')</text:p>
      <text:p text:style-name="P2"><text:tab/>lines = text_file.readlines()<text:tab/><text:tab/># 텍스트 파일을 한줄씩 읽기</text:p>
      <text:p text:style-name="P2"><text:tab/>total = 0</text:p>
      <text:p text:style-name="P2"><text:tab/></text:p>
      <text:p text:style-name="P2"><text:tab/>for s in lines:</text:p>
      <text:p text:style-name="P2"><text:tab/> <text:s text:c="3"/>cnt = sum( i.isalpha() for i in s)</text:p>
      <text:p text:style-name="P2"><text:tab/> <text:s text:c="3"/>print(s, cnt)</text:p>
      <text:p text:style-name="P2"><text:tab/> <text:s text:c="3"/>total = total + cnt</text:p>
      <text:p text:style-name="P2"><text:tab/> <text:s text:c="3"/></text:p>
      <text:p text:style-name="P2"><text:tab/>print(total)</text:p>
      <text:p text:style-name="P2"/>
      <text:p text:style-name="P2"><text:tab/>82180</text:p>
      <text:p text:style-name="P2"/>
      <text:p text:style-name="P2"><text:tab/><text:tab/>※ lines : [' "Final Shooting Draft\n',</text:p>
      <text:p text:style-name="P2"><text:tab/><text:tab/><text:tab/><text:tab/> 'by\n',</text:p>
      <text:p text:style-name="P2"><text:tab/><text:tab/><text:tab/><text:tab/> 'Jennifer Lee\n',</text:p>
      <text:p text:style-name="P2"><text:tab/><text:tab/><text:tab/><text:tab/> '9/23/13\n',</text:p>
      <text:p text:style-name="P2"><text:tab/><text:tab/><text:tab/><text:tab/> 'Property of the Walt Disney Animation Studios\n' ........]</text:p>
      <text:p text:style-name="P2"><text:tab/><text:tab/><text:tab/>겨울왕국 대본을 한라인씩 리스트의 요소로 담아냄</text:p>
      <text:p text:style-name="P2"/>
      <text:p text:style-name="P2"/>
      <text:p text:style-name="P2"/>
      <text:p text:style-name="P2">문제 270. 겨울왕국 대본에 숫자가 몇개 있는지 출력하시오 !</text:p>
      <text:p text:style-name="P2"/>
      <text:p text:style-name="P2"><text:tab/>text_file = open('c:\\winter.txt')</text:p>
      <text:p text:style-name="P2"><text:tab/>lines = text_file.readlines()</text:p>
      <text:p text:style-name="P2"><text:tab/>total = 0</text:p>
      <text:p text:style-name="P2"><text:tab/></text:p>
      <text:p text:style-name="P2"><text:tab/>for s in lines:</text:p>
      <text:p text:style-name="P2"><text:tab/> <text:s text:c="3"/>cnt = sum( i.isdigit() for i in s)</text:p>
      <text:p text:style-name="P2"><text:tab/> <text:s text:c="3"/>print(s, cnt)</text:p>
      <text:p text:style-name="P2"><text:tab/> <text:s text:c="3"/>total = total + cnt</text:p>
      <text:p text:style-name="P2"><text:tab/> <text:s text:c="3"/></text:p>
      <text:p text:style-name="P2"><text:tab/>print(total)</text:p>
      <text:p text:style-name="P2"/>
      <text:p text:style-name="P2"><text:tab/>264</text:p>
      <text:p text:style-name="P2"/>
      <text:p text:style-name="P2"/>
      <text:p text:style-name="P2"/>
      <text:p text:style-name="P2">문제 272<text:bookmark text:name="문제272"/>. 겨울왕국 대본의 전체 문자의 갯수는 어떻게 되는가?</text:p>
      <text:p text:style-name="P2"/>
      <text:p text:style-name="P2"><text:tab/>import re</text:p>
      <text:p text:style-name="P2"><text:tab/>text_file = open('c:\\winter.txt')</text:p>
      <text:p text:style-name="P2"><text:tab/>text = text_file.read()</text:p>
      <text:p text:style-name="P2"><text:tab/>text = re.sub('\n', '', text)</text:p>
      <text:p text:style-name="P2"><text:tab/>print(len(text))</text:p>
      <text:p text:style-name="P2"/>
      <text:p text:style-name="P2"><text:tab/>105199</text:p>
      <text:p text:style-name="P2"/>
      <text:p text:style-name="P2"/>
      <text:p text:style-name="P2"/>
      <text:p text:style-name="P2">문제 273. 겨울왕국 대본에서 특수문자의 개수를 출력하시오 !</text:p>
      <text:p text:style-name="P2"/>
      <text:p text:style-name="P2"><text:tab/><text:tab/>전체문자의 개수 - 알파벳의 갯수 - 숫자의 개수 - 공백의 개수</text:p>
      <text:p text:style-name="P2"/>
      <text:p text:style-name="P2"><text:tab/>text_file = open('c:\\winter.txt')</text:p>
      <text:p text:style-name="P2"><text:tab/>lines = text_file.readlines()</text:p>
      <text:p text:style-name="P2"><text:soft-page-break/><text:tab/>total = 0</text:p>
      <text:p text:style-name="P2"><text:tab/>total1 = 0</text:p>
      <text:p text:style-name="P2"><text:tab/></text:p>
      <text:p text:style-name="P2"><text:tab/>for s in lines:</text:p>
      <text:p text:style-name="P2"><text:tab/> <text:s text:c="3"/>cnt = len(s)</text:p>
      <text:p text:style-name="P2"><text:tab/> <text:s text:c="3"/>cnt_alpha = sum( i.isalpha() for i in s)</text:p>
      <text:p text:style-name="P2"><text:tab/> <text:s text:c="3"/>cnt_digit = sum( i.isdigit() for i in s)</text:p>
      <text:p text:style-name="P2"><text:tab/> <text:s text:c="3"/>cnt_space = sum( i.isspace() for i in s)</text:p>
      <text:p text:style-name="P2"><text:tab/> <text:s text:c="3"/>total += cnt</text:p>
      <text:p text:style-name="P2"><text:tab/> <text:s text:c="3"/>total1 += cnt_alpha + cnt_digit + cnt_space</text:p>
      <text:p text:style-name="P2"><text:tab/> <text:s text:c="3"/></text:p>
      <text:p text:style-name="P2"><text:tab/>print( total - total1 )</text:p>
      <text:p text:style-name="P2"/>
      <text:p text:style-name="P2"><text:tab/>7083</text:p>
      <text:p text:style-name="P2"/>
      <text:p text:style-name="P2"/>
      <text:p text:style-name="P2"/>
      <text:p text:style-name="P2">문제 2<text:bookmark text:name="문제274"/>74. 구구단 2단을 파이썬으로 구현하시오 ! (loop문 사용)</text:p>
      <text:p text:style-name="P2"/>
      <text:p text:style-name="P2"><text:tab/>2 x 10 = 20</text:p>
      <text:p text:style-name="P2"><text:tab/>2 x 9 = 18</text:p>
      <text:p text:style-name="P2"><text:tab/>2 x 8 = 16</text:p>
      <text:p text:style-name="P2"><text:tab/>2 x 7 = 14</text:p>
      <text:p text:style-name="P2"><text:tab/>2 x 6 = 12</text:p>
      <text:p text:style-name="P2"><text:tab/>2 x 5 = 10</text:p>
      <text:p text:style-name="P2"><text:tab/>2 x 4 = 8</text:p>
      <text:p text:style-name="P2"><text:tab/>2 x 3 = 6</text:p>
      <text:p text:style-name="P2"><text:tab/>2 x 2 = 4</text:p>
      <text:p text:style-name="P2"><text:tab/>2 x 1 = 2</text:p>
      <text:p text:style-name="P2"/>
      <text:p text:style-name="P2"><text:tab/>for i in range(10,0,-1):</text:p>
      <text:p text:style-name="P2"><text:tab/> <text:s text:c="3"/>print('2 x %d = %d' %(i, i*2))</text:p>
      <text:p text:style-name="P2"/>
      <text:p text:style-name="P2"/>
      <text:p text:style-name="P2"/>
      <text:p text:style-name="P2"/>
      <text:p text:style-name="P2">문제 275. 위의 구구단을 재귀함수로 구현하시오!</text:p>
      <text:p text:style-name="P2"><text:tab/> <text:s text:c="7"/></text:p>
      <text:p text:style-name="P2"><text:tab/>countdown(10)</text:p>
      <text:p text:style-name="P2"/>
      <text:p text:style-name="P2"><text:tab/>2 x 10 = 20</text:p>
      <text:p text:style-name="P2"><text:tab/>2 x 9 = 18</text:p>
      <text:p text:style-name="P2"><text:tab/>2 x 8 = 16</text:p>
      <text:p text:style-name="P2"><text:tab/>2 x 7 = 14</text:p>
      <text:p text:style-name="P2"><text:tab/>2 x 6 = 12</text:p>
      <text:p text:style-name="P2"><text:tab/>2 x 5 = 10</text:p>
      <text:p text:style-name="P2"><text:tab/>2 x 4 = 8</text:p>
      <text:p text:style-name="P2"><text:tab/>2 x 3 = 6</text:p>
      <text:p text:style-name="P2"><text:tab/>2 x 2 = 4</text:p>
      <text:p text:style-name="P2"><text:tab/>2 x 1 = 2</text:p>
      <text:p text:style-name="P2"/>
      <text:p text:style-name="P2"><text:tab/>def countdown(n):</text:p>
      <text:p text:style-name="P2"><text:tab/> <text:s text:c="3"/>if n != 0:</text:p>
      <text:p text:style-name="P2"><text:tab/> <text:s text:c="7"/>print('2 x %d = %d' %(n,n*2))</text:p>
      <text:p text:style-name="P2"><text:tab/> <text:s text:c="7"/>countdown(n-1)</text:p>
      <text:p text:style-name="P2"/>
      <text:p text:style-name="P2"/>
      <text:p text:style-name="P2"/>
      <text:p text:style-name="P2"><text:tab/>★★ 재귀함수 내부적으로 일어나는 일★★</text:p>
      <text:p text:style-name="P2"><text:soft-page-break/><text:tab/><text:tab/>함수 내에서 다시 자신을 호출한 후 그 함수가 끝날 때 까지 함수 호출</text:p>
      <text:p text:style-name="P2"><text:tab/><text:tab/>이후의 명령문은 실행하지 않는다.</text:p>
      <text:p text:style-name="P2"><text:tab/><text:tab/></text:p>
      <text:p text:style-name="P2"><text:tab/> <text:s text:c="2"/>countdown(10)<text:tab/><text:tab/><text:tab/><text:tab/><text:tab/><text:tab/><text:tab/># <text:s text:c="3"/>실행순서</text:p>
      <text:p text:style-name="P2"><text:tab/> <text:s text:c="4"/>print('2 x %d = %d' %(10,10*2))<text:tab/><text:tab/><text:tab/><text:tab/><text:tab/>#<text:tab/>11</text:p>
      <text:p text:style-name="P2"><text:tab/> <text:s text:c="6"/>countdown(9)</text:p>
      <text:p text:style-name="P2"><text:tab/><text:tab/> print('2 x %d = %d' %(9,9*2))<text:tab/><text:tab/><text:tab/><text:tab/><text:tab/>#<text:tab/>10</text:p>
      <text:p text:style-name="P2"><text:s text:c="19"/>countdown(8)</text:p>
      <text:p text:style-name="P2"><text:tab/><text:tab/> <text:s text:c="4"/>print('2 x %d = %d' %(8,8*2))<text:tab/><text:tab/><text:tab/><text:tab/>#<text:tab/>9</text:p>
      <text:p text:style-name="P2"><text:tab/><text:tab/> <text:s text:c="6"/>countdown<text:tab/></text:p>
      <text:p text:style-name="P2"><text:tab/><text:tab/><text:tab/> print('2 x %d = %d' %(7,7*2))<text:tab/><text:tab/><text:tab/><text:tab/>#<text:tab/>8</text:p>
      <text:p text:style-name="P2"><text:tab/><text:tab/><text:tab/> <text:s text:c="2"/>countdown(6)</text:p>
      <text:p text:style-name="P2"><text:tab/><text:tab/><text:tab/> <text:s text:c="4"/>print('2 x %d = %d' %(6,6*2))<text:tab/><text:tab/><text:tab/>#<text:tab/>7</text:p>
      <text:p text:style-name="P2"><text:tab/><text:tab/><text:tab/> <text:s text:c="6"/>countdown(5)</text:p>
      <text:p text:style-name="P2"><text:tab/><text:tab/><text:tab/><text:tab/> print('2 x %d = %d' %(5,5*2))<text:tab/><text:tab/><text:tab/>#<text:tab/>6</text:p>
      <text:p text:style-name="P2"><text:tab/><text:tab/><text:tab/><text:tab/> <text:s text:c="2"/>countdown(4)</text:p>
      <text:p text:style-name="P2"><text:tab/><text:tab/><text:tab/><text:tab/> <text:s text:c="4"/>print('2 x %d = %d' %(4,4*2))<text:tab/><text:tab/>#<text:tab/>5</text:p>
      <text:p text:style-name="P2"><text:tab/><text:tab/><text:tab/><text:tab/> <text:s text:c="6"/>countdown(3)</text:p>
      <text:p text:style-name="P2"><text:tab/><text:tab/><text:tab/><text:tab/><text:tab/> print('2 x %d = %d' %(3,3*2))<text:tab/><text:tab/>#<text:tab/>4</text:p>
      <text:p text:style-name="P2"><text:tab/><text:tab/><text:tab/><text:tab/><text:tab/> <text:s text:c="2"/>countdown(2)</text:p>
      <text:p text:style-name="P2"><text:tab/><text:tab/><text:tab/><text:tab/><text:tab/> <text:s text:c="4"/>print('2 x %d = %d' %(2,2*2))<text:tab/>#<text:tab/>3</text:p>
      <text:p text:style-name="P2"><text:tab/><text:tab/><text:tab/><text:tab/><text:tab/> <text:s text:c="6"/>countdown(1)</text:p>
      <text:p text:style-name="P2"><text:tab/><text:tab/><text:tab/><text:tab/><text:tab/><text:tab/> print('2 x %d = %d' %(1,1*2))<text:tab/>#<text:tab/>2</text:p>
      <text:p text:style-name="P2"><text:tab/><text:tab/><text:tab/><text:tab/><text:tab/><text:tab/> <text:s text:c="2"/>countdown(0)</text:p>
      <text:p text:style-name="P2"><text:tab/><text:tab/><text:tab/><text:tab/><text:tab/><text:tab/> <text:s text:c="4"/>출력할거 없음 끝<text:tab/><text:tab/>#<text:tab/>1</text:p>
      <text:p text:style-name="P2"/>
      <text:p text:style-name="P2"/>
      <text:p text:style-name="P2"/>
      <text:p text:style-name="P2">문제 276. loop문을 이용하지 말고 재귀함수를 이용해서 아래의 결과를 출력하시오 !</text:p>
      <text:p text:style-name="P2"/>
      <text:p text:style-name="P2"><text:tab/>def star_print(n):</text:p>
      <text:p text:style-name="P2"><text:tab/> <text:s text:c="3"/>if n != 0:</text:p>
      <text:p text:style-name="P2"><text:tab/> <text:s text:c="7"/>star_print(n-1)</text:p>
      <text:p text:style-name="P2"><text:tab/> <text:s text:c="7"/>print(n*'★')</text:p>
      <text:p text:style-name="P2"><text:tab/></text:p>
      <text:p text:style-name="P2"><text:tab/>star_print(7)</text:p>
      <text:p text:style-name="P2"/>
      <text:p text:style-name="P2"><text:tab/>★</text:p>
      <text:p text:style-name="P2"><text:tab/>★★</text:p>
      <text:p text:style-name="P2"><text:tab/>★★★</text:p>
      <text:p text:style-name="P2"><text:tab/>★★★★</text:p>
      <text:p text:style-name="P2"><text:tab/>★★★★★</text:p>
      <text:p text:style-name="P2"><text:tab/>★★★★★★</text:p>
      <text:p text:style-name="P2"><text:tab/>★★★★★★★</text:p>
      <text:p text:style-name="P2"/>
      <text:p text:style-name="P2"/>
      <text:p text:style-name="P2"/>
      <text:p text:style-name="P2"/>
      <text:p text:style-name="P2">문제 278. factorial 함수를 재귀함수로 구현하시오 !</text:p>
      <text:p text:style-name="P2"/>
      <text:p text:style-name="P2"><text:tab/>def factorial(n):</text:p>
      <text:p text:style-name="P2"><text:tab/> <text:s text:c="3"/>if n == 1:</text:p>
      <text:p text:style-name="P2"><text:tab/> <text:s text:c="7"/>return 1</text:p>
      <text:p text:style-name="P2"><text:tab/> <text:s text:c="3"/>elif n &gt; 1:</text:p>
      <text:p text:style-name="P2"><text:tab/> <text:s text:c="7"/>return n*factorial(n-1)</text:p>
      <text:p text:style-name="P2"><text:tab/></text:p>
      <text:p text:style-name="P2"><text:tab/>print(factorial(5))</text:p>
      <text:p text:style-name="P2"/>
      <text:p text:style-name="P2"/>
      <text:p text:style-name="P2"><text:soft-page-break/></text:p>
      <text:p text:style-name="P2">문제 279. loop문을 이용해서 최대공약수를 구하시오 !</text:p>
      <text:p text:style-name="P2"/>
      <text:p text:style-name="P2"><text:tab/>def find_gcd(a, b):</text:p>
      <text:p text:style-name="P2"><text:tab/> <text:s text:c="3"/>dummy = 0</text:p>
      <text:p text:style-name="P2"><text:tab/> <text:s text:c="3"/>i = 1</text:p>
      <text:p text:style-name="P2"><text:tab/> <text:s text:c="3"/>c = 1</text:p>
      <text:p text:style-name="P2"><text:tab/> <text:s text:c="3"/>if a &lt;= <text:s/>b:</text:p>
      <text:p text:style-name="P2"><text:tab/> <text:s text:c="7"/>dummy = a</text:p>
      <text:p text:style-name="P2"><text:tab/> <text:s text:c="7"/>a = b</text:p>
      <text:p text:style-name="P2"><text:tab/> <text:s text:c="7"/>b = dummy</text:p>
      <text:p text:style-name="P2"><text:tab/> <text:s text:c="3"/>while i &lt; b:</text:p>
      <text:p text:style-name="P2"><text:tab/> <text:s text:c="7"/>i += 1</text:p>
      <text:p text:style-name="P2"><text:tab/> <text:s text:c="7"/>if a%i == 0:</text:p>
      <text:p text:style-name="P2"><text:tab/> <text:s text:c="11"/>a = a / i</text:p>
      <text:p text:style-name="P2"><text:tab/> <text:s text:c="11"/>if b%i == 0:</text:p>
      <text:p text:style-name="P2"><text:tab/> <text:s text:c="15"/>b = b / i</text:p>
      <text:p text:style-name="P2"><text:tab/> <text:s text:c="15"/>c = c * i</text:p>
      <text:p text:style-name="P2"><text:tab/> <text:s text:c="11"/>i = 1</text:p>
      <text:p text:style-name="P2"><text:tab/> <text:s text:c="3"/>return c</text:p>
      <text:p text:style-name="P2"><text:tab/> <text:s text:c="3"/></text:p>
      <text:p text:style-name="P2"><text:tab/>print(find_gcd(20,16))</text:p>
      <text:p text:style-name="P2"/>
      <text:p text:style-name="P2"/>
      <text:p text:style-name="P2">문제 280. (오늘의 마지막 문제) 최대공약수 구하는 함수를 재귀함수를 로 구현하시오 !</text:p>
      <text:p text:style-name="P2"/>
      <text:p text:style-name="P2"><text:tab/>def find_gcd(a, b):</text:p>
      <text:p text:style-name="P2"><text:tab/> <text:s text:c="3"/>if a &lt;= <text:s/>b:</text:p>
      <text:p text:style-name="P2"><text:tab/> <text:s text:c="7"/>dummy = a</text:p>
      <text:p text:style-name="P2"><text:tab/> <text:s text:c="7"/>a = b</text:p>
      <text:p text:style-name="P2"><text:tab/> <text:s text:c="7"/>b = dummy</text:p>
      <text:p text:style-name="P2"/>
      <text:p text:style-name="P2"/>
      <text:p text:style-name="P2">문제 <text:bookmark text:name="문제281"/>281. 아래의 연설문에 '국민'이라는 단어가 몇번 나왔는지 count하시오 !</text:p>
      <text:p text:style-name="P2"/>
      <text:p text:style-name="P2"><text:tab/>x = '''안녕하십니까 안철수입니다.</text:p>
      <text:p text:style-name="P2"><text:tab/> </text:p>
      <text:p text:style-name="P2"><text:tab/>.................</text:p>
      <text:p text:style-name="P2"><text:tab/></text:p>
      <text:p text:style-name="P2"><text:tab/>그렇습니다. 미래는 지금 우리 앞에 있습니다.</text:p>
      <text:p text:style-name="P2"><text:tab/> </text:p>
      <text:p text:style-name="P2"><text:tab/>고맙습니다." '''</text:p>
      <text:p text:style-name="P2"><text:tab/>word_count1 = x.count('국민')</text:p>
      <text:p text:style-name="P2"><text:tab/>print(word_count1)</text:p>
      <text:p text:style-name="P2"/>
      <text:p text:style-name="P2"><text:tab/><text:tab/>※ 안철수 연설문.txt 참고 </text:p>
      <text:p text:style-name="P2"/>
      <text:p text:style-name="P2"/>
      <text:p text:style-name="P2"/>
      <text:p text:style-name="P2">문제<text:bookmark text:name="문제283"/> 283. 아래의 log변수를 가지고 아래의 결과를 출력하시오 !</text:p>
      <text:p text:style-name="P2"/>
      <text:p text:style-name="P2"><text:tab/>log = 'name:홍길동 age:17 sex:남자 nation:조선'</text:p>
      <text:p text:style-name="P2"><text:tab/>log_split = log.split(' ')</text:p>
      <text:p text:style-name="P2"><text:tab/>for i in log_split:</text:p>
      <text:p text:style-name="P2"><text:tab/> <text:s text:c="3"/>st = i.split(':')</text:p>
      <text:p text:style-name="P2"><text:tab/> <text:s text:c="3"/>print('%s --&gt; %s'%(st[0],st[1]))</text:p>
      <text:p text:style-name="P2"/>
      <text:p text:style-name="P2"/>
      <text:p text:style-name="P2"/>
      <text:p text:style-name="P2"><text:soft-page-break/>문제<text:bookmark text:name="문제284"/> 284. split이용하지 말고 가급적 replace를 이용해서 log리스트에서 아래의 결과를 출력하시오 !</text:p>
      <text:p text:style-name="P2"/>
      <text:p text:style-name="P2"><text:tab/>log = 'name:홍길동 age:17 sex:남자 nation:조선'</text:p>
      <text:p text:style-name="P2"><text:tab/>log_split = log.split(' ')</text:p>
      <text:p text:style-name="P2"><text:tab/>for i in log_split:</text:p>
      <text:p text:style-name="P2"><text:tab/> <text:s text:c="3"/>st = i.replace(':',' --&gt; ')</text:p>
      <text:p text:style-name="P2"><text:tab/> <text:s text:c="3"/>print(st)</text:p>
      <text:p text:style-name="P2"/>
      <text:p text:style-name="P2"/>
      <text:p text:style-name="P2"/>
      <text:p text:style-name="P2">문제 <text:bookmark text:name="문제285"/>285. ascii코드표를 파이썬으로 출력하시오 !</text:p>
      <text:p text:style-name="P2"/>
      <text:p text:style-name="P2"><text:tab/><text:tab/>alpha = 'ABCDEFGHIJKLMNOPQRSTUVWXYZabcdefghijklmnopqrstuvwxyz'</text:p>
      <text:p text:style-name="P2"><text:tab/><text:tab/>for i in range(len(alpha)):</text:p>
      <text:p text:style-name="P2"><text:tab/><text:tab/> <text:s text:c="3"/>a_txt = alpha[i].encode()</text:p>
      <text:p text:style-name="P2"><text:tab/><text:tab/> <text:s text:c="3"/>print (a_txt[0], '--&gt;',alpha[i])</text:p>
      <text:p text:style-name="P2"/>
      <text:p text:style-name="P2"><text:tab/>답 : </text:p>
      <text:p text:style-name="P2"><text:tab/><text:tab/>import string</text:p>
      <text:p text:style-name="P2"><text:tab/><text:tab/>for i in range(128):</text:p>
      <text:p text:style-name="P2"><text:tab/><text:tab/> <text:s text:c="3"/>print( i, '--&gt;', chr(i))</text:p>
      <text:p text:style-name="P2"/>
      <text:p text:style-name="P2"/>
      <text:p text:style-name="P2"/>
      <text:p text:style-name="P2">문제<text:bookmark text:name="문제288"/> 288. (카카오 경력 공채 문제를 이해하기 위해서 알아야할 기본)</text:p>
      <text:p text:style-name="P2"><text:tab/> <text:s/>\t (탭) 을 이용해서 아래의 결과를 출력하시오 !</text:p>
      <text:p text:style-name="P2"/>
      <text:p text:style-name="P2"><text:tab/>10<text:tab/>11<text:tab/>12<text:tab/>13<text:tab/>14<text:tab/>15<text:tab/>16<text:tab/>17<text:tab/>18</text:p>
      <text:p text:style-name="P2"/>
      <text:p text:style-name="P2"><text:tab/>for i in range(10,19):</text:p>
      <text:p text:style-name="P2"><text:tab/> <text:s text:c="3"/>print( i, end = '\t')</text:p>
      <text:p text:style-name="P2"/>
      <text:p text:style-name="P2"/>
      <text:p text:style-name="P2"/>
      <text:p text:style-name="P2">문제 289. (카카오 경력 공채 문제를 이해하기 위해서 알아야할 기본)</text:p>
      <text:p text:style-name="P2"><text:tab/> <text:s/>아래의 탭으로 구분된 단어를 k_pop 리스트에 넣으시오!</text:p>
      <text:p text:style-name="P2"/>
      <text:p text:style-name="P2"><text:tab/>song = 'Yesterday\tLet it be\tGee(지)\t소원을 말해봐\t다시 만난 세계'</text:p>
      <text:p text:style-name="P2"/>
      <text:p text:style-name="P2"><text:tab/>결과 :</text:p>
      <text:p text:style-name="P2"><text:tab/></text:p>
      <text:p text:style-name="P2"><text:tab/>['Yesterday', 'Let it be', 'Gee(지)', '소원을 말해봐','다시 만난 세계']</text:p>
      <text:p text:style-name="P2"/>
      <text:p text:style-name="P2"/>
      <text:p text:style-name="P2"><text:tab/><text:tab/>song = 'Yesterday\tLet it be\tGee(지)\t소원을 말해봐\t다시 만난 세계'</text:p>
      <text:p text:style-name="P2"><text:tab/><text:tab/>kpop_list = song.split('\t')</text:p>
      <text:p text:style-name="P2"><text:tab/><text:tab/>print(kpop_list)</text:p>
      <text:p text:style-name="P2"/>
      <text:p text:style-name="P2"/>
      <text:p text:style-name="P2"/>
      <text:p text:style-name="P2">문제 2<text:bookmark text:name="문제290"/>90. 아래의 리스트를 무작위로 섞어서 3번 출력하시오 !</text:p>
      <text:p text:style-name="P2"/>
      <text:p text:style-name="P2"><text:tab/>music = ['Yesterday','let it be', '소원을 말해봐', 'Gee', '다만세']</text:p>
      <text:p text:style-name="P2"/>
      <text:p text:style-name="P2"><text:tab/>from random import shuffle</text:p>
      <text:p text:style-name="P2"><text:tab/>for i in range(3):</text:p>
      <text:p text:style-name="P2"><text:tab/> <text:s text:c="3"/>shuffle(music)</text:p>
      <text:p text:style-name="P2"><text:tab/> <text:s text:c="3"/>print(music)</text:p>
      <text:p text:style-name="P2"/>
      <text:p text:style-name="P2"><text:soft-page-break/></text:p>
      <text:p text:style-name="P2">문제 3<text:bookmark text:name="문제302"/>02. 아래의 리스트에서 토성을 지우시오 !</text:p>
      <text:p text:style-name="P2"/>
      <text:p text:style-name="P2"><text:tab/>a = ['태양','수성','금성','지구','화성','목성','토성','천왕성','해왕성']</text:p>
      <text:p text:style-name="P2"><text:tab/>del a[-3]</text:p>
      <text:p text:style-name="P2"/>
      <text:p text:style-name="P2"><text:tab/>print(a)</text:p>
      <text:p text:style-name="P2"><text:tab/># ['태양', '수성', '금성', '지구', '화성', '목성', '천왕성', '해왕성']</text:p>
      <text:p text:style-name="P2"/>
      <text:p text:style-name="P2"/>
      <text:p text:style-name="P2"/>
      <text:p text:style-name="P2">문제 <text:bookmark text:name="문제303"/>303. remove로 토성과 화성을 같이 지우시오 !</text:p>
      <text:p text:style-name="P2"/>
      <text:p text:style-name="P2"><text:tab/>a = ['태양','수성','금성','지구','화성','목성','토성','천왕성','해왕성']</text:p>
      <text:p text:style-name="P2"><text:tab/>a.remove('토성','화성')</text:p>
      <text:p text:style-name="P2"/>
      <text:p text:style-name="P2"><text:tab/>print(a)</text:p>
      <text:p text:style-name="P2"><text:tab/># TypeError: remove() takes exactly one argument (2 given)</text:p>
      <text:p text:style-name="P2"><text:tab/># 답 : 안된다.</text:p>
      <text:p text:style-name="P2"/>
      <text:p text:style-name="P2"/>
      <text:p text:style-name="P2"/>
      <text:p text:style-name="P2">문제 3<text:bookmark text:name="문제306"/>06. 아래의 리스트를 ABCD순으로 정렬하시오 !</text:p>
      <text:p text:style-name="P2"/>
      <text:p text:style-name="P2"><text:tab/>namelist = ['Mary', 'Same', 'Aimy', 'Tom', 'Michale', 'Bob', 'Kelly']</text:p>
      <text:p text:style-name="P2"><text:tab/>namelist.sort()</text:p>
      <text:p text:style-name="P2"><text:tab/></text:p>
      <text:p text:style-name="P2"><text:tab/>print(namelist)</text:p>
      <text:p text:style-name="P2"><text:tab/># 결과 : </text:p>
      <text:p text:style-name="P2"><text:tab/># ['Aimy', 'Bob', 'Kelly', 'Mary', 'Michale', 'Same', 'Tom']</text:p>
      <text:p text:style-name="P2"/>
      <text:p text:style-name="P2"/>
      <text:p text:style-name="P2"/>
      <text:p text:style-name="P2"/>
      <text:p text:style-name="P2"/>
      <text:p text:style-name="P2">문제 307. namelist 의 요소를 완전히 정렬해 버리지 않고 namelist의 요소를 정렬해서 b라는 변수에 담이서 </text:p>
      <text:p text:style-name="P2"><text:tab/> <text:s/>출력하시오 !</text:p>
      <text:p text:style-name="P2"/>
      <text:p text:style-name="P2"><text:tab/>namelist = ['Mary', 'Same', 'Aimy', 'Tom', 'Michale', 'Bob', 'Kelly']</text:p>
      <text:p text:style-name="P2"><text:tab/>b = list(sorted(namelist))</text:p>
      <text:p text:style-name="P2"/>
      <text:p text:style-name="P2"><text:tab/>print(b)</text:p>
      <text:p text:style-name="P2"><text:tab/># ['Aimy', 'Bob', 'Kelly', 'Mary', 'Michale', 'Same', 'Tom']</text:p>
      <text:p text:style-name="P2"/>
      <text:p text:style-name="P2"/>
      <text:p text:style-name="P2"><text:tab/><text:tab/>※ sort와 sorted의 차이는?</text:p>
      <text:p text:style-name="P2"><text:tab/><text:tab/> <text:s text:c="2"/>namelist의 데이터를 완전히 정렬하지 않고 정렬된 data를 다른 변수에 담을 수 있는지 </text:p>
      <text:p text:style-name="P2"><text:tab/><text:tab/> <text:s text:c="2"/>없는 지의 차이</text:p>
      <text:p text:style-name="P2"/>
      <text:p text:style-name="P2"/>
      <text:p text:style-name="P2"/>
      <text:p text:style-name="P2">문제 3<text:bookmark text:name="문제308"/>08. 아래의 리스트를 enumerate를 이용해서 아래의 결과로 출력하시오 !</text:p>
      <text:p text:style-name="P2"/>
      <text:p text:style-name="P2"><text:tab/>a = ['태양','수성','금성','지구','화성','목성','토성','천왕성','해왕성']</text:p>
      <text:p text:style-name="P2"><text:tab/>b = []</text:p>
      <text:p text:style-name="P2"><text:tab/>for i, name in enumerate(a):</text:p>
      <text:p text:style-name="P2"><text:tab/> <text:s text:c="3"/>b.append((i,name))</text:p>
      <text:p text:style-name="P2"><text:tab/>print(b)</text:p>
      <text:p text:style-name="P2"><text:tab/></text:p>
      <text:p text:style-name="P2"><text:soft-page-break/><text:tab/># 결과 : </text:p>
      <text:p text:style-name="P2"><text:tab/># [(0, '태양'), (1, '수성'), (2, '금성'), (3, '지구'), (4, '화성'), (5, '목성'), (6, '토성'),</text:p>
      <text:p text:style-name="P2"><text:tab/># (7, '천왕성'), (8, '해왕성')]</text:p>
      <text:p text:style-name="P2"/>
      <text:p text:style-name="P2"/>
      <text:p text:style-name="P2"/>
      <text:p text:style-name="P2">문제<text:bookmark text:name="문제311"/> 311. 아래의 두개의 리스트를 이용해서 아래의 딕셔너리를 생성하시오 ! (enumerate를 사용하세요 ~)</text:p>
      <text:p text:style-name="P2"/>
      <text:p text:style-name="P2"><text:tab/>solar1 = ['태양','수성','금성','지구','화성','목성','토성','천왕성','해왕성']</text:p>
      <text:p text:style-name="P2"><text:tab/>solar2 = ['Sun', 'Mercury', 'Venus', 'Earth', 'Mars', 'Jupiter', 'Saturn', 'Uranus', 'Neptune']</text:p>
      <text:p text:style-name="P2"><text:tab/>sol = {}</text:p>
      <text:p text:style-name="P2"/>
      <text:p text:style-name="P2"><text:tab/>for i, j in enumerate(solar1):</text:p>
      <text:p text:style-name="P2"><text:tab/> <text:s text:c="3"/>sol[j] = solar2[i]</text:p>
      <text:p text:style-name="P2"><text:tab/></text:p>
      <text:p text:style-name="P2"><text:tab/>print(sol)</text:p>
      <text:p text:style-name="P2"><text:tab/># {'태양': 'Sun', '수성': 'Mercury', '금성': 'Venus', '지구': 'Earth', '화성': 'Mars', </text:p>
      <text:p text:style-name="P2"><text:tab/> <text:s text:c="2"/>'목성': 'Jupiter', '토성': 'Saturn', '천왕성': 'Uranus', '해왕성': 'Neptune'}</text:p>
      <text:p text:style-name="P2"/>
      <text:p text:style-name="P2"/>
      <text:p text:style-name="P2"/>
      <text:p text:style-name="P2">문제 312. (카카오 딥러닝 파트 알고리즘 문제) 아래의 두개의 리스트를 아래의 딕셔너리 출력하시오 !</text:p>
      <text:p text:style-name="P2"/>
      <text:p text:style-name="P2"><text:tab/>artist = ['Beatles', '소녀시대']</text:p>
      <text:p text:style-name="P2"><text:tab/>music = ['Yesterday', '소원을 말해봐']</text:p>
      <text:p text:style-name="P2"><text:tab/>art_mus = {}</text:p>
      <text:p text:style-name="P2"/>
      <text:p text:style-name="P2"><text:tab/>for i, j in enumerate(artist):</text:p>
      <text:p text:style-name="P2"><text:tab/> <text:s text:c="3"/>art_mus[j] = music[i]</text:p>
      <text:p text:style-name="P2"><text:tab/></text:p>
      <text:p text:style-name="P2"><text:tab/>print(art_mus)</text:p>
      <text:p text:style-name="P2"><text:tab/># {'Beatles': 'Yesterday', '소녀시대': '소원을 말해봐'}</text:p>
      <text:p text:style-name="P2"/>
      <text:p text:style-name="P2"/>
      <text:p text:style-name="P2"/>
      <text:p text:style-name="P2">문제 3<text:bookmark text:name="문제313"/>13. 아래의 두개의 리스트로 아래의 딕셔너리를 생성하시오 !</text:p>
      <text:p text:style-name="P2"/>
      <text:p text:style-name="P2"><text:tab/>artist = ['Beatles', 'Beatles', '소녀시대', '소녀시대']</text:p>
      <text:p text:style-name="P2"><text:tab/>music = ['Yesterday', 'Let it be', '소원을 말해봐', 'Gee']</text:p>
      <text:p text:style-name="P2"><text:tab/></text:p>
      <text:p text:style-name="P2"><text:tab/>from collections import defaultdict</text:p>
      <text:p text:style-name="P2"><text:tab/>artist_music = defaultdict(list)</text:p>
      <text:p text:style-name="P2"><text:tab/></text:p>
      <text:p text:style-name="P2"><text:tab/>for i in artist:</text:p>
      <text:p text:style-name="P2"><text:tab/> <text:s text:c="3"/>artist_music[i]</text:p>
      <text:p text:style-name="P2"><text:tab/></text:p>
      <text:p text:style-name="P2"><text:tab/>for art_ind, art in enumerate(artist):</text:p>
      <text:p text:style-name="P2"><text:tab/> <text:s text:c="3"/>artist_music[art].append(music[art_ind])</text:p>
      <text:p text:style-name="P2"><text:tab/></text:p>
      <text:p text:style-name="P2"><text:tab/>print(artist_music)</text:p>
      <text:p text:style-name="P2"><text:tab/># <text:s/>{'Beatles': ['Yesterday', 'Let it be'], '소녀시대': ['소원을 말해봐', 'Gee']})</text:p>
      <text:p text:style-name="P2"/>
      <text:p text:style-name="P2"/>
      <text:p text:style-name="P2"/>
      <text:p text:style-name="P2">문제 314. 오늘 배운 shuffle 을 이용해서 수행될때마다 box 딕셔너리의 요소들이 shuffel 되게 하시오 !</text:p>
      <text:p text:style-name="P2"/>
      <text:p text:style-name="P2"><text:tab/>artist = ['Beatles', 'Beatles', '소녀시대', '소녀시대']</text:p>
      <text:p text:style-name="P2"><text:tab/>music = ['Yesterday', 'Let it be', '소원을 말해봐', 'Gee']</text:p>
      <text:p text:style-name="P2"><text:tab/></text:p>
      <text:p text:style-name="P2"><text:soft-page-break/><text:tab/>from collections import defaultdict</text:p>
      <text:p text:style-name="P2"><text:tab/>from random import shuffle</text:p>
      <text:p text:style-name="P2"><text:tab/>artist_music = defaultdict(list)</text:p>
      <text:p text:style-name="P2"><text:tab/></text:p>
      <text:p text:style-name="P2"><text:tab/>for i in artist:</text:p>
      <text:p text:style-name="P2"><text:tab/> <text:s text:c="3"/>artist_music[i]</text:p>
      <text:p text:style-name="P2"><text:tab/></text:p>
      <text:p text:style-name="P2"><text:tab/>for art_ind, art in enumerate(artist):</text:p>
      <text:p text:style-name="P2"><text:tab/> <text:s text:c="3"/>artist_music[art].append(music[art_ind])</text:p>
      <text:p text:style-name="P2"><text:tab/> <text:s text:c="3"/>shuffle(artist_music[art])</text:p>
      <text:p text:style-name="P2"><text:tab/></text:p>
      <text:p text:style-name="P2"><text:tab/>print(artist_music)</text:p>
      <text:p text:style-name="P2"/>
      <text:p text:style-name="P2"/>
      <text:p text:style-name="P2">------------------------------------------------------------------------------------------------------------------------------------------------------------</text:p>
      <text:p text:style-name="P2">문제 설명 </text:p>
      <text:p text:style-name="P2">- 음악명으로 구성된 플레이리스트를 해당 음악의 아티스트 명을 참고해서 동일한 아티스트의 곡이 인접하지 않도록 플레이리스트를 셔플하는 알고리즘을 구현하시오</text:p>
      <text:p text:style-name="P2">- 아래의 아티클을 보고 적합한 알고리즘을 구현하시오</text:p>
      <text:p text:style-name="P2">(http://labs.spotify.com/2014/02/28/how-to-shuffle-songs/)</text:p>
      <text:p text:style-name="P2">참고</text:p>
      <text:p text:style-name="P2">- 반드시 셔플 기능을 구현해야 합니다.</text:p>
      <text:p text:style-name="P2">- 매 실행마다 임의로 섞인 결과를 반환해야 합니다.</text:p>
      <text:p text:style-name="P2">- 10000개 샘플 기준 3초 이내에 동작해야 합니다.</text:p>
      <text:p text:style-name="P2">- 아티클 내용 이외에도 더 좋은 알고리즘이 있으면 그것을 구현해도 좋습니다.</text:p>
      <text:p text:style-name="P2">- 아티클을 주의 깊게 읽어보시고 글의 목적을 파악하셔서 코드를 작성하시는 것이 필요합니다.</text:p>
      <text:p text:style-name="P2">- Expected Output의 결과는 임의로 셔플한 결과이므로 반드시 Expected Output과 같을 필요는 없습니다.</text:p>
      <text:p text:style-name="P2">- 한글처리에 주의하세요.</text:p>
      <text:p text:style-name="P2">- 시간제한은 240분 입니다.</text:p>
      <text:p text:style-name="P2">입력</text:p>
      <text:p text:style-name="P2">- 입력의 첫 줄에는 테스트 케이스의 개수 T가 주어진다 (T&lt;=10000)</text:p>
      <text:p text:style-name="P2">- 각 테스트 케이스는 2줄로 구성되어 있다.</text:p>
      <text:p text:style-name="P2">- 첫 줄에는 플레이리스트가 TSV(Tab Separated Value) 형태로 주어지고 이어서 다음 줄에는 아티스트가 TSV 형태로 주어집니다.</text:p>
      <text:p text:style-name="P2">- 각 플레이리스트, 아티스트의 최대 길이는 4096을 넘지 않는다.</text:p>
      <text:p text:style-name="P2">출력</text:p>
      <text:p text:style-name="P2">- 각 테스트 케이스 별로 한줄로 적당히 셔플된 플레이리스트를 TSV 포맷으로 출력한다.</text:p>
      <text:p text:style-name="P2">ex)</text:p>
      <text:p text:style-name="P2">입력</text:p>
      <text:p text:style-name="P2">1</text:p>
      <text:p text:style-name="P2">Yesterday <text:s text:c="2"/>Let it be <text:s text:c="2"/>Gee <text:s text:c="2"/>소원을 말해봐</text:p>
      <text:p text:style-name="P2">Beatles <text:s text:c="5"/>Beatles <text:s text:c="5"/>소녀시대 <text:s text:c="2"/>소녀시대</text:p>
      <text:p text:style-name="P2"/>
      <text:p text:style-name="P2">출력</text:p>
      <text:p text:style-name="P2">소원을 말해봐 <text:s text:c="2"/>Let it be <text:s text:c="2"/>Gee <text:s text:c="2"/>Yesterday</text:p>
      <text:p text:style-name="P2">-----------------------------------------------------------------------------------------------------------------------------------------------------------</text:p>
      <text:p text:style-name="P2"/>
      <text:p text:style-name="P2">문제 315. (오늘의 마지막 문제) k사의 경력파트 알고리즘 문제를 해결하시오 !</text:p>
      <text:p text:style-name="P2"/>
      <text:p text:style-name="P2"><text:tab/># 변수생성</text:p>
      <text:p text:style-name="P2"><text:tab/>artist = ['Beatles', 'Beatles', '소녀시대', '소녀시대']</text:p>
      <text:p text:style-name="P2"><text:tab/>music = ['Yesterday', 'Let it be', '소원을 말해봐', 'Gee']</text:p>
      <text:p text:style-name="P2"><text:tab/></text:p>
      <text:p text:style-name="P2"><text:tab/># 작업에 필요한 모듈로드와 diec생성</text:p>
      <text:p text:style-name="P2"><text:tab/>from collections import defaultdict</text:p>
      <text:p text:style-name="P2"><text:tab/>from random import shuffle</text:p>
      <text:p text:style-name="P2"><text:tab/>artist_music = defaultdict(list)</text:p>
      <text:p text:style-name="P2"><text:soft-page-break/><text:tab/></text:p>
      <text:p text:style-name="P2"><text:tab/>#셔플 사전 생성(키값은 셔플 안됨) 사전이름 : artist_music</text:p>
      <text:p text:style-name="P2"><text:tab/>for i in artist:</text:p>
      <text:p text:style-name="P2"><text:tab/> <text:s text:c="3"/>artist_music[i]</text:p>
      <text:p text:style-name="P2"><text:tab/>for art_ind, art in enumerate(artist):</text:p>
      <text:p text:style-name="P2"><text:tab/> <text:s text:c="3"/>artist_music[art].append(music[art_ind])</text:p>
      <text:p text:style-name="P2"><text:tab/> <text:s text:c="3"/>shuffle(artist_music[art])</text:p>
      <text:p text:style-name="P2"><text:tab/></text:p>
      <text:p text:style-name="P2"><text:tab/># artist 변수 이용 키값(가수) 셔플 매개변수 생성 : shuffle_artist</text:p>
      <text:p text:style-name="P2"><text:tab/>shuffle_artist = list(set(artist))</text:p>
      <text:p text:style-name="P2"><text:tab/>shuffle(shuffle_artist)</text:p>
      <text:p text:style-name="P2"><text:tab/></text:p>
      <text:p text:style-name="P2"><text:tab/># 출력할 플레이리스트 변수와 가수를 다시 섞을 때 쓸 더미변수 생성</text:p>
      <text:p text:style-name="P2"><text:tab/>playlist = []</text:p>
      <text:p text:style-name="P2"><text:tab/>dummy = ''</text:p>
      <text:p text:style-name="P2"><text:tab/></text:p>
      <text:p text:style-name="P2"><text:tab/>##만약 그 가수의 노래가 있다면 플레이리스트에 추가하고 다시 가수명을 섞는데</text:p>
      <text:p text:style-name="P2"><text:tab/># 다음 플레이리스트에 동일 가수가 들어갈 수 없게 섞을 때 노래 넣은 가수 빼고섞는다</text:p>
      <text:p text:style-name="P2"><text:tab/>##만약 그 가수의 노래가 없다면 가수를 shuffle_artist에서 지우고</text:p>
      <text:p text:style-name="P2"><text:tab/>#지운후에 만약 셔플 매개변수가 []이 된다면 더이상 넣을 노래가 없으므로 break</text:p>
      <text:p text:style-name="P2"><text:tab/>while True:</text:p>
      <text:p text:style-name="P2"><text:tab/> <text:s text:c="3"/>if artist_music[shuffle_artist[0]] != []:</text:p>
      <text:p text:style-name="P2"><text:tab/> <text:s text:c="7"/>playlist.append(artist_music[shuffle_artist[0]][0]) # 플레이리스트 추가</text:p>
      <text:p text:style-name="P2"><text:tab/> <text:s text:c="7"/>del artist_music[shuffle_artist[0]][0] <text:s/># 넣은 노래 제거(노래는 계속 줄어들것)</text:p>
      <text:p text:style-name="P2"><text:tab/> <text:s text:c="7"/>dummy = shuffle_artist[0]</text:p>
      <text:p text:style-name="P2"><text:tab/> <text:s text:c="7"/>del shuffle_artist[0]</text:p>
      <text:p text:style-name="P2"><text:tab/> <text:s text:c="7"/>shuffle(shuffle_artist) <text:s text:c="5"/># 플레이 리스트에 추가한 가수 빼고 다시 섞어</text:p>
      <text:p text:style-name="P2"><text:tab/> <text:s text:c="7"/>shuffle_artist.append(dummy) # 플레이 리스트에 추가한 가수를 맨뒤로</text:p>
      <text:p text:style-name="P2"><text:tab/> <text:s text:c="3"/>else: </text:p>
      <text:p text:style-name="P2"><text:tab/> <text:s text:c="7"/>del shuffle_artist[0]</text:p>
      <text:p text:style-name="P2"><text:tab/> <text:s text:c="7"/>if shuffle_artist == []:</text:p>
      <text:p text:style-name="P2"><text:tab/> <text:s text:c="11"/>break</text:p>
      <text:p text:style-name="P2"><text:tab/></text:p>
      <text:p text:style-name="P2"><text:tab/># 출력할 때 리스트 형식이 아닌 가로 스트링으로 뽑기위한 작업(문제 25 참고)</text:p>
      <text:p text:style-name="P2"><text:tab/>pr_playlist = ''</text:p>
      <text:p text:style-name="P2"><text:tab/>for i in playlist:</text:p>
      <text:p text:style-name="P2"><text:tab/> <text:s text:c="3"/>pr_playlist += i + ' <text:s text:c="2"/>'</text:p>
      <text:p text:style-name="P2"><text:tab/>print(pr_playlist)</text:p>
      <text:p text:style-name="P2"><text:tab/></text:p>
      <text:p text:style-name="P2"><text:tab/># 아마 내 코드가 제일 길듯;; ㅜㅜ 무튼 클리어!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문제 316. 아래의 두개의 리스트를 아래의 결과로 출력하시오 !</text:p>
      <text:p text:style-name="P2"/>
      <text:p text:style-name="P2"><text:tab/>solar1 = ['태양','수성','금성','지구','화성','목성','토성','천왕성','해왕성']</text:p>
      <text:p text:style-name="P2"><text:tab/>solar2 = ['Sun', 'Mercury', 'Venus', 'Earth', 'Mars', 'Jupiter', 'Saturn', 'Uranus', 'Neptune']</text:p>
      <text:p text:style-name="P2"><text:tab/>solar_union = []</text:p>
      <text:p text:style-name="P2"><text:tab/>for ind, name in enumerate(solar1):<text:tab/>#for i in solar1:</text:p>
      <text:p text:style-name="P2"><text:tab/> <text:s text:c="3"/>solar_union.append(name)<text:tab/><text:tab/># <text:s text:c="3"/>solar_union.append(i)</text:p>
      <text:p text:style-name="P2"><text:tab/> <text:s text:c="3"/>solar_union.append(solar2[ind])<text:tab/># <text:s text:c="3"/>solar_union.append(solar2[solar1.index(i)])</text:p>
      <text:p text:style-name="P2"><text:tab/><text:tab/><text:tab/><text:tab/><text:tab/><text:tab/>#이렇게도 가능함</text:p>
      <text:p text:style-name="P2"><text:tab/>pr_solar = ''<text:tab/><text:tab/><text:tab/>#for i in solar_union:</text:p>
      <text:p text:style-name="P2"><text:tab/>for i in solar_union:<text:tab/><text:tab/>#print(i, end=' ')</text:p>
      <text:p text:style-name="P2"><text:soft-page-break/><text:tab/> <text:s text:c="3"/>pr_solar += i + ', '<text:tab/>#이렇게 할 수도 있음</text:p>
      <text:p text:style-name="P2"/>
      <text:p text:style-name="P2"><text:tab/>print(pr_solar[:-2])</text:p>
      <text:p text:style-name="P2"><text:tab/># 결과 : 태양, Sun, 수성, Mercury, 금성, Venus, 지구, Earth, 화성, Mars, 목성, Jupiter, 토성, </text:p>
      <text:p text:style-name="P2"><text:tab/># Saturn, 천왕성, Uranus, 해왕성, Neptun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"열거하다라는 뜻인데 이 함수는 순서가 있는 자료형(리스트, 튜플, 문자형)을 입력받아 인덱스 값을</text:p>
      <text:p text:style-name="P2"><text:tab/> 포함하는 enumerate객체를 리턴한다."</text:p>
      <text:p text:style-name="P2"/>
      <text:p text:style-name="P2"/>
      <text:p text:style-name="P2"><text:tab/>예제 : </text:p>
      <text:p text:style-name="P2"><text:tab/><text:tab/>for i, name in enumerate(['body', 'foo', 'bar']):</text:p>
      <text:p text:style-name="P2"><text:tab/><text:tab/> <text:s text:c="3"/>print(i,name)</text:p>
      <text:p text:style-name="P2"><text:tab/><text:tab/></text:p>
      <text:p text:style-name="P2"><text:tab/><text:tab/># 0 body</text:p>
      <text:p text:style-name="P2"><text:tab/><text:tab/># 1 foo</text:p>
      <text:p text:style-name="P2"><text:tab/><text:tab/># 2 bar</text:p>
      <text:p text:style-name="P2"><text:tab/><text:tab/> ↑</text:p>
      <text:p text:style-name="P2"><text:tab/><text:tab/>index</text:p>
      <text:p text:style-name="P2"/>
      <text:p text:style-name="P2"/>
      <text:p text:style-name="P2"/>
      <text:p text:style-name="P2">문제<text:bookmark text:name="문제321"/> 321. 아래의 딕셔너리에서 값만 추출하시오 !</text:p>
      <text:p text:style-name="P2"/>
      <text:p text:style-name="P2"><text:tab/>dic = {}</text:p>
      <text:p text:style-name="P2"><text:tab/>dic['Beatles'] = ['Yesterday', 'let it be', 'Hey Jude']</text:p>
      <text:p text:style-name="P2"><text:tab/>dic['소녀시대'] = ['소원을 말해봐', 'Gee', '다만세']</text:p>
      <text:p text:style-name="P2"><text:tab/></text:p>
      <text:p text:style-name="P2"><text:tab/>for i in dic.values():</text:p>
      <text:p text:style-name="P2"><text:tab/> <text:s text:c="3"/>for j in i:</text:p>
      <text:p text:style-name="P2"><text:tab/> <text:s text:c="7"/>print(j, end = ', ')</text:p>
      <text:p text:style-name="P2"><text:tab/><text:tab/># 결과 : Yesterday let it be Hey Jude 소원을 말해봐 Gee 다만세 </text:p>
      <text:p text:style-name="P2"/>
      <text:p text:style-name="P2"/>
      <text:p text:style-name="P2">문제 322. 아래의 딕셔너리에서 아래의 값만 추출하시오 !</text:p>
      <text:p text:style-name="P2"/>
      <text:p text:style-name="P2"><text:tab/>dic = {}</text:p>
      <text:p text:style-name="P2"><text:tab/>dic['Beatles'] = ['Yesterday', 'let it be', 'Hey Jude']</text:p>
      <text:p text:style-name="P2"><text:tab/>dic['소녀시대'] = ['소원을 말해봐', 'Gee', '다만세']</text:p>
      <text:p text:style-name="P2"><text:tab/></text:p>
      <text:p text:style-name="P2"><text:tab/>for i in dic.keys():</text:p>
      <text:p text:style-name="P2"><text:tab/> <text:s text:c="3"/>print(dic[i][0], end = ' ')</text:p>
      <text:p text:style-name="P2"><text:tab/> <text:s text:c="3"/># 결과 : Yesterday 소원을 말해봐</text:p>
      <text:p text:style-name="P2"/>
      <text:p text:style-name="P2"/>
      <text:p text:style-name="P2"/>
      <text:p text:style-name="P2">문제 323. 아래의 딕셔너리에서 아래의 값들을 추출하시오 !</text:p>
      <text:p text:style-name="P2"/>
      <text:p text:style-name="P2"><text:tab/>dic = {}</text:p>
      <text:p text:style-name="P2"><text:tab/>dic['Beatles'] = ['Yesterday', 'let it be', 'Hey Jude']</text:p>
      <text:p text:style-name="P2"><text:tab/>dic['소녀시대'] = ['소원을 말해봐', 'Gee', '다만세']</text:p>
      <text:p text:style-name="P2"><text:soft-page-break/><text:tab/></text:p>
      <text:p text:style-name="P2"><text:tab/>box2 = list(dic.values())</text:p>
      <text:p text:style-name="P2"><text:tab/>for i in range(len(box2[0])):</text:p>
      <text:p text:style-name="P2"><text:tab/> <text:s text:c="3"/>for j in range(len(box2)):</text:p>
      <text:p text:style-name="P2"><text:tab/> <text:s text:c="14"/>print(box2[j][i], end = ' ')</text:p>
      <text:p text:style-name="P2"><text:tab/><text:tab/><text:tab/># 결과 : Yesterday 소원을 말해봐 let it be Gee Hey Jude 다만세 </text:p>
      <text:p text:style-name="P2"/>
      <text:p text:style-name="P2"/>
      <text:p text:style-name="P2"/>
      <text:p text:style-name="P2">문제 324. 문제 323번 코드에 shuffle기능을 추가해서 수행 될 때마다 곡이 섞여서 나오게 하시오 !</text:p>
      <text:p text:style-name="P2"/>
      <text:p text:style-name="P2"><text:tab/>from random import shuffle</text:p>
      <text:p text:style-name="P2"><text:tab/>dic = {}</text:p>
      <text:p text:style-name="P2"><text:tab/>dic['Beatles'] = ['Yesterday', 'let it be', 'Hey Jude']</text:p>
      <text:p text:style-name="P2"><text:tab/>dic['소녀시대'] = ['소원을 말해봐', 'Gee', '다만세']</text:p>
      <text:p text:style-name="P2"><text:tab/>for <text:s/>i in dic:</text:p>
      <text:p text:style-name="P2"><text:tab/> <text:s text:c="3"/>shuffle(dic[i])</text:p>
      <text:p text:style-name="P2"><text:tab/> <text:s text:c="3"/></text:p>
      <text:p text:style-name="P2"><text:tab/>box2 = list(dic.values())</text:p>
      <text:p text:style-name="P2"><text:tab/>shuffle(box2)</text:p>
      <text:p text:style-name="P2"><text:tab/>for i in range(len(box2[0])):</text:p>
      <text:p text:style-name="P2"><text:tab/> <text:s text:c="3"/>for j in range(len(box2)):</text:p>
      <text:p text:style-name="P2"><text:tab/> <text:s text:c="14"/>print(box2[j][i], end = ' ')</text:p>
      <text:p text:style-name="P2"><text:tab/><text:tab/><text:tab/># 결과 : Yesterday Gee let it be 다만세 Hey Jude 소원을 말해봐</text:p>
      <text:p text:style-name="P2"/>
      <text:p text:style-name="P2"/>
      <text:p text:style-name="P2"/>
      <text:p text:style-name="P2">문제 325. (점심시간 문제) 아래와 같이 소녀시대 곡을 하나 더 추가하고 잘 shuffle되게 하시오 !</text:p>
      <text:p text:style-name="P2"/>
      <text:p text:style-name="P2"><text:tab/>from random import shuffle</text:p>
      <text:p text:style-name="P2"><text:tab/>dic = {}</text:p>
      <text:p text:style-name="P2"><text:tab/>dic['소녀시대'] = ['소원을 말해봐', 'Gee', '다만세', 'Oh!']</text:p>
      <text:p text:style-name="P2"><text:tab/>dic['Beatles'] = ['Yesterday', 'let it be', 'Hey Jude']</text:p>
      <text:p text:style-name="P2"><text:tab/>for <text:s/>i in dic:</text:p>
      <text:p text:style-name="P2"><text:tab/> <text:s text:c="3"/>shuffle(dic[i])</text:p>
      <text:p text:style-name="P2"><text:tab/> <text:s text:c="3"/></text:p>
      <text:p text:style-name="P2"><text:tab/>box2 = list(dic.values())</text:p>
      <text:p text:style-name="P2"><text:tab/>for i in range(len(box2[1])):</text:p>
      <text:p text:style-name="P2"><text:tab/> <text:s text:c="3"/>for j in range(len(box2)):</text:p>
      <text:p text:style-name="P2"><text:tab/> <text:s text:c="7"/>print(box2[j][0], end = ' <text:s text:c="4"/>')</text:p>
      <text:p text:style-name="P2"><text:tab/> <text:s text:c="7"/>del box2[j][0]</text:p>
      <text:p text:style-name="P2"><text:tab/> <text:s text:c="7"/></text:p>
      <text:p text:style-name="P2"><text:tab/>for i in box2:</text:p>
      <text:p text:style-name="P2"><text:tab/> <text:s text:c="3"/>if i != []:</text:p>
      <text:p text:style-name="P2"><text:tab/> <text:s text:c="7"/>print(i[0])</text:p>
      <text:p text:style-name="P2"><text:tab/> <text:s text:c="7"/>del box2[box2.index(i)][0]</text:p>
      <text:p text:style-name="P2"/>
      <text:p text:style-name="P2"/>
      <text:p text:style-name="P2"/>
      <text:p text:style-name="P2">문제 3<text:bookmark text:name="문제326"/>26. 아래의 딕셔너리의 모든 요소를 다 출력하시오 !</text:p>
      <text:p text:style-name="P2"/>
      <text:p text:style-name="P2"><text:tab/>dic = {'Beatles':['Yesterday','let it be','Hey Jude'], \</text:p>
      <text:p text:style-name="P2"><text:tab/> '소녀시대':['소원을 말해봐','Gee','다만세'] }</text:p>
      <text:p text:style-name="P2"><text:tab/>dic.items()</text:p>
      <text:p text:style-name="P2"><text:tab/></text:p>
      <text:p text:style-name="P2"><text:tab/># 결과 :</text:p>
      <text:p text:style-name="P2"><text:tab/># dict_items([('Beatles', ['Yesterday', 'let it be', 'Hey Jude']), ('소녀시대', ['소원을 말해봐'</text:p>
      <text:p text:style-name="P2"><text:tab/>#<text:tab/> <text:s text:c="6"/>, 'Gee', '다 만세'])])</text:p>
      <text:p text:style-name="P2"/>
      <text:p text:style-name="P2"><text:soft-page-break/></text:p>
      <text:p text:style-name="P2"/>
      <text:p text:style-name="P2">문제 <text:bookmark text:name="문제327"/>327. 아래의 딕셔너리 데이터의 키값을 ABCD순으로 정렬해서 출력하시오 !</text:p>
      <text:p text:style-name="P2"/>
      <text:p text:style-name="P2"><text:tab/>names = {'Mary':10999, 'Sams':2111, 'Aimy':9778, 'Tom':20245, </text:p>
      <text:p text:style-name="P2"><text:tab/>'Michale':27115, 'Bob':5887, 'Kelly':7855}</text:p>
      <text:p text:style-name="P2"><text:tab/>sorted(names)</text:p>
      <text:p text:style-name="P2"><text:tab/></text:p>
      <text:p text:style-name="P2"><text:tab/># 결과 : ['Aimy', 'Bob', 'Kelly', 'Mary', 'Michale', 'Sams', 'Tom']</text:p>
      <text:p text:style-name="P2"/>
      <text:p text:style-name="P2"/>
      <text:p text:style-name="P2"/>
      <text:p text:style-name="P2">문제 328. 아래의 딕셔너리 데이터의 키값을 ABCD순으로 정렬하고 값도 출력하시오 !</text:p>
      <text:p text:style-name="P2"/>
      <text:p text:style-name="P2"><text:tab/>names = {'Mary':10999, 'Sams':2111, 'Aimy':9778, 'Tom':20245, </text:p>
      <text:p text:style-name="P2"><text:tab/>'Michale':27115, 'Bob':5887, 'Kelly':7855}</text:p>
      <text:p text:style-name="P2"><text:tab/>name_items = list(names.items())</text:p>
      <text:p text:style-name="P2"><text:tab/>print(sorted(name_items))</text:p>
      <text:p text:style-name="P2"><text:tab/></text:p>
      <text:p text:style-name="P2"><text:tab/># 결과 : [('Aimy', 9778), ('Bob', 5887), ('Kelly', 7855), ('Mary', 10999), ('Michale', 27115),</text:p>
      <text:p text:style-name="P2"><text:tab/><text:tab/> <text:s/>('Sams', 2111), ('Tom', 20245)]</text:p>
      <text:p text:style-name="P2"/>
      <text:p text:style-name="P2"/>
      <text:p text:style-name="P2"/>
      <text:p text:style-name="P2">문제<text:bookmark text:name="문제329"/> 329. 알파벳 대문자 A ~ Z까지의 ascii코드값을 출력하시오 !</text:p>
      <text:p text:style-name="P2"/>
      <text:p text:style-name="P2"><text:tab/>import string</text:p>
      <text:p text:style-name="P2"><text:tab/>alpha = string.ascii_uppercase</text:p>
      <text:p text:style-name="P2"><text:tab/>for i in alpha:</text:p>
      <text:p text:style-name="P2"><text:tab/> <text:s text:c="3"/>print(i, '--&gt;', ord(i))</text:p>
      <text:p text:style-name="P2"/>
      <text:p text:style-name="P2"><text:tab/> <text:s text:c="3"/># 결과 :</text:p>
      <text:p text:style-name="P2"><text:tab/> <text:s text:c="3"/># A --&gt; 65</text:p>
      <text:p text:style-name="P2"><text:tab/> <text:s text:c="3"/># B --&gt; 66</text:p>
      <text:p text:style-name="P2"><text:tab/> <text:s text:c="3"/># C --&gt; 67</text:p>
      <text:p text:style-name="P2"><text:tab/> <text:s text:c="3"/># <text:s text:c="4"/>:</text:p>
      <text:p text:style-name="P2"><text:tab/> <text:s text:c="3"/># Y --&gt; 89</text:p>
      <text:p text:style-name="P2"><text:tab/> <text:s text:c="3"/># Z --&gt; 90</text:p>
      <text:p text:style-name="P2"/>
      <text:p text:style-name="P2"/>
      <text:p text:style-name="P2"/>
      <text:p text:style-name="P2">문제 <text:bookmark text:name="문제330"/>330. eval을 이용해서 구구단 2단을 출력하시오 !</text:p>
      <text:p text:style-name="P2"/>
      <text:p text:style-name="P2"><text:tab/>a = '2*i'</text:p>
      <text:p text:style-name="P2"><text:tab/>for i in range(1,10):</text:p>
      <text:p text:style-name="P2"><text:tab/> <text:s text:c="3"/>print('2 * %d = %d' %(i, eval(a)))</text:p>
      <text:p text:style-name="P2"/>
      <text:p text:style-name="P2"><text:tab/>다른방식 : </text:p>
      <text:p text:style-name="P2"><text:tab/><text:tab/>for i in range(1,10):</text:p>
      <text:p text:style-name="P2"><text:tab/><text:tab/> <text:s text:c="3"/>a = '2*%d'%i</text:p>
      <text:p text:style-name="P2"><text:tab/><text:tab/> <text:s text:c="3"/>print(a, eval(a))</text:p>
      <text:p text:style-name="P2"><text:tab/><text:tab/># 2 * 1 = 2</text:p>
      <text:p text:style-name="P2"><text:tab/><text:tab/># 2 * 2 = 4</text:p>
      <text:p text:style-name="P2"><text:tab/><text:tab/># <text:s text:c="4"/>:</text:p>
      <text:p text:style-name="P2"><text:tab/><text:tab/># <text:s text:c="4"/>:</text:p>
      <text:p text:style-name="P2"><text:tab/><text:tab/># 2 * 9 = 18</text:p>
      <text:p text:style-name="P2"/>
      <text:p text:style-name="P2"/>
      <text:p text:style-name="P2"/>
      <text:p text:style-name="P2"><text:soft-page-break/>문제 33<text:bookmark text:name="문제331"/>1. 아래의 리스트의 결과가 아래와 같이 수행될 수 있게 하시오 !</text:p>
      <text:p text:style-name="P2"><text:tab/> <text:s/>(lambda를 이용해서 구현하시오 !)</text:p>
      <text:p text:style-name="P2"/>
      <text:p text:style-name="P2"><text:tab/>a = [1, 2, 3, 4, 5]</text:p>
      <text:p text:style-name="P2"><text:tab/>mul = lambda x : x*x</text:p>
      <text:p text:style-name="P2"><text:tab/>print([mul(i) for i in a])</text:p>
      <text:p text:style-name="P2"><text:s text:c="4"/></text:p>
      <text:p text:style-name="P2"/>
      <text:p text:style-name="P2">문제 332. 위의 결과를 map 을 이용하지 말고 출력하시오 !</text:p>
      <text:p text:style-name="P2"/>
      <text:p text:style-name="P2"><text:tab/>a = [1,2,3,4,5]</text:p>
      <text:p text:style-name="P2"><text:tab/>multi = lambda x : x * x</text:p>
      <text:p text:style-name="P2"><text:tab/>for i in range(len(a)):</text:p>
      <text:p text:style-name="P2"><text:tab/> <text:s text:c="3"/>a[i] = multi(a[i])</text:p>
      <text:p text:style-name="P2"><text:tab/>print( a )</text:p>
      <text:p text:style-name="P2"/>
      <text:p text:style-name="P2"/>
      <text:p text:style-name="P2"/>
      <text:p text:style-name="P2">문제 33<text:bookmark text:name="문제333"/>3. 몬테카를로 알고리즘을 이용해서 원주율 구하는 함수를 반복수행해서 점의 갯수가 많을 수록 원주율이 </text:p>
      <text:p text:style-name="P2"><text:tab/> <text:s/>3.14에 가까워짐을 테스트 하시오 !</text:p>
      <text:p text:style-name="P2"/>
      <text:p text:style-name="P2"><text:tab/>def find_cycle(total):</text:p>
      <text:p text:style-name="P2"><text:tab/> <text:s text:c="3"/>import random</text:p>
      <text:p text:style-name="P2"><text:tab/> <text:s text:c="3"/>cnt = 0</text:p>
      <text:p text:style-name="P2"><text:tab/> <text:s text:c="3"/>for i in range(total):</text:p>
      <text:p text:style-name="P2"><text:tab/> <text:s text:c="7"/>x = random.uniform(0, 1)</text:p>
      <text:p text:style-name="P2"><text:tab/> <text:s text:c="7"/>y = random.uniform(0, 1)</text:p>
      <text:p text:style-name="P2"><text:tab/> <text:s text:c="7"/>if x*x + y*y &lt;= 1:</text:p>
      <text:p text:style-name="P2"><text:tab/> <text:s text:c="11"/>cnt += 1</text:p>
      <text:p text:style-name="P2"><text:tab/> <text:s text:c="3"/>return(cnt/total)*4</text:p>
      <text:p text:style-name="P2"><text:tab/></text:p>
      <text:p text:style-name="P2"><text:tab/>print(find_cycle(1000))</text:p>
      <text:p text:style-name="P2"><text:tab/># 결과 : 3.036</text:p>
      <text:p text:style-name="P2"/>
      <text:p text:style-name="P2"/>
      <text:p text:style-name="P2"/>
      <text:p text:style-name="P2">문제 334. 몬테카를로 알고리즘을 이용해서 원주율 구하는 함수를 반복 수행해서 점의 갯수가 많을 수록 원주율 </text:p>
      <text:p text:style-name="P2"><text:tab/> <text:s text:c="3"/>3.14에 가까워짐을 테스트하시오 !</text:p>
      <text:p text:style-name="P2"/>
      <text:p text:style-name="P2"><text:tab/>a = [1000, 10000, 100000, 1000000, 10000000]</text:p>
      <text:p text:style-name="P2"><text:tab/></text:p>
      <text:p text:style-name="P2"><text:tab/>def find_cycle(total):</text:p>
      <text:p text:style-name="P2"><text:tab/> <text:s text:c="3"/>import random</text:p>
      <text:p text:style-name="P2"><text:tab/> <text:s text:c="3"/>cnt = 0</text:p>
      <text:p text:style-name="P2"><text:tab/> <text:s text:c="3"/>for i in range(total):</text:p>
      <text:p text:style-name="P2"><text:tab/> <text:s text:c="7"/>x = random.uniform(0, 1)</text:p>
      <text:p text:style-name="P2"><text:tab/> <text:s text:c="7"/>y = random.uniform(0, 1)</text:p>
      <text:p text:style-name="P2"><text:tab/> <text:s text:c="7"/>if x*x + y*y &lt;= 1:</text:p>
      <text:p text:style-name="P2"><text:tab/> <text:s text:c="11"/>cnt += 1</text:p>
      <text:p text:style-name="P2"><text:tab/> <text:s text:c="3"/>return(cnt/total)*4</text:p>
      <text:p text:style-name="P2"><text:tab/></text:p>
      <text:p text:style-name="P2"><text:tab/>fin = map(find_cycle, a)</text:p>
      <text:p text:style-name="P2"><text:tab/>print( list(fin))</text:p>
      <text:p text:style-name="P2"><text:tab/></text:p>
      <text:p text:style-name="P2"><text:tab/># 결과 : [3.156, 3.178, 3.1394, 3.14404, 3.1423888]</text:p>
      <text:p text:style-name="P2"/>
      <text:p text:style-name="P2"/>
      <text:p text:style-name="P2"/>
      <text:p text:style-name="P2"><text:soft-page-break/>문제 3<text:bookmark text:name="문제335"/>35. 위의 예제를 이용해서 기업명을 물어보게 하고 기업명을 입력하면 주식코드가 출력되게 하시오!</text:p>
      <text:p text:style-name="P2"/>
      <text:p text:style-name="P2"><text:tab/>ask = input('기업명을 입력하세요 ! ')</text:p>
      <text:p text:style-name="P2"><text:tab/></text:p>
      <text:p text:style-name="P2"><text:tab/>f = open('c:\\stockcode_part.txt','r')</text:p>
      <text:p text:style-name="P2"><text:tab/>data = f.readlines()</text:p>
      <text:p text:style-name="P2"><text:tab/>for i in data:</text:p>
      <text:p text:style-name="P2"><text:tab/> <text:s text:c="3"/>if ask in i:</text:p>
      <text:p text:style-name="P2"><text:tab/> <text:s text:c="7"/>print (i[:6])</text:p>
      <text:p text:style-name="P2"><text:tab/> <text:s text:c="7"/>break</text:p>
      <text:p text:style-name="P2"><text:tab/>f.close()</text:p>
      <text:p text:style-name="P2"/>
      <text:p text:style-name="P2"><text:tab/># 기업명을 입력하세요 ! 대동공업</text:p>
      <text:p text:style-name="P2"><text:tab/># 000490</text:p>
      <text:p text:style-name="P2"/>
      <text:p text:style-name="P2"/>
      <text:p text:style-name="P2"/>
      <text:p text:style-name="P2"/>
      <text:p text:style-name="P2"/>
      <text:p text:style-name="P2">문제 336. 카카오 경력파트 알고리즘 문제를 문제에서 제시한 url알고리즘에 충실해서 문제를 푸시오 !</text:p>
      <text:p text:style-name="P2"/>
      <text:p text:style-name="P2"/>
      <text:p text:style-name="P2">artist = ['beatles','beatles','beatles','beatles','소녀시대','소녀시대','소녀시대','버즈','버즈','버즈','버즈']</text:p>
      <text:p text:style-name="P2">music = ['Yesterday','Let it be','something','please please me','Gee','소원을 말해봐','다만세','가시','겁쟁이','사랑하지 않은 것처럼','활주']</text:p>
      <text:p text:style-name="P2"/>
      <text:p text:style-name="P2">from collections import defaultdict</text:p>
      <text:p text:style-name="P2">from random import shuffle, uniform</text:p>
      <text:p text:style-name="P2">artist_music = defaultdict(list)</text:p>
      <text:p text:style-name="P2"/>
      <text:p text:style-name="P2">for i in artist:</text:p>
      <text:p text:style-name="P2"><text:s text:c="4"/>artist_music[i]</text:p>
      <text:p text:style-name="P2">for art_ind, art in enumerate(artist):</text:p>
      <text:p text:style-name="P2"><text:s text:c="4"/>artist_music[art].append(music[art_ind])</text:p>
      <text:p text:style-name="P2"><text:s text:c="4"/>shuffle(artist_music[art])</text:p>
      <text:p text:style-name="P2">play_list = []</text:p>
      <text:p text:style-name="P2"/>
      <text:p text:style-name="P2">for i in artist_music.keys():</text:p>
      <text:p text:style-name="P2"><text:s text:c="4"/>percent = []</text:p>
      <text:p text:style-name="P2"><text:s text:c="4"/>for j in range(len(artist_music[i])):</text:p>
      <text:p text:style-name="P2"><text:s text:c="8"/>if j == 0:</text:p>
      <text:p text:style-name="P2"><text:s text:c="12"/>song_loc = uniform(0,1/len(artist_music[i]))</text:p>
      <text:p text:style-name="P2"><text:s text:c="12"/>p = song_loc + uniform(-0.15,0.15)</text:p>
      <text:p text:style-name="P2"><text:s text:c="12"/>q = artist_music[i][j]</text:p>
      <text:p text:style-name="P2"><text:s text:c="12"/>r = i</text:p>
      <text:p text:style-name="P2"><text:s text:c="12"/>percent.append([p,q,r])</text:p>
      <text:p text:style-name="P2"><text:s text:c="8"/>else:</text:p>
      <text:p text:style-name="P2"><text:s text:c="12"/>p = song_loc + (1/len(artist_music[i]))*j</text:p>
      <text:p text:style-name="P2"><text:s text:c="12"/>q = artist_music[i][j]</text:p>
      <text:p text:style-name="P2"><text:s text:c="12"/>r = i</text:p>
      <text:p text:style-name="P2"><text:s text:c="12"/>percent.append([p,q,r])</text:p>
      <text:p text:style-name="P2"><text:s text:c="4"/>play_list += percent</text:p>
      <text:p text:style-name="P2">play_list.sort()</text:p>
      <text:p text:style-name="P2"/>
      <text:p text:style-name="P2">for i in range(1,len(play_list)-1):</text:p>
      <text:p text:style-name="P2"><text:s text:c="4"/>if play_list[i - 1][2] == play_list[i][2]:</text:p>
      <text:p text:style-name="P2"><text:s text:c="8"/>if i == len(play_list) - 1:</text:p>
      <text:p text:style-name="P2"><text:s text:c="12"/>dummy = play_list[i - 1]</text:p>
      <text:p text:style-name="P2"><text:soft-page-break/><text:s text:c="12"/>play_list[i - 1] = play_list[i - 2]</text:p>
      <text:p text:style-name="P2"><text:s text:c="12"/>play_list[i - 2] = dummy</text:p>
      <text:p text:style-name="P2"><text:s text:c="8"/>else:</text:p>
      <text:p text:style-name="P2"><text:s text:c="12"/>dummy = play_list[i]</text:p>
      <text:p text:style-name="P2"><text:s text:c="12"/>play_list[i] = play_list[i + 1]</text:p>
      <text:p text:style-name="P2"><text:s text:c="12"/>play_list[i + 1] = dummy</text:p>
      <text:p text:style-name="P2"><text:s text:c="12"/></text:p>
      <text:p text:style-name="P2">for i in play_list:</text:p>
      <text:p text:style-name="P2"><text:s text:c="4"/>print(i[1], end = ' <text:s text:c="2"/>')</text:p>
      <text:p text:style-name="P2"/>
      <text:p text:style-name="P2"/>
      <text:p text:style-name="P2"/>
      <text:p text:style-name="P2">문제 33<text:bookmark text:name="문제 337"/>7. 위의 스크립트는 한줄 쓰고 엔터를 치면 바로 종료가 되는데 그렇게 하지 말고 한줄 쓰고 엔터를 쳐도 </text:p>
      <text:p text:style-name="P2"><text:tab/> <text:s text:c="2"/>계속 물어보게 하고 계속 쓸 수 있게 하되 아무것도 안쓰고 그냥 엔터를 치면 종료되게 하시오 </text:p>
      <text:p text:style-name="P2"/>
      <text:p text:style-name="P2"><text:tab/>text_save = []</text:p>
      <text:p text:style-name="P2"><text:tab/>while True:</text:p>
      <text:p text:style-name="P2"><text:tab/> <text:s text:c="3"/>text = input('파일에 저장할 내용을 입력하세요 ~ ')</text:p>
      <text:p text:style-name="P2"><text:tab/> <text:s text:c="3"/>text_save.append(text + '\n')</text:p>
      <text:p text:style-name="P2"><text:tab/> <text:s text:c="3"/>if text == '':</text:p>
      <text:p text:style-name="P2"><text:tab/> <text:s text:c="7"/>break</text:p>
      <text:p text:style-name="P2"><text:tab/>f = open('c:\mydata.txt','w')</text:p>
      <text:p text:style-name="P2"><text:tab/>for i in text_save:</text:p>
      <text:p text:style-name="P2"><text:tab/> <text:s text:c="3"/>f.write(i)</text:p>
      <text:p text:style-name="P2"><text:tab/>f.close()</text:p>
      <text:p text:style-name="P2"/>
      <text:p text:style-name="P2"><text:tab/> - 더 간단한 답</text:p>
      <text:p text:style-name="P2"><text:tab/>f = open('c:\mydata.txt','w')</text:p>
      <text:p text:style-name="P2"><text:tab/>while True:</text:p>
      <text:p text:style-name="P2"><text:tab/> <text:s text:c="3"/>text = input('파일에 저장할 내용을 입력하세요 ~ ')</text:p>
      <text:p text:style-name="P2"><text:tab/> <text:s text:c="3"/>f.write(text + '\n')</text:p>
      <text:p text:style-name="P2"><text:tab/> <text:s text:c="3"/>if text == '':</text:p>
      <text:p text:style-name="P2"><text:tab/> <text:s text:c="7"/>break</text:p>
      <text:p text:style-name="P2"><text:tab/><text:tab/></text:p>
      <text:p text:style-name="P2"><text:tab/>f.close()</text:p>
      <text:p text:style-name="P2"/>
      <text:p text:style-name="P2"/>
      <text:p text:style-name="P2"/>
      <text:p text:style-name="P2">문제 <text:bookmark text:name="문제338"/>338. 아래의 개사진 전부를 c드라이브 밑에 image라는 폴더를 만들고 거기에 복사하는 파이썬 코드를 </text:p>
      <text:p text:style-name="P2"><text:tab/> <text:s/>작성하시오 !</text:p>
      <text:p text:style-name="P2"/>
      <text:p text:style-name="P2"><text:tab/>import os</text:p>
      <text:p text:style-name="P2"><text:tab/>path_dir = 'c:\\dog_images'</text:p>
      <text:p text:style-name="P2"><text:tab/>file_list = os.listdir(path_dir)</text:p>
      <text:p text:style-name="P2"><text:tab/>file_list.sort()</text:p>
      <text:p text:style-name="P2"><text:tab/>bufsize = 1024</text:p>
      <text:p text:style-name="P2"><text:tab/>for items in file_list:</text:p>
      <text:p text:style-name="P2"><text:tab/> <text:s text:c="3"/>f = open('C:\dog_images\\' + items,'rb')</text:p>
      <text:p text:style-name="P2"><text:tab/> <text:s text:c="3"/>h = open('c:\\image\\' + items, 'wb')</text:p>
      <text:p text:style-name="P2"><text:tab/> <text:s text:c="3"/>data = f.read(bufsize)</text:p>
      <text:p text:style-name="P2"><text:tab/> <text:s text:c="3"/>while data:</text:p>
      <text:p text:style-name="P2"><text:tab/> <text:s text:c="7"/>h.write(data)</text:p>
      <text:p text:style-name="P2"><text:tab/> <text:s text:c="7"/>data = f.read(bufsize) <text:s text:c="3"/></text:p>
      <text:p text:style-name="P2"><text:tab/> <text:s text:c="3"/>f.close()</text:p>
      <text:p text:style-name="P2"><text:tab/> <text:s text:c="3"/>h.close()</text:p>
      <text:p text:style-name="P2"/>
      <text:p text:style-name="P2"/>
      <text:p text:style-name="P2"/>
      <text:p text:style-name="P2"><text:soft-page-break/>문제 3<text:bookmark text:name="문제339"/>39. 위의 예제를 파일을 닫는 f.close()를 명시하지 않고 자동으로 닫히게 하시오 !</text:p>
      <text:p text:style-name="P2"/>
      <text:p text:style-name="P2"><text:tab/>with open('c:\\stockcode_part.txt', 'r') as f:</text:p>
      <text:p text:style-name="P2"><text:tab/> <text:s text:c="3"/>data = f.readlines()</text:p>
      <text:p text:style-name="P2"><text:tab/> <text:s text:c="3"/>print(data)</text:p>
      <text:p text:style-name="P2"/>
      <text:p text:style-name="P2"><text:tab/>※ 설명 : with ~ as 절을 사용하게 되면 f.close()를 명시하지 않아도 되므로 프로그래머가 실수로</text:p>
      <text:p text:style-name="P2"><text:tab/> <text:s text:c="9"/>f.close()를 작성하지 않아서 코드 실행할 때 메모리 부족 오류가 나는 것을 예방할 수</text:p>
      <text:p text:style-name="P2"><text:tab/><text:tab/> <text:s/>있다.</text:p>
      <text:p text:style-name="P2"/>
      <text:p text:style-name="P2"/>
      <text:p text:style-name="P2"/>
      <text:p text:style-name="P2">문제 34<text:bookmark text:name="문제340"/>0. (점심시간문제) 위의 코드를 가지고 파일명을 물어보게하고 파일명을 입력하면 해당 파일이 </text:p>
      <text:p text:style-name="P2"><text:tab/><text:tab/><text:tab/> 삭제가 되는 코드를 작성하시오 !</text:p>
      <text:p text:style-name="P2"/>
      <text:p text:style-name="P2"><text:tab/>def delete_file():</text:p>
      <text:p text:style-name="P2"><text:tab/> <text:s text:c="3"/>target_file = input('삭제하고 싶은 파일을 입력하세요 ~ ')</text:p>
      <text:p text:style-name="P2"><text:tab/> <text:s text:c="3"/>remove(target_file)</text:p>
      <text:p text:style-name="P2"><text:tab/> <text:s text:c="3"/>print ('[%s]를 삭제했습니다.' %target_file)</text:p>
      <text:p text:style-name="P2"><text:tab/></text:p>
      <text:p text:style-name="P2"><text:tab/>delete_file()</text:p>
      <text:p text:style-name="P2"/>
      <text:p text:style-name="P2"><text:tab/># 삭제하고싶은 파일을 입력하세요 ~ c:\\mydata.txt</text:p>
      <text:p text:style-name="P2"><text:tab/># [c:\\mydata.txt]를 삭제했습니다.</text:p>
      <text:p text:style-name="P2"/>
      <text:p text:style-name="P2"/>
      <text:p text:style-name="P2"/>
      <text:p text:style-name="P2">문제 3<text:bookmark text:name="문제341"/>41. 폐사진 폴더에 있는 이미지들을 불러오는 함수를 생성하시오 !</text:p>
      <text:p text:style-name="P2"/>
      <text:p text:style-name="P2"><text:tab/>import os</text:p>
      <text:p text:style-name="P2"><text:tab/></text:p>
      <text:p text:style-name="P2"><text:tab/>test_image = 'c:\\lungs\\image'</text:p>
      <text:p text:style-name="P2"><text:tab/></text:p>
      <text:p text:style-name="P2"><text:tab/>def image_load(path):</text:p>
      <text:p text:style-name="P2"><text:tab/> <text:s text:c="3"/>file_list = os.listdir(path)</text:p>
      <text:p text:style-name="P2"><text:tab/> <text:s text:c="3"/>return file_list</text:p>
      <text:p text:style-name="P2"><text:tab/>print(image_load(test_image) )</text:p>
      <text:p text:style-name="P2"/>
      <text:p text:style-name="P2"/>
      <text:p text:style-name="P2"/>
      <text:p text:style-name="P2">문제 342. 위의 스크립트를 수정해서 png 떼어 버리고 아래와 같이 출력되게 하시오 !</text:p>
      <text:p text:style-name="P2"/>
      <text:p text:style-name="P2"><text:tab/>import os</text:p>
      <text:p text:style-name="P2"><text:tab/>import re</text:p>
      <text:p text:style-name="P2"><text:tab/>test_image = 'c:\\lungs\\image'</text:p>
      <text:p text:style-name="P2"><text:tab/></text:p>
      <text:p text:style-name="P2"><text:tab/>def image_load(path):</text:p>
      <text:p text:style-name="P2"><text:tab/> <text:s text:c="3"/>file_list = os.listdir(path)</text:p>
      <text:p text:style-name="P2"><text:tab/> <text:s text:c="3"/>f_list = []</text:p>
      <text:p text:style-name="P2"><text:tab/> <text:s text:c="3"/>for i in file_list:</text:p>
      <text:p text:style-name="P2"><text:tab/> <text:s text:c="7"/>st = re.sub('[^0-9]', '', i)</text:p>
      <text:p text:style-name="P2"><text:tab/> <text:s text:c="7"/>f_list.append(st)</text:p>
      <text:p text:style-name="P2"><text:tab/> <text:s text:c="3"/>return f_list</text:p>
      <text:p text:style-name="P2"><text:tab/>print(image_load(test_image) )</text:p>
      <text:p text:style-name="P2"><text:tab/># ['1', '10', '100', '1000', '1001', '1002', ........ ]</text:p>
      <text:p text:style-name="P2"/>
      <text:p text:style-name="P2"/>
      <text:p text:style-name="P2"/>
      <text:p text:style-name="P2">문제 343. 아래의 결과를 1, 2, 3, 4, 5 ... 순으로 정렬되게 하시오 !</text:p>
      <text:p text:style-name="P2"><text:soft-page-break/></text:p>
      <text:p text:style-name="P2"><text:tab/>import os</text:p>
      <text:p text:style-name="P2"><text:tab/>import re</text:p>
      <text:p text:style-name="P2"><text:tab/>test_image = 'c:\\lungs\\image'</text:p>
      <text:p text:style-name="P2"><text:tab/></text:p>
      <text:p text:style-name="P2"><text:tab/>def image_load(path):</text:p>
      <text:p text:style-name="P2"><text:tab/> <text:s text:c="3"/>file_list = os.listdir(path)</text:p>
      <text:p text:style-name="P2"><text:tab/> <text:s text:c="3"/>file_list.pop()</text:p>
      <text:p text:style-name="P2"><text:tab/> <text:s text:c="3"/>f_list = []</text:p>
      <text:p text:style-name="P2"><text:tab/> <text:s text:c="3"/>for i in file_list:</text:p>
      <text:p text:style-name="P2"><text:tab/> <text:s text:c="7"/>st = re.sub('[^0-9]', '', i)</text:p>
      <text:p text:style-name="P2"><text:tab/> <text:s text:c="7"/>f_list.append(int(st))</text:p>
      <text:p text:style-name="P2"><text:tab/> <text:s text:c="7"/>f_list.sort()</text:p>
      <text:p text:style-name="P2"><text:tab/> <text:s text:c="3"/>return f_list</text:p>
      <text:p text:style-name="P2"><text:tab/>print(image_load(test_image) )</text:p>
      <text:p text:style-name="P2"><text:tab/># [1, 2, 3, 4, 5, 6, 7, 8, 9, 10, 11, 12 ........]</text:p>
      <text:p text:style-name="P2"/>
      <text:p text:style-name="P2"/>
      <text:p text:style-name="P2"/>
      <text:p text:style-name="P2">문제 344. 위의 예제를 이용해서 아래와 같이 결과가 출력되게 하시오 !</text:p>
      <text:p text:style-name="P2"/>
      <text:p text:style-name="P2"><text:tab/>import os</text:p>
      <text:p text:style-name="P2"><text:tab/>import re</text:p>
      <text:p text:style-name="P2"><text:tab/>test_image = 'c:\\lungs\\image'</text:p>
      <text:p text:style-name="P2"><text:tab/></text:p>
      <text:p text:style-name="P2"><text:tab/>def image_load(path):</text:p>
      <text:p text:style-name="P2"><text:tab/> <text:s text:c="3"/>file_list = os.listdir(path)</text:p>
      <text:p text:style-name="P2"><text:tab/> <text:s text:c="3"/>file_list.pop()</text:p>
      <text:p text:style-name="P2"><text:tab/> <text:s text:c="3"/>f_list = []</text:p>
      <text:p text:style-name="P2"><text:tab/> <text:s text:c="3"/>for i in file_list:</text:p>
      <text:p text:style-name="P2"><text:tab/> <text:s text:c="7"/>st = re.sub('[^0-9]', '', i)</text:p>
      <text:p text:style-name="P2"><text:tab/> <text:s text:c="7"/>f_list.append(int(st))</text:p>
      <text:p text:style-name="P2"><text:tab/> <text:s text:c="3"/>f_list.sort()</text:p>
      <text:p text:style-name="P2"><text:tab/> <text:s text:c="3"/>f_sort_list = []</text:p>
      <text:p text:style-name="P2"><text:tab/> <text:s text:c="3"/>for i in f_list:</text:p>
      <text:p text:style-name="P2"><text:tab/> <text:s text:c="8"/>f_sort_list.append(str(i) + '.png')</text:p>
      <text:p text:style-name="P2"><text:tab/> <text:s text:c="3"/>return f_sort_list</text:p>
      <text:p text:style-name="P2"><text:tab/>print(image_load(test_image) )<text:tab/></text:p>
      <text:p text:style-name="P2"><text:tab/># ['1.png', '2.png', '3.png', '4.png', '5.png', '6.png', '7.png', '8.png', ........]</text:p>
      <text:p text:style-name="P2"/>
      <text:p text:style-name="P2"/>
      <text:p text:style-name="P2"/>
      <text:p text:style-name="P2">문제 345. 이미지 앞에 절대 경로가 아래처럼 붙게 하시오 !</text:p>
      <text:p text:style-name="P2"/>
      <text:p text:style-name="P2"><text:tab/>import os</text:p>
      <text:p text:style-name="P2"><text:tab/>import re</text:p>
      <text:p text:style-name="P2"><text:tab/>test_image = 'c:\\lungs\\image'</text:p>
      <text:p text:style-name="P2"><text:tab/></text:p>
      <text:p text:style-name="P2"><text:tab/>def image_load(path):</text:p>
      <text:p text:style-name="P2"><text:tab/> <text:s text:c="3"/>file_list = os.listdir(path)</text:p>
      <text:p text:style-name="P2"><text:tab/> <text:s text:c="3"/>file_list.pop()</text:p>
      <text:p text:style-name="P2"><text:tab/> <text:s text:c="3"/>f_list = []</text:p>
      <text:p text:style-name="P2"><text:tab/> <text:s text:c="3"/>for i in file_list:</text:p>
      <text:p text:style-name="P2"><text:tab/> <text:s text:c="7"/>st = re.sub('[^0-9]', '', i)</text:p>
      <text:p text:style-name="P2"><text:tab/> <text:s text:c="7"/>f_list.append(int(st))</text:p>
      <text:p text:style-name="P2"><text:tab/> <text:s text:c="3"/>f_list.sort()</text:p>
      <text:p text:style-name="P2"><text:tab/> <text:s text:c="3"/>f_sort_list = []</text:p>
      <text:p text:style-name="P2"><text:tab/> <text:s text:c="3"/>if test_image[-1] == '\\' :</text:p>
      <text:p text:style-name="P2"><text:tab/> <text:s text:c="7"/>for i in f_list:</text:p>
      <text:p text:style-name="P2"><text:soft-page-break/><text:tab/> <text:s text:c="11"/>f_sort_list.append(test_image + str(i) + '.png')</text:p>
      <text:p text:style-name="P2"><text:tab/> <text:s text:c="3"/>else:</text:p>
      <text:p text:style-name="P2"><text:tab/> <text:s text:c="7"/>for i in f_list:</text:p>
      <text:p text:style-name="P2"><text:tab/> <text:s text:c="11"/>f_sort_list.append(test_image + '\\' + str(i) + '.png')</text:p>
      <text:p text:style-name="P2"><text:tab/></text:p>
      <text:p text:style-name="P2"><text:tab/> <text:s text:c="7"/>return f_sort_list</text:p>
      <text:p text:style-name="P2"><text:tab/>print(image_load(test_image) )</text:p>
      <text:p text:style-name="P2"><text:tab/>#['c:\\lungs\\image\\1.png', 'c:\\lungs\\image\\2.png', 'c:\\lungs\\image\\3.png', .....]</text:p>
      <text:p text:style-name="P2"/>
      <text:p text:style-name="P2"/>
      <text:p text:style-name="P2"/>
      <text:p text:style-name="P2">문제 346. 위의 이미지들을 딥러닝 신경망에 넣기 전의 데이터인 숫자 배열로 만들기 위해서 cv2.imread 함수</text:p>
      <text:p text:style-name="P2"><text:tab/> <text:s text:c="2"/>를 이용해서 list로 변환하시오 !</text:p>
      <text:p text:style-name="P2"/>
      <text:p text:style-name="P2"><text:tab/># 아나콘다 프롬프트 창 열고</text:p>
      <text:p text:style-name="P2"><text:tab/># (base) C:\Users\Administrator&gt;conda install opencv</text:p>
      <text:p text:style-name="P2"><text:tab/></text:p>
      <text:p text:style-name="P2"><text:tab/>import cv2</text:p>
      <text:p text:style-name="P2"><text:tab/>import os</text:p>
      <text:p text:style-name="P2"><text:tab/>import re</text:p>
      <text:p text:style-name="P2"><text:tab/>test_image = 'c:\\lungs\\image'</text:p>
      <text:p text:style-name="P2"><text:tab/></text:p>
      <text:p text:style-name="P2"><text:tab/>def image_load(path):</text:p>
      <text:p text:style-name="P2"><text:tab/> <text:s text:c="3"/>file_list = os.listdir(path)</text:p>
      <text:p text:style-name="P2"><text:tab/> <text:s text:c="3"/>file_list.pop()</text:p>
      <text:p text:style-name="P2"><text:tab/> <text:s text:c="3"/>f_list = []</text:p>
      <text:p text:style-name="P2"><text:tab/> <text:s text:c="3"/>for i in file_list:</text:p>
      <text:p text:style-name="P2"><text:tab/> <text:s text:c="7"/>st = re.sub('[^0-9]', '', i)</text:p>
      <text:p text:style-name="P2"><text:tab/> <text:s text:c="7"/>f_list.append(int(st))</text:p>
      <text:p text:style-name="P2"><text:tab/> <text:s text:c="3"/>f_list.sort()</text:p>
      <text:p text:style-name="P2"><text:tab/> <text:s text:c="3"/>f_sort_list = []</text:p>
      <text:p text:style-name="P2"><text:tab/> <text:s text:c="3"/>if test_image[-1] == '\\' :</text:p>
      <text:p text:style-name="P2"><text:tab/> <text:s text:c="7"/>for i in f_list:</text:p>
      <text:p text:style-name="P2"><text:tab/> <text:s text:c="11"/>f_sort_list.append(test_image + str(i) + '.png')</text:p>
      <text:p text:style-name="P2"><text:tab/> <text:s text:c="3"/>else:</text:p>
      <text:p text:style-name="P2"><text:tab/> <text:s text:c="7"/>for i in f_list:</text:p>
      <text:p text:style-name="P2"><text:tab/> <text:s text:c="11"/>f_sort_list.append(test_image + '\\' + str(i) + '.png')</text:p>
      <text:p text:style-name="P2"><text:tab/> <text:s text:c="3"/>image = []</text:p>
      <text:p text:style-name="P2"><text:tab/> <text:s text:c="3"/>for j in f_sort_list:</text:p>
      <text:p text:style-name="P2"><text:tab/> <text:s text:c="7"/>img = cv2.imread(j)</text:p>
      <text:p text:style-name="P2"><text:tab/> <text:s text:c="7"/>image.append(img)</text:p>
      <text:p text:style-name="P2"><text:tab/> <text:s text:c="3"/>return image</text:p>
      <text:p text:style-name="P2"/>
      <text:p text:style-name="P2"><text:tab/>print(image_load(test_image) )</text:p>
      <text:p text:style-name="P2"/>
      <text:p text:style-name="P2"><text:tab/>결과 : <text:s text:c="3"/>빨강 녹색 <text:s/>파랑</text:p>
      <text:p text:style-name="P2"><text:tab/>[array([[[ 16, <text:s/>16, <text:s/>16],</text:p>
      <text:p text:style-name="P2"><text:tab/> <text:s text:c="7"/>[ 16, <text:s/>16, <text:s/>16],</text:p>
      <text:p text:style-name="P2"><text:tab/> <text:s text:c="7"/>[ 16, <text:s/>16, <text:s/>16],</text:p>
      <text:p text:style-name="P2"><text:tab/> <text:s text:c="7"/>..., </text:p>
      <text:p text:style-name="P2"><text:tab/> <text:s text:c="7"/>[182, 182, 182],</text:p>
      <text:p text:style-name="P2"><text:tab/> <text:s text:c="7"/>[187, 187, 187],</text:p>
      <text:p text:style-name="P2"><text:tab/> <text:s text:c="7"/>[191, 191, 191]],</text:p>
      <text:p text:style-name="P2"/>
      <text:p text:style-name="P2"/>
      <text:p text:style-name="P2"/>
      <text:p text:style-name="P2">문제 34<text:bookmark text:name="문제347"/>7. 위의 스크립트를 수정해서 폴더를 생성했으면 아래와 같이 결과가 출력되게 하시오 !</text:p>
      <text:p text:style-name="P2"/>
      <text:p text:style-name="P2"><text:tab/># 새로 생성할 디렉토리 이름을 입력하세요 : dddd</text:p>
      <text:p text:style-name="P2"><text:soft-page-break/><text:tab/># C:\Users\Administrator\PycharmProjects 밑에 dddd라는 폴더를 생성했습니다.</text:p>
      <text:p text:style-name="P2"><text:tab/></text:p>
      <text:p text:style-name="P2"><text:tab/>import os</text:p>
      <text:p text:style-name="P2"><text:tab/>pdir = os.getcwd()</text:p>
      <text:p text:style-name="P2"><text:tab/>newfolder = input('새로 생성할 디렉토리 이름을 입력하세요 : ')</text:p>
      <text:p text:style-name="P2"><text:tab/>os.mkdir(newfolder)</text:p>
      <text:p text:style-name="P2"><text:tab/>print('%s 밑에 %s라는 폴더를 생성했습니다.' %(pdir, newfolder))</text:p>
      <text:p text:style-name="P2"/>
      <text:p text:style-name="P2"/>
      <text:p text:style-name="P2"/>
      <text:p text:style-name="P2">문제 3<text:bookmark text:name="문제346"/>46. 다시 data7 폴더를 생성하는데 이번에는 폴더 생성후에 파일을 몇개 넣은 후에 파이썬 코드로 삭제</text:p>
      <text:p text:style-name="P2"><text:tab/> <text:s/>해 보시오 !</text:p>
      <text:p text:style-name="P2"/>
      <text:p text:style-name="P2"><text:tab/>import os </text:p>
      <text:p text:style-name="P2"><text:tab/>target_folder = 'c:\\data7'</text:p>
      <text:p text:style-name="P2"><text:tab/>os.rmdir(target_folder)</text:p>
      <text:p text:style-name="P2"/>
      <text:p text:style-name="P2"><text:tab/># OSError: [WinError 145] 디렉터리가 비어 있지 않습니다: 'c:\\data7'</text:p>
      <text:p text:style-name="P2"/>
      <text:p text:style-name="P2"/>
      <text:p text:style-name="P2"/>
      <text:p text:style-name="P2">문제 3<text:bookmark text:name="문제349"/>49. 아래와 같이 폴더를 생성하는 스크립트를 작성하는데 폴더가 이미 존재하면 "이미 존재합니다." 라</text:p>
      <text:p text:style-name="P2"><text:tab/> <text:s/>는 메세지가 출력되게 하시오 !</text:p>
      <text:p text:style-name="P2"/>
      <text:p text:style-name="P2"><text:tab/>from os.path import exists</text:p>
      <text:p text:style-name="P2"><text:tab/>import os</text:p>
      <text:p text:style-name="P2"><text:tab/>newfolder = input('새로 생성할 디렉토리 이름을 입력하세요 : ')</text:p>
      <text:p text:style-name="P2"><text:tab/>if exists(newfolder) == True:</text:p>
      <text:p text:style-name="P2"><text:tab/> <text:s text:c="3"/>os.mkdir(newfolder)</text:p>
      <text:p text:style-name="P2"><text:tab/>else:</text:p>
      <text:p text:style-name="P2"><text:tab/> <text:s text:c="3"/>print('폴더가 이미 존재합니다.')</text:p>
      <text:p text:style-name="P2"/>
      <text:p text:style-name="P2"><text:tab/># 새로 생성할 디렉토리 이름을 입력하세요 : d:\\data7</text:p>
      <text:p text:style-name="P2"><text:tab/># 폴더가 이미 존재합니다.</text:p>
      <text:p text:style-name="P2"/>
      <text:p text:style-name="P2"/>
      <text:p text:style-name="P2"/>
      <text:p text:style-name="P2">문제 35<text:bookmark text:name="문제350"/>0. (오늘의 마지막 문제) 오라클 next_day함수를 파이썬으로 구현하시오 !</text:p>
      <text:p text:style-name="P2"/>
      <text:p text:style-name="P2"><text:tab/>def next_day(date,week):</text:p>
      <text:p text:style-name="P2"><text:tab/> <text:s text:c="3"/>week_dic = {}</text:p>
      <text:p text:style-name="P2"><text:tab/> <text:s text:c="3"/>week_dic['월요일'] = 0</text:p>
      <text:p text:style-name="P2"><text:tab/> <text:s text:c="3"/>week_dic['화요일'] = 1</text:p>
      <text:p text:style-name="P2"><text:tab/> <text:s text:c="3"/>week_dic['수요일'] = 2</text:p>
      <text:p text:style-name="P2"><text:tab/> <text:s text:c="3"/>week_dic['목요일'] = 3</text:p>
      <text:p text:style-name="P2"><text:tab/> <text:s text:c="3"/>week_dic['금요일'] = 4</text:p>
      <text:p text:style-name="P2"><text:tab/> <text:s text:c="3"/>week_dic['토요일'] = 5</text:p>
      <text:p text:style-name="P2"><text:tab/> <text:s text:c="3"/>week_dic['일요일'] = 6</text:p>
      <text:p text:style-name="P2"><text:tab/> <text:s text:c="3"/>import datetime as d</text:p>
      <text:p text:style-name="P2"><text:tab/> <text:s text:c="3"/>from datetime import datetime as da</text:p>
      <text:p text:style-name="P2"><text:tab/> <text:s text:c="3"/>date1 = d.datetime.strptime(date, '%Y-%m-%d')</text:p>
      <text:p text:style-name="P2"><text:tab/> <text:s text:c="3"/>date_week = da.weekday(date1) </text:p>
      <text:p text:style-name="P2"><text:tab/> <text:s text:c="3"/>result = date1 + d.timedelta(days = (7 - date_week) + week_dic[week])</text:p>
      <text:p text:style-name="P2"><text:tab/> <text:s text:c="3"/>return result</text:p>
      <text:p text:style-name="P2"><text:tab/></text:p>
      <text:p text:style-name="P2"><text:tab/>print(next_day('2018-12-10','수요일'))</text:p>
      <text:p text:style-name="P2"><text:tab/>print(next_day('2018-12-10','월요일'))</text:p>
      <text:p text:style-name="P2"/>
      <text:p text:style-name="P2"><text:tab/># 2018-12-19 00:00:00</text:p>
      <text:p text:style-name="P2"><text:soft-page-break/><text:tab/># 2018-12-17 00:00:00</text:p>
      <text:p text:style-name="P8">문제 <text:bookmark text:name="answp351"/>351. 아래의 간단한 html문서를 만들어 보시오 !</text:p>
      <text:p text:style-name="P2"/>
      <text:p text:style-name="P2"><text:tab/>&lt;html&gt;&lt;head&gt;&lt;title&gt; 재혁이형의 오늘 일정 &lt;/title&gt;&lt;/head&gt;</text:p>
      <text:p text:style-name="P2"><text:tab/>&lt;body&gt;</text:p>
      <text:p text:style-name="P2"><text:tab/>&lt;p class="title"&gt; 재혁이형은 오늘 결석을 하셨습니다. &lt;/p&gt;</text:p>
      <text:p text:style-name="P2"><text:tab/>&lt;/body&gt;</text:p>
      <text:p text:style-name="P2"><text:tab/>&lt;/html&gt;</text:p>
      <text:p text:style-name="P2"/>
      <text:p text:style-name="P2"/>
      <text:p text:style-name="P2"/>
      <text:p text:style-name="P2">문제 352. 문제 351번에 나온 글씨를 진하게 하시오 !</text:p>
      <text:p text:style-name="P2"/>
      <text:p text:style-name="P2"><text:tab/>&lt;html&gt;&lt;head&gt;&lt;title&gt; 재혁이형의 오늘 일정 &lt;/title&gt;&lt;/head&gt;</text:p>
      <text:p text:style-name="P2"><text:tab/>&lt;body&gt;</text:p>
      <text:p text:style-name="P2"><text:tab/>&lt;p class="title"&gt;&lt;b&gt; 재혁이형은 오늘 결석을 하셨습니다. &lt;/b&gt;&lt;/p&gt;</text:p>
      <text:p text:style-name="P2"><text:tab/>&lt;/body&gt;</text:p>
      <text:p text:style-name="P2"><text:tab/>&lt;/html&gt;</text:p>
      <text:p text:style-name="P2"/>
      <text:p text:style-name="P2"/>
      <text:p text:style-name="P2"/>
      <text:p text:style-name="P2"/>
      <text:p text:style-name="P2">문제 353. 위의 글씨에 밑줄을 그어보시오 ! </text:p>
      <text:p text:style-name="P2"/>
      <text:p text:style-name="P2"><text:tab/>&lt;html&gt;&lt;head&gt;&lt;title&gt; 재혁이형의 오늘 일정 &lt;/title&gt;&lt;/head&gt;</text:p>
      <text:p text:style-name="P2"><text:tab/>&lt;body&gt;</text:p>
      <text:p text:style-name="P2"><text:tab/>&lt;p class="title"&gt;&lt;b&gt;&lt;u&gt; 재혁이형은 오늘 결석을 하셨습니다. &lt;/u&gt;&lt;/b&gt;&lt;/p&gt;</text:p>
      <text:p text:style-name="P2"><text:tab/>&lt;/body&gt;</text:p>
      <text:p text:style-name="P2"><text:tab/>&lt;/html&gt;</text:p>
      <text:p text:style-name="P2"/>
      <text:p text:style-name="P2"/>
      <text:p text:style-name="P2"/>
      <text:p text:style-name="P2"/>
      <text:p text:style-name="P2">문제 354. 위의 글씨체를 이텔릭체(기울임)로 변경하시오 !</text:p>
      <text:p text:style-name="P2"/>
      <text:p text:style-name="P2"><text:tab/>&lt;html&gt;&lt;head&gt;&lt;title&gt; 재혁이형의 오늘 일정 &lt;/title&gt;&lt;/head&gt;</text:p>
      <text:p text:style-name="P2"><text:tab/>&lt;body&gt;</text:p>
      <text:p text:style-name="P2"><text:tab/>&lt;p class="title"&gt;&lt;b&gt;&lt;u&gt;&lt;i&gt; 재혁이형은 오늘 결석을 하셨습니다. &lt;/i&gt;&lt;/u&gt;&lt;/b&gt;&lt;/p&gt;</text:p>
      <text:p text:style-name="P2"><text:tab/>&lt;/body&gt;</text:p>
      <text:p text:style-name="P2"><text:tab/>&lt;/html&gt;</text:p>
      <text:p text:style-name="P2"/>
      <text:p text:style-name="P2"/>
      <text:p text:style-name="P2"/>
      <text:p text:style-name="P2">문제 355. 위의 글씨의 색깔을 파란색으로 변경하시오 !</text:p>
      <text:p text:style-name="P2"/>
      <text:p text:style-name="P2"><text:tab/>&lt;html&gt;&lt;head&gt;&lt;title&gt; 재혁이형의 오늘 일정 &lt;/title&gt;&lt;/head&gt;</text:p>
      <text:p text:style-name="P2"><text:tab/>&lt;body text = "blue"&gt;</text:p>
      <text:p text:style-name="P2"><text:tab/>&lt;p class="title"&gt;&lt;b&gt;&lt;u&gt;&lt;i&gt; 재혁이형은 오늘 결석을 하셨습니다. &lt;/i&gt;&lt;/u&gt;&lt;/b&gt;&lt;/p&gt;</text:p>
      <text:p text:style-name="P2"><text:tab/>&lt;/body&gt;</text:p>
      <text:p text:style-name="P2"><text:tab/>&lt;/html&gt;</text:p>
      <text:p text:style-name="P2"/>
      <text:p text:style-name="P2"/>
      <text:p text:style-name="P2"/>
      <text:p text:style-name="P2"/>
      <text:p text:style-name="P2">문제 356. p tag를 추가해서 제목과 내용을 나누시오 !</text:p>
      <text:p text:style-name="P2"/>
      <text:p text:style-name="P2"><text:tab/>&lt;html&gt;&lt;head&gt;&lt;title&gt; 재혁이형의 오늘 일정 &lt;/title&gt;&lt;/head&gt;</text:p>
      <text:p text:style-name="P2"><text:tab/>&lt;body text = "blue"&gt;</text:p>
      <text:p text:style-name="P2"><text:tab/>&lt;p class="title"&gt;&lt;b&gt;&lt;u&gt;&lt;i&gt; 재혁이형은 오늘 결석을 하셨습니다. &lt;/i&gt;&lt;/u&gt;&lt;/b&gt;&lt;/p&gt;</text:p>
      <text:p text:style-name="P2"><text:tab/>&lt;p class="content"&gt; 오늘 나는 강남의 더킹 미용실에 갔다.</text:p>
      <text:p text:style-name="P2"><text:soft-page-break/><text:tab/> <text:s text:c="19"/>커트는 2만원, 파마는 10만원, 파마를 하고 싶었지만 돈이 없었다.</text:p>
      <text:p text:style-name="P2"><text:tab/> <text:s text:c="19"/>그래서 커트로 머리를 올렸다. &lt;/p&gt;</text:p>
      <text:p text:style-name="P2"><text:tab/>&lt;/body&gt;</text:p>
      <text:p text:style-name="P2"><text:tab/>&lt;/html&gt;</text:p>
      <text:p text:style-name="P2"/>
      <text:p text:style-name="P2"/>
      <text:p text:style-name="P2"/>
      <text:p text:style-name="P2"/>
      <text:p text:style-name="P2">문제 357. 위의 html 문서에 링크를 거시오 !</text:p>
      <text:p text:style-name="P2"/>
      <text:p text:style-name="P2"><text:tab/>&lt;html&gt;&lt;head&gt;&lt;title&gt; 재혁이형의 오늘 일정 &lt;/title&gt;&lt;/head&gt;</text:p>
      <text:p text:style-name="P2"><text:tab/>&lt;body text = "blue"&gt;</text:p>
      <text:p text:style-name="P2"><text:tab/>&lt;p class="title"&gt;&lt;b&gt;&lt;u&gt;&lt;i&gt; 재혁이형은 오늘 결석을 하셨습니다. &lt;/i&gt;&lt;/u&gt;&lt;/b&gt;&lt;/p&gt;</text:p>
      <text:p text:style-name="P2"><text:tab/>&lt;p class="content"&gt; 오늘 나는 강남의 더킹 미용실에 갔다.</text:p>
      <text:p text:style-name="P2"><text:tab/> <text:s text:c="19"/>커트는 2만원, 파마는 10만원, 파마를 하고 싶었지만 돈이 없었다.</text:p>
      <text:p text:style-name="P2"><text:tab/> <text:s text:c="19"/>그래서 커트로 머리를 올렸다.</text:p>
      <text:p text:style-name="P2"><text:tab/>&lt;a href="http://cafe.daum.net/oracleoracle" class="cafe1" id="link1"&gt;다음카페&lt;/a&gt;&lt;/p&gt;</text:p>
      <text:p text:style-name="P2"><text:tab/>&lt;/body&gt;</text:p>
      <text:p text:style-name="P2"><text:tab/>&lt;/html&gt;</text:p>
      <text:p text:style-name="P2"/>
      <text:p text:style-name="P2"/>
      <text:p text:style-name="P2"/>
      <text:p text:style-name="P2"/>
      <text:p text:style-name="P2">문제 358. beautiful soup 모듈을 이용해서 test_page.html문서의 title을 검색하시오 !</text:p>
      <text:p text:style-name="P2"/>
      <text:p text:style-name="P2"><text:tab/>from bs4 import BeautifulSoup</text:p>
      <text:p text:style-name="P2"><text:tab/></text:p>
      <text:p text:style-name="P2"><text:tab/>with open("c:\\test_page.html", encoding = 'UTF-8') as a:</text:p>
      <text:p text:style-name="P2"><text:tab/> <text:s text:c="3"/>soup = BeautifulSoup( a, "html.parser")<text:tab/># html 문서를 컴퓨터가 알아볼수 있게 기계어로</text:p>
      <text:p text:style-name="P2"><text:tab/><text:tab/><text:tab/><text:tab/><text:tab/><text:tab/><text:tab/># 바꾸고 로드</text:p>
      <text:p text:style-name="P2"><text:tab/>print(soup.title)</text:p>
      <text:p text:style-name="P2"/>
      <text:p text:style-name="P2"><text:tab/># &lt;title&gt; 재혁이형의 오늘 일정 &lt;/title&gt;</text:p>
      <text:p text:style-name="P2"/>
      <text:p text:style-name="P2"/>
      <text:p text:style-name="P2"/>
      <text:p text:style-name="P2"/>
      <text:p text:style-name="P2"/>
      <text:p text:style-name="P2">문제 359. 위의 결과에서 html 코드는 나오지 않고 텍스트만 출력되게 하시오 !</text:p>
      <text:p text:style-name="P2"/>
      <text:p text:style-name="P2"><text:tab/>from bs4 import BeautifulSoup</text:p>
      <text:p text:style-name="P2"><text:tab/></text:p>
      <text:p text:style-name="P2"><text:tab/>with open("c:\\test_page.html", encoding = 'UTF-8') as a:</text:p>
      <text:p text:style-name="P2"><text:tab/> <text:s text:c="3"/>soup = BeautifulSoup( a, "html.parser")</text:p>
      <text:p text:style-name="P2"><text:tab/></text:p>
      <text:p text:style-name="P2"><text:tab/>print(soup.title.string)<text:tab/><text:tab/># 이부분 수정 !</text:p>
      <text:p text:style-name="P2"/>
      <text:p text:style-name="P2"><text:tab/># 재혁이형의 오늘 일정 </text:p>
      <text:p text:style-name="P2"/>
      <text:p text:style-name="P2"/>
      <text:p text:style-name="P2"/>
      <text:p text:style-name="P2"/>
      <text:p text:style-name="P2">문제 360. test_page.html 문서에서 p태그에 대한 html을 검색하시오 !</text:p>
      <text:p text:style-name="P2"/>
      <text:p text:style-name="P2"><text:tab/>from bs4 import BeautifulSoup</text:p>
      <text:p text:style-name="P2"><text:tab/></text:p>
      <text:p text:style-name="P2"><text:tab/>with open("c:\\test_page.html", encoding = 'UTF-8') as a:</text:p>
      <text:p text:style-name="P2"><text:tab/> <text:s text:c="3"/>soup = BeautifulSoup( a, "html.parser")</text:p>
      <text:p text:style-name="P2"><text:tab/></text:p>
      <text:p text:style-name="P2"><text:soft-page-break/><text:tab/>print(soup.find('p'))</text:p>
      <text:p text:style-name="P2"/>
      <text:p text:style-name="P2"><text:tab/># &lt;p class="title"&gt;&lt;b&gt;&lt;u&gt;&lt;i&gt; 재혁이형은 오늘 결석을 하셨습니다. &lt;/i&gt;&lt;/u&gt;&lt;/b&gt;&lt;/p&gt;</text:p>
      <text:p text:style-name="P2"><text:tab/><text:tab/># 설명 : p tag가 두개인데 하나만 나왔네?</text:p>
      <text:p text:style-name="P2"/>
      <text:p text:style-name="P2"/>
      <text:p text:style-name="P2"/>
      <text:p text:style-name="P2"/>
      <text:p text:style-name="P2">문제 361. test_page.html 문서에서 p태그에 대한 html을 모두 검색하시오 !</text:p>
      <text:p text:style-name="P2"/>
      <text:p text:style-name="P2"><text:tab/>from bs4 import BeautifulSoup</text:p>
      <text:p text:style-name="P2"><text:tab/></text:p>
      <text:p text:style-name="P2"><text:tab/>with open("c:\\test_page.html", encoding = 'UTF-8') as a:</text:p>
      <text:p text:style-name="P2"><text:tab/> <text:s text:c="3"/>soup = BeautifulSoup( a, "html.parser")</text:p>
      <text:p text:style-name="P2"><text:tab/></text:p>
      <text:p text:style-name="P2"><text:tab/>print(soup.find_all('p'))</text:p>
      <text:p text:style-name="P2"/>
      <text:p text:style-name="P2"><text:tab/># [&lt;p class="title"&gt;&lt;b&gt;&lt;u&gt;&lt;i&gt; 재혁이형은 오늘 결석을 하셨습니다. &lt;/i&gt;&lt;/u&gt;&lt;/b&gt;&lt;/p&gt;, </text:p>
      <text:p text:style-name="P2"><text:tab/># &lt;p class="content"&gt; 오늘 나는 강남의 더킹 미용실에 갔다.</text:p>
      <text:p text:style-name="P2"><text:tab/># <text:s text:c="20"/>커트는 2만원, 파마는 10만원, 파마를 하고 싶었지만 돈이 없었다.</text:p>
      <text:p text:style-name="P2"><text:tab/># <text:s text:c="20"/>그래서 커트로 머리를 올렸다.</text:p>
      <text:p text:style-name="P2"><text:tab/># &lt;a class="cafe1" href="http://cafe.daum.net/oracleoracle" id="link1"&gt;다음카페&lt;/a&gt;&lt;/p&gt;]</text:p>
      <text:p text:style-name="P2"/>
      <text:p text:style-name="P2"/>
      <text:p text:style-name="P2"/>
      <text:p text:style-name="P2"/>
      <text:p text:style-name="P2">문제 362. test_page.html문에서 a태그에 대한 html을 모두 검색하시오 !</text:p>
      <text:p text:style-name="P2"/>
      <text:p text:style-name="P2"><text:tab/>from bs4 import BeautifulSoup</text:p>
      <text:p text:style-name="P2"><text:tab/></text:p>
      <text:p text:style-name="P2"><text:tab/>with open("c:\\test_page.html", encoding = 'UTF-8') as a:</text:p>
      <text:p text:style-name="P2"><text:tab/> <text:s text:c="3"/>soup = BeautifulSoup( a, "html.parser")</text:p>
      <text:p text:style-name="P2"><text:tab/></text:p>
      <text:p text:style-name="P2"><text:tab/>print(soup.find_all('a'))</text:p>
      <text:p text:style-name="P2"/>
      <text:p text:style-name="P2"><text:tab/># [&lt;a class="cafe1" href="http://cafe.daum.net/oracleoracle" id="link1"&gt;다음카페&lt;/a&gt;]</text:p>
      <text:p text:style-name="P2"/>
      <text:p text:style-name="P2"/>
      <text:p text:style-name="P2"/>
      <text:p text:style-name="P2">문제 363. test_page.html 문서에서 a 태그에 href링크의 url만 긁어오시오 !</text:p>
      <text:p text:style-name="P2"/>
      <text:p text:style-name="P2"><text:tab/>from bs4 import BeautifulSoup</text:p>
      <text:p text:style-name="P2"><text:tab/></text:p>
      <text:p text:style-name="P2"><text:tab/>with open("c:\\test_page.html", encoding = 'UTF-8') as a:</text:p>
      <text:p text:style-name="P2"><text:tab/> <text:s text:c="3"/>soup = BeautifulSoup( a, "html.parser")</text:p>
      <text:p text:style-name="P2"><text:tab/></text:p>
      <text:p text:style-name="P2"><text:tab/>for i in soup.find_all('a'):</text:p>
      <text:p text:style-name="P2"><text:tab/> <text:s text:c="3"/>print(i.get('href'))</text:p>
      <text:p text:style-name="P2"/>
      <text:p text:style-name="P2"/>
      <text:p text:style-name="P2"/>
      <text:p text:style-name="P2">문제 364. test_page.html문서에서 html소스말고 text만 출력하시오 !</text:p>
      <text:p text:style-name="P2"/>
      <text:p text:style-name="P2"><text:tab/>from bs4 import BeautifulSoup</text:p>
      <text:p text:style-name="P2"><text:tab/></text:p>
      <text:p text:style-name="P2"><text:tab/>with open("c:\\test_page.html", encoding = 'UTF-8') as a:</text:p>
      <text:p text:style-name="P2"><text:tab/> <text:s text:c="3"/>soup = BeautifulSoup( a, "html.parser")</text:p>
      <text:p text:style-name="P2"><text:tab/></text:p>
      <text:p text:style-name="P2"><text:tab/>print(soup.get_text())</text:p>
      <text:p text:style-name="P2"><text:soft-page-break/><text:tab/></text:p>
      <text:p text:style-name="P2">﻿<text:tab/># <text:s/>재혁이형의 오늘 일정 </text:p>
      <text:p text:style-name="P2"><text:tab/>#</text:p>
      <text:p text:style-name="P2"><text:tab/># <text:s/>재혁이형은 오늘 결석을 하셨습니다. </text:p>
      <text:p text:style-name="P2"><text:tab/># <text:s/>오늘 나는 강남의 더킹 미용실에 갔다.</text:p>
      <text:p text:style-name="P2"><text:tab/># <text:s text:c="20"/>커트는 2만원, 파마는 10만원, 파마를 하고 싶었지만 돈이 없었다.</text:p>
      <text:p text:style-name="P2"><text:tab/># <text:s text:c="20"/>그래서 커트로 머리를 올렸다.</text:p>
      <text:p text:style-name="P2"><text:tab/># 다음카페</text:p>
      <text:p text:style-name="P2"/>
      <text:p text:style-name="P2"/>
      <text:p text:style-name="P2"/>
      <text:p text:style-name="P2">문제 365. 위의 텍스트를 한줄로 나오게 하시오 !</text:p>
      <text:p text:style-name="P2"/>
      <text:p text:style-name="P2"><text:tab/>from bs4 import BeautifulSoup</text:p>
      <text:p text:style-name="P2"><text:tab/></text:p>
      <text:p text:style-name="P2"><text:tab/>with open("c:\\test_page.html", encoding = 'UTF-8') as a:</text:p>
      <text:p text:style-name="P2"><text:tab/> <text:s text:c="3"/>soup = BeautifulSoup( a, "html.parser")</text:p>
      <text:p text:style-name="P2"><text:tab/></text:p>
      <text:p text:style-name="P2"><text:tab/>print(soup.get_text("",strip=True))</text:p>
      <text:p text:style-name="P2"><text:tab/></text:p>
      <text:p text:style-name="P2"><text:tab/># 재혁이형의 오늘 일정재혁이형은 오늘 결석을 하셨습니다.오늘 나는 강남의 더킹 미용실에 갔다.</text:p>
      <text:p text:style-name="P2"><text:tab/># <text:s text:c="20"/>커트는 2만원, 파마는 10만원, 파마를 하고 싶었지만 돈이 없었다.</text:p>
      <text:p text:style-name="P2"><text:tab/># <text:s text:c="20"/>그래서 커트로 머리를 올렸다.다음카페</text:p>
      <text:p text:style-name="P2"/>
      <text:p text:style-name="P2"><text:tab/># 설명 : 엔터를 직접 친 부분은 한줄로 나오지 않는다.</text:p>
      <text:p text:style-name="P2"/>
      <text:p text:style-name="P2"/>
      <text:p text:style-name="P2"/>
      <text:p text:style-name="P2">문제 366. ecologicalpyramid.html 문서에서 text만 출력하시오 !</text:p>
      <text:p text:style-name="P2"/>
      <text:p text:style-name="P2"><text:tab/>from bs4 import BeautifulSoup</text:p>
      <text:p text:style-name="P2"><text:tab/></text:p>
      <text:p text:style-name="P2"><text:tab/>with open("c:\\ecologicalpyramid.html", encoding = 'UTF-8') as a:</text:p>
      <text:p text:style-name="P2"><text:tab/> <text:s text:c="3"/>soup = BeautifulSoup( a, "html.parser")</text:p>
      <text:p text:style-name="P2"><text:tab/></text:p>
      <text:p text:style-name="P2"><text:tab/>print(soup.get_text("",strip=True))</text:p>
      <text:p text:style-name="P2"><text:tab/></text:p>
      <text:p text:style-name="P2"><text:tab/># plants100000algae100000deer1000rabbit2000fox100bear100lion80tiger50</text:p>
      <text:p text:style-name="P2"/>
      <text:p text:style-name="P2"/>
      <text:p text:style-name="P2"/>
      <text:p text:style-name="P2">문제 367. ecologicalpyramid.html문서에서 number 클래스에 있는 모든 텍스트를 가져오시오 !</text:p>
      <text:p text:style-name="P2"/>
      <text:p text:style-name="P2"><text:tab/><text:tab/>from bs4 import BeautifulSoup</text:p>
      <text:p text:style-name="P2"><text:tab/><text:tab/></text:p>
      <text:p text:style-name="P2"><text:tab/><text:tab/>with open("c:\\ecologicalpyramid.html", encoding = 'UTF-8') as a:</text:p>
      <text:p text:style-name="P2"><text:tab/><text:tab/> <text:s text:c="3"/>soup = BeautifulSoup( a, "html.parser")</text:p>
      <text:p text:style-name="P2"><text:tab/><text:tab/></text:p>
      <text:p text:style-name="P2"><text:tab/><text:tab/>print(soup.find_all(class_="number"))</text:p>
      <text:p text:style-name="P2"><text:tab/><text:tab/></text:p>
      <text:p text:style-name="P2"><text:tab/><text:tab/># [&lt;div class="number"&gt;100000&lt;/div&gt;, &lt;div class="number"&gt;100000&lt;/div&gt;, &lt;div </text:p>
      <text:p text:style-name="P2"><text:tab/><text:tab/># class="number"&gt;1000&lt;/div&gt;, <text:tab/>&lt;div class="number"&gt;2000&lt;/div&gt;, &lt;div class="number"&gt;</text:p>
      <text:p text:style-name="P2"><text:tab/><text:tab/># 100&lt;/div&gt;, &lt;div class="number"&gt;100&lt;/div&gt;, &lt;div class="number"&gt;80&lt;/div&gt;, &lt;div </text:p>
      <text:p text:style-name="P2"><text:tab/><text:tab/># class="number"&gt;50&lt;/div&gt;]</text:p>
      <text:p text:style-name="P2"/>
      <text:p text:style-name="P2"/>
      <text:p text:style-name="P2"><text:tab/>- 소스빼고 텍스트만 출력하고 싶다면 ?</text:p>
      <text:p text:style-name="P2"><text:tab/><text:tab/>from bs4 import BeautifulSoup</text:p>
      <text:p text:style-name="P2"><text:tab/><text:tab/></text:p>
      <text:p text:style-name="P2"><text:soft-page-break/><text:tab/><text:tab/>with open("c:\\ecologicalpyramid.html", encoding = 'UTF-8') as a:</text:p>
      <text:p text:style-name="P2"><text:tab/><text:tab/> <text:s text:c="3"/>soup = BeautifulSoup( a, "html.parser")</text:p>
      <text:p text:style-name="P2"><text:tab/><text:tab/></text:p>
      <text:p text:style-name="P2"><text:tab/><text:tab/>result = soup.find_all(class_="number")</text:p>
      <text:p text:style-name="P2"><text:tab/><text:tab/></text:p>
      <text:p text:style-name="P2"><text:tab/><text:tab/>for i in result:</text:p>
      <text:p text:style-name="P2"><text:tab/><text:tab/> <text:s text:c="3"/>print(i.get_text())</text:p>
      <text:p text:style-name="P2"/>
      <text:p text:style-name="P2"><text:tab/><text:tab/># 100000</text:p>
      <text:p text:style-name="P2"><text:tab/><text:tab/># 100000</text:p>
      <text:p text:style-name="P2"><text:tab/><text:tab/># 1000</text:p>
      <text:p text:style-name="P2"><text:tab/><text:tab/># 2000</text:p>
      <text:p text:style-name="P2"><text:tab/><text:tab/># 100</text:p>
      <text:p text:style-name="P2"><text:tab/><text:tab/># 100</text:p>
      <text:p text:style-name="P2"><text:tab/><text:tab/># 80</text:p>
      <text:p text:style-name="P2"><text:tab/><text:tab/># 50</text:p>
      <text:p text:style-name="P2"/>
      <text:p text:style-name="P2"/>
      <text:p text:style-name="P2"/>
      <text:p text:style-name="P2">문제 368. 위의 문제에서 1000만 출력하시오 !</text:p>
      <text:p text:style-name="P2"><text:tab/><text:tab/>(1)</text:p>
      <text:p text:style-name="P2"><text:tab/><text:tab/><text:tab/>from bs4 import BeautifulSoup</text:p>
      <text:p text:style-name="P2"><text:tab/></text:p>
      <text:p text:style-name="P2"><text:tab/><text:tab/><text:tab/>with open("c:\\ecologicalpyramid.html", encoding = 'UTF-8') as a:</text:p>
      <text:p text:style-name="P2"><text:tab/><text:tab/><text:tab/> <text:s text:c="3"/>soup = BeautifulSoup( a, "html.parser")</text:p>
      <text:p text:style-name="P2"><text:tab/><text:tab/><text:tab/></text:p>
      <text:p text:style-name="P2"><text:tab/><text:tab/><text:tab/>result = soup.find_all(class_="number")</text:p>
      <text:p text:style-name="P2"><text:tab/><text:tab/><text:tab/>for i in result:</text:p>
      <text:p text:style-name="P2"><text:tab/><text:tab/><text:tab/> <text:s text:c="3"/>if i.get_text() == '1000':</text:p>
      <text:p text:style-name="P2"><text:tab/><text:tab/><text:tab/> <text:s text:c="7"/>print(i.get_text())</text:p>
      <text:p text:style-name="P2"/>
      <text:p text:style-name="P2"><text:tab/><text:tab/>(2)</text:p>
      <text:p text:style-name="P2"><text:tab/><text:tab/><text:tab/>from bs4 import BeautifulSoup</text:p>
      <text:p text:style-name="P2"><text:tab/><text:tab/><text:tab/></text:p>
      <text:p text:style-name="P2"><text:tab/><text:tab/><text:tab/>with open("c:\\ecologicalpyramid.html", encoding = 'UTF-8') as a:</text:p>
      <text:p text:style-name="P2"><text:tab/><text:tab/><text:tab/> <text:s text:c="3"/>soup = BeautifulSoup( a, "html.parser")</text:p>
      <text:p text:style-name="P2"><text:tab/><text:tab/><text:tab/></text:p>
      <text:p text:style-name="P2"><text:tab/><text:tab/><text:tab/>result = soup.find_all(class_="number")</text:p>
      <text:p text:style-name="P2"><text:tab/><text:tab/><text:tab/></text:p>
      <text:p text:style-name="P2"><text:tab/><text:tab/><text:tab/>print(result[2].get_text())</text:p>
      <text:p text:style-name="P2"/>
      <text:p text:style-name="P2"/>
      <text:p text:style-name="P2"/>
      <text:p text:style-name="P2">문제36<text:bookmark text:name="문제369"/>9. ebs의 레이디 버그 시청자 게시판의 html문서 전체를 스크롤링 하는 함수를 작성하라.</text:p>
      <text:p text:style-name="P2"/>
      <text:p text:style-name="P2">import urllib.request</text:p>
      <text:p text:style-name="P2">from bs4 import BeautifulSoup</text:p>
      <text:p text:style-name="P2"/>
      <text:p text:style-name="P2">def ebs_scroll():</text:p>
      <text:p text:style-name="P2"><text:s text:c="4"/>list_url = "http://home.ebs.co.kr/ladybug/board/6/10059819/oneBoardList?c.page=1&amp;hmpMnuId=106"</text:p>
      <text:p text:style-name="P2"><text:s text:c="4"/>url = urllib.request.Request(list_url)</text:p>
      <text:p text:style-name="P2"><text:s text:c="4"/>result = urllib.request.urlopen(url).read().decode("utf-8")</text:p>
      <text:p text:style-name="P2"><text:s text:c="4"/>return result</text:p>
      <text:p text:style-name="P2"/>
      <text:p text:style-name="P2">print (ebs_scroll() ) </text:p>
      <text:p text:style-name="P2"/>
      <text:p text:style-name="P2"><text:tab/>※ 설명 : urllib.request.urlopen(url).read().decode("utf-8") == ebs의 html문서를 utf-8로</text:p>
      <text:p text:style-name="P2"><text:tab/><text:tab/> <text:s/>decoding하겠다.</text:p>
      <text:p text:style-name="P2"/>
      <text:p text:style-name="P2"><text:soft-page-break/></text:p>
      <text:p text:style-name="P2"/>
      <text:p text:style-name="P2">문제 370. (점심시간 문제) 위의 html 문서를 BeautifulSoup모듈로 파싱을 하고 이 html 문서중에서 텍스트만 </text:p>
      <text:p text:style-name="P2"><text:tab/><text:tab/><text:tab/> <text:s/>가져와서 출력하시오 !</text:p>
      <text:p text:style-name="P2"/>
      <text:p text:style-name="P2"><text:tab/>import urllib.request</text:p>
      <text:p text:style-name="P2"><text:tab/>from bs4 import BeautifulSoup</text:p>
      <text:p text:style-name="P2"><text:tab/></text:p>
      <text:p text:style-name="P2"><text:tab/>def ebs_scroll():</text:p>
      <text:p text:style-name="P2"><text:tab/> <text:s text:c="3"/>list_url = "http://home.ebs.co.kr/ladybug/board/6/10059819/oneBoardList?c.page=1&amp;hmpMnuId=106"</text:p>
      <text:p text:style-name="P2"><text:tab/> <text:s text:c="3"/>url = urllib.request.Request(list_url)</text:p>
      <text:p text:style-name="P2"><text:tab/> <text:s text:c="3"/>result = urllib.request.urlopen(url).read().decode("utf-8")</text:p>
      <text:p text:style-name="P2"><text:tab/> <text:s text:c="3"/>return result</text:p>
      <text:p text:style-name="P2"><text:tab/></text:p>
      <text:p text:style-name="P2"><text:tab/>soup = BeautifulSoup( ebs_scroll() , "html.parser")</text:p>
      <text:p text:style-name="P2"><text:tab/></text:p>
      <text:p text:style-name="P2"><text:tab/>print(soup.get_text())</text:p>
      <text:p text:style-name="P2"/>
      <text:p text:style-name="P2"/>
      <text:p text:style-name="P2"/>
      <text:p text:style-name="P2">문제 371. ebs html 문서중에서 p태그에 해당하는 부분을 모두 가져오시오 !</text:p>
      <text:p text:style-name="P2"/>
      <text:p text:style-name="P2"><text:tab/>import urllib.request</text:p>
      <text:p text:style-name="P2"><text:tab/>from bs4 import BeautifulSoup</text:p>
      <text:p text:style-name="P2"><text:tab/></text:p>
      <text:p text:style-name="P2"><text:tab/>def ebs_scroll():</text:p>
      <text:p text:style-name="P2"><text:tab/> <text:s text:c="3"/>list_url = "http://home.ebs.co.kr/ladybug/board/6/10059819/oneBoardList?c.page=1&amp;hmpMnuId=106"</text:p>
      <text:p text:style-name="P2"><text:tab/> <text:s text:c="3"/>url = urllib.request.Request(list_url)</text:p>
      <text:p text:style-name="P2"><text:tab/> <text:s text:c="3"/>result = urllib.request.urlopen(url).read().decode("utf-8")</text:p>
      <text:p text:style-name="P2"><text:tab/> <text:s text:c="3"/>soup = BeautifulSoup( result , "html.parser")</text:p>
      <text:p text:style-name="P2"><text:tab/> <text:s text:c="3"/>return soup.find_all('p')</text:p>
      <text:p text:style-name="P2"><text:tab/></text:p>
      <text:p text:style-name="P2"><text:tab/>print(ebs_scroll())</text:p>
      <text:p text:style-name="P2"/>
      <text:p text:style-name="P2"/>
      <text:p text:style-name="P2"/>
      <text:p text:style-name="P2">문제 372. 위의 p태그중에 class가 con에 해당하는 부분만 스크롤링하시오 !</text:p>
      <text:p text:style-name="P2"/>
      <text:p text:style-name="P2"><text:tab/>import urllib.request</text:p>
      <text:p text:style-name="P2"><text:tab/>from bs4 import BeautifulSoup</text:p>
      <text:p text:style-name="P2"><text:tab/></text:p>
      <text:p text:style-name="P2"><text:tab/>def ebs_scroll():</text:p>
      <text:p text:style-name="P2"><text:tab/> <text:s text:c="3"/>list_url = "http://home.ebs.co.kr/ladybug/board/6/10059819/oneBoardList?c.page=1&amp;hmpMnuId=106"</text:p>
      <text:p text:style-name="P2"><text:tab/> <text:s text:c="3"/>url = urllib.request.Request(list_url)</text:p>
      <text:p text:style-name="P2"><text:tab/> <text:s text:c="3"/>result = urllib.request.urlopen(url).read().decode("utf-8")</text:p>
      <text:p text:style-name="P2"><text:tab/> <text:s text:c="3"/>soup = BeautifulSoup( result , "html.parser")</text:p>
      <text:p text:style-name="P2"><text:tab/> <text:s text:c="3"/>return soup.find_all("p", class_="con")</text:p>
      <text:p text:style-name="P2"><text:tab/></text:p>
      <text:p text:style-name="P2"><text:tab/>print(ebs_scroll())</text:p>
      <text:p text:style-name="P2"/>
      <text:p text:style-name="P2"/>
      <text:p text:style-name="P2"/>
      <text:p text:style-name="P2">문제 373. 위의 결과에서 html말고 텍스트만 가져오시오 !</text:p>
      <text:p text:style-name="P2"/>
      <text:p text:style-name="P2"><text:tab/>import urllib.request</text:p>
      <text:p text:style-name="P2"><text:tab/>from bs4 import BeautifulSoup</text:p>
      <text:p text:style-name="P2"><text:soft-page-break/><text:tab/></text:p>
      <text:p text:style-name="P2"><text:tab/>def ebs_scroll():</text:p>
      <text:p text:style-name="P2"><text:tab/> <text:s text:c="3"/>list_url = "http://home.ebs.co.kr/ladybug/board/6/10059819/oneBoardList?c.page=1&amp;hmpMnuId=106"</text:p>
      <text:p text:style-name="P2"><text:tab/> <text:s text:c="3"/>url = urllib.request.Request(list_url)</text:p>
      <text:p text:style-name="P2"><text:tab/> <text:s text:c="3"/>result = urllib.request.urlopen(url).read().decode("utf-8")</text:p>
      <text:p text:style-name="P2"><text:tab/> <text:s text:c="3"/>soup = BeautifulSoup( result , "html.parser")</text:p>
      <text:p text:style-name="P2"><text:tab/> <text:s text:c="3"/>result2 = soup.find_all("p", class_="con")</text:p>
      <text:p text:style-name="P2"><text:tab/> <text:s text:c="3"/>for i in result2:</text:p>
      <text:p text:style-name="P2"><text:tab/> <text:s text:c="7"/>print(i.get_text())</text:p>
      <text:p text:style-name="P2"><text:tab/></text:p>
      <text:p text:style-name="P2"><text:tab/>ebs_scroll()</text:p>
      <text:p text:style-name="P2"/>
      <text:p text:style-name="P2"/>
      <text:p text:style-name="P2"/>
      <text:p text:style-name="P2">문제 374. 위의 텍스트를 좀 더 깔끔하고 예쁘게 출력되게 하시오 !</text:p>
      <text:p text:style-name="P2"/>
      <text:p text:style-name="P2"><text:tab/>import urllib.request</text:p>
      <text:p text:style-name="P2"><text:tab/>from bs4 import BeautifulSoup</text:p>
      <text:p text:style-name="P2"><text:tab/></text:p>
      <text:p text:style-name="P2"><text:tab/>def ebs_scroll():</text:p>
      <text:p text:style-name="P2"><text:tab/> <text:s text:c="3"/>list_url = "http://home.ebs.co.kr/ladybug/board/6/10059819/oneBoardList?c.page=1&amp;hmpMnuId=106"</text:p>
      <text:p text:style-name="P2"><text:tab/> <text:s text:c="3"/>url = urllib.request.Request(list_url)</text:p>
      <text:p text:style-name="P2"><text:tab/> <text:s text:c="3"/>result = urllib.request.urlopen(url).read().decode("utf-8")</text:p>
      <text:p text:style-name="P2"><text:tab/> <text:s text:c="3"/>soup = BeautifulSoup( result , "html.parser")</text:p>
      <text:p text:style-name="P2"><text:tab/> <text:s text:c="3"/>result2 = soup.find_all("p", class_="con")</text:p>
      <text:p text:style-name="P2"><text:tab/> <text:s text:c="3"/>for i in result2:</text:p>
      <text:p text:style-name="P2"><text:tab/> <text:s text:c="7"/>print(i.get_text().strip())</text:p>
      <text:p text:style-name="P2"><text:tab/></text:p>
      <text:p text:style-name="P2"><text:tab/>ebs_scroll()</text:p>
      <text:p text:style-name="P2"/>
      <text:p text:style-name="P2"/>
      <text:p text:style-name="P2"/>
      <text:p text:style-name="P2">문제 375. 위의 게시판의 글들을 하나의 리스트에 하나 하나의 요소로 담으시오 !</text:p>
      <text:p text:style-name="P2"/>
      <text:p text:style-name="P2"><text:tab/>import urllib.request</text:p>
      <text:p text:style-name="P2"><text:tab/>from bs4 import BeautifulSoup</text:p>
      <text:p text:style-name="P2"><text:tab/></text:p>
      <text:p text:style-name="P2"><text:tab/>def ebs_scroll():</text:p>
      <text:p text:style-name="P2"><text:tab/> <text:s text:c="3"/>list_url = "http://home.ebs.co.kr/ladybug/board/6/10059819/oneBoardList?c.page=1&amp;hmpMnuId=106"</text:p>
      <text:p text:style-name="P2"><text:tab/> <text:s text:c="3"/>url = urllib.request.Request(list_url)</text:p>
      <text:p text:style-name="P2"><text:tab/> <text:s text:c="3"/>result = urllib.request.urlopen(url).read().decode("utf-8")</text:p>
      <text:p text:style-name="P2"><text:tab/> <text:s text:c="3"/>soup = BeautifulSoup( result , "html.parser")</text:p>
      <text:p text:style-name="P2"><text:tab/> <text:s text:c="3"/>result2 = soup.find_all("p", class_="con")</text:p>
      <text:p text:style-name="P2"><text:tab/> <text:s text:c="3"/>scroll_list = []</text:p>
      <text:p text:style-name="P2"><text:tab/> <text:s text:c="3"/>for i in result2:</text:p>
      <text:p text:style-name="P2"><text:tab/> <text:s text:c="7"/>scroll_list.append(i.get_text().strip())</text:p>
      <text:p text:style-name="P2"><text:tab/> <text:s text:c="3"/>return scroll_list</text:p>
      <text:p text:style-name="P2"><text:tab/></text:p>
      <text:p text:style-name="P2"><text:tab/>ebs_scroll()</text:p>
      <text:p text:style-name="P2"/>
      <text:p text:style-name="P2"/>
      <text:p text:style-name="P2"/>
      <text:p text:style-name="P2">문제 376. 위의 결과에서 \r과 \n을 삭제하고 params리스트에 담기게 하시오 !</text:p>
      <text:p text:style-name="P2"/>
      <text:p text:style-name="P2"><text:tab/>import re</text:p>
      <text:p text:style-name="P2"><text:tab/>import urllib.request</text:p>
      <text:p text:style-name="P2"><text:soft-page-break/><text:tab/>from bs4 import BeautifulSoup</text:p>
      <text:p text:style-name="P2"><text:tab/></text:p>
      <text:p text:style-name="P2"><text:tab/>def ebs_scroll():</text:p>
      <text:p text:style-name="P2"><text:tab/> <text:s text:c="3"/>list_url = "http://home.ebs.co.kr/ladybug/board/6/10059819/oneBoardList?c.page=1&amp;hmpMnuId=106"</text:p>
      <text:p text:style-name="P2"><text:tab/> <text:s text:c="3"/>url = urllib.request.Request(list_url)</text:p>
      <text:p text:style-name="P2"><text:tab/> <text:s text:c="3"/>result = urllib.request.urlopen(url).read().decode("utf-8")</text:p>
      <text:p text:style-name="P2"><text:tab/> <text:s text:c="3"/>soup = BeautifulSoup( result , "html.parser")</text:p>
      <text:p text:style-name="P2"><text:tab/> <text:s text:c="3"/>result2 = soup.find_all("p", class_="con")</text:p>
      <text:p text:style-name="P2"><text:tab/> <text:s text:c="3"/></text:p>
      <text:p text:style-name="P2"><text:tab/> <text:s text:c="3"/>scroll_list = []</text:p>
      <text:p text:style-name="P2"><text:tab/> <text:s text:c="3"/>for i in result2:</text:p>
      <text:p text:style-name="P2"><text:tab/> <text:s text:c="7"/>scroll_list.append(i.get_text().strip())</text:p>
      <text:p text:style-name="P2"><text:tab/> <text:s text:c="7"/></text:p>
      <text:p text:style-name="P2"><text:tab/> <text:s text:c="3"/>scroll_list2 = []</text:p>
      <text:p text:style-name="P2"><text:tab/> <text:s text:c="3"/>for i2 in scroll_list:</text:p>
      <text:p text:style-name="P2"><text:tab/> <text:s text:c="7"/>scroll_list2.append(re.sub('[\n\r]', '', i2))</text:p>
      <text:p text:style-name="P2"><text:tab/> <text:s text:c="7"/></text:p>
      <text:p text:style-name="P2"><text:tab/> <text:s text:c="3"/>return scroll_list2</text:p>
      <text:p text:style-name="P2"><text:tab/></text:p>
      <text:p text:style-name="P2"><text:tab/>ebs_scroll()</text:p>
      <text:p text:style-name="P2"/>
      <text:p text:style-name="P2"/>
      <text:p text:style-name="P2"/>
      <text:p text:style-name="P2">문제 377. 위의 게시판에 글 앞에 게시날짜를 앞에 출력되게 하기 위해 게시판의 글올린 날짜만 가져오는 코드를 </text:p>
      <text:p text:style-name="P2"><text:tab/> <text:s text:c="2"/>작성하시오 !</text:p>
      <text:p text:style-name="P2"/>
      <text:p text:style-name="P2"><text:tab/>import re</text:p>
      <text:p text:style-name="P2"><text:tab/>import urllib.request</text:p>
      <text:p text:style-name="P2"><text:tab/>from bs4 import BeautifulSoup</text:p>
      <text:p text:style-name="P2"><text:tab/></text:p>
      <text:p text:style-name="P2"><text:tab/>def ebs_scroll():</text:p>
      <text:p text:style-name="P2"><text:tab/> <text:s text:c="3"/>list_url = "http://home.ebs.co.kr/ladybug/board/6/10059819/oneBoardList?c.page=1&amp;hmpMnuId=106"</text:p>
      <text:p text:style-name="P2"><text:tab/> <text:s text:c="3"/>url = urllib.request.Request(list_url)</text:p>
      <text:p text:style-name="P2"><text:tab/> <text:s text:c="3"/>result = urllib.request.urlopen(url).read().decode("utf-8")</text:p>
      <text:p text:style-name="P2"><text:tab/> <text:s text:c="3"/>soup = BeautifulSoup( result , "html.parser")</text:p>
      <text:p text:style-name="P2"><text:tab/> <text:s text:c="3"/>result2 = soup.find_all("span", class_="date")</text:p>
      <text:p text:style-name="P2"><text:tab/> <text:s text:c="3"/></text:p>
      <text:p text:style-name="P2"><text:tab/> <text:s text:c="3"/>scroll_list = []</text:p>
      <text:p text:style-name="P2"><text:tab/> <text:s text:c="3"/>for i in result2:</text:p>
      <text:p text:style-name="P2"><text:tab/> <text:s text:c="7"/>scroll_list.append(i.get_text().strip())</text:p>
      <text:p text:style-name="P2"><text:tab/> <text:s text:c="7"/></text:p>
      <text:p text:style-name="P2"><text:tab/> <text:s text:c="3"/>return scroll_list</text:p>
      <text:p text:style-name="P2"><text:tab/></text:p>
      <text:p text:style-name="P2"><text:tab/>ebs_scroll()</text:p>
      <text:p text:style-name="P2"/>
      <text:p text:style-name="P2"/>
      <text:p text:style-name="P2"/>
      <text:p text:style-name="P2">문제 378. 위의 게시판에 글 앞에 게시날짜를 앞에 출력되게 하시오!</text:p>
      <text:p text:style-name="P2"/>
      <text:p text:style-name="P2"><text:tab/>import re</text:p>
      <text:p text:style-name="P2"><text:tab/>import urllib.request</text:p>
      <text:p text:style-name="P2"><text:tab/>from bs4 import BeautifulSoup</text:p>
      <text:p text:style-name="P2"><text:tab/></text:p>
      <text:p text:style-name="P2"><text:tab/>def ebs_scroll():</text:p>
      <text:p text:style-name="P2"><text:tab/> <text:s text:c="3"/>list_url = "http://home.ebs.co.kr/ladybug/board/6/10059819/oneBoardList?c.page=1&amp;hmpMnuId=106"</text:p>
      <text:p text:style-name="P2"><text:soft-page-break/><text:tab/> <text:s text:c="3"/>url = urllib.request.Request(list_url)</text:p>
      <text:p text:style-name="P2"><text:tab/> <text:s text:c="3"/>result = urllib.request.urlopen(url).read().decode("utf-8")</text:p>
      <text:p text:style-name="P2"><text:tab/> <text:s text:c="3"/>soup = BeautifulSoup( result , "html.parser")</text:p>
      <text:p text:style-name="P2"><text:tab/> <text:s text:c="7"/></text:p>
      <text:p text:style-name="P2"><text:tab/> <text:s text:c="3"/>scroll_list = []</text:p>
      <text:p text:style-name="P2"><text:tab/> <text:s text:c="3"/>for x, y in zip(soup.find_all("span", class_="date"), soup.find_all("p", class_="con")):</text:p>
      <text:p text:style-name="P2"><text:tab/> <text:s text:c="7"/>scroll_list.append(x.get_text().strip() + y.get_text().strip())</text:p>
      <text:p text:style-name="P2"><text:tab/> <text:s text:c="7"/></text:p>
      <text:p text:style-name="P2"><text:tab/> <text:s text:c="3"/>scroll_list2 = []</text:p>
      <text:p text:style-name="P2"><text:tab/> <text:s text:c="3"/>for i2 in scroll_list:</text:p>
      <text:p text:style-name="P2"><text:tab/> <text:s text:c="7"/>scroll_list2.append(re.sub('[\n\r]', '', i2))</text:p>
      <text:p text:style-name="P2"><text:tab/> <text:s text:c="7"/></text:p>
      <text:p text:style-name="P2"><text:tab/> <text:s text:c="3"/>return scroll_list2</text:p>
      <text:p text:style-name="P2"><text:tab/></text:p>
      <text:p text:style-name="P2"><text:tab/>print(ebs_scroll())</text:p>
      <text:p text:style-name="P2"/>
      <text:p text:style-name="P2"/>
      <text:p text:style-name="P2"/>
      <text:p text:style-name="P2">문제 379. 레이디버그 게시판 전체의 글들을 스크롤링 하시오 !</text:p>
      <text:p text:style-name="P2"/>
      <text:p text:style-name="P2"><text:tab/>import re</text:p>
      <text:p text:style-name="P2"><text:tab/>import urllib.request</text:p>
      <text:p text:style-name="P2"><text:tab/>from bs4 import BeautifulSoup</text:p>
      <text:p text:style-name="P2"><text:tab/></text:p>
      <text:p text:style-name="P2"><text:tab/>def ebs_scroll():</text:p>
      <text:p text:style-name="P2"><text:tab/> <text:s text:c="3"/>for i in range(1, 17):</text:p>
      <text:p text:style-name="P2"><text:tab/> <text:s text:c="7"/>list_url = "http://home.ebs.co.kr/ladybug/board/6/10059819/oneBoardList?c.page=%d&amp;hmpMnuId=106"%i</text:p>
      <text:p text:style-name="P2"><text:tab/> <text:s text:c="7"/>url = urllib.request.Request(list_url)</text:p>
      <text:p text:style-name="P2"><text:tab/> <text:s text:c="7"/>result = urllib.request.urlopen(url).read().decode("utf-8")</text:p>
      <text:p text:style-name="P2"><text:tab/> <text:s text:c="7"/>soup = BeautifulSoup( result , "html.parser")</text:p>
      <text:p text:style-name="P2"><text:tab/></text:p>
      <text:p text:style-name="P2"><text:tab/> <text:s text:c="7"/>scroll_list1 = []</text:p>
      <text:p text:style-name="P2"><text:tab/> <text:s text:c="7"/>scroll_list = []</text:p>
      <text:p text:style-name="P2"><text:tab/> <text:s text:c="7"/>for x, y in zip(soup.find_all("span", class_="date"), soup.find_all("p", class_="con")):</text:p>
      <text:p text:style-name="P2"><text:tab/> <text:s text:c="11"/>scroll_list.append(x.get_text().strip())</text:p>
      <text:p text:style-name="P2"><text:tab/> <text:s text:c="11"/>scroll_list1.append(re.sub('[\n\r]', '', y.get_text().strip()))</text:p>
      <text:p text:style-name="P2"><text:tab/></text:p>
      <text:p text:style-name="P2"><text:tab/> <text:s text:c="7"/>for i1, i2 in zip(scroll_list, scroll_list1):</text:p>
      <text:p text:style-name="P2"><text:tab/> <text:s text:c="11"/>print(i1, end = ' ')</text:p>
      <text:p text:style-name="P2"><text:tab/> <text:s text:c="11"/>print(i2)</text:p>
      <text:p text:style-name="P2"><text:tab/></text:p>
      <text:p text:style-name="P2"><text:tab/>ebs_scroll()</text:p>
      <text:p text:style-name="P2"/>
      <text:p text:style-name="P2"/>
      <text:p text:style-name="P2">문제 380. 변수의 내용과 리스트의 내용을 파일로 저장되게 하는 방법은 ?</text:p>
      <text:p text:style-name="P2"/>
      <text:p text:style-name="P2"><text:tab/>- 스트링 저장방법</text:p>
      <text:p text:style-name="P2"><text:tab/><text:tab/>text = 'asdnjfnasdiuvqaeprktmnqkewptmnq0adifjasdkvm'</text:p>
      <text:p text:style-name="P2"><text:tab/><text:tab/>f = open("c:\\mydata.txt", 'w',encoding = 'UTF-8')</text:p>
      <text:p text:style-name="P2"><text:tab/><text:tab/>f.write(text)</text:p>
      <text:p text:style-name="P2"><text:tab/><text:tab/>f.close()</text:p>
      <text:p text:style-name="P2"><text:s text:c="9"/></text:p>
      <text:p text:style-name="P2"><text:tab/>- 리스트 저장방법</text:p>
      <text:p text:style-name="P2"><text:tab/><text:tab/>text = ['aaa', 'bbb', 'ccc', 'ddd']</text:p>
      <text:p text:style-name="P2"><text:tab/><text:tab/>f = open ('c:\\mydata2.txt','w', encoding = 'UTF-8')</text:p>
      <text:p text:style-name="P2"><text:tab/><text:tab/>for item in text:</text:p>
      <text:p text:style-name="P2"><text:tab/><text:tab/> <text:s text:c="3"/>f.write('%s\n'%item)</text:p>
      <text:p text:style-name="P2"><text:tab/><text:tab/>f.close()</text:p>
      <text:p text:style-name="P2"><text:soft-page-break/></text:p>
      <text:p text:style-name="P2"/>
      <text:p text:style-name="P2"/>
      <text:p text:style-name="P2">문제 381. 레이디버그 게시판의 날짜와 글을 mydata7.txt에 저장하시오 !</text:p>
      <text:p text:style-name="P2"/>
      <text:p text:style-name="P2"><text:tab/>import re</text:p>
      <text:p text:style-name="P2"><text:tab/>import urllib.request</text:p>
      <text:p text:style-name="P2"><text:tab/>from bs4 import BeautifulSoup</text:p>
      <text:p text:style-name="P2"><text:tab/></text:p>
      <text:p text:style-name="P2"><text:tab/>def ebs_scroll():</text:p>
      <text:p text:style-name="P2"><text:tab/> <text:s text:c="3"/>scroll_list = []</text:p>
      <text:p text:style-name="P2"><text:tab/> <text:s text:c="3"/>for i in range(1, 17):</text:p>
      <text:p text:style-name="P2"><text:tab/> <text:s text:c="7"/>list_url = "http://home.ebs.co.kr/ladybug/board/6/10059819/oneBoardList?c.page=%d&amp;hmpMnuId=106"%i</text:p>
      <text:p text:style-name="P2"><text:tab/> <text:s text:c="7"/>url = urllib.request.Request(list_url)</text:p>
      <text:p text:style-name="P2"><text:tab/> <text:s text:c="7"/>result = urllib.request.urlopen(url).read().decode("utf-8")</text:p>
      <text:p text:style-name="P2"><text:tab/> <text:s text:c="7"/>soup = BeautifulSoup( result , "html.parser")</text:p>
      <text:p text:style-name="P2"><text:tab/> <text:s text:c="7"/>f = open('c:\\mydata7.txt', 'w', encoding="UTF-8")</text:p>
      <text:p text:style-name="P2"><text:tab/></text:p>
      <text:p text:style-name="P2"><text:tab/> <text:s text:c="7"/>for x, y in zip(soup.find_all("span", class_="date"), soup.find_all("p", class_="con")):</text:p>
      <text:p text:style-name="P2"><text:tab/> <text:s text:c="11"/>scroll_list.append(x.get_text().strip() + y.get_text().strip())</text:p>
      <text:p text:style-name="P2"><text:tab/></text:p>
      <text:p text:style-name="P2"><text:tab/> <text:s text:c="3"/>scroll_list2 = []</text:p>
      <text:p text:style-name="P2"><text:tab/> <text:s text:c="3"/>for i2 in scroll_list:</text:p>
      <text:p text:style-name="P2"><text:tab/> <text:s text:c="7"/>scroll_list2.append(re.sub('[\n\r]', '', i2))</text:p>
      <text:p text:style-name="P2"><text:tab/> <text:s text:c="3"/></text:p>
      <text:p text:style-name="P2"><text:tab/> <text:s text:c="3"/>for item in scroll_list2:</text:p>
      <text:p text:style-name="P2"><text:tab/> <text:s text:c="7"/>f.write('%s\n' %item)</text:p>
      <text:p text:style-name="P2"><text:tab/> <text:s text:c="3"/>f.close()</text:p>
      <text:p text:style-name="P2"><text:tab/> <text:s text:c="3"/>print('저장되었습니다.')</text:p>
      <text:p text:style-name="P2"><text:tab/></text:p>
      <text:p text:style-name="P2"><text:tab/>ebs_scroll()</text:p>
      <text:p text:style-name="P2"/>
      <text:p text:style-name="P2"/>
      <text:p text:style-name="P2"/>
      <text:p text:style-name="P2">문제 382. Text_mining클래스의 워드클라우드 그리는 메소드를 실행해서 mydata7.txt를 워드클라우드에 그리시오!</text:p>
      <text:p text:style-name="P2"/>
      <text:p text:style-name="P2"><text:tab/>import Text_mining</text:p>
      <text:p text:style-name="P2"><text:tab/>tm = Text_mining.Text_mining()</text:p>
      <text:p text:style-name="P2"><text:tab/>tm.word_cloud()</text:p>
      <text:p text:style-name="P2"/>
      <text:p text:style-name="P2"/>
      <text:p text:style-name="P2"/>
      <text:p text:style-name="P2">문제 <text:bookmark text:name="answp383"/>383. 한겨례 신문사 홈페이지로 들어가서 인공지능으로 기사검색을 한 url을 가져오시오 !</text:p>
      <text:p text:style-name="P2"/>
      <text:p text:style-name="P2"/>
      <text:p text:style-name="P2">http://search.hani.co.kr/Search?command=query&amp;keyword=%EC%9D%B8%EA%B3%B5%EC%A7%80%EB%8A</text:p>
      <text:p text:style-name="P2">%A5&amp;media=news&amp;sort=d&amp;period=all&amp;datefrom=2000.01.01&amp;dateto=2018.12.11&amp;pageseq=0</text:p>
      <text:p text:style-name="P2"/>
      <text:p text:style-name="P2">http://search.hani.co.kr/Search?command=query&amp;keyword=%EC%9D%B8%EA%B3%B5%EC%A7%80%EB%8A</text:p>
      <text:p text:style-name="P2">%A5&amp;media=news&amp;sort=d&amp;period=all&amp;datefrom=2000.01.01&amp;dateto=2018.12.11&amp;pageseq=1</text:p>
      <text:p text:style-name="P2"/>
      <text:p text:style-name="P2"/>
      <text:p text:style-name="P2"/>
      <text:p text:style-name="P2">문제 384. 한겨례 신문사에서 인공지능으로 기사검색을 했을 때 나오는 html문서에서 상세기사 제목을 클릭했을 때</text:p>
      <text:p text:style-name="P2"><text:tab/> <text:s/>잡히는 url만 검색하시오 !</text:p>
      <text:p text:style-name="P2"/>
      <text:p text:style-name="P2"><text:soft-page-break/>&lt;a href="http://www.hani.co.kr/arti/economy/consumer/873902.html"&gt; 이마트 의왕점 13일 개점… 종이↓ 디지털↑ &lt;/a&gt;</text:p>
      <text:p text:style-name="P2"/>
      <text:p text:style-name="P2"/>
      <text:p text:style-name="P2">----------------------------------------------</text:p>
      <text:p text:style-name="P2">상세기사 url</text:p>
      <text:p text:style-name="P2">---------------------------------------------------</text:p>
      <text:p text:style-name="P2">import re</text:p>
      <text:p text:style-name="P2">import urllib.request</text:p>
      <text:p text:style-name="P2">from bs4 import BeautifulSoup</text:p>
      <text:p text:style-name="P2"/>
      <text:p text:style-name="P2">def hani_scroll():</text:p>
      <text:p text:style-name="P2"><text:s text:c="4"/>scroll_list = []</text:p>
      <text:p text:style-name="P2"><text:s text:c="4"/>for i in range(0, 10):</text:p>
      <text:p text:style-name="P2"><text:s text:c="8"/>list_url = "http://search.hani.co.kr/Search?command=query&amp;keyword=%EC%9D%B8%EA%B3%B5%EC%A7%80%EB%8A</text:p>
      <text:p text:style-name="P2">%A5&amp;media=news&amp;sort=d&amp;period=all&amp;datefrom=2000.01.01&amp;dateto=2018.12.11&amp;pageseq="+ str(i)</text:p>
      <text:p text:style-name="P2"><text:s text:c="8"/>url = urllib.request.Request(list_url)</text:p>
      <text:p text:style-name="P2"><text:s text:c="8"/>result = urllib.request.urlopen(url).read().decode("utf-8")</text:p>
      <text:p text:style-name="P2"><text:s text:c="8"/>soup = BeautifulSoup( result , "html.parser")</text:p>
      <text:p text:style-name="P2"><text:s text:c="8"/>for j in soup.find_all('dt'):</text:p>
      <text:p text:style-name="P2"><text:s text:c="12"/>for i2 in j:</text:p>
      <text:p text:style-name="P2"><text:s text:c="16"/>print(i2.get('href'))</text:p>
      <text:p text:style-name="P2"><text:s text:c="8"/></text:p>
      <text:p text:style-name="P2">hani_scroll()</text:p>
      <text:p text:style-name="P2">----------------------------------------------------------</text:p>
      <text:p text:style-name="P2"/>
      <text:p text:style-name="P2"/>
      <text:p text:style-name="P2">문제 385. 위의 상세기사 url들을 params라는 빈 리스트에 담으시오 !</text:p>
      <text:p text:style-name="P2"/>
      <text:p text:style-name="P2"><text:tab/>import re</text:p>
      <text:p text:style-name="P2"><text:tab/>import urllib.request</text:p>
      <text:p text:style-name="P2"><text:tab/>from bs4 import BeautifulSoup</text:p>
      <text:p text:style-name="P2"><text:tab/></text:p>
      <text:p text:style-name="P2"><text:tab/>def hani_scroll():</text:p>
      <text:p text:style-name="P2"><text:tab/> <text:s text:c="3"/>params = []</text:p>
      <text:p text:style-name="P2"><text:tab/> <text:s text:c="3"/>for i in range(0, 10):</text:p>
      <text:p text:style-name="P2"><text:tab/> <text:s text:c="7"/>list_url = "http://search.hani.co.kr/Search?command=query&amp;keyword=%EC%9D%B8%EA%B3%B5%EC%A7%80%EB</text:p>
      <text:p text:style-name="P2">%8A%A5&amp;media=news&amp;sort=d&amp;period=all&amp;datefrom=2000.01.01&amp;dateto=2018.12.11&amp;pageseq="+ str(i)</text:p>
      <text:p text:style-name="P2"><text:tab/> <text:s text:c="7"/>url = urllib.request.Request(list_url)</text:p>
      <text:p text:style-name="P2"><text:tab/> <text:s text:c="7"/>result = urllib.request.urlopen(url).read().decode("utf-8")</text:p>
      <text:p text:style-name="P2"><text:tab/> <text:s text:c="7"/>soup = BeautifulSoup( result , "html.parser")</text:p>
      <text:p text:style-name="P2"><text:tab/> <text:s text:c="7"/>for j in soup.find_all('dt'):</text:p>
      <text:p text:style-name="P2"><text:tab/> <text:s text:c="11"/>for i2 in j:</text:p>
      <text:p text:style-name="P2"><text:tab/> <text:s text:c="15"/>params.append(i2.get('href'))</text:p>
      <text:p text:style-name="P2"><text:tab/> <text:s text:c="3"/>return params</text:p>
      <text:p text:style-name="P2"><text:tab/> <text:s text:c="7"/></text:p>
      <text:p text:style-name="P2"><text:tab/>print(hani_scroll())</text:p>
      <text:p text:style-name="P2"/>
      <text:p text:style-name="P2"/>
      <text:p text:style-name="P2"/>
      <text:p text:style-name="P2">문제 386. 아래의 상세 url의 기사 내용의 텍스트를 스크롤링하시오 !</text:p>
      <text:p text:style-name="P2"><text:tab/>#http://www.hani.co.kr/arti/economy/consumer/873902.html</text:p>
      <text:p text:style-name="P2"/>
      <text:p text:style-name="P2"><text:tab/>def hani_scroll2():</text:p>
      <text:p text:style-name="P2"><text:tab/> <text:s text:c="3"/>list_url = "http://www.hani.co.kr/arti/economy/consumer/873902.html"</text:p>
      <text:p text:style-name="P2"><text:tab/> <text:s text:c="3"/>url = urllib.request.Request(list_url)</text:p>
      <text:p text:style-name="P2"><text:tab/> <text:s text:c="3"/>result = urllib.request.urlopen(url).read().decode("utf-8")</text:p>
      <text:p text:style-name="P2"><text:soft-page-break/><text:tab/> <text:s text:c="3"/>soup = BeautifulSoup( result , "html.parser")</text:p>
      <text:p text:style-name="P2"><text:tab/> <text:s text:c="3"/>for i in soup.find_all('div', 'text'): # 기사 본문 내용이 있는 태그와 클래스 명시</text:p>
      <text:p text:style-name="P2"><text:tab/> <text:s text:c="7"/>print(i.get_text())</text:p>
      <text:p text:style-name="P2"><text:tab/> <text:s text:c="3"/></text:p>
      <text:p text:style-name="P2"><text:tab/>hani_scroll2()</text:p>
      <text:p text:style-name="P2"/>
      <text:p text:style-name="P2"/>
      <text:p text:style-name="P2"/>
      <text:p text:style-name="P2">문제 387. hani_scroll() 함수와 hani_scroll2()함수를 가지고 인공지능으로 검색한 전체</text:p>
      <text:p text:style-name="P2"><text:tab/> <text:s/>기사를 다 스크롤링하는 함수를 완성시키시오 !</text:p>
      <text:p text:style-name="P2"/>
      <text:p text:style-name="P2"><text:tab/>import re</text:p>
      <text:p text:style-name="P2"><text:tab/>import urllib.request</text:p>
      <text:p text:style-name="P2"><text:tab/>from bs4 import BeautifulSoup</text:p>
      <text:p text:style-name="P2"><text:tab/></text:p>
      <text:p text:style-name="P2"><text:tab/>def hani_scroll():</text:p>
      <text:p text:style-name="P2"><text:tab/> <text:s text:c="3"/>params = []</text:p>
      <text:p text:style-name="P2"><text:tab/> <text:s text:c="3"/>for i in range(0, 10):</text:p>
      <text:p text:style-name="P2"><text:tab/> <text:s text:c="7"/>list_url = "http://search.hani.co.kr/Search?command=query&amp;keyword=%EC%9D%B8%EA%B3%B5%EC%A7%80%EB</text:p>
      <text:p text:style-name="P2">%8A%A5&amp;media=news&amp;sort=d&amp;period=all&amp;datefrom=2000.01.01&amp;dateto=2018.12.11&amp;pageseq="+ str(i)</text:p>
      <text:p text:style-name="P2"><text:tab/> <text:s text:c="7"/>url = urllib.request.Request(list_url)</text:p>
      <text:p text:style-name="P2"><text:tab/> <text:s text:c="7"/>result = urllib.request.urlopen(url).read().decode("utf-8")</text:p>
      <text:p text:style-name="P2"><text:tab/> <text:s text:c="7"/>soup = BeautifulSoup( result , "html.parser")</text:p>
      <text:p text:style-name="P2"><text:tab/> <text:s text:c="7"/>for j in soup.find_all('dt'):</text:p>
      <text:p text:style-name="P2"><text:tab/> <text:s text:c="11"/>for i2 in j:</text:p>
      <text:p text:style-name="P2"><text:tab/> <text:s text:c="15"/>params.append(i2.get('href'))</text:p>
      <text:p text:style-name="P2"><text:tab/> <text:s text:c="3"/>return params</text:p>
      <text:p text:style-name="P2"><text:tab/></text:p>
      <text:p text:style-name="P2"><text:tab/>def hani_scroll2():</text:p>
      <text:p text:style-name="P2"><text:tab/> <text:s text:c="3"/>list_url = hani_scroll()</text:p>
      <text:p text:style-name="P2"><text:tab/> <text:s text:c="3"/>for i in list_url:</text:p>
      <text:p text:style-name="P2"><text:tab/> <text:s text:c="7"/>url = urllib.request.Request(i)</text:p>
      <text:p text:style-name="P2"><text:tab/> <text:s text:c="7"/>result = urllib.request.urlopen(url).read().decode("utf-8")</text:p>
      <text:p text:style-name="P2"><text:tab/> <text:s text:c="7"/>soup = BeautifulSoup( result , "html.parser")</text:p>
      <text:p text:style-name="P2"><text:tab/> <text:s text:c="7"/>for i in soup.find_all('div', 'text'): # 기사 본문 내용이 있는 태그와 클래스 명시</text:p>
      <text:p text:style-name="P2"><text:tab/> <text:s text:c="11"/>print(i.get_text())</text:p>
      <text:p text:style-name="P2"><text:tab/> <text:s text:c="11"/></text:p>
      <text:p text:style-name="P2"><text:tab/> <text:s text:c="11"/></text:p>
      <text:p text:style-name="P2"><text:tab/>hani_scroll2()</text:p>
      <text:p text:style-name="P2"/>
      <text:p text:style-name="P2"/>
      <text:p text:style-name="P2"/>
      <text:p text:style-name="P2">문제 388<text:bookmark text:name="문제388"/>. 위의 함수를 가지고 인공지능 기사로 검색한 기사들이 전부 mytext8이라는 텍스트에 생성되게 </text:p>
      <text:p text:style-name="P2"><text:tab/> <text:s/>하시오 !</text:p>
      <text:p text:style-name="P2"><text:tab/>(오늘의 마지막 문제)</text:p>
      <text:p text:style-name="P2"><text:tab/>워드 클라우드 그림을 반 카톡에 올리고 검사받으세요~</text:p>
      <text:p text:style-name="P2"/>
      <text:p text:style-name="P2"><text:tab/>import re</text:p>
      <text:p text:style-name="P2"><text:tab/>import urllib.request</text:p>
      <text:p text:style-name="P2"><text:tab/>from bs4 import BeautifulSoup</text:p>
      <text:p text:style-name="P2"><text:tab/></text:p>
      <text:p text:style-name="P2"><text:tab/>def hani_scroll():</text:p>
      <text:p text:style-name="P2"><text:tab/> <text:s text:c="3"/>params = []</text:p>
      <text:p text:style-name="P2"><text:tab/> <text:s text:c="3"/>f = open('c:\\mytext8.txt', 'w', encoding = 'UTF-8')</text:p>
      <text:p text:style-name="P2"><text:tab/> <text:s text:c="3"/>for i in range(0, 10):</text:p>
      <text:p text:style-name="P2"><text:tab/> <text:s text:c="7"/>list_url = "http://search.hani.co.kr/Search?command=query&amp;keyword=%EC%9D%B8%EA%B3%B5%EC%A7%80%EB%8A%A5&amp;media=news&amp;sort=d&amp;period=all&amp;datefrom=2000.01.01&amp;dateto=2018.12.11&amp;pageseq="+ str(i)</text:p>
      <text:p text:style-name="P2"><text:tab/> <text:s text:c="7"/>url = urllib.request.Request(list_url)</text:p>
      <text:p text:style-name="P2"><text:soft-page-break/><text:tab/> <text:s text:c="7"/>result = urllib.request.urlopen(url).read().decode("utf-8")</text:p>
      <text:p text:style-name="P2"><text:tab/> <text:s text:c="7"/>soup = BeautifulSoup( result , "html.parser")</text:p>
      <text:p text:style-name="P2"><text:tab/> <text:s text:c="7"/>for j in soup.find_all('dt'):</text:p>
      <text:p text:style-name="P2"><text:tab/> <text:s text:c="11"/>for i2 in j:</text:p>
      <text:p text:style-name="P2"><text:tab/> <text:s text:c="15"/>params.append(i2.get('href'))</text:p>
      <text:p text:style-name="P2"><text:tab/> <text:s text:c="3"/>params2 = []</text:p>
      <text:p text:style-name="P2"><text:tab/> <text:s text:c="3"/>for i in params:</text:p>
      <text:p text:style-name="P2"><text:tab/> <text:s text:c="7"/>url = urllib.request.Request(i)</text:p>
      <text:p text:style-name="P2"><text:tab/> <text:s text:c="7"/>result = urllib.request.urlopen(url).read().decode("utf-8")</text:p>
      <text:p text:style-name="P2"><text:tab/> <text:s text:c="7"/>soup = BeautifulSoup( result , "html.parser")</text:p>
      <text:p text:style-name="P2"><text:tab/> <text:s text:c="7"/>for i in soup.find_all('div', 'text'): # 기사 본문 내용이 있는 태그와 클래스 명시</text:p>
      <text:p text:style-name="P2"><text:tab/> <text:s text:c="11"/>params2.append(i.get_text())</text:p>
      <text:p text:style-name="P2"><text:tab/> <text:s text:c="3"/>for item in params2:</text:p>
      <text:p text:style-name="P2"><text:tab/> <text:s text:c="7"/>f.write('%s\n' %item)</text:p>
      <text:p text:style-name="P2"><text:tab/> <text:s text:c="3"/>print('저장되었습니다.')</text:p>
      <text:p text:style-name="P2"><text:tab/> <text:s text:c="11"/></text:p>
      <text:p text:style-name="P2"><text:tab/> <text:s text:c="11"/></text:p>
      <text:p text:style-name="P2"><text:tab/>hani_scroll()</text:p>
      <text:p text:style-name="P2"><text:tab/></text:p>
      <text:p text:style-name="P2"><text:tab/>import Text_mining</text:p>
      <text:p text:style-name="P2"><text:tab/>tm = Text_mining.Text_mining()</text:p>
      <text:p text:style-name="P2"><text:tab/>tm.word_cloud()</text:p>
      <text:p text:style-name="P2"/>
      <text:p text:style-name="P2"/>
      <text:p text:style-name="P2"/>
      <text:p text:style-name="P2">문제 389. 중앙일보 신문사 사이트에서 인공지능으로 검색한 url을 알아내시오 !</text:p>
      <text:p text:style-name="P2"/>
      <text:p text:style-name="P2"><text:tab/>https://search.joins.com/TotalNews?page=1&amp;Keyword=%EC%9D%B8%EA%B3%B5%EC%A7%80%EB%8A #</text:p>
      <text:p text:style-name="P2"><text:tab/>%A5&amp;SortType=New&amp;SearchCategoryType=TotalNews</text:p>
      <text:p text:style-name="P2"><text:tab/></text:p>
      <text:p text:style-name="P2"><text:tab/>https://search.joins.com/TotalNews?page=2&amp;Keyword=%EC%9D%B8%EA%B3%B5%EC%A7%80%EB%8A #</text:p>
      <text:p text:style-name="P2"><text:tab/>%A5&amp;SortType=New&amp;SearchCategoryType=TotalNews</text:p>
      <text:p text:style-name="P2"/>
      <text:p text:style-name="P2"/>
      <text:p text:style-name="P2">-------------------------------------------------------------------------------------</text:p>
      <text:p text:style-name="P2">- 어제 만들었던 한겨례 사이트 웹스크롤 함수 2개 가져온다</text:p>
      <text:p text:style-name="P2"><text:tab/>1. hani_scroll() : 상세기사 url 가져와서 params 리스트에 담는 함수</text:p>
      <text:p text:style-name="P2"><text:tab/>2. hani_scroll() : 상세기사 url로 상세기사 본문을 스크롤링하는 함수</text:p>
      <text:p text:style-name="P2"/>
      <text:p text:style-name="P2"/>
      <text:p text:style-name="P2"><text:tab/>import re</text:p>
      <text:p text:style-name="P2"><text:tab/>import urllib.request</text:p>
      <text:p text:style-name="P2"><text:tab/>from bs4 import BeautifulSoup</text:p>
      <text:p text:style-name="P2"><text:tab/></text:p>
      <text:p text:style-name="P2"><text:tab/>def chuan_scroll():</text:p>
      <text:p text:style-name="P2"><text:tab/> <text:s text:c="3"/>params = []</text:p>
      <text:p text:style-name="P2"><text:tab/> <text:s text:c="3"/>f = open('c:\\mytext9.txt', 'w', encoding = 'UTF-8')</text:p>
      <text:p text:style-name="P2"><text:tab/> <text:s text:c="3"/>for i in range(1, 5):</text:p>
      <text:p text:style-name="P2"><text:tab/> <text:s text:c="7"/>list_url = "https://search.joins.com/TotalNews?page="+ str(i) + "&amp;Keyword=%EC%9D%B8%EA%B3%B5 \</text:p>
      <text:p text:style-name="P2"><text:tab/><text:tab/><text:tab/> <text:s text:c="3"/>%EC%A7%80%EB%8A%A5&amp;SortType=New&amp;SearchCategoryType=TotalNews"</text:p>
      <text:p text:style-name="P2"><text:tab/> <text:s text:c="7"/>url = urllib.request.Request(list_url)</text:p>
      <text:p text:style-name="P2"><text:tab/> <text:s text:c="7"/>result = urllib.request.urlopen(url).read().decode("utf-8")</text:p>
      <text:p text:style-name="P2"><text:tab/> <text:s text:c="7"/>soup = BeautifulSoup( result , "html.parser")</text:p>
      <text:p text:style-name="P2"><text:tab/> <text:s text:c="7"/>for j in soup.find_all('strong', class_='headline mg'):</text:p>
      <text:p text:style-name="P2"><text:tab/> <text:s text:c="11"/>for i2 in j:</text:p>
      <text:p text:style-name="P2"><text:tab/> <text:s text:c="15"/>params.append(i2.get('href'))</text:p>
      <text:p text:style-name="P2"><text:tab/> <text:s text:c="3"/>params2 = []</text:p>
      <text:p text:style-name="P2"><text:tab/> <text:s text:c="3"/>for i in params:</text:p>
      <text:p text:style-name="P2"><text:soft-page-break/><text:tab/> <text:s text:c="7"/>url = urllib.request.Request(i)</text:p>
      <text:p text:style-name="P2"><text:tab/> <text:s text:c="7"/>result = urllib.request.urlopen(url).read().decode("utf-8")</text:p>
      <text:p text:style-name="P2"><text:tab/> <text:s text:c="7"/>soup = BeautifulSoup( result , "html.parser")</text:p>
      <text:p text:style-name="P2"><text:tab/> <text:s text:c="7"/>for i in soup.find_all('div', id="article_body"): <text:tab/>#찾는 태그로 id를 이용</text:p>
      <text:p text:style-name="P2"><text:tab/> <text:s text:c="11"/>params2.append(i.get_text())</text:p>
      <text:p text:style-name="P2"><text:tab/> <text:s text:c="3"/>for item in params2:</text:p>
      <text:p text:style-name="P2"><text:tab/> <text:s text:c="7"/>f.write('%s\n' %item)</text:p>
      <text:p text:style-name="P2"><text:tab/> <text:s text:c="3"/>print('저장되었습니다.')</text:p>
      <text:p text:style-name="P2"><text:tab/> <text:s text:c="11"/></text:p>
      <text:p text:style-name="P2"><text:tab/> <text:s text:c="11"/></text:p>
      <text:p text:style-name="P2"><text:tab/>chuan_scroll()</text:p>
      <text:p text:style-name="P2"><text:tab/></text:p>
      <text:p text:style-name="P2"><text:tab/></text:p>
      <text:p text:style-name="P2"><text:tab/>※ 설명 : html 코드에서 id란?</text:p>
      <text:p text:style-name="P2"><text:tab/><text:tab/>잘 설계된 html코드 문서라면 id의 값은 html문서 내에 단 한개만 존재한다.</text:p>
      <text:p text:style-name="P2">-----------------------------------------------------------------------------------------</text:p>
      <text:p text:style-name="P2"/>
      <text:p text:style-name="P2"/>
      <text:p text:style-name="P2">문제 390. 위에서 긁어온 데이터를 mydata9.txt로 생성하시오 !</text:p>
      <text:p text:style-name="P2"/>
      <text:p text:style-name="P2"><text:tab/>import re</text:p>
      <text:p text:style-name="P2"><text:tab/>import urllib.request</text:p>
      <text:p text:style-name="P2"><text:tab/>from bs4 import BeautifulSoup</text:p>
      <text:p text:style-name="P2"><text:tab/></text:p>
      <text:p text:style-name="P2"><text:tab/>def chuan_scroll():</text:p>
      <text:p text:style-name="P2"><text:tab/> <text:s text:c="3"/>params = []</text:p>
      <text:p text:style-name="P2"><text:tab/> <text:s text:c="3"/>f = open('c:\\mytext9.txt', 'w', encoding = 'UTF-8')</text:p>
      <text:p text:style-name="P2"><text:tab/> <text:s text:c="3"/>for i in range(1, 5):</text:p>
      <text:p text:style-name="P2"><text:tab/> <text:s text:c="7"/>list_url = "https://search.joins.com/TotalNews?page="+ str(i) + "&amp;Keyword=%EC%9D%B8%EA%B3%B5 \</text:p>
      <text:p text:style-name="P2"><text:tab/><text:tab/><text:tab/> <text:s text:c="3"/>%EC%A7%80%EB%8A%A5&amp;SortType=New&amp;SearchCategoryType=TotalNews"</text:p>
      <text:p text:style-name="P2"><text:tab/> <text:s text:c="7"/>url = urllib.request.Request(list_url)</text:p>
      <text:p text:style-name="P2"><text:tab/> <text:s text:c="7"/>result = urllib.request.urlopen(url).read().decode("utf-8")</text:p>
      <text:p text:style-name="P2"><text:tab/> <text:s text:c="7"/>soup = BeautifulSoup( result , "html.parser")</text:p>
      <text:p text:style-name="P2"><text:tab/> <text:s text:c="7"/>for j in soup.find_all('strong', class_='headline mg'):</text:p>
      <text:p text:style-name="P2"><text:tab/> <text:s text:c="11"/>for i2 in j:</text:p>
      <text:p text:style-name="P2"><text:tab/> <text:s text:c="15"/>params.append(i2.get('href'))</text:p>
      <text:p text:style-name="P2"><text:tab/> <text:s text:c="3"/>params2 = []</text:p>
      <text:p text:style-name="P2"><text:tab/> <text:s text:c="3"/>for i in params:</text:p>
      <text:p text:style-name="P2"><text:tab/> <text:s text:c="7"/>url = urllib.request.Request(i)</text:p>
      <text:p text:style-name="P2"><text:tab/> <text:s text:c="7"/>result = urllib.request.urlopen(url).read().decode("utf-8")</text:p>
      <text:p text:style-name="P2"><text:tab/> <text:s text:c="7"/>soup = BeautifulSoup( result , "html.parser")</text:p>
      <text:p text:style-name="P2"><text:tab/> <text:s text:c="7"/>for i in soup.find_all('div', id="article_body"): </text:p>
      <text:p text:style-name="P2"><text:tab/> <text:s text:c="11"/>params2.append(i.get_text())</text:p>
      <text:p text:style-name="P2"><text:tab/> <text:s text:c="3"/>for item in params2:</text:p>
      <text:p text:style-name="P2"><text:tab/> <text:s text:c="7"/>f.write('%s\n' %item)</text:p>
      <text:p text:style-name="P2"><text:tab/> <text:s text:c="3"/>print('저장되었습니다.')</text:p>
      <text:p text:style-name="P2"><text:tab/> <text:s text:c="11"/></text:p>
      <text:p text:style-name="P2"><text:tab/> <text:s text:c="11"/></text:p>
      <text:p text:style-name="P2"><text:tab/>chuan_scroll()</text:p>
      <text:p text:style-name="P2"/>
      <text:p text:style-name="P2"/>
      <text:p text:style-name="P2"/>
      <text:p text:style-name="P2">문제 <text:bookmark text:name="문제391"/>391. 동아일보 신문사에서 딥러닝으로 검색한 기사를 mytext10.txt에 담는 함수 2개를 생성하시오 !</text:p>
      <text:p text:style-name="P2"/>
      <text:p text:style-name="P2"><text:tab/>import urllib.request</text:p>
      <text:p text:style-name="P2"><text:tab/>from bs4 import BeautifulSoup</text:p>
      <text:p text:style-name="P2"><text:tab/></text:p>
      <text:p text:style-name="P2"><text:tab/>def donga_scroll():</text:p>
      <text:p text:style-name="P2"><text:soft-page-break/><text:tab/> <text:s text:c="3"/>params = []</text:p>
      <text:p text:style-name="P2"><text:tab/> <text:s text:c="3"/>f = open('c:\\mytext10.txt', 'w', encoding = 'UTF-8')</text:p>
      <text:p text:style-name="P2"><text:tab/> <text:s text:c="3"/>for i in range(1, 100, 15):</text:p>
      <text:p text:style-name="P2"><text:tab/> <text:s text:c="7"/>list_url = "http://news.donga.com/search?p="+ str(i) + "&amp;query=%EB%94%A5%EB%9F%AC%EB%8B<text:tab/>%9D&amp;check_news=1&amp;more=1&amp;sorting=1&amp;search_date=1&amp;v1=&amp;v2=&amp;range=1"</text:p>
      <text:p text:style-name="P2"><text:tab/> <text:s text:c="7"/>url = urllib.request.Request(list_url)</text:p>
      <text:p text:style-name="P2"><text:tab/> <text:s text:c="7"/>result = urllib.request.urlopen(url).read().decode("utf-8")</text:p>
      <text:p text:style-name="P2"><text:tab/> <text:s text:c="7"/>soup = BeautifulSoup( result , "html.parser")</text:p>
      <text:p text:style-name="P2"><text:tab/> <text:s text:c="7"/>for i in soup.find_all('p', class_='tit'):</text:p>
      <text:p text:style-name="P2"><text:tab/> <text:s text:c="11"/>result = i.find('a').get('href')</text:p>
      <text:p text:style-name="P2"><text:tab/> <text:s text:c="11"/>params.append(result)</text:p>
      <text:p text:style-name="P2"><text:tab/> <text:s text:c="3"/>params2 = []</text:p>
      <text:p text:style-name="P2"><text:tab/> <text:s text:c="3"/>for i in params:</text:p>
      <text:p text:style-name="P2"><text:tab/> <text:s text:c="7"/>url = urllib.request.Request(i)</text:p>
      <text:p text:style-name="P2"><text:tab/> <text:s text:c="7"/>result = urllib.request.urlopen(url).read().decode("utf-8")</text:p>
      <text:p text:style-name="P2"><text:tab/> <text:s text:c="7"/>soup = BeautifulSoup( result , "html.parser")</text:p>
      <text:p text:style-name="P2"><text:tab/> <text:s text:c="7"/>for i in soup.find_all('div',class_="article_txt"): </text:p>
      <text:p text:style-name="P2"><text:tab/> <text:s text:c="11"/>for i2 in i(["script"]):</text:p>
      <text:p text:style-name="P2"><text:tab/> <text:s text:c="15"/>i2.decompose()</text:p>
      <text:p text:style-name="P2"><text:tab/> <text:s text:c="11"/>params2.append(i.get_text())</text:p>
      <text:p text:style-name="P2"><text:tab/> <text:s text:c="3"/>for item in params2:</text:p>
      <text:p text:style-name="P2"><text:tab/> <text:s text:c="7"/>f.write('%s\n' %item)</text:p>
      <text:p text:style-name="P2"><text:tab/> <text:s text:c="3"/>print('저장되었습니다.')</text:p>
      <text:p text:style-name="P2"><text:tab/></text:p>
      <text:p text:style-name="P2"><text:tab/>donga_scroll()</text:p>
      <text:p text:style-name="P2"/>
      <text:p text:style-name="P2"/>
      <text:p text:style-name="P2"/>
      <text:p text:style-name="P2">문제 392. 위의 문제를 워드클라우드로 출력하시오 !</text:p>
      <text:p text:style-name="P2"/>
      <text:p text:style-name="P2"><text:tab/>import urllib.request</text:p>
      <text:p text:style-name="P2"><text:tab/>from bs4 import BeautifulSoup</text:p>
      <text:p text:style-name="P2"><text:tab/></text:p>
      <text:p text:style-name="P2"><text:tab/>def donga_scroll():</text:p>
      <text:p text:style-name="P2"><text:tab/> <text:s text:c="3"/>params = []</text:p>
      <text:p text:style-name="P2"><text:tab/> <text:s text:c="3"/>f = open('c:\\mytext10.txt', 'w', encoding = 'UTF-8')</text:p>
      <text:p text:style-name="P2"><text:tab/> <text:s text:c="3"/>for i in range(1, 100, 15):</text:p>
      <text:p text:style-name="P2"><text:tab/> <text:s text:c="7"/>list_url = "http://news.donga.com/search?p="+ str(i) + "&amp;query=%EB%94%A5%EB%9F%AC%EB%8B<text:tab/>%9D&amp;check_news=1&amp;more=1&amp;sorting=1&amp;search_date=1&amp;v1=&amp;v2=&amp;range=1"</text:p>
      <text:p text:style-name="P2"><text:tab/> <text:s text:c="7"/>url = urllib.request.Request(list_url)</text:p>
      <text:p text:style-name="P2"><text:tab/> <text:s text:c="7"/>result = urllib.request.urlopen(url).read().decode("utf-8")</text:p>
      <text:p text:style-name="P2"><text:tab/> <text:s text:c="7"/>soup = BeautifulSoup( result , "html.parser")</text:p>
      <text:p text:style-name="P2"><text:tab/> <text:s text:c="7"/>for i in soup.find_all('p', class_='tit'):</text:p>
      <text:p text:style-name="P2"><text:tab/> <text:s text:c="11"/>result = i.find('a').get('href')</text:p>
      <text:p text:style-name="P2"><text:tab/> <text:s text:c="11"/>params.append(result)</text:p>
      <text:p text:style-name="P2"><text:tab/> <text:s text:c="3"/>params2 = []</text:p>
      <text:p text:style-name="P2"><text:tab/> <text:s text:c="3"/>for i in params:</text:p>
      <text:p text:style-name="P2"><text:tab/> <text:s text:c="7"/>url = urllib.request.Request(i)</text:p>
      <text:p text:style-name="P2"><text:tab/> <text:s text:c="7"/>result = urllib.request.urlopen(url).read().decode("utf-8")</text:p>
      <text:p text:style-name="P2"><text:tab/> <text:s text:c="7"/>soup = BeautifulSoup( result , "html.parser")</text:p>
      <text:p text:style-name="P2"><text:tab/> <text:s text:c="7"/>for i in soup.find_all('div',class_="article_txt"): </text:p>
      <text:p text:style-name="P2"><text:tab/> <text:s text:c="11"/>for i2 in i(["script"]):</text:p>
      <text:p text:style-name="P2"><text:tab/> <text:s text:c="15"/>i2.decompose()</text:p>
      <text:p text:style-name="P2"><text:tab/> <text:s text:c="11"/>params2.append(i.get_text())</text:p>
      <text:p text:style-name="P2"><text:tab/> <text:s text:c="3"/>for item in params2:</text:p>
      <text:p text:style-name="P2"><text:tab/> <text:s text:c="7"/>f.write('%s\n' %item)</text:p>
      <text:p text:style-name="P2"><text:tab/> <text:s text:c="3"/>print('저장되었습니다.')</text:p>
      <text:p text:style-name="P2"><text:tab/></text:p>
      <text:p text:style-name="P2"><text:tab/>donga_scroll()</text:p>
      <text:p text:style-name="P2"><text:soft-page-break/><text:tab/></text:p>
      <text:p text:style-name="P2"><text:tab/>import Text_mining</text:p>
      <text:p text:style-name="P2"><text:tab/>tm = Text_mining.Text_mining()</text:p>
      <text:p text:style-name="P2"><text:tab/>tm.word_cloud()</text:p>
      <text:p text:style-name="P2"/>
      <text:p text:style-name="P2"/>
      <text:p text:style-name="P2"/>
      <text:p text:style-name="P2">문제 <text:bookmark text:name="문제393"/>393. (이미지 스크롤링) 네이버에서 아이언맨으로 이미지 검색을 했을 때 나오는 이미지들을 모두 </text:p>
      <text:p text:style-name="P2"><text:tab/><text:tab/><text:tab/> <text:s text:c="3"/>스크롤링하시오 !</text:p>
      <text:p text:style-name="P2"/>
      <text:p text:style-name="P2"><text:tab/>* 이미지 스크롤링 하려면 필요한 내용 2가지</text:p>
      <text:p text:style-name="P2"/>
      <text:p text:style-name="P2"><text:tab/><text:tab/>1. selenium 설치<text:tab/><text:tab/># 사람이 손으로 스크롤링하는것을 파이썬으로 구현하는 것</text:p>
      <text:p text:style-name="P2"><text:tab/><text:tab/><text:tab/>* 아나콘다 프롬프트 창 열고</text:p>
      <text:p text:style-name="P2"><text:tab/><text:tab/><text:tab/><text:tab/>(base) C:\Users\Administrator&gt;conda install selenium</text:p>
      <text:p text:style-name="P2"/>
      <text:p text:style-name="P2"><text:tab/><text:tab/>2. 크롬 드라이버 ( 크롬으로 스크롤링 )</text:p>
      <text:p text:style-name="P2"><text:tab/><text:tab/><text:tab/>c:\\chromedriver &lt;---- 폴더 생성후에 여기에 chromdriver.exe를 넣으시오</text:p>
      <text:p text:style-name="P2"/>
      <text:p text:style-name="P2"><text:tab/><text:tab/>3. c드라이브 밑에 naver_Images 라는 폴더를 생성하시오 !</text:p>
      <text:p text:style-name="P2"/>
      <text:p text:style-name="P2"><text:tab/>import <text:s/>urllib.request</text:p>
      <text:p text:style-name="P2"><text:tab/>from <text:s/>bs4 <text:s/>import <text:s/>BeautifulSoup</text:p>
      <text:p text:style-name="P2"><text:tab/>from selenium import webdriver</text:p>
      <text:p text:style-name="P2"><text:tab/>from selenium.webdriver.common.keys import Keys</text:p>
      <text:p text:style-name="P2"><text:tab/>import time <text:s text:c="2"/>#중간중간에 sleep을 넣기 위해</text:p>
      <text:p text:style-name="P2"><text:tab/></text:p>
      <text:p text:style-name="P2"><text:tab/>binary = 'c:\chromedriver/chromedriver.exe' <text:s text:c="2"/>#크롬 여는 장치</text:p>
      <text:p text:style-name="P2"><text:tab/>browser = webdriver.Chrome(binary)</text:p>
      <text:p text:style-name="P2"><text:tab/>browser.get("https://search.naver.com/search.naver?where=image&amp;amp;sm=stb_nmr&amp;amp;") <text:s text:c="2"/>#이미지 검색 url</text:p>
      <text:p text:style-name="P2"><text:tab/>elem = browser.find_element_by_id("nx_query") <text:s text:c="2"/># 검색창의 id</text:p>
      <text:p text:style-name="P2"><text:tab/>#find_elements_by_class_name("")</text:p>
      <text:p text:style-name="P2"><text:tab/></text:p>
      <text:p text:style-name="P2"><text:tab/># 검색어 입력</text:p>
      <text:p text:style-name="P2"><text:tab/>elem.send_keys("조로")</text:p>
      <text:p text:style-name="P2"><text:tab/>elem.submit()</text:p>
      <text:p text:style-name="P2"><text:tab/></text:p>
      <text:p text:style-name="P2"><text:tab/># 반복할 횟수</text:p>
      <text:p text:style-name="P2"><text:tab/>for i in range(1,20):</text:p>
      <text:p text:style-name="P2"><text:tab/> <text:s text:c="3"/>browser.find_element_by_xpath("//body").send_keys(Keys.END) <text:s text:c="2"/>#바디를 누르고 END키를 눌러 아래로 내려감</text:p>
      <text:p text:style-name="P2"><text:tab/> <text:s text:c="3"/>time.sleep(5) <text:s text:c="2"/>#5초 슬립 이유 : 인터넷 환경에 따라 빨리 이미지 안나옴</text:p>
      <text:p text:style-name="P2"/>
      <text:p text:style-name="P2"><text:tab/>time.sleep(5) <text:s text:c="2"/>#마지막 스크롤바 내리고 5초 쉬고</text:p>
      <text:p text:style-name="P2"><text:tab/>html = browser.page_source</text:p>
      <text:p text:style-name="P2"><text:tab/>soup = BeautifulSoup(html,"html.parser")</text:p>
      <text:p text:style-name="P2"><text:tab/>print(soup)</text:p>
      <text:p text:style-name="P2"><text:tab/>print(len(soup))</text:p>
      <text:p text:style-name="P2"><text:tab/></text:p>
      <text:p text:style-name="P2"><text:tab/>def fetch_list_url():</text:p>
      <text:p text:style-name="P2"><text:tab/> <text:s text:c="3"/>params = []</text:p>
      <text:p text:style-name="P2"><text:tab/> <text:s text:c="3"/>imgList = soup.find_all("img", class_="_img")</text:p>
      <text:p text:style-name="P2"><text:tab/> <text:s text:c="3"/>for im in imgList:</text:p>
      <text:p text:style-name="P2"><text:tab/> <text:s text:c="7"/>params.append(im["src"])</text:p>
      <text:p text:style-name="P2"><text:tab/> <text:s text:c="3"/>return params</text:p>
      <text:p text:style-name="P2"><text:tab/></text:p>
      <text:p text:style-name="P2"><text:tab/>def <text:s/>fetch_detail_url():</text:p>
      <text:p text:style-name="P2"><text:tab/> <text:s text:c="3"/>params = fetch_list_url()</text:p>
      <text:p text:style-name="P2"><text:soft-page-break/><text:tab/> <text:s text:c="3"/>#print(params)</text:p>
      <text:p text:style-name="P2"><text:tab/> <text:s text:c="3"/>a = 1</text:p>
      <text:p text:style-name="P2"><text:tab/> <text:s text:c="3"/>for p in params:</text:p>
      <text:p text:style-name="P2"><text:tab/> <text:s text:c="7"/># 다운받을 폴더경로 입력</text:p>
      <text:p text:style-name="P2"><text:tab/> <text:s text:c="7"/>urllib.request.urlretrieve(p, "c:/naver_Images/"+ str(a) + ".jpg" )</text:p>
      <text:p text:style-name="P2"><text:tab/> <text:s text:c="7"/>a += 1</text:p>
      <text:p text:style-name="P2"><text:tab/></text:p>
      <text:p text:style-name="P2"><text:tab/>fetch_detail_url()</text:p>
      <text:p text:style-name="P2"><text:tab/></text:p>
      <text:p text:style-name="P2"><text:tab/>browser.quit()</text:p>
      <text:p text:style-name="P2"/>
      <text:p text:style-name="P2"/>
      <text:p text:style-name="P2"/>
      <text:p text:style-name="P2"/>
      <text:p text:style-name="P2">문제 3<text:bookmark text:name="문제394"/>94. (이미지 스크롤링) 구글에서 이미지 검색하는 웹 스크롤링 코드를 작성하시오 !</text:p>
      <text:p text:style-name="P2"/>
      <text:p text:style-name="P2"><text:tab/>import <text:s/>urllib.request</text:p>
      <text:p text:style-name="P2"><text:tab/>from <text:s/>bs4 <text:s/>import <text:s/>BeautifulSoup</text:p>
      <text:p text:style-name="P2"><text:tab/>from selenium import webdriver</text:p>
      <text:p text:style-name="P2"><text:tab/>from selenium.webdriver.common.keys import Keys</text:p>
      <text:p text:style-name="P2"><text:tab/>import time</text:p>
      <text:p text:style-name="P2"><text:tab/></text:p>
      <text:p text:style-name="P2"><text:tab/>binary = 'c:\chromedriver/chromedriver.exe'</text:p>
      <text:p text:style-name="P2"><text:tab/>browser = webdriver.Chrome(binary)</text:p>
      <text:p text:style-name="P2"><text:tab/>browser.get("https://www.google.co.kr/imghp?hl=ko")</text:p>
      <text:p text:style-name="P2"><text:tab/>elem = browser.find_element_by_class_name("gLFyf")</text:p>
      <text:p text:style-name="P2"><text:tab/>#find_elements_by_class_name("")</text:p>
      <text:p text:style-name="P2"><text:tab/></text:p>
      <text:p text:style-name="P2"><text:tab/># 검색어 입력</text:p>
      <text:p text:style-name="P2"><text:tab/>elem.send_keys("조로")</text:p>
      <text:p text:style-name="P2"><text:tab/>elem.submit()</text:p>
      <text:p text:style-name="P2"><text:tab/></text:p>
      <text:p text:style-name="P2"><text:tab/># 반복할 횟수</text:p>
      <text:p text:style-name="P2"><text:tab/>for i in range(1 ,10):</text:p>
      <text:p text:style-name="P2"><text:tab/> <text:s text:c="3"/>browser.find_element_by_xpath("//body").send_keys(Keys.END)</text:p>
      <text:p text:style-name="P2"><text:tab/> <text:s text:c="3"/>try:</text:p>
      <text:p text:style-name="P2"><text:tab/> <text:s text:c="7"/>browser.find_element_by_id("smb").click()</text:p>
      <text:p text:style-name="P2"><text:tab/> <text:s text:c="7"/>time.sleep(5)</text:p>
      <text:p text:style-name="P2"><text:tab/> <text:s text:c="3"/>except:</text:p>
      <text:p text:style-name="P2"><text:tab/> <text:s text:c="7"/>time.sleep(5)</text:p>
      <text:p text:style-name="P2"><text:tab/></text:p>
      <text:p text:style-name="P2"><text:tab/>time.sleep(10)</text:p>
      <text:p text:style-name="P2"><text:tab/>html = browser.page_source</text:p>
      <text:p text:style-name="P2"><text:tab/>soup = BeautifulSoup(html,"html.parser")</text:p>
      <text:p text:style-name="P2"><text:tab/>#print(soup)</text:p>
      <text:p text:style-name="P2"><text:tab/>#print(len(soup))</text:p>
      <text:p text:style-name="P2"><text:tab/></text:p>
      <text:p text:style-name="P2"><text:tab/>def fetch_list_url():</text:p>
      <text:p text:style-name="P2"><text:tab/> <text:s text:c="3"/>params = []</text:p>
      <text:p text:style-name="P2"><text:tab/> <text:s text:c="3"/>imgList = soup.find_all("img", class_="rg_ic rg_i")</text:p>
      <text:p text:style-name="P2"><text:tab/> <text:s text:c="3"/>for im in imgList:</text:p>
      <text:p text:style-name="P2"><text:tab/> <text:s text:c="7"/>try:</text:p>
      <text:p text:style-name="P2"><text:tab/> <text:s text:c="11"/>params.append(im["src"])</text:p>
      <text:p text:style-name="P2"><text:tab/> <text:s text:c="7"/>except KeyError:</text:p>
      <text:p text:style-name="P2"><text:tab/> <text:s text:c="11"/>params.append(im["data-src"])</text:p>
      <text:p text:style-name="P2"><text:tab/> <text:s text:c="3"/>return params</text:p>
      <text:p text:style-name="P2"><text:tab/></text:p>
      <text:p text:style-name="P2"><text:tab/></text:p>
      <text:p text:style-name="P2"><text:tab/>def <text:s/>fetch_detail_url():</text:p>
      <text:p text:style-name="P2"><text:soft-page-break/><text:tab/> <text:s text:c="3"/>params = fetch_list_url()</text:p>
      <text:p text:style-name="P2"><text:tab/> <text:s text:c="3"/>#print(params)</text:p>
      <text:p text:style-name="P2"><text:tab/> <text:s text:c="3"/>a = 1</text:p>
      <text:p text:style-name="P2"><text:tab/> <text:s text:c="3"/>for p in params:</text:p>
      <text:p text:style-name="P2"><text:tab/> <text:s text:c="7"/># 다운받을 폴더경로 입력</text:p>
      <text:p text:style-name="P2"><text:tab/> <text:s text:c="7"/>urllib.request.urlretrieve(p, "c:/naver_Images/"+ str(a) + ".jpg" )</text:p>
      <text:p text:style-name="P2"><text:tab/> <text:s text:c="7"/>a += 1</text:p>
      <text:p text:style-name="P2"><text:tab/>fetch_detail_url()</text:p>
      <text:p text:style-name="P2"><text:tab/></text:p>
      <text:p text:style-name="P2"><text:tab/>browser.quit()</text:p>
      <text:p text:style-name="P2"/>
      <text:p text:style-name="P2"/>
      <text:p text:style-name="P2"/>
      <text:p text:style-name="P2">문제 39<text:bookmark text:name="문제395"/>5. (이미지 스크롤링) 다음 이미지 검색에서 햄버거로 검색했을 때 나오는 이미지들을 c드라이브 밑에 </text:p>
      <text:p text:style-name="P2"><text:tab/><text:tab/><text:tab/> <text:s text:c="4"/>daumImages라는 폴더에 저장되게 하시오 !</text:p>
      <text:p text:style-name="P2"/>
      <text:p text:style-name="P2"><text:tab/>import <text:s/>urllib.request</text:p>
      <text:p text:style-name="P2"><text:tab/>from <text:s/>bs4 <text:s/>import <text:s/>BeautifulSoup</text:p>
      <text:p text:style-name="P2"><text:tab/>from selenium import webdriver</text:p>
      <text:p text:style-name="P2"><text:tab/>from selenium.webdriver.common.keys import Keys</text:p>
      <text:p text:style-name="P2"><text:tab/>import time</text:p>
      <text:p text:style-name="P2"><text:tab/></text:p>
      <text:p text:style-name="P2"><text:tab/>binary = 'c:\chromedriver/chromedriver.exe'</text:p>
      <text:p text:style-name="P2"><text:tab/>browser = webdriver.Chrome(binary)</text:p>
      <text:p text:style-name="P2"><text:tab/>browser.get("https://search.daum.net/search?w=img&amp;nil_search=btn&amp;DA=NTB&amp;enc=utf8&amp;q=")</text:p>
      <text:p text:style-name="P2"><text:tab/>elem = browser.find_element_by_id("q")</text:p>
      <text:p text:style-name="P2"><text:tab/>#find_elements_by_class_name("")</text:p>
      <text:p text:style-name="P2"><text:tab/></text:p>
      <text:p text:style-name="P2"><text:tab/># 검색어 입력</text:p>
      <text:p text:style-name="P2"><text:tab/>elem.send_keys("조로")</text:p>
      <text:p text:style-name="P2"><text:tab/>elem.submit()</text:p>
      <text:p text:style-name="P2"><text:tab/></text:p>
      <text:p text:style-name="P2"><text:tab/># 반복할 횟수</text:p>
      <text:p text:style-name="P2"><text:tab/>for i in range(1,3):</text:p>
      <text:p text:style-name="P2"><text:tab/> <text:s text:c="3"/>browser.find_element_by_xpath("//body").send_keys(Keys.END)</text:p>
      <text:p text:style-name="P2"><text:tab/> <text:s text:c="3"/>time.sleep(5)</text:p>
      <text:p text:style-name="P2"><text:tab/></text:p>
      <text:p text:style-name="P2"><text:tab/>time.sleep(5)</text:p>
      <text:p text:style-name="P2"><text:tab/>html = browser.page_source</text:p>
      <text:p text:style-name="P2"><text:tab/>soup = BeautifulSoup(html,"html.parser")</text:p>
      <text:p text:style-name="P2"><text:tab/>#print(soup)</text:p>
      <text:p text:style-name="P2"><text:tab/>#print(len(soup))</text:p>
      <text:p text:style-name="P2"><text:tab/></text:p>
      <text:p text:style-name="P2"><text:tab/>def fetch_list_url():</text:p>
      <text:p text:style-name="P2"><text:tab/> <text:s text:c="3"/>params = []</text:p>
      <text:p text:style-name="P2"><text:tab/> <text:s text:c="3"/>imgList = soup.find_all("img", class_="thumb_img")</text:p>
      <text:p text:style-name="P2"><text:tab/> <text:s text:c="3"/>for im in imgList:</text:p>
      <text:p text:style-name="P2"><text:tab/> <text:s text:c="7"/>params.append(im["src"])</text:p>
      <text:p text:style-name="P2"><text:tab/> <text:s text:c="3"/>return params</text:p>
      <text:p text:style-name="P2"><text:tab/></text:p>
      <text:p text:style-name="P2"><text:tab/></text:p>
      <text:p text:style-name="P2"><text:tab/>def <text:s/>fetch_detail_url():</text:p>
      <text:p text:style-name="P2"><text:tab/> <text:s text:c="3"/>params = fetch_list_url()</text:p>
      <text:p text:style-name="P2"><text:tab/> <text:s text:c="3"/>#print(params)</text:p>
      <text:p text:style-name="P2"><text:tab/> <text:s text:c="3"/>a = 1</text:p>
      <text:p text:style-name="P2"><text:tab/> <text:s text:c="3"/>for p in params:</text:p>
      <text:p text:style-name="P2"><text:tab/> <text:s text:c="7"/># 다운받을 폴더경로 입력</text:p>
      <text:p text:style-name="P2"><text:tab/> <text:s text:c="7"/>urllib.request.urlretrieve(p, "c:/daum_Images/"+ str(a) + ".jpg" )</text:p>
      <text:p text:style-name="P2"><text:tab/> <text:s text:c="7"/>a += 1</text:p>
      <text:p text:style-name="P2"><text:soft-page-break/><text:tab/>fetch_detail_url()</text:p>
      <text:p text:style-name="P2"><text:tab/></text:p>
      <text:p text:style-name="P2"><text:tab/>browser.quit()</text:p>
      <text:p text:style-name="P2"/>
      <text:p text:style-name="P2"/>
      <text:p text:style-name="P2"/>
      <text:p text:style-name="P2">문제 39<text:bookmark text:name="문제396"/>6. (이미지 스크롤링) Bing 에서 이미지 검색을 조회했을 때 나오는 이미지들을 c 드라이브 밑에 bing이라는</text:p>
      <text:p text:style-name="P2"><text:tab/><text:tab/><text:tab/> <text:s text:c="3"/>폴더에 저장하시오 !</text:p>
      <text:p text:style-name="P2"/>
      <text:p text:style-name="P2"><text:tab/>import <text:s/>urllib.request</text:p>
      <text:p text:style-name="P2"><text:tab/>from <text:s/>bs4 <text:s/>import <text:s/>BeautifulSoup</text:p>
      <text:p text:style-name="P2"><text:tab/>from selenium import webdriver</text:p>
      <text:p text:style-name="P2"><text:tab/>from selenium.webdriver.common.keys import Keys</text:p>
      <text:p text:style-name="P2"><text:tab/>import time</text:p>
      <text:p text:style-name="P2"><text:tab/></text:p>
      <text:p text:style-name="P2"><text:tab/>binary = 'c:\chromedriver/chromedriver.exe'</text:p>
      <text:p text:style-name="P2"><text:tab/>browser = webdriver.Chrome(binary)</text:p>
      <text:p text:style-name="P2"><text:tab/>browser.get("https://www.bing.com/?scope=images&amp;FORM=Z9LH1")</text:p>
      <text:p text:style-name="P2"><text:tab/>elem = browser.find_element_by_id("sb_form_q")</text:p>
      <text:p text:style-name="P2"><text:tab/>#find_elements_by_class_name("")</text:p>
      <text:p text:style-name="P2"><text:tab/></text:p>
      <text:p text:style-name="P2"><text:tab/># 검색어 입력</text:p>
      <text:p text:style-name="P2"><text:tab/>elem.send_keys("조로")</text:p>
      <text:p text:style-name="P2"><text:tab/>elem.submit()</text:p>
      <text:p text:style-name="P2"><text:tab/></text:p>
      <text:p text:style-name="P2"><text:tab/># 반복할 횟수</text:p>
      <text:p text:style-name="P2"><text:tab/>for i in range(1 ,10):</text:p>
      <text:p text:style-name="P2"><text:tab/> <text:s text:c="3"/>browser.find_element_by_xpath("//body").send_keys(Keys.END)</text:p>
      <text:p text:style-name="P2"><text:tab/> <text:s text:c="3"/>time.sleep(5)</text:p>
      <text:p text:style-name="P2"><text:tab/></text:p>
      <text:p text:style-name="P2"><text:tab/></text:p>
      <text:p text:style-name="P2"><text:tab/>time.sleep(5)</text:p>
      <text:p text:style-name="P2"><text:tab/>html = browser.page_source</text:p>
      <text:p text:style-name="P2"><text:tab/>soup = BeautifulSoup(html,"html.parser")</text:p>
      <text:p text:style-name="P2"><text:tab/>#print(soup)</text:p>
      <text:p text:style-name="P2"><text:tab/>#print(len(soup))</text:p>
      <text:p text:style-name="P2"><text:tab/></text:p>
      <text:p text:style-name="P2"><text:tab/>def fetch_list_url():</text:p>
      <text:p text:style-name="P2"><text:tab/> <text:s text:c="3"/>params = []</text:p>
      <text:p text:style-name="P2"><text:tab/> <text:s text:c="3"/>imgList = soup.find_all("img", class_="mimg")</text:p>
      <text:p text:style-name="P2"><text:tab/> <text:s text:c="3"/>for im in imgList:</text:p>
      <text:p text:style-name="P2"><text:tab/> <text:s text:c="7"/>params.append(im["src"])</text:p>
      <text:p text:style-name="P2"><text:tab/> <text:s text:c="3"/>return params</text:p>
      <text:p text:style-name="P2"><text:tab/></text:p>
      <text:p text:style-name="P2"><text:tab/>def <text:s/>fetch_detail_url():</text:p>
      <text:p text:style-name="P2"><text:tab/> <text:s text:c="3"/>params = fetch_list_url()</text:p>
      <text:p text:style-name="P2"><text:tab/> <text:s text:c="3"/>#print(params)</text:p>
      <text:p text:style-name="P2"><text:tab/> <text:s text:c="3"/>a = 1</text:p>
      <text:p text:style-name="P2"><text:tab/> <text:s text:c="3"/>for p in params:</text:p>
      <text:p text:style-name="P2"><text:tab/> <text:s text:c="7"/># 다운받을 폴더경로 입력</text:p>
      <text:p text:style-name="P2"><text:tab/> <text:s text:c="7"/>urllib.request.urlretrieve(p, "c:/Bing_Images/"+ str(a) + ".jpg" )</text:p>
      <text:p text:style-name="P2"><text:tab/> <text:s text:c="7"/>a += 1</text:p>
      <text:p text:style-name="P2"><text:tab/>fetch_detail_url()</text:p>
      <text:p text:style-name="P2"><text:tab/></text:p>
      <text:p text:style-name="P2"><text:tab/>browser.quit()</text:p>
      <text:p text:style-name="P2"/>
      <text:p text:style-name="P2"/>
      <text:p text:style-name="P2">문제 <text:bookmark text:name="문제397"/>397. (오늘의 마지막 문제) instagram에서 이미지를 다운로드 받는 웹 스크롤링 코드를 작성하시오 !</text:p>
      <text:p text:style-name="P2"><text:soft-page-break/></text:p>
      <text:p text:style-name="P2"><text:tab/>import <text:s/>urllib.request</text:p>
      <text:p text:style-name="P2"><text:tab/>from <text:s/>bs4 <text:s/>import <text:s/>BeautifulSoup</text:p>
      <text:p text:style-name="P2"><text:tab/>from selenium import webdriver</text:p>
      <text:p text:style-name="P2"><text:tab/>from selenium.webdriver.common.keys import Keys</text:p>
      <text:p text:style-name="P2"><text:tab/>import time</text:p>
      <text:p text:style-name="P2"><text:tab/></text:p>
      <text:p text:style-name="P2"><text:tab/>binary = 'c:\chromedriver/chromedriver.exe'</text:p>
      <text:p text:style-name="P2"><text:tab/>browser = webdriver.Chrome(binary)</text:p>
      <text:p text:style-name="P2"><text:tab/>browser.get("https://www.instagram.com/instagram/")</text:p>
      <text:p text:style-name="P2"><text:tab/>browser.find_element_by_class_name("TqC_a").click()</text:p>
      <text:p text:style-name="P2"><text:tab/>browser.find_element_by_css_selector("input.XTCLo.x3qfX").clear()</text:p>
      <text:p text:style-name="P2"><text:tab/>browser.find_element_by_css_selector("input.XTCLo.x3qfX").send_keys('#에일리')</text:p>
      <text:p text:style-name="P2"><text:tab/>time.sleep(2)</text:p>
      <text:p text:style-name="P2"><text:tab/>browser.find_element_by_css_selector("input.XTCLo.x3qfX").send_keys(Keys.ENTER)</text:p>
      <text:p text:style-name="P2"><text:tab/>browser.find_element_by_css_selector("input.XTCLo.x3qfX").send_keys(Keys.ENTER)</text:p>
      <text:p text:style-name="P2"><text:tab/>time.sleep(4)</text:p>
      <text:p text:style-name="P2"><text:tab/># 반복할 횟수</text:p>
      <text:p text:style-name="P2"><text:tab/>for i in range(1 ,4):</text:p>
      <text:p text:style-name="P2"><text:tab/> <text:s text:c="3"/>browser.find_element_by_xpath("//body").send_keys(Keys.END)</text:p>
      <text:p text:style-name="P2"><text:tab/> <text:s text:c="3"/>time.sleep(5)</text:p>
      <text:p text:style-name="P2"><text:tab/></text:p>
      <text:p text:style-name="P2"><text:tab/></text:p>
      <text:p text:style-name="P2"><text:tab/>time.sleep(5)</text:p>
      <text:p text:style-name="P2"><text:tab/>html = browser.page_source</text:p>
      <text:p text:style-name="P2"><text:tab/>soup = BeautifulSoup(html,"html.parser")</text:p>
      <text:p text:style-name="P2"><text:tab/>#print(soup)</text:p>
      <text:p text:style-name="P2"><text:tab/>#print(len(soup))</text:p>
      <text:p text:style-name="P2"><text:tab/></text:p>
      <text:p text:style-name="P2"><text:tab/>def fetch_list_url():</text:p>
      <text:p text:style-name="P2"><text:tab/> <text:s text:c="3"/>params = []</text:p>
      <text:p text:style-name="P2"><text:tab/> <text:s text:c="3"/>imgList = soup.find_all("img", class_="FFVAD")</text:p>
      <text:p text:style-name="P2"><text:tab/> <text:s text:c="3"/>for im in imgList:</text:p>
      <text:p text:style-name="P2"><text:tab/> <text:s text:c="7"/>params.append(im["src"])</text:p>
      <text:p text:style-name="P2"><text:tab/> <text:s text:c="3"/>return params</text:p>
      <text:p text:style-name="P2"><text:tab/></text:p>
      <text:p text:style-name="P2"><text:tab/>def <text:s/>fetch_detail_url():</text:p>
      <text:p text:style-name="P2"><text:tab/> <text:s text:c="3"/>params = fetch_list_url()</text:p>
      <text:p text:style-name="P2"><text:tab/> <text:s text:c="3"/>#print(params)</text:p>
      <text:p text:style-name="P2"><text:tab/> <text:s text:c="3"/>a = 1</text:p>
      <text:p text:style-name="P2"><text:tab/> <text:s text:c="3"/>for p in params:</text:p>
      <text:p text:style-name="P2"><text:tab/> <text:s text:c="7"/># 다운받을 폴더경로 입력</text:p>
      <text:p text:style-name="P2"><text:tab/> <text:s text:c="7"/>urllib.request.urlretrieve(p, "c:/instagram_Images/"+ str(a) + ".jpg" )</text:p>
      <text:p text:style-name="P2"><text:tab/> <text:s text:c="7"/>a += 1</text:p>
      <text:p text:style-name="P2"><text:tab/>fetch_detail_url()</text:p>
      <text:p text:style-name="P2"><text:tab/></text:p>
      <text:p text:style-name="P2"><text:tab/>browser.quit()</text:p>
      <text:p text:style-name="P2"/>
      <text:p text:style-name="P2"><text:tab/><text:tab/>※ 참고</text:p>
      <text:p text:style-name="P2"><text:tab/><text:tab/>html개발 지원 창 콘솔창 활용하기</text:p>
      <text:p text:style-name="P2"><text:tab/><text:tab/> <text:tab/>- document.querySelectorAll(" ")</text:p>
      <text:p text:style-name="P2"><text:tab/><text:tab/><text:tab/>- 상위 엘리먼트는 띄어쓰기</text:p>
      <text:p text:style-name="P2"><text:tab/><text:tab/><text:tab/>- 클래스는 .</text:p>
      <text:p text:style-name="P2"><text:tab/><text:tab/><text:tab/><text:tab/>- 엘리먼트.클래스이름</text:p>
      <text:p text:style-name="P2"><text:tab/><text:tab/><text:tab/>- 아이디는 #</text:p>
      <text:p text:style-name="P2"><text:tab/><text:tab/><text:tab/><text:tab/>- 엘리먼트#아이디이름</text:p>
      <text:p text:style-name="P2"/>
      <text:p text:style-name="P2"><text:tab/><text:tab/><text:tab/>* 콘솔 언어 파이썬에서 활용</text:p>
      <text:list xml:id="list3393977329578547527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">find_element_by_css_selector(" "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<text:soft-page-break/></text:p>
      <text:p text:style-name="P2"/>
      <text:p text:style-name="P2">문제<text:bookmark text:name="문제398"/>397. 서울시 응답소 게시판의 글을 웹스크롤링 하기 위해 페이지마다 html코드를 가져올 수 있도록 하시오 !</text:p>
      <text:p text:style-name="P2"/>
      <text:p text:style-name="P2"><text:tab/>&lt;a href="javascript:commonPagingPost('2','10','Shr01_lis.jsp');" title="2페이지"&gt;2&lt;/a&gt;</text:p>
      <text:p text:style-name="P2"><text:tab/></text:p>
      <text:p text:style-name="P2"><text:tab/>commonPagingPost <text:s text:c="3"/>&lt;=----- <text:s/>자바 스크립트 함수</text:p>
      <text:p text:style-name="P2"><text:tab/></text:p>
      <text:p text:style-name="P2"/>
      <text:p text:style-name="P2"><text:tab/><text:tab/>import <text:s/>urllib.request</text:p>
      <text:p text:style-name="P2"><text:tab/><text:tab/>from <text:s/>bs4 import <text:s/>BeautifulSoup</text:p>
      <text:p text:style-name="P2"><text:tab/><text:tab/>import <text:s/>os</text:p>
      <text:p text:style-name="P2"><text:tab/><text:tab/>import <text:s/>re</text:p>
      <text:p text:style-name="P2"><text:tab/><text:tab/></text:p>
      <text:p text:style-name="P2"><text:tab/><text:tab/>def <text:s/>fetch_list_url():</text:p>
      <text:p text:style-name="P2"><text:tab/><text:tab/> <text:s text:c="3"/>params = []</text:p>
      <text:p text:style-name="P2"><text:tab/><text:tab/> <text:s text:c="3"/>for <text:s/>j <text:s/>in <text:s/>range(1,30):</text:p>
      <text:p text:style-name="P2"><text:tab/><text:tab/> <text:s text:c="7"/>list_url ="http://eungdapso.seoul.go.kr/Shr/Shr01/Shr01_lis.jsp"</text:p>
      <text:p text:style-name="P2"><text:tab/><text:tab/> <text:s text:c="7"/>request_header = urllib.parse.urlencode({"page": j})</text:p>
      <text:p text:style-name="P2"><text:tab/><text:tab/> <text:s text:c="7"/>print (request_header) </text:p>
      <text:p text:style-name="P2"><text:tab/><text:tab/></text:p>
      <text:p text:style-name="P2"><text:tab/><text:tab/>fetch_list_url() </text:p>
      <text:p text:style-name="P2"><text:tab/><text:tab/></text:p>
      <text:p text:style-name="P2"><text:tab/><text:tab/>#javascript:commonPagingPost('2','10','Shr01_lis.jsp');</text:p>
      <text:p text:style-name="P2"><text:tab/><text:tab/>#</text:p>
      <text:p text:style-name="P2"><text:tab/><text:tab/># <text:s text:c="2"/>function commonPagingPost (Page, Block, Action) {</text:p>
      <text:p text:style-name="P2"><text:tab/><text:tab/># <text:s text:c="11"/>var Frm = document.mainForm;</text:p>
      <text:p text:style-name="P2"><text:tab/><text:tab/># <text:s text:c="11"/>Frm.RCEPT_NO.value = "";</text:p>
      <text:p text:style-name="P2"><text:tab/><text:tab/># <text:s text:c="11"/>Frm.page.value = Page;</text:p>
      <text:p text:style-name="P2"><text:tab/><text:tab/># <text:s text:c="11"/>Frm.action = Action;</text:p>
      <text:p text:style-name="P2"><text:tab/><text:tab/># <text:s text:c="11"/>Frm.submit ();</text:p>
      <text:p text:style-name="P2"><text:tab/><text:tab/># <text:s text:c="8"/>}</text:p>
      <text:p text:style-name="P2"><text:tab/><text:tab/># <text:s text:c="5"/>--&gt;</text:p>
      <text:p text:style-name="P2"><text:tab/><text:tab/># <text:s text:c="5"/>&lt;/script&gt;</text:p>
      <text:p text:style-name="P2"/>
      <text:p text:style-name="P2"/>
      <text:p text:style-name="P2"/>
      <text:p text:style-name="P2">문제 398. 아래의 서울시 응답소 게시판 url과 페이지번호를 commonPagingPost자바스크립트 함수에 제공을 해야 </text:p>
      <text:p text:style-name="P2"><text:tab/> <text:s/>해당 페이지의 html코드를 내려받을 수 있다.</text:p>
      <text:p text:style-name="P2"/>
      <text:p text:style-name="P2"><text:tab/>import <text:s/>urllib.request</text:p>
      <text:p text:style-name="P2"><text:tab/>from <text:s/>bs4 import <text:s/>BeautifulSoup</text:p>
      <text:p text:style-name="P2"><text:tab/>import <text:s/>os</text:p>
      <text:p text:style-name="P2"><text:tab/>import <text:s/>re</text:p>
      <text:p text:style-name="P2"><text:tab/></text:p>
      <text:p text:style-name="P2"><text:tab/>def <text:s/>fetch_list_url():</text:p>
      <text:p text:style-name="P2"><text:tab/> <text:s text:c="3"/>for <text:s/>j <text:s/>in <text:s/>range(1,30):</text:p>
      <text:p text:style-name="P2"><text:tab/> <text:s text:c="7"/>list_url ="http://eungdapso.seoul.go.kr/Shr/Shr01/Shr01_lis.jsp"</text:p>
      <text:p text:style-name="P2"><text:tab/> <text:s text:c="7"/>request_header = urllib.parse.urlencode({"page": j})</text:p>
      <text:p text:style-name="P2"><text:tab/> <text:s text:c="7"/># print(request_header) page = 1, page=2 ... 가 출력됨 </text:p>
      <text:p text:style-name="P2"><text:tab/></text:p>
      <text:p text:style-name="P2"><text:tab/> <text:s text:c="7"/>request_header = request_header.encode("utf-8")<text:tab/><text:tab/># 컴퓨터가 알아볼 수 있는 언어로 인코딩</text:p>
      <text:p text:style-name="P2"><text:tab/> <text:s text:c="7"/># page=1 을 컴퓨터가 이해할수 있는 이진 코드로 변환 </text:p>
      <text:p text:style-name="P2"><text:tab/> <text:s text:c="7"/># print (request_header) <text:s/># <text:s text:c="2"/>b'page=1' <text:s/>출력 </text:p>
      <text:p text:style-name="P2"><text:tab/></text:p>
      <text:p text:style-name="P2"><text:tab/> <text:s text:c="7"/>url = urllib.request.Request( list_url, request_header )<text:tab/># 페이지번호 같이 제공</text:p>
      <text:p text:style-name="P2"><text:soft-page-break/><text:tab/> <text:s text:c="7"/>res = urllib.request.urlopen(url).read().decode("utf-8")<text:tab/># res에 html코드가 담김</text:p>
      <text:p text:style-name="P2"><text:tab/> <text:s text:c="7"/>print (res) <text:s/></text:p>
      <text:p text:style-name="P2"/>
      <text:p text:style-name="P2"/>
      <text:p text:style-name="P2"><text:tab/>fetch_list_url() </text:p>
      <text:p text:style-name="P2"/>
      <text:p text:style-name="P2"/>
      <text:p text:style-name="P2"/>
      <text:p text:style-name="P2">문제 399. 문재인 대통령 기사를 이름은 최재혁으로 사진도 최재혁으로 변경하시오 !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-----------------------------------------------------------</text:p>
      <text:p text:style-name="P2">http://eungdapso.seoul.go.kr/Shr/Shr01/Shr01_lis.jsp</text:p>
      <text:p text:style-name="P2"/>
      <text:p text:style-name="P2"><text:tab/>page=1, page=2, page=3 ........</text:p>
      <text:p text:style-name="P2"><text:tab/><text:tab/>↓</text:p>
      <text:p text:style-name="P2">자바 스크립트 함수 : commonPagingPost <text:s text:c="2"/>----&gt; html코드를 보내준다</text:p>
      <text:p text:style-name="P2"/>
      <text:p text:style-name="P2"><text:tab/><text:tab/><text:tab/>↓ <text:s text:c="2"/>게시글을 클릭했을 때 바뀌는 url</text:p>
      <text:p text:style-name="P2"/>
      <text:p text:style-name="P2">http://eungdapso.seoul.go.kr/Shr/Shr01/Shr01_vie.jsp</text:p>
      <text:p text:style-name="P2"/>
      <text:p text:style-name="P2">자바 스크립트 함수 : JavaScript:onView</text:p>
      <text:p text:style-name="P2">------------------------------------------------------------</text:p>
      <text:p text:style-name="P2"/>
      <text:p text:style-name="P2"/>
      <text:p text:style-name="P2"/>
      <text:p text:style-name="P2">문제 400. 게시글의 상세 게시판글을 스크롤링 하기 위해서 필요한 상세 url에 해당하는 코드(javascript함수에 제공해야 하는 코드)를 스크롤링하시오 !</text:p>
      <text:p text:style-name="P2"/>
      <text:p text:style-name="P2"><text:tab/>&lt;a href="JavaScript:onView ('20181126905228')" title="도시기반시설본부 면허과다 제한 및 공동도급 </text:p>
      <text:p text:style-name="P2"><text:tab/>불허 개선 "&gt; 도시기반시설본부 면허과다 제한 및 공...&lt;/a&gt;</text:p>
      <text:p text:style-name="P2"/>
      <text:p text:style-name="P2"><text:tab/> JavaScript:onView ('20180801905041')</text:p>
      <text:p text:style-name="P2"><text:tab/> <text:s text:c="23"/>↑</text:p>
      <text:p text:style-name="P2"><text:tab/> <text:s text:c="17"/>이 부분을 스크롤링 해야한다. </text:p>
      <text:p text:style-name="P2"/>
      <text:p text:style-name="P2"><text:tab/><text:tab/>import <text:s/>urllib.request</text:p>
      <text:p text:style-name="P2"><text:tab/><text:tab/>from <text:s/>bs4 import <text:s/>BeautifulSoup</text:p>
      <text:p text:style-name="P2"><text:tab/><text:tab/>import <text:s/>os</text:p>
      <text:p text:style-name="P2"><text:tab/><text:tab/>import <text:s/>re</text:p>
      <text:p text:style-name="P2"><text:tab/><text:tab/></text:p>
      <text:p text:style-name="P2"><text:tab/><text:tab/>def <text:s/>fetch_list_url():</text:p>
      <text:p text:style-name="P2"><text:tab/><text:tab/> <text:s text:c="3"/>for <text:s/>j <text:s/>in <text:s/>range(1,10):</text:p>
      <text:p text:style-name="P2"><text:tab/><text:tab/> <text:s text:c="7"/>list_url ="http://eungdapso.seoul.go.kr/Shr/Shr01/Shr01_lis.jsp"</text:p>
      <text:p text:style-name="P2"><text:tab/><text:tab/> <text:s text:c="7"/>request_header = urllib.parse.urlencode({"page": j})</text:p>
      <text:p text:style-name="P2"><text:tab/><text:tab/> <text:s text:c="7"/># print(request_header) page = 1, page=2 ... 가 출력됨 </text:p>
      <text:p text:style-name="P2"><text:tab/><text:tab/></text:p>
      <text:p text:style-name="P2"><text:tab/><text:tab/> <text:s text:c="7"/>request_header = request_header.encode("utf-8")</text:p>
      <text:p text:style-name="P2"><text:tab/><text:tab/> <text:s text:c="7"/># page=1 을 컴퓨터가 이해할수 있는 이진 코드로 변환 </text:p>
      <text:p text:style-name="P2"><text:tab/><text:tab/> <text:s text:c="7"/># print (request_header) <text:s/># <text:s text:c="2"/>b'page=1' <text:s/>출력 </text:p>
      <text:p text:style-name="P2"><text:tab/><text:tab/></text:p>
      <text:p text:style-name="P2"><text:tab/><text:tab/> <text:s text:c="7"/>url = urllib.request.Request( list_url, request_header )</text:p>
      <text:p text:style-name="P2"><text:tab/><text:tab/> <text:s text:c="7"/>res = urllib.request.urlopen(url).read().decode("utf-8")</text:p>
      <text:p text:style-name="P2"><text:soft-page-break/><text:tab/><text:tab/> <text:s text:c="7"/>#print (res) <text:s/></text:p>
      <text:p text:style-name="P2"><text:tab/><text:tab/> <text:s text:c="7"/></text:p>
      <text:p text:style-name="P2"><text:tab/><text:tab/> <text:s text:c="7"/>soup=BeautifulSoup(res, "html.parser")</text:p>
      <text:p text:style-name="P2"><text:tab/><text:tab/> <text:s text:c="7"/>soup2 = soup.find_all('li', class_="pclist_list_tit42")</text:p>
      <text:p text:style-name="P2"><text:tab/><text:tab/> <text:s text:c="7"/>for i in soup2:</text:p>
      <text:p text:style-name="P2"><text:tab/><text:tab/> <text:s text:c="11"/>print(i.find('a')["href"])</text:p>
      <text:p text:style-name="P2"><text:tab/><text:tab/></text:p>
      <text:p text:style-name="P2"><text:tab/><text:tab/></text:p>
      <text:p text:style-name="P2"><text:tab/><text:tab/>fetch_list_url() </text:p>
      <text:p text:style-name="P2"/>
      <text:p text:style-name="P2"/>
      <text:p text:style-name="P2">문제 401. 20181129905727 <text:s/>&lt;----- 이부분만 추출하시오 !</text:p>
      <text:p text:style-name="P2"/>
      <text:p text:style-name="P2"><text:tab/>import <text:s/>urllib.request</text:p>
      <text:p text:style-name="P2"><text:tab/>from <text:s/>bs4 import <text:s/>BeautifulSoup</text:p>
      <text:p text:style-name="P2"><text:tab/>import <text:s/>os</text:p>
      <text:p text:style-name="P2"><text:tab/>import <text:s/>re</text:p>
      <text:p text:style-name="P2"><text:tab/></text:p>
      <text:p text:style-name="P2"><text:tab/>def <text:s/>fetch_list_url():</text:p>
      <text:p text:style-name="P2"><text:tab/> <text:s text:c="3"/>for <text:s/>j <text:s/>in <text:s/>range(1,10):</text:p>
      <text:p text:style-name="P2"><text:tab/> <text:s text:c="7"/>list_url ="http://eungdapso.seoul.go.kr/Shr/Shr01/Shr01_lis.jsp"</text:p>
      <text:p text:style-name="P2"><text:tab/> <text:s text:c="7"/>request_header = urllib.parse.urlencode({"page": j})</text:p>
      <text:p text:style-name="P2"><text:tab/> <text:s text:c="7"/># print(request_header) page = 1, page=2 ... 가 출력됨 </text:p>
      <text:p text:style-name="P2"><text:tab/></text:p>
      <text:p text:style-name="P2"><text:tab/> <text:s text:c="7"/>request_header = request_header.encode("utf-8")</text:p>
      <text:p text:style-name="P2"><text:tab/> <text:s text:c="7"/># page=1 을 컴퓨터가 이해할수 있는 이진 코드로 변환 </text:p>
      <text:p text:style-name="P2"><text:tab/> <text:s text:c="7"/># print (request_header) <text:s/># <text:s text:c="2"/>b'page=1' <text:s/>출력 </text:p>
      <text:p text:style-name="P2"><text:tab/></text:p>
      <text:p text:style-name="P2"><text:tab/> <text:s text:c="7"/>url = urllib.request.Request( list_url, request_header )</text:p>
      <text:p text:style-name="P2"><text:tab/> <text:s text:c="7"/>res = urllib.request.urlopen(url).read().decode("utf-8")</text:p>
      <text:p text:style-name="P2"><text:tab/> <text:s text:c="7"/>#print (res) <text:s/></text:p>
      <text:p text:style-name="P2"><text:tab/> <text:s text:c="7"/></text:p>
      <text:p text:style-name="P2"><text:tab/> <text:s text:c="7"/>soup=BeautifulSoup(res, "html.parser")</text:p>
      <text:p text:style-name="P2"><text:tab/> <text:s text:c="7"/>soup2 = soup.find_all('li', class_="pclist_list_tit42")</text:p>
      <text:p text:style-name="P2"><text:tab/> <text:s text:c="7"/>for i in soup2:</text:p>
      <text:p text:style-name="P2"><text:tab/> <text:s text:c="11"/>soup3 = re.sub('[^0-9]', '', i.find('a')["href"])</text:p>
      <text:p text:style-name="P2"><text:tab/> <text:s text:c="11"/># soup3 = re.search('[0-9]{14}', i.find('a')["href"]) 로 해도 됨</text:p>
      <text:p text:style-name="P2"><text:tab/> <text:s text:c="11"/>print(soup3)</text:p>
      <text:p text:style-name="P2"><text:tab/></text:p>
      <text:p text:style-name="P2"><text:tab/></text:p>
      <text:p text:style-name="P2"><text:tab/>fetch_list_url() </text:p>
      <text:p text:style-name="P2"/>
      <text:p text:style-name="P2"/>
      <text:p text:style-name="P2"/>
      <text:p text:style-name="P2">문제 402. params라는 비어있는 리스트변수에 위의 data들을 append 시키시오 !</text:p>
      <text:p text:style-name="P2"/>
      <text:p text:style-name="P2"><text:tab/>import <text:s/>urllib.request</text:p>
      <text:p text:style-name="P2"><text:tab/>from <text:s/>bs4 import <text:s/>BeautifulSoup</text:p>
      <text:p text:style-name="P2"><text:tab/>import <text:s/>os</text:p>
      <text:p text:style-name="P2"><text:tab/>import <text:s/>re</text:p>
      <text:p text:style-name="P2"><text:tab/></text:p>
      <text:p text:style-name="P2"><text:tab/>def <text:s/>fetch_list_url():</text:p>
      <text:p text:style-name="P2"><text:tab/> <text:s text:c="3"/>params = []</text:p>
      <text:p text:style-name="P2"><text:tab/> <text:s text:c="3"/>for <text:s/>j <text:s/>in <text:s/>range(1,10):</text:p>
      <text:p text:style-name="P2"><text:tab/> <text:s text:c="7"/>list_url ="http://eungdapso.seoul.go.kr/Shr/Shr01/Shr01_lis.jsp"</text:p>
      <text:p text:style-name="P2"><text:tab/> <text:s text:c="7"/>request_header = urllib.parse.urlencode({"page": j})</text:p>
      <text:p text:style-name="P2"><text:tab/> <text:s text:c="7"/># print(request_header) page = 1, page=2 ... 가 출력됨 </text:p>
      <text:p text:style-name="P2"><text:tab/></text:p>
      <text:p text:style-name="P2"><text:tab/> <text:s text:c="7"/>request_header = request_header.encode("utf-8")</text:p>
      <text:p text:style-name="P2"><text:soft-page-break/><text:tab/> <text:s text:c="7"/># page=1 을 컴퓨터가 이해할수 있는 이진 코드로 변환 </text:p>
      <text:p text:style-name="P2"><text:tab/> <text:s text:c="7"/># print (request_header) <text:s/># <text:s text:c="2"/>b'page=1' <text:s/>출력 </text:p>
      <text:p text:style-name="P2"><text:tab/></text:p>
      <text:p text:style-name="P2"><text:tab/> <text:s text:c="7"/>url = urllib.request.Request( list_url, request_header )</text:p>
      <text:p text:style-name="P2"><text:tab/> <text:s text:c="7"/>res = urllib.request.urlopen(url).read().decode("utf-8")</text:p>
      <text:p text:style-name="P2"><text:tab/> <text:s text:c="7"/>#print (res) <text:s/></text:p>
      <text:p text:style-name="P2"><text:tab/> <text:s text:c="7"/></text:p>
      <text:p text:style-name="P2"><text:tab/> <text:s text:c="7"/>soup=BeautifulSoup(res, "html.parser")</text:p>
      <text:p text:style-name="P2"><text:tab/> <text:s text:c="7"/>soup2 = soup.find_all('li', class_="pclist_list_tit42")</text:p>
      <text:p text:style-name="P2"><text:tab/> <text:s text:c="7"/></text:p>
      <text:p text:style-name="P2"><text:tab/> <text:s text:c="7"/>for i in soup2:</text:p>
      <text:p text:style-name="P2"><text:tab/> <text:s text:c="11"/>soup3 = re.sub('[^0-9]', '', i.find('a')["href"])</text:p>
      <text:p text:style-name="P2"><text:tab/> <text:s text:c="11"/>params.append(soup3)</text:p>
      <text:p text:style-name="P2"><text:tab/> <text:s text:c="3"/>print(params)</text:p>
      <text:p text:style-name="P2"><text:tab/></text:p>
      <text:p text:style-name="P2"><text:tab/></text:p>
      <text:p text:style-name="P2"><text:tab/>fetch_list_url() </text:p>
      <text:p text:style-name="P2"/>
      <text:p text:style-name="P2"/>
      <text:p text:style-name="P2"/>
      <text:p text:style-name="P2">문제 403. JavaScript:onView 함수에 위의 번호들이 어떻게 제공이 되어야 하는지 확인하시오 !</text:p>
      <text:p text:style-name="P2"/>
      <text:p text:style-name="P2"><text:tab/> JavaScript:onView('20181129905727', '상세 게시판 글 url')</text:p>
      <text:p text:style-name="P2"><text:tab/><text:tab/><text:tab/>↓</text:p>
      <text:p text:style-name="P2"><text:tab/> 상세 게시판 글이 있는 html문서를 리턴해준다</text:p>
      <text:p text:style-name="P2"/>
      <text:p text:style-name="P2"><text:tab/>----------------------------------------------------</text:p>
      <text:p text:style-name="P2"><text:tab/> <text:s text:c="2"/>function onView (Seq) {</text:p>
      <text:p text:style-name="P2"><text:tab/> <text:s text:c="11"/>var Frm = document.mainForm;</text:p>
      <text:p text:style-name="P2"><text:tab/> <text:s text:c="11"/>Frm.RCEPT_NO.value = Seq;<text:tab/><text:tab/><text:tab/># '20181129905727'</text:p>
      <text:p text:style-name="P2"><text:tab/> <text:s text:c="11"/>Frm.action = "/Shr/Shr01/Shr01_vie.jsp";<text:tab/># '상세 게시판 글 url'</text:p>
      <text:p text:style-name="P2"><text:tab/> <text:s text:c="11"/>Frm.submit ();</text:p>
      <text:p text:style-name="P2"><text:tab/> <text:s text:c="8"/>}</text:p>
      <text:p text:style-name="P2"/>
      <text:p text:style-name="P2"><text:tab/><text:tab/># RCEPT_NO : 20181129905727</text:p>
      <text:p text:style-name="P2"><text:tab/>----------------------------------------------------</text:p>
      <text:p text:style-name="P2"/>
      <text:p text:style-name="P2"/>
      <text:p text:style-name="P2"/>
      <text:p text:style-name="P2">문제 404. RCEPT_NO : 20180820907144형태로 onView함수에 /Shr/Shr01/Shr01_vie.jsp와 같이 제공을 해서 상세 게시판</text:p>
      <text:p text:style-name="P2"><text:tab/> <text:s/>글의 html코드를 가져오는 fetch_list_url2()함수를 생성하시오 !</text:p>
      <text:p text:style-name="P2"/>
      <text:p text:style-name="P2"><text:tab/>import <text:s/>urllib.request</text:p>
      <text:p text:style-name="P2"><text:tab/>from <text:s/>bs4 import <text:s/>BeautifulSoup</text:p>
      <text:p text:style-name="P2"><text:tab/>import <text:s/>os</text:p>
      <text:p text:style-name="P2"><text:tab/>import <text:s/>re</text:p>
      <text:p text:style-name="P2"><text:tab/></text:p>
      <text:p text:style-name="P2"><text:tab/>def <text:s/>fetch_list_url():</text:p>
      <text:p text:style-name="P2"><text:tab/> <text:s text:c="3"/>params = []</text:p>
      <text:p text:style-name="P2"><text:tab/> <text:s text:c="3"/>for <text:s/>j <text:s/>in <text:s/>range(1,5):</text:p>
      <text:p text:style-name="P2"><text:tab/> <text:s text:c="7"/>list_url ="http://eungdapso.seoul.go.kr/Shr/Shr01/Shr01_lis.jsp"</text:p>
      <text:p text:style-name="P2"><text:tab/> <text:s text:c="7"/>request_header = urllib.parse.urlencode({"page": j})</text:p>
      <text:p text:style-name="P2"><text:tab/> <text:s text:c="7"/># print(request_header) page = 1, page=2 ... 가 출력됨 </text:p>
      <text:p text:style-name="P2"><text:tab/></text:p>
      <text:p text:style-name="P2"><text:tab/> <text:s text:c="7"/>request_header = request_header.encode("utf-8")</text:p>
      <text:p text:style-name="P2"><text:tab/> <text:s text:c="7"/># page=1 을 컴퓨터가 이해할수 있는 이진 코드로 변환 </text:p>
      <text:p text:style-name="P2"><text:tab/> <text:s text:c="7"/># print (request_header) <text:s/># <text:s text:c="2"/>b'page=1' <text:s/>출력 </text:p>
      <text:p text:style-name="P2"><text:tab/></text:p>
      <text:p text:style-name="P2"><text:soft-page-break/><text:tab/> <text:s text:c="7"/>url = urllib.request.Request( list_url, request_header )</text:p>
      <text:p text:style-name="P2"><text:tab/> <text:s text:c="7"/>res = urllib.request.urlopen(url).read().decode("utf-8")</text:p>
      <text:p text:style-name="P2"><text:tab/> <text:s text:c="7"/>#print (res) <text:s/></text:p>
      <text:p text:style-name="P2"><text:tab/> <text:s text:c="7"/></text:p>
      <text:p text:style-name="P2"><text:tab/> <text:s text:c="7"/>soup=BeautifulSoup(res, "html.parser")</text:p>
      <text:p text:style-name="P2"><text:tab/> <text:s text:c="7"/>soup2 = soup.find_all('li', class_="pclist_list_tit42")</text:p>
      <text:p text:style-name="P2"><text:tab/> <text:s text:c="7"/></text:p>
      <text:p text:style-name="P2"><text:tab/> <text:s text:c="7"/>for i in soup2:</text:p>
      <text:p text:style-name="P2"><text:tab/> <text:s text:c="11"/>soup3 = re.sub('[^0-9]', '', i.find('a')["href"])</text:p>
      <text:p text:style-name="P2"><text:tab/> <text:s text:c="11"/>params.append(soup3)</text:p>
      <text:p text:style-name="P2"><text:tab/> <text:s text:c="3"/>return params</text:p>
      <text:p text:style-name="P2"><text:tab/></text:p>
      <text:p text:style-name="P2"><text:tab/>def <text:s/>fetch_list_url2():</text:p>
      <text:p text:style-name="P2"><text:tab/> <text:s text:c="3"/>params2 = fetch_list_url() </text:p>
      <text:p text:style-name="P2"><text:tab/> </text:p>
      <text:p text:style-name="P2"><text:tab/> <text:s text:c="3"/>for <text:s/>i <text:s/>in <text:s text:c="2"/>params2:</text:p>
      <text:p text:style-name="P2"><text:tab/> <text:s text:c="7"/>detail_url = "http://eungdapso.seoul.go.kr/Shr/Shr01/Shr01_vie.jsp"</text:p>
      <text:p text:style-name="P2"><text:tab/> <text:s text:c="7"/>request_header = urllib.parse.urlencode({"RCEPT_NO": str(i) } )</text:p>
      <text:p text:style-name="P2"><text:tab/> <text:s text:c="7"/>request_header = request_header.encode("utf-8")</text:p>
      <text:p text:style-name="P2"><text:tab/> <text:s text:c="7"/>url = urllib.request.Request( detail_url, request_header)</text:p>
      <text:p text:style-name="P2"><text:tab/> <text:s text:c="7"/>res = urllib.request.urlopen(url).read().decode("utf-8")</text:p>
      <text:p text:style-name="P2"><text:tab/> <text:s text:c="7"/>soup = BeautifulSoup( res, "html.parser")</text:p>
      <text:p text:style-name="P2"><text:tab/> <text:s text:c="7"/>print (soup) <text:s/></text:p>
      <text:p text:style-name="P2"><text:tab/></text:p>
      <text:p text:style-name="P2"><text:tab/>fetch_list_url2() </text:p>
      <text:p text:style-name="P2"/>
      <text:p text:style-name="P2"/>
      <text:p text:style-name="P2"/>
      <text:p text:style-name="P2">문제 405. (점심시간 문제) 위의 코드를 이용해서 상세 게시판을 글들을 스크롤링 하는 코드를 완성시키시오 !</text:p>
      <text:p text:style-name="P2"/>
      <text:p text:style-name="P2"><text:tab/>import urllib.request <text:s/># 웹브라우저에서 html 문서를 얻어오기위해 통신하는 모듈</text:p>
      <text:p text:style-name="P2"><text:tab/>from <text:s/>bs4 import BeautifulSoup <text:s/># html 문서 검색 모듈</text:p>
      <text:p text:style-name="P2"><text:tab/>import os</text:p>
      <text:p text:style-name="P2"><text:tab/>import re</text:p>
      <text:p text:style-name="P2"><text:tab/></text:p>
      <text:p text:style-name="P2"><text:tab/>def get_save_path():</text:p>
      <text:p text:style-name="P2"><text:tab/> <text:s text:c="3"/>save_path = input("Enter the file name and file location :" )</text:p>
      <text:p text:style-name="P2"><text:tab/> <text:s text:c="3"/>save_path = save_path.replace("\\", "/")</text:p>
      <text:p text:style-name="P2"><text:tab/> <text:s text:c="3"/>if not os.path.isdir(os.path.split(save_path)[0]):</text:p>
      <text:p text:style-name="P2"><text:tab/> <text:s text:c="7"/>os.mkdir(os.path.split(save_path)[0])</text:p>
      <text:p text:style-name="P2"><text:tab/> <text:s text:c="3"/>return save_path</text:p>
      <text:p text:style-name="P2"><text:tab/></text:p>
      <text:p text:style-name="P2"><text:tab/>def fetch_list_url():</text:p>
      <text:p text:style-name="P2"><text:tab/> <text:s text:c="3"/>params = []</text:p>
      <text:p text:style-name="P2"><text:tab/> <text:s text:c="3"/>for j in range(1, 30):</text:p>
      <text:p text:style-name="P2"><text:tab/> <text:s text:c="7"/>list_url = "http://eungdapso.seoul.go.kr/Shr/Shr01/Shr01_lis.jsp"</text:p>
      <text:p text:style-name="P2"><text:tab/></text:p>
      <text:p text:style-name="P2"><text:tab/> <text:s text:c="7"/>request_header = urllib.parse.urlencode({"page": j})</text:p>
      <text:p text:style-name="P2"><text:tab/> <text:s text:c="7"/># print (request_header) # 결과 page=1, page=2 ..</text:p>
      <text:p text:style-name="P2"><text:tab/></text:p>
      <text:p text:style-name="P2"><text:tab/> <text:s text:c="7"/>request_header = request_header.encode("utf-8")</text:p>
      <text:p text:style-name="P2"><text:tab/> <text:s text:c="7"/># print (request_header) # b'page=29'</text:p>
      <text:p text:style-name="P2"><text:tab/></text:p>
      <text:p text:style-name="P2"><text:tab/> <text:s text:c="7"/>url = urllib.request.Request(list_url, request_header)</text:p>
      <text:p text:style-name="P2"><text:tab/> <text:s text:c="7"/># print (url) # &lt;urllib.request.Request object at 0x00000000021FA2E8&gt;</text:p>
      <text:p text:style-name="P2"><text:tab/></text:p>
      <text:p text:style-name="P2"><text:tab/> <text:s text:c="7"/>res = urllib.request.urlopen(url).read().decode("utf-8")</text:p>
      <text:p text:style-name="P2"><text:tab/></text:p>
      <text:p text:style-name="P2"><text:tab/> <text:s text:c="7"/>soup = BeautifulSoup(res, "html.parser")</text:p>
      <text:p text:style-name="P2"><text:soft-page-break/><text:tab/> <text:s text:c="7"/>soup2 = soup.find_all("li", class_="pclist_list_tit42")</text:p>
      <text:p text:style-name="P2"><text:tab/> <text:s text:c="7"/>for soup3 in soup2:</text:p>
      <text:p text:style-name="P2"><text:tab/> <text:s text:c="11"/>soup4 = soup3.find("a")["href"]</text:p>
      <text:p text:style-name="P2"><text:tab/> <text:s text:c="11"/>params.append(re.search("[0-9]{14}", soup4).group())</text:p>
      <text:p text:style-name="P2"><text:tab/></text:p>
      <text:p text:style-name="P2"><text:tab/></text:p>
      <text:p text:style-name="P2"><text:tab/> <text:s text:c="3"/>return params</text:p>
      <text:p text:style-name="P2"><text:tab/></text:p>
      <text:p text:style-name="P2"><text:tab/></text:p>
      <text:p text:style-name="P2"><text:tab/>def fetch_list_url2():</text:p>
      <text:p text:style-name="P2"><text:tab/></text:p>
      <text:p text:style-name="P2"><text:tab/> <text:s text:c="3"/>params2 = fetch_list_url()</text:p>
      <text:p text:style-name="P2"><text:tab/></text:p>
      <text:p text:style-name="P2"><text:tab/> <text:s text:c="3"/>f = open("c:\\result.txt" , 'w', encoding ="utf-8")</text:p>
      <text:p text:style-name="P2"><text:tab/></text:p>
      <text:p text:style-name="P2"><text:tab/> <text:s text:c="3"/>for i in params2:</text:p>
      <text:p text:style-name="P2"><text:tab/></text:p>
      <text:p text:style-name="P2"><text:tab/> <text:s text:c="7"/>detail_url = "http://eungdapso.seoul.go.kr/Shr/Shr01/Shr01_vie.jsp"</text:p>
      <text:p text:style-name="P2"><text:tab/></text:p>
      <text:p text:style-name="P2"><text:tab/> <text:s text:c="7"/>request_header = urllib.parse.urlencode({"RCEPT_NO": str(i) })</text:p>
      <text:p text:style-name="P2"><text:tab/> <text:s text:c="7"/>request_header = request_header.encode("utf-8")</text:p>
      <text:p text:style-name="P2"><text:tab/></text:p>
      <text:p text:style-name="P2"><text:tab/> <text:s text:c="7"/>url = urllib.request.Request(detail_url, request_header)</text:p>
      <text:p text:style-name="P2"><text:tab/> <text:s text:c="7"/>res = urllib.request.urlopen(url).read().decode("utf-8")</text:p>
      <text:p text:style-name="P2"><text:tab/> <text:s text:c="7"/>soup = BeautifulSoup(res, "html.parser")</text:p>
      <text:p text:style-name="P2"><text:tab/> <text:s text:c="7"/>soup2 = soup.find("div", class_="form_table")</text:p>
      <text:p text:style-name="P2"><text:tab/></text:p>
      <text:p text:style-name="P2"><text:tab/> <text:s text:c="7"/>tables = soup2.find_all("table")</text:p>
      <text:p text:style-name="P2"><text:tab/> <text:s text:c="7"/>table0 <text:s text:c="2"/>= tables[0].find_all("td")</text:p>
      <text:p text:style-name="P2"><text:tab/> <text:s text:c="7"/>table1 <text:s text:c="2"/>= tables[1].find("div",class_="table_inner_desc")</text:p>
      <text:p text:style-name="P2"><text:tab/> <text:s text:c="7"/>table2 <text:s text:c="2"/>= tables[2].find("div",class_="table_inner_desc")</text:p>
      <text:p text:style-name="P2"><text:tab/></text:p>
      <text:p text:style-name="P2"><text:tab/> <text:s text:c="7"/>date <text:s/>= table0[1].get_text()</text:p>
      <text:p text:style-name="P2"><text:tab/> <text:s text:c="7"/>title = table0[0].get_text()</text:p>
      <text:p text:style-name="P2"><text:tab/> <text:s text:c="7"/>question = table1.get_text(strip=True)</text:p>
      <text:p text:style-name="P2"><text:tab/> <text:s text:c="7"/>answer <text:s text:c="2"/>= table2.get_text(strip=True)</text:p>
      <text:p text:style-name="P2"><text:tab/></text:p>
      <text:p text:style-name="P2"><text:tab/> <text:s text:c="7"/>f.write("==" * 30 + "\n")</text:p>
      <text:p text:style-name="P2"><text:tab/> <text:s text:c="7"/>f.write(title + "\n")</text:p>
      <text:p text:style-name="P2"><text:tab/> <text:s text:c="7"/>f.write(date + "\n")</text:p>
      <text:p text:style-name="P2"><text:tab/> <text:s text:c="7"/>f.write(question + "\n")</text:p>
      <text:p text:style-name="P2"><text:tab/> <text:s text:c="7"/>f.write(answer + "\n")</text:p>
      <text:p text:style-name="P2"><text:tab/> <text:s text:c="7"/>f.write("==" * 30 + "\n")</text:p>
      <text:p text:style-name="P2"><text:tab/></text:p>
      <text:p text:style-name="P2"><text:tab/> <text:s text:c="3"/>f.close()</text:p>
      <text:p text:style-name="P2"><text:tab/> <text:s text:c="3"/></text:p>
      <text:p text:style-name="P2"><text:tab/>fetch_list_url2()</text:p>
      <text:p text:style-name="P2"><text:tab/></text:p>
      <text:p text:style-name="P2"/>
      <text:p text:style-name="P2">문제 406. 위의 결과를 워드클라우드로 출력하시오 !</text:p>
      <text:p text:style-name="P2"/>
      <text:p text:style-name="P2"><text:tab/>import Text_mining</text:p>
      <text:p text:style-name="P2"><text:tab/>tm = Text_mining.Text_mining()</text:p>
      <text:p text:style-name="P2"><text:tab/>tm.word_cloud()</text:p>
      <text:p text:style-name="P8"/>
      <text:p text:style-name="P2"/>
      <text:p text:style-name="P2"/>
      <text:p text:style-name="P2">-----------------------------------------------------------------------------------------------</text:p>
      <text:p text:style-name="P2">from tkinter import *</text:p>
      <text:p text:style-name="P2">import random</text:p>
      <text:p text:style-name="P2">import time</text:p>
      <text:p text:style-name="P2"/>
      <text:p text:style-name="P2">class Ball:</text:p>
      <text:p text:style-name="P2"/>
      <text:p text:style-name="P2"><text:s text:c="4"/>def __init__(self, canvas, paddle, color):</text:p>
      <text:p text:style-name="P2"><text:s text:c="8"/>self.canvas = canvas</text:p>
      <text:p text:style-name="P2"><text:s text:c="8"/>self.paddle = paddle</text:p>
      <text:p text:style-name="P2"><text:s text:c="8"/>self.id = canvas.create_oval(10, 10, 25, 25, fill=color) #공 크기 및 색깔</text:p>
      <text:p text:style-name="P2"><text:s text:c="8"/>self.canvas.move(self.id, 245, 100) #공을 캔버스 중앙으로 이동</text:p>
      <text:p text:style-name="P2"><text:s text:c="8"/>starts = [-3, -2, -1, 1, 2, 3] <text:s/># 공의 속도를 랜덤으로 구성하기 위해 준비한 리스트</text:p>
      <text:p text:style-name="P2"><text:s text:c="8"/>random.shuffle(starts) <text:s/># starts 리스트 중에 숫자를 랜덤으로 골라서 </text:p>
      <text:p text:style-name="P2"><text:s text:c="8"/>self.x = starts[0] # 처음 공이 패들에서 움직일때 왼쪽으로 올라갈지 오른쪽으로 올라갈지 랜덤으로 결정되는 부분</text:p>
      <text:p text:style-name="P2"><text:s text:c="8"/>self.y = -3 # 처음 공이 패들에서 움직일때 위로 올라가는 속도 </text:p>
      <text:p text:style-name="P2"><text:s text:c="8"/>self.canvas_height = self.canvas.winfo_height() #캔버스의 현재 높이를 반환한다.(공이 화면에서 사라지지 않기위해)</text:p>
      <text:p text:style-name="P2"><text:s text:c="8"/>self.canvas_width = self.canvas.winfo_width() #캔버스의 현재 넓이를 반환한다.(공이 화면에서 사라지지 않기위해)</text:p>
      <text:p text:style-name="P2"><text:s text:c="8"/>self.hit_bottom = False</text:p>
      <text:p text:style-name="P2"/>
      <text:p text:style-name="P2"><text:s text:c="4"/>def hit_paddle(self,pos): <text:s/># 패들에 공이 튀기게 하는 함수 </text:p>
      <text:p text:style-name="P2"><text:s text:c="8"/>paddle_pos = self.canvas.coords(self.paddle.id)</text:p>
      <text:p text:style-name="P2"><text:s text:c="8"/>if pos[2] &gt;= paddle_pos[0] and pos[0] &lt;= paddle_pos[2]: <text:s text:c="2"/># 공이 패들이 좌우로 겹친다.</text:p>
      <text:p text:style-name="P2"><text:s text:c="12"/>if pos[3] &gt;= paddle_pos[1] and pos[1] &lt;= paddle_pos[3]: # 공이 패들이 위아래로 겹친다. </text:p>
      <text:p text:style-name="P2"><text:s text:c="16"/>return True</text:p>
      <text:p text:style-name="P2"><text:s text:c="8"/>return False</text:p>
      <text:p text:style-name="P2"/>
      <text:p text:style-name="P2"><text:s text:c="4"/>def draw(self):</text:p>
      <text:p text:style-name="P2"><text:s text:c="8"/>self.canvas.move(self.id, self.x, self.y) #공을 움직이게 하는 부분</text:p>
      <text:p text:style-name="P2"><text:s text:c="8"/>#공이 화면 밖으로 나가지 않게 해준다</text:p>
      <text:p text:style-name="P2"><text:s text:c="8"/>pos = self.canvas.coords(self.id) <text:s/># 볼의 현재 좌표를 출력해준다. 공 좌표( 서쪽(0) , 남쪽(1) , 동쪽(2), 북쪽(3) )</text:p>
      <text:p text:style-name="P2"><text:s text:c="48"/># [ 255,29,270,44] </text:p>
      <text:p text:style-name="P2"><text:s text:c="8"/>if pos[1] &lt;= 0: <text:s/># 공의 남쪽이 가리키는 좌표가 0보다 작아진다면 공이 위쪽 화면 밖으로 나가버리므로</text:p>
      <text:p text:style-name="P2"><text:s text:c="12"/>self.y = 3 <text:s text:c="2"/># 공을 아래로 떨어뜨린다. (공이 위로 올라갈수로 y 의 값이 작아지므로 아래로 내리려면 다시 양수로)</text:p>
      <text:p text:style-name="P2"><text:s text:c="8"/>if pos[3] &gt;= self.canvas_height: #공의 북쪽이 가리키는 좌표가 캔버스의 높이보다 더 크다면 화면 아래로 나가버려서</text:p>
      <text:p text:style-name="P2"><text:s text:c="12"/>self.y = -3 #공을 위로 올린다. (공이 아래로 내려갈수록 y 값이 커지므로 공을 위로 올릴려면 다시 음수로)</text:p>
      <text:p text:style-name="P2"><text:s text:c="8"/>if pos[0] &lt;= 0: <text:s/># 공의 서쪽이 가리키는 좌표가 0보다 작으면 공이 화면 왼쪽으로 나가버리므로 </text:p>
      <text:p text:style-name="P2"><text:s text:c="12"/>self.x = 3 <text:s/># 공을 오른쪽으로 돌린다.</text:p>
      <text:p text:style-name="P2"><text:s text:c="8"/>if pos[2] &gt;= self.canvas_width: #공의 동쪽이 가리키는 좌표가 공의 넓이보다 크다면 공이 화면 오른쪽으로 나가버림</text:p>
      <text:p text:style-name="P2"><text:s text:c="12"/>self.x = -3 #공을 왼쪽으로 돌린다. </text:p>
      <text:p text:style-name="P2"><text:s text:c="8"/>if self.hit_paddle(pos) == True: #패들 판에 부딪히면 위로 튕겨올라가게</text:p>
      <text:p text:style-name="P2"><text:s text:c="12"/>self.y = -3 <text:s text:c="2"/># 공을 위로 올린다.</text:p>
      <text:p text:style-name="P2"/>
      <text:p text:style-name="P2">class Paddle:</text:p>
      <text:p text:style-name="P2"><text:s text:c="4"/>def __init__(self,canvas,color):</text:p>
      <text:p text:style-name="P2"><text:s text:c="8"/>self.canvas = canvas</text:p>
      <text:p text:style-name="P2"><text:s text:c="8"/>self.id = canvas.create_rectangle(0,0,100,10,fill=color) # 패들의 높이와 넓이 그리고 색깔</text:p>
      <text:p text:style-name="P2"><text:soft-page-break/><text:s text:c="8"/>self.canvas.move(self.id, 200, 300) # 패들 사각형을 200,300 에 위치 </text:p>
      <text:p text:style-name="P2"><text:s text:c="8"/>self.x = 0 #패들이 처음 시작할때 움직이지 않게 0으로 설정</text:p>
      <text:p text:style-name="P2"><text:s text:c="8"/>self.canvas_width = self.canvas.winfo_width() #캔버스의 넓이를 반환한다. 캔버스 밖으로 패들이 나가지 않도록</text:p>
      <text:p text:style-name="P2"><text:s text:c="8"/>self.canvas.bind_all('&lt;KeyPress-Left&gt;',self.turn_left) <text:s/># 왼쪽 화살표 키를 '&lt;KeyPress-Left&gt;' <text:s/>라는 이름로 바인딩</text:p>
      <text:p text:style-name="P2"><text:s text:c="8"/>self.canvas.bind_all('&lt;KeyPress-Right&gt;',self.turn_right) # 오른쪽도 마찬가지로 바인딩한다.</text:p>
      <text:p text:style-name="P2"/>
      <text:p text:style-name="P2"><text:s text:c="4"/>def draw(self): </text:p>
      <text:p text:style-name="P2"><text:s text:c="8"/>self.canvas.move(self.id, self.x, 0) #시작할때 패들이 위아래로 움직이지 않도록 0 으로 설정</text:p>
      <text:p text:style-name="P2"><text:s text:c="8"/>pos = self.canvas.coords(self.id)</text:p>
      <text:p text:style-name="P2"><text:s text:c="8"/>print(pos)</text:p>
      <text:p text:style-name="P2"><text:s text:c="8"/>if pos[0] &lt;= 0: <text:s/>#공의 서쪽이 가리키는 좌표가 0보다 작으면 공이 화면 왼쪽으로 나가버리므로 </text:p>
      <text:p text:style-name="P2"><text:s text:c="12"/>self.x = 0 # 패들을 멈춰버린다. </text:p>
      <text:p text:style-name="P2"><text:s text:c="8"/>elif pos[2] &gt;= self.canvas_width: #공의 동쪽이 캔버스의 넓이 보다 크면 공이 화면 오른쪽으로 나가버리므로 </text:p>
      <text:p text:style-name="P2"><text:s text:c="12"/>self.x = 0 # 패들을 멈춰버린다</text:p>
      <text:p text:style-name="P2"/>
      <text:p text:style-name="P2">#패들이 화면의 끝에 부딪히면 공처럼 튕기는게 아니라 움직임이 멈춰야한다.</text:p>
      <text:p text:style-name="P2">#그래서 왼쪽 x 좌표(pos[0]) 가 0 과 같거나 작으면 self.x = 0 처럼 x 변수에 0 을</text:p>
      <text:p text:style-name="P2">#설정한다. <text:s/>같은 방법으로 오른쪽 x 좌표(pos[2]) 가 캔버스의 폭과 같거나 크면 </text:p>
      <text:p text:style-name="P2">#self.x = 0 처럼 변수에 0 을 설정한다. </text:p>
      <text:p text:style-name="P2"/>
      <text:p text:style-name="P2"><text:s text:c="4"/>def turn_left(self,evt): <text:s/># 패들의 방향을 전환하는 함수 </text:p>
      <text:p text:style-name="P2"><text:s text:c="8"/>self.x = -3</text:p>
      <text:p text:style-name="P2"/>
      <text:p text:style-name="P2"><text:s text:c="4"/>def turn_right(self,evt):</text:p>
      <text:p text:style-name="P2"><text:s text:c="8"/>self.x = 3</text:p>
      <text:p text:style-name="P2"/>
      <text:p text:style-name="P2">tk = Tk() <text:s text:c="6"/># tk 를 인스턴스화 한다.</text:p>
      <text:p text:style-name="P2">tk.title("Game") <text:s/># tk 객체의 title 메소드(함수)로 게임창에 제목을 부여한다.</text:p>
      <text:p text:style-name="P2">tk.resizable(0, 0) # 게임창의 크기는 가로나 세로로 변경될수 없다라고 말하는것이다.</text:p>
      <text:p text:style-name="P2">tk.wm_attributes("-topmost", 1) <text:s/>#다른 모든 창들 앞에 캔버스를 가진 창이 위치할것을 tkinter 에게 알려준다. </text:p>
      <text:p text:style-name="P2"/>
      <text:p text:style-name="P2">canvas = Canvas(tk, width=500, height=400, bd=0, highlightthickness=0)</text:p>
      <text:p text:style-name="P2"># bg=0,highlightthickness=0 은 캔버스 외곽에 둘러싼 </text:p>
      <text:p text:style-name="P2"># 외곽선이 없도록 하는것이다. (게임화면이 좀더 좋게)</text:p>
      <text:p text:style-name="P2"/>
      <text:p text:style-name="P2">canvas.pack() # 앞의 코드에서 전달된 폭과 높이는 매개변수에 따라 크기를 맞추라고 캔버스에에 말해준다. <text:s text:c="5"/></text:p>
      <text:p text:style-name="P2">tk.update() <text:s/># tkinter 에게 게임에서의 애니메이션을 위해 자신을 초기화하라고 알려주는것이다.</text:p>
      <text:p text:style-name="P2">paddle = Paddle(canvas,'blue')</text:p>
      <text:p text:style-name="P2">ball = Ball(canvas, paddle, 'red')</text:p>
      <text:p text:style-name="P2">start = False</text:p>
      <text:p text:style-name="P2">#공을 약간 움직이고 새로운 위치로 화면을 다시 그리며, 잠깐 잠들었다가 다시 시작해 ! "</text:p>
      <text:p text:style-name="P2">while 1:</text:p>
      <text:p text:style-name="P2"><text:s text:c="4"/>if ball.hit_bottom == False:</text:p>
      <text:p text:style-name="P2"><text:s text:c="8"/>ball.draw()</text:p>
      <text:p text:style-name="P2"><text:s text:c="8"/>paddle.draw()</text:p>
      <text:p text:style-name="P2"><text:s text:c="4"/>tk.update_idletasks() <text:s/># 우리가 창을 닫으라고 할때까지 계속해서 tkinter 에게 화면을 그려라 !</text:p>
      <text:p text:style-name="P2"><text:s text:c="4"/>tk.update() <text:s/># tkinter 에게 게임에서의 애니메이션을 위해 자신을 초기화하라고 알려주는것이다.</text:p>
      <text:p text:style-name="P2"><text:s text:c="4"/>time.sleep(0.01) # 무한 루프중에 100분의 1초마다 잠들어라 </text:p>
      <text:p text:style-name="P2">-------------------------------------------------------------------------------------------------------</text:p>
      <text:p text:style-name="P2"/>
      <text:p text:style-name="P2"/>
      <text:p text:style-name="P2">★ 파이썬으로 ping pong게임 구현</text:p>
      <text:p text:style-name="P2"/>
      <text:p text:style-name="P2"><text:tab/>"tkinter 라는 모듈을 사용해서 구현"</text:p>
      <text:p text:style-name="P2"/>
      <text:p text:style-name="P2"><text:soft-page-break/><text:tab/>* ping pong 게임을 하려면 필요한게 무엇인가 ?</text:p>
      <text:p text:style-name="P2"/>
      <text:p text:style-name="P2"><text:tab/><text:tab/>1. 캔버스(canvas) ---&gt; 게임 바탕</text:p>
      <text:p text:style-name="P2"><text:tab/><text:tab/>2. 공(ball) 클래스</text:p>
      <text:p text:style-name="P2"><text:tab/><text:tab/><text:tab/>- init 함수 : 공의 색깔과 크기를 설정, 캔버스에서의 공의 시작위치를 설정</text:p>
      <text:p text:style-name="P2"><text:tab/><text:tab/><text:tab/>- 공을 움직이게 하는 함수 : 공이 캔버스 밖으로 안나가게 하는 코드 구현</text:p>
      <text:p text:style-name="P2"><text:tab/><text:tab/><text:tab/>- 패들에 공이 부딪히면 공이 튀기게 하는 함수</text:p>
      <text:p text:style-name="P2"><text:tab/><text:tab/>3. 패들(paddle) 클래스</text:p>
      <text:p text:style-name="P2"><text:tab/><text:tab/><text:tab/>- init 함수 : 패들의 색깔과 크기를 설정.</text:p>
      <text:p text:style-name="P2"><text:tab/><text:tab/><text:tab/><text:tab/> <text:s text:c="5"/>캔버스에서의 패들의 시작위치를 설정</text:p>
      <text:p text:style-name="P2"><text:tab/><text:tab/><text:tab/>- 패들을 움직이게 하는 함수 :</text:p>
      <text:p text:style-name="P2"><text:tab/><text:tab/><text:tab/><text:tab/>패들이 캔버스 밖으로 안나가게 하는 코드 구현</text:p>
      <text:p text:style-name="P2"><text:tab/><text:tab/><text:tab/>- 왼쪽으로 패들을 움직이게 하는 함수</text:p>
      <text:p text:style-name="P2"><text:tab/><text:tab/><text:tab/>- 오른쪽으로 패들을 움직이게 하는 함수</text:p>
      <text:p text:style-name="P2"/>
      <text:p text:style-name="P2"/>
      <text:p text:style-name="P2"/>
      <text:p text:style-name="P2">문제 407. 캔버스를 그리시오 !<text:bookmark text:name="문제407"/></text:p>
      <text:p text:style-name="P2"/>
      <text:p text:style-name="P2"><text:tab/>from tkinter import * </text:p>
      <text:p text:style-name="P2"><text:tab/>import random</text:p>
      <text:p text:style-name="P2"><text:tab/>import time</text:p>
      <text:p text:style-name="P2"><text:tab/></text:p>
      <text:p text:style-name="P2"><text:tab/>tk = Tk() <text:s text:c="5"/><text:tab/><text:tab/><text:tab/># 1. tk 를 인스턴스화 한다.</text:p>
      <text:p text:style-name="P2"><text:tab/>tk.title("Game") <text:s/><text:tab/><text:tab/># 2. tk 객체의 title 메소드(함수)로 게임창에 제목을 부여한다.</text:p>
      <text:p text:style-name="P2"><text:tab/>tk.resizable(0, 0) <text:tab/><text:tab/># 3. 게임창의 크기는 가로나 세로로 변경될수 없다라고 말하는것이다. </text:p>
      <text:p text:style-name="P2"><text:tab/>tk.wm_attributes("-topmost", 1) # 4. 다른 모든 창들 앞에 캔버스를 가진 창이 위치할것을 tkinter에게 알려준다</text:p>
      <text:p text:style-name="P2"><text:tab/>canvas = Canvas(tk, width=500, height=500, bd=0, highlightthickness=0) </text:p>
      <text:p text:style-name="P2"><text:tab/><text:tab/><text:tab/><text:tab/><text:tab/># bg=0,highlightthickness=0 은 캔버스 외곽에 둘러싼 </text:p>
      <text:p text:style-name="P2"><text:tab/><text:tab/><text:tab/><text:tab/><text:tab/># 외곽선이 없도록 하는것이다. (게임화면이 좀더 좋게)</text:p>
      <text:p text:style-name="P2"><text:tab/>canvas.pack() <text:s text:c="6"/><text:tab/><text:tab/># 앞의 코드에서 전달된 폭과 높이는 매개변수에 따라 크기를 맞추라고 캔버스에<text:tab/><text:tab/><text:tab/><text:tab/><text:tab/><text:tab/># 에 말준다.</text:p>
      <text:p text:style-name="P2"/>
      <text:p text:style-name="P2"><text:tab/>tk.update() <text:s text:c="2"/><text:tab/><text:tab/><text:tab/># tkinter 에게 게임에서의 애니메이션을 위해 자신을 초기화하라고 알려주는것<text:tab/><text:tab/><text:tab/><text:tab/><text:tab/><text:tab/># 이다.</text:p>
      <text:p text:style-name="P2"><text:tab/><text:tab/><text:tab/><text:tab/><text:tab/># 창이 바로 꺼지는것을 막을려면 ? <text:s text:c="2"/>mainloop() 라 불리는 애니메이션 루프를 <text:tab/><text:tab/><text:tab/><text:tab/><text:tab/><text:tab/># 추가해야 한다.</text:p>
      <text:p text:style-name="P2"><text:tab/>tk.mainloop()</text:p>
      <text:p text:style-name="P2"><text:s/></text:p>
      <text:p text:style-name="P2"/>
      <text:p text:style-name="P2"/>
      <text:p text:style-name="P2">문제 408. 캔버스위에 ball을 올려놓기 위해 ball클래스를 생성하시오 !</text:p>
      <text:p text:style-name="P2"/>
      <text:p text:style-name="P2"><text:tab/>from tkinter import * </text:p>
      <text:p text:style-name="P2"><text:tab/>import random</text:p>
      <text:p text:style-name="P2"><text:tab/>import time</text:p>
      <text:p text:style-name="P2"><text:tab/></text:p>
      <text:p text:style-name="P2"><text:tab/>class Ball:</text:p>
      <text:p text:style-name="P2"><text:tab/> <text:s text:c="3"/>def __init__(self, canvas, color):</text:p>
      <text:p text:style-name="P2"><text:tab/> <text:s text:c="7"/>self.canvas = canvas</text:p>
      <text:p text:style-name="P2"><text:tab/> <text:s text:c="7"/>self.id = canvas.create_oval(10, 10, 25, 25, fill=color) #공 좌표 및 색깔(oval : object 형태 타입)</text:p>
      <text:p text:style-name="P2"><text:tab/> <text:s text:c="30"/># <text:s text:c="7"/>↑ <text:s text:c="2"/>↑ <text:s/>↑ <text:s text:c="3"/>↑</text:p>
      <text:p text:style-name="P2"><text:tab/> <text:s text:c="5"/>#좌측상단 <text:s/>구석에서 시작하는 <text:s/>x <text:s/>y <text:s text:c="2"/>우측 상단 구석에서 시작하는 x y</text:p>
      <text:p text:style-name="P2"><text:tab/> <text:s text:c="7"/>self.canvas.move(self.id, 245, 100) #공을 캔버스 중앙으로 이동</text:p>
      <text:p text:style-name="P2"><text:tab/> <text:s text:c="3"/>def draw(self):</text:p>
      <text:p text:style-name="P2"><text:tab/> <text:s text:c="7"/>pass</text:p>
      <text:p text:style-name="P2"><text:soft-page-break/><text:tab/> <text:s text:c="3"/></text:p>
      <text:p text:style-name="P2"><text:tab/>tk = Tk() <text:s text:c="4"/></text:p>
      <text:p text:style-name="P2"><text:tab/>tk.title("Game")</text:p>
      <text:p text:style-name="P2"><text:tab/>tk.resizable(0, 0) </text:p>
      <text:p text:style-name="P2"><text:tab/>tk.wm_attributes("-topmost", 1) </text:p>
      <text:p text:style-name="P2"><text:tab/>canvas = Canvas(tk, width=500, height=500, bd=0, highlightthickness=0) </text:p>
      <text:p text:style-name="P2"><text:tab/></text:p>
      <text:p text:style-name="P2"><text:tab/>canvas.pack() <text:s text:c="71"/></text:p>
      <text:p text:style-name="P2"><text:tab/>tk.update() <text:s text:c="2"/></text:p>
      <text:p text:style-name="P2"><text:tab/></text:p>
      <text:p text:style-name="P2"><text:tab/>ball = Ball(canvas,'red')</text:p>
      <text:p text:style-name="P2"><text:tab/>while 1:</text:p>
      <text:p text:style-name="P2"><text:tab/> <text:s text:c="3"/>tk.update_idletasks() <text:s text:c="2"/># 우리가 창을 닫으라고 할때까지 계속해서 tkinter 에게 화면을 그리고 </text:p>
      <text:p text:style-name="P2"><text:tab/> <text:s text:c="3"/>tk.update() </text:p>
      <text:p text:style-name="P2"><text:tab/> <text:s text:c="3"/>time.sleep(0.01)</text:p>
      <text:p text:style-name="P2"/>
      <text:p text:style-name="P2"/>
      <text:p text:style-name="P2"/>
      <text:p text:style-name="P2">문제 409. 캔버스를 검정색으로 하고 공을 하얀색으로 변경하시오 !</text:p>
      <text:p text:style-name="P2"/>
      <text:p text:style-name="P2"><text:tab/>from tkinter import * </text:p>
      <text:p text:style-name="P2"><text:tab/>import random</text:p>
      <text:p text:style-name="P2"><text:tab/>import time</text:p>
      <text:p text:style-name="P2"><text:tab/></text:p>
      <text:p text:style-name="P2"><text:tab/>class Ball:</text:p>
      <text:p text:style-name="P2"><text:tab/> <text:s text:c="3"/>def __init__(self, canvas, color):</text:p>
      <text:p text:style-name="P2"><text:tab/> <text:s text:c="7"/>self.canvas = canvas</text:p>
      <text:p text:style-name="P2"><text:tab/> <text:s text:c="7"/>self.id = canvas.create_oval(10, 10, 25, 25, fill=color) #공 좌표 및 색깔(oval : object 형태 타입)</text:p>
      <text:p text:style-name="P2"><text:tab/> <text:s text:c="30"/># <text:s text:c="7"/>↑ <text:s text:c="2"/>↑ <text:s/>↑ <text:s text:c="3"/>↑</text:p>
      <text:p text:style-name="P2"><text:tab/> <text:s text:c="5"/>#좌측상단 <text:s/>구석에서 시작하는 <text:s/>x <text:s/>y <text:s text:c="2"/>우측 상단 구석에서 시작하는 x y</text:p>
      <text:p text:style-name="P2"><text:tab/> <text:s text:c="7"/>self.canvas.move(self.id, 245, 100) #공을 캔버스 중앙으로 이동</text:p>
      <text:p text:style-name="P2"><text:tab/> <text:s text:c="3"/>def draw(self):</text:p>
      <text:p text:style-name="P2"><text:tab/> <text:s text:c="7"/>pass</text:p>
      <text:p text:style-name="P2"><text:tab/> <text:s text:c="3"/></text:p>
      <text:p text:style-name="P2"><text:tab/>tk = Tk() <text:s text:c="4"/></text:p>
      <text:p text:style-name="P2"><text:tab/>tk.title("Game")</text:p>
      <text:p text:style-name="P2"><text:tab/>tk.resizable(0, 0) </text:p>
      <text:p text:style-name="P2"><text:tab/>tk.wm_attributes("-topmost", 1) </text:p>
      <text:p text:style-name="P2"><text:tab/>canvas = Canvas(tk, width=500, height=500, bd=0, highlightthickness=0) </text:p>
      <text:p text:style-name="P2"><text:tab/></text:p>
      <text:p text:style-name="P2"><text:tab/>canvas.configure(background='black')</text:p>
      <text:p text:style-name="P2"><text:tab/>canvas.pack() <text:s text:c="71"/></text:p>
      <text:p text:style-name="P2"><text:tab/>tk.update() <text:s text:c="2"/></text:p>
      <text:p text:style-name="P2"><text:tab/></text:p>
      <text:p text:style-name="P2"><text:tab/>ball = Ball(canvas,'white')</text:p>
      <text:p text:style-name="P2"><text:tab/>while 1:</text:p>
      <text:p text:style-name="P2"><text:tab/> <text:s text:c="3"/>tk.update_idletasks() <text:s text:c="2"/># 우리가 창을 닫으라고 할때까지 계속해서 tkinter 에게 화면을 그리고 </text:p>
      <text:p text:style-name="P2"><text:tab/> <text:s text:c="3"/>tk.update() </text:p>
      <text:p text:style-name="P2"><text:tab/> <text:s text:c="3"/>time.sleep(0.01) <text:s text:c="3"/># 100분의 1초마다 잠들어라 ! </text:p>
      <text:p text:style-name="P2"/>
      <text:p text:style-name="P2"/>
      <text:p text:style-name="P2"/>
      <text:p text:style-name="P2">문제 410. 캔버스의 공의 첫 시작위치가 천정 위가 되게 하시오 !</text:p>
      <text:p text:style-name="P2"/>
      <text:p text:style-name="P2"><text:tab/>from tkinter import * </text:p>
      <text:p text:style-name="P2"><text:tab/>import random</text:p>
      <text:p text:style-name="P2"><text:tab/>import time</text:p>
      <text:p text:style-name="P2"><text:tab/></text:p>
      <text:p text:style-name="P2"><text:soft-page-break/><text:tab/>class Ball:</text:p>
      <text:p text:style-name="P2"><text:tab/> <text:s text:c="3"/>def __init__(self, canvas, color):</text:p>
      <text:p text:style-name="P2"><text:tab/> <text:s text:c="7"/>self.canvas = canvas</text:p>
      <text:p text:style-name="P2"><text:tab/> <text:s text:c="7"/>self.id = canvas.create_oval(10, 10, 25, 25, fill=color) #공 좌표 및 색깔(oval : object 형태 타입)</text:p>
      <text:p text:style-name="P2"><text:tab/> <text:s text:c="30"/># <text:s text:c="7"/>↑ <text:s text:c="2"/>↑ <text:s/>↑ <text:s text:c="3"/>↑</text:p>
      <text:p text:style-name="P2"><text:tab/> <text:s text:c="5"/>#좌측상단 <text:s/>구석에서 시작하는 <text:s/>x <text:s/>y <text:s text:c="2"/>우측 상단 구석에서 시작하는 x y</text:p>
      <text:p text:style-name="P2"><text:tab/> <text:s text:c="7"/>self.canvas.move(self.id, 245, 0) #공을 캔버스 중앙으로 이동</text:p>
      <text:p text:style-name="P2"><text:tab/> <text:s text:c="3"/>def draw(self):</text:p>
      <text:p text:style-name="P2"><text:tab/> <text:s text:c="7"/>pass</text:p>
      <text:p text:style-name="P2"><text:tab/> <text:s text:c="3"/></text:p>
      <text:p text:style-name="P2"><text:tab/>tk = Tk() <text:s text:c="4"/></text:p>
      <text:p text:style-name="P2"><text:tab/>tk.title("Game")</text:p>
      <text:p text:style-name="P2"><text:tab/>tk.resizable(0, 0) </text:p>
      <text:p text:style-name="P2"><text:tab/>tk.wm_attributes("-topmost", 1) </text:p>
      <text:p text:style-name="P2"><text:tab/>canvas = Canvas(tk, width=500, height=500, bd=0, highlightthickness=0) </text:p>
      <text:p text:style-name="P2"><text:tab/></text:p>
      <text:p text:style-name="P2"><text:tab/>canvas.configure(background='black')</text:p>
      <text:p text:style-name="P2"><text:tab/>canvas.pack() <text:s text:c="71"/></text:p>
      <text:p text:style-name="P2"><text:tab/>tk.update() <text:s text:c="2"/></text:p>
      <text:p text:style-name="P2"><text:tab/></text:p>
      <text:p text:style-name="P2"><text:tab/>ball = Ball(canvas,'white')</text:p>
      <text:p text:style-name="P2"><text:tab/>while 1:</text:p>
      <text:p text:style-name="P2"><text:tab/> <text:s text:c="3"/>tk.update_idletasks() <text:s text:c="2"/># 우리가 창을 닫으라고 할때까지 계속해서 tkinter 에게 화면을 그리고 </text:p>
      <text:p text:style-name="P2"><text:tab/> <text:s text:c="3"/>tk.update() </text:p>
      <text:p text:style-name="P2"><text:tab/> <text:s text:c="3"/>time.sleep(0.01) <text:s text:c="3"/># 100분의 1초마다 잠들어라 ! </text:p>
      <text:p text:style-name="P2"/>
      <text:p text:style-name="P2"/>
      <text:p text:style-name="P2"/>
      <text:p text:style-name="P2"/>
      <text:p text:style-name="P2">문제 411. 공이 키보드의 방향키로 움직어지게 하려면?</text:p>
      <text:p text:style-name="P2"/>
      <text:p text:style-name="P2">관련코드 : <text:s/>self.canvas.move( self.id, self.x, <text:s/>self.y) </text:p>
      <text:p text:style-name="P2"><text:s text:c="32"/>↓ <text:s text:c="6"/>↓ <text:s text:c="7"/>↓</text:p>
      <text:p text:style-name="P2"><text:s text:c="32"/>공 <text:s text:c="3"/>공의 x 방향 <text:s/>공의 y 방향</text:p>
      <text:p text:style-name="P2"><text:s text:c="39"/>(좌, 우) <text:s text:c="4"/>(위 아래)</text:p>
      <text:p text:style-name="P2"/>
      <text:p text:style-name="P2"><text:s text:c="16"/>키보드 방향키와 공을 움직이는 함수를 매칭시켜준다.</text:p>
      <text:p text:style-name="P2"/>
      <text:p text:style-name="P2"><text:s/>self.canvas.bind_all('&lt;KeyPress-Left&gt;', self.turn_left)</text:p>
      <text:p text:style-name="P2"><text:s/># 키보드 방향키 &lt;- 를 누르면 turn_left 함수가 실행되게해라 !</text:p>
      <text:p text:style-name="P2"/>
      <text:p text:style-name="P2"><text:s/>self.canvas.bind_all('&lt;KeyPress-Right&gt;', self.turn_right)</text:p>
      <text:p text:style-name="P2"><text:s/># 키보드 방향키 -&gt; 를 누르면 turn_right 함수가 실행되게해라 !</text:p>
      <text:p text:style-name="P2"/>
      <text:p text:style-name="P2"/>
      <text:p text:style-name="P2"><text:s/>def <text:s/>turn_left(self, evt ):</text:p>
      <text:p text:style-name="P2"><text:s text:c="5"/>self.x = -9</text:p>
      <text:p text:style-name="P2"/>
      <text:p text:style-name="P2"><text:s/>def <text:s/>turn_right(self, evt):</text:p>
      <text:p text:style-name="P2"><text:s text:c="5"/>self.y = 9</text:p>
      <text:p text:style-name="P2"/>
      <text:p text:style-name="P2"/>
      <text:p text:style-name="P2"><text:tab/>from tkinter import * </text:p>
      <text:p text:style-name="P2"><text:tab/>import random</text:p>
      <text:p text:style-name="P2"><text:tab/>import time</text:p>
      <text:p text:style-name="P2"><text:tab/></text:p>
      <text:p text:style-name="P2"><text:tab/>class Ball:</text:p>
      <text:p text:style-name="P2"><text:tab/> <text:s text:c="3"/>def __init__(self, canvas, color):</text:p>
      <text:p text:style-name="P2"><text:soft-page-break/><text:tab/> <text:s text:c="7"/>self.canvas = canvas</text:p>
      <text:p text:style-name="P2"><text:tab/> <text:s text:c="7"/>self.id = canvas.create_oval(10, 10, 25, 25, fill=color)</text:p>
      <text:p text:style-name="P2"><text:tab/> <text:s text:c="7"/>self.x=0</text:p>
      <text:p text:style-name="P2"><text:tab/> <text:s text:c="7"/>self.y=0</text:p>
      <text:p text:style-name="P2"><text:tab/> <text:s text:c="7"/>self.canvas.move(self.id, 245, 0)</text:p>
      <text:p text:style-name="P2"><text:tab/> <text:s text:c="7"/>self.canvas.bind_all('&lt;KeyPress-Left&gt;',self.turn_left)</text:p>
      <text:p text:style-name="P2"><text:tab/> <text:s text:c="7"/>self.canvas.bind_all('&lt;KeyPress-Right&gt;',self.turn_right)</text:p>
      <text:p text:style-name="P2"><text:tab/> <text:s text:c="7"/>self.canvas.bind_all('&lt;KeyPress-Up&gt;',self.turn_up)</text:p>
      <text:p text:style-name="P2"><text:tab/> <text:s text:c="7"/>self.canvas.bind_all('&lt;KeyPress-Down&gt;',self.turn_down)</text:p>
      <text:p text:style-name="P2"><text:tab/></text:p>
      <text:p text:style-name="P2"><text:tab/> <text:s text:c="3"/>def draw(self):</text:p>
      <text:p text:style-name="P2"><text:tab/> <text:s text:c="7"/>self.canvas.move( self.id, self.x, <text:s/>self.y)</text:p>
      <text:p text:style-name="P2"><text:tab/> <text:s text:c="7"/></text:p>
      <text:p text:style-name="P2"><text:tab/> <text:s text:c="3"/>def turn_left(self,evt):</text:p>
      <text:p text:style-name="P2"><text:tab/> <text:s text:c="7"/>self.x = -3</text:p>
      <text:p text:style-name="P2"><text:tab/></text:p>
      <text:p text:style-name="P2"><text:tab/> <text:s text:c="3"/>def turn_right(self,evt):</text:p>
      <text:p text:style-name="P2"><text:tab/> <text:s text:c="7"/>self.x = 3</text:p>
      <text:p text:style-name="P2"><text:tab/></text:p>
      <text:p text:style-name="P2"><text:tab/> <text:s text:c="3"/>def turn_up(self,evt):</text:p>
      <text:p text:style-name="P2"><text:tab/> <text:s text:c="7"/>self.y = -3</text:p>
      <text:p text:style-name="P2"><text:s text:c="8"/></text:p>
      <text:p text:style-name="P2"><text:tab/> <text:s text:c="3"/>def turn_down(self,evt):</text:p>
      <text:p text:style-name="P2"><text:tab/> <text:s text:c="7"/>self.y = 3</text:p>
      <text:p text:style-name="P2"><text:tab/> <text:s text:c="7"/>pass</text:p>
      <text:p text:style-name="P2"><text:tab/></text:p>
      <text:p text:style-name="P2"><text:tab/> <text:s text:c="3"/></text:p>
      <text:p text:style-name="P2"><text:tab/>tk = Tk() <text:s text:c="4"/></text:p>
      <text:p text:style-name="P2"><text:tab/>tk.title("Game")</text:p>
      <text:p text:style-name="P2"><text:tab/>tk.resizable(0, 0) </text:p>
      <text:p text:style-name="P2"><text:tab/>tk.wm_attributes("-topmost", 1) </text:p>
      <text:p text:style-name="P2"><text:tab/>canvas = Canvas(tk, width=500, height=500, bd=0, highlightthickness=0) </text:p>
      <text:p text:style-name="P2"><text:tab/></text:p>
      <text:p text:style-name="P2"><text:tab/>canvas.configure(background='black')</text:p>
      <text:p text:style-name="P2"><text:tab/>canvas.pack() <text:s text:c="71"/></text:p>
      <text:p text:style-name="P2"><text:tab/>tk.update() <text:s text:c="2"/></text:p>
      <text:p text:style-name="P2"><text:tab/></text:p>
      <text:p text:style-name="P2"><text:tab/>ball = Ball(canvas,'white')</text:p>
      <text:p text:style-name="P2"><text:tab/>while 1:</text:p>
      <text:p text:style-name="P2"><text:tab/> <text:s text:c="3"/>ball.draw()</text:p>
      <text:p text:style-name="P2"><text:tab/> <text:s text:c="3"/>tk.update_idletasks() <text:s text:c="2"/># 우리가 창을 닫으라고 할때까지 계속해서 tkinter 에게 화면을 그리고 </text:p>
      <text:p text:style-name="P2"><text:tab/> <text:s text:c="3"/>tk.update() </text:p>
      <text:p text:style-name="P2"><text:tab/> <text:s text:c="3"/>time.sleep(0.01) <text:s text:c="3"/># 100분의 1초마다 잠들어라 ! </text:p>
      <text:p text:style-name="P2"/>
      <text:p text:style-name="P2"/>
      <text:p text:style-name="P2"/>
      <text:p text:style-name="P2">문제 412. (오늘의 마지막 문제) 공이 아래로 떨어졌을 때 게임이 끝나는게 아니라 공이 다시 <text:s/>위로 올라가게 하시오 !</text:p>
      <text:p text:style-name="P2"/>
      <text:p text:style-name="P2"><text:tab/>from tkinter import *</text:p>
      <text:p text:style-name="P2"><text:tab/>import random</text:p>
      <text:p text:style-name="P2"><text:tab/>import time</text:p>
      <text:p text:style-name="P2"><text:tab/></text:p>
      <text:p text:style-name="P2"><text:tab/>class Ball:</text:p>
      <text:p text:style-name="P2"><text:tab/> <text:s text:c="3"/>def __init__(self, canvas, paddle, color):</text:p>
      <text:p text:style-name="P2"><text:tab/> <text:s text:c="7"/>self.canvas = canvas</text:p>
      <text:p text:style-name="P2"><text:tab/> <text:s text:c="7"/>self.paddle = paddle</text:p>
      <text:p text:style-name="P2"><text:tab/> <text:s text:c="7"/>self.id = canvas.create_oval(10, 10, 25, 25, fill=color)</text:p>
      <text:p text:style-name="P2"><text:tab/> <text:s text:c="7"/>canvas.configure(background='black') # 캔버스의 색깔을 검정색으로 하겠다.</text:p>
      <text:p text:style-name="P2"><text:soft-page-break/><text:tab/> <text:s text:c="7"/>self.canvas.move(self.id, 245, 100)</text:p>
      <text:p text:style-name="P2"><text:tab/> <text:s text:c="7"/>starts = [-3, -2, -1, 1, 2, 3]</text:p>
      <text:p text:style-name="P2"><text:tab/> <text:s text:c="7"/>random.shuffle(starts)</text:p>
      <text:p text:style-name="P2"><text:tab/> <text:s text:c="7"/>self.x = starts[0]</text:p>
      <text:p text:style-name="P2"><text:tab/> <text:s text:c="7"/>self.y = -3</text:p>
      <text:p text:style-name="P2"><text:tab/> <text:s text:c="7"/>self.canvas_height = self.canvas.winfo_height()</text:p>
      <text:p text:style-name="P2"><text:tab/> <text:s text:c="7"/>self.canvas_width = self.canvas.winfo_width()</text:p>
      <text:p text:style-name="P2"><text:tab/> <text:s text:c="7"/>self.hit_bottom = False # 바닥에 닿으면 게임 끝나는 코드를</text:p>
      <text:p text:style-name="P2"><text:tab/> <text:s text:c="31"/># 구현하기 위해서 쓰는 변수</text:p>
      <text:p text:style-name="P2"><text:tab/></text:p>
      <text:p text:style-name="P2"><text:tab/> <text:s text:c="3"/>def draw(self):</text:p>
      <text:p text:style-name="P2"><text:tab/> <text:s text:c="7"/>self.canvas.move(self.id, self.x, self.y)</text:p>
      <text:p text:style-name="P2"><text:tab/> <text:s text:c="7"/>pos = self.canvas.coords(self.id)</text:p>
      <text:p text:style-name="P2"><text:tab/> <text:s text:c="7"/>if pos[1] &lt;= 0:</text:p>
      <text:p text:style-name="P2"><text:tab/> <text:s text:c="11"/>self.y = 3</text:p>
      <text:p text:style-name="P2"><text:tab/> <text:s text:c="7"/>if pos[3] &gt;= self.canvas_height:</text:p>
      <text:p text:style-name="P2"><text:tab/> <text:s text:c="11"/>self.y = -3</text:p>
      <text:p text:style-name="P2"><text:tab/> <text:s text:c="7"/>if pos[0] &lt;= 0:</text:p>
      <text:p text:style-name="P2"><text:tab/> <text:s text:c="11"/>self.x = 3</text:p>
      <text:p text:style-name="P2"><text:tab/> <text:s text:c="7"/>if pos[2] &gt;= self.canvas_width:</text:p>
      <text:p text:style-name="P2"><text:tab/> <text:s text:c="11"/>self.x = -3</text:p>
      <text:p text:style-name="P2"><text:tab/> <text:s text:c="7"/>if self.hit_paddle(pos) == True:</text:p>
      <text:p text:style-name="P2"><text:tab/> <text:s text:c="11"/>self.y = -3</text:p>
      <text:p text:style-name="P2"><text:tab/></text:p>
      <text:p text:style-name="P2"><text:tab/> <text:s text:c="3"/>def hit_paddle(self,pos):</text:p>
      <text:p text:style-name="P2"><text:tab/> <text:s text:c="7"/>paddle_pos = self.canvas.coords(self.paddle.id)</text:p>
      <text:p text:style-name="P2"><text:tab/> <text:s text:c="7"/>if pos[2] &gt;= paddle_pos[0] and pos[0] &lt;= paddle_pos[2]:</text:p>
      <text:p text:style-name="P2"><text:tab/> <text:s text:c="11"/>if pos[3] &gt;= paddle_pos[1] and pos[1] &lt;= paddle_pos[3]:</text:p>
      <text:p text:style-name="P2"><text:tab/> <text:s text:c="15"/>return True</text:p>
      <text:p text:style-name="P2"><text:tab/> <text:s text:c="7"/>return False</text:p>
      <text:p text:style-name="P2"><text:tab/></text:p>
      <text:p text:style-name="P2"><text:tab/>class Paddle:</text:p>
      <text:p text:style-name="P2"><text:tab/> <text:s text:c="3"/>def __init__(self,canvas,color):</text:p>
      <text:p text:style-name="P2"><text:tab/> <text:s text:c="7"/>self.canvas = canvas</text:p>
      <text:p text:style-name="P2"><text:tab/> <text:s text:c="7"/>self.id = canvas.create_rectangle(0,0,100,10,fill=color)</text:p>
      <text:p text:style-name="P2"><text:tab/> <text:s text:c="7"/>self.canvas.move(self.id, 200, 400)</text:p>
      <text:p text:style-name="P2"><text:tab/> <text:s text:c="7"/>self.x = 0</text:p>
      <text:p text:style-name="P2"><text:tab/> <text:s text:c="7"/>self.y = 0</text:p>
      <text:p text:style-name="P2"><text:tab/> <text:s text:c="7"/>self.canvas_width = self.canvas.winfo_width()</text:p>
      <text:p text:style-name="P2"><text:tab/> <text:s text:c="7"/>self.canvas.bind_all('&lt;KeyPress-Left&gt;',self.turn_left)</text:p>
      <text:p text:style-name="P2"><text:tab/> <text:s text:c="7"/>self.canvas.bind_all('&lt;KeyPress-Right&gt;',self.turn_right)</text:p>
      <text:p text:style-name="P2"><text:tab/> <text:s text:c="7"/>self.canvas.bind_all('&lt;KeyPress-Up&gt;',self.turn_up)</text:p>
      <text:p text:style-name="P2"><text:tab/> <text:s text:c="7"/>self.canvas.bind_all('&lt;KeyPress-Down&gt;',self.turn_down)</text:p>
      <text:p text:style-name="P2"><text:tab/></text:p>
      <text:p text:style-name="P2"><text:tab/> <text:s text:c="3"/>def draw(self):</text:p>
      <text:p text:style-name="P2"><text:tab/> <text:s text:c="7"/>self.canvas.move(self.id, self.x, self.y)</text:p>
      <text:p text:style-name="P2"><text:tab/> <text:s text:c="7"/>pos = self.canvas.coords(self.id)</text:p>
      <text:p text:style-name="P2"><text:tab/> <text:s text:c="7"/>if pos[0] &lt;= 0:</text:p>
      <text:p text:style-name="P2"><text:tab/> <text:s text:c="11"/>self.x = 0</text:p>
      <text:p text:style-name="P2"><text:tab/> <text:s text:c="7"/>elif pos[2] &gt;= self.canvas_width:</text:p>
      <text:p text:style-name="P2"><text:tab/> <text:s text:c="11"/>self.x = 0</text:p>
      <text:p text:style-name="P2"><text:tab/></text:p>
      <text:p text:style-name="P2"><text:tab/> <text:s text:c="3"/>def turn_left(self,evt):</text:p>
      <text:p text:style-name="P2"><text:tab/> <text:s text:c="7"/>self.x = -9</text:p>
      <text:p text:style-name="P2"><text:tab/> <text:s text:c="7"/></text:p>
      <text:p text:style-name="P2"><text:tab/> <text:s text:c="3"/>def turn_right(self,evt):</text:p>
      <text:p text:style-name="P2"><text:tab/> <text:s text:c="7"/>self.x = 9</text:p>
      <text:p text:style-name="P2"><text:tab/></text:p>
      <text:p text:style-name="P2"><text:tab/> <text:s text:c="3"/>def turn_up(self,evt):</text:p>
      <text:p text:style-name="P2"><text:soft-page-break/><text:tab/> <text:s text:c="7"/>self.y = -9</text:p>
      <text:p text:style-name="P2"><text:tab/></text:p>
      <text:p text:style-name="P2"><text:tab/> <text:s text:c="3"/>def turn_down(self,evt):</text:p>
      <text:p text:style-name="P2"><text:tab/> <text:s text:c="7"/>self.y = 9</text:p>
      <text:p text:style-name="P2"><text:tab/></text:p>
      <text:p text:style-name="P2"><text:tab/>tk = Tk()</text:p>
      <text:p text:style-name="P2"><text:tab/>tk.title("Game")</text:p>
      <text:p text:style-name="P2"><text:tab/>tk.resizable(0, 0)</text:p>
      <text:p text:style-name="P2"><text:tab/>tk.wm_attributes("-topmost", 1)</text:p>
      <text:p text:style-name="P2"><text:tab/>canvas = Canvas(tk, width=600, height=500, bd=0, highlightthickness=0)</text:p>
      <text:p text:style-name="P2"><text:tab/>canvas.pack()</text:p>
      <text:p text:style-name="P2"><text:tab/>tk.update()</text:p>
      <text:p text:style-name="P2"><text:tab/>paddle = Paddle(canvas,'white')</text:p>
      <text:p text:style-name="P2"><text:tab/>ball = Ball(canvas, paddle, 'white')</text:p>
      <text:p text:style-name="P2"><text:tab/></text:p>
      <text:p text:style-name="P2"><text:tab/>while 1:</text:p>
      <text:p text:style-name="P2"><text:tab/> <text:s text:c="3"/>ball.draw()</text:p>
      <text:p text:style-name="P2"><text:tab/> <text:s text:c="3"/>paddle.draw()</text:p>
      <text:p text:style-name="P2"><text:tab/> <text:s text:c="3"/>tk.update_idletasks()</text:p>
      <text:p text:style-name="P2"><text:tab/> <text:s text:c="3"/>tk.update()</text:p>
      <text:p text:style-name="P2"><text:tab/> <text:s text:c="3"/>time.sleep(0.02)</text:p>
      <text:p text:style-name="P8">문제 414.<text:bookmark text:name="문제 414"/> (탐욕 알고리즘)탐욕 알고리즘을 이용하여 금액과 화폐가 주어졌을 때 가장 적은 화폐로 지불하시오 !</text:p>
      <text:p text:style-name="P2"/>
      <text:p text:style-name="P2"><text:tab/>"탐욕 알고리즘이 어떤 알고리즘이냐면, 매 순간마다 최선의 선택하는것 입니다. </text:p>
      <text:p text:style-name="P2"><text:tab/> 즉, 선택할때마다 가장 좋다고 생각되는 것을 선택해나가며 </text:p>
      <text:p text:style-name="P2"><text:tab/> 최종적인 해답을 구하는 알고리즘 입니다. </text:p>
      <text:p text:style-name="P2"><text:tab/> 이 알고리즘을 설계할 때 유의할 점은 전체를 고려하는게 아니라 문제를 부분적으로 나누어, 나누어진 </text:p>
      <text:p text:style-name="P2"><text:tab/> 문제에 대한 최적의 <text:s/>해답을 구하므로 전체적인 최적의 해가 될 수 있는 경우가 존재합니다. "</text:p>
      <text:p text:style-name="P2"><text:tab/> <text:s/>최단 거리 알고리즘 구현하기 위해서 필요한 알고리즘이</text:p>
      <text:p text:style-name="P2"><text:tab/> <text:s text:c="15"/>"탐욕(greedy) 알고리즘 "</text:p>
      <text:p text:style-name="P2"/>
      <text:p text:style-name="P2"><text:tab/>액수 입력: 362</text:p>
      <text:p text:style-name="P2"><text:tab/></text:p>
      <text:p text:style-name="P2"><text:tab/>화폐단위를 입력하세요 : 1 50 100</text:p>
      <text:p text:style-name="P2"><text:tab/></text:p>
      <text:p text:style-name="P2"><text:tab/>결과 :</text:p>
      <text:p text:style-name="P2"><text:tab/>100원 :3개</text:p>
      <text:p text:style-name="P2"><text:tab/>50원 : 1개</text:p>
      <text:p text:style-name="P2"><text:tab/>1원 : 12개 </text:p>
      <text:p text:style-name="P2"><text:tab/></text:p>
      <text:p text:style-name="P2"><text:tab/></text:p>
      <text:p text:style-name="P2"><text:tab/>참고 스크립트 :</text:p>
      <text:p text:style-name="P2"><text:tab/></text:p>
      <text:p text:style-name="P2"><text:tab/>money = int(input('액수입력 : '))</text:p>
      <text:p text:style-name="P2"><text:tab/>cash_type = [int(x) for x in input('화폐단위를 입력하세요 : ').split(' ')]</text:p>
      <text:p text:style-name="P2"><text:tab/>res = coinGreedy(money,cash_type)</text:p>
      <text:p text:style-name="P2"><text:tab/>for key in res:</text:p>
      <text:p text:style-name="P2"><text:tab/> <text:s text:c="3"/>print('{0}원 : {1}개'.format(key,res[key]))</text:p>
      <text:p text:style-name="P2"><text:tab/></text:p>
      <text:p text:style-name="P2"><text:tab/></text:p>
      <text:p text:style-name="P2"><text:tab/><text:tab/>답 : </text:p>
      <text:p text:style-name="P2"><text:tab/></text:p>
      <text:p text:style-name="P2"><text:tab/><text:tab/><text:tab/>def greedy():</text:p>
      <text:p text:style-name="P2"><text:tab/><text:tab/><text:tab/> <text:s text:c="3"/>money = int(input('액수입력 : '))</text:p>
      <text:p text:style-name="P2"><text:tab/><text:tab/><text:tab/> <text:s text:c="3"/>cash_type = [int(x) for x in input('화폐단위를 입력하세요 : ').split(' ')]</text:p>
      <text:p text:style-name="P2"><text:tab/><text:tab/><text:tab/> <text:s text:c="3"/>cash_type.sort(reverse = True)</text:p>
      <text:p text:style-name="P2"><text:tab/><text:tab/><text:tab/> <text:s text:c="3"/>for cash in cash_type:</text:p>
      <text:p text:style-name="P2"><text:tab/><text:tab/><text:tab/> <text:s text:c="7"/>x = int((money - (money%cash))/cash)</text:p>
      <text:p text:style-name="P2"><text:tab/><text:tab/><text:tab/> <text:s text:c="7"/>money = money - x*cash</text:p>
      <text:p text:style-name="P2"><text:tab/><text:tab/><text:tab/> <text:s text:c="7"/>print('%d원 : %d개'%(cash, x))</text:p>
      <text:p text:style-name="P2"><text:tab/><text:tab/></text:p>
      <text:p text:style-name="P2"><text:tab/><text:tab/><text:tab/>greedy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HY견고딕" svg:font-family="HY견고딕" style:font-family-generic="roman" style:font-pitch="variable"/>
    <style:font-face style:name="굴림체" svg:font-family="굴림체" style:font-family-generic="roma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HY견고딕1" svg:font-family="HY견고딕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굴림체1" svg:font-family="굴림체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11cm" style:writing-mode="lr-tb"/>
      <style:text-properties style:use-window-font-color="true" style:font-name="맑은 고딕" fo:font-size="10pt" fo:language="en" fo:country="US" style:letter-kerning="true" style:font-name-asian="바탕" style:font-size-asian="10pt" style:language-asian="ko" style:country-asian="KR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0" fo:widows="0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keep-with-next="always"/>
      <style:text-properties style:font-name="맑은 고딕" fo:font-size="14pt" style:font-size-asian="14pt" style:font-size-complex="14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keep-with-next="always"/>
      <style:text-properties style:font-name="맑은 고딕" style:font-name-asian="굴림체1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847cm" fo:margin-bottom="0cm" fo:line-height="115%" fo:text-align="start" style:justify-single-word="false" fo:keep-together="always" fo:orphans="2" fo:widows="2" text:number-lines="false" text:line-number="0"/>
      <style:text-properties fo:color="#365f91" fo:font-size="16pt" fo:font-weight="bold" style:letter-kerning="true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맑은 고딕" fo:font-size="9pt" style:font-size-asian="9pt" style:font-size-complex="9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75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411cm" fo:margin-right="0cm" fo:text-indent="0cm" style:auto-text-indent="false"/>
    </style:style>
    <style:style style:name="Default_20_Paragraph_20_Font" style:display-name="Default Paragraph Font" style:family="text"/>
    <style:style style:name="제목_20_1_20_Char" style:display-name="제목 1 Char" style:family="text" style:parent-style-name="Default_20_Paragraph_20_Font">
      <style:text-properties style:font-name="맑은 고딕" fo:font-size="14pt" style:font-size-asian="14pt" style:font-size-complex="14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풍선_20_도움말_20_텍스트_20_Char" style:display-name="풍선 도움말 텍스트 Char" style:family="text" style:parent-style-name="Default_20_Paragraph_20_Font">
      <style:text-properties style:font-name="맑은 고딕" fo:font-size="9pt" style:font-size-asian="9pt" style:font-size-complex="9pt"/>
    </style:style>
    <style:style style:name="머리글_20_Char" style:display-name="머리글 Char" style:family="text" style:parent-style-name="Default_20_Paragraph_20_Font"/>
    <style:style style:name="바닥글_20_Char" style:display-name="바닥글 Char" style:family="text" style:parent-style-name="Default_20_Paragraph_20_Font"/>
    <style:style style:name="제목_20_2_20_Char" style:display-name="제목 2 Char" style:family="text" style:parent-style-name="Default_20_Paragraph_20_Font">
      <style:text-properties style:font-name="맑은 고딕" style:font-name-asian="굴림체1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3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813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3.519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4.22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9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5.63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6.34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7.04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75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istrator</meta:initial-creator>
    <dc:creator>성호 정</dc:creator>
    <meta:editing-cycles>36</meta:editing-cycles>
    <meta:print-date>2018-11-15T08:01:00</meta:print-date>
    <meta:creation-date>2018-11-15T07:49:00</meta:creation-date>
    <dc:date>2018-12-14T18:15:12.28</dc:date>
    <meta:editing-duration>PT4H19M50S</meta:editing-duration>
    <meta:generator>OpenOffice/4.1.6$Win32 OpenOffice.org_project/416m1$Build-9790</meta:generator>
    <meta:document-statistic meta:table-count="0" meta:image-count="0" meta:object-count="0" meta:page-count="321" meta:paragraph-count="9146" meta:word-count="64706" meta:character-count="236762"/>
    <meta:user-defined meta:name="AppVersion">14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